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875cm"/>
    </style:style>
    <style:style style:name="co2" style:family="table-column">
      <style:table-column-properties fo:break-before="auto" style:column-width="2.034cm"/>
    </style:style>
    <style:style style:name="co3" style:family="table-column">
      <style:table-column-properties fo:break-before="auto" style:column-width="0.993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3.965cm"/>
    </style:style>
    <style:style style:name="co7" style:family="table-column">
      <style:table-column-properties fo:break-before="auto" style:column-width="4.41cm"/>
    </style:style>
    <style:style style:name="co8" style:family="table-column">
      <style:table-column-properties fo:break-before="auto" style:column-width="4.36cm"/>
    </style:style>
    <style:style style:name="co9" style:family="table-column">
      <style:table-column-properties fo:break-before="auto" style:column-width="2.678cm"/>
    </style:style>
    <style:style style:name="co10" style:family="table-column">
      <style:table-column-properties fo:break-before="auto" style:column-width="2.281cm"/>
    </style:style>
    <style:style style:name="co11" style:family="table-column">
      <style:table-column-properties fo:break-before="auto" style:column-width="3.371cm"/>
    </style:style>
    <style:style style:name="co12" style:family="table-column">
      <style:table-column-properties fo:break-before="auto" style:column-width="4.113cm"/>
    </style:style>
    <style:style style:name="co13" style:family="table-column">
      <style:table-column-properties fo:break-before="auto" style:column-width="3.313cm"/>
    </style:style>
    <style:style style:name="co14" style:family="table-column">
      <style:table-column-properties fo:break-before="auto" style:column-width="1.242cm"/>
    </style:style>
    <style:style style:name="co15" style:family="table-column">
      <style:table-column-properties fo:break-before="auto" style:column-width="2.231cm"/>
    </style:style>
    <style:style style:name="co16" style:family="table-column">
      <style:table-column-properties fo:break-before="auto" style:column-width="2.48cm"/>
    </style:style>
    <style:style style:name="co17" style:family="table-column">
      <style:table-column-properties fo:break-before="auto" style:column-width="2.071cm"/>
    </style:style>
    <style:style style:name="co18" style:family="table-column">
      <style:table-column-properties fo:break-before="auto" style:column-width="3.073cm"/>
    </style:style>
    <style:style style:name="co19" style:family="table-column">
      <style:table-column-properties fo:break-before="auto" style:column-width="3.321cm"/>
    </style:style>
    <style:style style:name="co20" style:family="table-column">
      <style:table-column-properties fo:break-before="auto" style:column-width="2.459cm"/>
    </style:style>
    <style:style style:name="co21" style:family="table-column">
      <style:table-column-properties fo:break-before="auto" style:column-width="3.223cm"/>
    </style:style>
    <style:style style:name="co22" style:family="table-column">
      <style:table-column-properties fo:break-before="auto" style:column-width="4.807cm"/>
    </style:style>
    <style:style style:name="co23" style:family="table-column">
      <style:table-column-properties fo:break-before="auto" style:column-width="1.836cm"/>
    </style:style>
    <style:style style:name="co24" style:family="table-column">
      <style:table-column-properties fo:break-before="auto" style:column-width="6.985cm"/>
    </style:style>
    <style:style style:name="co25" style:family="table-column">
      <style:table-column-properties fo:break-before="auto" style:column-width="11.419cm"/>
    </style:style>
    <style:style style:name="co26" style:family="table-column">
      <style:table-column-properties fo:break-before="auto" style:column-width="2.618cm"/>
    </style:style>
    <style:style style:name="co27" style:family="table-column">
      <style:table-column-properties fo:break-before="auto" style:column-width="3.246cm"/>
    </style:style>
    <style:style style:name="co28" style:family="table-column">
      <style:table-column-properties fo:break-before="auto" style:column-width="4.306cm"/>
    </style:style>
    <style:style style:name="co29" style:family="table-column">
      <style:table-column-properties fo:break-before="auto" style:column-width="4.621cm"/>
    </style:style>
    <style:style style:name="co30" style:family="table-column">
      <style:table-column-properties fo:break-before="auto" style:column-width="2.926cm"/>
    </style:style>
    <style:style style:name="co31" style:family="table-column">
      <style:table-column-properties fo:break-before="auto" style:column-width="5.329cm"/>
    </style:style>
    <style:style style:name="co32" style:family="table-column">
      <style:table-column-properties fo:break-before="auto" style:column-width="3.023cm"/>
    </style:style>
    <style:style style:name="co33" style:family="table-column">
      <style:table-column-properties fo:break-before="auto" style:column-width="2.974cm"/>
    </style:style>
    <style:style style:name="co34" style:family="table-column">
      <style:table-column-properties fo:break-before="auto" style:column-width="6.343cm"/>
    </style:style>
    <style:style style:name="co35" style:family="table-column">
      <style:table-column-properties fo:break-before="auto" style:column-width="2.258cm"/>
    </style:style>
    <style:style style:name="co36" style:family="table-column">
      <style:table-column-properties fo:break-before="auto" style:column-width="4.553cm"/>
    </style:style>
    <style:style style:name="co37" style:family="table-column">
      <style:table-column-properties fo:break-before="auto" style:column-width="2.963cm"/>
    </style:style>
    <style:style style:name="co38" style:family="table-column">
      <style:table-column-properties fo:break-before="auto" style:column-width="3.598cm"/>
    </style:style>
    <style:style style:name="co39" style:family="table-column">
      <style:table-column-properties fo:break-before="auto" style:column-width="3.775cm"/>
    </style:style>
    <style:style style:name="co40" style:family="table-column">
      <style:table-column-properties fo:break-before="auto" style:column-width="3.634cm"/>
    </style:style>
    <style:style style:name="co41" style:family="table-column">
      <style:table-column-properties fo:break-before="auto" style:column-width="3.667cm"/>
    </style:style>
    <style:style style:name="co42" style:family="table-column">
      <style:table-column-properties fo:break-before="auto" style:column-width="3.881cm"/>
    </style:style>
    <style:style style:name="co43" style:family="table-column">
      <style:table-column-properties fo:break-before="auto" style:column-width="4.233cm"/>
    </style:style>
    <style:style style:name="ro1" style:family="table-row">
      <style:table-row-properties style:row-height="0.538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PageStyle_5f_Empleado_5f_jefe">
      <style:table-properties table:display="true" style:writing-mode="lr-tb"/>
    </style:style>
    <style:style style:name="ta2" style:family="table" style:master-page-name="PageStyle_5f_Cuentas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Lugar">
      <style:table-properties table:display="true" style:writing-mode="lr-tb"/>
    </style:style>
    <style:style style:name="ta5" style:family="table" style:master-page-name="PageStyle_5f_Telefonos">
      <style:table-properties table:display="true" style:writing-mode="lr-tb"/>
    </style:style>
    <style:style style:name="ta6" style:family="table" style:master-page-name="PageStyle_5f_Nombres">
      <style:table-properties table:display="true" style:writing-mode="lr-tb"/>
    </style:style>
    <style:style style:name="ta7" style:family="table" style:master-page-name="PageStyle_5f_Hoja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14" style:family="table-cell" style:parent-style-name="Default">
      <style:table-cell-properties style:rotation-align="none" style:vertical-align="top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none" style:rotation-align="none" fo:border-top="0.06pt solid #000000"/>
    </style:style>
    <style:style style:name="ce20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style:rotation-align="none" style:vertical-align="top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rotation-align="none"/>
      <style:paragraph-properties fo:text-align="start" fo:margin-left="0cm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8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">
      <style:table-cell-properties style:rotation-align="none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style:rotation-align="none"/>
    </style:style>
    <style:style style:name="ce12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rotation-align="none"/>
      <style:paragraph-properties fo:text-align="end" fo:margin-left="0cm"/>
    </style:style>
    <style:style style:name="ce33" style:family="table-cell" style:parent-style-name="Default">
      <style:table-cell-properties style:text-align-source="fix" style:repeat-content="false" style:rotation-align="none" style:vertical-align="top"/>
      <style:paragraph-properties fo:text-align="end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style:rotation-align="none" fo:border-top="0.06pt solid #000000"/>
      <style:paragraph-properties fo:text-align="end" fo:margin-left="0cm"/>
    </style:style>
    <style:style style:name="ce35" style:family="table-cell" style:parent-style-name="Default">
      <style:table-cell-properties fo:border-bottom="none" fo:wrap-option="wrap" fo:border-left="none" fo:border-right="none" fo:border-top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fo:border-bottom="none" fo:wrap-option="wrap" fo:border-left="none" fo:border-right="none" fo:border-top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F" fo:font-size="12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4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style:font-name="F" fo:font-size="12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16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vertical-align="top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ERSONAL_INTELIGENCI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4" table:default-cell-style-name="ce1"/>
        <table:table-column table:style-name="co15" table:default-cell-style-name="ce13"/>
        <table:table-column table:style-name="co16" table:default-cell-style-name="ce13"/>
        <table:table-column table:style-name="co1" table:default-cell-style-name="ce1"/>
        <table:table-column table:style-name="co17" table:number-columns-repeated="6" table:default-cell-style-name="ce1"/>
        <table:table-column table:style-name="co18" table:number-columns-repeated="2" table:default-cell-style-name="ce1"/>
        <table:table-column table:style-name="co1" table:default-cell-style-name="ce1"/>
        <table:table-column table:style-name="co19" table:default-cell-style-name="ce1"/>
        <table:table-column table:style-name="co20" table:default-cell-style-name="ce1"/>
        <table:table-column table:style-name="co10" table:default-cell-style-name="ce1"/>
        <table:table-column table:style-name="co14" table:default-cell-style-name="ce1"/>
        <table:table-column table:style-name="co15" table:default-cell-style-name="ce1"/>
        <table:table-column table:style-name="co18" table:number-columns-repeated="3" table:default-cell-style-name="ce1"/>
        <table:table-column table:style-name="co21" table:default-cell-style-name="ce1"/>
        <table:table-column table:style-name="co20" table:default-cell-style-name="ce1"/>
        <table:table-column table:style-name="co10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default-cell-style-name="ce1"/>
        <table:table-column table:style-name="co16" table:default-cell-style-name="ce1"/>
        <table:table-column table:style-name="co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0" table:default-cell-style-name="Default"/>
        <table:table-column table:style-name="co1" table:default-cell-style-name="Default"/>
        <table:table-column table:style-name="co1" table:default-cell-style-name="ce1"/>
        <table:table-column table:style-name="co20" table:default-cell-style-name="Default"/>
        <table:table-column table:style-name="co25" table:default-cell-style-name="Default"/>
        <table:table-column table:style-name="co20" table:number-columns-repeated="951" table:default-cell-style-name="Default"/>
        <table:table-column table:style-name="co26" table:number-columns-repeated="16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4"/>
          <table:table-cell table:style-name="ce20"/>
          <table:table-cell table:style-name="ce5" office:value-type="string" calcext:value-type="string">
            <text:p>id</text:p>
          </table:table-cell>
          <table:table-cell table:style-name="ce14" office:value-type="string" calcext:value-type="string">
            <text:p>primer_nombre</text:p>
          </table:table-cell>
          <table:table-cell table:style-name="ce14" office:value-type="string" calcext:value-type="string">
            <text:p>segundo_nombre</text:p>
          </table:table-cell>
          <table:table-cell table:style-name="ce14" office:value-type="string" calcext:value-type="string">
            <text:p>primer_apellido</text:p>
          </table:table-cell>
          <table:table-cell table:style-name="ce14" office:value-type="string" calcext:value-type="string">
            <text:p>segundo_apellido</text:p>
          </table:table-cell>
          <table:table-cell table:style-name="ce20" office:value-type="string" calcext:value-type="string">
            <text:p>fecha_nacimiento</text:p>
          </table:table-cell>
          <table:table-cell table:style-name="ce20" office:value-type="string" calcext:value-type="string">
            <text:p>altura_cm</text:p>
          </table:table-cell>
          <table:table-cell table:style-name="ce20" office:value-type="string" calcext:value-type="string">
            <text:p>peso_kg</text:p>
          </table:table-cell>
          <table:table-cell table:style-name="ce20" office:value-type="string" calcext:value-type="string">
            <text:p>color_ojos</text:p>
          </table:table-cell>
          <table:table-cell table:style-name="ce20" office:value-type="string" calcext:value-type="string">
            <text:p>vision</text:p>
          </table:table-cell>
          <table:table-cell table:style-name="ce20" office:value-type="string" calcext:value-type="string">
            <text:p>class_seguridad</text:p>
          </table:table-cell>
          <table:table-cell table:style-name="ce20" office:value-type="string" calcext:value-type="string">
            <text:p>foto</text:p>
          </table:table-cell>
          <table:table-cell table:style-name="ce20" office:value-type="string" calcext:value-type="string">
            <text:p>huella_digital</text:p>
          </table:table-cell>
          <table:table-cell table:style-name="ce20" office:value-type="string" calcext:value-type="string">
            <text:p>huella_retina</text:p>
          </table:table-cell>
          <table:table-cell table:style-name="ce20" office:value-type="string" calcext:value-type="string" table:number-columns-spanned="2" table:number-rows-spanned="1">
            <text:p>telefono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licencia_manejo</text:p>
          </table:table-cell>
          <table:covered-table-cell table:style-name="ce14"/>
          <table:table-cell table:style-name="ce14" office:value-type="string" calcext:value-type="string" table:number-columns-spanned="6" table:number-rows-spanned="1">
            <text:p>idiomas</text:p>
          </table:table-cell>
          <table:covered-table-cell table:number-columns-repeated="5" table:style-name="ce14"/>
          <table:table-cell table:style-name="ce14" office:value-type="string" calcext:value-type="string" table:number-columns-spanned="8" table:number-rows-spanned="1">
            <text:p>familiares</text:p>
          </table:table-cell>
          <table:covered-table-cell table:number-columns-repeated="7" table:style-name="ce14"/>
          <table:table-cell table:style-name="ce14" office:value-type="string" calcext:value-type="string" table:number-columns-spanned="8" table:number-rows-spanned="1">
            <text:p>Familiares 2</text:p>
          </table:table-cell>
          <table:covered-table-cell table:number-columns-repeated="7" table:style-name="ce14"/>
          <table:table-cell table:style-name="ce14" office:value-type="string" calcext:value-type="string" table:number-columns-spanned="2" table:number-rows-spanned="1">
            <text:p>identificaciones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Identificaciones 2</text:p>
          </table:table-cell>
          <table:covered-table-cell table:style-name="ce14"/>
          <table:table-cell table:style-name="ce14" office:value-type="string" calcext:value-type="string" table:number-columns-spanned="3" table:number-rows-spanned="1">
            <text:p>nivel_educativo</text:p>
          </table:table-cell>
          <table:covered-table-cell table:number-columns-repeated="2" table:style-name="ce14"/>
          <table:table-cell table:style-name="ce14" office:value-type="string" calcext:value-type="string" table:number-columns-spanned="3" table:number-rows-spanned="1">
            <text:p>nivel_educativo2</text:p>
          </table:table-cell>
          <table:covered-table-cell table:number-columns-repeated="2" table:style-name="ce14"/>
          <table:table-cell table:style-name="ce14" office:value-type="string" calcext:value-type="string">
            <text:p>fk_lugar_ciudad</text:p>
          </table:table-cell>
          <table:table-cell/>
          <table:table-cell table:style-name="ce14"/>
          <table:table-cell table:style-name="ce20"/>
          <table:table-cell table:style-name="ce20" office:value-type="string" calcext:value-type="string">
            <text:p>INSERT INTO personal_inteligencia (primer_nombre, segundo_nombre, primer_apellido, segundo_apellido, fecha_nacimiento, altura_cm, peso_kg, color_ojos, vision, class_seguridad, fotografia, huella_retina, huella_digital, telefono, licencia_manejo, idiomas, familiares, identificaciones, nivel_educativo, aliases, fk_lugar_ciudad) VALUES </text:p>
          </table:table-cell>
          <table:table-cell table:style-name="ce20" table:number-columns-repeated="951"/>
          <table:table-cell table:number-columns-repeated="16"/>
        </table:table-row>
        <table:table-row table:style-name="ro1">
          <table:table-cell office:value-type="string" calcext:value-type="string">
            <text:p>Irlanda</text:p>
          </table:table-cell>
          <table:table-cell office:value-type="string" calcext:value-type="string">
            <text:p>analista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'Emilio'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Quiles'</text:p>
          </table:table-cell>
          <table:table-cell office:value-type="string" calcext:value-type="string">
            <text:p>'Amezcua'</text:p>
          </table:table-cell>
          <table:table-cell table:style-name="ce8" office:value-type="string" calcext:value-type="string">
            <text:p>1983-03-26</text:p>
          </table:table-cell>
          <table:table-cell table:style-name="ce9" table:formula="of:=ROUND(RAND()*40+150 )" office:value-type="float" office:value="173" calcext:value-type="float">
            <text:p>173</text:p>
          </table:table-cell>
          <table:table-cell table:style-name="ce9" table:formula="of:=ROUND(RAND()*30+65 )" office:value-type="float" office:value="82" calcext:value-type="float">
            <text:p>82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20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2257665" calcext:value-type="float">
            <text:p>2257665</text:p>
          </table:table-cell>
          <table:table-cell table:formula="of:=RANDBETWEEN(10000000;99999999)" office:value-type="float" office:value="93350621" calcext:value-type="float">
            <text:p>93350621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Nieves'</text:p>
          </table:table-cell>
          <table:table-cell office:value-type="string" calcext:value-type="string">
            <text:p>'Roque'</text:p>
          </table:table-cell>
          <table:table-cell office:value-type="string" calcext:value-type="string">
            <text:p>'Urias'</text:p>
          </table:table-cell>
          <table:table-cell table:style-name="ce8" office:value-type="string" calcext:value-type="string">
            <text:p>1940-04-13</text:p>
          </table:table-cell>
          <table:table-cell office:value-type="string" calcext:value-type="string">
            <text:p>prim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2183253" calcext:value-type="float">
            <text:p>2183253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Soledad'</text:p>
          </table:table-cell>
          <table:table-cell office:value-type="string" calcext:value-type="string">
            <text:p>'Chacon'</text:p>
          </table:table-cell>
          <table:table-cell office:value-type="string" calcext:value-type="string">
            <text:p>'Machado'</text:p>
          </table:table-cell>
          <table:table-cell table:style-name="ce8" office:value-type="string" calcext:value-type="string">
            <text:p>1940-04-13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2572067" calcext:value-type="float">
            <text:p>2572067</text:p>
          </table:table-cell>
          <table:table-cell table:style-name="ce13" table:formula="of:=RANDBETWEEN(10000000;100000000)" office:value-type="float" office:value="15873676" calcext:value-type="float">
            <text:p>15873676</text:p>
          </table:table-cell>
          <table:table-cell office:value-type="string" calcext:value-type="string">
            <text:p>Irland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teligencia Artificial</text:p>
          </table:table-cell>
          <table:table-cell table:number-columns-repeated="3" table:style-name="ce13" office:value-type="string" calcext:value-type="string">
            <text:p>nul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/>
          <table:table-cell table:style-name="ce40" table:formula="of:=CONCATENATE(&quot;(&quot;;[.D4];&quot;,&quot;;[.E4];&quot;,&quot;;[.F4];&quot;,&quot;;[.G4];&quot;,'&quot;;[.H4];&quot;',&quot;;[.I4];&quot;,&quot;;[.J4];&quot;,'&quot;;[.K4];&quot;','&quot;;[.L4];&quot;','&quot;;[.M4];&quot;',&quot;;[.N4];&quot;,&quot;;[.O4];&quot;,&quot;;[.P4];&quot;,ROW(58,&quot;;[.Q4];[.R4];&quot;) ,ROW('&quot;;[.S4];&quot;','&quot;;[.T4];&quot;'),ARRAY['&quot;;[.U4];&quot;','&quot;;[.V4];&quot;','&quot;;[.W4];&quot;','&quot;;[.X4];&quot;','&quot;;[.Y4];&quot;','&quot;;[.Z4];&quot;']::varchar(50)[], ARRAY[ ROW(&quot;;[.AA4];&quot;,&quot;;[.AB4];&quot;,&quot;;[.AC4];&quot;,&quot;;[.AD4];&quot;,'&quot;;[.AE4];&quot;','&quot;;[.AF4];&quot;',ROW(58,&quot;;[.AG4];[.AH4];&quot;) ), ROW(&quot;;[.AI4];&quot;,&quot;;[.AJ4];&quot;,&quot;;[.AK4];&quot;,&quot;;[.AL4];&quot;,'&quot;;[.AM4];&quot;','&quot;;[.AN4];&quot;',ROW(58,&quot;;[.AO4];[.AP4];&quot;) )]::familiar_ty[], ARRAY[ ROW('&quot;;[.AQ4];&quot;','&quot;;[.AR4];&quot;'),row('&quot;;[.AS4];&quot;','&quot;;[.AT4];&quot;') ]::identificacion_ty[], ARRAY[ ROW('&quot;;[.AU4];&quot;','&quot;;[.AV4];&quot;','&quot;;[.AW4];&quot;'), ROW('&quot;;[.AX4];&quot;','&quot;;[.AY4];&quot;','&quot;;[.AZ4];&quot;') ]::nivel_educativo_ty[],null,'&quot;;[.BB4];&quot;'),&quot;)" office:value-type="string" office:string-value="('Emilio','Jaime','Quiles','Amezcua','1983-03-26',173,82,'azul claro','20/200','top_secret','personal_inteligencia_data/foto.png','personal_inteligencia_data/huella_digital.png','personal_inteligencia_data/huella_retina.png',ROW(58,4122257665) ,ROW('93350621','Irlanda'),ARRAY['inglés','árabe','portugués','francés','null','null']::varchar(50)[], ARRAY[ ROW('Irma','Nieves','Roque','Urias','1940-04-13','primo',ROW(58,4122183253) ), ROW('Celeste','Soledad','Chacon','Machado','1940-04-13','hermano',ROW(58,4122572067) )]::familiar_ty[], ARRAY[ ROW('15873676','Irlanda'),row('null','null') ]::identificacion_ty[], ARRAY[ ROW('Ingeniería Informática','Máster','Inteligencia Artificial'), ROW('null','null','null') ]::nivel_educativo_ty[],null,'1')," calcext:value-type="string">
            <text:p>('Emilio','Jaime','Quiles','Amezcua','1983-03-26',173,82,'azul claro','20/200','top_secret','personal_inteligencia_data/foto.png','personal_inteligencia_data/huella_digital.png','personal_inteligencia_data/huella_retina.png',ROW(58,4122257665) ,ROW('93350621','Irlanda'),ARRAY['inglés','árabe','portugués','francés','null','null']::varchar(50)[], ARRAY[ ROW('Irma','Nieves','Roque','Urias','1940-04-13','primo',ROW(58,4122183253) ), ROW('Celeste','Soledad','Chacon','Machado','1940-04-13','hermano',ROW(58,4122572067) )]::familiar_ty[], ARRAY[ ROW('15873676','Irlanda'),row('null','null') ]::identificacion_ty[], ARRAY[ ROW('Ingeniería Informática','Máster','Inteligencia Artificial'), ROW('null','null','null') ]::nivel_educativo_ty[],null,'1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Irlanda</text:p>
          </table:table-cell>
          <table:table-cell office:value-type="string" calcext:value-type="string">
            <text:p>analista</text:p>
          </table:table-cell>
          <table:table-cell table:style-name="ce7" table:formula="of:=[.C4]+1" office:value-type="float" office:value="2" calcext:value-type="float">
            <text:p>2</text:p>
          </table:table-cell>
          <table:table-cell office:value-type="string" calcext:value-type="string">
            <text:p>'Delfina'</text:p>
          </table:table-cell>
          <table:table-cell office:value-type="string" calcext:value-type="string">
            <text:p>'Ligia'</text:p>
          </table:table-cell>
          <table:table-cell office:value-type="string" calcext:value-type="string">
            <text:p>'Carpio'</text:p>
          </table:table-cell>
          <table:table-cell office:value-type="string" calcext:value-type="string">
            <text:p>'Buenrostro'</text:p>
          </table:table-cell>
          <table:table-cell table:style-name="ce8" office:value-type="string" calcext:value-type="string">
            <text:p>1984-01-23</text:p>
          </table:table-cell>
          <table:table-cell table:style-name="ce9" table:formula="of:=ROUND(RAND()*40+150 )" office:value-type="float" office:value="152" calcext:value-type="float">
            <text:p>152</text:p>
          </table:table-cell>
          <table:table-cell table:style-name="ce9" table:formula="of:=ROUND(RAND()*30+65 )" office:value-type="float" office:value="92" calcext:value-type="float">
            <text:p>92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16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9312803" calcext:value-type="float">
            <text:p>9312803</text:p>
          </table:table-cell>
          <table:table-cell table:formula="of:=RANDBETWEEN(10000000;99999999)" office:value-type="float" office:value="16192506" calcext:value-type="float">
            <text:p>16192506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Teodora'</text:p>
          </table:table-cell>
          <table:table-cell office:value-type="string" calcext:value-type="string">
            <text:p>'Libertad'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Aparicio'</text:p>
          </table:table-cell>
          <table:table-cell table:style-name="ce8" office:value-type="string" calcext:value-type="string">
            <text:p>1940-09-24</text:p>
          </table:table-cell>
          <table:table-cell office:value-type="string" calcext:value-type="string">
            <text:p>tí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4583074" calcext:value-type="float">
            <text:p>4583074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Almazan'</text:p>
          </table:table-cell>
          <table:table-cell table:style-name="ce8" office:value-type="string" calcext:value-type="string">
            <text:p>1940-09-24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8355821" calcext:value-type="float">
            <text:p>8355821</text:p>
          </table:table-cell>
          <table:table-cell table:style-name="ce13" table:formula="of:=RANDBETWEEN(10000000;100000000)" office:value-type="float" office:value="82754602" calcext:value-type="float">
            <text:p>82754602</text:p>
          </table:table-cell>
          <table:table-cell office:value-type="string" calcext:value-type="string">
            <text:p>Irland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omunicación Intercultural</text:p>
          </table:table-cell>
          <table:table-cell table:number-columns-repeated="3" table:style-name="ce13" office:value-type="string" calcext:value-type="string">
            <text:p>null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/>
          <table:table-cell table:style-name="ce40" table:formula="of:=CONCATENATE(&quot;(&quot;;[.D5];&quot;,&quot;;[.E5];&quot;,&quot;;[.F5];&quot;,&quot;;[.G5];&quot;,'&quot;;[.H5];&quot;',&quot;;[.I5];&quot;,&quot;;[.J5];&quot;,'&quot;;[.K5];&quot;','&quot;;[.L5];&quot;','&quot;;[.M5];&quot;',&quot;;[.N5];&quot;,&quot;;[.O5];&quot;,&quot;;[.P5];&quot;,ROW(58,&quot;;[.Q5];[.R5];&quot;) ,ROW('&quot;;[.S5];&quot;','&quot;;[.T5];&quot;'),ARRAY['&quot;;[.U5];&quot;','&quot;;[.V5];&quot;','&quot;;[.W5];&quot;','&quot;;[.X5];&quot;','&quot;;[.Y5];&quot;','&quot;;[.Z5];&quot;']::varchar(50)[], ARRAY[ ROW(&quot;;[.AA5];&quot;,&quot;;[.AB5];&quot;,&quot;;[.AC5];&quot;,&quot;;[.AD5];&quot;,'&quot;;[.AE5];&quot;','&quot;;[.AF5];&quot;',ROW(58,&quot;;[.AG5];[.AH5];&quot;) ), ROW(&quot;;[.AI5];&quot;,&quot;;[.AJ5];&quot;,&quot;;[.AK5];&quot;,&quot;;[.AL5];&quot;,'&quot;;[.AM5];&quot;','&quot;;[.AN5];&quot;',ROW(58,&quot;;[.AO5];[.AP5];&quot;) )]::familiar_ty[], ARRAY[ ROW('&quot;;[.AQ5];&quot;','&quot;;[.AR5];&quot;'),row('&quot;;[.AS5];&quot;','&quot;;[.AT5];&quot;') ]::identificacion_ty[], ARRAY[ ROW('&quot;;[.AU5];&quot;','&quot;;[.AV5];&quot;','&quot;;[.AW5];&quot;'), ROW('&quot;;[.AX5];&quot;','&quot;;[.AY5];&quot;','&quot;;[.AZ5];&quot;') ]::nivel_educativo_ty[],null,'&quot;;[.BB5];&quot;'),&quot;)" office:value-type="string" office:string-value="('Delfina','Ligia','Carpio','Buenrostro','1984-01-23',152,92,'marrón claro','20/160','top_secret','personal_inteligencia_data/foto.png','personal_inteligencia_data/huella_digital.png','personal_inteligencia_data/huella_retina.png',ROW(58,2129312803) ,ROW('16192506','Irlanda'),ARRAY['inglés','árabe','portugués','francés','null','null']::varchar(50)[], ARRAY[ ROW('Teodora','Libertad','Montero','Aparicio','1940-09-24','tío',ROW(58,2124583074) ), ROW('Marlene','Donatila','Rosa','Almazan','1940-09-24','hermano',ROW(58,2128355821) )]::familiar_ty[], ARRAY[ ROW('82754602','Irlanda'),row('null','null') ]::identificacion_ty[], ARRAY[ ROW('Comunicación','Máster','Comunicación Intercultural'), ROW('null','null','null') ]::nivel_educativo_ty[],null,'2')," calcext:value-type="string">
            <text:p>('Delfina','Ligia','Carpio','Buenrostro','1984-01-23',152,92,'marrón claro','20/160','top_secret','personal_inteligencia_data/foto.png','personal_inteligencia_data/huella_digital.png','personal_inteligencia_data/huella_retina.png',ROW(58,2129312803) ,ROW('16192506','Irlanda'),ARRAY['inglés','árabe','portugués','francés','null','null']::varchar(50)[], ARRAY[ ROW('Teodora','Libertad','Montero','Aparicio','1940-09-24','tío',ROW(58,2124583074) ), ROW('Marlene','Donatila','Rosa','Almazan','1940-09-24','hermano',ROW(58,2128355821) )]::familiar_ty[], ARRAY[ ROW('82754602','Irlanda'),row('null','null') ]::identificacion_ty[], ARRAY[ ROW('Comunicación','Máster','Comunicación Intercultural'), ROW('null','null','null') ]::nivel_educativo_ty[],null,'2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Irlanda</text:p>
          </table:table-cell>
          <table:table-cell office:value-type="string" calcext:value-type="string">
            <text:p>agente</text:p>
          </table:table-cell>
          <table:table-cell table:style-name="ce7" table:formula="of:=[.C5]+1" office:value-type="float" office:value="3" calcext:value-type="float">
            <text:p>3</text:p>
          </table:table-cell>
          <table:table-cell office:value-type="string" calcext:value-type="string">
            <text:p>'Felicia'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Pacheco'</text:p>
          </table:table-cell>
          <table:table-cell office:value-type="string" calcext:value-type="string">
            <text:p>'Munoz'</text:p>
          </table:table-cell>
          <table:table-cell table:style-name="ce8" office:value-type="string" calcext:value-type="string">
            <text:p>1986-03-28</text:p>
          </table:table-cell>
          <table:table-cell table:style-name="ce9" table:formula="of:=ROUND(RAND()*40+150 )" office:value-type="float" office:value="179" calcext:value-type="float">
            <text:p>179</text:p>
          </table:table-cell>
          <table:table-cell table:style-name="ce9" table:formula="of:=ROUND(RAND()*30+65 )" office:value-type="float" office:value="86" calcext:value-type="float">
            <text:p>86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125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4940111" calcext:value-type="float">
            <text:p>4940111</text:p>
          </table:table-cell>
          <table:table-cell table:formula="of:=RANDBETWEEN(10000000;99999999)" office:value-type="float" office:value="70818909" calcext:value-type="float">
            <text:p>70818909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Paredes'</text:p>
          </table:table-cell>
          <table:table-cell office:value-type="string" calcext:value-type="string">
            <text:p>'Heredia'</text:p>
          </table:table-cell>
          <table:table-cell table:style-name="ce8" office:value-type="string" calcext:value-type="string">
            <text:p>1943-12-14</text:p>
          </table:table-cell>
          <table:table-cell office:value-type="string" calcext:value-type="string">
            <text:p>padre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6700561" calcext:value-type="float">
            <text:p>6700561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Santamaria'</text:p>
          </table:table-cell>
          <table:table-cell office:value-type="string" calcext:value-type="string">
            <text:p>'Jaquez'</text:p>
          </table:table-cell>
          <table:table-cell table:style-name="ce8" office:value-type="string" calcext:value-type="string">
            <text:p>1943-12-14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2901608" calcext:value-type="float">
            <text:p>2901608</text:p>
          </table:table-cell>
          <table:table-cell table:style-name="ce13" table:formula="of:=RANDBETWEEN(10000000;100000000)" office:value-type="float" office:value="29290409" calcext:value-type="float">
            <text:p>29290409</text:p>
          </table:table-cell>
          <table:table-cell office:value-type="string" calcext:value-type="string">
            <text:p>Irland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Dirección de Empresas</text:p>
          </table:table-cell>
          <table:table-cell table:number-columns-repeated="3" table:style-name="ce13" office:value-type="string" calcext:value-type="string">
            <text:p>null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Galway</text:p>
          </table:table-cell>
          <table:table-cell/>
          <table:table-cell table:style-name="ce40" table:formula="of:=CONCATENATE(&quot;(&quot;;[.D6];&quot;,&quot;;[.E6];&quot;,&quot;;[.F6];&quot;,&quot;;[.G6];&quot;,'&quot;;[.H6];&quot;',&quot;;[.I6];&quot;,&quot;;[.J6];&quot;,'&quot;;[.K6];&quot;','&quot;;[.L6];&quot;','&quot;;[.M6];&quot;',&quot;;[.N6];&quot;,&quot;;[.O6];&quot;,&quot;;[.P6];&quot;,ROW(58,&quot;;[.Q6];[.R6];&quot;) ,ROW('&quot;;[.S6];&quot;','&quot;;[.T6];&quot;'),ARRAY['&quot;;[.U6];&quot;','&quot;;[.V6];&quot;','&quot;;[.W6];&quot;','&quot;;[.X6];&quot;','&quot;;[.Y6];&quot;','&quot;;[.Z6];&quot;']::varchar(50)[], ARRAY[ ROW(&quot;;[.AA6];&quot;,&quot;;[.AB6];&quot;,&quot;;[.AC6];&quot;,&quot;;[.AD6];&quot;,'&quot;;[.AE6];&quot;','&quot;;[.AF6];&quot;',ROW(58,&quot;;[.AG6];[.AH6];&quot;) ), ROW(&quot;;[.AI6];&quot;,&quot;;[.AJ6];&quot;,&quot;;[.AK6];&quot;,&quot;;[.AL6];&quot;,'&quot;;[.AM6];&quot;','&quot;;[.AN6];&quot;',ROW(58,&quot;;[.AO6];[.AP6];&quot;) )]::familiar_ty[], ARRAY[ ROW('&quot;;[.AQ6];&quot;','&quot;;[.AR6];&quot;'),row('&quot;;[.AS6];&quot;','&quot;;[.AT6];&quot;') ]::identificacion_ty[], ARRAY[ ROW('&quot;;[.AU6];&quot;','&quot;;[.AV6];&quot;','&quot;;[.AW6];&quot;'), ROW('&quot;;[.AX6];&quot;','&quot;;[.AY6];&quot;','&quot;;[.AZ6];&quot;') ]::nivel_educativo_ty[],null,'&quot;;[.BB6];&quot;'),&quot;)" office:value-type="string" office:string-value="('Felicia','Emiliana','Pacheco','Munoz','1986-03-28',179,86,'marrón oscuro','20/125','top_secret','personal_inteligencia_data/foto.png','personal_inteligencia_data/huella_digital.png','personal_inteligencia_data/huella_retina.png',ROW(58,4244940111) ,ROW('70818909','Irlanda'),ARRAY['inglés','árabe','portugués','francés','null','null']::varchar(50)[], ARRAY[ ROW('Marcelo','Tulio','Paredes','Heredia','1943-12-14','padre',ROW(58,4246700561) ), ROW('Fabiano','Tarsicio','Santamaria','Jaquez','1943-12-14','abuelo',ROW(58,4242901608) )]::familiar_ty[], ARRAY[ ROW('29290409','Irlanda'),row('null','null') ]::identificacion_ty[], ARRAY[ ROW('Ingeniería Industrial','Máster','Dirección de Empresas'), ROW('null','null','null') ]::nivel_educativo_ty[],null,'3')," calcext:value-type="string">
            <text:p>('Felicia','Emiliana','Pacheco','Munoz','1986-03-28',179,86,'marrón oscuro','20/125','top_secret','personal_inteligencia_data/foto.png','personal_inteligencia_data/huella_digital.png','personal_inteligencia_data/huella_retina.png',ROW(58,4244940111) ,ROW('70818909','Irlanda'),ARRAY['inglés','árabe','portugués','francés','null','null']::varchar(50)[], ARRAY[ ROW('Marcelo','Tulio','Paredes','Heredia','1943-12-14','padre',ROW(58,4246700561) ), ROW('Fabiano','Tarsicio','Santamaria','Jaquez','1943-12-14','abuelo',ROW(58,4242901608) )]::familiar_ty[], ARRAY[ ROW('29290409','Irlanda'),row('null','null') ]::identificacion_ty[], ARRAY[ ROW('Ingeniería Industrial','Máster','Dirección de Empresas'), ROW('null','null','null') ]::nivel_educativo_ty[],null,'3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Holanda</text:p>
          </table:table-cell>
          <table:table-cell office:value-type="string" calcext:value-type="string">
            <text:p>analista</text:p>
          </table:table-cell>
          <table:table-cell table:style-name="ce7" table:formula="of:=[.C6]+1" office:value-type="float" office:value="4" calcext:value-type="float">
            <text:p>4</text:p>
          </table:table-cell>
          <table:table-cell office:value-type="string" calcext:value-type="string">
            <text:p>'Alana'</text:p>
          </table:table-cell>
          <table:table-cell office:value-type="string" calcext:value-type="string">
            <text:p>'Erika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Deanda'</text:p>
          </table:table-cell>
          <table:table-cell table:style-name="ce8" office:value-type="string" calcext:value-type="string">
            <text:p>1988-02-06</text:p>
          </table:table-cell>
          <table:table-cell table:style-name="ce9" table:formula="of:=ROUND(RAND()*40+150 )" office:value-type="float" office:value="152" calcext:value-type="float">
            <text:p>152</text:p>
          </table:table-cell>
          <table:table-cell table:style-name="ce9" table:formula="of:=ROUND(RAND()*30+65 )" office:value-type="float" office:value="65" calcext:value-type="float">
            <text:p>65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10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87" calcext:value-type="float">
            <text:p>287</text:p>
          </table:table-cell>
          <table:table-cell table:formula="of:=RANDBETWEEN(1000000;9999999)" office:value-type="float" office:value="2846698" calcext:value-type="float">
            <text:p>2846698</text:p>
          </table:table-cell>
          <table:table-cell table:formula="of:=RANDBETWEEN(10000000;99999999)" office:value-type="float" office:value="90548770" calcext:value-type="float">
            <text:p>90548770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Ulises'</text:p>
          </table:table-cell>
          <table:table-cell office:value-type="string" calcext:value-type="string">
            <text:p>'Cartagena'</text:p>
          </table:table-cell>
          <table:table-cell office:value-type="string" calcext:value-type="string">
            <text:p>'Roman'</text:p>
          </table:table-cell>
          <table:table-cell table:style-name="ce8" office:value-type="string" calcext:value-type="string">
            <text:p>1944-01-18</text:p>
          </table:table-cell>
          <table:table-cell office:value-type="string" calcext:value-type="string">
            <text:p>madre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6939876" calcext:value-type="float">
            <text:p>6939876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Rosas'</text:p>
          </table:table-cell>
          <table:table-cell office:value-type="string" calcext:value-type="string">
            <text:p>'Jackson'</text:p>
          </table:table-cell>
          <table:table-cell table:style-name="ce8" office:value-type="string" calcext:value-type="string">
            <text:p>1944-01-18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8658802" calcext:value-type="float">
            <text:p>8658802</text:p>
          </table:table-cell>
          <table:table-cell table:style-name="ce13" table:formula="of:=RANDBETWEEN(10000000;100000000)" office:value-type="float" office:value="73390014" calcext:value-type="float">
            <text:p>73390014</text:p>
          </table:table-cell>
          <table:table-cell office:value-type="string" calcext:value-type="string">
            <text:p>Holand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bogacía</text:p>
          </table:table-cell>
          <table:table-cell table:number-columns-repeated="3" table:style-name="ce13" office:value-type="string" calcext:value-type="string">
            <text:p>null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msterdam</text:p>
          </table:table-cell>
          <table:table-cell/>
          <table:table-cell table:style-name="ce40" table:formula="of:=CONCATENATE(&quot;(&quot;;[.D7];&quot;,&quot;;[.E7];&quot;,&quot;;[.F7];&quot;,&quot;;[.G7];&quot;,'&quot;;[.H7];&quot;',&quot;;[.I7];&quot;,&quot;;[.J7];&quot;,'&quot;;[.K7];&quot;','&quot;;[.L7];&quot;','&quot;;[.M7];&quot;',&quot;;[.N7];&quot;,&quot;;[.O7];&quot;,&quot;;[.P7];&quot;,ROW(58,&quot;;[.Q7];[.R7];&quot;) ,ROW('&quot;;[.S7];&quot;','&quot;;[.T7];&quot;'),ARRAY['&quot;;[.U7];&quot;','&quot;;[.V7];&quot;','&quot;;[.W7];&quot;','&quot;;[.X7];&quot;','&quot;;[.Y7];&quot;','&quot;;[.Z7];&quot;']::varchar(50)[], ARRAY[ ROW(&quot;;[.AA7];&quot;,&quot;;[.AB7];&quot;,&quot;;[.AC7];&quot;,&quot;;[.AD7];&quot;,'&quot;;[.AE7];&quot;','&quot;;[.AF7];&quot;',ROW(58,&quot;;[.AG7];[.AH7];&quot;) ), ROW(&quot;;[.AI7];&quot;,&quot;;[.AJ7];&quot;,&quot;;[.AK7];&quot;,&quot;;[.AL7];&quot;,'&quot;;[.AM7];&quot;','&quot;;[.AN7];&quot;',ROW(58,&quot;;[.AO7];[.AP7];&quot;) )]::familiar_ty[], ARRAY[ ROW('&quot;;[.AQ7];&quot;','&quot;;[.AR7];&quot;'),row('&quot;;[.AS7];&quot;','&quot;;[.AT7];&quot;') ]::identificacion_ty[], ARRAY[ ROW('&quot;;[.AU7];&quot;','&quot;;[.AV7];&quot;','&quot;;[.AW7];&quot;'), ROW('&quot;;[.AX7];&quot;','&quot;;[.AY7];&quot;','&quot;;[.AZ7];&quot;') ]::nivel_educativo_ty[],null,'&quot;;[.BB7];&quot;'),&quot;)" office:value-type="string" office:string-value="('Alana','Erika','Nevarez','Deanda','1988-02-06',152,65,'verde claro','20/100','confidencial','personal_inteligencia_data/foto.png','personal_inteligencia_data/huella_digital.png','personal_inteligencia_data/huella_retina.png',ROW(58,2872846698) ,ROW('90548770','Holanda'),ARRAY['inglés','árabe','portugués','francés','null','null']::varchar(50)[], ARRAY[ ROW('Ignacio','Ulises','Cartagena','Roman','1944-01-18','madre',ROW(58,2876939876) ), ROW('Vivaldo','Tarsicio','Rosas','Jackson','1944-01-18','abuelo',ROW(58,2878658802) )]::familiar_ty[], ARRAY[ ROW('73390014','Holanda'),row('null','null') ]::identificacion_ty[], ARRAY[ ROW('Derecho','Máster','Abogacía'), ROW('null','null','null') ]::nivel_educativo_ty[],null,'4')," calcext:value-type="string">
            <text:p>('Alana','Erika','Nevarez','Deanda','1988-02-06',152,65,'verde claro','20/100','confidencial','personal_inteligencia_data/foto.png','personal_inteligencia_data/huella_digital.png','personal_inteligencia_data/huella_retina.png',ROW(58,2872846698) ,ROW('90548770','Holanda'),ARRAY['inglés','árabe','portugués','francés','null','null']::varchar(50)[], ARRAY[ ROW('Ignacio','Ulises','Cartagena','Roman','1944-01-18','madre',ROW(58,2876939876) ), ROW('Vivaldo','Tarsicio','Rosas','Jackson','1944-01-18','abuelo',ROW(58,2878658802) )]::familiar_ty[], ARRAY[ ROW('73390014','Holanda'),row('null','null') ]::identificacion_ty[], ARRAY[ ROW('Derecho','Máster','Abogacía'), ROW('null','null','null') ]::nivel_educativo_ty[],null,'4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Holanda</text:p>
          </table:table-cell>
          <table:table-cell office:value-type="string" calcext:value-type="string">
            <text:p>analista</text:p>
          </table:table-cell>
          <table:table-cell table:style-name="ce7" table:formula="of:=[.C7]+1" office:value-type="float" office:value="5" calcext:value-type="float">
            <text:p>5</text:p>
          </table:table-cell>
          <table:table-cell office:value-type="string" calcext:value-type="string">
            <text:p>'Judas'</text:p>
          </table:table-cell>
          <table:table-cell office:value-type="string" calcext:value-type="string">
            <text:p>'Faustiniano'</text:p>
          </table:table-cell>
          <table:table-cell office:value-type="string" calcext:value-type="string">
            <text:p>'Cerda'</text:p>
          </table:table-cell>
          <table:table-cell office:value-type="string" calcext:value-type="string">
            <text:p>'Villa'</text:p>
          </table:table-cell>
          <table:table-cell table:style-name="ce8" office:value-type="string" calcext:value-type="string">
            <text:p>1988-05-07</text:p>
          </table:table-cell>
          <table:table-cell table:style-name="ce9" table:formula="of:=ROUND(RAND()*40+150 )" office:value-type="float" office:value="176" calcext:value-type="float">
            <text:p>176</text:p>
          </table:table-cell>
          <table:table-cell table:style-name="ce9" table:formula="of:=ROUND(RAND()*30+65 )" office:value-type="float" office:value="70" calcext:value-type="float">
            <text:p>70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8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43" calcext:value-type="float">
            <text:p>243</text:p>
          </table:table-cell>
          <table:table-cell table:formula="of:=RANDBETWEEN(1000000;9999999)" office:value-type="float" office:value="1709276" calcext:value-type="float">
            <text:p>1709276</text:p>
          </table:table-cell>
          <table:table-cell table:formula="of:=RANDBETWEEN(10000000;99999999)" office:value-type="float" office:value="53198842" calcext:value-type="float">
            <text:p>53198842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Javier'</text:p>
          </table:table-cell>
          <table:table-cell table:number-columns-repeated="2" office:value-type="string" calcext:value-type="string">
            <text:p>'Delao'</text:p>
          </table:table-cell>
          <table:table-cell table:style-name="ce8" office:value-type="string" calcext:value-type="string">
            <text:p>1945-05-04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2288639" calcext:value-type="float">
            <text:p>2288639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Berenice'</text:p>
          </table:table-cell>
          <table:table-cell office:value-type="string" calcext:value-type="string">
            <text:p>'Bocanegra'</text:p>
          </table:table-cell>
          <table:table-cell office:value-type="string" calcext:value-type="string">
            <text:p>'Rizo'</text:p>
          </table:table-cell>
          <table:table-cell table:style-name="ce8" office:value-type="string" calcext:value-type="string">
            <text:p>1945-05-04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9629531" calcext:value-type="float">
            <text:p>9629531</text:p>
          </table:table-cell>
          <table:table-cell table:style-name="ce13" table:formula="of:=RANDBETWEEN(10000000;100000000)" office:value-type="float" office:value="73857063" calcext:value-type="float">
            <text:p>73857063</text:p>
          </table:table-cell>
          <table:table-cell office:value-type="string" calcext:value-type="string">
            <text:p>Holand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iberseguridad</text:p>
          </table:table-cell>
          <table:table-cell table:number-columns-repeated="3" table:style-name="ce13" office:value-type="string" calcext:value-type="string">
            <text:p>null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Roterdam</text:p>
          </table:table-cell>
          <table:table-cell/>
          <table:table-cell table:style-name="ce40" table:formula="of:=CONCATENATE(&quot;(&quot;;[.D8];&quot;,&quot;;[.E8];&quot;,&quot;;[.F8];&quot;,&quot;;[.G8];&quot;,'&quot;;[.H8];&quot;',&quot;;[.I8];&quot;,&quot;;[.J8];&quot;,'&quot;;[.K8];&quot;','&quot;;[.L8];&quot;','&quot;;[.M8];&quot;',&quot;;[.N8];&quot;,&quot;;[.O8];&quot;,&quot;;[.P8];&quot;,ROW(58,&quot;;[.Q8];[.R8];&quot;) ,ROW('&quot;;[.S8];&quot;','&quot;;[.T8];&quot;'),ARRAY['&quot;;[.U8];&quot;','&quot;;[.V8];&quot;','&quot;;[.W8];&quot;','&quot;;[.X8];&quot;','&quot;;[.Y8];&quot;','&quot;;[.Z8];&quot;']::varchar(50)[], ARRAY[ ROW(&quot;;[.AA8];&quot;,&quot;;[.AB8];&quot;,&quot;;[.AC8];&quot;,&quot;;[.AD8];&quot;,'&quot;;[.AE8];&quot;','&quot;;[.AF8];&quot;',ROW(58,&quot;;[.AG8];[.AH8];&quot;) ), ROW(&quot;;[.AI8];&quot;,&quot;;[.AJ8];&quot;,&quot;;[.AK8];&quot;,&quot;;[.AL8];&quot;,'&quot;;[.AM8];&quot;','&quot;;[.AN8];&quot;',ROW(58,&quot;;[.AO8];[.AP8];&quot;) )]::familiar_ty[], ARRAY[ ROW('&quot;;[.AQ8];&quot;','&quot;;[.AR8];&quot;'),row('&quot;;[.AS8];&quot;','&quot;;[.AT8];&quot;') ]::identificacion_ty[], ARRAY[ ROW('&quot;;[.AU8];&quot;','&quot;;[.AV8];&quot;','&quot;;[.AW8];&quot;'), ROW('&quot;;[.AX8];&quot;','&quot;;[.AY8];&quot;','&quot;;[.AZ8];&quot;') ]::nivel_educativo_ty[],null,'&quot;;[.BB8];&quot;'),&quot;)" office:value-type="string" office:string-value="('Judas','Faustiniano','Cerda','Villa','1988-05-07',176,70,'verde oscuro','20/80','confidencial','personal_inteligencia_data/foto.png','personal_inteligencia_data/huella_digital.png','personal_inteligencia_data/huella_retina.png',ROW(58,2431709276) ,ROW('53198842','Holanda'),ARRAY['inglés','árabe','portugués','francés','null','null']::varchar(50)[], ARRAY[ ROW('Orosio','Javier','Delao','Delao','1945-05-04','hermano',ROW(58,2432288639) ), ROW('Gracia','Berenice','Bocanegra','Rizo','1945-05-04','primo',ROW(58,2439629531) )]::familiar_ty[], ARRAY[ ROW('73857063','Holanda'),row('null','null') ]::identificacion_ty[], ARRAY[ ROW('Ingeniería Informática','Máster','Ciberseguridad'), ROW('null','null','null') ]::nivel_educativo_ty[],null,'5')," calcext:value-type="string">
            <text:p>('Judas','Faustiniano','Cerda','Villa','1988-05-07',176,70,'verde oscuro','20/80','confidencial','personal_inteligencia_data/foto.png','personal_inteligencia_data/huella_digital.png','personal_inteligencia_data/huella_retina.png',ROW(58,2431709276) ,ROW('53198842','Holanda'),ARRAY['inglés','árabe','portugués','francés','null','null']::varchar(50)[], ARRAY[ ROW('Orosio','Javier','Delao','Delao','1945-05-04','hermano',ROW(58,2432288639) ), ROW('Gracia','Berenice','Bocanegra','Rizo','1945-05-04','primo',ROW(58,2439629531) )]::familiar_ty[], ARRAY[ ROW('73857063','Holanda'),row('null','null') ]::identificacion_ty[], ARRAY[ ROW('Ingeniería Informática','Máster','Ciberseguridad'), ROW('null','null','null') ]::nivel_educativo_ty[],null,'5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Holanda</text:p>
          </table:table-cell>
          <table:table-cell office:value-type="string" calcext:value-type="string">
            <text:p>agente</text:p>
          </table:table-cell>
          <table:table-cell table:style-name="ce7" table:formula="of:=[.C8]+1" office:value-type="float" office:value="6" calcext:value-type="float">
            <text:p>6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Mojica'</text:p>
          </table:table-cell>
          <table:table-cell table:style-name="ce8" office:value-type="string" calcext:value-type="string">
            <text:p>1988-06-13</text:p>
          </table:table-cell>
          <table:table-cell table:style-name="ce9" table:formula="of:=ROUND(RAND()*40+150 )" office:value-type="float" office:value="175" calcext:value-type="float">
            <text:p>175</text:p>
          </table:table-cell>
          <table:table-cell table:style-name="ce9" table:formula="of:=ROUND(RAND()*30+65 )" office:value-type="float" office:value="90" calcext:value-type="float">
            <text:p>90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63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81" calcext:value-type="float">
            <text:p>281</text:p>
          </table:table-cell>
          <table:table-cell table:formula="of:=RANDBETWEEN(1000000;9999999)" office:value-type="float" office:value="9092009" calcext:value-type="float">
            <text:p>9092009</text:p>
          </table:table-cell>
          <table:table-cell table:formula="of:=RANDBETWEEN(10000000;99999999)" office:value-type="float" office:value="75947123" calcext:value-type="float">
            <text:p>75947123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Emily'</text:p>
          </table:table-cell>
          <table:table-cell office:value-type="string" calcext:value-type="string">
            <text:p>'Mireya'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Cabrera'</text:p>
          </table:table-cell>
          <table:table-cell table:style-name="ce8" office:value-type="string" calcext:value-type="string">
            <text:p>1945-06-24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8532007" calcext:value-type="float">
            <text:p>8532007</text:p>
          </table:table-cell>
          <table:table-cell office:value-type="string" calcext:value-type="string">
            <text:p>'Esperanza'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Corona'</text:p>
          </table:table-cell>
          <table:table-cell office:value-type="string" calcext:value-type="string">
            <text:p>'Granados'</text:p>
          </table:table-cell>
          <table:table-cell table:style-name="ce8" office:value-type="string" calcext:value-type="string">
            <text:p>1945-06-24</text:p>
          </table:table-cell>
          <table:table-cell office:value-type="string" calcext:value-type="string">
            <text:p>tí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7258721" calcext:value-type="float">
            <text:p>7258721</text:p>
          </table:table-cell>
          <table:table-cell table:style-name="ce13" table:formula="of:=RANDBETWEEN(10000000;100000000)" office:value-type="float" office:value="88980038" calcext:value-type="float">
            <text:p>88980038</text:p>
          </table:table-cell>
          <table:table-cell office:value-type="string" calcext:value-type="string">
            <text:p>Holand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Lexicografía</text:p>
          </table:table-cell>
          <table:table-cell table:number-columns-repeated="3" table:style-name="ce13" office:value-type="string" calcext:value-type="string">
            <text:p>null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Haarlam</text:p>
          </table:table-cell>
          <table:table-cell/>
          <table:table-cell table:style-name="ce40" table:formula="of:=CONCATENATE(&quot;(&quot;;[.D9];&quot;,&quot;;[.E9];&quot;,&quot;;[.F9];&quot;,&quot;;[.G9];&quot;,'&quot;;[.H9];&quot;',&quot;;[.I9];&quot;,&quot;;[.J9];&quot;,'&quot;;[.K9];&quot;','&quot;;[.L9];&quot;','&quot;;[.M9];&quot;',&quot;;[.N9];&quot;,&quot;;[.O9];&quot;,&quot;;[.P9];&quot;,ROW(58,&quot;;[.Q9];[.R9];&quot;) ,ROW('&quot;;[.S9];&quot;','&quot;;[.T9];&quot;'),ARRAY['&quot;;[.U9];&quot;','&quot;;[.V9];&quot;','&quot;;[.W9];&quot;','&quot;;[.X9];&quot;','&quot;;[.Y9];&quot;','&quot;;[.Z9];&quot;']::varchar(50)[], ARRAY[ ROW(&quot;;[.AA9];&quot;,&quot;;[.AB9];&quot;,&quot;;[.AC9];&quot;,&quot;;[.AD9];&quot;,'&quot;;[.AE9];&quot;','&quot;;[.AF9];&quot;',ROW(58,&quot;;[.AG9];[.AH9];&quot;) ), ROW(&quot;;[.AI9];&quot;,&quot;;[.AJ9];&quot;,&quot;;[.AK9];&quot;,&quot;;[.AL9];&quot;,'&quot;;[.AM9];&quot;','&quot;;[.AN9];&quot;',ROW(58,&quot;;[.AO9];[.AP9];&quot;) )]::familiar_ty[], ARRAY[ ROW('&quot;;[.AQ9];&quot;','&quot;;[.AR9];&quot;'),row('&quot;;[.AS9];&quot;','&quot;;[.AT9];&quot;') ]::identificacion_ty[], ARRAY[ ROW('&quot;;[.AU9];&quot;','&quot;;[.AV9];&quot;','&quot;;[.AW9];&quot;'), ROW('&quot;;[.AX9];&quot;','&quot;;[.AY9];&quot;','&quot;;[.AZ9];&quot;') ]::nivel_educativo_ty[],null,'&quot;;[.BB9];&quot;'),&quot;)" office:value-type="string" office:string-value="('Inocencia','Adria','Maldonado','Mojica','1988-06-13',175,90,'azul oscuro','20/63','confidencial','personal_inteligencia_data/foto.png','personal_inteligencia_data/huella_digital.png','personal_inteligencia_data/huella_retina.png',ROW(58,2819092009) ,ROW('75947123','Holanda'),ARRAY['inglés','árabe','portugués','francés','null','null']::varchar(50)[], ARRAY[ ROW('Emily','Mireya','Tellez','Cabrera','1945-06-24','hermano',ROW(58,2818532007) ), ROW('Esperanza','Ana','Corona','Granados','1945-06-24','tío',ROW(58,2817258721) )]::familiar_ty[], ARRAY[ ROW('88980038','Holanda'),row('null','null') ]::identificacion_ty[], ARRAY[ ROW('Comunicación','Máster','Lexicografía'), ROW('null','null','null') ]::nivel_educativo_ty[],null,'6')," calcext:value-type="string">
            <text:p>('Inocencia','Adria','Maldonado','Mojica','1988-06-13',175,90,'azul oscuro','20/63','confidencial','personal_inteligencia_data/foto.png','personal_inteligencia_data/huella_digital.png','personal_inteligencia_data/huella_retina.png',ROW(58,2819092009) ,ROW('75947123','Holanda'),ARRAY['inglés','árabe','portugués','francés','null','null']::varchar(50)[], ARRAY[ ROW('Emily','Mireya','Tellez','Cabrera','1945-06-24','hermano',ROW(58,2818532007) ), ROW('Esperanza','Ana','Corona','Granados','1945-06-24','tío',ROW(58,2817258721) )]::familiar_ty[], ARRAY[ ROW('88980038','Holanda'),row('null','null') ]::identificacion_ty[], ARRAY[ ROW('Comunicación','Máster','Lexicografía'), ROW('null','null','null') ]::nivel_educativo_ty[],null,'6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Groenlandia</text:p>
          </table:table-cell>
          <table:table-cell office:value-type="string" calcext:value-type="string">
            <text:p>agente</text:p>
          </table:table-cell>
          <table:table-cell table:style-name="ce7" table:formula="of:=[.C9]+1" office:value-type="float" office:value="7" calcext:value-type="float">
            <text:p>7</text:p>
          </table:table-cell>
          <table:table-cell office:value-type="string" calcext:value-type="string">
            <text:p>'Diego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Bueno'</text:p>
          </table:table-cell>
          <table:table-cell office:value-type="string" calcext:value-type="string">
            <text:p>'Conde'</text:p>
          </table:table-cell>
          <table:table-cell table:style-name="ce8" office:value-type="string" calcext:value-type="string">
            <text:p>1989-02-08</text:p>
          </table:table-cell>
          <table:table-cell table:style-name="ce9" table:formula="of:=ROUND(RAND()*40+150 )" office:value-type="float" office:value="171" calcext:value-type="float">
            <text:p>171</text:p>
          </table:table-cell>
          <table:table-cell table:style-name="ce9" table:formula="of:=ROUND(RAND()*30+65 )" office:value-type="float" office:value="74" calcext:value-type="float">
            <text:p>74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34" calcext:value-type="float">
            <text:p>234</text:p>
          </table:table-cell>
          <table:table-cell table:formula="of:=RANDBETWEEN(1000000;9999999)" office:value-type="float" office:value="7248274" calcext:value-type="float">
            <text:p>7248274</text:p>
          </table:table-cell>
          <table:table-cell table:formula="of:=RANDBETWEEN(10000000;99999999)" office:value-type="float" office:value="58246099" calcext:value-type="float">
            <text:p>58246099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Bernarda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Cuellar'</text:p>
          </table:table-cell>
          <table:table-cell table:style-name="ce8" office:value-type="string" calcext:value-type="string">
            <text:p>1954-08-20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4668273" calcext:value-type="float">
            <text:p>4668273</text:p>
          </table:table-cell>
          <table:table-cell office:value-type="string" calcext:value-type="string">
            <text:p>'Mirella'</text:p>
          </table:table-cell>
          <table:table-cell office:value-type="string" calcext:value-type="string">
            <text:p>'Zamira'</text:p>
          </table:table-cell>
          <table:table-cell office:value-type="string" calcext:value-type="string">
            <text:p>'Machuca'</text:p>
          </table:table-cell>
          <table:table-cell office:value-type="string" calcext:value-type="string">
            <text:p>'Magallon'</text:p>
          </table:table-cell>
          <table:table-cell table:style-name="ce8" office:value-type="string" calcext:value-type="string">
            <text:p>1954-08-20</text:p>
          </table:table-cell>
          <table:table-cell office:value-type="string" calcext:value-type="string">
            <text:p>padre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6067277" calcext:value-type="float">
            <text:p>6067277</text:p>
          </table:table-cell>
          <table:table-cell table:style-name="ce13" table:formula="of:=RANDBETWEEN(10000000;100000000)" office:value-type="float" office:value="88256973" calcext:value-type="float">
            <text:p>88256973</text:p>
          </table:table-cell>
          <table:table-cell office:value-type="string" calcext:value-type="string">
            <text:p>Groenlandia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style-name="ce12" office:value-type="string" calcext:value-type="string">
            <text:p>Enfermer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vestigación de Medicamentos</text:p>
          </table:table-cell>
          <table:table-cell table:number-columns-repeated="3" table:style-name="ce13" office:value-type="string" calcext:value-type="string">
            <text:p>null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Nuuk</text:p>
          </table:table-cell>
          <table:table-cell/>
          <table:table-cell table:style-name="ce40" table:formula="of:=CONCATENATE(&quot;(&quot;;[.D10];&quot;,&quot;;[.E10];&quot;,&quot;;[.F10];&quot;,&quot;;[.G10];&quot;,'&quot;;[.H10];&quot;',&quot;;[.I10];&quot;,&quot;;[.J10];&quot;,'&quot;;[.K10];&quot;','&quot;;[.L10];&quot;','&quot;;[.M10];&quot;',&quot;;[.N10];&quot;,&quot;;[.O10];&quot;,&quot;;[.P10];&quot;,ROW(58,&quot;;[.Q10];[.R10];&quot;) ,ROW('&quot;;[.S10];&quot;','&quot;;[.T10];&quot;'),ARRAY['&quot;;[.U10];&quot;','&quot;;[.V10];&quot;','&quot;;[.W10];&quot;','&quot;;[.X10];&quot;','&quot;;[.Y10];&quot;','&quot;;[.Z10];&quot;']::varchar(50)[], ARRAY[ ROW(&quot;;[.AA10];&quot;,&quot;;[.AB10];&quot;,&quot;;[.AC10];&quot;,&quot;;[.AD10];&quot;,'&quot;;[.AE10];&quot;','&quot;;[.AF10];&quot;',ROW(58,&quot;;[.AG10];[.AH10];&quot;) ), ROW(&quot;;[.AI10];&quot;,&quot;;[.AJ10];&quot;,&quot;;[.AK10];&quot;,&quot;;[.AL10];&quot;,'&quot;;[.AM10];&quot;','&quot;;[.AN10];&quot;',ROW(58,&quot;;[.AO10];[.AP10];&quot;) )]::familiar_ty[], ARRAY[ ROW('&quot;;[.AQ10];&quot;','&quot;;[.AR10];&quot;'),row('&quot;;[.AS10];&quot;','&quot;;[.AT10];&quot;') ]::identificacion_ty[], ARRAY[ ROW('&quot;;[.AU10];&quot;','&quot;;[.AV10];&quot;','&quot;;[.AW10];&quot;'), ROW('&quot;;[.AX10];&quot;','&quot;;[.AY10];&quot;','&quot;;[.AZ10];&quot;') ]::nivel_educativo_ty[],null,'&quot;;[.BB10];&quot;'),&quot;)" office:value-type="string" office:string-value="('Diego','Cesar','Bueno','Conde','1989-02-08',171,74,'azul claro','20/50','no_clasificado','personal_inteligencia_data/foto.png','personal_inteligencia_data/huella_digital.png','personal_inteligencia_data/huella_retina.png',ROW(58,2347248274) ,ROW('58246099','Groenlandia'),ARRAY['inglés','árabe','portugués','francés','null','null']::varchar(50)[], ARRAY[ ROW('Hilda','Bernarda','Tamez','Cuellar','1954-08-20','abuelo',ROW(58,2344668273) ), ROW('Mirella','Zamira','Machuca','Magallon','1954-08-20','padre',ROW(58,2346067277) )]::familiar_ty[], ARRAY[ ROW('88256973','Groenlandia'),row('null','null') ]::identificacion_ty[], ARRAY[ ROW('Enfermería','Máster','Investigación de Medicamentos'), ROW('null','null','null') ]::nivel_educativo_ty[],null,'7')," calcext:value-type="string">
            <text:p>('Diego','Cesar','Bueno','Conde','1989-02-08',171,74,'azul claro','20/50','no_clasificado','personal_inteligencia_data/foto.png','personal_inteligencia_data/huella_digital.png','personal_inteligencia_data/huella_retina.png',ROW(58,2347248274) ,ROW('58246099','Groenlandia'),ARRAY['inglés','árabe','portugués','francés','null','null']::varchar(50)[], ARRAY[ ROW('Hilda','Bernarda','Tamez','Cuellar','1954-08-20','abuelo',ROW(58,2344668273) ), ROW('Mirella','Zamira','Machuca','Magallon','1954-08-20','padre',ROW(58,2346067277) )]::familiar_ty[], ARRAY[ ROW('88256973','Groenlandia'),row('null','null') ]::identificacion_ty[], ARRAY[ ROW('Enfermería','Máster','Investigación de Medicamentos'), ROW('null','null','null') ]::nivel_educativo_ty[],null,'7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Groenlandia</text:p>
          </table:table-cell>
          <table:table-cell office:value-type="string" calcext:value-type="string">
            <text:p>agente</text:p>
          </table:table-cell>
          <table:table-cell table:style-name="ce7" table:formula="of:=[.C10]+1" office:value-type="float" office:value="8" calcext:value-type="float">
            <text:p>8</text:p>
          </table:table-cell>
          <table:table-cell office:value-type="string" calcext:value-type="string">
            <text:p>'Venancio'</text:p>
          </table:table-cell>
          <table:table-cell office:value-type="string" calcext:value-type="string">
            <text:p>'Justin'</text:p>
          </table:table-cell>
          <table:table-cell office:value-type="string" calcext:value-type="string">
            <text:p>'Miramontes'</text:p>
          </table:table-cell>
          <table:table-cell office:value-type="string" calcext:value-type="string">
            <text:p>'Verduzco'</text:p>
          </table:table-cell>
          <table:table-cell table:style-name="ce8" office:value-type="string" calcext:value-type="string">
            <text:p>1989-04-24</text:p>
          </table:table-cell>
          <table:table-cell table:style-name="ce9" table:formula="of:=ROUND(RAND()*40+150 )" office:value-type="float" office:value="154" calcext:value-type="float">
            <text:p>154</text:p>
          </table:table-cell>
          <table:table-cell table:style-name="ce9" table:formula="of:=ROUND(RAND()*30+65 )" office:value-type="float" office:value="69" calcext:value-type="float">
            <text:p>69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4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61" calcext:value-type="float">
            <text:p>261</text:p>
          </table:table-cell>
          <table:table-cell table:formula="of:=RANDBETWEEN(1000000;9999999)" office:value-type="float" office:value="8549060" calcext:value-type="float">
            <text:p>8549060</text:p>
          </table:table-cell>
          <table:table-cell table:formula="of:=RANDBETWEEN(10000000;99999999)" office:value-type="float" office:value="92438819" calcext:value-type="float">
            <text:p>92438819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Octav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Villanueva'</text:p>
          </table:table-cell>
          <table:table-cell office:value-type="string" calcext:value-type="string">
            <text:p>'Valles'</text:p>
          </table:table-cell>
          <table:table-cell table:style-name="ce8" office:value-type="string" calcext:value-type="string">
            <text:p>1955-07-02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6123437" calcext:value-type="float">
            <text:p>6123437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Agustin'</text:p>
          </table:table-cell>
          <table:table-cell office:value-type="string" calcext:value-type="string">
            <text:p>'Rosas'</text:p>
          </table:table-cell>
          <table:table-cell office:value-type="string" calcext:value-type="string">
            <text:p>'Arguello'</text:p>
          </table:table-cell>
          <table:table-cell table:style-name="ce8" office:value-type="string" calcext:value-type="string">
            <text:p>1955-07-02</text:p>
          </table:table-cell>
          <table:table-cell office:value-type="string" calcext:value-type="string">
            <text:p>madre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6577061" calcext:value-type="float">
            <text:p>6577061</text:p>
          </table:table-cell>
          <table:table-cell table:style-name="ce13" table:formula="of:=RANDBETWEEN(10000000;100000000)" office:value-type="float" office:value="61812330" calcext:value-type="float">
            <text:p>61812330</text:p>
          </table:table-cell>
          <table:table-cell office:value-type="string" calcext:value-type="string">
            <text:p>Groenlandi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Relaciones Internacionales</text:p>
          </table:table-cell>
          <table:table-cell table:number-columns-repeated="3" table:style-name="ce13" office:value-type="string" calcext:value-type="string">
            <text:p>null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Qaqortoq</text:p>
          </table:table-cell>
          <table:table-cell/>
          <table:table-cell table:style-name="ce40" table:formula="of:=CONCATENATE(&quot;(&quot;;[.D11];&quot;,&quot;;[.E11];&quot;,&quot;;[.F11];&quot;,&quot;;[.G11];&quot;,'&quot;;[.H11];&quot;',&quot;;[.I11];&quot;,&quot;;[.J11];&quot;,'&quot;;[.K11];&quot;','&quot;;[.L11];&quot;','&quot;;[.M11];&quot;',&quot;;[.N11];&quot;,&quot;;[.O11];&quot;,&quot;;[.P11];&quot;,ROW(58,&quot;;[.Q11];[.R11];&quot;) ,ROW('&quot;;[.S11];&quot;','&quot;;[.T11];&quot;'),ARRAY['&quot;;[.U11];&quot;','&quot;;[.V11];&quot;','&quot;;[.W11];&quot;','&quot;;[.X11];&quot;','&quot;;[.Y11];&quot;','&quot;;[.Z11];&quot;']::varchar(50)[], ARRAY[ ROW(&quot;;[.AA11];&quot;,&quot;;[.AB11];&quot;,&quot;;[.AC11];&quot;,&quot;;[.AD11];&quot;,'&quot;;[.AE11];&quot;','&quot;;[.AF11];&quot;',ROW(58,&quot;;[.AG11];[.AH11];&quot;) ), ROW(&quot;;[.AI11];&quot;,&quot;;[.AJ11];&quot;,&quot;;[.AK11];&quot;,&quot;;[.AL11];&quot;,'&quot;;[.AM11];&quot;','&quot;;[.AN11];&quot;',ROW(58,&quot;;[.AO11];[.AP11];&quot;) )]::familiar_ty[], ARRAY[ ROW('&quot;;[.AQ11];&quot;','&quot;;[.AR11];&quot;'),row('&quot;;[.AS11];&quot;','&quot;;[.AT11];&quot;') ]::identificacion_ty[], ARRAY[ ROW('&quot;;[.AU11];&quot;','&quot;;[.AV11];&quot;','&quot;;[.AW11];&quot;'), ROW('&quot;;[.AX11];&quot;','&quot;;[.AY11];&quot;','&quot;;[.AZ11];&quot;') ]::nivel_educativo_ty[],null,'&quot;;[.BB11];&quot;'),&quot;)" office:value-type="string" office:string-value="('Venancio','Justin','Miramontes','Verduzco','1989-04-24',154,69,'marrón claro','20/40','no_clasificado','personal_inteligencia_data/foto.png','personal_inteligencia_data/huella_digital.png','personal_inteligencia_data/huella_retina.png',ROW(58,2618549060) ,ROW('92438819','Groenlandia'),ARRAY['inglés','árabe','portugués','francés','null','null']::varchar(50)[], ARRAY[ ROW('Octavio',null,'Villanueva','Valles','1955-07-02','abuelo',ROW(58,2616123437) ), ROW('Vicente','Agustin','Rosas','Arguello','1955-07-02','madre',ROW(58,2616577061) )]::familiar_ty[], ARRAY[ ROW('61812330','Groenlandia'),row('null','null') ]::identificacion_ty[], ARRAY[ ROW('Ciencias Sociales ','Máster','Relaciones Internacionales'), ROW('null','null','null') ]::nivel_educativo_ty[],null,'8')," calcext:value-type="string">
            <text:p>('Venancio','Justin','Miramontes','Verduzco','1989-04-24',154,69,'marrón claro','20/40','no_clasificado','personal_inteligencia_data/foto.png','personal_inteligencia_data/huella_digital.png','personal_inteligencia_data/huella_retina.png',ROW(58,2618549060) ,ROW('92438819','Groenlandia'),ARRAY['inglés','árabe','portugués','francés','null','null']::varchar(50)[], ARRAY[ ROW('Octavio',null,'Villanueva','Valles','1955-07-02','abuelo',ROW(58,2616123437) ), ROW('Vicente','Agustin','Rosas','Arguello','1955-07-02','madre',ROW(58,2616577061) )]::familiar_ty[], ARRAY[ ROW('61812330','Groenlandia'),row('null','null') ]::identificacion_ty[], ARRAY[ ROW('Ciencias Sociales ','Máster','Relaciones Internacionales'), ROW('null','null','null') ]::nivel_educativo_ty[],null,'8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Groenlandia</text:p>
          </table:table-cell>
          <table:table-cell office:value-type="string" calcext:value-type="string">
            <text:p>analista</text:p>
          </table:table-cell>
          <table:table-cell table:style-name="ce7" table:formula="of:=[.C11]+1" office:value-type="float" office:value="9" calcext:value-type="float">
            <text:p>9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Marcos'</text:p>
          </table:table-cell>
          <table:table-cell office:value-type="string" calcext:value-type="string">
            <text:p>'Melgoza'</text:p>
          </table:table-cell>
          <table:table-cell office:value-type="string" calcext:value-type="string">
            <text:p>'Roa'</text:p>
          </table:table-cell>
          <table:table-cell table:style-name="ce8" office:value-type="string" calcext:value-type="string">
            <text:p>1990-09-14</text:p>
          </table:table-cell>
          <table:table-cell table:style-name="ce9" table:formula="of:=ROUND(RAND()*40+150 )" office:value-type="float" office:value="162" calcext:value-type="float">
            <text:p>162</text:p>
          </table:table-cell>
          <table:table-cell table:style-name="ce9" table:formula="of:=ROUND(RAND()*30+65 )" office:value-type="float" office:value="90" calcext:value-type="float">
            <text:p>90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32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44" calcext:value-type="float">
            <text:p>244</text:p>
          </table:table-cell>
          <table:table-cell table:formula="of:=RANDBETWEEN(1000000;9999999)" office:value-type="float" office:value="3530452" calcext:value-type="float">
            <text:p>3530452</text:p>
          </table:table-cell>
          <table:table-cell table:formula="of:=RANDBETWEEN(10000000;99999999)" office:value-type="float" office:value="17840914" calcext:value-type="float">
            <text:p>17840914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Conde'</text:p>
          </table:table-cell>
          <table:table-cell table:style-name="ce8" office:value-type="string" calcext:value-type="string">
            <text:p>1955-12-31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4439983" calcext:value-type="float">
            <text:p>4439983</text:p>
          </table:table-cell>
          <table:table-cell office:value-type="string" calcext:value-type="string">
            <text:p>'Octavia'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Mena'</text:p>
          </table:table-cell>
          <table:table-cell office:value-type="string" calcext:value-type="string">
            <text:p>'Alcantara'</text:p>
          </table:table-cell>
          <table:table-cell table:style-name="ce8" office:value-type="string" calcext:value-type="string">
            <text:p>1955-12-31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8078542" calcext:value-type="float">
            <text:p>8078542</text:p>
          </table:table-cell>
          <table:table-cell table:style-name="ce13" table:formula="of:=RANDBETWEEN(10000000;100000000)" office:value-type="float" office:value="81195111" calcext:value-type="float">
            <text:p>81195111</text:p>
          </table:table-cell>
          <table:table-cell office:value-type="string" calcext:value-type="string">
            <text:p>Groenlandi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uditoria Financiera y Riegos</text:p>
          </table:table-cell>
          <table:table-cell table:number-columns-repeated="3" table:style-name="ce13" office:value-type="string" calcext:value-type="string">
            <text:p>null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Sisimiut </text:p>
          </table:table-cell>
          <table:table-cell/>
          <table:table-cell table:style-name="ce40" table:formula="of:=CONCATENATE(&quot;(&quot;;[.D12];&quot;,&quot;;[.E12];&quot;,&quot;;[.F12];&quot;,&quot;;[.G12];&quot;,'&quot;;[.H12];&quot;',&quot;;[.I12];&quot;,&quot;;[.J12];&quot;,'&quot;;[.K12];&quot;','&quot;;[.L12];&quot;','&quot;;[.M12];&quot;',&quot;;[.N12];&quot;,&quot;;[.O12];&quot;,&quot;;[.P12];&quot;,ROW(58,&quot;;[.Q12];[.R12];&quot;) ,ROW('&quot;;[.S12];&quot;','&quot;;[.T12];&quot;'),ARRAY['&quot;;[.U12];&quot;','&quot;;[.V12];&quot;','&quot;;[.W12];&quot;','&quot;;[.X12];&quot;','&quot;;[.Y12];&quot;','&quot;;[.Z12];&quot;']::varchar(50)[], ARRAY[ ROW(&quot;;[.AA12];&quot;,&quot;;[.AB12];&quot;,&quot;;[.AC12];&quot;,&quot;;[.AD12];&quot;,'&quot;;[.AE12];&quot;','&quot;;[.AF12];&quot;',ROW(58,&quot;;[.AG12];[.AH12];&quot;) ), ROW(&quot;;[.AI12];&quot;,&quot;;[.AJ12];&quot;,&quot;;[.AK12];&quot;,&quot;;[.AL12];&quot;,'&quot;;[.AM12];&quot;','&quot;;[.AN12];&quot;',ROW(58,&quot;;[.AO12];[.AP12];&quot;) )]::familiar_ty[], ARRAY[ ROW('&quot;;[.AQ12];&quot;','&quot;;[.AR12];&quot;'),row('&quot;;[.AS12];&quot;','&quot;;[.AT12];&quot;') ]::identificacion_ty[], ARRAY[ ROW('&quot;;[.AU12];&quot;','&quot;;[.AV12];&quot;','&quot;;[.AW12];&quot;'), ROW('&quot;;[.AX12];&quot;','&quot;;[.AY12];&quot;','&quot;;[.AZ12];&quot;') ]::nivel_educativo_ty[],null,'&quot;;[.BB12];&quot;'),&quot;)" office:value-type="string" office:string-value="('Camilo','Marcos','Melgoza','Roa','1990-09-14',162,90,'marrón oscuro','20/32','no_clasificado','personal_inteligencia_data/foto.png','personal_inteligencia_data/huella_digital.png','personal_inteligencia_data/huella_retina.png',ROW(58,2443530452) ,ROW('17840914','Groenlandia'),ARRAY['inglés','árabe','portugués','francés','null','null']::varchar(50)[], ARRAY[ ROW('Julio',null,'Avelar','Conde','1955-12-31','primo',ROW(58,2444439983) ), ROW('Octavia','Eduviges','Mena','Alcantara','1955-12-31','hermano',ROW(58,2448078542) )]::familiar_ty[], ARRAY[ ROW('81195111','Groenlandia'),row('null','null') ]::identificacion_ty[], ARRAY[ ROW('Economía','Máster','Auditoria Financiera y Riegos'), ROW('null','null','null') ]::nivel_educativo_ty[],null,'9')," calcext:value-type="string">
            <text:p>('Camilo','Marcos','Melgoza','Roa','1990-09-14',162,90,'marrón oscuro','20/32','no_clasificado','personal_inteligencia_data/foto.png','personal_inteligencia_data/huella_digital.png','personal_inteligencia_data/huella_retina.png',ROW(58,2443530452) ,ROW('17840914','Groenlandia'),ARRAY['inglés','árabe','portugués','francés','null','null']::varchar(50)[], ARRAY[ ROW('Julio',null,'Avelar','Conde','1955-12-31','primo',ROW(58,2444439983) ), ROW('Octavia','Eduviges','Mena','Alcantara','1955-12-31','hermano',ROW(58,2448078542) )]::familiar_ty[], ARRAY[ ROW('81195111','Groenlandia'),row('null','null') ]::identificacion_ty[], ARRAY[ ROW('Economía','Máster','Auditoria Financiera y Riegos'), ROW('null','null','null') ]::nivel_educativo_ty[],null,'9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gente</text:p>
          </table:table-cell>
          <table:table-cell table:style-name="ce7" table:formula="of:=[.C12]+1" office:value-type="float" office:value="10" calcext:value-type="float">
            <text:p>10</text:p>
          </table:table-cell>
          <table:table-cell office:value-type="string" calcext:value-type="string">
            <text:p>'Florentina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Landa'</text:p>
          </table:table-cell>
          <table:table-cell office:value-type="string" calcext:value-type="string">
            <text:p>'Heredia'</text:p>
          </table:table-cell>
          <table:table-cell table:style-name="ce8" office:value-type="string" calcext:value-type="string">
            <text:p>1993-03-05</text:p>
          </table:table-cell>
          <table:table-cell table:style-name="ce9" table:formula="of:=ROUND(RAND()*40+150 )" office:value-type="float" office:value="153" calcext:value-type="float">
            <text:p>153</text:p>
          </table:table-cell>
          <table:table-cell table:style-name="ce9" table:formula="of:=ROUND(RAND()*30+65 )" office:value-type="float" office:value="67" calcext:value-type="float">
            <text:p>67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25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4568032" calcext:value-type="float">
            <text:p>4568032</text:p>
          </table:table-cell>
          <table:table-cell table:formula="of:=RANDBETWEEN(10000000;99999999)" office:value-type="float" office:value="40150676" calcext:value-type="float">
            <text:p>40150676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raceli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lcantara'</text:p>
          </table:table-cell>
          <table:table-cell office:value-type="string" calcext:value-type="string">
            <text:p>'Candelaria'</text:p>
          </table:table-cell>
          <table:table-cell table:style-name="ce8" office:value-type="string" calcext:value-type="string">
            <text:p>1960-06-01</text:p>
          </table:table-cell>
          <table:table-cell office:value-type="string" calcext:value-type="string">
            <text:p>tí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6356712" calcext:value-type="float">
            <text:p>6356712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Quintanilla'</text:p>
          </table:table-cell>
          <table:table-cell office:value-type="string" calcext:value-type="string">
            <text:p>'Estrada'</text:p>
          </table:table-cell>
          <table:table-cell table:style-name="ce8" office:value-type="string" calcext:value-type="string">
            <text:p>1960-06-01</text:p>
          </table:table-cell>
          <table:table-cell office:value-type="string" calcext:value-type="string">
            <text:p>herman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4157139" calcext:value-type="float">
            <text:p>4157139</text:p>
          </table:table-cell>
          <table:table-cell table:style-name="ce13" table:formula="of:=RANDBETWEEN(10000000;100000000)" office:value-type="float" office:value="75763907" calcext:value-type="float">
            <text:p>75763907</text:p>
          </table:table-cell>
          <table:table-cell office:value-type="string" calcext:value-type="string">
            <text:p>Argentin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Finanzas</text:p>
          </table:table-cell>
          <table:table-cell table:number-columns-repeated="3" table:style-name="ce13" office:value-type="string" calcext:value-type="string">
            <text:p>null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Buenos Aires</text:p>
          </table:table-cell>
          <table:table-cell/>
          <table:table-cell table:style-name="ce40" table:formula="of:=CONCATENATE(&quot;(&quot;;[.D13];&quot;,&quot;;[.E13];&quot;,&quot;;[.F13];&quot;,&quot;;[.G13];&quot;,'&quot;;[.H13];&quot;',&quot;;[.I13];&quot;,&quot;;[.J13];&quot;,'&quot;;[.K13];&quot;','&quot;;[.L13];&quot;','&quot;;[.M13];&quot;',&quot;;[.N13];&quot;,&quot;;[.O13];&quot;,&quot;;[.P13];&quot;,ROW(58,&quot;;[.Q13];[.R13];&quot;) ,ROW('&quot;;[.S13];&quot;','&quot;;[.T13];&quot;'),ARRAY['&quot;;[.U13];&quot;','&quot;;[.V13];&quot;','&quot;;[.W13];&quot;','&quot;;[.X13];&quot;','&quot;;[.Y13];&quot;','&quot;;[.Z13];&quot;']::varchar(50)[], ARRAY[ ROW(&quot;;[.AA13];&quot;,&quot;;[.AB13];&quot;,&quot;;[.AC13];&quot;,&quot;;[.AD13];&quot;,'&quot;;[.AE13];&quot;','&quot;;[.AF13];&quot;',ROW(58,&quot;;[.AG13];[.AH13];&quot;) ), ROW(&quot;;[.AI13];&quot;,&quot;;[.AJ13];&quot;,&quot;;[.AK13];&quot;,&quot;;[.AL13];&quot;,'&quot;;[.AM13];&quot;','&quot;;[.AN13];&quot;',ROW(58,&quot;;[.AO13];[.AP13];&quot;) )]::familiar_ty[], ARRAY[ ROW('&quot;;[.AQ13];&quot;','&quot;;[.AR13];&quot;'),row('&quot;;[.AS13];&quot;','&quot;;[.AT13];&quot;') ]::identificacion_ty[], ARRAY[ ROW('&quot;;[.AU13];&quot;','&quot;;[.AV13];&quot;','&quot;;[.AW13];&quot;'), ROW('&quot;;[.AX13];&quot;','&quot;;[.AY13];&quot;','&quot;;[.AZ13];&quot;') ]::nivel_educativo_ty[],null,'&quot;;[.BB13];&quot;'),&quot;)" office:value-type="string" office:string-value="('Florentina','Mariluz','Landa','Heredia','1993-03-05',153,67,'verde claro','20/25','top_secret','personal_inteligencia_data/foto.png','personal_inteligencia_data/huella_digital.png','personal_inteligencia_data/huella_retina.png',ROW(58,4144568032) ,ROW('40150676','Argentina'),ARRAY['inglés','árabe','portugués','francés','null','null']::varchar(50)[], ARRAY[ ROW('Araceli',null,'Alcantara','Candelaria','1960-06-01','tío',ROW(58,4146356712) ), ROW('Calixtrato','Vicente','Quintanilla','Estrada','1960-06-01','hermano',ROW(58,4144157139) )]::familiar_ty[], ARRAY[ ROW('75763907','Argentina'),row('null','null') ]::identificacion_ty[], ARRAY[ ROW('Economía','Máster','Finanzas'), ROW('null','null','null') ]::nivel_educativo_ty[],null,'10')," calcext:value-type="string">
            <text:p>('Florentina','Mariluz','Landa','Heredia','1993-03-05',153,67,'verde claro','20/25','top_secret','personal_inteligencia_data/foto.png','personal_inteligencia_data/huella_digital.png','personal_inteligencia_data/huella_retina.png',ROW(58,4144568032) ,ROW('40150676','Argentina'),ARRAY['inglés','árabe','portugués','francés','null','null']::varchar(50)[], ARRAY[ ROW('Araceli',null,'Alcantara','Candelaria','1960-06-01','tío',ROW(58,4146356712) ), ROW('Calixtrato','Vicente','Quintanilla','Estrada','1960-06-01','hermano',ROW(58,4144157139) )]::familiar_ty[], ARRAY[ ROW('75763907','Argentina'),row('null','null') ]::identificacion_ty[], ARRAY[ ROW('Economía','Máster','Finanzas'), ROW('null','null','null') ]::nivel_educativo_ty[],null,'10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gente</text:p>
          </table:table-cell>
          <table:table-cell table:style-name="ce7" table:formula="of:=[.C13]+1" office:value-type="float" office:value="11" calcext:value-type="float">
            <text:p>11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Kevin'</text:p>
          </table:table-cell>
          <table:table-cell office:value-type="string" calcext:value-type="string">
            <text:p>'Machuca'</text:p>
          </table:table-cell>
          <table:table-cell office:value-type="string" calcext:value-type="string">
            <text:p>'Tello'</text:p>
          </table:table-cell>
          <table:table-cell table:style-name="ce8" office:value-type="string" calcext:value-type="string">
            <text:p>1993-08-25</text:p>
          </table:table-cell>
          <table:table-cell table:style-name="ce9" table:formula="of:=ROUND(RAND()*40+150 )" office:value-type="float" office:value="167" calcext:value-type="float">
            <text:p>167</text:p>
          </table:table-cell>
          <table:table-cell table:style-name="ce9" table:formula="of:=ROUND(RAND()*30+65 )" office:value-type="float" office:value="71" calcext:value-type="float">
            <text:p>71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5987260" calcext:value-type="float">
            <text:p>5987260</text:p>
          </table:table-cell>
          <table:table-cell table:formula="of:=RANDBETWEEN(10000000;99999999)" office:value-type="float" office:value="22288839" calcext:value-type="float">
            <text:p>22288839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Bibia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nge'</text:p>
          </table:table-cell>
          <table:table-cell office:value-type="string" calcext:value-type="string">
            <text:p>'Ruano'</text:p>
          </table:table-cell>
          <table:table-cell table:style-name="ce8" office:value-type="string" calcext:value-type="string">
            <text:p>1962-10-16</text:p>
          </table:table-cell>
          <table:table-cell office:value-type="string" calcext:value-type="string">
            <text:p>padre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6626191" calcext:value-type="float">
            <text:p>6626191</text:p>
          </table:table-cell>
          <table:table-cell office:value-type="string" calcext:value-type="string">
            <text:p>'Brandon'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Razo'</text:p>
          </table:table-cell>
          <table:table-cell office:value-type="string" calcext:value-type="string">
            <text:p>'Casillas'</text:p>
          </table:table-cell>
          <table:table-cell table:style-name="ce8" office:value-type="string" calcext:value-type="string">
            <text:p>1962-10-16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8405283" calcext:value-type="float">
            <text:p>8405283</text:p>
          </table:table-cell>
          <table:table-cell table:style-name="ce13" table:formula="of:=RANDBETWEEN(10000000;100000000)" office:value-type="float" office:value="39816681" calcext:value-type="float">
            <text:p>39816681</text:p>
          </table:table-cell>
          <table:table-cell office:value-type="string" calcext:value-type="string">
            <text:p>Argentin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geniería de Datos Masivos</text:p>
          </table:table-cell>
          <table:table-cell table:number-columns-repeated="3" table:style-name="ce13" office:value-type="string" calcext:value-type="string">
            <text:p>null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Ciudad de Cordoba</text:p>
          </table:table-cell>
          <table:table-cell/>
          <table:table-cell table:style-name="ce40" table:formula="of:=CONCATENATE(&quot;(&quot;;[.D14];&quot;,&quot;;[.E14];&quot;,&quot;;[.F14];&quot;,&quot;;[.G14];&quot;,'&quot;;[.H14];&quot;',&quot;;[.I14];&quot;,&quot;;[.J14];&quot;,'&quot;;[.K14];&quot;','&quot;;[.L14];&quot;','&quot;;[.M14];&quot;',&quot;;[.N14];&quot;,&quot;;[.O14];&quot;,&quot;;[.P14];&quot;,ROW(58,&quot;;[.Q14];[.R14];&quot;) ,ROW('&quot;;[.S14];&quot;','&quot;;[.T14];&quot;'),ARRAY['&quot;;[.U14];&quot;','&quot;;[.V14];&quot;','&quot;;[.W14];&quot;','&quot;;[.X14];&quot;','&quot;;[.Y14];&quot;','&quot;;[.Z14];&quot;']::varchar(50)[], ARRAY[ ROW(&quot;;[.AA14];&quot;,&quot;;[.AB14];&quot;,&quot;;[.AC14];&quot;,&quot;;[.AD14];&quot;,'&quot;;[.AE14];&quot;','&quot;;[.AF14];&quot;',ROW(58,&quot;;[.AG14];[.AH14];&quot;) ), ROW(&quot;;[.AI14];&quot;,&quot;;[.AJ14];&quot;,&quot;;[.AK14];&quot;,&quot;;[.AL14];&quot;,'&quot;;[.AM14];&quot;','&quot;;[.AN14];&quot;',ROW(58,&quot;;[.AO14];[.AP14];&quot;) )]::familiar_ty[], ARRAY[ ROW('&quot;;[.AQ14];&quot;','&quot;;[.AR14];&quot;'),row('&quot;;[.AS14];&quot;','&quot;;[.AT14];&quot;') ]::identificacion_ty[], ARRAY[ ROW('&quot;;[.AU14];&quot;','&quot;;[.AV14];&quot;','&quot;;[.AW14];&quot;'), ROW('&quot;;[.AX14];&quot;','&quot;;[.AY14];&quot;','&quot;;[.AZ14];&quot;') ]::nivel_educativo_ty[],null,'&quot;;[.BB14];&quot;'),&quot;)" office:value-type="string" office:string-value="('Valentin','Kevin','Machuca','Tello','1993-08-25',167,71,'verde oscuro','20/20','top_secret','personal_inteligencia_data/foto.png','personal_inteligencia_data/huella_digital.png','personal_inteligencia_data/huella_retina.png',ROW(58,4125987260) ,ROW('22288839','Argentina'),ARRAY['inglés','árabe','portugués','francés','null','null']::varchar(50)[], ARRAY[ ROW('Bibiana',null,'Monge','Ruano','1962-10-16','padre',ROW(58,4126626191) ), ROW('Brandon','Constantino','Razo','Casillas','1962-10-16','abuelo',ROW(58,4128405283) )]::familiar_ty[], ARRAY[ ROW('39816681','Argentina'),row('null','null') ]::identificacion_ty[], ARRAY[ ROW('Ingeniería Informática','Máster','Ingeniería de Datos Masivos'), ROW('null','null','null') ]::nivel_educativo_ty[],null,'11')," calcext:value-type="string">
            <text:p>('Valentin','Kevin','Machuca','Tello','1993-08-25',167,71,'verde oscuro','20/20','top_secret','personal_inteligencia_data/foto.png','personal_inteligencia_data/huella_digital.png','personal_inteligencia_data/huella_retina.png',ROW(58,4125987260) ,ROW('22288839','Argentina'),ARRAY['inglés','árabe','portugués','francés','null','null']::varchar(50)[], ARRAY[ ROW('Bibiana',null,'Monge','Ruano','1962-10-16','padre',ROW(58,4126626191) ), ROW('Brandon','Constantino','Razo','Casillas','1962-10-16','abuelo',ROW(58,4128405283) )]::familiar_ty[], ARRAY[ ROW('39816681','Argentina'),row('null','null') ]::identificacion_ty[], ARRAY[ ROW('Ingeniería Informática','Máster','Ingeniería de Datos Masivos'), ROW('null','null','null') ]::nivel_educativo_ty[],null,'11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nalista</text:p>
          </table:table-cell>
          <table:table-cell table:style-name="ce7" table:formula="of:=[.C14]+1" office:value-type="float" office:value="12" calcext:value-type="float">
            <text:p>12</text:p>
          </table:table-cell>
          <table:table-cell office:value-type="string" calcext:value-type="string">
            <text:p>'Bienvenido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Martines'</text:p>
          </table:table-cell>
          <table:table-cell office:value-type="string" calcext:value-type="string">
            <text:p>'Luis'</text:p>
          </table:table-cell>
          <table:table-cell table:style-name="ce8" office:value-type="string" calcext:value-type="string">
            <text:p>1994-05-26</text:p>
          </table:table-cell>
          <table:table-cell table:style-name="ce9" table:formula="of:=ROUND(RAND()*40+150 )" office:value-type="float" office:value="175" calcext:value-type="float">
            <text:p>175</text:p>
          </table:table-cell>
          <table:table-cell table:style-name="ce9" table:formula="of:=ROUND(RAND()*30+65 )" office:value-type="float" office:value="88" calcext:value-type="float">
            <text:p>88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9127283" calcext:value-type="float">
            <text:p>9127283</text:p>
          </table:table-cell>
          <table:table-cell table:formula="of:=RANDBETWEEN(10000000;99999999)" office:value-type="float" office:value="60000020" calcext:value-type="float">
            <text:p>60000020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Sanchez'</text:p>
          </table:table-cell>
          <table:table-cell office:value-type="string" calcext:value-type="string">
            <text:p>'Simon'</text:p>
          </table:table-cell>
          <table:table-cell table:style-name="ce8" office:value-type="string" calcext:value-type="string">
            <text:p>1963-06-08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7832772" calcext:value-type="float">
            <text:p>7832772</text:p>
          </table:table-cell>
          <table:table-cell office:value-type="string" calcext:value-type="string">
            <text:p>'Anthony'</text:p>
          </table:table-cell>
          <table:table-cell office:value-type="string" calcext:value-type="string">
            <text:p>'Amilcar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Buenrostro'</text:p>
          </table:table-cell>
          <table:table-cell table:style-name="ce8" office:value-type="string" calcext:value-type="string">
            <text:p>1963-06-08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3808208" calcext:value-type="float">
            <text:p>3808208</text:p>
          </table:table-cell>
          <table:table-cell table:style-name="ce13" table:formula="of:=RANDBETWEEN(10000000;100000000)" office:value-type="float" office:value="89875119" calcext:value-type="float">
            <text:p>89875119</text:p>
          </table:table-cell>
          <table:table-cell office:value-type="string" calcext:value-type="string">
            <text:p>Argentin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omunicación Corporativa</text:p>
          </table:table-cell>
          <table:table-cell table:number-columns-repeated="3" table:style-name="ce13" office:value-type="string" calcext:value-type="string">
            <text:p>null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Rosario</text:p>
          </table:table-cell>
          <table:table-cell/>
          <table:table-cell table:style-name="ce40" table:formula="of:=CONCATENATE(&quot;(&quot;;[.D15];&quot;,&quot;;[.E15];&quot;,&quot;;[.F15];&quot;,&quot;;[.G15];&quot;,'&quot;;[.H15];&quot;',&quot;;[.I15];&quot;,&quot;;[.J15];&quot;,'&quot;;[.K15];&quot;','&quot;;[.L15];&quot;','&quot;;[.M15];&quot;',&quot;;[.N15];&quot;,&quot;;[.O15];&quot;,&quot;;[.P15];&quot;,ROW(58,&quot;;[.Q15];[.R15];&quot;) ,ROW('&quot;;[.S15];&quot;','&quot;;[.T15];&quot;'),ARRAY['&quot;;[.U15];&quot;','&quot;;[.V15];&quot;','&quot;;[.W15];&quot;','&quot;;[.X15];&quot;','&quot;;[.Y15];&quot;','&quot;;[.Z15];&quot;']::varchar(50)[], ARRAY[ ROW(&quot;;[.AA15];&quot;,&quot;;[.AB15];&quot;,&quot;;[.AC15];&quot;,&quot;;[.AD15];&quot;,'&quot;;[.AE15];&quot;','&quot;;[.AF15];&quot;',ROW(58,&quot;;[.AG15];[.AH15];&quot;) ), ROW(&quot;;[.AI15];&quot;,&quot;;[.AJ15];&quot;,&quot;;[.AK15];&quot;,&quot;;[.AL15];&quot;,'&quot;;[.AM15];&quot;','&quot;;[.AN15];&quot;',ROW(58,&quot;;[.AO15];[.AP15];&quot;) )]::familiar_ty[], ARRAY[ ROW('&quot;;[.AQ15];&quot;','&quot;;[.AR15];&quot;'),row('&quot;;[.AS15];&quot;','&quot;;[.AT15];&quot;') ]::identificacion_ty[], ARRAY[ ROW('&quot;;[.AU15];&quot;','&quot;;[.AV15];&quot;','&quot;;[.AW15];&quot;'), ROW('&quot;;[.AX15];&quot;','&quot;;[.AY15];&quot;','&quot;;[.AZ15];&quot;') ]::nivel_educativo_ty[],null,'&quot;;[.BB15];&quot;'),&quot;)" office:value-type="string" office:string-value="('Bienvenido','Vivaldo','Martines','Luis','1994-05-26',175,88,'azul oscuro','20/20','top_secret','personal_inteligencia_data/foto.png','personal_inteligencia_data/huella_digital.png','personal_inteligencia_data/huella_retina.png',ROW(58,2129127283) ,ROW('60000020','Argentina'),ARRAY['inglés','árabe','portugués','francés','null','null']::varchar(50)[], ARRAY[ ROW('Gracia',null,'Sanchez','Simon','1963-06-08','madre',ROW(58,2127832772) ), ROW('Anthony','Amilcar','Tafoya','Buenrostro','1963-06-08','primo',ROW(58,2123808208) )]::familiar_ty[], ARRAY[ ROW('89875119','Argentina'),row('null','null') ]::identificacion_ty[], ARRAY[ ROW('Comunicación','Máster','Comunicación Corporativa'), ROW('null','null','null') ]::nivel_educativo_ty[],null,'12')," calcext:value-type="string">
            <text:p>('Bienvenido','Vivaldo','Martines','Luis','1994-05-26',175,88,'azul oscuro','20/20','top_secret','personal_inteligencia_data/foto.png','personal_inteligencia_data/huella_digital.png','personal_inteligencia_data/huella_retina.png',ROW(58,2129127283) ,ROW('60000020','Argentina'),ARRAY['inglés','árabe','portugués','francés','null','null']::varchar(50)[], ARRAY[ ROW('Gracia',null,'Sanchez','Simon','1963-06-08','madre',ROW(58,2127832772) ), ROW('Anthony','Amilcar','Tafoya','Buenrostro','1963-06-08','primo',ROW(58,2123808208) )]::familiar_ty[], ARRAY[ ROW('89875119','Argentina'),row('null','null') ]::identificacion_ty[], ARRAY[ ROW('Comunicación','Máster','Comunicación Corporativa'), ROW('null','null','null') ]::nivel_educativo_ty[],null,'12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Taiwán</text:p>
          </table:table-cell>
          <table:table-cell office:value-type="string" calcext:value-type="string">
            <text:p>analista</text:p>
          </table:table-cell>
          <table:table-cell table:style-name="ce7" table:formula="of:=[.C15]+1" office:value-type="float" office:value="13" calcext:value-type="float">
            <text:p>13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Melania'</text:p>
          </table:table-cell>
          <table:table-cell office:value-type="string" calcext:value-type="string">
            <text:p>'Michel'</text:p>
          </table:table-cell>
          <table:table-cell office:value-type="string" calcext:value-type="string">
            <text:p>'Zambrano'</text:p>
          </table:table-cell>
          <table:table-cell table:style-name="ce8" office:value-type="string" calcext:value-type="string">
            <text:p>1994-06-22</text:p>
          </table:table-cell>
          <table:table-cell table:style-name="ce9" table:formula="of:=ROUND(RAND()*40+150 )" office:value-type="float" office:value="165" calcext:value-type="float">
            <text:p>165</text:p>
          </table:table-cell>
          <table:table-cell table:style-name="ce9" table:formula="of:=ROUND(RAND()*30+65 )" office:value-type="float" office:value="92" calcext:value-type="float">
            <text:p>92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6341655" calcext:value-type="float">
            <text:p>6341655</text:p>
          </table:table-cell>
          <table:table-cell table:formula="of:=RANDBETWEEN(10000000;99999999)" office:value-type="float" office:value="99587236" calcext:value-type="float">
            <text:p>99587236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Lozada'</text:p>
          </table:table-cell>
          <table:table-cell office:value-type="string" calcext:value-type="string">
            <text:p>'Ledesma'</text:p>
          </table:table-cell>
          <table:table-cell table:style-name="ce8" office:value-type="string" calcext:value-type="string">
            <text:p>1964-03-10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9961957" calcext:value-type="float">
            <text:p>9961957</text:p>
          </table:table-cell>
          <table:table-cell office:value-type="string" calcext:value-type="string">
            <text:p>'Libertad'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Garces'</text:p>
          </table:table-cell>
          <table:table-cell office:value-type="string" calcext:value-type="string">
            <text:p>'Casanova'</text:p>
          </table:table-cell>
          <table:table-cell table:style-name="ce8" office:value-type="string" calcext:value-type="string">
            <text:p>1964-03-10</text:p>
          </table:table-cell>
          <table:table-cell office:value-type="string" calcext:value-type="string">
            <text:p>tí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3624596" calcext:value-type="float">
            <text:p>3624596</text:p>
          </table:table-cell>
          <table:table-cell table:style-name="ce13" table:formula="of:=RANDBETWEEN(10000000;100000000)" office:value-type="float" office:value="72599854" calcext:value-type="float">
            <text:p>72599854</text:p>
          </table:table-cell>
          <table:table-cell office:value-type="string" calcext:value-type="string">
            <text:p>Taiwán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cción Internacional Humanitaria</text:p>
          </table:table-cell>
          <table:table-cell table:number-columns-repeated="3" table:style-name="ce13" office:value-type="string" calcext:value-type="string">
            <text:p>null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Taipei</text:p>
          </table:table-cell>
          <table:table-cell/>
          <table:table-cell table:style-name="ce40" table:formula="of:=CONCATENATE(&quot;(&quot;;[.D16];&quot;,&quot;;[.E16];&quot;,&quot;;[.F16];&quot;,&quot;;[.G16];&quot;,'&quot;;[.H16];&quot;',&quot;;[.I16];&quot;,&quot;;[.J16];&quot;,'&quot;;[.K16];&quot;','&quot;;[.L16];&quot;','&quot;;[.M16];&quot;',&quot;;[.N16];&quot;,&quot;;[.O16];&quot;,&quot;;[.P16];&quot;,ROW(58,&quot;;[.Q16];[.R16];&quot;) ,ROW('&quot;;[.S16];&quot;','&quot;;[.T16];&quot;'),ARRAY['&quot;;[.U16];&quot;','&quot;;[.V16];&quot;','&quot;;[.W16];&quot;','&quot;;[.X16];&quot;','&quot;;[.Y16];&quot;','&quot;;[.Z16];&quot;']::varchar(50)[], ARRAY[ ROW(&quot;;[.AA16];&quot;,&quot;;[.AB16];&quot;,&quot;;[.AC16];&quot;,&quot;;[.AD16];&quot;,'&quot;;[.AE16];&quot;','&quot;;[.AF16];&quot;',ROW(58,&quot;;[.AG16];[.AH16];&quot;) ), ROW(&quot;;[.AI16];&quot;,&quot;;[.AJ16];&quot;,&quot;;[.AK16];&quot;,&quot;;[.AL16];&quot;,'&quot;;[.AM16];&quot;','&quot;;[.AN16];&quot;',ROW(58,&quot;;[.AO16];[.AP16];&quot;) )]::familiar_ty[], ARRAY[ ROW('&quot;;[.AQ16];&quot;','&quot;;[.AR16];&quot;'),row('&quot;;[.AS16];&quot;','&quot;;[.AT16];&quot;') ]::identificacion_ty[], ARRAY[ ROW('&quot;;[.AU16];&quot;','&quot;;[.AV16];&quot;','&quot;;[.AW16];&quot;'), ROW('&quot;;[.AX16];&quot;','&quot;;[.AY16];&quot;','&quot;;[.AZ16];&quot;') ]::nivel_educativo_ty[],null,'&quot;;[.BB16];&quot;'),&quot;)" office:value-type="string" office:string-value="('Donatila','Melania','Michel','Zambrano','1994-06-22',165,92,'azul claro','20/20','confidencial','personal_inteligencia_data/foto.png','personal_inteligencia_data/huella_digital.png','personal_inteligencia_data/huella_retina.png',ROW(58,4246341655) ,ROW('99587236','Taiwán'),ARRAY['inglés','árabe','portugués','francés','null','null']::varchar(50)[], ARRAY[ ROW('Santiago',null,'Lozada','Ledesma','1964-03-10','hermano',ROW(58,4249961957) ), ROW('Libertad','Eliana','Garces','Casanova','1964-03-10','tío',ROW(58,4243624596) )]::familiar_ty[], ARRAY[ ROW('72599854','Taiwán'),row('null','null') ]::identificacion_ty[], ARRAY[ ROW('Ciencias Sociales ','Máster','Acción Internacional Humanitaria'), ROW('null','null','null') ]::nivel_educativo_ty[],null,'13')," calcext:value-type="string">
            <text:p>('Donatila','Melania','Michel','Zambrano','1994-06-22',165,92,'azul claro','20/20','confidencial','personal_inteligencia_data/foto.png','personal_inteligencia_data/huella_digital.png','personal_inteligencia_data/huella_retina.png',ROW(58,4246341655) ,ROW('99587236','Taiwán'),ARRAY['inglés','árabe','portugués','francés','null','null']::varchar(50)[], ARRAY[ ROW('Santiago',null,'Lozada','Ledesma','1964-03-10','hermano',ROW(58,4249961957) ), ROW('Libertad','Eliana','Garces','Casanova','1964-03-10','tío',ROW(58,4243624596) )]::familiar_ty[], ARRAY[ ROW('72599854','Taiwán'),row('null','null') ]::identificacion_ty[], ARRAY[ ROW('Ciencias Sociales ','Máster','Acción Internacional Humanitaria'), ROW('null','null','null') ]::nivel_educativo_ty[],null,'13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Taiwán</text:p>
          </table:table-cell>
          <table:table-cell office:value-type="string" calcext:value-type="string">
            <text:p>analista</text:p>
          </table:table-cell>
          <table:table-cell table:style-name="ce7" table:formula="of:=[.C16]+1" office:value-type="float" office:value="14" calcext:value-type="float">
            <text:p>14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Caldera'</text:p>
          </table:table-cell>
          <table:table-cell office:value-type="string" calcext:value-type="string">
            <text:p>'Fabian'</text:p>
          </table:table-cell>
          <table:table-cell table:style-name="ce8" office:value-type="string" calcext:value-type="string">
            <text:p>1995-07-22</text:p>
          </table:table-cell>
          <table:table-cell table:style-name="ce9" table:formula="of:=ROUND(RAND()*40+150 )" office:value-type="float" office:value="168" calcext:value-type="float">
            <text:p>168</text:p>
          </table:table-cell>
          <table:table-cell table:style-name="ce9" table:formula="of:=ROUND(RAND()*30+65 )" office:value-type="float" office:value="79" calcext:value-type="float">
            <text:p>79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9143915" calcext:value-type="float">
            <text:p>9143915</text:p>
          </table:table-cell>
          <table:table-cell table:formula="of:=RANDBETWEEN(10000000;99999999)" office:value-type="float" office:value="72350151" calcext:value-type="float">
            <text:p>72350151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Villeda'</text:p>
          </table:table-cell>
          <table:table-cell table:style-name="ce8" office:value-type="string" calcext:value-type="string">
            <text:p>1965-12-24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6740188" calcext:value-type="float">
            <text:p>6740188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Chistopher'</text:p>
          </table:table-cell>
          <table:table-cell office:value-type="string" calcext:value-type="string">
            <text:p>'Concepcion'</text:p>
          </table:table-cell>
          <table:table-cell office:value-type="string" calcext:value-type="string">
            <text:p>'Teran'</text:p>
          </table:table-cell>
          <table:table-cell table:style-name="ce8" office:value-type="string" calcext:value-type="string">
            <text:p>1965-12-24</text:p>
          </table:table-cell>
          <table:table-cell office:value-type="string" calcext:value-type="string">
            <text:p>padre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6784449" calcext:value-type="float">
            <text:p>6784449</text:p>
          </table:table-cell>
          <table:table-cell table:style-name="ce13" table:formula="of:=RANDBETWEEN(10000000;100000000)" office:value-type="float" office:value="64812075" calcext:value-type="float">
            <text:p>64812075</text:p>
          </table:table-cell>
          <table:table-cell office:value-type="string" calcext:value-type="string">
            <text:p>Taiwán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sesoría Fiscal</text:p>
          </table:table-cell>
          <table:table-cell table:number-columns-repeated="3" table:style-name="ce13" office:value-type="string" calcext:value-type="string">
            <text:p>null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Tainan</text:p>
          </table:table-cell>
          <table:table-cell/>
          <table:table-cell table:style-name="ce40" table:formula="of:=CONCATENATE(&quot;(&quot;;[.D17];&quot;,&quot;;[.E17];&quot;,&quot;;[.F17];&quot;,&quot;;[.G17];&quot;,'&quot;;[.H17];&quot;',&quot;;[.I17];&quot;,&quot;;[.J17];&quot;,'&quot;;[.K17];&quot;','&quot;;[.L17];&quot;','&quot;;[.M17];&quot;',&quot;;[.N17];&quot;,&quot;;[.O17];&quot;,&quot;;[.P17];&quot;,ROW(58,&quot;;[.Q17];[.R17];&quot;) ,ROW('&quot;;[.S17];&quot;','&quot;;[.T17];&quot;'),ARRAY['&quot;;[.U17];&quot;','&quot;;[.V17];&quot;','&quot;;[.W17];&quot;','&quot;;[.X17];&quot;','&quot;;[.Y17];&quot;','&quot;;[.Z17];&quot;']::varchar(50)[], ARRAY[ ROW(&quot;;[.AA17];&quot;,&quot;;[.AB17];&quot;,&quot;;[.AC17];&quot;,&quot;;[.AD17];&quot;,'&quot;;[.AE17];&quot;','&quot;;[.AF17];&quot;',ROW(58,&quot;;[.AG17];[.AH17];&quot;) ), ROW(&quot;;[.AI17];&quot;,&quot;;[.AJ17];&quot;,&quot;;[.AK17];&quot;,&quot;;[.AL17];&quot;,'&quot;;[.AM17];&quot;','&quot;;[.AN17];&quot;',ROW(58,&quot;;[.AO17];[.AP17];&quot;) )]::familiar_ty[], ARRAY[ ROW('&quot;;[.AQ17];&quot;','&quot;;[.AR17];&quot;'),row('&quot;;[.AS17];&quot;','&quot;;[.AT17];&quot;') ]::identificacion_ty[], ARRAY[ ROW('&quot;;[.AU17];&quot;','&quot;;[.AV17];&quot;','&quot;;[.AW17];&quot;'), ROW('&quot;;[.AX17];&quot;','&quot;;[.AY17];&quot;','&quot;;[.AZ17];&quot;') ]::nivel_educativo_ty[],null,'&quot;;[.BB17];&quot;'),&quot;)" office:value-type="string" office:string-value="('Haydee','Gladys','Caldera','Fabian','1995-07-22',168,79,'marrón claro','20/20','confidencial','personal_inteligencia_data/foto.png','personal_inteligencia_data/huella_digital.png','personal_inteligencia_data/huella_retina.png',ROW(58,4129143915) ,ROW('72350151','Taiwán'),ARRAY['inglés','árabe','portugués','francés','null','null']::varchar(50)[], ARRAY[ ROW('Haydee',null,'Solis','Villeda','1965-12-24','hermano',ROW(58,4126740188) ), ROW('Ignacio','Chistopher','Concepcion','Teran','1965-12-24','padre',ROW(58,4126784449) )]::familiar_ty[], ARRAY[ ROW('64812075','Taiwán'),row('null','null') ]::identificacion_ty[], ARRAY[ ROW('Derecho','Máster','Asesoría Fiscal'), ROW('null','null','null') ]::nivel_educativo_ty[],null,'14')," calcext:value-type="string">
            <text:p>('Haydee','Gladys','Caldera','Fabian','1995-07-22',168,79,'marrón claro','20/20','confidencial','personal_inteligencia_data/foto.png','personal_inteligencia_data/huella_digital.png','personal_inteligencia_data/huella_retina.png',ROW(58,4129143915) ,ROW('72350151','Taiwán'),ARRAY['inglés','árabe','portugués','francés','null','null']::varchar(50)[], ARRAY[ ROW('Haydee',null,'Solis','Villeda','1965-12-24','hermano',ROW(58,4126740188) ), ROW('Ignacio','Chistopher','Concepcion','Teran','1965-12-24','padre',ROW(58,4126784449) )]::familiar_ty[], ARRAY[ ROW('64812075','Taiwán'),row('null','null') ]::identificacion_ty[], ARRAY[ ROW('Derecho','Máster','Asesoría Fiscal'), ROW('null','null','null') ]::nivel_educativo_ty[],null,'14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Taiwán</text:p>
          </table:table-cell>
          <table:table-cell office:value-type="string" calcext:value-type="string">
            <text:p>agente</text:p>
          </table:table-cell>
          <table:table-cell table:style-name="ce7" table:formula="of:=[.C17]+1" office:value-type="float" office:value="15" calcext:value-type="float">
            <text:p>15</text:p>
          </table:table-cell>
          <table:table-cell office:value-type="string" calcext:value-type="string">
            <text:p>'Elizabeth'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Henriquez'</text:p>
          </table:table-cell>
          <table:table-cell office:value-type="string" calcext:value-type="string">
            <text:p>'Hinojosa'</text:p>
          </table:table-cell>
          <table:table-cell table:style-name="ce8" office:value-type="string" calcext:value-type="string">
            <text:p>1996-09-20</text:p>
          </table:table-cell>
          <table:table-cell table:style-name="ce9" table:formula="of:=ROUND(RAND()*40+150 )" office:value-type="float" office:value="172" calcext:value-type="float">
            <text:p>172</text:p>
          </table:table-cell>
          <table:table-cell table:style-name="ce9" table:formula="of:=ROUND(RAND()*30+65 )" office:value-type="float" office:value="83" calcext:value-type="float">
            <text:p>83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63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5556605" calcext:value-type="float">
            <text:p>5556605</text:p>
          </table:table-cell>
          <table:table-cell table:formula="of:=RANDBETWEEN(10000000;99999999)" office:value-type="float" office:value="16401926" calcext:value-type="float">
            <text:p>16401926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Estevez'</text:p>
          </table:table-cell>
          <table:table-cell office:value-type="string" calcext:value-type="string">
            <text:p>'Cifuentes'</text:p>
          </table:table-cell>
          <table:table-cell table:style-name="ce8" office:value-type="string" calcext:value-type="string">
            <text:p>1970-06-29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8976930" calcext:value-type="float">
            <text:p>8976930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Regalado'</text:p>
          </table:table-cell>
          <table:table-cell office:value-type="string" calcext:value-type="string">
            <text:p>'Machuca'</text:p>
          </table:table-cell>
          <table:table-cell table:style-name="ce8" office:value-type="string" calcext:value-type="string">
            <text:p>1970-06-29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5936116" calcext:value-type="float">
            <text:p>5936116</text:p>
          </table:table-cell>
          <table:table-cell table:style-name="ce13" table:formula="of:=RANDBETWEEN(10000000;100000000)" office:value-type="float" office:value="34769556" calcext:value-type="float">
            <text:p>34769556</text:p>
          </table:table-cell>
          <table:table-cell office:value-type="string" calcext:value-type="string">
            <text:p>Taiwán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Química Orgánica</text:p>
          </table:table-cell>
          <table:table-cell table:number-columns-repeated="3" table:style-name="ce13" office:value-type="string" calcext:value-type="string">
            <text:p>null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5" office:value-type="string" calcext:value-type="string">
            <text:p>Kaohsiung</text:p>
          </table:table-cell>
          <table:table-cell/>
          <table:table-cell table:style-name="ce40" table:formula="of:=CONCATENATE(&quot;(&quot;;[.D18];&quot;,&quot;;[.E18];&quot;,&quot;;[.F18];&quot;,&quot;;[.G18];&quot;,'&quot;;[.H18];&quot;',&quot;;[.I18];&quot;,&quot;;[.J18];&quot;,'&quot;;[.K18];&quot;','&quot;;[.L18];&quot;','&quot;;[.M18];&quot;',&quot;;[.N18];&quot;,&quot;;[.O18];&quot;,&quot;;[.P18];&quot;,ROW(58,&quot;;[.Q18];[.R18];&quot;) ,ROW('&quot;;[.S18];&quot;','&quot;;[.T18];&quot;'),ARRAY['&quot;;[.U18];&quot;','&quot;;[.V18];&quot;','&quot;;[.W18];&quot;','&quot;;[.X18];&quot;','&quot;;[.Y18];&quot;','&quot;;[.Z18];&quot;']::varchar(50)[], ARRAY[ ROW(&quot;;[.AA18];&quot;,&quot;;[.AB18];&quot;,&quot;;[.AC18];&quot;,&quot;;[.AD18];&quot;,'&quot;;[.AE18];&quot;','&quot;;[.AF18];&quot;',ROW(58,&quot;;[.AG18];[.AH18];&quot;) ), ROW(&quot;;[.AI18];&quot;,&quot;;[.AJ18];&quot;,&quot;;[.AK18];&quot;,&quot;;[.AL18];&quot;,'&quot;;[.AM18];&quot;','&quot;;[.AN18];&quot;',ROW(58,&quot;;[.AO18];[.AP18];&quot;) )]::familiar_ty[], ARRAY[ ROW('&quot;;[.AQ18];&quot;','&quot;;[.AR18];&quot;'),row('&quot;;[.AS18];&quot;','&quot;;[.AT18];&quot;') ]::identificacion_ty[], ARRAY[ ROW('&quot;;[.AU18];&quot;','&quot;;[.AV18];&quot;','&quot;;[.AW18];&quot;'), ROW('&quot;;[.AX18];&quot;','&quot;;[.AY18];&quot;','&quot;;[.AZ18];&quot;') ]::nivel_educativo_ty[],null,'&quot;;[.BB18];&quot;'),&quot;)" office:value-type="string" office:string-value="('Elizabeth','Eduviges','Henriquez','Hinojosa','1996-09-20',172,83,'marrón oscuro','20/63','confidencial','personal_inteligencia_data/foto.png','personal_inteligencia_data/huella_digital.png','personal_inteligencia_data/huella_retina.png',ROW(58,2125556605) ,ROW('16401926','Taiwán'),ARRAY['inglés','árabe','portugués','francés','null','null']::varchar(50)[], ARRAY[ ROW('Caligula',null,'Estevez','Cifuentes','1970-06-29','abuelo',ROW(58,2128976930) ), ROW('Fidel','Juan','Regalado','Machuca','1970-06-29','madre',ROW(58,2125936116) )]::familiar_ty[], ARRAY[ ROW('34769556','Taiwán'),row('null','null') ]::identificacion_ty[], ARRAY[ ROW('Criminología','Máster','Química Orgánica'), ROW('null','null','null') ]::nivel_educativo_ty[],null,'15')," calcext:value-type="string">
            <text:p>('Elizabeth','Eduviges','Henriquez','Hinojosa','1996-09-20',172,83,'marrón oscuro','20/63','confidencial','personal_inteligencia_data/foto.png','personal_inteligencia_data/huella_digital.png','personal_inteligencia_data/huella_retina.png',ROW(58,2125556605) ,ROW('16401926','Taiwán'),ARRAY['inglés','árabe','portugués','francés','null','null']::varchar(50)[], ARRAY[ ROW('Caligula',null,'Estevez','Cifuentes','1970-06-29','abuelo',ROW(58,2128976930) ), ROW('Fidel','Juan','Regalado','Machuca','1970-06-29','madre',ROW(58,2125936116) )]::familiar_ty[], ARRAY[ ROW('34769556','Taiwán'),row('null','null') ]::identificacion_ty[], ARRAY[ ROW('Criminología','Máster','Química Orgánica'), ROW('null','null','null') ]::nivel_educativo_ty[],null,'15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Malasia</text:p>
          </table:table-cell>
          <table:table-cell office:value-type="string" calcext:value-type="string">
            <text:p>analista</text:p>
          </table:table-cell>
          <table:table-cell table:style-name="ce7" table:formula="of:=[.C18]+1" office:value-type="float" office:value="16" calcext:value-type="float">
            <text:p>16</text:p>
          </table:table-cell>
          <table:table-cell office:value-type="string" calcext:value-type="string">
            <text:p>'Regulo'</text:p>
          </table:table-cell>
          <table:table-cell office:value-type="string" calcext:value-type="string">
            <text:p>'Pastor'</text:p>
          </table:table-cell>
          <table:table-cell office:value-type="string" calcext:value-type="string">
            <text:p>'Coria'</text:p>
          </table:table-cell>
          <table:table-cell office:value-type="string" calcext:value-type="string">
            <text:p>'Valverde'</text:p>
          </table:table-cell>
          <table:table-cell table:style-name="ce8" office:value-type="string" calcext:value-type="string">
            <text:p>1996-11-15</text:p>
          </table:table-cell>
          <table:table-cell table:style-name="ce9" table:formula="of:=ROUND(RAND()*40+150 )" office:value-type="float" office:value="187" calcext:value-type="float">
            <text:p>187</text:p>
          </table:table-cell>
          <table:table-cell table:style-name="ce9" table:formula="of:=ROUND(RAND()*30+65 )" office:value-type="float" office:value="91" calcext:value-type="float">
            <text:p>91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1435775" calcext:value-type="float">
            <text:p>1435775</text:p>
          </table:table-cell>
          <table:table-cell table:formula="of:=RANDBETWEEN(10000000;99999999)" office:value-type="float" office:value="62309586" calcext:value-type="float">
            <text:p>62309586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rmijo'</text:p>
          </table:table-cell>
          <table:table-cell office:value-type="string" calcext:value-type="string">
            <text:p>'Jimenez'</text:p>
          </table:table-cell>
          <table:table-cell table:style-name="ce8" office:value-type="string" calcext:value-type="string">
            <text:p>1970-12-22</text:p>
          </table:table-cell>
          <table:table-cell office:value-type="string" calcext:value-type="string">
            <text:p>prim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6219351" calcext:value-type="float">
            <text:p>6219351</text:p>
          </table:table-cell>
          <table:table-cell office:value-type="string" calcext:value-type="string">
            <text:p>'Emperatriz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ngulo'</text:p>
          </table:table-cell>
          <table:table-cell office:value-type="string" calcext:value-type="string">
            <text:p>'Valdivia'</text:p>
          </table:table-cell>
          <table:table-cell table:style-name="ce8" office:value-type="string" calcext:value-type="string">
            <text:p>1970-12-22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4334622" calcext:value-type="float">
            <text:p>4334622</text:p>
          </table:table-cell>
          <table:table-cell table:style-name="ce13" table:formula="of:=RANDBETWEEN(10000000;100000000)" office:value-type="float" office:value="68046011" calcext:value-type="float">
            <text:p>68046011</text:p>
          </table:table-cell>
          <table:table-cell office:value-type="string" calcext:value-type="string">
            <text:p>Malasia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style-name="ce12" office:value-type="string" calcext:value-type="string">
            <text:p>Psicolog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teligencia Emocional</text:p>
          </table:table-cell>
          <table:table-cell table:number-columns-repeated="3" table:style-name="ce13" office:value-type="string" calcext:value-type="string">
            <text:p>null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5" office:value-type="string" calcext:value-type="string">
            <text:p>Kuala Lumpur</text:p>
          </table:table-cell>
          <table:table-cell/>
          <table:table-cell table:style-name="ce40" table:formula="of:=CONCATENATE(&quot;(&quot;;[.D19];&quot;,&quot;;[.E19];&quot;,&quot;;[.F19];&quot;,&quot;;[.G19];&quot;,'&quot;;[.H19];&quot;',&quot;;[.I19];&quot;,&quot;;[.J19];&quot;,'&quot;;[.K19];&quot;','&quot;;[.L19];&quot;','&quot;;[.M19];&quot;',&quot;;[.N19];&quot;,&quot;;[.O19];&quot;,&quot;;[.P19];&quot;,ROW(58,&quot;;[.Q19];[.R19];&quot;) ,ROW('&quot;;[.S19];&quot;','&quot;;[.T19];&quot;'),ARRAY['&quot;;[.U19];&quot;','&quot;;[.V19];&quot;','&quot;;[.W19];&quot;','&quot;;[.X19];&quot;','&quot;;[.Y19];&quot;','&quot;;[.Z19];&quot;']::varchar(50)[], ARRAY[ ROW(&quot;;[.AA19];&quot;,&quot;;[.AB19];&quot;,&quot;;[.AC19];&quot;,&quot;;[.AD19];&quot;,'&quot;;[.AE19];&quot;','&quot;;[.AF19];&quot;',ROW(58,&quot;;[.AG19];[.AH19];&quot;) ), ROW(&quot;;[.AI19];&quot;,&quot;;[.AJ19];&quot;,&quot;;[.AK19];&quot;,&quot;;[.AL19];&quot;,'&quot;;[.AM19];&quot;','&quot;;[.AN19];&quot;',ROW(58,&quot;;[.AO19];[.AP19];&quot;) )]::familiar_ty[], ARRAY[ ROW('&quot;;[.AQ19];&quot;','&quot;;[.AR19];&quot;'),row('&quot;;[.AS19];&quot;','&quot;;[.AT19];&quot;') ]::identificacion_ty[], ARRAY[ ROW('&quot;;[.AU19];&quot;','&quot;;[.AV19];&quot;','&quot;;[.AW19];&quot;'), ROW('&quot;;[.AX19];&quot;','&quot;;[.AY19];&quot;','&quot;;[.AZ19];&quot;') ]::nivel_educativo_ty[],null,'&quot;;[.BB19];&quot;'),&quot;)" office:value-type="string" office:string-value="('Regulo','Pastor','Coria','Valverde','1996-11-15',187,91,'verde claro','20/50','no_clasificado','personal_inteligencia_data/foto.png','personal_inteligencia_data/huella_digital.png','personal_inteligencia_data/huella_retina.png',ROW(58,4241435775) ,ROW('62309586','Malasia'),ARRAY['inglés','árabe','portugués','francés','null','null']::varchar(50)[], ARRAY[ ROW('Marco',null,'Armijo','Jimenez','1970-12-22','primo',ROW(58,4246219351) ), ROW('Emperatriz',null,'Angulo','Valdivia','1970-12-22','hermano',ROW(58,4244334622) )]::familiar_ty[], ARRAY[ ROW('68046011','Malasia'),row('null','null') ]::identificacion_ty[], ARRAY[ ROW('Psicología','Máster','Inteligencia Emocional'), ROW('null','null','null') ]::nivel_educativo_ty[],null,'16')," calcext:value-type="string">
            <text:p>('Regulo','Pastor','Coria','Valverde','1996-11-15',187,91,'verde claro','20/50','no_clasificado','personal_inteligencia_data/foto.png','personal_inteligencia_data/huella_digital.png','personal_inteligencia_data/huella_retina.png',ROW(58,4241435775) ,ROW('62309586','Malasia'),ARRAY['inglés','árabe','portugués','francés','null','null']::varchar(50)[], ARRAY[ ROW('Marco',null,'Armijo','Jimenez','1970-12-22','primo',ROW(58,4246219351) ), ROW('Emperatriz',null,'Angulo','Valdivia','1970-12-22','hermano',ROW(58,4244334622) )]::familiar_ty[], ARRAY[ ROW('68046011','Malasia'),row('null','null') ]::identificacion_ty[], ARRAY[ ROW('Psicología','Máster','Inteligencia Emocional'), ROW('null','null','null') ]::nivel_educativo_ty[],null,'16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Malasia</text:p>
          </table:table-cell>
          <table:table-cell office:value-type="string" calcext:value-type="string">
            <text:p>analista</text:p>
          </table:table-cell>
          <table:table-cell table:style-name="ce7" table:formula="of:=[.C19]+1" office:value-type="float" office:value="17" calcext:value-type="float">
            <text:p>17</text:p>
          </table:table-cell>
          <table:table-cell office:value-type="string" calcext:value-type="string">
            <text:p>'Ives'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Alejo'</text:p>
          </table:table-cell>
          <table:table-cell table:style-name="ce8" office:value-type="string" calcext:value-type="string">
            <text:p>1997-08-10</text:p>
          </table:table-cell>
          <table:table-cell table:style-name="ce9" table:formula="of:=ROUND(RAND()*40+150 )" office:value-type="float" office:value="178" calcext:value-type="float">
            <text:p>178</text:p>
          </table:table-cell>
          <table:table-cell table:style-name="ce9" table:formula="of:=ROUND(RAND()*30+65 )" office:value-type="float" office:value="73" calcext:value-type="float">
            <text:p>73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4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87" calcext:value-type="float">
            <text:p>287</text:p>
          </table:table-cell>
          <table:table-cell table:formula="of:=RANDBETWEEN(1000000;9999999)" office:value-type="float" office:value="5501266" calcext:value-type="float">
            <text:p>5501266</text:p>
          </table:table-cell>
          <table:table-cell table:formula="of:=RANDBETWEEN(10000000;99999999)" office:value-type="float" office:value="49439798" calcext:value-type="float">
            <text:p>49439798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Delrio'</text:p>
          </table:table-cell>
          <table:table-cell office:value-type="string" calcext:value-type="string">
            <text:p>'Caldera'</text:p>
          </table:table-cell>
          <table:table-cell table:style-name="ce8" office:value-type="string" calcext:value-type="string">
            <text:p>1971-06-23</text:p>
          </table:table-cell>
          <table:table-cell office:value-type="string" calcext:value-type="string">
            <text:p>tío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2043790" calcext:value-type="float">
            <text:p>2043790</text:p>
          </table:table-cell>
          <table:table-cell office:value-type="string" calcext:value-type="string">
            <text:p>'Vilm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nreal'</text:p>
          </table:table-cell>
          <table:table-cell office:value-type="string" calcext:value-type="string">
            <text:p>'Toscano'</text:p>
          </table:table-cell>
          <table:table-cell table:style-name="ce8" office:value-type="string" calcext:value-type="string">
            <text:p>1971-06-23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3003604" calcext:value-type="float">
            <text:p>3003604</text:p>
          </table:table-cell>
          <table:table-cell table:style-name="ce13" table:formula="of:=RANDBETWEEN(10000000;100000000)" office:value-type="float" office:value="66882732" calcext:value-type="float">
            <text:p>66882732</text:p>
          </table:table-cell>
          <table:table-cell office:value-type="string" calcext:value-type="string">
            <text:p>Malasia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style-name="ce12" office:value-type="string" calcext:value-type="string">
            <text:p>Enfermería</text:p>
          </table:table-cell>
          <table:table-cell table:number-columns-repeated="5" table:style-name="ce13" office:value-type="string" calcext:value-type="string">
            <text:p>null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5" office:value-type="string" calcext:value-type="string">
            <text:p>Malaca</text:p>
          </table:table-cell>
          <table:table-cell/>
          <table:table-cell table:style-name="ce40" table:formula="of:=CONCATENATE(&quot;(&quot;;[.D20];&quot;,&quot;;[.E20];&quot;,&quot;;[.F20];&quot;,&quot;;[.G20];&quot;,'&quot;;[.H20];&quot;',&quot;;[.I20];&quot;,&quot;;[.J20];&quot;,'&quot;;[.K20];&quot;','&quot;;[.L20];&quot;','&quot;;[.M20];&quot;',&quot;;[.N20];&quot;,&quot;;[.O20];&quot;,&quot;;[.P20];&quot;,ROW(58,&quot;;[.Q20];[.R20];&quot;) ,ROW('&quot;;[.S20];&quot;','&quot;;[.T20];&quot;'),ARRAY['&quot;;[.U20];&quot;','&quot;;[.V20];&quot;','&quot;;[.W20];&quot;','&quot;;[.X20];&quot;','&quot;;[.Y20];&quot;','&quot;;[.Z20];&quot;']::varchar(50)[], ARRAY[ ROW(&quot;;[.AA20];&quot;,&quot;;[.AB20];&quot;,&quot;;[.AC20];&quot;,&quot;;[.AD20];&quot;,'&quot;;[.AE20];&quot;','&quot;;[.AF20];&quot;',ROW(58,&quot;;[.AG20];[.AH20];&quot;) ), ROW(&quot;;[.AI20];&quot;,&quot;;[.AJ20];&quot;,&quot;;[.AK20];&quot;,&quot;;[.AL20];&quot;,'&quot;;[.AM20];&quot;','&quot;;[.AN20];&quot;',ROW(58,&quot;;[.AO20];[.AP20];&quot;) )]::familiar_ty[], ARRAY[ ROW('&quot;;[.AQ20];&quot;','&quot;;[.AR20];&quot;'),row('&quot;;[.AS20];&quot;','&quot;;[.AT20];&quot;') ]::identificacion_ty[], ARRAY[ ROW('&quot;;[.AU20];&quot;','&quot;;[.AV20];&quot;','&quot;;[.AW20];&quot;'), ROW('&quot;;[.AX4];&quot;','&quot;;[.AY20];&quot;','&quot;;[.AZ20];&quot;') ]::nivel_educativo_ty[],null,'&quot;;[.BB20];&quot;'),&quot;)" office:value-type="string" office:string-value="('Ives','Victor','Valerio','Alejo','1997-08-10',178,73,'verde oscuro','20/40','no_clasificado','personal_inteligencia_data/foto.png','personal_inteligencia_data/huella_digital.png','personal_inteligencia_data/huella_retina.png',ROW(58,2875501266) ,ROW('49439798','Malasia'),ARRAY['inglés','árabe','portugués','francés','null','null']::varchar(50)[], ARRAY[ ROW('Cesarino',null,'Delrio','Caldera','1971-06-23','tío',ROW(58,2872043790) ), ROW('Vilma',null,'Monreal','Toscano','1971-06-23','hermano',ROW(58,2873003604) )]::familiar_ty[], ARRAY[ ROW('66882732','Malasia'),row('null','null') ]::identificacion_ty[], ARRAY[ ROW('Enfermería','null','null'), ROW('null','null','null') ]::nivel_educativo_ty[],null,'17')," calcext:value-type="string">
            <text:p>('Ives','Victor','Valerio','Alejo','1997-08-10',178,73,'verde oscuro','20/40','no_clasificado','personal_inteligencia_data/foto.png','personal_inteligencia_data/huella_digital.png','personal_inteligencia_data/huella_retina.png',ROW(58,2875501266) ,ROW('49439798','Malasia'),ARRAY['inglés','árabe','portugués','francés','null','null']::varchar(50)[], ARRAY[ ROW('Cesarino',null,'Delrio','Caldera','1971-06-23','tío',ROW(58,2872043790) ), ROW('Vilma',null,'Monreal','Toscano','1971-06-23','hermano',ROW(58,2873003604) )]::familiar_ty[], ARRAY[ ROW('66882732','Malasia'),row('null','null') ]::identificacion_ty[], ARRAY[ ROW('Enfermería','null','null'), ROW('null','null','null') ]::nivel_educativo_ty[],null,'17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Malasia</text:p>
          </table:table-cell>
          <table:table-cell office:value-type="string" calcext:value-type="string">
            <text:p>agente</text:p>
          </table:table-cell>
          <table:table-cell table:style-name="ce7" table:formula="of:=[.C20]+1" office:value-type="float" office:value="18" calcext:value-type="float">
            <text:p>18</text:p>
          </table:table-cell>
          <table:table-cell office:value-type="string" calcext:value-type="string">
            <text:p>'Jayden'</text:p>
          </table:table-cell>
          <table:table-cell office:value-type="string" calcext:value-type="string">
            <text:p>'Emilio'</text:p>
          </table:table-cell>
          <table:table-cell office:value-type="string" calcext:value-type="string">
            <text:p>'Amezcua'</text:p>
          </table:table-cell>
          <table:table-cell office:value-type="string" calcext:value-type="string">
            <text:p>'Maya'</text:p>
          </table:table-cell>
          <table:table-cell table:style-name="ce8" office:value-type="string" calcext:value-type="string">
            <text:p>1997-10-10</text:p>
          </table:table-cell>
          <table:table-cell table:style-name="ce9" table:formula="of:=ROUND(RAND()*40+150 )" office:value-type="float" office:value="160" calcext:value-type="float">
            <text:p>160</text:p>
          </table:table-cell>
          <table:table-cell table:style-name="ce9" table:formula="of:=ROUND(RAND()*30+65 )" office:value-type="float" office:value="66" calcext:value-type="float">
            <text:p>66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32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43" calcext:value-type="float">
            <text:p>243</text:p>
          </table:table-cell>
          <table:table-cell table:formula="of:=RANDBETWEEN(1000000;9999999)" office:value-type="float" office:value="8500911" calcext:value-type="float">
            <text:p>8500911</text:p>
          </table:table-cell>
          <table:table-cell table:formula="of:=RANDBETWEEN(10000000;99999999)" office:value-type="float" office:value="46550465" calcext:value-type="float">
            <text:p>46550465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Lucia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Garibay'</text:p>
          </table:table-cell>
          <table:table-cell office:value-type="string" calcext:value-type="string">
            <text:p>'Contreras'</text:p>
          </table:table-cell>
          <table:table-cell table:style-name="ce8" office:value-type="string" calcext:value-type="string">
            <text:p>1973-05-18</text:p>
          </table:table-cell>
          <table:table-cell office:value-type="string" calcext:value-type="string">
            <text:p>padre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4099427" calcext:value-type="float">
            <text:p>4099427</text:p>
          </table:table-cell>
          <table:table-cell office:value-type="string" calcext:value-type="string">
            <text:p>'Lu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astrejon'</text:p>
          </table:table-cell>
          <table:table-cell office:value-type="string" calcext:value-type="string">
            <text:p>'Narvaez'</text:p>
          </table:table-cell>
          <table:table-cell table:style-name="ce8" office:value-type="string" calcext:value-type="string">
            <text:p>1973-05-18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4789255" calcext:value-type="float">
            <text:p>4789255</text:p>
          </table:table-cell>
          <table:table-cell table:style-name="ce13" table:formula="of:=RANDBETWEEN(10000000;100000000)" office:value-type="float" office:value="22645777" calcext:value-type="float">
            <text:p>22645777</text:p>
          </table:table-cell>
          <table:table-cell office:value-type="string" calcext:value-type="string">
            <text:p>Malasi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5" table:style-name="ce13" office:value-type="string" calcext:value-type="string">
            <text:p>null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5" office:value-type="string" calcext:value-type="string">
            <text:p>Pulau Pinang</text:p>
          </table:table-cell>
          <table:table-cell/>
          <table:table-cell table:style-name="ce40" table:formula="of:=CONCATENATE(&quot;(&quot;;[.D21];&quot;,&quot;;[.E21];&quot;,&quot;;[.F21];&quot;,&quot;;[.G21];&quot;,'&quot;;[.H21];&quot;',&quot;;[.I21];&quot;,&quot;;[.J21];&quot;,'&quot;;[.K21];&quot;','&quot;;[.L21];&quot;','&quot;;[.M21];&quot;',&quot;;[.N21];&quot;,&quot;;[.O21];&quot;,&quot;;[.P21];&quot;,ROW(58,&quot;;[.Q21];[.R21];&quot;) ,ROW('&quot;;[.S21];&quot;','&quot;;[.T21];&quot;'),ARRAY['&quot;;[.U21];&quot;','&quot;;[.V21];&quot;','&quot;;[.W21];&quot;','&quot;;[.X21];&quot;','&quot;;[.Y21];&quot;','&quot;;[.Z21];&quot;']::varchar(50)[], ARRAY[ ROW(&quot;;[.AA21];&quot;,&quot;;[.AB21];&quot;,&quot;;[.AC21];&quot;,&quot;;[.AD21];&quot;,'&quot;;[.AE21];&quot;','&quot;;[.AF21];&quot;',ROW(58,&quot;;[.AG21];[.AH21];&quot;) ), ROW(&quot;;[.AI21];&quot;,&quot;;[.AJ21];&quot;,&quot;;[.AK21];&quot;,&quot;;[.AL21];&quot;,'&quot;;[.AM21];&quot;','&quot;;[.AN21];&quot;',ROW(58,&quot;;[.AO21];[.AP21];&quot;) )]::familiar_ty[], ARRAY[ ROW('&quot;;[.AQ21];&quot;','&quot;;[.AR21];&quot;'),row('&quot;;[.AS21];&quot;','&quot;;[.AT21];&quot;') ]::identificacion_ty[], ARRAY[ ROW('&quot;;[.AU21];&quot;','&quot;;[.AV21];&quot;','&quot;;[.AW21];&quot;'), ROW('&quot;;[.AX21];&quot;','&quot;;[.AY21];&quot;','&quot;;[.AZ21];&quot;') ]::nivel_educativo_ty[],null,'&quot;;[.BB21];&quot;'),&quot;)" office:value-type="string" office:string-value="('Jayden','Emilio','Amezcua','Maya','1997-10-10',160,66,'azul oscuro','20/32','no_clasificado','personal_inteligencia_data/foto.png','personal_inteligencia_data/huella_digital.png','personal_inteligencia_data/huella_retina.png',ROW(58,2438500911) ,ROW('46550465','Malasia'),ARRAY['inglés','árabe','portugués','francés','null','null']::varchar(50)[], ARRAY[ ROW('Luciana',null,'Garibay','Contreras','1973-05-18','padre',ROW(58,2434099427) ), ROW('Luna',null,'Castrejon','Narvaez','1973-05-18','abuelo',ROW(58,2434789255) )]::familiar_ty[], ARRAY[ ROW('22645777','Malasia'),row('null','null') ]::identificacion_ty[], ARRAY[ ROW('Criminología','null','null'), ROW('null','null','null') ]::nivel_educativo_ty[],null,'18')," calcext:value-type="string">
            <text:p>('Jayden','Emilio','Amezcua','Maya','1997-10-10',160,66,'azul oscuro','20/32','no_clasificado','personal_inteligencia_data/foto.png','personal_inteligencia_data/huella_digital.png','personal_inteligencia_data/huella_retina.png',ROW(58,2438500911) ,ROW('46550465','Malasia'),ARRAY['inglés','árabe','portugués','francés','null','null']::varchar(50)[], ARRAY[ ROW('Luciana',null,'Garibay','Contreras','1973-05-18','padre',ROW(58,2434099427) ), ROW('Luna',null,'Castrejon','Narvaez','1973-05-18','abuelo',ROW(58,2434789255) )]::familiar_ty[], ARRAY[ ROW('22645777','Malasia'),row('null','null') ]::identificacion_ty[], ARRAY[ ROW('Criminología','null','null'), ROW('null','null','null') ]::nivel_educativo_ty[],null,'18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agente</text:p>
          </table:table-cell>
          <table:table-cell table:style-name="ce7" table:formula="of:=[.C21]+1" office:value-type="float" office:value="19" calcext:value-type="float">
            <text:p>19</text:p>
          </table:table-cell>
          <table:table-cell office:value-type="string" calcext:value-type="string">
            <text:p>'Teodora'</text:p>
          </table:table-cell>
          <table:table-cell office:value-type="string" calcext:value-type="string">
            <text:p>'Abigail'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Armendariz'</text:p>
          </table:table-cell>
          <table:table-cell table:style-name="ce8" office:value-type="string" calcext:value-type="string">
            <text:p>1997-12-15</text:p>
          </table:table-cell>
          <table:table-cell table:style-name="ce9" table:formula="of:=ROUND(RAND()*40+150 )" office:value-type="float" office:value="160" calcext:value-type="float">
            <text:p>160</text:p>
          </table:table-cell>
          <table:table-cell table:style-name="ce9" table:formula="of:=ROUND(RAND()*30+65 )" office:value-type="float" office:value="80" calcext:value-type="float">
            <text:p>80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25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81" calcext:value-type="float">
            <text:p>281</text:p>
          </table:table-cell>
          <table:table-cell table:formula="of:=RANDBETWEEN(1000000;9999999)" office:value-type="float" office:value="3198511" calcext:value-type="float">
            <text:p>3198511</text:p>
          </table:table-cell>
          <table:table-cell table:formula="of:=RANDBETWEEN(10000000;99999999)" office:value-type="float" office:value="83049381" calcext:value-type="float">
            <text:p>83049381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Fermi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Figueroa'</text:p>
          </table:table-cell>
          <table:table-cell office:value-type="string" calcext:value-type="string">
            <text:p>'Cordova'</text:p>
          </table:table-cell>
          <table:table-cell table:style-name="ce8" office:value-type="string" calcext:value-type="string">
            <text:p>1973-11-14</text:p>
          </table:table-cell>
          <table:table-cell office:value-type="string" calcext:value-type="string">
            <text:p>madre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2316497" calcext:value-type="float">
            <text:p>2316497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Serrato'</text:p>
          </table:table-cell>
          <table:table-cell office:value-type="string" calcext:value-type="string">
            <text:p>'Barrios'</text:p>
          </table:table-cell>
          <table:table-cell table:style-name="ce8" office:value-type="string" calcext:value-type="string">
            <text:p>1973-11-14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3280944" calcext:value-type="float">
            <text:p>3280944</text:p>
          </table:table-cell>
          <table:table-cell table:style-name="ce13" table:formula="of:=RANDBETWEEN(10000000;100000000)" office:value-type="float" office:value="94752627" calcext:value-type="float">
            <text:p>94752627</text:p>
          </table:table-cell>
          <table:table-cell office:value-type="string" calcext:value-type="string">
            <text:p>Ugand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5" table:style-name="ce13" office:value-type="string" calcext:value-type="string">
            <text:p>null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5" office:value-type="string" calcext:value-type="string">
            <text:p>Kampala</text:p>
          </table:table-cell>
          <table:table-cell/>
          <table:table-cell table:style-name="ce40" table:formula="of:=CONCATENATE(&quot;(&quot;;[.D22];&quot;,&quot;;[.E22];&quot;,&quot;;[.F22];&quot;,&quot;;[.G22];&quot;,'&quot;;[.H22];&quot;',&quot;;[.I22];&quot;,&quot;;[.J22];&quot;,'&quot;;[.K22];&quot;','&quot;;[.L22];&quot;','&quot;;[.M22];&quot;',&quot;;[.N22];&quot;,&quot;;[.O22];&quot;,&quot;;[.P22];&quot;,ROW(58,&quot;;[.Q22];[.R22];&quot;) ,ROW('&quot;;[.S22];&quot;','&quot;;[.T22];&quot;'),ARRAY['&quot;;[.U22];&quot;','&quot;;[.V22];&quot;','&quot;;[.W22];&quot;','&quot;;[.X22];&quot;','&quot;;[.Y22];&quot;','&quot;;[.Z22];&quot;']::varchar(50)[], ARRAY[ ROW(&quot;;[.AA22];&quot;,&quot;;[.AB22];&quot;,&quot;;[.AC22];&quot;,&quot;;[.AD22];&quot;,'&quot;;[.AE22];&quot;','&quot;;[.AF22];&quot;',ROW(58,&quot;;[.AG22];[.AH22];&quot;) ), ROW(&quot;;[.AI22];&quot;,&quot;;[.AJ22];&quot;,&quot;;[.AK22];&quot;,&quot;;[.AL22];&quot;,'&quot;;[.AM22];&quot;','&quot;;[.AN22];&quot;',ROW(58,&quot;;[.AO22];[.AP22];&quot;) )]::familiar_ty[], ARRAY[ ROW('&quot;;[.AQ22];&quot;','&quot;;[.AR22];&quot;'),row('&quot;;[.AS22];&quot;','&quot;;[.AT22];&quot;') ]::identificacion_ty[], ARRAY[ ROW('&quot;;[.AU22];&quot;','&quot;;[.AV22];&quot;','&quot;;[.AW22];&quot;'), ROW('&quot;;[.AX22];&quot;','&quot;;[.AY22];&quot;','&quot;;[.AZ22];&quot;') ]::nivel_educativo_ty[],null,'&quot;;[.BB22];&quot;'),&quot;)" office:value-type="string" office:string-value="('Teodora','Abigail','Nolasco','Armendariz','1997-12-15',160,80,'azul claro','20/25','top_secret','personal_inteligencia_data/foto.png','personal_inteligencia_data/huella_digital.png','personal_inteligencia_data/huella_retina.png',ROW(58,2813198511) ,ROW('83049381','Uganda'),ARRAY['inglés','árabe','portugués','francés','null','null']::varchar(50)[], ARRAY[ ROW('Fermin',null,'Figueroa','Cordova','1973-11-14','madre',ROW(58,2812316497) ), ROW('Hugo',null,'Serrato','Barrios','1973-11-14','abuelo',ROW(58,2813280944) )]::familiar_ty[], ARRAY[ ROW('94752627','Uganda'),row('null','null') ]::identificacion_ty[], ARRAY[ ROW('Criminología','null','null'), ROW('null','null','null') ]::nivel_educativo_ty[],null,'19')," calcext:value-type="string">
            <text:p>('Teodora','Abigail','Nolasco','Armendariz','1997-12-15',160,80,'azul claro','20/25','top_secret','personal_inteligencia_data/foto.png','personal_inteligencia_data/huella_digital.png','personal_inteligencia_data/huella_retina.png',ROW(58,2813198511) ,ROW('83049381','Uganda'),ARRAY['inglés','árabe','portugués','francés','null','null']::varchar(50)[], ARRAY[ ROW('Fermin',null,'Figueroa','Cordova','1973-11-14','madre',ROW(58,2812316497) ), ROW('Hugo',null,'Serrato','Barrios','1973-11-14','abuelo',ROW(58,2813280944) )]::familiar_ty[], ARRAY[ ROW('94752627','Uganda'),row('null','null') ]::identificacion_ty[], ARRAY[ ROW('Criminología','null','null'), ROW('null','null','null') ]::nivel_educativo_ty[],null,'19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agente</text:p>
          </table:table-cell>
          <table:table-cell table:style-name="ce7" table:formula="of:=[.C22]+1" office:value-type="float" office:value="20" calcext:value-type="float">
            <text:p>20</text:p>
          </table:table-cell>
          <table:table-cell office:value-type="string" calcext:value-type="string">
            <text:p>'Jane'</text:p>
          </table:table-cell>
          <table:table-cell office:value-type="string" calcext:value-type="string">
            <text:p>'Amanda'</text:p>
          </table:table-cell>
          <table:table-cell office:value-type="string" calcext:value-type="string">
            <text:p>'Tenorio'</text:p>
          </table:table-cell>
          <table:table-cell office:value-type="string" calcext:value-type="string">
            <text:p>'Roberts'</text:p>
          </table:table-cell>
          <table:table-cell table:style-name="ce8" office:value-type="string" calcext:value-type="string">
            <text:p>1999-09-14</text:p>
          </table:table-cell>
          <table:table-cell table:style-name="ce9" table:formula="of:=ROUND(RAND()*40+150 )" office:value-type="float" office:value="154" calcext:value-type="float">
            <text:p>154</text:p>
          </table:table-cell>
          <table:table-cell table:style-name="ce9" table:formula="of:=ROUND(RAND()*30+65 )" office:value-type="float" office:value="77" calcext:value-type="float">
            <text:p>77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34" calcext:value-type="float">
            <text:p>234</text:p>
          </table:table-cell>
          <table:table-cell table:formula="of:=RANDBETWEEN(1000000;9999999)" office:value-type="float" office:value="3797847" calcext:value-type="float">
            <text:p>3797847</text:p>
          </table:table-cell>
          <table:table-cell table:formula="of:=RANDBETWEEN(10000000;99999999)" office:value-type="float" office:value="44755499" calcext:value-type="float">
            <text:p>44755499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Felic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eneses'</text:p>
          </table:table-cell>
          <table:table-cell office:value-type="string" calcext:value-type="string">
            <text:p>'Ward'</text:p>
          </table:table-cell>
          <table:table-cell table:style-name="ce8" office:value-type="string" calcext:value-type="string">
            <text:p>1975-10-18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3759656" calcext:value-type="float">
            <text:p>3759656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Oliva'</text:p>
          </table:table-cell>
          <table:table-cell office:value-type="string" calcext:value-type="string">
            <text:p>'Arias'</text:p>
          </table:table-cell>
          <table:table-cell table:style-name="ce8" office:value-type="string" calcext:value-type="string">
            <text:p>1975-10-18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8044165" calcext:value-type="float">
            <text:p>8044165</text:p>
          </table:table-cell>
          <table:table-cell table:style-name="ce13" table:formula="of:=RANDBETWEEN(10000000;100000000)" office:value-type="float" office:value="76442207" calcext:value-type="float">
            <text:p>76442207</text:p>
          </table:table-cell>
          <table:table-cell office:value-type="string" calcext:value-type="string">
            <text:p>Ugand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Filosofía</text:p>
          </table:table-cell>
          <table:table-cell table:number-columns-repeated="5" table:style-name="ce13" office:value-type="string" calcext:value-type="string">
            <text:p>null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Entebbe</text:p>
          </table:table-cell>
          <table:table-cell/>
          <table:table-cell table:style-name="ce40" table:formula="of:=CONCATENATE(&quot;(&quot;;[.D23];&quot;,&quot;;[.E23];&quot;,&quot;;[.F23];&quot;,&quot;;[.G23];&quot;,'&quot;;[.H23];&quot;',&quot;;[.I23];&quot;,&quot;;[.J23];&quot;,'&quot;;[.K23];&quot;','&quot;;[.L23];&quot;','&quot;;[.M23];&quot;',&quot;;[.N23];&quot;,&quot;;[.O23];&quot;,&quot;;[.P23];&quot;,ROW(58,&quot;;[.Q23];[.R23];&quot;) ,ROW('&quot;;[.S23];&quot;','&quot;;[.T23];&quot;'),ARRAY['&quot;;[.U23];&quot;','&quot;;[.V23];&quot;','&quot;;[.W23];&quot;','&quot;;[.X23];&quot;','&quot;;[.Y23];&quot;','&quot;;[.Z23];&quot;']::varchar(50)[], ARRAY[ ROW(&quot;;[.AA23];&quot;,&quot;;[.AB23];&quot;,&quot;;[.AC23];&quot;,&quot;;[.AD23];&quot;,'&quot;;[.AE23];&quot;','&quot;;[.AF23];&quot;',ROW(58,&quot;;[.AG23];[.AH23];&quot;) ), ROW(&quot;;[.AI23];&quot;,&quot;;[.AJ23];&quot;,&quot;;[.AK23];&quot;,&quot;;[.AL23];&quot;,'&quot;;[.AM23];&quot;','&quot;;[.AN23];&quot;',ROW(58,&quot;;[.AO23];[.AP23];&quot;) )]::familiar_ty[], ARRAY[ ROW('&quot;;[.AQ23];&quot;','&quot;;[.AR23];&quot;'),row('&quot;;[.AS23];&quot;','&quot;;[.AT23];&quot;') ]::identificacion_ty[], ARRAY[ ROW('&quot;;[.AU23];&quot;','&quot;;[.AV23];&quot;','&quot;;[.AW23];&quot;'), ROW('&quot;;[.AX23];&quot;','&quot;;[.AY23];&quot;','&quot;;[.AZ23];&quot;') ]::nivel_educativo_ty[],null,'&quot;;[.BB23];&quot;'),&quot;)" office:value-type="string" office:string-value="('Jane','Amanda','Tenorio','Roberts','1999-09-14',154,77,'azul claro','20/20','top_secret','personal_inteligencia_data/foto.png','personal_inteligencia_data/huella_digital.png','personal_inteligencia_data/huella_retina.png',ROW(58,2343797847) ,ROW('44755499','Uganda'),ARRAY['español','inglés','portugués','francés','null','null']::varchar(50)[], ARRAY[ ROW('Felicio',null,'Meneses','Ward','1975-10-18','hermano',ROW(58,2343759656) ), ROW('Luis',null,'Oliva','Arias','1975-10-18','primo',ROW(58,2348044165) )]::familiar_ty[], ARRAY[ ROW('76442207','Uganda'),row('null','null') ]::identificacion_ty[], ARRAY[ ROW('Filosofía','null','null'), ROW('null','null','null') ]::nivel_educativo_ty[],null,'20')," calcext:value-type="string">
            <text:p>('Jane','Amanda','Tenorio','Roberts','1999-09-14',154,77,'azul claro','20/20','top_secret','personal_inteligencia_data/foto.png','personal_inteligencia_data/huella_digital.png','personal_inteligencia_data/huella_retina.png',ROW(58,2343797847) ,ROW('44755499','Uganda'),ARRAY['español','inglés','portugués','francés','null','null']::varchar(50)[], ARRAY[ ROW('Felicio',null,'Meneses','Ward','1975-10-18','hermano',ROW(58,2343759656) ), ROW('Luis',null,'Oliva','Arias','1975-10-18','primo',ROW(58,2348044165) )]::familiar_ty[], ARRAY[ ROW('76442207','Uganda'),row('null','null') ]::identificacion_ty[], ARRAY[ ROW('Filosofía','null','null'), ROW('null','null','null') ]::nivel_educativo_ty[],null,'20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analista</text:p>
          </table:table-cell>
          <table:table-cell table:style-name="ce7" table:formula="of:=[.C23]+1" office:value-type="float" office:value="21" calcext:value-type="float">
            <text:p>21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Guzman'</text:p>
          </table:table-cell>
          <table:table-cell office:value-type="string" calcext:value-type="string">
            <text:p>'Roman'</text:p>
          </table:table-cell>
          <table:table-cell table:style-name="ce8" office:value-type="string" calcext:value-type="string">
            <text:p>1999-09-20</text:p>
          </table:table-cell>
          <table:table-cell table:style-name="ce9" table:formula="of:=ROUND(RAND()*40+150 )" office:value-type="float" office:value="156" calcext:value-type="float">
            <text:p>156</text:p>
          </table:table-cell>
          <table:table-cell table:style-name="ce9" table:formula="of:=ROUND(RAND()*30+65 )" office:value-type="float" office:value="79" calcext:value-type="float">
            <text:p>79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16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61" calcext:value-type="float">
            <text:p>261</text:p>
          </table:table-cell>
          <table:table-cell table:formula="of:=RANDBETWEEN(1000000;9999999)" office:value-type="float" office:value="3147929" calcext:value-type="float">
            <text:p>3147929</text:p>
          </table:table-cell>
          <table:table-cell table:formula="of:=RANDBETWEEN(10000000;99999999)" office:value-type="float" office:value="32487424" calcext:value-type="float">
            <text:p>32487424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Barahona'</text:p>
          </table:table-cell>
          <table:table-cell office:value-type="string" calcext:value-type="string">
            <text:p>'Maldonado'</text:p>
          </table:table-cell>
          <table:table-cell table:style-name="ce8" office:value-type="string" calcext:value-type="string">
            <text:p>1976-03-18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1155967" calcext:value-type="float">
            <text:p>1155967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ntiel'</text:p>
          </table:table-cell>
          <table:table-cell office:value-type="string" calcext:value-type="string">
            <text:p>'Salguero'</text:p>
          </table:table-cell>
          <table:table-cell table:style-name="ce8" office:value-type="string" calcext:value-type="string">
            <text:p>1976-03-18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9051751" calcext:value-type="float">
            <text:p>9051751</text:p>
          </table:table-cell>
          <table:table-cell table:style-name="ce13" table:formula="of:=RANDBETWEEN(10000000;100000000)" office:value-type="float" office:value="66439748" calcext:value-type="float">
            <text:p>66439748</text:p>
          </table:table-cell>
          <table:table-cell office:value-type="string" calcext:value-type="string">
            <text:p>Ugand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5" table:style-name="ce13" office:value-type="string" calcext:value-type="string">
            <text:p>null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5" office:value-type="string" calcext:value-type="string">
            <text:p>Kasese</text:p>
          </table:table-cell>
          <table:table-cell/>
          <table:table-cell table:style-name="ce40" table:formula="of:=CONCATENATE(&quot;(&quot;;[.D24];&quot;,&quot;;[.E24];&quot;,&quot;;[.F24];&quot;,&quot;;[.G24];&quot;,'&quot;;[.H24];&quot;',&quot;;[.I24];&quot;,&quot;;[.J24];&quot;,'&quot;;[.K24];&quot;','&quot;;[.L24];&quot;','&quot;;[.M24];&quot;',&quot;;[.N24];&quot;,&quot;;[.O24];&quot;,&quot;;[.P24];&quot;,ROW(58,&quot;;[.Q24];[.R24];&quot;) ,ROW('&quot;;[.S24];&quot;','&quot;;[.T24];&quot;'),ARRAY['&quot;;[.U24];&quot;','&quot;;[.V24];&quot;','&quot;;[.W24];&quot;','&quot;;[.X24];&quot;','&quot;;[.Y24];&quot;','&quot;;[.Z24];&quot;']::varchar(50)[], ARRAY[ ROW(&quot;;[.AA24];&quot;,&quot;;[.AB24];&quot;,&quot;;[.AC24];&quot;,&quot;;[.AD24];&quot;,'&quot;;[.AE24];&quot;','&quot;;[.AF24];&quot;',ROW(58,&quot;;[.AG24];[.AH24];&quot;) ), ROW(&quot;;[.AI24];&quot;,&quot;;[.AJ24];&quot;,&quot;;[.AK24];&quot;,&quot;;[.AL24];&quot;,'&quot;;[.AM24];&quot;','&quot;;[.AN24];&quot;',ROW(58,&quot;;[.AO24];[.AP24];&quot;) )]::familiar_ty[], ARRAY[ ROW('&quot;;[.AQ24];&quot;','&quot;;[.AR24];&quot;'),row('&quot;;[.AS24];&quot;','&quot;;[.AT24];&quot;') ]::identificacion_ty[], ARRAY[ ROW('&quot;;[.AU24];&quot;','&quot;;[.AV24];&quot;','&quot;;[.AW24];&quot;'), ROW('&quot;;[.AX24];&quot;','&quot;;[.AY24];&quot;','&quot;;[.AZ24];&quot;') ]::nivel_educativo_ty[],null,'&quot;;[.BB24];&quot;'),&quot;)" office:value-type="string" office:string-value="('Feliciano','Cristian','Guzman','Roman','1999-09-20',156,79,'marrón claro','20/16','top_secret','personal_inteligencia_data/foto.png','personal_inteligencia_data/huella_digital.png','personal_inteligencia_data/huella_retina.png',ROW(58,2613147929) ,ROW('32487424','Uganda'),ARRAY['español','inglés','portugués','francés','null','null']::varchar(50)[], ARRAY[ ROW('Irma',null,'Barahona','Maldonado','1976-03-18','hermano',ROW(58,2611155967) ), ROW('Klement',null,'Montiel','Salguero','1976-03-18','hermano',ROW(58,2619051751) )]::familiar_ty[], ARRAY[ ROW('66439748','Uganda'),row('null','null') ]::identificacion_ty[], ARRAY[ ROW('Criminología','null','null'), ROW('null','null','null') ]::nivel_educativo_ty[],null,'21')," calcext:value-type="string">
            <text:p>('Feliciano','Cristian','Guzman','Roman','1999-09-20',156,79,'marrón claro','20/16','top_secret','personal_inteligencia_data/foto.png','personal_inteligencia_data/huella_digital.png','personal_inteligencia_data/huella_retina.png',ROW(58,2613147929) ,ROW('32487424','Uganda'),ARRAY['español','inglés','portugués','francés','null','null']::varchar(50)[], ARRAY[ ROW('Irma',null,'Barahona','Maldonado','1976-03-18','hermano',ROW(58,2611155967) ), ROW('Klement',null,'Montiel','Salguero','1976-03-18','hermano',ROW(58,2619051751) )]::familiar_ty[], ARRAY[ ROW('66439748','Uganda'),row('null','null') ]::identificacion_ty[], ARRAY[ ROW('Criminología','null','null'), ROW('null','null','null') ]::nivel_educativo_ty[],null,'21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Zimbabue</text:p>
          </table:table-cell>
          <table:table-cell office:value-type="string" calcext:value-type="string">
            <text:p>agente</text:p>
          </table:table-cell>
          <table:table-cell table:style-name="ce7" table:formula="of:=[.C24]+1" office:value-type="float" office:value="22" calcext:value-type="float">
            <text:p>22</text:p>
          </table:table-cell>
          <table:table-cell office:value-type="string" calcext:value-type="string">
            <text:p>'Jiovani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Villeda'</text:p>
          </table:table-cell>
          <table:table-cell office:value-type="string" calcext:value-type="string">
            <text:p>'Barahona'</text:p>
          </table:table-cell>
          <table:table-cell table:style-name="ce8" office:value-type="string" calcext:value-type="string">
            <text:p>2000-04-29</text:p>
          </table:table-cell>
          <table:table-cell table:style-name="ce9" table:formula="of:=ROUND(RAND()*40+150 )" office:value-type="float" office:value="169" calcext:value-type="float">
            <text:p>169</text:p>
          </table:table-cell>
          <table:table-cell table:style-name="ce9" table:formula="of:=ROUND(RAND()*30+65 )" office:value-type="float" office:value="83" calcext:value-type="float">
            <text:p>83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12.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44" calcext:value-type="float">
            <text:p>244</text:p>
          </table:table-cell>
          <table:table-cell table:formula="of:=RANDBETWEEN(1000000;9999999)" office:value-type="float" office:value="5100960" calcext:value-type="float">
            <text:p>5100960</text:p>
          </table:table-cell>
          <table:table-cell table:formula="of:=RANDBETWEEN(10000000;99999999)" office:value-type="float" office:value="31905860" calcext:value-type="float">
            <text:p>31905860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mad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Rendon'</text:p>
          </table:table-cell>
          <table:table-cell office:value-type="string" calcext:value-type="string">
            <text:p>'Ochoa'</text:p>
          </table:table-cell>
          <table:table-cell table:style-name="ce8" office:value-type="string" calcext:value-type="string">
            <text:p>1976-07-16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2742899" calcext:value-type="float">
            <text:p>2742899</text:p>
          </table:table-cell>
          <table:table-cell office:value-type="string" calcext:value-type="string">
            <text:p>'Rosali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Valles'</text:p>
          </table:table-cell>
          <table:table-cell office:value-type="string" calcext:value-type="string">
            <text:p>'Montes'</text:p>
          </table:table-cell>
          <table:table-cell table:style-name="ce8" office:value-type="string" calcext:value-type="string">
            <text:p>1976-07-16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2654536" calcext:value-type="float">
            <text:p>2654536</text:p>
          </table:table-cell>
          <table:table-cell table:style-name="ce13" table:formula="of:=RANDBETWEEN(10000000;100000000)" office:value-type="float" office:value="85785861" calcext:value-type="float">
            <text:p>85785861</text:p>
          </table:table-cell>
          <table:table-cell office:value-type="string" calcext:value-type="string">
            <text:p>Zimbabue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5" table:style-name="ce13" office:value-type="string" calcext:value-type="string">
            <text:p>null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5" office:value-type="string" calcext:value-type="string">
            <text:p>Harare</text:p>
          </table:table-cell>
          <table:table-cell/>
          <table:table-cell table:style-name="ce40" table:formula="of:=CONCATENATE(&quot;(&quot;;[.D25];&quot;,&quot;;[.E25];&quot;,&quot;;[.F25];&quot;,&quot;;[.G25];&quot;,'&quot;;[.H25];&quot;',&quot;;[.I25];&quot;,&quot;;[.J25];&quot;,'&quot;;[.K25];&quot;','&quot;;[.L25];&quot;','&quot;;[.M25];&quot;',&quot;;[.N25];&quot;,&quot;;[.O25];&quot;,&quot;;[.P25];&quot;,ROW(58,&quot;;[.Q25];[.R25];&quot;) ,ROW('&quot;;[.S25];&quot;','&quot;;[.T25];&quot;'),ARRAY['&quot;;[.U25];&quot;','&quot;;[.V25];&quot;','&quot;;[.W25];&quot;','&quot;;[.X25];&quot;','&quot;;[.Y25];&quot;','&quot;;[.Z25];&quot;']::varchar(50)[], ARRAY[ ROW(&quot;;[.AA25];&quot;,&quot;;[.AB25];&quot;,&quot;;[.AC25];&quot;,&quot;;[.AD25];&quot;,'&quot;;[.AE25];&quot;','&quot;;[.AF25];&quot;',ROW(58,&quot;;[.AG25];[.AH25];&quot;) ), ROW(&quot;;[.AI25];&quot;,&quot;;[.AJ25];&quot;,&quot;;[.AK25];&quot;,&quot;;[.AL25];&quot;,'&quot;;[.AM25];&quot;','&quot;;[.AN25];&quot;',ROW(58,&quot;;[.AO25];[.AP25];&quot;) )]::familiar_ty[], ARRAY[ ROW('&quot;;[.AQ25];&quot;','&quot;;[.AR25];&quot;'),row('&quot;;[.AS25];&quot;','&quot;;[.AT25];&quot;') ]::identificacion_ty[], ARRAY[ ROW('&quot;;[.AU25];&quot;','&quot;;[.AV25];&quot;','&quot;;[.AW25];&quot;'), ROW('&quot;;[.AX25];&quot;','&quot;;[.AY25];&quot;','&quot;;[.AZ25];&quot;') ]::nivel_educativo_ty[],null,'&quot;;[.BB25];&quot;'),&quot;)" office:value-type="string" office:string-value="('Jiovani','Julian','Villeda','Barahona','2000-04-29',169,83,'marrón oscuro','20/12.5','confidencial','personal_inteligencia_data/foto.png','personal_inteligencia_data/huella_digital.png','personal_inteligencia_data/huella_retina.png',ROW(58,2445100960) ,ROW('31905860','Zimbabue'),ARRAY['español','inglés','portugués','francés','null','null']::varchar(50)[], ARRAY[ ROW('Amada',null,'Rendon','Ochoa','1976-07-16','abuelo',ROW(58,2442742899) ), ROW('Rosalia',null,'Valles','Montes','1976-07-16','hermano',ROW(58,2442654536) )]::familiar_ty[], ARRAY[ ROW('85785861','Zimbabue'),row('null','null') ]::identificacion_ty[], ARRAY[ ROW('Criminología','null','null'), ROW('null','null','null') ]::nivel_educativo_ty[],null,'22')," calcext:value-type="string">
            <text:p>('Jiovani','Julian','Villeda','Barahona','2000-04-29',169,83,'marrón oscuro','20/12.5','confidencial','personal_inteligencia_data/foto.png','personal_inteligencia_data/huella_digital.png','personal_inteligencia_data/huella_retina.png',ROW(58,2445100960) ,ROW('31905860','Zimbabue'),ARRAY['español','inglés','portugués','francés','null','null']::varchar(50)[], ARRAY[ ROW('Amada',null,'Rendon','Ochoa','1976-07-16','abuelo',ROW(58,2442742899) ), ROW('Rosalia',null,'Valles','Montes','1976-07-16','hermano',ROW(58,2442654536) )]::familiar_ty[], ARRAY[ ROW('85785861','Zimbabue'),row('null','null') ]::identificacion_ty[], ARRAY[ ROW('Criminología','null','null'), ROW('null','null','null') ]::nivel_educativo_ty[],null,'22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Zimbabue</text:p>
          </table:table-cell>
          <table:table-cell office:value-type="string" calcext:value-type="string">
            <text:p>agente</text:p>
          </table:table-cell>
          <table:table-cell table:style-name="ce7" table:formula="of:=[.C25]+1" office:value-type="float" office:value="23" calcext:value-type="float">
            <text:p>23</text:p>
          </table:table-cell>
          <table:table-cell office:value-type="string" calcext:value-type="string">
            <text:p>'Brenda'</text:p>
          </table:table-cell>
          <table:table-cell office:value-type="string" calcext:value-type="string">
            <text:p>'Fabia'</text:p>
          </table:table-cell>
          <table:table-cell office:value-type="string" calcext:value-type="string">
            <text:p>'Baltazar'</text:p>
          </table:table-cell>
          <table:table-cell office:value-type="string" calcext:value-type="string">
            <text:p>'Antonio'</text:p>
          </table:table-cell>
          <table:table-cell table:style-name="ce8" office:value-type="string" calcext:value-type="string">
            <text:p>2000-05-31</text:p>
          </table:table-cell>
          <table:table-cell table:style-name="ce9" table:formula="of:=ROUND(RAND()*40+150 )" office:value-type="float" office:value="176" calcext:value-type="float">
            <text:p>176</text:p>
          </table:table-cell>
          <table:table-cell table:style-name="ce9" table:formula="of:=ROUND(RAND()*30+65 )" office:value-type="float" office:value="78" calcext:value-type="float">
            <text:p>78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32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2437645" calcext:value-type="float">
            <text:p>2437645</text:p>
          </table:table-cell>
          <table:table-cell table:formula="of:=RANDBETWEEN(10000000;99999999)" office:value-type="float" office:value="29709997" calcext:value-type="float">
            <text:p>29709997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Naomi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owell'</text:p>
          </table:table-cell>
          <table:table-cell office:value-type="string" calcext:value-type="string">
            <text:p>'Butler'</text:p>
          </table:table-cell>
          <table:table-cell table:style-name="ce8" office:value-type="string" calcext:value-type="string">
            <text:p>1979-05-22</text:p>
          </table:table-cell>
          <table:table-cell office:value-type="string" calcext:value-type="string">
            <text:p>abuel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9496888" calcext:value-type="float">
            <text:p>9496888</text:p>
          </table:table-cell>
          <table:table-cell office:value-type="string" calcext:value-type="string">
            <text:p>'Griseld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edraza'</text:p>
          </table:table-cell>
          <table:table-cell office:value-type="string" calcext:value-type="string">
            <text:p>'Lozano'</text:p>
          </table:table-cell>
          <table:table-cell table:style-name="ce8" office:value-type="string" calcext:value-type="string">
            <text:p>1979-05-22</text:p>
          </table:table-cell>
          <table:table-cell office:value-type="string" calcext:value-type="string">
            <text:p>abuel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6043922" calcext:value-type="float">
            <text:p>6043922</text:p>
          </table:table-cell>
          <table:table-cell table:style-name="ce13" table:formula="of:=RANDBETWEEN(10000000;100000000)" office:value-type="float" office:value="86775496" calcext:value-type="float">
            <text:p>86775496</text:p>
          </table:table-cell>
          <table:table-cell office:value-type="string" calcext:value-type="string">
            <text:p>Zimbabue</text:p>
          </table:table-cell>
          <table:table-cell table:style-name="ce13" table:formula="of:=RANDBETWEEN(10000000;100000000)" office:value-type="float" office:value="34388471" calcext:value-type="float">
            <text:p>34388471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Ingeniería Industrial</text:p>
          </table:table-cell>
          <table:table-cell table:number-columns-repeated="5" table:style-name="ce13" office:value-type="string" calcext:value-type="string">
            <text:p>null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Bulawayo</text:p>
          </table:table-cell>
          <table:table-cell/>
          <table:table-cell table:style-name="ce40" table:formula="of:=CONCATENATE(&quot;(&quot;;[.D26];&quot;,&quot;;[.E26];&quot;,&quot;;[.F26];&quot;,&quot;;[.G26];&quot;,'&quot;;[.H26];&quot;',&quot;;[.I26];&quot;,&quot;;[.J26];&quot;,'&quot;;[.K26];&quot;','&quot;;[.L26];&quot;','&quot;;[.M26];&quot;',&quot;;[.N26];&quot;,&quot;;[.O26];&quot;,&quot;;[.P26];&quot;,ROW(58,&quot;;[.Q26];[.R26];&quot;) ,ROW('&quot;;[.S26];&quot;','&quot;;[.T26];&quot;'),ARRAY['&quot;;[.U26];&quot;','&quot;;[.V26];&quot;','&quot;;[.W26];&quot;','&quot;;[.X26];&quot;','&quot;;[.Y26];&quot;','&quot;;[.Z26];&quot;']::varchar(50)[], ARRAY[ ROW(&quot;;[.AA26];&quot;,&quot;;[.AB26];&quot;,&quot;;[.AC26];&quot;,&quot;;[.AD26];&quot;,'&quot;;[.AE26];&quot;','&quot;;[.AF26];&quot;',ROW(58,&quot;;[.AG26];[.AH26];&quot;) ), ROW(&quot;;[.AI26];&quot;,&quot;;[.AJ26];&quot;,&quot;;[.AK26];&quot;,&quot;;[.AL26];&quot;,'&quot;;[.AM26];&quot;','&quot;;[.AN26];&quot;',ROW(58,&quot;;[.AO26];[.AP26];&quot;) )]::familiar_ty[], ARRAY[ ROW('&quot;;[.AQ26];&quot;','&quot;;[.AR26];&quot;'),row('&quot;;[.AS26];&quot;','&quot;;[.AT26];&quot;') ]::identificacion_ty[], ARRAY[ ROW('&quot;;[.AU26];&quot;','&quot;;[.AV26];&quot;','&quot;;[.AW26];&quot;'), ROW('&quot;;[.AX26];&quot;','&quot;;[.AY26];&quot;','&quot;;[.AZ26];&quot;') ]::nivel_educativo_ty[],null,'&quot;;[.BB26];&quot;'),&quot;)" office:value-type="string" office:string-value="('Brenda','Fabia','Baltazar','Antonio','2000-05-31',176,78,'verde claro','20/32','confidencial','personal_inteligencia_data/foto.png','personal_inteligencia_data/huella_digital.png','personal_inteligencia_data/huella_retina.png',ROW(58,4142437645) ,ROW('29709997','Zimbabue'),ARRAY['español','inglés','portugués','francés','null','null']::varchar(50)[], ARRAY[ ROW('Naomi',null,'Powell','Butler','1979-05-22','abuelo',ROW(58,4149496888) ), ROW('Griselda',null,'Pedraza','Lozano','1979-05-22','abuelo',ROW(58,4146043922) )]::familiar_ty[], ARRAY[ ROW('86775496','Zimbabue'),row('34388471','Australia') ]::identificacion_ty[], ARRAY[ ROW('Ingeniería Industrial','null','null'), ROW('null','null','null') ]::nivel_educativo_ty[],null,'23')," calcext:value-type="string">
            <text:p>('Brenda','Fabia','Baltazar','Antonio','2000-05-31',176,78,'verde claro','20/32','confidencial','personal_inteligencia_data/foto.png','personal_inteligencia_data/huella_digital.png','personal_inteligencia_data/huella_retina.png',ROW(58,4142437645) ,ROW('29709997','Zimbabue'),ARRAY['español','inglés','portugués','francés','null','null']::varchar(50)[], ARRAY[ ROW('Naomi',null,'Powell','Butler','1979-05-22','abuelo',ROW(58,4149496888) ), ROW('Griselda',null,'Pedraza','Lozano','1979-05-22','abuelo',ROW(58,4146043922) )]::familiar_ty[], ARRAY[ ROW('86775496','Zimbabue'),row('34388471','Australia') ]::identificacion_ty[], ARRAY[ ROW('Ingeniería Industrial','null','null'), ROW('null','null','null') ]::nivel_educativo_ty[],null,'23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Zimbabue</text:p>
          </table:table-cell>
          <table:table-cell office:value-type="string" calcext:value-type="string">
            <text:p>analista</text:p>
          </table:table-cell>
          <table:table-cell table:style-name="ce7" table:formula="of:=[.C26]+1" office:value-type="float" office:value="24" calcext:value-type="float">
            <text:p>24</text:p>
          </table:table-cell>
          <table:table-cell office:value-type="string" calcext:value-type="string">
            <text:p>'Emperatriz'</text:p>
          </table:table-cell>
          <table:table-cell office:value-type="string" calcext:value-type="string">
            <text:p>'Georgia'</text:p>
          </table:table-cell>
          <table:table-cell office:value-type="string" calcext:value-type="string">
            <text:p>'Castanon'</text:p>
          </table:table-cell>
          <table:table-cell office:value-type="string" calcext:value-type="string">
            <text:p>'Castillo'</text:p>
          </table:table-cell>
          <table:table-cell table:style-name="ce8" office:value-type="string" calcext:value-type="string">
            <text:p>2000-08-09</text:p>
          </table:table-cell>
          <table:table-cell table:style-name="ce9" table:formula="of:=ROUND(RAND()*40+150 )" office:value-type="float" office:value="163" calcext:value-type="float">
            <text:p>163</text:p>
          </table:table-cell>
          <table:table-cell table:style-name="ce9" table:formula="of:=ROUND(RAND()*30+65 )" office:value-type="float" office:value="84" calcext:value-type="float">
            <text:p>84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2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6604239" calcext:value-type="float">
            <text:p>6604239</text:p>
          </table:table-cell>
          <table:table-cell table:formula="of:=RANDBETWEEN(10000000;99999999)" office:value-type="float" office:value="23597031" calcext:value-type="float">
            <text:p>23597031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dria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rice'</text:p>
          </table:table-cell>
          <table:table-cell office:value-type="string" calcext:value-type="string">
            <text:p>'Becerra'</text:p>
          </table:table-cell>
          <table:table-cell table:style-name="ce8" office:value-type="string" calcext:value-type="string">
            <text:p>1981-01-22</text:p>
          </table:table-cell>
          <table:table-cell office:value-type="string" calcext:value-type="string">
            <text:p>prim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5731648" calcext:value-type="float">
            <text:p>5731648</text:p>
          </table:table-cell>
          <table:table-cell office:value-type="string" calcext:value-type="string">
            <text:p>'Daniel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rice'</text:p>
          </table:table-cell>
          <table:table-cell office:value-type="string" calcext:value-type="string">
            <text:p>'Gallardo'</text:p>
          </table:table-cell>
          <table:table-cell table:style-name="ce8" office:value-type="string" calcext:value-type="string">
            <text:p>1981-01-22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5530854" calcext:value-type="float">
            <text:p>5530854</text:p>
          </table:table-cell>
          <table:table-cell table:style-name="ce13" table:formula="of:=RANDBETWEEN(10000000;100000000)" office:value-type="float" office:value="79437844" calcext:value-type="float">
            <text:p>79437844</text:p>
          </table:table-cell>
          <table:table-cell office:value-type="string" calcext:value-type="string">
            <text:p>Zimbabue</text:p>
          </table:table-cell>
          <table:table-cell table:style-name="ce13" table:formula="of:=RANDBETWEEN(10000000;100000000)" office:value-type="float" office:value="13206764" calcext:value-type="float">
            <text:p>13206764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erecho</text:p>
          </table:table-cell>
          <table:table-cell table:number-columns-repeated="5" table:style-name="ce13" office:value-type="string" calcext:value-type="string">
            <text:p>null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Chitungwiza</text:p>
          </table:table-cell>
          <table:table-cell/>
          <table:table-cell table:style-name="ce40" table:formula="of:=CONCATENATE(&quot;(&quot;;[.D27];&quot;,&quot;;[.E27];&quot;,&quot;;[.F27];&quot;,&quot;;[.G27];&quot;,'&quot;;[.H27];&quot;',&quot;;[.I27];&quot;,&quot;;[.J27];&quot;,'&quot;;[.K27];&quot;','&quot;;[.L27];&quot;','&quot;;[.M27];&quot;',&quot;;[.N27];&quot;,&quot;;[.O27];&quot;,&quot;;[.P27];&quot;,ROW(58,&quot;;[.Q27];[.R27];&quot;) ,ROW('&quot;;[.S27];&quot;','&quot;;[.T27];&quot;'),ARRAY['&quot;;[.U27];&quot;','&quot;;[.V27];&quot;','&quot;;[.W27];&quot;','&quot;;[.X27];&quot;','&quot;;[.Y27];&quot;','&quot;;[.Z27];&quot;']::varchar(50)[], ARRAY[ ROW(&quot;;[.AA27];&quot;,&quot;;[.AB27];&quot;,&quot;;[.AC27];&quot;,&quot;;[.AD27];&quot;,'&quot;;[.AE27];&quot;','&quot;;[.AF27];&quot;',ROW(58,&quot;;[.AG27];[.AH27];&quot;) ), ROW(&quot;;[.AI27];&quot;,&quot;;[.AJ27];&quot;,&quot;;[.AK27];&quot;,&quot;;[.AL27];&quot;,'&quot;;[.AM27];&quot;','&quot;;[.AN27];&quot;',ROW(58,&quot;;[.AO27];[.AP27];&quot;) )]::familiar_ty[], ARRAY[ ROW('&quot;;[.AQ27];&quot;','&quot;;[.AR27];&quot;'),row('&quot;;[.AS27];&quot;','&quot;;[.AT27];&quot;') ]::identificacion_ty[], ARRAY[ ROW('&quot;;[.AU27];&quot;','&quot;;[.AV27];&quot;','&quot;;[.AW27];&quot;'), ROW('&quot;;[.AX27];&quot;','&quot;;[.AY27];&quot;','&quot;;[.AZ27];&quot;') ]::nivel_educativo_ty[],null,'&quot;;[.BB27];&quot;'),&quot;)" office:value-type="string" office:string-value="('Emperatriz','Georgia','Castanon','Castillo','2000-08-09',163,84,'verde oscuro','20/25','confidencial','personal_inteligencia_data/foto.png','personal_inteligencia_data/huella_digital.png','personal_inteligencia_data/huella_retina.png',ROW(58,4126604239) ,ROW('23597031','Zimbabue'),ARRAY['español','inglés','portugués','francés','null','null']::varchar(50)[], ARRAY[ ROW('Adrian',null,'Price','Becerra','1981-01-22','primo',ROW(58,4125731648) ), ROW('Daniel',null,'Price','Gallardo','1981-01-22','abuelo',ROW(58,4125530854) )]::familiar_ty[], ARRAY[ ROW('79437844','Zimbabue'),row('13206764','Australia') ]::identificacion_ty[], ARRAY[ ROW('Derecho','null','null'), ROW('null','null','null') ]::nivel_educativo_ty[],null,'24')," calcext:value-type="string">
            <text:p>('Emperatriz','Georgia','Castanon','Castillo','2000-08-09',163,84,'verde oscuro','20/25','confidencial','personal_inteligencia_data/foto.png','personal_inteligencia_data/huella_digital.png','personal_inteligencia_data/huella_retina.png',ROW(58,4126604239) ,ROW('23597031','Zimbabue'),ARRAY['español','inglés','portugués','francés','null','null']::varchar(50)[], ARRAY[ ROW('Adrian',null,'Price','Becerra','1981-01-22','primo',ROW(58,4125731648) ), ROW('Daniel',null,'Price','Gallardo','1981-01-22','abuelo',ROW(58,4125530854) )]::familiar_ty[], ARRAY[ ROW('79437844','Zimbabue'),row('13206764','Australia') ]::identificacion_ty[], ARRAY[ ROW('Derecho','null','null'), ROW('null','null','null') ]::nivel_educativo_ty[],null,'24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nalista</text:p>
          </table:table-cell>
          <table:table-cell table:style-name="ce7" table:formula="of:=[.C27]+1" office:value-type="float" office:value="25" calcext:value-type="float">
            <text:p>25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Sanabria'</text:p>
          </table:table-cell>
          <table:table-cell office:value-type="string" calcext:value-type="string">
            <text:p>'Monreal'</text:p>
          </table:table-cell>
          <table:table-cell table:style-name="ce8" office:value-type="string" calcext:value-type="string">
            <text:p>2000-10-29</text:p>
          </table:table-cell>
          <table:table-cell table:style-name="ce9" table:formula="of:=ROUND(RAND()*40+150 )" office:value-type="float" office:value="183" calcext:value-type="float">
            <text:p>183</text:p>
          </table:table-cell>
          <table:table-cell table:style-name="ce9" table:formula="of:=ROUND(RAND()*30+65 )" office:value-type="float" office:value="78" calcext:value-type="float">
            <text:p>78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7444695" calcext:value-type="float">
            <text:p>7444695</text:p>
          </table:table-cell>
          <table:table-cell table:formula="of:=RANDBETWEEN(10000000;99999999)" office:value-type="float" office:value="15246487" calcext:value-type="float">
            <text:p>15246487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Ponc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lcala'</text:p>
          </table:table-cell>
          <table:table-cell office:value-type="string" calcext:value-type="string">
            <text:p>'Falcon'</text:p>
          </table:table-cell>
          <table:table-cell table:style-name="ce8" office:value-type="string" calcext:value-type="string">
            <text:p>1981-02-02</text:p>
          </table:table-cell>
          <table:table-cell office:value-type="string" calcext:value-type="string">
            <text:p>tí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1555694" calcext:value-type="float">
            <text:p>1555694</text:p>
          </table:table-cell>
          <table:table-cell office:value-type="string" calcext:value-type="string">
            <text:p>'Silvester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rris'</text:p>
          </table:table-cell>
          <table:table-cell office:value-type="string" calcext:value-type="string">
            <text:p>'Serrato'</text:p>
          </table:table-cell>
          <table:table-cell table:style-name="ce8" office:value-type="string" calcext:value-type="string">
            <text:p>1981-02-02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7296021" calcext:value-type="float">
            <text:p>7296021</text:p>
          </table:table-cell>
          <table:table-cell table:style-name="ce13" table:formula="of:=RANDBETWEEN(10000000;100000000)" office:value-type="float" office:value="49183442" calcext:value-type="float">
            <text:p>49183442</text:p>
          </table:table-cell>
          <table:table-cell office:value-type="string" calcext:value-type="string">
            <text:p>Australia</text:p>
          </table:table-cell>
          <table:table-cell table:style-name="ce13" table:formula="of:=RANDBETWEEN(10000000;100000000)" office:value-type="float" office:value="74267462" calcext:value-type="float">
            <text:p>74267462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Criminología</text:p>
          </table:table-cell>
          <table:table-cell table:number-columns-repeated="5" table:style-name="ce13" office:value-type="string" calcext:value-type="string">
            <text:p>null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Sidney</text:p>
          </table:table-cell>
          <table:table-cell/>
          <table:table-cell table:style-name="ce40" table:formula="of:=CONCATENATE(&quot;(&quot;;[.D28];&quot;,&quot;;[.E28];&quot;,&quot;;[.F28];&quot;,&quot;;[.G28];&quot;,'&quot;;[.H28];&quot;',&quot;;[.I28];&quot;,&quot;;[.J28];&quot;,'&quot;;[.K28];&quot;','&quot;;[.L28];&quot;','&quot;;[.M28];&quot;',&quot;;[.N28];&quot;,&quot;;[.O28];&quot;,&quot;;[.P28];&quot;,ROW(58,&quot;;[.Q28];[.R28];&quot;) ,ROW('&quot;;[.S28];&quot;','&quot;;[.T28];&quot;'),ARRAY['&quot;;[.U28];&quot;','&quot;;[.V28];&quot;','&quot;;[.W28];&quot;','&quot;;[.X28];&quot;','&quot;;[.Y28];&quot;','&quot;;[.Z28];&quot;']::varchar(50)[], ARRAY[ ROW(&quot;;[.AA28];&quot;,&quot;;[.AB28];&quot;,&quot;;[.AC28];&quot;,&quot;;[.AD28];&quot;,'&quot;;[.AE28];&quot;','&quot;;[.AF28];&quot;',ROW(58,&quot;;[.AG28];[.AH28];&quot;) ), ROW(&quot;;[.AI28];&quot;,&quot;;[.AJ28];&quot;,&quot;;[.AK28];&quot;,&quot;;[.AL28];&quot;,'&quot;;[.AM28];&quot;','&quot;;[.AN28];&quot;',ROW(58,&quot;;[.AO28];[.AP28];&quot;) )]::familiar_ty[], ARRAY[ ROW('&quot;;[.AQ28];&quot;','&quot;;[.AR28];&quot;'),row('&quot;;[.AS28];&quot;','&quot;;[.AT28];&quot;') ]::identificacion_ty[], ARRAY[ ROW('&quot;;[.AU28];&quot;','&quot;;[.AV28];&quot;','&quot;;[.AW28];&quot;'), ROW('&quot;;[.AX28];&quot;','&quot;;[.AY28];&quot;','&quot;;[.AZ28];&quot;') ]::nivel_educativo_ty[],null,'&quot;;[.BB28];&quot;'),&quot;)" office:value-type="string" office:string-value="('Nikita','Victoria','Sanabria','Monreal','2000-10-29',183,78,'azul oscuro','20/20','no_clasificado','personal_inteligencia_data/foto.png','personal_inteligencia_data/huella_digital.png','personal_inteligencia_data/huella_retina.png',ROW(58,2127444695) ,ROW('15246487','Australia'),ARRAY['español','inglés','portugués','francés','null','null']::varchar(50)[], ARRAY[ ROW('Poncio',null,'Alcala','Falcon','1981-02-02','tío',ROW(58,2121555694) ), ROW('Silvester',null,'Morris','Serrato','1981-02-02','primo',ROW(58,2127296021) )]::familiar_ty[], ARRAY[ ROW('49183442','Australia'),row('74267462','Irlanda') ]::identificacion_ty[], ARRAY[ ROW('Criminología','null','null'), ROW('null','null','null') ]::nivel_educativo_ty[],null,'25')," calcext:value-type="string">
            <text:p>('Nikita','Victoria','Sanabria','Monreal','2000-10-29',183,78,'azul oscuro','20/20','no_clasificado','personal_inteligencia_data/foto.png','personal_inteligencia_data/huella_digital.png','personal_inteligencia_data/huella_retina.png',ROW(58,2127444695) ,ROW('15246487','Australia'),ARRAY['español','inglés','portugués','francés','null','null']::varchar(50)[], ARRAY[ ROW('Poncio',null,'Alcala','Falcon','1981-02-02','tío',ROW(58,2121555694) ), ROW('Silvester',null,'Morris','Serrato','1981-02-02','primo',ROW(58,2127296021) )]::familiar_ty[], ARRAY[ ROW('49183442','Australia'),row('74267462','Irlanda') ]::identificacion_ty[], ARRAY[ ROW('Criminología','null','null'), ROW('null','null','null') ]::nivel_educativo_ty[],null,'25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nalista</text:p>
          </table:table-cell>
          <table:table-cell table:style-name="ce7" table:formula="of:=[.C28]+1" office:value-type="float" office:value="26" calcext:value-type="float">
            <text:p>26</text:p>
          </table:table-cell>
          <table:table-cell office:value-type="string" calcext:value-type="string">
            <text:p>'Yves'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Avina'</text:p>
          </table:table-cell>
          <table:table-cell office:value-type="string" calcext:value-type="string">
            <text:p>'Camarena'</text:p>
          </table:table-cell>
          <table:table-cell table:style-name="ce8" office:value-type="string" calcext:value-type="string">
            <text:p>1983-09-14</text:p>
          </table:table-cell>
          <table:table-cell table:style-name="ce9" table:formula="of:=ROUND(RAND()*40+150 )" office:value-type="float" office:value="182" calcext:value-type="float">
            <text:p>182</text:p>
          </table:table-cell>
          <table:table-cell table:style-name="ce9" table:formula="of:=ROUND(RAND()*30+65 )" office:value-type="float" office:value="72" calcext:value-type="float">
            <text:p>72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16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5262413" calcext:value-type="float">
            <text:p>5262413</text:p>
          </table:table-cell>
          <table:table-cell table:formula="of:=RANDBETWEEN(10000000;99999999)" office:value-type="float" office:value="75842917" calcext:value-type="float">
            <text:p>75842917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Sebastia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abral'</text:p>
          </table:table-cell>
          <table:table-cell office:value-type="string" calcext:value-type="string">
            <text:p>'Cedillo'</text:p>
          </table:table-cell>
          <table:table-cell table:style-name="ce8" office:value-type="string" calcext:value-type="string">
            <text:p>1936-02-14</text:p>
          </table:table-cell>
          <table:table-cell office:value-type="string" calcext:value-type="string">
            <text:p>padre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9787974" calcext:value-type="float">
            <text:p>9787974</text:p>
          </table:table-cell>
          <table:table-cell office:value-type="string" calcext:value-type="string">
            <text:p>'Magali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Izquierdo'</text:p>
          </table:table-cell>
          <table:table-cell table:style-name="ce8" office:value-type="string" calcext:value-type="string">
            <text:p>1936-02-14</text:p>
          </table:table-cell>
          <table:table-cell office:value-type="string" calcext:value-type="string">
            <text:p>tí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6000735" calcext:value-type="float">
            <text:p>6000735</text:p>
          </table:table-cell>
          <table:table-cell table:style-name="ce13" table:formula="of:=RANDBETWEEN(10000000;100000000)" office:value-type="float" office:value="46791521" calcext:value-type="float">
            <text:p>46791521</text:p>
          </table:table-cell>
          <table:table-cell office:value-type="string" calcext:value-type="string">
            <text:p>Australia</text:p>
          </table:table-cell>
          <table:table-cell table:style-name="ce13" table:formula="of:=RANDBETWEEN(10000000;100000000)" office:value-type="float" office:value="26925845" calcext:value-type="float">
            <text:p>26925845</text:p>
          </table:table-cell>
          <table:table-cell office:value-type="string" calcext:value-type="string">
            <text:p>Irlanda</text:p>
          </table:table-cell>
          <table:table-cell table:style-name="ce12" office:value-type="string" calcext:value-type="string">
            <text:p>Psicología</text:p>
          </table:table-cell>
          <table:table-cell table:number-columns-repeated="5" table:style-name="ce13" office:value-type="string" calcext:value-type="string">
            <text:p>null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Perth</text:p>
          </table:table-cell>
          <table:table-cell/>
          <table:table-cell table:style-name="ce40" table:formula="of:=CONCATENATE(&quot;(&quot;;[.D29];&quot;,&quot;;[.E29];&quot;,&quot;;[.F29];&quot;,&quot;;[.G29];&quot;,'&quot;;[.H29];&quot;',&quot;;[.I29];&quot;,&quot;;[.J29];&quot;,'&quot;;[.K29];&quot;','&quot;;[.L29];&quot;','&quot;;[.M29];&quot;',&quot;;[.N29];&quot;,&quot;;[.O29];&quot;,&quot;;[.P29];&quot;,ROW(58,&quot;;[.Q29];[.R29];&quot;) ,ROW('&quot;;[.S29];&quot;','&quot;;[.T29];&quot;'),ARRAY['&quot;;[.U29];&quot;','&quot;;[.V29];&quot;','&quot;;[.W29];&quot;','&quot;;[.X29];&quot;','&quot;;[.Y29];&quot;','&quot;;[.Z29];&quot;']::varchar(50)[], ARRAY[ ROW(&quot;;[.AA29];&quot;,&quot;;[.AB29];&quot;,&quot;;[.AC29];&quot;,&quot;;[.AD29];&quot;,'&quot;;[.AE29];&quot;','&quot;;[.AF29];&quot;',ROW(58,&quot;;[.AG29];[.AH29];&quot;) ), ROW(&quot;;[.AI29];&quot;,&quot;;[.AJ29];&quot;,&quot;;[.AK29];&quot;,&quot;;[.AL29];&quot;,'&quot;;[.AM29];&quot;','&quot;;[.AN29];&quot;',ROW(58,&quot;;[.AO29];[.AP29];&quot;) )]::familiar_ty[], ARRAY[ ROW('&quot;;[.AQ29];&quot;','&quot;;[.AR29];&quot;'),row('&quot;;[.AS29];&quot;','&quot;;[.AT29];&quot;') ]::identificacion_ty[], ARRAY[ ROW('&quot;;[.AU29];&quot;','&quot;;[.AV29];&quot;','&quot;;[.AW29];&quot;'), ROW('&quot;;[.AX29];&quot;','&quot;;[.AY29];&quot;','&quot;;[.AZ29];&quot;') ]::nivel_educativo_ty[],null,'&quot;;[.BB29];&quot;'),&quot;)" office:value-type="string" office:string-value="('Yves','Cornelio','Avina','Camarena','1983-09-14',182,72,'azul claro','20/16','no_clasificado','personal_inteligencia_data/foto.png','personal_inteligencia_data/huella_digital.png','personal_inteligencia_data/huella_retina.png',ROW(58,4245262413) ,ROW('75842917','Australia'),ARRAY['español','inglés','portugués','francés','null','null']::varchar(50)[], ARRAY[ ROW('Sebastian',null,'Cabral','Cedillo','1936-02-14','padre',ROW(58,4249787974) ), ROW('Magali',null,'Salmeron','Izquierdo','1936-02-14','tío',ROW(58,4246000735) )]::familiar_ty[], ARRAY[ ROW('46791521','Australia'),row('26925845','Irlanda') ]::identificacion_ty[], ARRAY[ ROW('Psicología','null','null'), ROW('null','null','null') ]::nivel_educativo_ty[],null,'26')," calcext:value-type="string">
            <text:p>('Yves','Cornelio','Avina','Camarena','1983-09-14',182,72,'azul claro','20/16','no_clasificado','personal_inteligencia_data/foto.png','personal_inteligencia_data/huella_digital.png','personal_inteligencia_data/huella_retina.png',ROW(58,4245262413) ,ROW('75842917','Australia'),ARRAY['español','inglés','portugués','francés','null','null']::varchar(50)[], ARRAY[ ROW('Sebastian',null,'Cabral','Cedillo','1936-02-14','padre',ROW(58,4249787974) ), ROW('Magali',null,'Salmeron','Izquierdo','1936-02-14','tío',ROW(58,4246000735) )]::familiar_ty[], ARRAY[ ROW('46791521','Australia'),row('26925845','Irlanda') ]::identificacion_ty[], ARRAY[ ROW('Psicología','null','null'), ROW('null','null','null') ]::nivel_educativo_ty[],null,'26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gente</text:p>
          </table:table-cell>
          <table:table-cell table:style-name="ce7" table:formula="of:=[.C29]+1" office:value-type="float" office:value="27" calcext:value-type="float">
            <text:p>27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Cloe'</text:p>
          </table:table-cell>
          <table:table-cell office:value-type="string" calcext:value-type="string">
            <text:p>'Armijo'</text:p>
          </table:table-cell>
          <table:table-cell office:value-type="string" calcext:value-type="string">
            <text:p>'Hall'</text:p>
          </table:table-cell>
          <table:table-cell table:style-name="ce8" office:value-type="string" calcext:value-type="string">
            <text:p>1984-05-21</text:p>
          </table:table-cell>
          <table:table-cell table:style-name="ce9" table:formula="of:=ROUND(RAND()*40+150 )" office:value-type="float" office:value="182" calcext:value-type="float">
            <text:p>182</text:p>
          </table:table-cell>
          <table:table-cell table:style-name="ce9" table:formula="of:=ROUND(RAND()*30+65 )" office:value-type="float" office:value="72" calcext:value-type="float">
            <text:p>72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12.5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1295508" calcext:value-type="float">
            <text:p>1295508</text:p>
          </table:table-cell>
          <table:table-cell table:formula="of:=RANDBETWEEN(10000000;99999999)" office:value-type="float" office:value="97924635" calcext:value-type="float">
            <text:p>97924635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Merino'</text:p>
          </table:table-cell>
          <table:table-cell table:style-name="ce8" office:value-type="string" calcext:value-type="string">
            <text:p>1938-07-26</text:p>
          </table:table-cell>
          <table:table-cell office:value-type="string" calcext:value-type="string">
            <text:p>madre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3873173" calcext:value-type="float">
            <text:p>3873173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ariscal'</text:p>
          </table:table-cell>
          <table:table-cell office:value-type="string" calcext:value-type="string">
            <text:p>'Lora'</text:p>
          </table:table-cell>
          <table:table-cell table:style-name="ce8" office:value-type="string" calcext:value-type="string">
            <text:p>1938-07-26</text:p>
          </table:table-cell>
          <table:table-cell office:value-type="string" calcext:value-type="string">
            <text:p>padre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7677568" calcext:value-type="float">
            <text:p>7677568</text:p>
          </table:table-cell>
          <table:table-cell table:style-name="ce13" table:formula="of:=RANDBETWEEN(10000000;100000000)" office:value-type="float" office:value="51734068" calcext:value-type="float">
            <text:p>51734068</text:p>
          </table:table-cell>
          <table:table-cell office:value-type="string" calcext:value-type="string">
            <text:p>Australia</text:p>
          </table:table-cell>
          <table:table-cell table:style-name="ce13" table:formula="of:=RANDBETWEEN(10000000;100000000)" office:value-type="float" office:value="87732566" calcext:value-type="float">
            <text:p>87732566</text:p>
          </table:table-cell>
          <table:table-cell office:value-type="string" calcext:value-type="string">
            <text:p>Irlanda</text:p>
          </table:table-cell>
          <table:table-cell table:style-name="ce12" office:value-type="string" calcext:value-type="string">
            <text:p>Enfermería</text:p>
          </table:table-cell>
          <table:table-cell table:number-columns-repeated="5" table:style-name="ce13" office:value-type="string" calcext:value-type="string">
            <text:p>null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Gold Coast</text:p>
          </table:table-cell>
          <table:table-cell/>
          <table:table-cell table:style-name="ce40" table:formula="of:=CONCATENATE(&quot;(&quot;;[.D30];&quot;,&quot;;[.E30];&quot;,&quot;;[.F30];&quot;,&quot;;[.G30];&quot;,'&quot;;[.H30];&quot;',&quot;;[.I30];&quot;,&quot;;[.J30];&quot;,'&quot;;[.K30];&quot;','&quot;;[.L30];&quot;','&quot;;[.M30];&quot;',&quot;;[.N30];&quot;,&quot;;[.O30];&quot;,&quot;;[.P30];&quot;,ROW(58,&quot;;[.Q30];[.R30];&quot;) ,ROW('&quot;;[.S30];&quot;','&quot;;[.T30];&quot;'),ARRAY['&quot;;[.U30];&quot;','&quot;;[.V30];&quot;','&quot;;[.W30];&quot;','&quot;;[.X30];&quot;','&quot;;[.Y30];&quot;','&quot;;[.Z30];&quot;']::varchar(50)[], ARRAY[ ROW(&quot;;[.AA30];&quot;,&quot;;[.AB30];&quot;,&quot;;[.AC30];&quot;,&quot;;[.AD30];&quot;,'&quot;;[.AE30];&quot;','&quot;;[.AF30];&quot;',ROW(58,&quot;;[.AG30];[.AH30];&quot;) ), ROW(&quot;;[.AI30];&quot;,&quot;;[.AJ30];&quot;,&quot;;[.AK30];&quot;,&quot;;[.AL30];&quot;,'&quot;;[.AM30];&quot;','&quot;;[.AN30];&quot;',ROW(58,&quot;;[.AO30];[.AP30];&quot;) )]::familiar_ty[], ARRAY[ ROW('&quot;;[.AQ30];&quot;','&quot;;[.AR30];&quot;'),row('&quot;;[.AS30];&quot;','&quot;;[.AT30];&quot;') ]::identificacion_ty[], ARRAY[ ROW('&quot;;[.AU30];&quot;','&quot;;[.AV30];&quot;','&quot;;[.AW30];&quot;'), ROW('&quot;;[.AX30];&quot;','&quot;;[.AY30];&quot;','&quot;;[.AZ30];&quot;') ]::nivel_educativo_ty[],null,'&quot;;[.BB30];&quot;'),&quot;)" office:value-type="string" office:string-value="('Adria','Cloe','Armijo','Hall','1984-05-21',182,72,'marrón claro','20/12.5','no_clasificado','personal_inteligencia_data/foto.png','personal_inteligencia_data/huella_digital.png','personal_inteligencia_data/huella_retina.png',ROW(58,4121295508) ,ROW('97924635','Australia'),ARRAY['español','inglés','portugués','francés','null','null']::varchar(50)[], ARRAY[ ROW('Marlene',null,'Maravilla','Merino','1938-07-26','madre',ROW(58,4123873173) ), ROW('Emiliana',null,'Mariscal','Lora','1938-07-26','padre',ROW(58,4127677568) )]::familiar_ty[], ARRAY[ ROW('51734068','Australia'),row('87732566','Irlanda') ]::identificacion_ty[], ARRAY[ ROW('Enfermería','null','null'), ROW('null','null','null') ]::nivel_educativo_ty[],null,'27')," calcext:value-type="string">
            <text:p>('Adria','Cloe','Armijo','Hall','1984-05-21',182,72,'marrón claro','20/12.5','no_clasificado','personal_inteligencia_data/foto.png','personal_inteligencia_data/huella_digital.png','personal_inteligencia_data/huella_retina.png',ROW(58,4121295508) ,ROW('97924635','Australia'),ARRAY['español','inglés','portugués','francés','null','null']::varchar(50)[], ARRAY[ ROW('Marlene',null,'Maravilla','Merino','1938-07-26','madre',ROW(58,4123873173) ), ROW('Emiliana',null,'Mariscal','Lora','1938-07-26','padre',ROW(58,4127677568) )]::familiar_ty[], ARRAY[ ROW('51734068','Australia'),row('87732566','Irlanda') ]::identificacion_ty[], ARRAY[ ROW('Enfermería','null','null'), ROW('null','null','null') ]::nivel_educativo_ty[],null,'27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Irlanda</text:p>
          </table:table-cell>
          <table:table-cell office:value-type="string" calcext:value-type="string">
            <text:p>analista</text:p>
          </table:table-cell>
          <table:table-cell table:style-name="ce7" table:formula="of:=[.C30]+1" office:value-type="float" office:value="28" calcext:value-type="float">
            <text:p>28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Calderon'</text:p>
          </table:table-cell>
          <table:table-cell office:value-type="string" calcext:value-type="string">
            <text:p>'Maciel'</text:p>
          </table:table-cell>
          <table:table-cell table:style-name="ce8" office:value-type="string" calcext:value-type="string">
            <text:p>1984-12-22</text:p>
          </table:table-cell>
          <table:table-cell table:style-name="ce9" table:formula="of:=ROUND(RAND()*40+150 )" office:value-type="float" office:value="152" calcext:value-type="float">
            <text:p>152</text:p>
          </table:table-cell>
          <table:table-cell table:style-name="ce9" table:formula="of:=ROUND(RAND()*30+65 )" office:value-type="float" office:value="92" calcext:value-type="float">
            <text:p>92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1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1047199" calcext:value-type="float">
            <text:p>1047199</text:p>
          </table:table-cell>
          <table:table-cell table:formula="of:=RANDBETWEEN(10000000;99999999)" office:value-type="float" office:value="78747723" calcext:value-type="float">
            <text:p>78747723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Salgado'</text:p>
          </table:table-cell>
          <table:table-cell table:style-name="ce8" office:value-type="string" calcext:value-type="string">
            <text:p>1938-11-18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2868621" calcext:value-type="float">
            <text:p>2868621</text:p>
          </table:table-cell>
          <table:table-cell office:value-type="string" calcext:value-type="string">
            <text:p>'Pamel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Guevara'</text:p>
          </table:table-cell>
          <table:table-cell office:value-type="string" calcext:value-type="string">
            <text:p>'Zapata'</text:p>
          </table:table-cell>
          <table:table-cell table:style-name="ce8" office:value-type="string" calcext:value-type="string">
            <text:p>1938-11-18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6670733" calcext:value-type="float">
            <text:p>6670733</text:p>
          </table:table-cell>
          <table:table-cell table:style-name="ce13" table:formula="of:=RANDBETWEEN(10000000;100000000)" office:value-type="float" office:value="91113728" calcext:value-type="float">
            <text:p>91113728</text:p>
          </table:table-cell>
          <table:table-cell office:value-type="string" calcext:value-type="string">
            <text:p>Irlanda</text:p>
          </table:table-cell>
          <table:table-cell table:style-name="ce13" table:formula="of:=RANDBETWEEN(10000000;100000000)" office:value-type="float" office:value="43185183" calcext:value-type="float">
            <text:p>43185183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Ciencias Sociales </text:p>
          </table:table-cell>
          <table:table-cell table:number-columns-repeated="5" table:style-name="ce13" office:value-type="string" calcext:value-type="string">
            <text:p>nul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/>
          <table:table-cell table:style-name="ce40" table:formula="of:=CONCATENATE(&quot;(&quot;;[.D31];&quot;,&quot;;[.E31];&quot;,&quot;;[.F31];&quot;,&quot;;[.G31];&quot;,'&quot;;[.H31];&quot;',&quot;;[.I31];&quot;,&quot;;[.J31];&quot;,'&quot;;[.K31];&quot;','&quot;;[.L31];&quot;','&quot;;[.M31];&quot;',&quot;;[.N31];&quot;,&quot;;[.O31];&quot;,&quot;;[.P31];&quot;,ROW(58,&quot;;[.Q31];[.R31];&quot;) ,ROW('&quot;;[.S31];&quot;','&quot;;[.T31];&quot;'),ARRAY['&quot;;[.U31];&quot;','&quot;;[.V31];&quot;','&quot;;[.W31];&quot;','&quot;;[.X31];&quot;','&quot;;[.Y31];&quot;','&quot;;[.Z31];&quot;']::varchar(50)[], ARRAY[ ROW(&quot;;[.AA31];&quot;,&quot;;[.AB31];&quot;,&quot;;[.AC31];&quot;,&quot;;[.AD31];&quot;,'&quot;;[.AE31];&quot;','&quot;;[.AF31];&quot;',ROW(58,&quot;;[.AG31];[.AH31];&quot;) ), ROW(&quot;;[.AI31];&quot;,&quot;;[.AJ31];&quot;,&quot;;[.AK31];&quot;,&quot;;[.AL31];&quot;,'&quot;;[.AM31];&quot;','&quot;;[.AN31];&quot;',ROW(58,&quot;;[.AO31];[.AP31];&quot;) )]::familiar_ty[], ARRAY[ ROW('&quot;;[.AQ31];&quot;','&quot;;[.AR31];&quot;'),row('&quot;;[.AS31];&quot;','&quot;;[.AT31];&quot;') ]::identificacion_ty[], ARRAY[ ROW('&quot;;[.AU31];&quot;','&quot;;[.AV31];&quot;','&quot;;[.AW31];&quot;'), ROW('&quot;;[.AX31];&quot;','&quot;;[.AY31];&quot;','&quot;;[.AZ31];&quot;') ]::nivel_educativo_ty[],null,'&quot;;[.BB31];&quot;'),&quot;)" office:value-type="string" office:string-value="('Eleazar','Silvio','Calderon','Maciel','1984-12-22',152,92,'marrón oscuro','20/10','top_secret','personal_inteligencia_data/foto.png','personal_inteligencia_data/huella_digital.png','personal_inteligencia_data/huella_retina.png',ROW(58,2121047199) ,ROW('78747723','Irlanda'),ARRAY['español','inglés','portugués','francés','null','null']::varchar(50)[], ARRAY[ ROW('Aleyda','Donatila','Nolasco','Salgado','1938-11-18','hermano',ROW(58,2122868621) ), ROW('Pamela',null,'Guevara','Zapata','1938-11-18','madre',ROW(58,2126670733) )]::familiar_ty[], ARRAY[ ROW('91113728','Irlanda'),row('43185183','Holanda') ]::identificacion_ty[], ARRAY[ ROW('Ciencias Sociales ','null','null'), ROW('null','null','null') ]::nivel_educativo_ty[],null,'1')," calcext:value-type="string">
            <text:p>('Eleazar','Silvio','Calderon','Maciel','1984-12-22',152,92,'marrón oscuro','20/10','top_secret','personal_inteligencia_data/foto.png','personal_inteligencia_data/huella_digital.png','personal_inteligencia_data/huella_retina.png',ROW(58,2121047199) ,ROW('78747723','Irlanda'),ARRAY['español','inglés','portugués','francés','null','null']::varchar(50)[], ARRAY[ ROW('Aleyda','Donatila','Nolasco','Salgado','1938-11-18','hermano',ROW(58,2122868621) ), ROW('Pamela',null,'Guevara','Zapata','1938-11-18','madre',ROW(58,2126670733) )]::familiar_ty[], ARRAY[ ROW('91113728','Irlanda'),row('43185183','Holanda') ]::identificacion_ty[], ARRAY[ ROW('Ciencias Sociales ','null','null'), ROW('null','null','null') ]::nivel_educativo_ty[],null,'1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Irlanda</text:p>
          </table:table-cell>
          <table:table-cell office:value-type="string" calcext:value-type="string">
            <text:p>analista</text:p>
          </table:table-cell>
          <table:table-cell table:style-name="ce7" table:formula="of:=[.C31]+1" office:value-type="float" office:value="29" calcext:value-type="float">
            <text:p>29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Abreu'</text:p>
          </table:table-cell>
          <table:table-cell office:value-type="string" calcext:value-type="string">
            <text:p>'Alba'</text:p>
          </table:table-cell>
          <table:table-cell table:style-name="ce8" office:value-type="string" calcext:value-type="string">
            <text:p>1986-05-02</text:p>
          </table:table-cell>
          <table:table-cell table:style-name="ce9" table:formula="of:=ROUND(RAND()*40+150 )" office:value-type="float" office:value="175" calcext:value-type="float">
            <text:p>175</text:p>
          </table:table-cell>
          <table:table-cell table:style-name="ce9" table:formula="of:=ROUND(RAND()*30+65 )" office:value-type="float" office:value="67" calcext:value-type="float">
            <text:p>67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125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5091858" calcext:value-type="float">
            <text:p>5091858</text:p>
          </table:table-cell>
          <table:table-cell table:formula="of:=RANDBETWEEN(10000000;99999999)" office:value-type="float" office:value="71693690" calcext:value-type="float">
            <text:p>71693690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Lionel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Martinez'</text:p>
          </table:table-cell>
          <table:table-cell office:value-type="string" calcext:value-type="string">
            <text:p>'Elias'</text:p>
          </table:table-cell>
          <table:table-cell table:style-name="ce8" office:value-type="string" calcext:value-type="string">
            <text:p>1940-07-21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9731222" calcext:value-type="float">
            <text:p>9731222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Hurtado'</text:p>
          </table:table-cell>
          <table:table-cell office:value-type="string" calcext:value-type="string">
            <text:p>'Baca'</text:p>
          </table:table-cell>
          <table:table-cell table:style-name="ce8" office:value-type="string" calcext:value-type="string">
            <text:p>1940-07-21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1521664" calcext:value-type="float">
            <text:p>1521664</text:p>
          </table:table-cell>
          <table:table-cell table:style-name="ce13" table:formula="of:=RANDBETWEEN(10000000;100000000)" office:value-type="float" office:value="25718552" calcext:value-type="float">
            <text:p>25718552</text:p>
          </table:table-cell>
          <table:table-cell office:value-type="string" calcext:value-type="string">
            <text:p>Irlanda</text:p>
          </table:table-cell>
          <table:table-cell table:style-name="ce13" table:formula="of:=RANDBETWEEN(10000000;100000000)" office:value-type="float" office:value="58716852" calcext:value-type="float">
            <text:p>58716852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conomía</text:p>
          </table:table-cell>
          <table:table-cell table:number-columns-repeated="5" table:style-name="ce13" office:value-type="string" calcext:value-type="string">
            <text:p>null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/>
          <table:table-cell table:style-name="ce40" table:formula="of:=CONCATENATE(&quot;(&quot;;[.D32];&quot;,&quot;;[.E32];&quot;,&quot;;[.F32];&quot;,&quot;;[.G32];&quot;,'&quot;;[.H32];&quot;',&quot;;[.I32];&quot;,&quot;;[.J32];&quot;,'&quot;;[.K32];&quot;','&quot;;[.L32];&quot;','&quot;;[.M32];&quot;',&quot;;[.N32];&quot;,&quot;;[.O32];&quot;,&quot;;[.P32];&quot;,ROW(58,&quot;;[.Q32];[.R32];&quot;) ,ROW('&quot;;[.S32];&quot;','&quot;;[.T32];&quot;'),ARRAY['&quot;;[.U32];&quot;','&quot;;[.V32];&quot;','&quot;;[.W32];&quot;','&quot;;[.X32];&quot;','&quot;;[.Y32];&quot;','&quot;;[.Z32];&quot;']::varchar(50)[], ARRAY[ ROW(&quot;;[.AA32];&quot;,&quot;;[.AB32];&quot;,&quot;;[.AC32];&quot;,&quot;;[.AD32];&quot;,'&quot;;[.AE32];&quot;','&quot;;[.AF32];&quot;',ROW(58,&quot;;[.AG32];[.AH32];&quot;) ), ROW(&quot;;[.AI32];&quot;,&quot;;[.AJ32];&quot;,&quot;;[.AK32];&quot;,&quot;;[.AL32];&quot;,'&quot;;[.AM32];&quot;','&quot;;[.AN32];&quot;',ROW(58,&quot;;[.AO32];[.AP32];&quot;) )]::familiar_ty[], ARRAY[ ROW('&quot;;[.AQ32];&quot;','&quot;;[.AR32];&quot;'),row('&quot;;[.AS32];&quot;','&quot;;[.AT32];&quot;') ]::identificacion_ty[], ARRAY[ ROW('&quot;;[.AU32];&quot;','&quot;;[.AV32];&quot;','&quot;;[.AW32];&quot;'), ROW('&quot;;[.AX32];&quot;','&quot;;[.AY32];&quot;','&quot;;[.AZ32];&quot;') ]::nivel_educativo_ty[],null,'&quot;;[.BB32];&quot;'),&quot;)" office:value-type="string" office:string-value="('Eleazar','Francisco','Abreu','Alba','1986-05-02',175,67,'verde claro','20/125','top_secret','personal_inteligencia_data/foto.png','personal_inteligencia_data/huella_digital.png','personal_inteligencia_data/huella_retina.png',ROW(58,4245091858) ,ROW('71693690','Irlanda'),ARRAY['español','inglés','hindi','francés','null','null']::varchar(50)[], ARRAY[ ROW('Lionel','Vivaldo','Martinez','Elias','1940-07-21','hermano',ROW(58,4249731222) ), ROW('Feliciano',null,'Hurtado','Baca','1940-07-21','hermano',ROW(58,4241521664) )]::familiar_ty[], ARRAY[ ROW('25718552','Irlanda'),row('58716852','Holanda') ]::identificacion_ty[], ARRAY[ ROW('Economía','null','null'), ROW('null','null','null') ]::nivel_educativo_ty[],null,'2')," calcext:value-type="string">
            <text:p>('Eleazar','Francisco','Abreu','Alba','1986-05-02',175,67,'verde claro','20/125','top_secret','personal_inteligencia_data/foto.png','personal_inteligencia_data/huella_digital.png','personal_inteligencia_data/huella_retina.png',ROW(58,4245091858) ,ROW('71693690','Irlanda'),ARRAY['español','inglés','hindi','francés','null','null']::varchar(50)[], ARRAY[ ROW('Lionel','Vivaldo','Martinez','Elias','1940-07-21','hermano',ROW(58,4249731222) ), ROW('Feliciano',null,'Hurtado','Baca','1940-07-21','hermano',ROW(58,4241521664) )]::familiar_ty[], ARRAY[ ROW('25718552','Irlanda'),row('58716852','Holanda') ]::identificacion_ty[], ARRAY[ ROW('Economía','null','null'), ROW('null','null','null') ]::nivel_educativo_ty[],null,'2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Irlanda</text:p>
          </table:table-cell>
          <table:table-cell office:value-type="string" calcext:value-type="string">
            <text:p>agente</text:p>
          </table:table-cell>
          <table:table-cell table:style-name="ce7" table:formula="of:=[.C32]+1" office:value-type="float" office:value="30" calcext:value-type="float">
            <text:p>30</text:p>
          </table:table-cell>
          <table:table-cell office:value-type="string" calcext:value-type="string">
            <text:p>'Ulises'</text:p>
          </table:table-cell>
          <table:table-cell office:value-type="string" calcext:value-type="string">
            <text:p>'Jhoan'</text:p>
          </table:table-cell>
          <table:table-cell office:value-type="string" calcext:value-type="string">
            <text:p>'Delgadillo'</text:p>
          </table:table-cell>
          <table:table-cell office:value-type="string" calcext:value-type="string">
            <text:p>'Vera'</text:p>
          </table:table-cell>
          <table:table-cell table:style-name="ce8" office:value-type="string" calcext:value-type="string">
            <text:p>1988-12-01</text:p>
          </table:table-cell>
          <table:table-cell table:style-name="ce9" table:formula="of:=ROUND(RAND()*40+150 )" office:value-type="float" office:value="172" calcext:value-type="float">
            <text:p>172</text:p>
          </table:table-cell>
          <table:table-cell table:style-name="ce9" table:formula="of:=ROUND(RAND()*30+65 )" office:value-type="float" office:value="93" calcext:value-type="float">
            <text:p>93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10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87" calcext:value-type="float">
            <text:p>287</text:p>
          </table:table-cell>
          <table:table-cell table:formula="of:=RANDBETWEEN(1000000;9999999)" office:value-type="float" office:value="4273087" calcext:value-type="float">
            <text:p>4273087</text:p>
          </table:table-cell>
          <table:table-cell table:formula="of:=RANDBETWEEN(10000000;99999999)" office:value-type="float" office:value="60135087" calcext:value-type="float">
            <text:p>60135087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Sarabia'</text:p>
          </table:table-cell>
          <table:table-cell table:style-name="ce8" office:value-type="string" calcext:value-type="string">
            <text:p>1942-07-22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8031414" calcext:value-type="float">
            <text:p>8031414</text:p>
          </table:table-cell>
          <table:table-cell office:value-type="string" calcext:value-type="string">
            <text:p>'Elois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White'</text:p>
          </table:table-cell>
          <table:table-cell table:style-name="ce8" office:value-type="string" calcext:value-type="string">
            <text:p>1942-07-22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1438603" calcext:value-type="float">
            <text:p>1438603</text:p>
          </table:table-cell>
          <table:table-cell table:style-name="ce13" table:formula="of:=RANDBETWEEN(10000000;100000000)" office:value-type="float" office:value="67951199" calcext:value-type="float">
            <text:p>67951199</text:p>
          </table:table-cell>
          <table:table-cell office:value-type="string" calcext:value-type="string">
            <text:p>Irlanda</text:p>
          </table:table-cell>
          <table:table-cell table:style-name="ce13" table:formula="of:=RANDBETWEEN(10000000;100000000)" office:value-type="float" office:value="78136309" calcext:value-type="float">
            <text:p>78136309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Filosofía</text:p>
          </table:table-cell>
          <table:table-cell table:number-columns-repeated="5" table:style-name="ce13" office:value-type="string" calcext:value-type="string">
            <text:p>null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Galway</text:p>
          </table:table-cell>
          <table:table-cell/>
          <table:table-cell table:style-name="ce40" table:formula="of:=CONCATENATE(&quot;(&quot;;[.D33];&quot;,&quot;;[.E33];&quot;,&quot;;[.F33];&quot;,&quot;;[.G33];&quot;,'&quot;;[.H33];&quot;',&quot;;[.I33];&quot;,&quot;;[.J33];&quot;,'&quot;;[.K33];&quot;','&quot;;[.L33];&quot;','&quot;;[.M33];&quot;',&quot;;[.N33];&quot;,&quot;;[.O33];&quot;,&quot;;[.P33];&quot;,ROW(58,&quot;;[.Q33];[.R33];&quot;) ,ROW('&quot;;[.S33];&quot;','&quot;;[.T33];&quot;'),ARRAY['&quot;;[.U33];&quot;','&quot;;[.V33];&quot;','&quot;;[.W33];&quot;','&quot;;[.X33];&quot;','&quot;;[.Y33];&quot;','&quot;;[.Z33];&quot;']::varchar(50)[], ARRAY[ ROW(&quot;;[.AA33];&quot;,&quot;;[.AB33];&quot;,&quot;;[.AC33];&quot;,&quot;;[.AD33];&quot;,'&quot;;[.AE33];&quot;','&quot;;[.AF33];&quot;',ROW(58,&quot;;[.AG33];[.AH33];&quot;) ), ROW(&quot;;[.AI33];&quot;,&quot;;[.AJ33];&quot;,&quot;;[.AK33];&quot;,&quot;;[.AL33];&quot;,'&quot;;[.AM33];&quot;','&quot;;[.AN33];&quot;',ROW(58,&quot;;[.AO33];[.AP33];&quot;) )]::familiar_ty[], ARRAY[ ROW('&quot;;[.AQ33];&quot;','&quot;;[.AR33];&quot;'),row('&quot;;[.AS33];&quot;','&quot;;[.AT33];&quot;') ]::identificacion_ty[], ARRAY[ ROW('&quot;;[.AU33];&quot;','&quot;;[.AV33];&quot;','&quot;;[.AW33];&quot;'), ROW('&quot;;[.AX33];&quot;','&quot;;[.AY33];&quot;','&quot;;[.AZ33];&quot;') ]::nivel_educativo_ty[],null,'&quot;;[.BB33];&quot;'),&quot;)" office:value-type="string" office:string-value="('Ulises','Jhoan','Delgadillo','Vera','1988-12-01',172,93,'verde oscuro','20/100','top_secret','personal_inteligencia_data/foto.png','personal_inteligencia_data/huella_digital.png','personal_inteligencia_data/huella_retina.png',ROW(58,2874273087) ,ROW('60135087','Irlanda'),ARRAY['español','inglés','hindi','ruso','null','null']::varchar(50)[], ARRAY[ ROW('Valerio','Carmona','Solis','Sarabia','1942-07-22','abuelo',ROW(58,2878031414) ), ROW('Eloisa',null,'Nolasco','White','1942-07-22','hermano',ROW(58,2871438603) )]::familiar_ty[], ARRAY[ ROW('67951199','Irlanda'),row('78136309','Holanda') ]::identificacion_ty[], ARRAY[ ROW('Filosofía','null','null'), ROW('null','null','null') ]::nivel_educativo_ty[],null,'3')," calcext:value-type="string">
            <text:p>('Ulises','Jhoan','Delgadillo','Vera','1988-12-01',172,93,'verde oscuro','20/100','top_secret','personal_inteligencia_data/foto.png','personal_inteligencia_data/huella_digital.png','personal_inteligencia_data/huella_retina.png',ROW(58,2874273087) ,ROW('60135087','Irlanda'),ARRAY['español','inglés','hindi','ruso','null','null']::varchar(50)[], ARRAY[ ROW('Valerio','Carmona','Solis','Sarabia','1942-07-22','abuelo',ROW(58,2878031414) ), ROW('Eloisa',null,'Nolasco','White','1942-07-22','hermano',ROW(58,2871438603) )]::familiar_ty[], ARRAY[ ROW('67951199','Irlanda'),row('78136309','Holanda') ]::identificacion_ty[], ARRAY[ ROW('Filosofía','null','null'), ROW('null','null','null') ]::nivel_educativo_ty[],null,'3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Holanda</text:p>
          </table:table-cell>
          <table:table-cell office:value-type="string" calcext:value-type="string">
            <text:p>agente</text:p>
          </table:table-cell>
          <table:table-cell table:style-name="ce7" table:formula="of:=[.C33]+1" office:value-type="float" office:value="31" calcext:value-type="float">
            <text:p>31</text:p>
          </table:table-cell>
          <table:table-cell office:value-type="string" calcext:value-type="string">
            <text:p>'Bertrudis'</text:p>
          </table:table-cell>
          <table:table-cell office:value-type="string" calcext:value-type="string">
            <text:p>'Damaris'</text:p>
          </table:table-cell>
          <table:table-cell office:value-type="string" calcext:value-type="string">
            <text:p>'Mandujano'</text:p>
          </table:table-cell>
          <table:table-cell office:value-type="string" calcext:value-type="string">
            <text:p>'Sosa'</text:p>
          </table:table-cell>
          <table:table-cell table:style-name="ce8" office:value-type="string" calcext:value-type="string">
            <text:p>1989-01-03</text:p>
          </table:table-cell>
          <table:table-cell table:style-name="ce9" table:formula="of:=ROUND(RAND()*40+150 )" office:value-type="float" office:value="152" calcext:value-type="float">
            <text:p>152</text:p>
          </table:table-cell>
          <table:table-cell table:style-name="ce9" table:formula="of:=ROUND(RAND()*30+65 )" office:value-type="float" office:value="88" calcext:value-type="float">
            <text:p>88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8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43" calcext:value-type="float">
            <text:p>243</text:p>
          </table:table-cell>
          <table:table-cell table:formula="of:=RANDBETWEEN(1000000;9999999)" office:value-type="float" office:value="3871913" calcext:value-type="float">
            <text:p>3871913</text:p>
          </table:table-cell>
          <table:table-cell table:formula="of:=RANDBETWEEN(10000000;99999999)" office:value-type="float" office:value="65856381" calcext:value-type="float">
            <text:p>65856381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lma'</text:p>
          </table:table-cell>
          <table:table-cell office:value-type="string" calcext:value-type="string">
            <text:p>'Moira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Batista'</text:p>
          </table:table-cell>
          <table:table-cell table:style-name="ce8" office:value-type="string" calcext:value-type="string">
            <text:p>1944-06-08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7401882" calcext:value-type="float">
            <text:p>7401882</text:p>
          </table:table-cell>
          <table:table-cell office:value-type="string" calcext:value-type="string">
            <text:p>'Cayetan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Guillen'</text:p>
          </table:table-cell>
          <table:table-cell office:value-type="string" calcext:value-type="string">
            <text:p>'Miramontes'</text:p>
          </table:table-cell>
          <table:table-cell table:style-name="ce8" office:value-type="string" calcext:value-type="string">
            <text:p>1944-06-08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3397978" calcext:value-type="float">
            <text:p>3397978</text:p>
          </table:table-cell>
          <table:table-cell table:style-name="ce13" table:formula="of:=RANDBETWEEN(10000000;100000000)" office:value-type="float" office:value="22721483" calcext:value-type="float">
            <text:p>22721483</text:p>
          </table:table-cell>
          <table:table-cell office:value-type="string" calcext:value-type="string">
            <text:p>Holanda</text:p>
          </table:table-cell>
          <table:table-cell table:style-name="ce13" table:formula="of:=RANDBETWEEN(10000000;100000000)" office:value-type="float" office:value="39947031" calcext:value-type="float">
            <text:p>39947031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eniería Informática</text:p>
          </table:table-cell>
          <table:table-cell table:number-columns-repeated="5" table:style-name="ce13" office:value-type="string" calcext:value-type="string">
            <text:p>null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msterdam</text:p>
          </table:table-cell>
          <table:table-cell/>
          <table:table-cell table:style-name="ce40" table:formula="of:=CONCATENATE(&quot;(&quot;;[.D34];&quot;,&quot;;[.E34];&quot;,&quot;;[.F34];&quot;,&quot;;[.G34];&quot;,'&quot;;[.H34];&quot;',&quot;;[.I34];&quot;,&quot;;[.J34];&quot;,'&quot;;[.K34];&quot;','&quot;;[.L34];&quot;','&quot;;[.M34];&quot;',&quot;;[.N34];&quot;,&quot;;[.O34];&quot;,&quot;;[.P34];&quot;,ROW(58,&quot;;[.Q34];[.R34];&quot;) ,ROW('&quot;;[.S34];&quot;','&quot;;[.T34];&quot;'),ARRAY['&quot;;[.U34];&quot;','&quot;;[.V34];&quot;','&quot;;[.W34];&quot;','&quot;;[.X34];&quot;','&quot;;[.Y34];&quot;','&quot;;[.Z34];&quot;']::varchar(50)[], ARRAY[ ROW(&quot;;[.AA34];&quot;,&quot;;[.AB34];&quot;,&quot;;[.AC34];&quot;,&quot;;[.AD34];&quot;,'&quot;;[.AE34];&quot;','&quot;;[.AF34];&quot;',ROW(58,&quot;;[.AG34];[.AH34];&quot;) ), ROW(&quot;;[.AI34];&quot;,&quot;;[.AJ34];&quot;,&quot;;[.AK34];&quot;,&quot;;[.AL34];&quot;,'&quot;;[.AM34];&quot;','&quot;;[.AN34];&quot;',ROW(58,&quot;;[.AO34];[.AP34];&quot;) )]::familiar_ty[], ARRAY[ ROW('&quot;;[.AQ34];&quot;','&quot;;[.AR34];&quot;'),row('&quot;;[.AS34];&quot;','&quot;;[.AT34];&quot;') ]::identificacion_ty[], ARRAY[ ROW('&quot;;[.AU34];&quot;','&quot;;[.AV34];&quot;','&quot;;[.AW34];&quot;'), ROW('&quot;;[.AX34];&quot;','&quot;;[.AY34];&quot;','&quot;;[.AZ34];&quot;') ]::nivel_educativo_ty[],null,'&quot;;[.BB34];&quot;'),&quot;)" office:value-type="string" office:string-value="('Bertrudis','Damaris','Mandujano','Sosa','1989-01-03',152,88,'azul oscuro','20/80','confidencial','personal_inteligencia_data/foto.png','personal_inteligencia_data/huella_digital.png','personal_inteligencia_data/huella_retina.png',ROW(58,2433871913) ,ROW('65856381','Holanda'),ARRAY['español','inglés','hindi','ruso','null','null']::varchar(50)[], ARRAY[ ROW('Alma','Moira','Moreno','Batista','1944-06-08','primo',ROW(58,2437401882) ), ROW('Cayetano',null,'Guillen','Miramontes','1944-06-08','abuelo',ROW(58,2433397978) )]::familiar_ty[], ARRAY[ ROW('22721483','Holanda'),row('39947031','Groenlandia') ]::identificacion_ty[], ARRAY[ ROW('Ingeniería Informática','null','null'), ROW('null','null','null') ]::nivel_educativo_ty[],null,'4')," calcext:value-type="string">
            <text:p>('Bertrudis','Damaris','Mandujano','Sosa','1989-01-03',152,88,'azul oscuro','20/80','confidencial','personal_inteligencia_data/foto.png','personal_inteligencia_data/huella_digital.png','personal_inteligencia_data/huella_retina.png',ROW(58,2433871913) ,ROW('65856381','Holanda'),ARRAY['español','inglés','hindi','ruso','null','null']::varchar(50)[], ARRAY[ ROW('Alma','Moira','Moreno','Batista','1944-06-08','primo',ROW(58,2437401882) ), ROW('Cayetano',null,'Guillen','Miramontes','1944-06-08','abuelo',ROW(58,2433397978) )]::familiar_ty[], ARRAY[ ROW('22721483','Holanda'),row('39947031','Groenlandia') ]::identificacion_ty[], ARRAY[ ROW('Ingeniería Informática','null','null'), ROW('null','null','null') ]::nivel_educativo_ty[],null,'4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Holanda</text:p>
          </table:table-cell>
          <table:table-cell office:value-type="string" calcext:value-type="string">
            <text:p>agente</text:p>
          </table:table-cell>
          <table:table-cell table:style-name="ce7" table:formula="of:=[.C34]+1" office:value-type="float" office:value="32" calcext:value-type="float">
            <text:p>32</text:p>
          </table:table-cell>
          <table:table-cell office:value-type="string" calcext:value-type="string">
            <text:p>'Faustino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Quinones'</text:p>
          </table:table-cell>
          <table:table-cell office:value-type="string" calcext:value-type="string">
            <text:p>'Mena'</text:p>
          </table:table-cell>
          <table:table-cell table:style-name="ce8" office:value-type="string" calcext:value-type="string">
            <text:p>1989-12-16</text:p>
          </table:table-cell>
          <table:table-cell table:style-name="ce9" table:formula="of:=ROUND(RAND()*40+150 )" office:value-type="float" office:value="160" calcext:value-type="float">
            <text:p>160</text:p>
          </table:table-cell>
          <table:table-cell table:style-name="ce9" table:formula="of:=ROUND(RAND()*30+65 )" office:value-type="float" office:value="83" calcext:value-type="float">
            <text:p>83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81" calcext:value-type="float">
            <text:p>281</text:p>
          </table:table-cell>
          <table:table-cell table:formula="of:=RANDBETWEEN(1000000;9999999)" office:value-type="float" office:value="7891605" calcext:value-type="float">
            <text:p>7891605</text:p>
          </table:table-cell>
          <table:table-cell table:formula="of:=RANDBETWEEN(10000000;99999999)" office:value-type="float" office:value="30578703" calcext:value-type="float">
            <text:p>30578703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Constanza'</text:p>
          </table:table-cell>
          <table:table-cell office:value-type="string" calcext:value-type="string">
            <text:p>'Renteria'</text:p>
          </table:table-cell>
          <table:table-cell office:value-type="string" calcext:value-type="string">
            <text:p>'Almaguer'</text:p>
          </table:table-cell>
          <table:table-cell table:style-name="ce8" office:value-type="string" calcext:value-type="string">
            <text:p>1944-12-12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4796440" calcext:value-type="float">
            <text:p>4796440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Bustos'</text:p>
          </table:table-cell>
          <table:table-cell office:value-type="string" calcext:value-type="string">
            <text:p>'Lima'</text:p>
          </table:table-cell>
          <table:table-cell table:style-name="ce8" office:value-type="string" calcext:value-type="string">
            <text:p>1944-12-12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2824611" calcext:value-type="float">
            <text:p>2824611</text:p>
          </table:table-cell>
          <table:table-cell table:style-name="ce13" table:formula="of:=RANDBETWEEN(10000000;100000000)" office:value-type="float" office:value="93118131" calcext:value-type="float">
            <text:p>93118131</text:p>
          </table:table-cell>
          <table:table-cell office:value-type="string" calcext:value-type="string">
            <text:p>Holanda</text:p>
          </table:table-cell>
          <table:table-cell table:style-name="ce13" table:formula="of:=RANDBETWEEN(10000000;100000000)" office:value-type="float" office:value="95722011" calcext:value-type="float">
            <text:p>95722011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Comunicación</text:p>
          </table:table-cell>
          <table:table-cell table:number-columns-repeated="5" table:style-name="ce13" office:value-type="string" calcext:value-type="string">
            <text:p>null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Roterdam</text:p>
          </table:table-cell>
          <table:table-cell/>
          <table:table-cell table:style-name="ce40" table:formula="of:=CONCATENATE(&quot;(&quot;;[.D35];&quot;,&quot;;[.E35];&quot;,&quot;;[.F35];&quot;,&quot;;[.G35];&quot;,'&quot;;[.H35];&quot;',&quot;;[.I35];&quot;,&quot;;[.J35];&quot;,'&quot;;[.K35];&quot;','&quot;;[.L35];&quot;','&quot;;[.M35];&quot;',&quot;;[.N35];&quot;,&quot;;[.O35];&quot;,&quot;;[.P35];&quot;,ROW(58,&quot;;[.Q35];[.R35];&quot;) ,ROW('&quot;;[.S35];&quot;','&quot;;[.T35];&quot;'),ARRAY['&quot;;[.U35];&quot;','&quot;;[.V35];&quot;','&quot;;[.W35];&quot;','&quot;;[.X35];&quot;','&quot;;[.Y35];&quot;','&quot;;[.Z35];&quot;']::varchar(50)[], ARRAY[ ROW(&quot;;[.AA35];&quot;,&quot;;[.AB35];&quot;,&quot;;[.AC35];&quot;,&quot;;[.AD35];&quot;,'&quot;;[.AE35];&quot;','&quot;;[.AF35];&quot;',ROW(58,&quot;;[.AG35];[.AH35];&quot;) ), ROW(&quot;;[.AI35];&quot;,&quot;;[.AJ35];&quot;,&quot;;[.AK35];&quot;,&quot;;[.AL35];&quot;,'&quot;;[.AM35];&quot;','&quot;;[.AN35];&quot;',ROW(58,&quot;;[.AO35];[.AP35];&quot;) )]::familiar_ty[], ARRAY[ ROW('&quot;;[.AQ35];&quot;','&quot;;[.AR35];&quot;'),row('&quot;;[.AS35];&quot;','&quot;;[.AT35];&quot;') ]::identificacion_ty[], ARRAY[ ROW('&quot;;[.AU35];&quot;','&quot;;[.AV35];&quot;','&quot;;[.AW35];&quot;'), ROW('&quot;;[.AX35];&quot;','&quot;;[.AY35];&quot;','&quot;;[.AZ35];&quot;') ]::nivel_educativo_ty[],null,'&quot;;[.BB35];&quot;'),&quot;)" office:value-type="string" office:string-value="('Faustino','Margarito','Quinones','Mena','1989-12-16',160,83,'azul claro','20/20','confidencial','personal_inteligencia_data/foto.png','personal_inteligencia_data/huella_digital.png','personal_inteligencia_data/huella_retina.png',ROW(58,2817891605) ,ROW('30578703','Holanda'),ARRAY['español','inglés','hindi','ruso','null','null']::varchar(50)[], ARRAY[ ROW('Emiliana','Constanza','Renteria','Almaguer','1944-12-12','primo',ROW(58,2814796440) ), ROW('Constantino',null,'Bustos','Lima','1944-12-12','primo',ROW(58,2812824611) )]::familiar_ty[], ARRAY[ ROW('93118131','Holanda'),row('95722011','Groenlandia') ]::identificacion_ty[], ARRAY[ ROW('Comunicación','null','null'), ROW('null','null','null') ]::nivel_educativo_ty[],null,'5')," calcext:value-type="string">
            <text:p>('Faustino','Margarito','Quinones','Mena','1989-12-16',160,83,'azul claro','20/20','confidencial','personal_inteligencia_data/foto.png','personal_inteligencia_data/huella_digital.png','personal_inteligencia_data/huella_retina.png',ROW(58,2817891605) ,ROW('30578703','Holanda'),ARRAY['español','inglés','hindi','ruso','null','null']::varchar(50)[], ARRAY[ ROW('Emiliana','Constanza','Renteria','Almaguer','1944-12-12','primo',ROW(58,2814796440) ), ROW('Constantino',null,'Bustos','Lima','1944-12-12','primo',ROW(58,2812824611) )]::familiar_ty[], ARRAY[ ROW('93118131','Holanda'),row('95722011','Groenlandia') ]::identificacion_ty[], ARRAY[ ROW('Comunicación','null','null'), ROW('null','null','null') ]::nivel_educativo_ty[],null,'5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Holanda</text:p>
          </table:table-cell>
          <table:table-cell office:value-type="string" calcext:value-type="string">
            <text:p>analista</text:p>
          </table:table-cell>
          <table:table-cell table:style-name="ce7" table:formula="of:=[.C35]+1" office:value-type="float" office:value="33" calcext:value-type="float">
            <text:p>33</text:p>
          </table:table-cell>
          <table:table-cell office:value-type="string" calcext:value-type="string">
            <text:p>'Marcos'</text:p>
          </table:table-cell>
          <table:table-cell office:value-type="string" calcext:value-type="string">
            <text:p>'Alfredo'</text:p>
          </table:table-cell>
          <table:table-cell office:value-type="string" calcext:value-type="string">
            <text:p>'Solorio'</text:p>
          </table:table-cell>
          <table:table-cell office:value-type="string" calcext:value-type="string">
            <text:p>'Roldan'</text:p>
          </table:table-cell>
          <table:table-cell table:style-name="ce8" office:value-type="string" calcext:value-type="string">
            <text:p>1990-02-05</text:p>
          </table:table-cell>
          <table:table-cell table:style-name="ce9" table:formula="of:=ROUND(RAND()*40+150 )" office:value-type="float" office:value="181" calcext:value-type="float">
            <text:p>181</text:p>
          </table:table-cell>
          <table:table-cell table:style-name="ce9" table:formula="of:=ROUND(RAND()*30+65 )" office:value-type="float" office:value="90" calcext:value-type="float">
            <text:p>90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34" calcext:value-type="float">
            <text:p>234</text:p>
          </table:table-cell>
          <table:table-cell table:formula="of:=RANDBETWEEN(1000000;9999999)" office:value-type="float" office:value="7131030" calcext:value-type="float">
            <text:p>7131030</text:p>
          </table:table-cell>
          <table:table-cell table:formula="of:=RANDBETWEEN(10000000;99999999)" office:value-type="float" office:value="30229912" calcext:value-type="float">
            <text:p>30229912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Fernanda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Ruano'</text:p>
          </table:table-cell>
          <table:table-cell office:value-type="string" calcext:value-type="string">
            <text:p>'Quintanilla'</text:p>
          </table:table-cell>
          <table:table-cell table:style-name="ce8" office:value-type="string" calcext:value-type="string">
            <text:p>1946-12-07</text:p>
          </table:table-cell>
          <table:table-cell office:value-type="string" calcext:value-type="string">
            <text:p>tío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9219567" calcext:value-type="float">
            <text:p>9219567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into'</text:p>
          </table:table-cell>
          <table:table-cell office:value-type="string" calcext:value-type="string">
            <text:p>'Cordero'</text:p>
          </table:table-cell>
          <table:table-cell table:style-name="ce8" office:value-type="string" calcext:value-type="string">
            <text:p>1946-12-07</text:p>
          </table:table-cell>
          <table:table-cell office:value-type="string" calcext:value-type="string">
            <text:p>tío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2728448" calcext:value-type="float">
            <text:p>2728448</text:p>
          </table:table-cell>
          <table:table-cell table:style-name="ce13" table:formula="of:=RANDBETWEEN(10000000;100000000)" office:value-type="float" office:value="59077449" calcext:value-type="float">
            <text:p>59077449</text:p>
          </table:table-cell>
          <table:table-cell office:value-type="string" calcext:value-type="string">
            <text:p>Holanda</text:p>
          </table:table-cell>
          <table:table-cell table:style-name="ce13" table:formula="of:=RANDBETWEEN(10000000;100000000)" office:value-type="float" office:value="97308637" calcext:value-type="float">
            <text:p>97308637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eniería Industrial</text:p>
          </table:table-cell>
          <table:table-cell table:number-columns-repeated="5" table:style-name="ce13" office:value-type="string" calcext:value-type="string">
            <text:p>null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Haarlam</text:p>
          </table:table-cell>
          <table:table-cell/>
          <table:table-cell table:style-name="ce40" table:formula="of:=CONCATENATE(&quot;(&quot;;[.D36];&quot;,&quot;;[.E36];&quot;,&quot;;[.F36];&quot;,&quot;;[.G36];&quot;,'&quot;;[.H36];&quot;',&quot;;[.I36];&quot;,&quot;;[.J36];&quot;,'&quot;;[.K36];&quot;','&quot;;[.L36];&quot;','&quot;;[.M36];&quot;',&quot;;[.N36];&quot;,&quot;;[.O36];&quot;,&quot;;[.P36];&quot;,ROW(58,&quot;;[.Q36];[.R36];&quot;) ,ROW('&quot;;[.S36];&quot;','&quot;;[.T36];&quot;'),ARRAY['&quot;;[.U36];&quot;','&quot;;[.V36];&quot;','&quot;;[.W36];&quot;','&quot;;[.X36];&quot;','&quot;;[.Y36];&quot;','&quot;;[.Z36];&quot;']::varchar(50)[], ARRAY[ ROW(&quot;;[.AA36];&quot;,&quot;;[.AB36];&quot;,&quot;;[.AC36];&quot;,&quot;;[.AD36];&quot;,'&quot;;[.AE36];&quot;','&quot;;[.AF36];&quot;',ROW(58,&quot;;[.AG36];[.AH36];&quot;) ), ROW(&quot;;[.AI36];&quot;,&quot;;[.AJ36];&quot;,&quot;;[.AK36];&quot;,&quot;;[.AL36];&quot;,'&quot;;[.AM36];&quot;','&quot;;[.AN36];&quot;',ROW(58,&quot;;[.AO36];[.AP36];&quot;) )]::familiar_ty[], ARRAY[ ROW('&quot;;[.AQ36];&quot;','&quot;;[.AR36];&quot;'),row('&quot;;[.AS36];&quot;','&quot;;[.AT36];&quot;') ]::identificacion_ty[], ARRAY[ ROW('&quot;;[.AU36];&quot;','&quot;;[.AV36];&quot;','&quot;;[.AW36];&quot;'), ROW('&quot;;[.AX36];&quot;','&quot;;[.AY36];&quot;','&quot;;[.AZ36];&quot;') ]::nivel_educativo_ty[],null,'&quot;;[.BB36];&quot;'),&quot;)" office:value-type="string" office:string-value="('Marcos','Alfredo','Solorio','Roldan','1990-02-05',181,90,'marrón claro','20/20','confidencial','personal_inteligencia_data/foto.png','personal_inteligencia_data/huella_digital.png','personal_inteligencia_data/huella_retina.png',ROW(58,2347131030) ,ROW('30229912','Holanda'),ARRAY['español','inglés','hindi','ruso','mandarín','null']::varchar(50)[], ARRAY[ ROW('Fernanda','Amelia','Ruano','Quintanilla','1946-12-07','tío',ROW(58,2349219567) ), ROW('Antonio',null,'Pinto','Cordero','1946-12-07','tío',ROW(58,2342728448) )]::familiar_ty[], ARRAY[ ROW('59077449','Holanda'),row('97308637','Groenlandia') ]::identificacion_ty[], ARRAY[ ROW('Ingeniería Industrial','null','null'), ROW('null','null','null') ]::nivel_educativo_ty[],null,'6')," calcext:value-type="string">
            <text:p>('Marcos','Alfredo','Solorio','Roldan','1990-02-05',181,90,'marrón claro','20/20','confidencial','personal_inteligencia_data/foto.png','personal_inteligencia_data/huella_digital.png','personal_inteligencia_data/huella_retina.png',ROW(58,2347131030) ,ROW('30229912','Holanda'),ARRAY['español','inglés','hindi','ruso','mandarín','null']::varchar(50)[], ARRAY[ ROW('Fernanda','Amelia','Ruano','Quintanilla','1946-12-07','tío',ROW(58,2349219567) ), ROW('Antonio',null,'Pinto','Cordero','1946-12-07','tío',ROW(58,2342728448) )]::familiar_ty[], ARRAY[ ROW('59077449','Holanda'),row('97308637','Groenlandia') ]::identificacion_ty[], ARRAY[ ROW('Ingeniería Industrial','null','null'), ROW('null','null','null') ]::nivel_educativo_ty[],null,'6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Groenlandia</text:p>
          </table:table-cell>
          <table:table-cell office:value-type="string" calcext:value-type="string">
            <text:p>agente</text:p>
          </table:table-cell>
          <table:table-cell table:style-name="ce7" table:formula="of:=[.C36]+1" office:value-type="float" office:value="34" calcext:value-type="float">
            <text:p>34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Sheila'</text:p>
          </table:table-cell>
          <table:table-cell office:value-type="string" calcext:value-type="string">
            <text:p>'Olivo'</text:p>
          </table:table-cell>
          <table:table-cell office:value-type="string" calcext:value-type="string">
            <text:p>'Cifuentes'</text:p>
          </table:table-cell>
          <table:table-cell table:style-name="ce8" office:value-type="string" calcext:value-type="string">
            <text:p>1990-08-28</text:p>
          </table:table-cell>
          <table:table-cell table:style-name="ce9" table:formula="of:=ROUND(RAND()*40+150 )" office:value-type="float" office:value="179" calcext:value-type="float">
            <text:p>179</text:p>
          </table:table-cell>
          <table:table-cell table:style-name="ce9" table:formula="of:=ROUND(RAND()*30+65 )" office:value-type="float" office:value="80" calcext:value-type="float">
            <text:p>80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61" calcext:value-type="float">
            <text:p>261</text:p>
          </table:table-cell>
          <table:table-cell table:formula="of:=RANDBETWEEN(1000000;9999999)" office:value-type="float" office:value="8433078" calcext:value-type="float">
            <text:p>8433078</text:p>
          </table:table-cell>
          <table:table-cell table:formula="of:=RANDBETWEEN(10000000;99999999)" office:value-type="float" office:value="51808807" calcext:value-type="float">
            <text:p>51808807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Aguirre'</text:p>
          </table:table-cell>
          <table:table-cell office:value-type="string" calcext:value-type="string">
            <text:p>'Covarrubias'</text:p>
          </table:table-cell>
          <table:table-cell table:style-name="ce8" office:value-type="string" calcext:value-type="string">
            <text:p>1954-01-12</text:p>
          </table:table-cell>
          <table:table-cell office:value-type="string" calcext:value-type="string">
            <text:p>padre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3919035" calcext:value-type="float">
            <text:p>3919035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izarro'</text:p>
          </table:table-cell>
          <table:table-cell office:value-type="string" calcext:value-type="string">
            <text:p>'Santiago'</text:p>
          </table:table-cell>
          <table:table-cell table:style-name="ce8" office:value-type="string" calcext:value-type="string">
            <text:p>1954-01-12</text:p>
          </table:table-cell>
          <table:table-cell office:value-type="string" calcext:value-type="string">
            <text:p>padre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1943418" calcext:value-type="float">
            <text:p>1943418</text:p>
          </table:table-cell>
          <table:table-cell table:style-name="ce13" table:formula="of:=RANDBETWEEN(10000000;100000000)" office:value-type="float" office:value="45381603" calcext:value-type="float">
            <text:p>45381603</text:p>
          </table:table-cell>
          <table:table-cell office:value-type="string" calcext:value-type="string">
            <text:p>Groenlandia</text:p>
          </table:table-cell>
          <table:table-cell table:style-name="ce13" table:formula="of:=RANDBETWEEN(10000000;100000000)" office:value-type="float" office:value="20050264" calcext:value-type="float">
            <text:p>20050264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Derecho</text:p>
          </table:table-cell>
          <table:table-cell table:number-columns-repeated="5" table:style-name="ce13" office:value-type="string" calcext:value-type="string">
            <text:p>null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Nuuk</text:p>
          </table:table-cell>
          <table:table-cell/>
          <table:table-cell table:style-name="ce40" table:formula="of:=CONCATENATE(&quot;(&quot;;[.D37];&quot;,&quot;;[.E37];&quot;,&quot;;[.F37];&quot;,&quot;;[.G37];&quot;,'&quot;;[.H37];&quot;',&quot;;[.I37];&quot;,&quot;;[.J37];&quot;,'&quot;;[.K37];&quot;','&quot;;[.L37];&quot;','&quot;;[.M37];&quot;',&quot;;[.N37];&quot;,&quot;;[.O37];&quot;,&quot;;[.P37];&quot;,ROW(58,&quot;;[.Q37];[.R37];&quot;) ,ROW('&quot;;[.S37];&quot;','&quot;;[.T37];&quot;'),ARRAY['&quot;;[.U37];&quot;','&quot;;[.V37];&quot;','&quot;;[.W37];&quot;','&quot;;[.X37];&quot;','&quot;;[.Y37];&quot;','&quot;;[.Z37];&quot;']::varchar(50)[], ARRAY[ ROW(&quot;;[.AA37];&quot;,&quot;;[.AB37];&quot;,&quot;;[.AC37];&quot;,&quot;;[.AD37];&quot;,'&quot;;[.AE37];&quot;','&quot;;[.AF37];&quot;',ROW(58,&quot;;[.AG37];[.AH37];&quot;) ), ROW(&quot;;[.AI37];&quot;,&quot;;[.AJ37];&quot;,&quot;;[.AK37];&quot;,&quot;;[.AL37];&quot;,'&quot;;[.AM37];&quot;','&quot;;[.AN37];&quot;',ROW(58,&quot;;[.AO37];[.AP37];&quot;) )]::familiar_ty[], ARRAY[ ROW('&quot;;[.AQ37];&quot;','&quot;;[.AR37];&quot;'),row('&quot;;[.AS37];&quot;','&quot;;[.AT37];&quot;') ]::identificacion_ty[], ARRAY[ ROW('&quot;;[.AU37];&quot;','&quot;;[.AV37];&quot;','&quot;;[.AW37];&quot;'), ROW('&quot;;[.AX37];&quot;','&quot;;[.AY37];&quot;','&quot;;[.AZ37];&quot;') ]::nivel_educativo_ty[],null,'&quot;;[.BB37];&quot;'),&quot;)" office:value-type="string" office:string-value="('Constancia','Sheila','Olivo','Cifuentes','1990-08-28',179,80,'marrón claro','20/20','no_clasificado','personal_inteligencia_data/foto.png','personal_inteligencia_data/huella_digital.png','personal_inteligencia_data/huella_retina.png',ROW(58,2618433078) ,ROW('51808807','Groenlandia'),ARRAY['español','inglés','hindi','ruso','mandarín','null']::varchar(50)[], ARRAY[ ROW('Javier','Valentin','Aguirre','Covarrubias','1954-01-12','padre',ROW(58,2613919035) ), ROW('Dulcinea',null,'Pizarro','Santiago','1954-01-12','padre',ROW(58,2611943418) )]::familiar_ty[], ARRAY[ ROW('45381603','Groenlandia'),row('20050264','Uganda') ]::identificacion_ty[], ARRAY[ ROW('Derecho','null','null'), ROW('null','null','null') ]::nivel_educativo_ty[],null,'7')," calcext:value-type="string">
            <text:p>('Constancia','Sheila','Olivo','Cifuentes','1990-08-28',179,80,'marrón claro','20/20','no_clasificado','personal_inteligencia_data/foto.png','personal_inteligencia_data/huella_digital.png','personal_inteligencia_data/huella_retina.png',ROW(58,2618433078) ,ROW('51808807','Groenlandia'),ARRAY['español','inglés','hindi','ruso','mandarín','null']::varchar(50)[], ARRAY[ ROW('Javier','Valentin','Aguirre','Covarrubias','1954-01-12','padre',ROW(58,2613919035) ), ROW('Dulcinea',null,'Pizarro','Santiago','1954-01-12','padre',ROW(58,2611943418) )]::familiar_ty[], ARRAY[ ROW('45381603','Groenlandia'),row('20050264','Uganda') ]::identificacion_ty[], ARRAY[ ROW('Derecho','null','null'), ROW('null','null','null') ]::nivel_educativo_ty[],null,'7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Groenlandia</text:p>
          </table:table-cell>
          <table:table-cell office:value-type="string" calcext:value-type="string">
            <text:p>agente</text:p>
          </table:table-cell>
          <table:table-cell table:style-name="ce7" table:formula="of:=[.C37]+1" office:value-type="float" office:value="35" calcext:value-type="float">
            <text:p>35</text:p>
          </table:table-cell>
          <table:table-cell office:value-type="string" calcext:value-type="string">
            <text:p>'Ema'</text:p>
          </table:table-cell>
          <table:table-cell office:value-type="string" calcext:value-type="string">
            <text:p>'Chantal'</text:p>
          </table:table-cell>
          <table:table-cell office:value-type="string" calcext:value-type="string">
            <text:p>'Ramirez'</text:p>
          </table:table-cell>
          <table:table-cell office:value-type="string" calcext:value-type="string">
            <text:p>'Mendez'</text:p>
          </table:table-cell>
          <table:table-cell table:style-name="ce8" office:value-type="string" calcext:value-type="string">
            <text:p>1991-01-31</text:p>
          </table:table-cell>
          <table:table-cell table:style-name="ce9" table:formula="of:=ROUND(RAND()*40+150 )" office:value-type="float" office:value="188" calcext:value-type="float">
            <text:p>188</text:p>
          </table:table-cell>
          <table:table-cell table:style-name="ce9" table:formula="of:=ROUND(RAND()*30+65 )" office:value-type="float" office:value="67" calcext:value-type="float">
            <text:p>67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32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44" calcext:value-type="float">
            <text:p>244</text:p>
          </table:table-cell>
          <table:table-cell table:formula="of:=RANDBETWEEN(1000000;9999999)" office:value-type="float" office:value="9150739" calcext:value-type="float">
            <text:p>9150739</text:p>
          </table:table-cell>
          <table:table-cell table:formula="of:=RANDBETWEEN(10000000;99999999)" office:value-type="float" office:value="85204648" calcext:value-type="float">
            <text:p>85204648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Huerta'</text:p>
          </table:table-cell>
          <table:table-cell office:value-type="string" calcext:value-type="string">
            <text:p>'Quesada'</text:p>
          </table:table-cell>
          <table:table-cell table:style-name="ce8" office:value-type="string" calcext:value-type="string">
            <text:p>1955-01-04</text:p>
          </table:table-cell>
          <table:table-cell office:value-type="string" calcext:value-type="string">
            <text:p>madre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6473045" calcext:value-type="float">
            <text:p>6473045</text:p>
          </table:table-cell>
          <table:table-cell office:value-type="string" calcext:value-type="string">
            <text:p>'Marsell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arpio'</text:p>
          </table:table-cell>
          <table:table-cell office:value-type="string" calcext:value-type="string">
            <text:p>'Thomas'</text:p>
          </table:table-cell>
          <table:table-cell table:style-name="ce8" office:value-type="string" calcext:value-type="string">
            <text:p>1955-01-04</text:p>
          </table:table-cell>
          <table:table-cell office:value-type="string" calcext:value-type="string">
            <text:p>madre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8508551" calcext:value-type="float">
            <text:p>8508551</text:p>
          </table:table-cell>
          <table:table-cell table:style-name="ce13" table:formula="of:=RANDBETWEEN(10000000;100000000)" office:value-type="float" office:value="87449956" calcext:value-type="float">
            <text:p>87449956</text:p>
          </table:table-cell>
          <table:table-cell office:value-type="string" calcext:value-type="string">
            <text:p>Groenlandia</text:p>
          </table:table-cell>
          <table:table-cell table:style-name="ce13" table:formula="of:=RANDBETWEEN(10000000;100000000)" office:value-type="float" office:value="30119921" calcext:value-type="float">
            <text:p>30119921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Criminologí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teligencia Artificial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Qaqortoq</text:p>
          </table:table-cell>
          <table:table-cell/>
          <table:table-cell table:style-name="ce40" table:formula="of:=CONCATENATE(&quot;(&quot;;[.D38];&quot;,&quot;;[.E38];&quot;,&quot;;[.F38];&quot;,&quot;;[.G38];&quot;,'&quot;;[.H38];&quot;',&quot;;[.I38];&quot;,&quot;;[.J38];&quot;,'&quot;;[.K38];&quot;','&quot;;[.L38];&quot;','&quot;;[.M38];&quot;',&quot;;[.N38];&quot;,&quot;;[.O38];&quot;,&quot;;[.P38];&quot;,ROW(58,&quot;;[.Q38];[.R38];&quot;) ,ROW('&quot;;[.S38];&quot;','&quot;;[.T38];&quot;'),ARRAY['&quot;;[.U38];&quot;','&quot;;[.V38];&quot;','&quot;;[.W38];&quot;','&quot;;[.X38];&quot;','&quot;;[.Y38];&quot;','&quot;;[.Z38];&quot;']::varchar(50)[], ARRAY[ ROW(&quot;;[.AA38];&quot;,&quot;;[.AB38];&quot;,&quot;;[.AC38];&quot;,&quot;;[.AD38];&quot;,'&quot;;[.AE38];&quot;','&quot;;[.AF38];&quot;',ROW(58,&quot;;[.AG38];[.AH38];&quot;) ), ROW(&quot;;[.AI38];&quot;,&quot;;[.AJ38];&quot;,&quot;;[.AK38];&quot;,&quot;;[.AL38];&quot;,'&quot;;[.AM38];&quot;','&quot;;[.AN38];&quot;',ROW(58,&quot;;[.AO38];[.AP38];&quot;) )]::familiar_ty[], ARRAY[ ROW('&quot;;[.AQ38];&quot;','&quot;;[.AR38];&quot;'),row('&quot;;[.AS38];&quot;','&quot;;[.AT38];&quot;') ]::identificacion_ty[], ARRAY[ ROW('&quot;;[.AU38];&quot;','&quot;;[.AV38];&quot;','&quot;;[.AW38];&quot;'), ROW('&quot;;[.AX38];&quot;','&quot;;[.AY38];&quot;','&quot;;[.AZ38];&quot;') ]::nivel_educativo_ty[],null,'&quot;;[.BB38];&quot;'),&quot;)" office:value-type="string" office:string-value="('Ema','Chantal','Ramirez','Mendez','1991-01-31',188,67,'marrón oscuro','20/32','no_clasificado','personal_inteligencia_data/foto.png','personal_inteligencia_data/huella_digital.png','personal_inteligencia_data/huella_retina.png',ROW(58,2449150739) ,ROW('85204648','Groenlandia'),ARRAY['español','inglés','hindi','ruso','mandarín','null']::varchar(50)[], ARRAY[ ROW('Amelia','Veronica','Huerta','Quesada','1955-01-04','madre',ROW(58,2446473045) ), ROW('Marsello',null,'Carpio','Thomas','1955-01-04','madre',ROW(58,2448508551) )]::familiar_ty[], ARRAY[ ROW('87449956','Groenlandia'),row('30119921','Uganda') ]::identificacion_ty[], ARRAY[ ROW('Criminología','null','null'), ROW('Ingeniería Informática','Máster','Inteligencia Artificial') ]::nivel_educativo_ty[],null,'8')," calcext:value-type="string">
            <text:p>('Ema','Chantal','Ramirez','Mendez','1991-01-31',188,67,'marrón oscuro','20/32','no_clasificado','personal_inteligencia_data/foto.png','personal_inteligencia_data/huella_digital.png','personal_inteligencia_data/huella_retina.png',ROW(58,2449150739) ,ROW('85204648','Groenlandia'),ARRAY['español','inglés','hindi','ruso','mandarín','null']::varchar(50)[], ARRAY[ ROW('Amelia','Veronica','Huerta','Quesada','1955-01-04','madre',ROW(58,2446473045) ), ROW('Marsello',null,'Carpio','Thomas','1955-01-04','madre',ROW(58,2448508551) )]::familiar_ty[], ARRAY[ ROW('87449956','Groenlandia'),row('30119921','Uganda') ]::identificacion_ty[], ARRAY[ ROW('Criminología','null','null'), ROW('Ingeniería Informática','Máster','Inteligencia Artificial') ]::nivel_educativo_ty[],null,'8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Groenlandia</text:p>
          </table:table-cell>
          <table:table-cell office:value-type="string" calcext:value-type="string">
            <text:p>analista</text:p>
          </table:table-cell>
          <table:table-cell table:style-name="ce7" table:formula="of:=[.C38]+1" office:value-type="float" office:value="36" calcext:value-type="float">
            <text:p>36</text:p>
          </table:table-cell>
          <table:table-cell office:value-type="string" calcext:value-type="string">
            <text:p>'Waldetrudis'</text:p>
          </table:table-cell>
          <table:table-cell office:value-type="string" calcext:value-type="string">
            <text:p>'Lucila'</text:p>
          </table:table-cell>
          <table:table-cell office:value-type="string" calcext:value-type="string">
            <text:p>'Angulo'</text:p>
          </table:table-cell>
          <table:table-cell office:value-type="string" calcext:value-type="string">
            <text:p>'Barajas'</text:p>
          </table:table-cell>
          <table:table-cell table:style-name="ce8" office:value-type="string" calcext:value-type="string">
            <text:p>1991-05-25</text:p>
          </table:table-cell>
          <table:table-cell table:style-name="ce9" table:formula="of:=ROUND(RAND()*40+150 )" office:value-type="float" office:value="154" calcext:value-type="float">
            <text:p>154</text:p>
          </table:table-cell>
          <table:table-cell table:style-name="ce9" table:formula="of:=ROUND(RAND()*30+65 )" office:value-type="float" office:value="81" calcext:value-type="float">
            <text:p>81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25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3001599" calcext:value-type="float">
            <text:p>3001599</text:p>
          </table:table-cell>
          <table:table-cell table:formula="of:=RANDBETWEEN(10000000;99999999)" office:value-type="float" office:value="54712465" calcext:value-type="float">
            <text:p>54712465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Rafael'</text:p>
          </table:table-cell>
          <table:table-cell office:value-type="string" calcext:value-type="string">
            <text:p>'Amador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Garcia'</text:p>
          </table:table-cell>
          <table:table-cell table:style-name="ce8" office:value-type="string" calcext:value-type="string">
            <text:p>1955-09-08</text:p>
          </table:table-cell>
          <table:table-cell office:value-type="string" calcext:value-type="string">
            <text:p>herman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3337606" calcext:value-type="float">
            <text:p>3337606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Recinos'</text:p>
          </table:table-cell>
          <table:table-cell office:value-type="string" calcext:value-type="string">
            <text:p>'Santacruz'</text:p>
          </table:table-cell>
          <table:table-cell table:style-name="ce8" office:value-type="string" calcext:value-type="string">
            <text:p>1955-09-08</text:p>
          </table:table-cell>
          <table:table-cell office:value-type="string" calcext:value-type="string">
            <text:p>herman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8609707" calcext:value-type="float">
            <text:p>8609707</text:p>
          </table:table-cell>
          <table:table-cell table:style-name="ce13" table:formula="of:=RANDBETWEEN(10000000;100000000)" office:value-type="float" office:value="78773742" calcext:value-type="float">
            <text:p>78773742</text:p>
          </table:table-cell>
          <table:table-cell office:value-type="string" calcext:value-type="string">
            <text:p>Groenlandia</text:p>
          </table:table-cell>
          <table:table-cell table:style-name="ce13" table:formula="of:=RANDBETWEEN(10000000;100000000)" office:value-type="float" office:value="91423260" calcext:value-type="float">
            <text:p>91423260</text:p>
          </table:table-cell>
          <table:table-cell office:value-type="string" calcext:value-type="string">
            <text:p>Zimbabue</text:p>
          </table:table-cell>
          <table:table-cell table:style-name="ce12" office:value-type="string" calcext:value-type="string">
            <text:p>Psicologí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omunicación Intercultural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Sisimiut </text:p>
          </table:table-cell>
          <table:table-cell/>
          <table:table-cell table:style-name="ce40" table:formula="of:=CONCATENATE(&quot;(&quot;;[.D39];&quot;,&quot;;[.E39];&quot;,&quot;;[.F39];&quot;,&quot;;[.G39];&quot;,'&quot;;[.H39];&quot;',&quot;;[.I39];&quot;,&quot;;[.J39];&quot;,'&quot;;[.K39];&quot;','&quot;;[.L39];&quot;','&quot;;[.M39];&quot;',&quot;;[.N39];&quot;,&quot;;[.O39];&quot;,&quot;;[.P39];&quot;,ROW(58,&quot;;[.Q39];[.R39];&quot;) ,ROW('&quot;;[.S39];&quot;','&quot;;[.T39];&quot;'),ARRAY['&quot;;[.U39];&quot;','&quot;;[.V39];&quot;','&quot;;[.W39];&quot;','&quot;;[.X39];&quot;','&quot;;[.Y39];&quot;','&quot;;[.Z39];&quot;']::varchar(50)[], ARRAY[ ROW(&quot;;[.AA39];&quot;,&quot;;[.AB39];&quot;,&quot;;[.AC39];&quot;,&quot;;[.AD39];&quot;,'&quot;;[.AE39];&quot;','&quot;;[.AF39];&quot;',ROW(58,&quot;;[.AG39];[.AH39];&quot;) ), ROW(&quot;;[.AI39];&quot;,&quot;;[.AJ39];&quot;,&quot;;[.AK39];&quot;,&quot;;[.AL39];&quot;,'&quot;;[.AM39];&quot;','&quot;;[.AN39];&quot;',ROW(58,&quot;;[.AO39];[.AP39];&quot;) )]::familiar_ty[], ARRAY[ ROW('&quot;;[.AQ39];&quot;','&quot;;[.AR39];&quot;'),row('&quot;;[.AS39];&quot;','&quot;;[.AT39];&quot;') ]::identificacion_ty[], ARRAY[ ROW('&quot;;[.AU39];&quot;','&quot;;[.AV39];&quot;','&quot;;[.AW39];&quot;'), ROW('&quot;;[.AX39];&quot;','&quot;;[.AY39];&quot;','&quot;;[.AZ39];&quot;') ]::nivel_educativo_ty[],null,'&quot;;[.BB39];&quot;'),&quot;)" office:value-type="string" office:string-value="('Waldetrudis','Lucila','Angulo','Barajas','1991-05-25',154,81,'verde claro','20/25','no_clasificado','personal_inteligencia_data/foto.png','personal_inteligencia_data/huella_digital.png','personal_inteligencia_data/huella_retina.png',ROW(58,4143001599) ,ROW('54712465','Groenlandia'),ARRAY['español','inglés','hindi','ruso','mandarín','null']::varchar(50)[], ARRAY[ ROW('Rafael','Amador','Solis','Garcia','1955-09-08','hermano',ROW(58,4143337606) ), ROW('Antonio',null,'Recinos','Santacruz','1955-09-08','hermano',ROW(58,4148609707) )]::familiar_ty[], ARRAY[ ROW('78773742','Groenlandia'),row('91423260','Zimbabue') ]::identificacion_ty[], ARRAY[ ROW('Psicología','null','null'), ROW('Comunicación','Máster','Comunicación Intercultural') ]::nivel_educativo_ty[],null,'9')," calcext:value-type="string">
            <text:p>('Waldetrudis','Lucila','Angulo','Barajas','1991-05-25',154,81,'verde claro','20/25','no_clasificado','personal_inteligencia_data/foto.png','personal_inteligencia_data/huella_digital.png','personal_inteligencia_data/huella_retina.png',ROW(58,4143001599) ,ROW('54712465','Groenlandia'),ARRAY['español','inglés','hindi','ruso','mandarín','null']::varchar(50)[], ARRAY[ ROW('Rafael','Amador','Solis','Garcia','1955-09-08','hermano',ROW(58,4143337606) ), ROW('Antonio',null,'Recinos','Santacruz','1955-09-08','hermano',ROW(58,4148609707) )]::familiar_ty[], ARRAY[ ROW('78773742','Groenlandia'),row('91423260','Zimbabue') ]::identificacion_ty[], ARRAY[ ROW('Psicología','null','null'), ROW('Comunicación','Máster','Comunicación Intercultural') ]::nivel_educativo_ty[],null,'9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nalista</text:p>
          </table:table-cell>
          <table:table-cell table:style-name="ce7" table:formula="of:=[.C39]+1" office:value-type="float" office:value="37" calcext:value-type="float">
            <text:p>37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Izaguirre'</text:p>
          </table:table-cell>
          <table:table-cell office:value-type="string" calcext:value-type="string">
            <text:p>'Giron'</text:p>
          </table:table-cell>
          <table:table-cell table:style-name="ce8" office:value-type="string" calcext:value-type="string">
            <text:p>1992-05-02</text:p>
          </table:table-cell>
          <table:table-cell table:style-name="ce9" table:formula="of:=ROUND(RAND()*40+150 )" office:value-type="float" office:value="172" calcext:value-type="float">
            <text:p>172</text:p>
          </table:table-cell>
          <table:table-cell table:style-name="ce9" table:formula="of:=ROUND(RAND()*30+65 )" office:value-type="float" office:value="82" calcext:value-type="float">
            <text:p>82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5157692" calcext:value-type="float">
            <text:p>5157692</text:p>
          </table:table-cell>
          <table:table-cell table:formula="of:=RANDBETWEEN(10000000;99999999)" office:value-type="float" office:value="90293743" calcext:value-type="float">
            <text:p>90293743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Santana'</text:p>
          </table:table-cell>
          <table:table-cell office:value-type="string" calcext:value-type="string">
            <text:p>'Almeida'</text:p>
          </table:table-cell>
          <table:table-cell table:style-name="ce8" office:value-type="string" calcext:value-type="string">
            <text:p>1956-04-21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9483265" calcext:value-type="float">
            <text:p>9483265</text:p>
          </table:table-cell>
          <table:table-cell office:value-type="string" calcext:value-type="string">
            <text:p>'Gret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Valdivia'</text:p>
          </table:table-cell>
          <table:table-cell office:value-type="string" calcext:value-type="string">
            <text:p>'Cruz'</text:p>
          </table:table-cell>
          <table:table-cell table:style-name="ce8" office:value-type="string" calcext:value-type="string">
            <text:p>1956-04-21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4203262" calcext:value-type="float">
            <text:p>4203262</text:p>
          </table:table-cell>
          <table:table-cell table:style-name="ce13" table:formula="of:=RANDBETWEEN(10000000;100000000)" office:value-type="float" office:value="50552912" calcext:value-type="float">
            <text:p>50552912</text:p>
          </table:table-cell>
          <table:table-cell office:value-type="string" calcext:value-type="string">
            <text:p>Argentina</text:p>
          </table:table-cell>
          <table:table-cell table:style-name="ce13" table:formula="of:=RANDBETWEEN(10000000;100000000)" office:value-type="float" office:value="61455037" calcext:value-type="float">
            <text:p>61455037</text:p>
          </table:table-cell>
          <table:table-cell office:value-type="string" calcext:value-type="string">
            <text:p>Zimbabue</text:p>
          </table:table-cell>
          <table:table-cell table:style-name="ce12" office:value-type="string" calcext:value-type="string">
            <text:p>Enfermerí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Dirección de Empresas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Buenos Aires</text:p>
          </table:table-cell>
          <table:table-cell/>
          <table:table-cell table:style-name="ce40" table:formula="of:=CONCATENATE(&quot;(&quot;;[.D40];&quot;,&quot;;[.E40];&quot;,&quot;;[.F40];&quot;,&quot;;[.G40];&quot;,'&quot;;[.H40];&quot;',&quot;;[.I40];&quot;,&quot;;[.J40];&quot;,'&quot;;[.K40];&quot;','&quot;;[.L40];&quot;','&quot;;[.M40];&quot;',&quot;;[.N40];&quot;,&quot;;[.O40];&quot;,&quot;;[.P40];&quot;,ROW(58,&quot;;[.Q40];[.R40];&quot;) ,ROW('&quot;;[.S40];&quot;','&quot;;[.T40];&quot;'),ARRAY['&quot;;[.U40];&quot;','&quot;;[.V40];&quot;','&quot;;[.W40];&quot;','&quot;;[.X40];&quot;','&quot;;[.Y40];&quot;','&quot;;[.Z40];&quot;']::varchar(50)[], ARRAY[ ROW(&quot;;[.AA40];&quot;,&quot;;[.AB40];&quot;,&quot;;[.AC40];&quot;,&quot;;[.AD40];&quot;,'&quot;;[.AE40];&quot;','&quot;;[.AF40];&quot;',ROW(58,&quot;;[.AG40];[.AH40];&quot;) ), ROW(&quot;;[.AI40];&quot;,&quot;;[.AJ40];&quot;,&quot;;[.AK40];&quot;,&quot;;[.AL40];&quot;,'&quot;;[.AM40];&quot;','&quot;;[.AN40];&quot;',ROW(58,&quot;;[.AO40];[.AP40];&quot;) )]::familiar_ty[], ARRAY[ ROW('&quot;;[.AQ40];&quot;','&quot;;[.AR40];&quot;'),row('&quot;;[.AS40];&quot;','&quot;;[.AT40];&quot;') ]::identificacion_ty[], ARRAY[ ROW('&quot;;[.AU40];&quot;','&quot;;[.AV40];&quot;','&quot;;[.AW40];&quot;'), ROW('&quot;;[.AX40];&quot;','&quot;;[.AY40];&quot;','&quot;;[.AZ40];&quot;') ]::nivel_educativo_ty[],null,'&quot;;[.BB40];&quot;'),&quot;)" office:value-type="string" office:string-value="('Santiago','Andres','Izaguirre','Giron','1992-05-02',172,82,'verde oscuro','20/20','top_secret','personal_inteligencia_data/foto.png','personal_inteligencia_data/huella_digital.png','personal_inteligencia_data/huella_retina.png',ROW(58,4125157692) ,ROW('90293743','Argentina'),ARRAY['español','inglés','hindi','ruso','mandarín','null']::varchar(50)[], ARRAY[ ROW('Pablo','Emiliano','Santana','Almeida','1956-04-21','hermano',ROW(58,4129483265) ), ROW('Greta',null,'Valdivia','Cruz','1956-04-21','hermano',ROW(58,4124203262) )]::familiar_ty[], ARRAY[ ROW('50552912','Argentina'),row('61455037','Zimbabue') ]::identificacion_ty[], ARRAY[ ROW('Enfermería','null','null'), ROW('Ingeniería Industrial','Máster','Dirección de Empresas') ]::nivel_educativo_ty[],null,'10')," calcext:value-type="string">
            <text:p>('Santiago','Andres','Izaguirre','Giron','1992-05-02',172,82,'verde oscuro','20/20','top_secret','personal_inteligencia_data/foto.png','personal_inteligencia_data/huella_digital.png','personal_inteligencia_data/huella_retina.png',ROW(58,4125157692) ,ROW('90293743','Argentina'),ARRAY['español','inglés','hindi','ruso','mandarín','null']::varchar(50)[], ARRAY[ ROW('Pablo','Emiliano','Santana','Almeida','1956-04-21','hermano',ROW(58,4129483265) ), ROW('Greta',null,'Valdivia','Cruz','1956-04-21','hermano',ROW(58,4124203262) )]::familiar_ty[], ARRAY[ ROW('50552912','Argentina'),row('61455037','Zimbabue') ]::identificacion_ty[], ARRAY[ ROW('Enfermería','null','null'), ROW('Ingeniería Industrial','Máster','Dirección de Empresas') ]::nivel_educativo_ty[],null,'10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nalista</text:p>
          </table:table-cell>
          <table:table-cell table:style-name="ce7" table:formula="of:=[.C40]+1" office:value-type="float" office:value="38" calcext:value-type="float">
            <text:p>38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Mojica'</text:p>
          </table:table-cell>
          <table:table-cell table:style-name="ce8" office:value-type="string" calcext:value-type="string">
            <text:p>1992-05-29</text:p>
          </table:table-cell>
          <table:table-cell table:style-name="ce9" table:formula="of:=ROUND(RAND()*40+150 )" office:value-type="float" office:value="152" calcext:value-type="float">
            <text:p>152</text:p>
          </table:table-cell>
          <table:table-cell table:style-name="ce9" table:formula="of:=ROUND(RAND()*30+65 )" office:value-type="float" office:value="94" calcext:value-type="float">
            <text:p>94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16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7184217" calcext:value-type="float">
            <text:p>7184217</text:p>
          </table:table-cell>
          <table:table-cell table:formula="of:=RANDBETWEEN(10000000;99999999)" office:value-type="float" office:value="67241768" calcext:value-type="float">
            <text:p>67241768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Ceja'</text:p>
          </table:table-cell>
          <table:table-cell office:value-type="string" calcext:value-type="string">
            <text:p>'Castro'</text:p>
          </table:table-cell>
          <table:table-cell table:style-name="ce8" office:value-type="string" calcext:value-type="string">
            <text:p>1957-07-10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6048742" calcext:value-type="float">
            <text:p>6048742</text:p>
          </table:table-cell>
          <table:table-cell office:value-type="string" calcext:value-type="string">
            <text:p>'Marcel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Galdamez'</text:p>
          </table:table-cell>
          <table:table-cell office:value-type="string" calcext:value-type="string">
            <text:p>'Rogers'</text:p>
          </table:table-cell>
          <table:table-cell table:style-name="ce8" office:value-type="string" calcext:value-type="string">
            <text:p>1957-07-10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1640466" calcext:value-type="float">
            <text:p>1640466</text:p>
          </table:table-cell>
          <table:table-cell table:style-name="ce13" table:formula="of:=RANDBETWEEN(10000000;100000000)" office:value-type="float" office:value="44239822" calcext:value-type="float">
            <text:p>44239822</text:p>
          </table:table-cell>
          <table:table-cell office:value-type="string" calcext:value-type="string">
            <text:p>Argentina</text:p>
          </table:table-cell>
          <table:table-cell table:style-name="ce13" table:formula="of:=RANDBETWEEN(10000000;100000000)" office:value-type="float" office:value="82257551" calcext:value-type="float">
            <text:p>82257551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bogacía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Ciudad de Cordoba</text:p>
          </table:table-cell>
          <table:table-cell/>
          <table:table-cell table:style-name="ce40" table:formula="of:=CONCATENATE(&quot;(&quot;;[.D41];&quot;,&quot;;[.E41];&quot;,&quot;;[.F41];&quot;,&quot;;[.G41];&quot;,'&quot;;[.H41];&quot;',&quot;;[.I41];&quot;,&quot;;[.J41];&quot;,'&quot;;[.K41];&quot;','&quot;;[.L41];&quot;','&quot;;[.M41];&quot;',&quot;;[.N41];&quot;,&quot;;[.O41];&quot;,&quot;;[.P41];&quot;,ROW(58,&quot;;[.Q41];[.R41];&quot;) ,ROW('&quot;;[.S41];&quot;','&quot;;[.T41];&quot;'),ARRAY['&quot;;[.U41];&quot;','&quot;;[.V41];&quot;','&quot;;[.W41];&quot;','&quot;;[.X41];&quot;','&quot;;[.Y41];&quot;','&quot;;[.Z41];&quot;']::varchar(50)[], ARRAY[ ROW(&quot;;[.AA41];&quot;,&quot;;[.AB41];&quot;,&quot;;[.AC41];&quot;,&quot;;[.AD41];&quot;,'&quot;;[.AE41];&quot;','&quot;;[.AF41];&quot;',ROW(58,&quot;;[.AG41];[.AH41];&quot;) ), ROW(&quot;;[.AI41];&quot;,&quot;;[.AJ41];&quot;,&quot;;[.AK41];&quot;,&quot;;[.AL41];&quot;,'&quot;;[.AM41];&quot;','&quot;;[.AN41];&quot;',ROW(58,&quot;;[.AO41];[.AP41];&quot;) )]::familiar_ty[], ARRAY[ ROW('&quot;;[.AQ41];&quot;','&quot;;[.AR41];&quot;'),row('&quot;;[.AS41];&quot;','&quot;;[.AT41];&quot;') ]::identificacion_ty[], ARRAY[ ROW('&quot;;[.AU41];&quot;','&quot;;[.AV41];&quot;','&quot;;[.AW41];&quot;'), ROW('&quot;;[.AX41];&quot;','&quot;;[.AY41];&quot;','&quot;;[.AZ41];&quot;') ]::nivel_educativo_ty[],null,'&quot;;[.BB41];&quot;'),&quot;)" office:value-type="string" office:string-value="('Silvio','Fidel','Avelar','Mojica','1992-05-29',152,94,'azul oscuro','20/16','top_secret','personal_inteligencia_data/foto.png','personal_inteligencia_data/huella_digital.png','personal_inteligencia_data/huella_retina.png',ROW(58,2127184217) ,ROW('67241768','Argentina'),ARRAY['español','inglés','hindi','ruso','mandarín','null']::varchar(50)[], ARRAY[ ROW('Julian','Cornelio','Ceja','Castro','1957-07-10','abuelo',ROW(58,2126048742) ), ROW('Marcela',null,'Galdamez','Rogers','1957-07-10','abuelo',ROW(58,2121640466) )]::familiar_ty[], ARRAY[ ROW('44239822','Argentina'),row('82257551','Zimbabue') ]::identificacion_ty[], ARRAY[ ROW('Ciencias Sociales ','null','null'), ROW('Derecho','Máster','Abogacía') ]::nivel_educativo_ty[],null,'11')," calcext:value-type="string">
            <text:p>('Silvio','Fidel','Avelar','Mojica','1992-05-29',152,94,'azul oscuro','20/16','top_secret','personal_inteligencia_data/foto.png','personal_inteligencia_data/huella_digital.png','personal_inteligencia_data/huella_retina.png',ROW(58,2127184217) ,ROW('67241768','Argentina'),ARRAY['español','inglés','hindi','ruso','mandarín','null']::varchar(50)[], ARRAY[ ROW('Julian','Cornelio','Ceja','Castro','1957-07-10','abuelo',ROW(58,2126048742) ), ROW('Marcela',null,'Galdamez','Rogers','1957-07-10','abuelo',ROW(58,2121640466) )]::familiar_ty[], ARRAY[ ROW('44239822','Argentina'),row('82257551','Zimbabue') ]::identificacion_ty[], ARRAY[ ROW('Ciencias Sociales ','null','null'), ROW('Derecho','Máster','Abogacía') ]::nivel_educativo_ty[],null,'11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gente</text:p>
          </table:table-cell>
          <table:table-cell table:style-name="ce7" table:formula="of:=[.C41]+1" office:value-type="float" office:value="39" calcext:value-type="float">
            <text:p>39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Marcial'</text:p>
          </table:table-cell>
          <table:table-cell office:value-type="string" calcext:value-type="string">
            <text:p>'Acuna'</text:p>
          </table:table-cell>
          <table:table-cell office:value-type="string" calcext:value-type="string">
            <text:p>'Lewis'</text:p>
          </table:table-cell>
          <table:table-cell table:style-name="ce8" office:value-type="string" calcext:value-type="string">
            <text:p>1993-05-13</text:p>
          </table:table-cell>
          <table:table-cell table:style-name="ce9" table:formula="of:=ROUND(RAND()*40+150 )" office:value-type="float" office:value="175" calcext:value-type="float">
            <text:p>175</text:p>
          </table:table-cell>
          <table:table-cell table:style-name="ce9" table:formula="of:=ROUND(RAND()*30+65 )" office:value-type="float" office:value="88" calcext:value-type="float">
            <text:p>88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16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6941858" calcext:value-type="float">
            <text:p>6941858</text:p>
          </table:table-cell>
          <table:table-cell table:formula="of:=RANDBETWEEN(10000000;99999999)" office:value-type="float" office:value="63400435" calcext:value-type="float">
            <text:p>63400435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Perla'</text:p>
          </table:table-cell>
          <table:table-cell office:value-type="string" calcext:value-type="string">
            <text:p>'Guevara'</text:p>
          </table:table-cell>
          <table:table-cell office:value-type="string" calcext:value-type="string">
            <text:p>'Morris'</text:p>
          </table:table-cell>
          <table:table-cell table:style-name="ce8" office:value-type="string" calcext:value-type="string">
            <text:p>1959-09-04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9332212" calcext:value-type="float">
            <text:p>9332212</text:p>
          </table:table-cell>
          <table:table-cell office:value-type="string" calcext:value-type="string">
            <text:p>'Pamela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Torres'</text:p>
          </table:table-cell>
          <table:table-cell office:value-type="string" calcext:value-type="string">
            <text:p>'Diaz'</text:p>
          </table:table-cell>
          <table:table-cell table:style-name="ce8" office:value-type="string" calcext:value-type="string">
            <text:p>1959-09-04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8625171" calcext:value-type="float">
            <text:p>8625171</text:p>
          </table:table-cell>
          <table:table-cell table:style-name="ce13" table:formula="of:=RANDBETWEEN(10000000;100000000)" office:value-type="float" office:value="31004440" calcext:value-type="float">
            <text:p>31004440</text:p>
          </table:table-cell>
          <table:table-cell office:value-type="string" calcext:value-type="string">
            <text:p>Argentina</text:p>
          </table:table-cell>
          <table:table-cell table:style-name="ce13" table:formula="of:=RANDBETWEEN(10000000;100000000)" office:value-type="float" office:value="50842210" calcext:value-type="float">
            <text:p>50842210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conomí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iberseguridad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Rosario</text:p>
          </table:table-cell>
          <table:table-cell/>
          <table:table-cell table:style-name="ce40" table:formula="of:=CONCATENATE(&quot;(&quot;;[.D42];&quot;,&quot;;[.E42];&quot;,&quot;;[.F42];&quot;,&quot;;[.G42];&quot;,'&quot;;[.H42];&quot;',&quot;;[.I42];&quot;,&quot;;[.J42];&quot;,'&quot;;[.K42];&quot;','&quot;;[.L42];&quot;','&quot;;[.M42];&quot;',&quot;;[.N42];&quot;,&quot;;[.O42];&quot;,&quot;;[.P42];&quot;,ROW(58,&quot;;[.Q42];[.R42];&quot;) ,ROW('&quot;;[.S42];&quot;','&quot;;[.T42];&quot;'),ARRAY['&quot;;[.U42];&quot;','&quot;;[.V42];&quot;','&quot;;[.W42];&quot;','&quot;;[.X42];&quot;','&quot;;[.Y42];&quot;','&quot;;[.Z42];&quot;']::varchar(50)[], ARRAY[ ROW(&quot;;[.AA42];&quot;,&quot;;[.AB42];&quot;,&quot;;[.AC42];&quot;,&quot;;[.AD42];&quot;,'&quot;;[.AE42];&quot;','&quot;;[.AF42];&quot;',ROW(58,&quot;;[.AG42];[.AH42];&quot;) ), ROW(&quot;;[.AI42];&quot;,&quot;;[.AJ42];&quot;,&quot;;[.AK42];&quot;,&quot;;[.AL42];&quot;,'&quot;;[.AM42];&quot;','&quot;;[.AN42];&quot;',ROW(58,&quot;;[.AO42];[.AP42];&quot;) )]::familiar_ty[], ARRAY[ ROW('&quot;;[.AQ42];&quot;','&quot;;[.AR42];&quot;'),row('&quot;;[.AS42];&quot;','&quot;;[.AT42];&quot;') ]::identificacion_ty[], ARRAY[ ROW('&quot;;[.AU42];&quot;','&quot;;[.AV42];&quot;','&quot;;[.AW42];&quot;'), ROW('&quot;;[.AX42];&quot;','&quot;;[.AY42];&quot;','&quot;;[.AZ42];&quot;') ]::nivel_educativo_ty[],null,'&quot;;[.BB42];&quot;'),&quot;)" office:value-type="string" office:string-value="('Breno','Marcial','Acuna','Lewis','1993-05-13',175,88,'azul claro','20/160','top_secret','personal_inteligencia_data/foto.png','personal_inteligencia_data/huella_digital.png','personal_inteligencia_data/huella_retina.png',ROW(58,4246941858) ,ROW('63400435','Argentina'),ARRAY['español','inglés','hindi','ruso','mandarín','null']::varchar(50)[], ARRAY[ ROW('Sabina','Perla','Guevara','Morris','1959-09-04','abuelo',ROW(58,4249332212) ), ROW('Pamela','Veronica','Torres','Diaz','1959-09-04','abuelo',ROW(58,4248625171) )]::familiar_ty[], ARRAY[ ROW('31004440','Argentina'),row('50842210','Australia') ]::identificacion_ty[], ARRAY[ ROW('Economía','null','null'), ROW('Ingeniería Informática','Máster','Ciberseguridad') ]::nivel_educativo_ty[],null,'12')," calcext:value-type="string">
            <text:p>('Breno','Marcial','Acuna','Lewis','1993-05-13',175,88,'azul claro','20/160','top_secret','personal_inteligencia_data/foto.png','personal_inteligencia_data/huella_digital.png','personal_inteligencia_data/huella_retina.png',ROW(58,4246941858) ,ROW('63400435','Argentina'),ARRAY['español','inglés','hindi','ruso','mandarín','null']::varchar(50)[], ARRAY[ ROW('Sabina','Perla','Guevara','Morris','1959-09-04','abuelo',ROW(58,4249332212) ), ROW('Pamela','Veronica','Torres','Diaz','1959-09-04','abuelo',ROW(58,4248625171) )]::familiar_ty[], ARRAY[ ROW('31004440','Argentina'),row('50842210','Australia') ]::identificacion_ty[], ARRAY[ ROW('Economía','null','null'), ROW('Ingeniería Informática','Máster','Ciberseguridad') ]::nivel_educativo_ty[],null,'12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Taiwán</text:p>
          </table:table-cell>
          <table:table-cell office:value-type="string" calcext:value-type="string">
            <text:p>analista</text:p>
          </table:table-cell>
          <table:table-cell table:style-name="ce7" table:formula="of:=[.C42]+1" office:value-type="float" office:value="40" calcext:value-type="float">
            <text:p>40</text:p>
          </table:table-cell>
          <table:table-cell office:value-type="string" calcext:value-type="string">
            <text:p>'Rosaura'</text:p>
          </table:table-cell>
          <table:table-cell office:value-type="string" calcext:value-type="string">
            <text:p>'Sharon'</text:p>
          </table:table-cell>
          <table:table-cell office:value-type="string" calcext:value-type="string">
            <text:p>'Zelaya'</text:p>
          </table:table-cell>
          <table:table-cell office:value-type="string" calcext:value-type="string">
            <text:p>'Rico'</text:p>
          </table:table-cell>
          <table:table-cell table:style-name="ce8" office:value-type="string" calcext:value-type="string">
            <text:p>1993-10-08</text:p>
          </table:table-cell>
          <table:table-cell table:style-name="ce9" table:formula="of:=ROUND(RAND()*40+150 )" office:value-type="float" office:value="189" calcext:value-type="float">
            <text:p>189</text:p>
          </table:table-cell>
          <table:table-cell table:style-name="ce9" table:formula="of:=ROUND(RAND()*30+65 )" office:value-type="float" office:value="67" calcext:value-type="float">
            <text:p>67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1438733" calcext:value-type="float">
            <text:p>1438733</text:p>
          </table:table-cell>
          <table:table-cell table:formula="of:=RANDBETWEEN(10000000;99999999)" office:value-type="float" office:value="50027591" calcext:value-type="float">
            <text:p>50027591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ario'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Alexander'</text:p>
          </table:table-cell>
          <table:table-cell office:value-type="string" calcext:value-type="string">
            <text:p>'Roberts'</text:p>
          </table:table-cell>
          <table:table-cell table:style-name="ce8" office:value-type="string" calcext:value-type="string">
            <text:p>1960-08-26</text:p>
          </table:table-cell>
          <table:table-cell office:value-type="string" calcext:value-type="string">
            <text:p>prim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2655072" calcext:value-type="float">
            <text:p>2655072</text:p>
          </table:table-cell>
          <table:table-cell office:value-type="string" calcext:value-type="string">
            <text:p>'Cayetano'</text:p>
          </table:table-cell>
          <table:table-cell office:value-type="string" calcext:value-type="string">
            <text:p>'Fulgencio'</text:p>
          </table:table-cell>
          <table:table-cell office:value-type="string" calcext:value-type="string">
            <text:p>'Marquez'</text:p>
          </table:table-cell>
          <table:table-cell office:value-type="string" calcext:value-type="string">
            <text:p>'Infante'</text:p>
          </table:table-cell>
          <table:table-cell table:style-name="ce8" office:value-type="string" calcext:value-type="string">
            <text:p>1960-08-26</text:p>
          </table:table-cell>
          <table:table-cell office:value-type="string" calcext:value-type="string">
            <text:p>prim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5849291" calcext:value-type="float">
            <text:p>5849291</text:p>
          </table:table-cell>
          <table:table-cell table:style-name="ce13" table:formula="of:=RANDBETWEEN(10000000;100000000)" office:value-type="float" office:value="45423634" calcext:value-type="float">
            <text:p>45423634</text:p>
          </table:table-cell>
          <table:table-cell office:value-type="string" calcext:value-type="string">
            <text:p>Taiwán</text:p>
          </table:table-cell>
          <table:table-cell table:style-name="ce13" table:formula="of:=RANDBETWEEN(10000000;100000000)" office:value-type="float" office:value="69252543" calcext:value-type="float">
            <text:p>69252543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Filosofí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Lexicografía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Taipei</text:p>
          </table:table-cell>
          <table:table-cell/>
          <table:table-cell table:style-name="ce40" table:formula="of:=CONCATENATE(&quot;(&quot;;[.D43];&quot;,&quot;;[.E43];&quot;,&quot;;[.F43];&quot;,&quot;;[.G43];&quot;,'&quot;;[.H43];&quot;',&quot;;[.I43];&quot;,&quot;;[.J43];&quot;,'&quot;;[.K43];&quot;','&quot;;[.L43];&quot;','&quot;;[.M43];&quot;',&quot;;[.N43];&quot;,&quot;;[.O43];&quot;,&quot;;[.P43];&quot;,ROW(58,&quot;;[.Q43];[.R43];&quot;) ,ROW('&quot;;[.S43];&quot;','&quot;;[.T43];&quot;'),ARRAY['&quot;;[.U43];&quot;','&quot;;[.V43];&quot;','&quot;;[.W43];&quot;','&quot;;[.X43];&quot;','&quot;;[.Y43];&quot;','&quot;;[.Z43];&quot;']::varchar(50)[], ARRAY[ ROW(&quot;;[.AA43];&quot;,&quot;;[.AB43];&quot;,&quot;;[.AC43];&quot;,&quot;;[.AD43];&quot;,'&quot;;[.AE43];&quot;','&quot;;[.AF43];&quot;',ROW(58,&quot;;[.AG43];[.AH43];&quot;) ), ROW(&quot;;[.AI43];&quot;,&quot;;[.AJ43];&quot;,&quot;;[.AK43];&quot;,&quot;;[.AL43];&quot;,'&quot;;[.AM43];&quot;','&quot;;[.AN43];&quot;',ROW(58,&quot;;[.AO43];[.AP43];&quot;) )]::familiar_ty[], ARRAY[ ROW('&quot;;[.AQ43];&quot;','&quot;;[.AR43];&quot;'),row('&quot;;[.AS43];&quot;','&quot;;[.AT43];&quot;') ]::identificacion_ty[], ARRAY[ ROW('&quot;;[.AU43];&quot;','&quot;;[.AV43];&quot;','&quot;;[.AW43];&quot;'), ROW('&quot;;[.AX43];&quot;','&quot;;[.AY43];&quot;','&quot;;[.AZ43];&quot;') ]::nivel_educativo_ty[],null,'&quot;;[.BB43];&quot;'),&quot;)" office:value-type="string" office:string-value="('Rosaura','Sharon','Zelaya','Rico','1993-10-08',189,67,'marrón claro','20/20','confidencial','personal_inteligencia_data/foto.png','personal_inteligencia_data/huella_digital.png','personal_inteligencia_data/huella_retina.png',ROW(58,4121438733) ,ROW('50027591','Taiwán'),ARRAY['español','inglés','hindi','ruso','mandarín','null']::varchar(50)[], ARRAY[ ROW('Mario','Marcelo','Alexander','Roberts','1960-08-26','primo',ROW(58,4122655072) ), ROW('Cayetano','Fulgencio','Marquez','Infante','1960-08-26','primo',ROW(58,4125849291) )]::familiar_ty[], ARRAY[ ROW('45423634','Taiwán'),row('69252543','Australia') ]::identificacion_ty[], ARRAY[ ROW('Filosofía','null','null'), ROW('Comunicación','Máster','Lexicografía') ]::nivel_educativo_ty[],null,'13')," calcext:value-type="string">
            <text:p>('Rosaura','Sharon','Zelaya','Rico','1993-10-08',189,67,'marrón claro','20/20','confidencial','personal_inteligencia_data/foto.png','personal_inteligencia_data/huella_digital.png','personal_inteligencia_data/huella_retina.png',ROW(58,4121438733) ,ROW('50027591','Taiwán'),ARRAY['español','inglés','hindi','ruso','mandarín','null']::varchar(50)[], ARRAY[ ROW('Mario','Marcelo','Alexander','Roberts','1960-08-26','primo',ROW(58,4122655072) ), ROW('Cayetano','Fulgencio','Marquez','Infante','1960-08-26','primo',ROW(58,4125849291) )]::familiar_ty[], ARRAY[ ROW('45423634','Taiwán'),row('69252543','Australia') ]::identificacion_ty[], ARRAY[ ROW('Filosofía','null','null'), ROW('Comunicación','Máster','Lexicografía') ]::nivel_educativo_ty[],null,'13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Taiwán</text:p>
          </table:table-cell>
          <table:table-cell office:value-type="string" calcext:value-type="string">
            <text:p>analista</text:p>
          </table:table-cell>
          <table:table-cell table:style-name="ce7" table:formula="of:=[.C43]+1" office:value-type="float" office:value="41" calcext:value-type="float">
            <text:p>41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America'</text:p>
          </table:table-cell>
          <table:table-cell office:value-type="string" calcext:value-type="string">
            <text:p>'Guerrero'</text:p>
          </table:table-cell>
          <table:table-cell office:value-type="string" calcext:value-type="string">
            <text:p>'Mireles'</text:p>
          </table:table-cell>
          <table:table-cell table:style-name="ce8" office:value-type="string" calcext:value-type="string">
            <text:p>1995-01-08</text:p>
          </table:table-cell>
          <table:table-cell table:style-name="ce9" table:formula="of:=ROUND(RAND()*40+150 )" office:value-type="float" office:value="170" calcext:value-type="float">
            <text:p>170</text:p>
          </table:table-cell>
          <table:table-cell table:style-name="ce9" table:formula="of:=ROUND(RAND()*30+65 )" office:value-type="float" office:value="93" calcext:value-type="float">
            <text:p>93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5055623" calcext:value-type="float">
            <text:p>5055623</text:p>
          </table:table-cell>
          <table:table-cell table:formula="of:=RANDBETWEEN(10000000;99999999)" office:value-type="float" office:value="27070827" calcext:value-type="float">
            <text:p>27070827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Benitez'</text:p>
          </table:table-cell>
          <table:table-cell office:value-type="string" calcext:value-type="string">
            <text:p>'Zayas'</text:p>
          </table:table-cell>
          <table:table-cell table:style-name="ce8" office:value-type="string" calcext:value-type="string">
            <text:p>1963-01-23</text:p>
          </table:table-cell>
          <table:table-cell office:value-type="string" calcext:value-type="string">
            <text:p>tí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3767771" calcext:value-type="float">
            <text:p>3767771</text:p>
          </table:table-cell>
          <table:table-cell office:value-type="string" calcext:value-type="string">
            <text:p>'Jhoan'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Lucero'</text:p>
          </table:table-cell>
          <table:table-cell office:value-type="string" calcext:value-type="string">
            <text:p>'Orona'</text:p>
          </table:table-cell>
          <table:table-cell table:style-name="ce8" office:value-type="string" calcext:value-type="string">
            <text:p>1963-01-23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4353978" calcext:value-type="float">
            <text:p>4353978</text:p>
          </table:table-cell>
          <table:table-cell table:style-name="ce13" table:formula="of:=RANDBETWEEN(10000000;100000000)" office:value-type="float" office:value="68495882" calcext:value-type="float">
            <text:p>68495882</text:p>
          </table:table-cell>
          <table:table-cell office:value-type="string" calcext:value-type="string">
            <text:p>Taiwán</text:p>
          </table:table-cell>
          <table:table-cell table:style-name="ce13" table:formula="of:=RANDBETWEEN(10000000;100000000)" office:value-type="float" office:value="66576492" calcext:value-type="float">
            <text:p>66576492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style-name="ce12" office:value-type="string" calcext:value-type="string">
            <text:p>Enfermer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vestigación de Medicamentos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Tainan</text:p>
          </table:table-cell>
          <table:table-cell/>
          <table:table-cell table:style-name="ce40" table:formula="of:=CONCATENATE(&quot;(&quot;;[.D44];&quot;,&quot;;[.E44];&quot;,&quot;;[.F44];&quot;,&quot;;[.G44];&quot;,'&quot;;[.H44];&quot;',&quot;;[.I44];&quot;,&quot;;[.J44];&quot;,'&quot;;[.K44];&quot;','&quot;;[.L44];&quot;','&quot;;[.M44];&quot;',&quot;;[.N44];&quot;,&quot;;[.O44];&quot;,&quot;;[.P44];&quot;,ROW(58,&quot;;[.Q44];[.R44];&quot;) ,ROW('&quot;;[.S44];&quot;','&quot;;[.T44];&quot;'),ARRAY['&quot;;[.U44];&quot;','&quot;;[.V44];&quot;','&quot;;[.W44];&quot;','&quot;;[.X44];&quot;','&quot;;[.Y44];&quot;','&quot;;[.Z44];&quot;']::varchar(50)[], ARRAY[ ROW(&quot;;[.AA44];&quot;,&quot;;[.AB44];&quot;,&quot;;[.AC44];&quot;,&quot;;[.AD44];&quot;,'&quot;;[.AE44];&quot;','&quot;;[.AF44];&quot;',ROW(58,&quot;;[.AG44];[.AH44];&quot;) ), ROW(&quot;;[.AI44];&quot;,&quot;;[.AJ44];&quot;,&quot;;[.AK44];&quot;,&quot;;[.AL44];&quot;,'&quot;;[.AM44];&quot;','&quot;;[.AN44];&quot;',ROW(58,&quot;;[.AO44];[.AP44];&quot;) )]::familiar_ty[], ARRAY[ ROW('&quot;;[.AQ44];&quot;','&quot;;[.AR44];&quot;'),row('&quot;;[.AS44];&quot;','&quot;;[.AT44];&quot;') ]::identificacion_ty[], ARRAY[ ROW('&quot;;[.AU44];&quot;','&quot;;[.AV44];&quot;','&quot;;[.AW44];&quot;'), ROW('&quot;;[.AX44];&quot;','&quot;;[.AY44];&quot;','&quot;;[.AZ44];&quot;') ]::nivel_educativo_ty[],null,'&quot;;[.BB44];&quot;'),&quot;)" office:value-type="string" office:string-value="('Eneida','America','Guerrero','Mireles','1995-01-08',170,93,'marrón oscuro','20/20','confidencial','personal_inteligencia_data/foto.png','personal_inteligencia_data/huella_digital.png','personal_inteligencia_data/huella_retina.png',ROW(58,2125055623) ,ROW('27070827','Taiwán'),ARRAY['español','inglés','hindi','ruso','mandarín','null']::varchar(50)[], ARRAY[ ROW('Javier','Breno','Benitez','Zayas','1963-01-23','tío',ROW(58,2123767771) ), ROW('Jhoan','Dante','Lucero','Orona','1963-01-23','madre',ROW(58,2124353978) )]::familiar_ty[], ARRAY[ ROW('68495882','Taiwán'),row('66576492','Australia') ]::identificacion_ty[], ARRAY[ ROW('Ingeniería Informática','null','null'), ROW('Enfermería','Máster','Investigación de Medicamentos') ]::nivel_educativo_ty[],null,'14')," calcext:value-type="string">
            <text:p>('Eneida','America','Guerrero','Mireles','1995-01-08',170,93,'marrón oscuro','20/20','confidencial','personal_inteligencia_data/foto.png','personal_inteligencia_data/huella_digital.png','personal_inteligencia_data/huella_retina.png',ROW(58,2125055623) ,ROW('27070827','Taiwán'),ARRAY['español','inglés','hindi','ruso','mandarín','null']::varchar(50)[], ARRAY[ ROW('Javier','Breno','Benitez','Zayas','1963-01-23','tío',ROW(58,2123767771) ), ROW('Jhoan','Dante','Lucero','Orona','1963-01-23','madre',ROW(58,2124353978) )]::familiar_ty[], ARRAY[ ROW('68495882','Taiwán'),row('66576492','Australia') ]::identificacion_ty[], ARRAY[ ROW('Ingeniería Informática','null','null'), ROW('Enfermería','Máster','Investigación de Medicamentos') ]::nivel_educativo_ty[],null,'14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Taiwán</text:p>
          </table:table-cell>
          <table:table-cell office:value-type="string" calcext:value-type="string">
            <text:p>agente</text:p>
          </table:table-cell>
          <table:table-cell table:style-name="ce7" table:formula="of:=[.C44]+1" office:value-type="float" office:value="42" calcext:value-type="float">
            <text:p>42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Carlos'</text:p>
          </table:table-cell>
          <table:table-cell office:value-type="string" calcext:value-type="string">
            <text:p>'Garza'</text:p>
          </table:table-cell>
          <table:table-cell office:value-type="string" calcext:value-type="string">
            <text:p>'Ochoa'</text:p>
          </table:table-cell>
          <table:table-cell table:style-name="ce8" office:value-type="string" calcext:value-type="string">
            <text:p>1995-07-24</text:p>
          </table:table-cell>
          <table:table-cell table:style-name="ce9" table:formula="of:=ROUND(RAND()*40+150 )" office:value-type="float" office:value="166" calcext:value-type="float">
            <text:p>166</text:p>
          </table:table-cell>
          <table:table-cell table:style-name="ce9" table:formula="of:=ROUND(RAND()*30+65 )" office:value-type="float" office:value="94" calcext:value-type="float">
            <text:p>94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8236019" calcext:value-type="float">
            <text:p>8236019</text:p>
          </table:table-cell>
          <table:table-cell table:formula="of:=RANDBETWEEN(10000000;99999999)" office:value-type="float" office:value="92671091" calcext:value-type="float">
            <text:p>92671091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atricia'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Miller'</text:p>
          </table:table-cell>
          <table:table-cell office:value-type="string" calcext:value-type="string">
            <text:p>'Amador'</text:p>
          </table:table-cell>
          <table:table-cell table:style-name="ce8" office:value-type="string" calcext:value-type="string">
            <text:p>1965-03-19</text:p>
          </table:table-cell>
          <table:table-cell office:value-type="string" calcext:value-type="string">
            <text:p>padre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8543148" calcext:value-type="float">
            <text:p>8543148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Puentes'</text:p>
          </table:table-cell>
          <table:table-cell office:value-type="string" calcext:value-type="string">
            <text:p>'Ozuna'</text:p>
          </table:table-cell>
          <table:table-cell table:style-name="ce8" office:value-type="string" calcext:value-type="string">
            <text:p>1965-03-19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1727222" calcext:value-type="float">
            <text:p>1727222</text:p>
          </table:table-cell>
          <table:table-cell table:style-name="ce13" table:formula="of:=RANDBETWEEN(10000000;100000000)" office:value-type="float" office:value="22047567" calcext:value-type="float">
            <text:p>22047567</text:p>
          </table:table-cell>
          <table:table-cell office:value-type="string" calcext:value-type="string">
            <text:p>Taiwán</text:p>
          </table:table-cell>
          <table:table-cell table:style-name="ce13" table:formula="of:=RANDBETWEEN(10000000;100000000)" office:value-type="float" office:value="58651981" calcext:value-type="float">
            <text:p>58651981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Comunicación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Relaciones Internacionales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5" office:value-type="string" calcext:value-type="string">
            <text:p>Kaohsiung</text:p>
          </table:table-cell>
          <table:table-cell/>
          <table:table-cell table:style-name="ce40" table:formula="of:=CONCATENATE(&quot;(&quot;;[.D45];&quot;,&quot;;[.E45];&quot;,&quot;;[.F45];&quot;,&quot;;[.G45];&quot;,'&quot;;[.H45];&quot;',&quot;;[.I45];&quot;,&quot;;[.J45];&quot;,'&quot;;[.K45];&quot;','&quot;;[.L45];&quot;','&quot;;[.M45];&quot;',&quot;;[.N45];&quot;,&quot;;[.O45];&quot;,&quot;;[.P45];&quot;,ROW(58,&quot;;[.Q45];[.R45];&quot;) ,ROW('&quot;;[.S45];&quot;','&quot;;[.T45];&quot;'),ARRAY['&quot;;[.U45];&quot;','&quot;;[.V45];&quot;','&quot;;[.W45];&quot;','&quot;;[.X45];&quot;','&quot;;[.Y45];&quot;','&quot;;[.Z45];&quot;']::varchar(50)[], ARRAY[ ROW(&quot;;[.AA45];&quot;,&quot;;[.AB45];&quot;,&quot;;[.AC45];&quot;,&quot;;[.AD45];&quot;,'&quot;;[.AE45];&quot;','&quot;;[.AF45];&quot;',ROW(58,&quot;;[.AG45];[.AH45];&quot;) ), ROW(&quot;;[.AI45];&quot;,&quot;;[.AJ45];&quot;,&quot;;[.AK45];&quot;,&quot;;[.AL45];&quot;,'&quot;;[.AM45];&quot;','&quot;;[.AN45];&quot;',ROW(58,&quot;;[.AO45];[.AP45];&quot;) )]::familiar_ty[], ARRAY[ ROW('&quot;;[.AQ45];&quot;','&quot;;[.AR45];&quot;'),row('&quot;;[.AS45];&quot;','&quot;;[.AT45];&quot;') ]::identificacion_ty[], ARRAY[ ROW('&quot;;[.AU45];&quot;','&quot;;[.AV45];&quot;','&quot;;[.AW45];&quot;'), ROW('&quot;;[.AX45];&quot;','&quot;;[.AY45];&quot;','&quot;;[.AZ45];&quot;') ]::nivel_educativo_ty[],null,'&quot;;[.BB45];&quot;'),&quot;)" office:value-type="string" office:string-value="('Tarsicio','Carlos','Garza','Ochoa','1995-07-24',166,94,'verde claro','20/20','confidencial','personal_inteligencia_data/foto.png','personal_inteligencia_data/huella_digital.png','personal_inteligencia_data/huella_retina.png',ROW(58,4248236019) ,ROW('92671091','Taiwán'),ARRAY['español','inglés','hindi','ruso','mandarín','null']::varchar(50)[], ARRAY[ ROW('Patricia','Maricruz','Miller','Amador','1965-03-19','padre',ROW(58,4128543148) ), ROW('Elidio','Jonathan','Puentes','Ozuna','1965-03-19','hermano',ROW(58,4121727222) )]::familiar_ty[], ARRAY[ ROW('22047567','Taiwán'),row('58651981','Irlanda') ]::identificacion_ty[], ARRAY[ ROW('Comunicación','null','null'), ROW('Ciencias Sociales ','Máster','Relaciones Internacionales') ]::nivel_educativo_ty[],null,'15')," calcext:value-type="string">
            <text:p>('Tarsicio','Carlos','Garza','Ochoa','1995-07-24',166,94,'verde claro','20/20','confidencial','personal_inteligencia_data/foto.png','personal_inteligencia_data/huella_digital.png','personal_inteligencia_data/huella_retina.png',ROW(58,4248236019) ,ROW('92671091','Taiwán'),ARRAY['español','inglés','hindi','ruso','mandarín','null']::varchar(50)[], ARRAY[ ROW('Patricia','Maricruz','Miller','Amador','1965-03-19','padre',ROW(58,4128543148) ), ROW('Elidio','Jonathan','Puentes','Ozuna','1965-03-19','hermano',ROW(58,4121727222) )]::familiar_ty[], ARRAY[ ROW('22047567','Taiwán'),row('58651981','Irlanda') ]::identificacion_ty[], ARRAY[ ROW('Comunicación','null','null'), ROW('Ciencias Sociales ','Máster','Relaciones Internacionales') ]::nivel_educativo_ty[],null,'15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Malasia</text:p>
          </table:table-cell>
          <table:table-cell office:value-type="string" calcext:value-type="string">
            <text:p>agente</text:p>
          </table:table-cell>
          <table:table-cell table:style-name="ce7" table:formula="of:=[.C45]+1" office:value-type="float" office:value="43" calcext:value-type="float">
            <text:p>43</text:p>
          </table:table-cell>
          <table:table-cell office:value-type="string" calcext:value-type="string">
            <text:p>'Eladio'</text:p>
          </table:table-cell>
          <table:table-cell office:value-type="string" calcext:value-type="string">
            <text:p>'Silvestre'</text:p>
          </table:table-cell>
          <table:table-cell office:value-type="string" calcext:value-type="string">
            <text:p>'Arteaga'</text:p>
          </table:table-cell>
          <table:table-cell office:value-type="string" calcext:value-type="string">
            <text:p>'Camarena'</text:p>
          </table:table-cell>
          <table:table-cell table:style-name="ce8" office:value-type="string" calcext:value-type="string">
            <text:p>1998-03-19</text:p>
          </table:table-cell>
          <table:table-cell table:style-name="ce9" table:formula="of:=ROUND(RAND()*40+150 )" office:value-type="float" office:value="189" calcext:value-type="float">
            <text:p>189</text:p>
          </table:table-cell>
          <table:table-cell table:style-name="ce9" table:formula="of:=ROUND(RAND()*30+65 )" office:value-type="float" office:value="71" calcext:value-type="float">
            <text:p>71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87" calcext:value-type="float">
            <text:p>287</text:p>
          </table:table-cell>
          <table:table-cell table:formula="of:=RANDBETWEEN(1000000;9999999)" office:value-type="float" office:value="1689753" calcext:value-type="float">
            <text:p>1689753</text:p>
          </table:table-cell>
          <table:table-cell table:formula="of:=RANDBETWEEN(10000000;99999999)" office:value-type="float" office:value="41340096" calcext:value-type="float">
            <text:p>41340096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Pelayo'</text:p>
          </table:table-cell>
          <table:table-cell office:value-type="string" calcext:value-type="string">
            <text:p>'Veliz'</text:p>
          </table:table-cell>
          <table:table-cell table:style-name="ce8" office:value-type="string" calcext:value-type="string">
            <text:p>1967-09-23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2789733" calcext:value-type="float">
            <text:p>2789733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Duque'</text:p>
          </table:table-cell>
          <table:table-cell office:value-type="string" calcext:value-type="string">
            <text:p>'Uribe'</text:p>
          </table:table-cell>
          <table:table-cell table:style-name="ce8" office:value-type="string" calcext:value-type="string">
            <text:p>1967-09-23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1857296" calcext:value-type="float">
            <text:p>1857296</text:p>
          </table:table-cell>
          <table:table-cell table:style-name="ce13" table:formula="of:=RANDBETWEEN(10000000;100000000)" office:value-type="float" office:value="25535231" calcext:value-type="float">
            <text:p>25535231</text:p>
          </table:table-cell>
          <table:table-cell office:value-type="string" calcext:value-type="string">
            <text:p>Malasia</text:p>
          </table:table-cell>
          <table:table-cell table:style-name="ce13" table:formula="of:=RANDBETWEEN(10000000;100000000)" office:value-type="float" office:value="20291048" calcext:value-type="float">
            <text:p>20291048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uditoria Financiera y Riegos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5" office:value-type="string" calcext:value-type="string">
            <text:p>Kuala Lumpur</text:p>
          </table:table-cell>
          <table:table-cell/>
          <table:table-cell table:style-name="ce40" table:formula="of:=CONCATENATE(&quot;(&quot;;[.D46];&quot;,&quot;;[.E46];&quot;,&quot;;[.F46];&quot;,&quot;;[.G46];&quot;,'&quot;;[.H46];&quot;',&quot;;[.I46];&quot;,&quot;;[.J46];&quot;,'&quot;;[.K46];&quot;','&quot;;[.L46];&quot;','&quot;;[.M46];&quot;',&quot;;[.N46];&quot;,&quot;;[.O46];&quot;,&quot;;[.P46];&quot;,ROW(58,&quot;;[.Q46];[.R46];&quot;) ,ROW('&quot;;[.S46];&quot;','&quot;;[.T46];&quot;'),ARRAY['&quot;;[.U46];&quot;','&quot;;[.V46];&quot;','&quot;;[.W46];&quot;','&quot;;[.X46];&quot;','&quot;;[.Y46];&quot;','&quot;;[.Z46];&quot;']::varchar(50)[], ARRAY[ ROW(&quot;;[.AA46];&quot;,&quot;;[.AB46];&quot;,&quot;;[.AC46];&quot;,&quot;;[.AD46];&quot;,'&quot;;[.AE46];&quot;','&quot;;[.AF46];&quot;',ROW(58,&quot;;[.AG46];[.AH46];&quot;) ), ROW(&quot;;[.AI46];&quot;,&quot;;[.AJ46];&quot;,&quot;;[.AK46];&quot;,&quot;;[.AL46];&quot;,'&quot;;[.AM46];&quot;','&quot;;[.AN46];&quot;',ROW(58,&quot;;[.AO46];[.AP46];&quot;) )]::familiar_ty[], ARRAY[ ROW('&quot;;[.AQ46];&quot;','&quot;;[.AR46];&quot;'),row('&quot;;[.AS46];&quot;','&quot;;[.AT46];&quot;') ]::identificacion_ty[], ARRAY[ ROW('&quot;;[.AU46];&quot;','&quot;;[.AV46];&quot;','&quot;;[.AW46];&quot;'), ROW('&quot;;[.AX46];&quot;','&quot;;[.AY46];&quot;','&quot;;[.AZ46];&quot;') ]::nivel_educativo_ty[],null,'&quot;;[.BB46];&quot;'),&quot;)" office:value-type="string" office:string-value="('Eladio','Silvestre','Arteaga','Camarena','1998-03-19',189,71,'verde oscuro','20/20','no_clasificado','personal_inteligencia_data/foto.png','personal_inteligencia_data/huella_digital.png','personal_inteligencia_data/huella_retina.png',ROW(58,2871689753) ,ROW('41340096','Malasia'),ARRAY['español','inglés','hindi','ruso','mandarín','bengalí']::varchar(50)[], ARRAY[ ROW('Anastasia','Melina','Pelayo','Veliz','1967-09-23','madre',ROW(58,2122789733) ), ROW('Gloria','Eneida','Duque','Uribe','1967-09-23','hermano',ROW(58,2121857296) )]::familiar_ty[], ARRAY[ ROW('25535231','Malasia'),row('20291048','Irlanda') ]::identificacion_ty[], ARRAY[ ROW('Ingeniería Industrial','null','null'), ROW('Economía','Máster','Auditoria Financiera y Riegos') ]::nivel_educativo_ty[],null,'16')," calcext:value-type="string">
            <text:p>('Eladio','Silvestre','Arteaga','Camarena','1998-03-19',189,71,'verde oscuro','20/20','no_clasificado','personal_inteligencia_data/foto.png','personal_inteligencia_data/huella_digital.png','personal_inteligencia_data/huella_retina.png',ROW(58,2871689753) ,ROW('41340096','Malasia'),ARRAY['español','inglés','hindi','ruso','mandarín','bengalí']::varchar(50)[], ARRAY[ ROW('Anastasia','Melina','Pelayo','Veliz','1967-09-23','madre',ROW(58,2122789733) ), ROW('Gloria','Eneida','Duque','Uribe','1967-09-23','hermano',ROW(58,2121857296) )]::familiar_ty[], ARRAY[ ROW('25535231','Malasia'),row('20291048','Irlanda') ]::identificacion_ty[], ARRAY[ ROW('Ingeniería Industrial','null','null'), ROW('Economía','Máster','Auditoria Financiera y Riegos') ]::nivel_educativo_ty[],null,'16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Malasia</text:p>
          </table:table-cell>
          <table:table-cell office:value-type="string" calcext:value-type="string">
            <text:p>agente</text:p>
          </table:table-cell>
          <table:table-cell table:style-name="ce7" table:formula="of:=[.C46]+1" office:value-type="float" office:value="44" calcext:value-type="float">
            <text:p>44</text:p>
          </table:table-cell>
          <table:table-cell office:value-type="string" calcext:value-type="string">
            <text:p>'Mariam'</text:p>
          </table:table-cell>
          <table:table-cell office:value-type="string" calcext:value-type="string">
            <text:p>'Mireya'</text:p>
          </table:table-cell>
          <table:table-cell office:value-type="string" calcext:value-type="string">
            <text:p>'Orellana'</text:p>
          </table:table-cell>
          <table:table-cell office:value-type="string" calcext:value-type="string">
            <text:p>'Manzano'</text:p>
          </table:table-cell>
          <table:table-cell table:style-name="ce8" office:value-type="string" calcext:value-type="string">
            <text:p>1998-04-22</text:p>
          </table:table-cell>
          <table:table-cell table:style-name="ce9" table:formula="of:=ROUND(RAND()*40+150 )" office:value-type="float" office:value="166" calcext:value-type="float">
            <text:p>166</text:p>
          </table:table-cell>
          <table:table-cell table:style-name="ce9" table:formula="of:=ROUND(RAND()*30+65 )" office:value-type="float" office:value="65" calcext:value-type="float">
            <text:p>65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43" calcext:value-type="float">
            <text:p>243</text:p>
          </table:table-cell>
          <table:table-cell table:formula="of:=RANDBETWEEN(1000000;9999999)" office:value-type="float" office:value="7503132" calcext:value-type="float">
            <text:p>7503132</text:p>
          </table:table-cell>
          <table:table-cell table:formula="of:=RANDBETWEEN(10000000;99999999)" office:value-type="float" office:value="80336349" calcext:value-type="float">
            <text:p>80336349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Marisol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Escobedo'</text:p>
          </table:table-cell>
          <table:table-cell office:value-type="string" calcext:value-type="string">
            <text:p>'Pinon'</text:p>
          </table:table-cell>
          <table:table-cell table:style-name="ce8" office:value-type="string" calcext:value-type="string">
            <text:p>1970-08-26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9166143" calcext:value-type="float">
            <text:p>9166143</text:p>
          </table:table-cell>
          <table:table-cell office:value-type="string" calcext:value-type="string">
            <text:p>'Jennifer'</text:p>
          </table:table-cell>
          <table:table-cell office:value-type="string" calcext:value-type="string">
            <text:p>'Valentina'</text:p>
          </table:table-cell>
          <table:table-cell office:value-type="string" calcext:value-type="string">
            <text:p>'Vigil'</text:p>
          </table:table-cell>
          <table:table-cell office:value-type="string" calcext:value-type="string">
            <text:p>'Aviles'</text:p>
          </table:table-cell>
          <table:table-cell table:style-name="ce8" office:value-type="string" calcext:value-type="string">
            <text:p>1970-08-26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1629417" calcext:value-type="float">
            <text:p>1629417</text:p>
          </table:table-cell>
          <table:table-cell table:style-name="ce13" table:formula="of:=RANDBETWEEN(10000000;100000000)" office:value-type="float" office:value="73364258" calcext:value-type="float">
            <text:p>73364258</text:p>
          </table:table-cell>
          <table:table-cell office:value-type="string" calcext:value-type="string">
            <text:p>Malasia</text:p>
          </table:table-cell>
          <table:table-cell table:style-name="ce13" table:formula="of:=RANDBETWEEN(10000000;100000000)" office:value-type="float" office:value="50768202" calcext:value-type="float">
            <text:p>50768202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Derecho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Finanzas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5" office:value-type="string" calcext:value-type="string">
            <text:p>Malaca</text:p>
          </table:table-cell>
          <table:table-cell/>
          <table:table-cell table:style-name="ce40" table:formula="of:=CONCATENATE(&quot;(&quot;;[.D47];&quot;,&quot;;[.E47];&quot;,&quot;;[.F47];&quot;,&quot;;[.G47];&quot;,'&quot;;[.H47];&quot;',&quot;;[.I47];&quot;,&quot;;[.J47];&quot;,'&quot;;[.K47];&quot;','&quot;;[.L47];&quot;','&quot;;[.M47];&quot;',&quot;;[.N47];&quot;,&quot;;[.O47];&quot;,&quot;;[.P47];&quot;,ROW(58,&quot;;[.Q47];[.R47];&quot;) ,ROW('&quot;;[.S47];&quot;','&quot;;[.T47];&quot;'),ARRAY['&quot;;[.U47];&quot;','&quot;;[.V47];&quot;','&quot;;[.W47];&quot;','&quot;;[.X47];&quot;','&quot;;[.Y47];&quot;','&quot;;[.Z47];&quot;']::varchar(50)[], ARRAY[ ROW(&quot;;[.AA47];&quot;,&quot;;[.AB47];&quot;,&quot;;[.AC47];&quot;,&quot;;[.AD47];&quot;,'&quot;;[.AE47];&quot;','&quot;;[.AF47];&quot;',ROW(58,&quot;;[.AG47];[.AH47];&quot;) ), ROW(&quot;;[.AI47];&quot;,&quot;;[.AJ47];&quot;,&quot;;[.AK47];&quot;,&quot;;[.AL47];&quot;,'&quot;;[.AM47];&quot;','&quot;;[.AN47];&quot;',ROW(58,&quot;;[.AO47];[.AP47];&quot;) )]::familiar_ty[], ARRAY[ ROW('&quot;;[.AQ47];&quot;','&quot;;[.AR47];&quot;'),row('&quot;;[.AS47];&quot;','&quot;;[.AT47];&quot;') ]::identificacion_ty[], ARRAY[ ROW('&quot;;[.AU47];&quot;','&quot;;[.AV47];&quot;','&quot;;[.AW47];&quot;'), ROW('&quot;;[.AX47];&quot;','&quot;;[.AY47];&quot;','&quot;;[.AZ47];&quot;') ]::nivel_educativo_ty[],null,'&quot;;[.BB47];&quot;'),&quot;)" office:value-type="string" office:string-value="('Mariam','Mireya','Orellana','Manzano','1998-04-22',166,65,'azul oscuro','20/50','no_clasificado','personal_inteligencia_data/foto.png','personal_inteligencia_data/huella_digital.png','personal_inteligencia_data/huella_retina.png',ROW(58,2437503132) ,ROW('80336349','Malasia'),ARRAY['español','inglés','hindi','ruso','mandarín','bengalí']::varchar(50)[], ARRAY[ ROW('Marisol','Trinidad','Escobedo','Pinon','1970-08-26','hermano',ROW(58,4249166143) ), ROW('Jennifer','Valentina','Vigil','Aviles','1970-08-26','abuelo',ROW(58,4241629417) )]::familiar_ty[], ARRAY[ ROW('73364258','Malasia'),row('50768202','Irlanda') ]::identificacion_ty[], ARRAY[ ROW('Derecho','null','null'), ROW('Economía','Máster','Finanzas') ]::nivel_educativo_ty[],null,'17')," calcext:value-type="string">
            <text:p>('Mariam','Mireya','Orellana','Manzano','1998-04-22',166,65,'azul oscuro','20/50','no_clasificado','personal_inteligencia_data/foto.png','personal_inteligencia_data/huella_digital.png','personal_inteligencia_data/huella_retina.png',ROW(58,2437503132) ,ROW('80336349','Malasia'),ARRAY['español','inglés','hindi','ruso','mandarín','bengalí']::varchar(50)[], ARRAY[ ROW('Marisol','Trinidad','Escobedo','Pinon','1970-08-26','hermano',ROW(58,4249166143) ), ROW('Jennifer','Valentina','Vigil','Aviles','1970-08-26','abuelo',ROW(58,4241629417) )]::familiar_ty[], ARRAY[ ROW('73364258','Malasia'),row('50768202','Irlanda') ]::identificacion_ty[], ARRAY[ ROW('Derecho','null','null'), ROW('Economía','Máster','Finanzas') ]::nivel_educativo_ty[],null,'17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Malasia</text:p>
          </table:table-cell>
          <table:table-cell office:value-type="string" calcext:value-type="string">
            <text:p>analista</text:p>
          </table:table-cell>
          <table:table-cell table:style-name="ce7" table:formula="of:=[.C47]+1" office:value-type="float" office:value="45" calcext:value-type="float">
            <text:p>45</text:p>
          </table:table-cell>
          <table:table-cell office:value-type="string" calcext:value-type="string">
            <text:p>'Thais'</text:p>
          </table:table-cell>
          <table:table-cell office:value-type="string" calcext:value-type="string">
            <text:p>'Cloe'</text:p>
          </table:table-cell>
          <table:table-cell office:value-type="string" calcext:value-type="string">
            <text:p>'Kelly'</text:p>
          </table:table-cell>
          <table:table-cell office:value-type="string" calcext:value-type="string">
            <text:p>'Santacruz'</text:p>
          </table:table-cell>
          <table:table-cell table:style-name="ce8" office:value-type="string" calcext:value-type="string">
            <text:p>1998-06-26</text:p>
          </table:table-cell>
          <table:table-cell table:style-name="ce9" table:formula="of:=ROUND(RAND()*40+150 )" office:value-type="float" office:value="178" calcext:value-type="float">
            <text:p>178</text:p>
          </table:table-cell>
          <table:table-cell table:style-name="ce9" table:formula="of:=ROUND(RAND()*30+65 )" office:value-type="float" office:value="71" calcext:value-type="float">
            <text:p>71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4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81" calcext:value-type="float">
            <text:p>281</text:p>
          </table:table-cell>
          <table:table-cell table:formula="of:=RANDBETWEEN(1000000;9999999)" office:value-type="float" office:value="4012250" calcext:value-type="float">
            <text:p>4012250</text:p>
          </table:table-cell>
          <table:table-cell table:formula="of:=RANDBETWEEN(10000000;99999999)" office:value-type="float" office:value="31771510" calcext:value-type="float">
            <text:p>31771510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Mario'</text:p>
          </table:table-cell>
          <table:table-cell office:value-type="string" calcext:value-type="string">
            <text:p>'David'</text:p>
          </table:table-cell>
          <table:table-cell office:value-type="string" calcext:value-type="string">
            <text:p>'Barrientos'</text:p>
          </table:table-cell>
          <table:table-cell office:value-type="string" calcext:value-type="string">
            <text:p>'Montesdeoca'</text:p>
          </table:table-cell>
          <table:table-cell table:style-name="ce8" office:value-type="string" calcext:value-type="string">
            <text:p>1975-06-22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3264202" calcext:value-type="float">
            <text:p>3264202</text:p>
          </table:table-cell>
          <table:table-cell office:value-type="string" calcext:value-type="string">
            <text:p>'Claudio'</text:p>
          </table:table-cell>
          <table:table-cell office:value-type="string" calcext:value-type="string">
            <text:p>'Lincoln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Tafoya'</text:p>
          </table:table-cell>
          <table:table-cell table:style-name="ce8" office:value-type="string" calcext:value-type="string">
            <text:p>1975-06-22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9815959" calcext:value-type="float">
            <text:p>9815959</text:p>
          </table:table-cell>
          <table:table-cell table:style-name="ce13" table:formula="of:=RANDBETWEEN(10000000;100000000)" office:value-type="float" office:value="52944621" calcext:value-type="float">
            <text:p>52944621</text:p>
          </table:table-cell>
          <table:table-cell office:value-type="string" calcext:value-type="string">
            <text:p>Malasia</text:p>
          </table:table-cell>
          <table:table-cell table:style-name="ce13" table:formula="of:=RANDBETWEEN(10000000;100000000)" office:value-type="float" office:value="28847356" calcext:value-type="float">
            <text:p>28847356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Criminologí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geniería de Datos Masivos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5" office:value-type="string" calcext:value-type="string">
            <text:p>Pulau Pinang</text:p>
          </table:table-cell>
          <table:table-cell/>
          <table:table-cell table:style-name="ce40" table:formula="of:=CONCATENATE(&quot;(&quot;;[.D48];&quot;,&quot;;[.E48];&quot;,&quot;;[.F48];&quot;,&quot;;[.G48];&quot;,'&quot;;[.H48];&quot;',&quot;;[.I48];&quot;,&quot;;[.J48];&quot;,'&quot;;[.K48];&quot;','&quot;;[.L48];&quot;','&quot;;[.M48];&quot;',&quot;;[.N48];&quot;,&quot;;[.O48];&quot;,&quot;;[.P48];&quot;,ROW(58,&quot;;[.Q48];[.R48];&quot;) ,ROW('&quot;;[.S48];&quot;','&quot;;[.T48];&quot;'),ARRAY['&quot;;[.U48];&quot;','&quot;;[.V48];&quot;','&quot;;[.W48];&quot;','&quot;;[.X48];&quot;','&quot;;[.Y48];&quot;','&quot;;[.Z48];&quot;']::varchar(50)[], ARRAY[ ROW(&quot;;[.AA48];&quot;,&quot;;[.AB48];&quot;,&quot;;[.AC48];&quot;,&quot;;[.AD48];&quot;,'&quot;;[.AE48];&quot;','&quot;;[.AF48];&quot;',ROW(58,&quot;;[.AG48];[.AH48];&quot;) ), ROW(&quot;;[.AI48];&quot;,&quot;;[.AJ48];&quot;,&quot;;[.AK48];&quot;,&quot;;[.AL48];&quot;,'&quot;;[.AM48];&quot;','&quot;;[.AN48];&quot;',ROW(58,&quot;;[.AO48];[.AP48];&quot;) )]::familiar_ty[], ARRAY[ ROW('&quot;;[.AQ48];&quot;','&quot;;[.AR48];&quot;'),row('&quot;;[.AS48];&quot;','&quot;;[.AT48];&quot;') ]::identificacion_ty[], ARRAY[ ROW('&quot;;[.AU48];&quot;','&quot;;[.AV48];&quot;','&quot;;[.AW48];&quot;'), ROW('&quot;;[.AX48];&quot;','&quot;;[.AY48];&quot;','&quot;;[.AZ48];&quot;') ]::nivel_educativo_ty[],null,'&quot;;[.BB48];&quot;'),&quot;)" office:value-type="string" office:string-value="('Thais','Cloe','Kelly','Santacruz','1998-06-26',178,71,'azul claro','20/40','no_clasificado','personal_inteligencia_data/foto.png','personal_inteligencia_data/huella_digital.png','personal_inteligencia_data/huella_retina.png',ROW(58,2814012250) ,ROW('31771510','Malasia'),ARRAY['español','inglés','hindi','ruso','mandarín','bengalí']::varchar(50)[], ARRAY[ ROW('Mario','David','Barrientos','Montesdeoca','1975-06-22','hermano',ROW(58,2873264202) ), ROW('Claudio','Lincoln','Sullivan','Tafoya','1975-06-22','abuelo',ROW(58,2879815959) )]::familiar_ty[], ARRAY[ ROW('52944621','Malasia'),row('28847356','Holanda') ]::identificacion_ty[], ARRAY[ ROW('Criminología','null','null'), ROW('Ingeniería Informática','Máster','Ingeniería de Datos Masivos') ]::nivel_educativo_ty[],null,'18')," calcext:value-type="string">
            <text:p>('Thais','Cloe','Kelly','Santacruz','1998-06-26',178,71,'azul claro','20/40','no_clasificado','personal_inteligencia_data/foto.png','personal_inteligencia_data/huella_digital.png','personal_inteligencia_data/huella_retina.png',ROW(58,2814012250) ,ROW('31771510','Malasia'),ARRAY['español','inglés','hindi','ruso','mandarín','bengalí']::varchar(50)[], ARRAY[ ROW('Mario','David','Barrientos','Montesdeoca','1975-06-22','hermano',ROW(58,2873264202) ), ROW('Claudio','Lincoln','Sullivan','Tafoya','1975-06-22','abuelo',ROW(58,2879815959) )]::familiar_ty[], ARRAY[ ROW('52944621','Malasia'),row('28847356','Holanda') ]::identificacion_ty[], ARRAY[ ROW('Criminología','null','null'), ROW('Ingeniería Informática','Máster','Ingeniería de Datos Masivos') ]::nivel_educativo_ty[],null,'18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agente</text:p>
          </table:table-cell>
          <table:table-cell table:style-name="ce7" table:formula="of:=[.C48]+1" office:value-type="float" office:value="46" calcext:value-type="float">
            <text:p>46</text:p>
          </table:table-cell>
          <table:table-cell office:value-type="string" calcext:value-type="string">
            <text:p>'Atenea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Escalante'</text:p>
          </table:table-cell>
          <table:table-cell office:value-type="string" calcext:value-type="string">
            <text:p>'Garay'</text:p>
          </table:table-cell>
          <table:table-cell table:style-name="ce8" office:value-type="string" calcext:value-type="string">
            <text:p>1998-11-20</text:p>
          </table:table-cell>
          <table:table-cell table:style-name="ce9" table:formula="of:=ROUND(RAND()*40+150 )" office:value-type="float" office:value="178" calcext:value-type="float">
            <text:p>178</text:p>
          </table:table-cell>
          <table:table-cell table:style-name="ce9" table:formula="of:=ROUND(RAND()*30+65 )" office:value-type="float" office:value="90" calcext:value-type="float">
            <text:p>90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16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34" calcext:value-type="float">
            <text:p>234</text:p>
          </table:table-cell>
          <table:table-cell table:formula="of:=RANDBETWEEN(1000000;9999999)" office:value-type="float" office:value="6206948" calcext:value-type="float">
            <text:p>6206948</text:p>
          </table:table-cell>
          <table:table-cell table:formula="of:=RANDBETWEEN(10000000;99999999)" office:value-type="float" office:value="80305076" calcext:value-type="float">
            <text:p>80305076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Aguayo'</text:p>
          </table:table-cell>
          <table:table-cell office:value-type="string" calcext:value-type="string">
            <text:p>'Giraldo'</text:p>
          </table:table-cell>
          <table:table-cell table:style-name="ce8" office:value-type="string" calcext:value-type="string">
            <text:p>1976-03-16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2519821" calcext:value-type="float">
            <text:p>2519821</text:p>
          </table:table-cell>
          <table:table-cell office:value-type="string" calcext:value-type="string">
            <text:p>'Fabian'</text:p>
          </table:table-cell>
          <table:table-cell office:value-type="string" calcext:value-type="string">
            <text:p>'Melchor'</text:p>
          </table:table-cell>
          <table:table-cell office:value-type="string" calcext:value-type="string">
            <text:p>'Deltoro'</text:p>
          </table:table-cell>
          <table:table-cell office:value-type="string" calcext:value-type="string">
            <text:p>'Lucero'</text:p>
          </table:table-cell>
          <table:table-cell table:style-name="ce8" office:value-type="string" calcext:value-type="string">
            <text:p>1976-03-16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3320900" calcext:value-type="float">
            <text:p>3320900</text:p>
          </table:table-cell>
          <table:table-cell table:style-name="ce13" table:formula="of:=RANDBETWEEN(10000000;100000000)" office:value-type="float" office:value="14982757" calcext:value-type="float">
            <text:p>14982757</text:p>
          </table:table-cell>
          <table:table-cell office:value-type="string" calcext:value-type="string">
            <text:p>Uganda</text:p>
          </table:table-cell>
          <table:table-cell table:style-name="ce13" table:formula="of:=RANDBETWEEN(10000000;100000000)" office:value-type="float" office:value="51342937" calcext:value-type="float">
            <text:p>51342937</text:p>
          </table:table-cell>
          <table:table-cell office:value-type="string" calcext:value-type="string">
            <text:p>Holanda</text:p>
          </table:table-cell>
          <table:table-cell table:style-name="ce12" office:value-type="string" calcext:value-type="string">
            <text:p>Psicologí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omunicación Corporativa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5" office:value-type="string" calcext:value-type="string">
            <text:p>Kampala</text:p>
          </table:table-cell>
          <table:table-cell/>
          <table:table-cell table:style-name="ce40" table:formula="of:=CONCATENATE(&quot;(&quot;;[.D49];&quot;,&quot;;[.E49];&quot;,&quot;;[.F49];&quot;,&quot;;[.G49];&quot;,'&quot;;[.H49];&quot;',&quot;;[.I49];&quot;,&quot;;[.J49];&quot;,'&quot;;[.K49];&quot;','&quot;;[.L49];&quot;','&quot;;[.M49];&quot;',&quot;;[.N49];&quot;,&quot;;[.O49];&quot;,&quot;;[.P49];&quot;,ROW(58,&quot;;[.Q49];[.R49];&quot;) ,ROW('&quot;;[.S49];&quot;','&quot;;[.T49];&quot;'),ARRAY['&quot;;[.U49];&quot;','&quot;;[.V49];&quot;','&quot;;[.W49];&quot;','&quot;;[.X49];&quot;','&quot;;[.Y49];&quot;','&quot;;[.Z49];&quot;']::varchar(50)[], ARRAY[ ROW(&quot;;[.AA49];&quot;,&quot;;[.AB49];&quot;,&quot;;[.AC49];&quot;,&quot;;[.AD49];&quot;,'&quot;;[.AE49];&quot;','&quot;;[.AF49];&quot;',ROW(58,&quot;;[.AG49];[.AH49];&quot;) ), ROW(&quot;;[.AI49];&quot;,&quot;;[.AJ49];&quot;,&quot;;[.AK49];&quot;,&quot;;[.AL49];&quot;,'&quot;;[.AM49];&quot;','&quot;;[.AN49];&quot;',ROW(58,&quot;;[.AO49];[.AP49];&quot;) )]::familiar_ty[], ARRAY[ ROW('&quot;;[.AQ49];&quot;','&quot;;[.AR49];&quot;'),row('&quot;;[.AS49];&quot;','&quot;;[.AT49];&quot;') ]::identificacion_ty[], ARRAY[ ROW('&quot;;[.AU49];&quot;','&quot;;[.AV49];&quot;','&quot;;[.AW49];&quot;'), ROW('&quot;;[.AX49];&quot;','&quot;;[.AY49];&quot;','&quot;;[.AZ49];&quot;') ]::nivel_educativo_ty[],null,'&quot;;[.BB49];&quot;'),&quot;)" office:value-type="string" office:string-value="('Atenea','Mariana','Escalante','Garay','1998-11-20',178,90,'marrón claro','20/160','top_secret','personal_inteligencia_data/foto.png','personal_inteligencia_data/huella_digital.png','personal_inteligencia_data/huella_retina.png',ROW(58,2346206948) ,ROW('80305076','Uganda'),ARRAY['español','inglés','hindi','ruso','mandarín','bengalí']::varchar(50)[], ARRAY[ ROW('Camilo','Margarito','Aguayo','Giraldo','1976-03-16','abuelo',ROW(58,2432519821) ), ROW('Fabian','Melchor','Deltoro','Lucero','1976-03-16','primo',ROW(58,2433320900) )]::familiar_ty[], ARRAY[ ROW('14982757','Uganda'),row('51342937','Holanda') ]::identificacion_ty[], ARRAY[ ROW('Psicología','null','null'), ROW('Comunicación','Máster','Comunicación Corporativa') ]::nivel_educativo_ty[],null,'19')," calcext:value-type="string">
            <text:p>('Atenea','Mariana','Escalante','Garay','1998-11-20',178,90,'marrón claro','20/160','top_secret','personal_inteligencia_data/foto.png','personal_inteligencia_data/huella_digital.png','personal_inteligencia_data/huella_retina.png',ROW(58,2346206948) ,ROW('80305076','Uganda'),ARRAY['español','inglés','hindi','ruso','mandarín','bengalí']::varchar(50)[], ARRAY[ ROW('Camilo','Margarito','Aguayo','Giraldo','1976-03-16','abuelo',ROW(58,2432519821) ), ROW('Fabian','Melchor','Deltoro','Lucero','1976-03-16','primo',ROW(58,2433320900) )]::familiar_ty[], ARRAY[ ROW('14982757','Uganda'),row('51342937','Holanda') ]::identificacion_ty[], ARRAY[ ROW('Psicología','null','null'), ROW('Comunicación','Máster','Comunicación Corporativa') ]::nivel_educativo_ty[],null,'19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agente</text:p>
          </table:table-cell>
          <table:table-cell table:style-name="ce7" table:formula="of:=[.C49]+1" office:value-type="float" office:value="47" calcext:value-type="float">
            <text:p>47</text:p>
          </table:table-cell>
          <table:table-cell office:value-type="string" calcext:value-type="string">
            <text:p>'Ponc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arker'</text:p>
          </table:table-cell>
          <table:table-cell office:value-type="string" calcext:value-type="string">
            <text:p>'Palafox'</text:p>
          </table:table-cell>
          <table:table-cell table:style-name="ce8" office:value-type="string" calcext:value-type="string">
            <text:p>1998-12-02</text:p>
          </table:table-cell>
          <table:table-cell table:style-name="ce9" table:formula="of:=ROUND(RAND()*40+150 )" office:value-type="float" office:value="154" calcext:value-type="float">
            <text:p>154</text:p>
          </table:table-cell>
          <table:table-cell table:style-name="ce9" table:formula="of:=ROUND(RAND()*30+65 )" office:value-type="float" office:value="84" calcext:value-type="float">
            <text:p>84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20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8399898" calcext:value-type="float">
            <text:p>8399898</text:p>
          </table:table-cell>
          <table:table-cell table:formula="of:=RANDBETWEEN(10000000;99999999)" office:value-type="float" office:value="50553970" calcext:value-type="float">
            <text:p>50553970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Peregrino'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Ruiz'</text:p>
          </table:table-cell>
          <table:table-cell table:style-name="ce8" office:value-type="string" calcext:value-type="string">
            <text:p>1977-04-02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5409990" calcext:value-type="float">
            <text:p>5409990</text:p>
          </table:table-cell>
          <table:table-cell office:value-type="string" calcext:value-type="string">
            <text:p>'Daniela'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Recinos'</text:p>
          </table:table-cell>
          <table:table-cell table:style-name="ce8" office:value-type="string" calcext:value-type="string">
            <text:p>1977-04-02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2388359" calcext:value-type="float">
            <text:p>2388359</text:p>
          </table:table-cell>
          <table:table-cell table:style-name="ce13" table:formula="of:=RANDBETWEEN(10000000;100000000)" office:value-type="float" office:value="48914106" calcext:value-type="float">
            <text:p>48914106</text:p>
          </table:table-cell>
          <table:table-cell office:value-type="string" calcext:value-type="string">
            <text:p>Uganda</text:p>
          </table:table-cell>
          <table:table-cell table:style-name="ce13" table:formula="of:=RANDBETWEEN(10000000;100000000)" office:value-type="float" office:value="44983253" calcext:value-type="float">
            <text:p>44983253</text:p>
          </table:table-cell>
          <table:table-cell office:value-type="string" calcext:value-type="string">
            <text:p>Holanda</text:p>
          </table:table-cell>
          <table:table-cell table:style-name="ce12" office:value-type="string" calcext:value-type="string">
            <text:p>Enfermerí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cción Internacional Humanitaria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Entebbe</text:p>
          </table:table-cell>
          <table:table-cell/>
          <table:table-cell table:style-name="ce40" table:formula="of:=CONCATENATE(&quot;(&quot;;[.D50];&quot;,&quot;;[.E50];&quot;,&quot;;[.F50];&quot;,&quot;;[.G50];&quot;,'&quot;;[.H50];&quot;',&quot;;[.I50];&quot;,&quot;;[.J50];&quot;,'&quot;;[.K50];&quot;','&quot;;[.L50];&quot;','&quot;;[.M50];&quot;',&quot;;[.N50];&quot;,&quot;;[.O50];&quot;,&quot;;[.P50];&quot;,ROW(58,&quot;;[.Q50];[.R50];&quot;) ,ROW('&quot;;[.S50];&quot;','&quot;;[.T50];&quot;'),ARRAY['&quot;;[.U50];&quot;','&quot;;[.V50];&quot;','&quot;;[.W50];&quot;','&quot;;[.X50];&quot;','&quot;;[.Y50];&quot;','&quot;;[.Z50];&quot;']::varchar(50)[], ARRAY[ ROW(&quot;;[.AA50];&quot;,&quot;;[.AB50];&quot;,&quot;;[.AC50];&quot;,&quot;;[.AD50];&quot;,'&quot;;[.AE50];&quot;','&quot;;[.AF50];&quot;',ROW(58,&quot;;[.AG50];[.AH50];&quot;) ), ROW(&quot;;[.AI50];&quot;,&quot;;[.AJ50];&quot;,&quot;;[.AK50];&quot;,&quot;;[.AL50];&quot;,'&quot;;[.AM50];&quot;','&quot;;[.AN50];&quot;',ROW(58,&quot;;[.AO50];[.AP50];&quot;) )]::familiar_ty[], ARRAY[ ROW('&quot;;[.AQ50];&quot;','&quot;;[.AR50];&quot;'),row('&quot;;[.AS50];&quot;','&quot;;[.AT50];&quot;') ]::identificacion_ty[], ARRAY[ ROW('&quot;;[.AU50];&quot;','&quot;;[.AV50];&quot;','&quot;;[.AW50];&quot;'), ROW('&quot;;[.AX50];&quot;','&quot;;[.AY50];&quot;','&quot;;[.AZ50];&quot;') ]::nivel_educativo_ty[],null,'&quot;;[.BB50];&quot;'),&quot;)" office:value-type="string" office:string-value="('Poncio',null,'Parker','Palafox','1998-12-02',154,84,'marrón claro','20/200','top_secret','personal_inteligencia_data/foto.png','personal_inteligencia_data/huella_digital.png','personal_inteligencia_data/huella_retina.png',ROW(58,4128399898) ,ROW('50553970','Uganda'),ARRAY['español','inglés','hindi','ruso','mandarín','bengalí']::varchar(50)[], ARRAY[ ROW('Peregrino','William','Reyes','Ruiz','1977-04-02','primo',ROW(58,2815409990) ), ROW('Daniela','Aidana','Avelar','Recinos','1977-04-02','hermano',ROW(58,2812388359) )]::familiar_ty[], ARRAY[ ROW('48914106','Uganda'),row('44983253','Holanda') ]::identificacion_ty[], ARRAY[ ROW('Enfermería','null','null'), ROW('Ciencias Sociales ','Máster','Acción Internacional Humanitaria') ]::nivel_educativo_ty[],null,'20')," calcext:value-type="string">
            <text:p>('Poncio',null,'Parker','Palafox','1998-12-02',154,84,'marrón claro','20/200','top_secret','personal_inteligencia_data/foto.png','personal_inteligencia_data/huella_digital.png','personal_inteligencia_data/huella_retina.png',ROW(58,4128399898) ,ROW('50553970','Uganda'),ARRAY['español','inglés','hindi','ruso','mandarín','bengalí']::varchar(50)[], ARRAY[ ROW('Peregrino','William','Reyes','Ruiz','1977-04-02','primo',ROW(58,2815409990) ), ROW('Daniela','Aidana','Avelar','Recinos','1977-04-02','hermano',ROW(58,2812388359) )]::familiar_ty[], ARRAY[ ROW('48914106','Uganda'),row('44983253','Holanda') ]::identificacion_ty[], ARRAY[ ROW('Enfermería','null','null'), ROW('Ciencias Sociales ','Máster','Acción Internacional Humanitaria') ]::nivel_educativo_ty[],null,'20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analista</text:p>
          </table:table-cell>
          <table:table-cell table:style-name="ce7" table:formula="of:=[.C50]+1" office:value-type="float" office:value="48" calcext:value-type="float">
            <text:p>48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ortez'</text:p>
          </table:table-cell>
          <table:table-cell office:value-type="string" calcext:value-type="string">
            <text:p>'Alegria'</text:p>
          </table:table-cell>
          <table:table-cell table:style-name="ce8" office:value-type="string" calcext:value-type="string">
            <text:p>2000-03-08</text:p>
          </table:table-cell>
          <table:table-cell table:style-name="ce9" table:formula="of:=ROUND(RAND()*40+150 )" office:value-type="float" office:value="177" calcext:value-type="float">
            <text:p>177</text:p>
          </table:table-cell>
          <table:table-cell table:style-name="ce9" table:formula="of:=ROUND(RAND()*30+65 )" office:value-type="float" office:value="73" calcext:value-type="float">
            <text:p>73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16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5305136" calcext:value-type="float">
            <text:p>5305136</text:p>
          </table:table-cell>
          <table:table-cell table:formula="of:=RANDBETWEEN(10000000;99999999)" office:value-type="float" office:value="84819050" calcext:value-type="float">
            <text:p>84819050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Georgina'</text:p>
          </table:table-cell>
          <table:table-cell office:value-type="string" calcext:value-type="string">
            <text:p>'Julia'</text:p>
          </table:table-cell>
          <table:table-cell office:value-type="string" calcext:value-type="string">
            <text:p>'Lazaro'</text:p>
          </table:table-cell>
          <table:table-cell office:value-type="string" calcext:value-type="string">
            <text:p>'Perales'</text:p>
          </table:table-cell>
          <table:table-cell table:style-name="ce8" office:value-type="string" calcext:value-type="string">
            <text:p>1979-02-20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6179542" calcext:value-type="float">
            <text:p>6179542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Cepeda'</text:p>
          </table:table-cell>
          <table:table-cell table:style-name="ce8" office:value-type="string" calcext:value-type="string">
            <text:p>1979-02-20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2033250" calcext:value-type="float">
            <text:p>2033250</text:p>
          </table:table-cell>
          <table:table-cell table:style-name="ce13" table:formula="of:=RANDBETWEEN(10000000;100000000)" office:value-type="float" office:value="91894262" calcext:value-type="float">
            <text:p>91894262</text:p>
          </table:table-cell>
          <table:table-cell office:value-type="string" calcext:value-type="string">
            <text:p>Ugand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sesoría Fiscal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5" office:value-type="string" calcext:value-type="string">
            <text:p>Kasese</text:p>
          </table:table-cell>
          <table:table-cell/>
          <table:table-cell table:style-name="ce40" table:formula="of:=CONCATENATE(&quot;(&quot;;[.D51];&quot;,&quot;;[.E51];&quot;,&quot;;[.F51];&quot;,&quot;;[.G51];&quot;,'&quot;;[.H51];&quot;',&quot;;[.I51];&quot;,&quot;;[.J51];&quot;,'&quot;;[.K51];&quot;','&quot;;[.L51];&quot;','&quot;;[.M51];&quot;',&quot;;[.N51];&quot;,&quot;;[.O51];&quot;,&quot;;[.P51];&quot;,ROW(58,&quot;;[.Q51];[.R51];&quot;) ,ROW('&quot;;[.S51];&quot;','&quot;;[.T51];&quot;'),ARRAY['&quot;;[.U51];&quot;','&quot;;[.V51];&quot;','&quot;;[.W51];&quot;','&quot;;[.X51];&quot;','&quot;;[.Y51];&quot;','&quot;;[.Z51];&quot;']::varchar(50)[], ARRAY[ ROW(&quot;;[.AA51];&quot;,&quot;;[.AB51];&quot;,&quot;;[.AC51];&quot;,&quot;;[.AD51];&quot;,'&quot;;[.AE51];&quot;','&quot;;[.AF51];&quot;',ROW(58,&quot;;[.AG51];[.AH51];&quot;) ), ROW(&quot;;[.AI51];&quot;,&quot;;[.AJ51];&quot;,&quot;;[.AK51];&quot;,&quot;;[.AL51];&quot;,'&quot;;[.AM51];&quot;','&quot;;[.AN51];&quot;',ROW(58,&quot;;[.AO51];[.AP51];&quot;) )]::familiar_ty[], ARRAY[ ROW('&quot;;[.AQ51];&quot;','&quot;;[.AR51];&quot;'),row('&quot;;[.AS51];&quot;','&quot;;[.AT51];&quot;') ]::identificacion_ty[], ARRAY[ ROW('&quot;;[.AU51];&quot;','&quot;;[.AV51];&quot;','&quot;;[.AW51];&quot;'), ROW('&quot;;[.AX51];&quot;','&quot;;[.AY51];&quot;','&quot;;[.AZ51];&quot;') ]::nivel_educativo_ty[],null,'&quot;;[.BB51];&quot;'),&quot;)" office:value-type="string" office:string-value="('Alba',null,'Cortez','Alegria','2000-03-08',177,73,'marrón oscuro','20/160','top_secret','personal_inteligencia_data/foto.png','personal_inteligencia_data/huella_digital.png','personal_inteligencia_data/huella_retina.png',ROW(58,2125305136) ,ROW('84819050','Uganda'),ARRAY['español','inglés','hindi','ruso','mandarín','bengalí']::varchar(50)[], ARRAY[ ROW('Georgina','Julia','Lazaro','Perales','1979-02-20','primo',ROW(58,2346179542) ), ROW('Pilar','Inocencia','Antonio','Cepeda','1979-02-20','hermano',ROW(58,2342033250) )]::familiar_ty[], ARRAY[ ROW('91894262','Uganda'),row('null','null') ]::identificacion_ty[], ARRAY[ ROW('Ciencias Sociales ','null','null'), ROW('Derecho','Máster','Asesoría Fiscal') ]::nivel_educativo_ty[],null,'21')," calcext:value-type="string">
            <text:p>('Alba',null,'Cortez','Alegria','2000-03-08',177,73,'marrón oscuro','20/160','top_secret','personal_inteligencia_data/foto.png','personal_inteligencia_data/huella_digital.png','personal_inteligencia_data/huella_retina.png',ROW(58,2125305136) ,ROW('84819050','Uganda'),ARRAY['español','inglés','hindi','ruso','mandarín','bengalí']::varchar(50)[], ARRAY[ ROW('Georgina','Julia','Lazaro','Perales','1979-02-20','primo',ROW(58,2346179542) ), ROW('Pilar','Inocencia','Antonio','Cepeda','1979-02-20','hermano',ROW(58,2342033250) )]::familiar_ty[], ARRAY[ ROW('91894262','Uganda'),row('null','null') ]::identificacion_ty[], ARRAY[ ROW('Ciencias Sociales ','null','null'), ROW('Derecho','Máster','Asesoría Fiscal') ]::nivel_educativo_ty[],null,'21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Zimbabue</text:p>
          </table:table-cell>
          <table:table-cell office:value-type="string" calcext:value-type="string">
            <text:p>analista</text:p>
          </table:table-cell>
          <table:table-cell table:style-name="ce7" table:formula="of:=[.C51]+1" office:value-type="float" office:value="49" calcext:value-type="float">
            <text:p>49</text:p>
          </table:table-cell>
          <table:table-cell office:value-type="string" calcext:value-type="string">
            <text:p>'Erik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Ordaz'</text:p>
          </table:table-cell>
          <table:table-cell office:value-type="string" calcext:value-type="string">
            <text:p>'Tolentino'</text:p>
          </table:table-cell>
          <table:table-cell table:style-name="ce8" office:value-type="string" calcext:value-type="string">
            <text:p>2000-07-22</text:p>
          </table:table-cell>
          <table:table-cell table:style-name="ce9" table:formula="of:=ROUND(RAND()*40+150 )" office:value-type="float" office:value="169" calcext:value-type="float">
            <text:p>169</text:p>
          </table:table-cell>
          <table:table-cell table:style-name="ce9" table:formula="of:=ROUND(RAND()*30+65 )" office:value-type="float" office:value="68" calcext:value-type="float">
            <text:p>68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125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3278123" calcext:value-type="float">
            <text:p>3278123</text:p>
          </table:table-cell>
          <table:table-cell table:formula="of:=RANDBETWEEN(10000000;99999999)" office:value-type="float" office:value="92270083" calcext:value-type="float">
            <text:p>92270083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Emma'</text:p>
          </table:table-cell>
          <table:table-cell office:value-type="string" calcext:value-type="string">
            <text:p>'Audrey'</text:p>
          </table:table-cell>
          <table:table-cell office:value-type="string" calcext:value-type="string">
            <text:p>'Verduzco'</text:p>
          </table:table-cell>
          <table:table-cell office:value-type="string" calcext:value-type="string">
            <text:p>'Gallegos'</text:p>
          </table:table-cell>
          <table:table-cell table:style-name="ce8" office:value-type="string" calcext:value-type="string">
            <text:p>1980-07-05</text:p>
          </table:table-cell>
          <table:table-cell office:value-type="string" calcext:value-type="string">
            <text:p>tío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6358410" calcext:value-type="float">
            <text:p>6358410</text:p>
          </table:table-cell>
          <table:table-cell office:value-type="string" calcext:value-type="string">
            <text:p>'Flor'</text:p>
          </table:table-cell>
          <table:table-cell office:value-type="string" calcext:value-type="string">
            <text:p>'Esperanza'</text:p>
          </table:table-cell>
          <table:table-cell office:value-type="string" calcext:value-type="string">
            <text:p>'Peterson'</text:p>
          </table:table-cell>
          <table:table-cell office:value-type="string" calcext:value-type="string">
            <text:p>'Sarmiento'</text:p>
          </table:table-cell>
          <table:table-cell table:style-name="ce8" office:value-type="string" calcext:value-type="string">
            <text:p>1980-07-05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5406362" calcext:value-type="float">
            <text:p>5406362</text:p>
          </table:table-cell>
          <table:table-cell table:style-name="ce13" table:formula="of:=RANDBETWEEN(10000000;100000000)" office:value-type="float" office:value="99593949" calcext:value-type="float">
            <text:p>99593949</text:p>
          </table:table-cell>
          <table:table-cell office:value-type="string" calcext:value-type="string">
            <text:p>Zimbabue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Química Orgánica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5" office:value-type="string" calcext:value-type="string">
            <text:p>Harare</text:p>
          </table:table-cell>
          <table:table-cell/>
          <table:table-cell table:style-name="ce40" table:formula="of:=CONCATENATE(&quot;(&quot;;[.D52];&quot;,&quot;;[.E52];&quot;,&quot;;[.F52];&quot;,&quot;;[.G52];&quot;,'&quot;;[.H52];&quot;',&quot;;[.I52];&quot;,&quot;;[.J52];&quot;,'&quot;;[.K52];&quot;','&quot;;[.L52];&quot;','&quot;;[.M52];&quot;',&quot;;[.N52];&quot;,&quot;;[.O52];&quot;,&quot;;[.P52];&quot;,ROW(58,&quot;;[.Q52];[.R52];&quot;) ,ROW('&quot;;[.S52];&quot;','&quot;;[.T52];&quot;'),ARRAY['&quot;;[.U52];&quot;','&quot;;[.V52];&quot;','&quot;;[.W52];&quot;','&quot;;[.X52];&quot;','&quot;;[.Y52];&quot;','&quot;;[.Z52];&quot;']::varchar(50)[], ARRAY[ ROW(&quot;;[.AA52];&quot;,&quot;;[.AB52];&quot;,&quot;;[.AC52];&quot;,&quot;;[.AD52];&quot;,'&quot;;[.AE52];&quot;','&quot;;[.AF52];&quot;',ROW(58,&quot;;[.AG52];[.AH52];&quot;) ), ROW(&quot;;[.AI52];&quot;,&quot;;[.AJ52];&quot;,&quot;;[.AK52];&quot;,&quot;;[.AL52];&quot;,'&quot;;[.AM52];&quot;','&quot;;[.AN52];&quot;',ROW(58,&quot;;[.AO52];[.AP52];&quot;) )]::familiar_ty[], ARRAY[ ROW('&quot;;[.AQ52];&quot;','&quot;;[.AR52];&quot;'),row('&quot;;[.AS52];&quot;','&quot;;[.AT52];&quot;') ]::identificacion_ty[], ARRAY[ ROW('&quot;;[.AU52];&quot;','&quot;;[.AV52];&quot;','&quot;;[.AW52];&quot;'), ROW('&quot;;[.AX52];&quot;','&quot;;[.AY52];&quot;','&quot;;[.AZ52];&quot;') ]::nivel_educativo_ty[],null,'&quot;;[.BB52];&quot;'),&quot;)" office:value-type="string" office:string-value="('Erika',null,'Ordaz','Tolentino','2000-07-22',169,68,'verde claro','20/125','top_secret','personal_inteligencia_data/foto.png','personal_inteligencia_data/huella_digital.png','personal_inteligencia_data/huella_retina.png',ROW(58,4243278123) ,ROW('92270083','Zimbabue'),ARRAY['español','inglés','hindi','ruso','mandarín','bengalí']::varchar(50)[], ARRAY[ ROW('Emma','Audrey','Verduzco','Gallegos','1980-07-05','tío',ROW(58,2616358410) ), ROW('Flor','Esperanza','Peterson','Sarmiento','1980-07-05','abuelo',ROW(58,2615406362) )]::familiar_ty[], ARRAY[ ROW('99593949','Zimbabue'),row('null','null') ]::identificacion_ty[], ARRAY[ ROW('Economía','null','null'), ROW('Criminología','Máster','Química Orgánica') ]::nivel_educativo_ty[],null,'22')," calcext:value-type="string">
            <text:p>('Erika',null,'Ordaz','Tolentino','2000-07-22',169,68,'verde claro','20/125','top_secret','personal_inteligencia_data/foto.png','personal_inteligencia_data/huella_digital.png','personal_inteligencia_data/huella_retina.png',ROW(58,4243278123) ,ROW('92270083','Zimbabue'),ARRAY['español','inglés','hindi','ruso','mandarín','bengalí']::varchar(50)[], ARRAY[ ROW('Emma','Audrey','Verduzco','Gallegos','1980-07-05','tío',ROW(58,2616358410) ), ROW('Flor','Esperanza','Peterson','Sarmiento','1980-07-05','abuelo',ROW(58,2615406362) )]::familiar_ty[], ARRAY[ ROW('99593949','Zimbabue'),row('null','null') ]::identificacion_ty[], ARRAY[ ROW('Economía','null','null'), ROW('Criminología','Máster','Química Orgánica') ]::nivel_educativo_ty[],null,'22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Zimbabue</text:p>
          </table:table-cell>
          <table:table-cell office:value-type="string" calcext:value-type="string">
            <text:p>analista</text:p>
          </table:table-cell>
          <table:table-cell table:style-name="ce7" table:formula="of:=[.C52]+1" office:value-type="float" office:value="50" calcext:value-type="float">
            <text:p>50</text:p>
          </table:table-cell>
          <table:table-cell office:value-type="string" calcext:value-type="string">
            <text:p>'Carl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jica'</text:p>
          </table:table-cell>
          <table:table-cell office:value-type="string" calcext:value-type="string">
            <text:p>'Campbell'</text:p>
          </table:table-cell>
          <table:table-cell table:style-name="ce8" office:value-type="string" calcext:value-type="string">
            <text:p>2000-08-27</text:p>
          </table:table-cell>
          <table:table-cell table:style-name="ce9" table:formula="of:=ROUND(RAND()*40+150 )" office:value-type="float" office:value="158" calcext:value-type="float">
            <text:p>158</text:p>
          </table:table-cell>
          <table:table-cell table:style-name="ce9" table:formula="of:=ROUND(RAND()*30+65 )" office:value-type="float" office:value="80" calcext:value-type="float">
            <text:p>80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10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87" calcext:value-type="float">
            <text:p>287</text:p>
          </table:table-cell>
          <table:table-cell table:formula="of:=RANDBETWEEN(1000000;9999999)" office:value-type="float" office:value="9659133" calcext:value-type="float">
            <text:p>9659133</text:p>
          </table:table-cell>
          <table:table-cell table:formula="of:=RANDBETWEEN(10000000;99999999)" office:value-type="float" office:value="82861184" calcext:value-type="float">
            <text:p>82861184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Ives'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Narvaez'</text:p>
          </table:table-cell>
          <table:table-cell office:value-type="string" calcext:value-type="string">
            <text:p>'Tolentino'</text:p>
          </table:table-cell>
          <table:table-cell table:style-name="ce8" office:value-type="string" calcext:value-type="string">
            <text:p>1980-09-16</text:p>
          </table:table-cell>
          <table:table-cell office:value-type="string" calcext:value-type="string">
            <text:p>padre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8643474" calcext:value-type="float">
            <text:p>8643474</text:p>
          </table:table-cell>
          <table:table-cell office:value-type="string" calcext:value-type="string">
            <text:p>'Nicolas'</text:p>
          </table:table-cell>
          <table:table-cell office:value-type="string" calcext:value-type="string">
            <text:p>'Abelardo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Peralta'</text:p>
          </table:table-cell>
          <table:table-cell table:style-name="ce8" office:value-type="string" calcext:value-type="string">
            <text:p>1980-09-16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8875301" calcext:value-type="float">
            <text:p>8875301</text:p>
          </table:table-cell>
          <table:table-cell table:style-name="ce13" table:formula="of:=RANDBETWEEN(10000000;100000000)" office:value-type="float" office:value="34769107" calcext:value-type="float">
            <text:p>34769107</text:p>
          </table:table-cell>
          <table:table-cell office:value-type="string" calcext:value-type="string">
            <text:p>Zimbabue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Filosofía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style-name="ce12" office:value-type="string" calcext:value-type="string">
            <text:p>Psicolog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teligencia Emocional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Bulawayo</text:p>
          </table:table-cell>
          <table:table-cell/>
          <table:table-cell table:style-name="ce40" table:formula="of:=CONCATENATE(&quot;(&quot;;[.D53];&quot;,&quot;;[.E53];&quot;,&quot;;[.F53];&quot;,&quot;;[.G53];&quot;,'&quot;;[.H53];&quot;',&quot;;[.I53];&quot;,&quot;;[.J53];&quot;,'&quot;;[.K53];&quot;','&quot;;[.L53];&quot;','&quot;;[.M53];&quot;',&quot;;[.N53];&quot;,&quot;;[.O53];&quot;,&quot;;[.P53];&quot;,ROW(58,&quot;;[.Q53];[.R53];&quot;) ,ROW('&quot;;[.S53];&quot;','&quot;;[.T53];&quot;'),ARRAY['&quot;;[.U53];&quot;','&quot;;[.V53];&quot;','&quot;;[.W53];&quot;','&quot;;[.X53];&quot;','&quot;;[.Y53];&quot;','&quot;;[.Z53];&quot;']::varchar(50)[], ARRAY[ ROW(&quot;;[.AA53];&quot;,&quot;;[.AB53];&quot;,&quot;;[.AC53];&quot;,&quot;;[.AD53];&quot;,'&quot;;[.AE53];&quot;','&quot;;[.AF53];&quot;',ROW(58,&quot;;[.AG53];[.AH53];&quot;) ), ROW(&quot;;[.AI53];&quot;,&quot;;[.AJ53];&quot;,&quot;;[.AK53];&quot;,&quot;;[.AL53];&quot;,'&quot;;[.AM53];&quot;','&quot;;[.AN53];&quot;',ROW(58,&quot;;[.AO53];[.AP53];&quot;) )]::familiar_ty[], ARRAY[ ROW('&quot;;[.AQ53];&quot;','&quot;;[.AR53];&quot;'),row('&quot;;[.AS53];&quot;','&quot;;[.AT53];&quot;') ]::identificacion_ty[], ARRAY[ ROW('&quot;;[.AU53];&quot;','&quot;;[.AV53];&quot;','&quot;;[.AW53];&quot;'), ROW('&quot;;[.AX53];&quot;','&quot;;[.AY53];&quot;','&quot;;[.AZ53];&quot;') ]::nivel_educativo_ty[],null,'&quot;;[.BB53];&quot;'),&quot;)" office:value-type="string" office:string-value="('Carla',null,'Mojica','Campbell','2000-08-27',158,80,'verde oscuro','20/100','confidencial','personal_inteligencia_data/foto.png','personal_inteligencia_data/huella_digital.png','personal_inteligencia_data/huella_retina.png',ROW(58,2879659133) ,ROW('82861184','Zimbabue'),ARRAY['español','inglés','hindi','ruso','mandarín','bengalí']::varchar(50)[], ARRAY[ ROW('Ives','Jorge','Narvaez','Tolentino','1980-09-16','padre',ROW(58,2448643474) ), ROW('Nicolas','Abelardo','Tafoya','Peralta','1980-09-16','abuelo',ROW(58,2448875301) )]::familiar_ty[], ARRAY[ ROW('34769107','Zimbabue'),row('null','null') ]::identificacion_ty[], ARRAY[ ROW('Filosofía','null','null'), ROW('Psicología','Máster','Inteligencia Emocional') ]::nivel_educativo_ty[],null,'23')," calcext:value-type="string">
            <text:p>('Carla',null,'Mojica','Campbell','2000-08-27',158,80,'verde oscuro','20/100','confidencial','personal_inteligencia_data/foto.png','personal_inteligencia_data/huella_digital.png','personal_inteligencia_data/huella_retina.png',ROW(58,2879659133) ,ROW('82861184','Zimbabue'),ARRAY['español','inglés','hindi','ruso','mandarín','bengalí']::varchar(50)[], ARRAY[ ROW('Ives','Jorge','Narvaez','Tolentino','1980-09-16','padre',ROW(58,2448643474) ), ROW('Nicolas','Abelardo','Tafoya','Peralta','1980-09-16','abuelo',ROW(58,2448875301) )]::familiar_ty[], ARRAY[ ROW('34769107','Zimbabue'),row('null','null') ]::identificacion_ty[], ARRAY[ ROW('Filosofía','null','null'), ROW('Psicología','Máster','Inteligencia Emocional') ]::nivel_educativo_ty[],null,'23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Zimbabue</text:p>
          </table:table-cell>
          <table:table-cell office:value-type="string" calcext:value-type="string">
            <text:p>agente</text:p>
          </table:table-cell>
          <table:table-cell table:style-name="ce7" table:formula="of:=[.C53]+1" office:value-type="float" office:value="51" calcext:value-type="float">
            <text:p>51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artinez'</text:p>
          </table:table-cell>
          <table:table-cell office:value-type="string" calcext:value-type="string">
            <text:p>'Olivarez'</text:p>
          </table:table-cell>
          <table:table-cell table:style-name="ce8" office:value-type="string" calcext:value-type="string">
            <text:p>1996-09-21</text:p>
          </table:table-cell>
          <table:table-cell table:style-name="ce9" table:formula="of:=ROUND(RAND()*40+150 )" office:value-type="float" office:value="187" calcext:value-type="float">
            <text:p>187</text:p>
          </table:table-cell>
          <table:table-cell table:style-name="ce9" table:formula="of:=ROUND(RAND()*30+65 )" office:value-type="float" office:value="91" calcext:value-type="float">
            <text:p>91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8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43" calcext:value-type="float">
            <text:p>243</text:p>
          </table:table-cell>
          <table:table-cell table:formula="of:=RANDBETWEEN(1000000;9999999)" office:value-type="float" office:value="2366250" calcext:value-type="float">
            <text:p>2366250</text:p>
          </table:table-cell>
          <table:table-cell table:formula="of:=RANDBETWEEN(10000000;99999999)" office:value-type="float" office:value="55597391" calcext:value-type="float">
            <text:p>55597391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Lovato'</text:p>
          </table:table-cell>
          <table:table-cell office:value-type="string" calcext:value-type="string">
            <text:p>'Hernandes'</text:p>
          </table:table-cell>
          <table:table-cell table:style-name="ce8" office:value-type="string" calcext:value-type="string">
            <text:p>1938-03-06</text:p>
          </table:table-cell>
          <table:table-cell office:value-type="string" calcext:value-type="string">
            <text:p>madre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3084226" calcext:value-type="float">
            <text:p>3084226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Consuelo'</text:p>
          </table:table-cell>
          <table:table-cell office:value-type="string" calcext:value-type="string">
            <text:p>'Hidalgo'</text:p>
          </table:table-cell>
          <table:table-cell office:value-type="string" calcext:value-type="string">
            <text:p>'Rodrigues'</text:p>
          </table:table-cell>
          <table:table-cell table:style-name="ce8" office:value-type="string" calcext:value-type="string">
            <text:p>1938-03-06</text:p>
          </table:table-cell>
          <table:table-cell office:value-type="string" calcext:value-type="string">
            <text:p>prim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8865927" calcext:value-type="float">
            <text:p>8865927</text:p>
          </table:table-cell>
          <table:table-cell table:style-name="ce13" table:formula="of:=RANDBETWEEN(10000000;100000000)" office:value-type="float" office:value="41877664" calcext:value-type="float">
            <text:p>41877664</text:p>
          </table:table-cell>
          <table:table-cell office:value-type="string" calcext:value-type="string">
            <text:p>Zimbabue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13" office:value-type="string" calcext:value-type="string">
            <text:p>null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Chitungwiza</text:p>
          </table:table-cell>
          <table:table-cell/>
          <table:table-cell table:style-name="ce40" table:formula="of:=CONCATENATE(&quot;(&quot;;[.D54];&quot;,&quot;;[.E54];&quot;,&quot;;[.F54];&quot;,&quot;;[.G54];&quot;,'&quot;;[.H54];&quot;',&quot;;[.I54];&quot;,&quot;;[.J54];&quot;,'&quot;;[.K54];&quot;','&quot;;[.L54];&quot;','&quot;;[.M54];&quot;',&quot;;[.N54];&quot;,&quot;;[.O54];&quot;,&quot;;[.P54];&quot;,ROW(58,&quot;;[.Q54];[.R54];&quot;) ,ROW('&quot;;[.S54];&quot;','&quot;;[.T54];&quot;'),ARRAY['&quot;;[.U54];&quot;','&quot;;[.V54];&quot;','&quot;;[.W54];&quot;','&quot;;[.X54];&quot;','&quot;;[.Y54];&quot;','&quot;;[.Z54];&quot;']::varchar(50)[], ARRAY[ ROW(&quot;;[.AA54];&quot;,&quot;;[.AB54];&quot;,&quot;;[.AC54];&quot;,&quot;;[.AD54];&quot;,'&quot;;[.AE54];&quot;','&quot;;[.AF54];&quot;',ROW(58,&quot;;[.AG54];[.AH54];&quot;) ), ROW(&quot;;[.AI54];&quot;,&quot;;[.AJ54];&quot;,&quot;;[.AK54];&quot;,&quot;;[.AL54];&quot;,'&quot;;[.AM54];&quot;','&quot;;[.AN54];&quot;',ROW(58,&quot;;[.AO54];[.AP54];&quot;) )]::familiar_ty[], ARRAY[ ROW('&quot;;[.AQ54];&quot;','&quot;;[.AR54];&quot;'),row('&quot;;[.AS54];&quot;','&quot;;[.AT54];&quot;') ]::identificacion_ty[], ARRAY[ ROW('&quot;;[.AU54];&quot;','&quot;;[.AV54];&quot;','&quot;;[.AW54];&quot;'), ROW('&quot;;[.AX54];&quot;','&quot;;[.AY54];&quot;','&quot;;[.AZ54];&quot;') ]::nivel_educativo_ty[],null,'&quot;;[.BB54];&quot;'),&quot;)" office:value-type="string" office:string-value="('Carmona',null,'Martinez','Olivarez','1996-09-21',187,91,'azul oscuro','20/80','confidencial','personal_inteligencia_data/foto.png','personal_inteligencia_data/huella_digital.png','personal_inteligencia_data/huella_retina.png',ROW(58,2432366250) ,ROW('55597391','Zimbabue'),ARRAY['español','inglés','hindi','ruso','mandarín','bengalí']::varchar(50)[], ARRAY[ ROW('Arturo',null,'Lovato','Hernandes','1938-03-06','madre',ROW(58,4143084226) ), ROW('Aidana','Consuelo','Hidalgo','Rodrigues','1938-03-06','primo',ROW(58,4148865927) )]::familiar_ty[], ARRAY[ ROW('41877664','Zimbabue'),row('null','null') ]::identificacion_ty[], ARRAY[ ROW('Ingeniería Informática','null','null'), ROW('Ingeniería Informática','null','null') ]::nivel_educativo_ty[],null,'24')," calcext:value-type="string">
            <text:p>('Carmona',null,'Martinez','Olivarez','1996-09-21',187,91,'azul oscuro','20/80','confidencial','personal_inteligencia_data/foto.png','personal_inteligencia_data/huella_digital.png','personal_inteligencia_data/huella_retina.png',ROW(58,2432366250) ,ROW('55597391','Zimbabue'),ARRAY['español','inglés','hindi','ruso','mandarín','bengalí']::varchar(50)[], ARRAY[ ROW('Arturo',null,'Lovato','Hernandes','1938-03-06','madre',ROW(58,4143084226) ), ROW('Aidana','Consuelo','Hidalgo','Rodrigues','1938-03-06','primo',ROW(58,4148865927) )]::familiar_ty[], ARRAY[ ROW('41877664','Zimbabue'),row('null','null') ]::identificacion_ty[], ARRAY[ ROW('Ingeniería Informática','null','null'), ROW('Ingeniería Informática','null','null') ]::nivel_educativo_ty[],null,'24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nalista</text:p>
          </table:table-cell>
          <table:table-cell table:style-name="ce7" table:formula="of:=[.C54]+1" office:value-type="float" office:value="52" calcext:value-type="float">
            <text:p>52</text:p>
          </table:table-cell>
          <table:table-cell office:value-type="string" calcext:value-type="string">
            <text:p>'Sylvi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araballo'</text:p>
          </table:table-cell>
          <table:table-cell office:value-type="string" calcext:value-type="string">
            <text:p>'Velarde'</text:p>
          </table:table-cell>
          <table:table-cell table:style-name="ce8" office:value-type="string" calcext:value-type="string">
            <text:p>1996-11-16</text:p>
          </table:table-cell>
          <table:table-cell table:style-name="ce9" table:formula="of:=ROUND(RAND()*40+150 )" office:value-type="float" office:value="172" calcext:value-type="float">
            <text:p>172</text:p>
          </table:table-cell>
          <table:table-cell table:style-name="ce9" table:formula="of:=ROUND(RAND()*30+65 )" office:value-type="float" office:value="76" calcext:value-type="float">
            <text:p>76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63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81" calcext:value-type="float">
            <text:p>281</text:p>
          </table:table-cell>
          <table:table-cell table:formula="of:=RANDBETWEEN(1000000;9999999)" office:value-type="float" office:value="2246634" calcext:value-type="float">
            <text:p>2246634</text:p>
          </table:table-cell>
          <table:table-cell table:formula="of:=RANDBETWEEN(10000000;99999999)" office:value-type="float" office:value="55900870" calcext:value-type="float">
            <text:p>55900870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Anunciacio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Osuna'</text:p>
          </table:table-cell>
          <table:table-cell office:value-type="string" calcext:value-type="string">
            <text:p>'Barcenas'</text:p>
          </table:table-cell>
          <table:table-cell table:style-name="ce8" office:value-type="string" calcext:value-type="string">
            <text:p>1938-06-18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2841308" calcext:value-type="float">
            <text:p>2841308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Gregorio'</text:p>
          </table:table-cell>
          <table:table-cell office:value-type="string" calcext:value-type="string">
            <text:p>'Madrid'</text:p>
          </table:table-cell>
          <table:table-cell office:value-type="string" calcext:value-type="string">
            <text:p>'Larios'</text:p>
          </table:table-cell>
          <table:table-cell table:style-name="ce8" office:value-type="string" calcext:value-type="string">
            <text:p>1938-06-18</text:p>
          </table:table-cell>
          <table:table-cell office:value-type="string" calcext:value-type="string">
            <text:p>tí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2571921" calcext:value-type="float">
            <text:p>2571921</text:p>
          </table:table-cell>
          <table:table-cell table:style-name="ce13" table:formula="of:=RANDBETWEEN(10000000;100000000)" office:value-type="float" office:value="25542556" calcext:value-type="float">
            <text:p>25542556</text:p>
          </table:table-cell>
          <table:table-cell office:value-type="string" calcext:value-type="string">
            <text:p>Australi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13" office:value-type="string" calcext:value-type="string">
            <text:p>null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Sidney</text:p>
          </table:table-cell>
          <table:table-cell/>
          <table:table-cell table:style-name="ce40" table:formula="of:=CONCATENATE(&quot;(&quot;;[.D55];&quot;,&quot;;[.E55];&quot;,&quot;;[.F55];&quot;,&quot;;[.G55];&quot;,'&quot;;[.H55];&quot;',&quot;;[.I55];&quot;,&quot;;[.J55];&quot;,'&quot;;[.K55];&quot;','&quot;;[.L55];&quot;','&quot;;[.M55];&quot;',&quot;;[.N55];&quot;,&quot;;[.O55];&quot;,&quot;;[.P55];&quot;,ROW(58,&quot;;[.Q55];[.R55];&quot;) ,ROW('&quot;;[.S55];&quot;','&quot;;[.T55];&quot;'),ARRAY['&quot;;[.U55];&quot;','&quot;;[.V55];&quot;','&quot;;[.W55];&quot;','&quot;;[.X55];&quot;','&quot;;[.Y55];&quot;','&quot;;[.Z55];&quot;']::varchar(50)[], ARRAY[ ROW(&quot;;[.AA55];&quot;,&quot;;[.AB55];&quot;,&quot;;[.AC55];&quot;,&quot;;[.AD55];&quot;,'&quot;;[.AE55];&quot;','&quot;;[.AF55];&quot;',ROW(58,&quot;;[.AG55];[.AH55];&quot;) ), ROW(&quot;;[.AI55];&quot;,&quot;;[.AJ55];&quot;,&quot;;[.AK55];&quot;,&quot;;[.AL55];&quot;,'&quot;;[.AM55];&quot;','&quot;;[.AN55];&quot;',ROW(58,&quot;;[.AO55];[.AP55];&quot;) )]::familiar_ty[], ARRAY[ ROW('&quot;;[.AQ55];&quot;','&quot;;[.AR55];&quot;'),row('&quot;;[.AS55];&quot;','&quot;;[.AT55];&quot;') ]::identificacion_ty[], ARRAY[ ROW('&quot;;[.AU55];&quot;','&quot;;[.AV55];&quot;','&quot;;[.AW55];&quot;'), ROW('&quot;;[.AX55];&quot;','&quot;;[.AY55];&quot;','&quot;;[.AZ55];&quot;') ]::nivel_educativo_ty[],null,'&quot;;[.BB55];&quot;'),&quot;)" office:value-type="string" office:string-value="('Sylvia',null,'Caraballo','Velarde','1996-11-16',172,76,'azul claro','20/63','confidencial','personal_inteligencia_data/foto.png','personal_inteligencia_data/huella_digital.png','personal_inteligencia_data/huella_retina.png',ROW(58,2812246634) ,ROW('55900870','Australia'),ARRAY['español','inglés','hindi','ruso','mandarín','bengalí']::varchar(50)[], ARRAY[ ROW('Anunciacion',null,'Osuna','Barcenas','1938-06-18','hermano',ROW(58,4122841308) ), ROW('Juan','Gregorio','Madrid','Larios','1938-06-18','tío',ROW(58,4122571921) )]::familiar_ty[], ARRAY[ ROW('25542556','Australia'),row('null','null') ]::identificacion_ty[], ARRAY[ ROW('Comunicación','null','null'), ROW('Derecho','null','null') ]::nivel_educativo_ty[],null,'25')," calcext:value-type="string">
            <text:p>('Sylvia',null,'Caraballo','Velarde','1996-11-16',172,76,'azul claro','20/63','confidencial','personal_inteligencia_data/foto.png','personal_inteligencia_data/huella_digital.png','personal_inteligencia_data/huella_retina.png',ROW(58,2812246634) ,ROW('55900870','Australia'),ARRAY['español','inglés','hindi','ruso','mandarín','bengalí']::varchar(50)[], ARRAY[ ROW('Anunciacion',null,'Osuna','Barcenas','1938-06-18','hermano',ROW(58,4122841308) ), ROW('Juan','Gregorio','Madrid','Larios','1938-06-18','tío',ROW(58,4122571921) )]::familiar_ty[], ARRAY[ ROW('25542556','Australia'),row('null','null') ]::identificacion_ty[], ARRAY[ ROW('Comunicación','null','null'), ROW('Derecho','null','null') ]::nivel_educativo_ty[],null,'25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nalista</text:p>
          </table:table-cell>
          <table:table-cell table:style-name="ce7" table:formula="of:=[.C55]+1" office:value-type="float" office:value="53" calcext:value-type="float">
            <text:p>53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ncada'</text:p>
          </table:table-cell>
          <table:table-cell office:value-type="string" calcext:value-type="string">
            <text:p>'Resendez'</text:p>
          </table:table-cell>
          <table:table-cell table:style-name="ce8" office:value-type="string" calcext:value-type="string">
            <text:p>1997-08-11</text:p>
          </table:table-cell>
          <table:table-cell table:style-name="ce9" table:formula="of:=ROUND(RAND()*40+150 )" office:value-type="float" office:value="173" calcext:value-type="float">
            <text:p>173</text:p>
          </table:table-cell>
          <table:table-cell table:style-name="ce9" table:formula="of:=ROUND(RAND()*30+65 )" office:value-type="float" office:value="93" calcext:value-type="float">
            <text:p>93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34" calcext:value-type="float">
            <text:p>234</text:p>
          </table:table-cell>
          <table:table-cell table:formula="of:=RANDBETWEEN(1000000;9999999)" office:value-type="float" office:value="3694420" calcext:value-type="float">
            <text:p>3694420</text:p>
          </table:table-cell>
          <table:table-cell table:formula="of:=RANDBETWEEN(10000000;99999999)" office:value-type="float" office:value="40619037" calcext:value-type="float">
            <text:p>40619037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Landa'</text:p>
          </table:table-cell>
          <table:table-cell office:value-type="string" calcext:value-type="string">
            <text:p>'Trejo'</text:p>
          </table:table-cell>
          <table:table-cell table:style-name="ce8" office:value-type="string" calcext:value-type="string">
            <text:p>1942-09-24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2997216" calcext:value-type="float">
            <text:p>2997216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Monge'</text:p>
          </table:table-cell>
          <table:table-cell office:value-type="string" calcext:value-type="string">
            <text:p>'Orozco'</text:p>
          </table:table-cell>
          <table:table-cell table:style-name="ce8" office:value-type="string" calcext:value-type="string">
            <text:p>1942-09-24</text:p>
          </table:table-cell>
          <table:table-cell office:value-type="string" calcext:value-type="string">
            <text:p>padre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4089932" calcext:value-type="float">
            <text:p>4089932</text:p>
          </table:table-cell>
          <table:table-cell table:style-name="ce13" table:formula="of:=RANDBETWEEN(10000000;100000000)" office:value-type="float" office:value="96149179" calcext:value-type="float">
            <text:p>96149179</text:p>
          </table:table-cell>
          <table:table-cell office:value-type="string" calcext:value-type="string">
            <text:p>Australi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13" office:value-type="string" calcext:value-type="string">
            <text:p>null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Perth</text:p>
          </table:table-cell>
          <table:table-cell/>
          <table:table-cell table:style-name="ce40" table:formula="of:=CONCATENATE(&quot;(&quot;;[.D56];&quot;,&quot;;[.E56];&quot;,&quot;;[.F56];&quot;,&quot;;[.G56];&quot;,'&quot;;[.H56];&quot;',&quot;;[.I56];&quot;,&quot;;[.J56];&quot;,'&quot;;[.K56];&quot;','&quot;;[.L56];&quot;','&quot;;[.M56];&quot;',&quot;;[.N56];&quot;,&quot;;[.O56];&quot;,&quot;;[.P56];&quot;,ROW(58,&quot;;[.Q56];[.R56];&quot;) ,ROW('&quot;;[.S56];&quot;','&quot;;[.T56];&quot;'),ARRAY['&quot;;[.U56];&quot;','&quot;;[.V56];&quot;','&quot;;[.W56];&quot;','&quot;;[.X56];&quot;','&quot;;[.Y56];&quot;','&quot;;[.Z56];&quot;']::varchar(50)[], ARRAY[ ROW(&quot;;[.AA56];&quot;,&quot;;[.AB56];&quot;,&quot;;[.AC56];&quot;,&quot;;[.AD56];&quot;,'&quot;;[.AE56];&quot;','&quot;;[.AF56];&quot;',ROW(58,&quot;;[.AG56];[.AH56];&quot;) ), ROW(&quot;;[.AI56];&quot;,&quot;;[.AJ56];&quot;,&quot;;[.AK56];&quot;,&quot;;[.AL56];&quot;,'&quot;;[.AM56];&quot;','&quot;;[.AN56];&quot;',ROW(58,&quot;;[.AO56];[.AP56];&quot;) )]::familiar_ty[], ARRAY[ ROW('&quot;;[.AQ56];&quot;','&quot;;[.AR56];&quot;'),row('&quot;;[.AS56];&quot;','&quot;;[.AT56];&quot;') ]::identificacion_ty[], ARRAY[ ROW('&quot;;[.AU56];&quot;','&quot;;[.AV56];&quot;','&quot;;[.AW56];&quot;'), ROW('&quot;;[.AX56];&quot;','&quot;;[.AY56];&quot;','&quot;;[.AZ56];&quot;') ]::nivel_educativo_ty[],null,'&quot;;[.BB56];&quot;'),&quot;)" office:value-type="string" office:string-value="('Maximo',null,'Moncada','Resendez','1997-08-11',173,93,'marrón claro','20/50','no_clasificado','personal_inteligencia_data/foto.png','personal_inteligencia_data/huella_digital.png','personal_inteligencia_data/huella_retina.png',ROW(58,2343694420) ,ROW('40619037','Australia'),ARRAY['español','inglés','hindi','ruso','mandarín','null']::varchar(50)[], ARRAY[ ROW('Hilda',null,'Landa','Trejo','1942-09-24','hermano',ROW(58,2122997216) ), ROW('Ivan','Vivaldo','Monge','Orozco','1942-09-24','padre',ROW(58,2124089932) )]::familiar_ty[], ARRAY[ ROW('96149179','Australia'),row('null','null') ]::identificacion_ty[], ARRAY[ ROW('Ingeniería Industrial','null','null'), ROW('Criminología','null','null') ]::nivel_educativo_ty[],null,'26')," calcext:value-type="string">
            <text:p>('Maximo',null,'Moncada','Resendez','1997-08-11',173,93,'marrón claro','20/50','no_clasificado','personal_inteligencia_data/foto.png','personal_inteligencia_data/huella_digital.png','personal_inteligencia_data/huella_retina.png',ROW(58,2343694420) ,ROW('40619037','Australia'),ARRAY['español','inglés','hindi','ruso','mandarín','null']::varchar(50)[], ARRAY[ ROW('Hilda',null,'Landa','Trejo','1942-09-24','hermano',ROW(58,2122997216) ), ROW('Ivan','Vivaldo','Monge','Orozco','1942-09-24','padre',ROW(58,2124089932) )]::familiar_ty[], ARRAY[ ROW('96149179','Australia'),row('null','null') ]::identificacion_ty[], ARRAY[ ROW('Ingeniería Industrial','null','null'), ROW('Criminología','null','null') ]::nivel_educativo_ty[],null,'26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gente</text:p>
          </table:table-cell>
          <table:table-cell table:style-name="ce7" table:formula="of:=[.C56]+1" office:value-type="float" office:value="54" calcext:value-type="float">
            <text:p>54</text:p>
          </table:table-cell>
          <table:table-cell office:value-type="string" calcext:value-type="string">
            <text:p>'Adolf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Quinonez'</text:p>
          </table:table-cell>
          <table:table-cell office:value-type="string" calcext:value-type="string">
            <text:p>'Garces'</text:p>
          </table:table-cell>
          <table:table-cell table:style-name="ce8" office:value-type="string" calcext:value-type="string">
            <text:p>1997-10-11</text:p>
          </table:table-cell>
          <table:table-cell table:style-name="ce9" table:formula="of:=ROUND(RAND()*40+150 )" office:value-type="float" office:value="186" calcext:value-type="float">
            <text:p>186</text:p>
          </table:table-cell>
          <table:table-cell table:style-name="ce9" table:formula="of:=ROUND(RAND()*30+65 )" office:value-type="float" office:value="76" calcext:value-type="float">
            <text:p>76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4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61" calcext:value-type="float">
            <text:p>261</text:p>
          </table:table-cell>
          <table:table-cell table:formula="of:=RANDBETWEEN(1000000;9999999)" office:value-type="float" office:value="1504538" calcext:value-type="float">
            <text:p>1504538</text:p>
          </table:table-cell>
          <table:table-cell table:formula="of:=RANDBETWEEN(10000000;99999999)" office:value-type="float" office:value="13783917" calcext:value-type="float">
            <text:p>13783917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tene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maya'</text:p>
          </table:table-cell>
          <table:table-cell office:value-type="string" calcext:value-type="string">
            <text:p>'Patino'</text:p>
          </table:table-cell>
          <table:table-cell table:style-name="ce8" office:value-type="string" calcext:value-type="string">
            <text:p>1943-03-10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8666337" calcext:value-type="float">
            <text:p>8666337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Salguero'</text:p>
          </table:table-cell>
          <table:table-cell office:value-type="string" calcext:value-type="string">
            <text:p>'Cantu'</text:p>
          </table:table-cell>
          <table:table-cell table:style-name="ce8" office:value-type="string" calcext:value-type="string">
            <text:p>1943-03-10</text:p>
          </table:table-cell>
          <table:table-cell office:value-type="string" calcext:value-type="string">
            <text:p>madre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3406502" calcext:value-type="float">
            <text:p>3406502</text:p>
          </table:table-cell>
          <table:table-cell table:style-name="ce13" table:formula="of:=RANDBETWEEN(10000000;100000000)" office:value-type="float" office:value="60917039" calcext:value-type="float">
            <text:p>60917039</text:p>
          </table:table-cell>
          <table:table-cell office:value-type="string" calcext:value-type="string">
            <text:p>Australi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style-name="ce12" office:value-type="string" calcext:value-type="string">
            <text:p>Psicología</text:p>
          </table:table-cell>
          <table:table-cell table:number-columns-repeated="2" table:style-name="ce13" office:value-type="string" calcext:value-type="string">
            <text:p>null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Gold Coast</text:p>
          </table:table-cell>
          <table:table-cell/>
          <table:table-cell table:style-name="ce40" table:formula="of:=CONCATENATE(&quot;(&quot;;[.D57];&quot;,&quot;;[.E57];&quot;,&quot;;[.F57];&quot;,&quot;;[.G57];&quot;,'&quot;;[.H57];&quot;',&quot;;[.I57];&quot;,&quot;;[.J57];&quot;,'&quot;;[.K57];&quot;','&quot;;[.L57];&quot;','&quot;;[.M57];&quot;',&quot;;[.N57];&quot;,&quot;;[.O57];&quot;,&quot;;[.P57];&quot;,ROW(58,&quot;;[.Q57];[.R57];&quot;) ,ROW('&quot;;[.S57];&quot;','&quot;;[.T57];&quot;'),ARRAY['&quot;;[.U57];&quot;','&quot;;[.V57];&quot;','&quot;;[.W57];&quot;','&quot;;[.X57];&quot;','&quot;;[.Y57];&quot;','&quot;;[.Z57];&quot;']::varchar(50)[], ARRAY[ ROW(&quot;;[.AA57];&quot;,&quot;;[.AB57];&quot;,&quot;;[.AC57];&quot;,&quot;;[.AD57];&quot;,'&quot;;[.AE57];&quot;','&quot;;[.AF57];&quot;',ROW(58,&quot;;[.AG57];[.AH57];&quot;) ), ROW(&quot;;[.AI57];&quot;,&quot;;[.AJ57];&quot;,&quot;;[.AK57];&quot;,&quot;;[.AL57];&quot;,'&quot;;[.AM57];&quot;','&quot;;[.AN57];&quot;',ROW(58,&quot;;[.AO57];[.AP57];&quot;) )]::familiar_ty[], ARRAY[ ROW('&quot;;[.AQ57];&quot;','&quot;;[.AR57];&quot;'),row('&quot;;[.AS57];&quot;','&quot;;[.AT57];&quot;') ]::identificacion_ty[], ARRAY[ ROW('&quot;;[.AU57];&quot;','&quot;;[.AV57];&quot;','&quot;;[.AW57];&quot;'), ROW('&quot;;[.AX57];&quot;','&quot;;[.AY57];&quot;','&quot;;[.AZ57];&quot;') ]::nivel_educativo_ty[],null,'&quot;;[.BB57];&quot;'),&quot;)" office:value-type="string" office:string-value="('Adolfo',null,'Quinonez','Garces','1997-10-11',186,76,'marrón oscuro','20/40','no_clasificado','personal_inteligencia_data/foto.png','personal_inteligencia_data/huella_digital.png','personal_inteligencia_data/huella_retina.png',ROW(58,2611504538) ,ROW('13783917','Australia'),ARRAY['español','inglés','hindi','ruso','mandarín','null']::varchar(50)[], ARRAY[ ROW('Atenea',null,'Amaya','Patino','1943-03-10','abuelo',ROW(58,4248666337) ), ROW('Andres','Caligula','Salguero','Cantu','1943-03-10','madre',ROW(58,4243406502) )]::familiar_ty[], ARRAY[ ROW('60917039','Australia'),row('null','null') ]::identificacion_ty[], ARRAY[ ROW('Derecho','null','null'), ROW('Psicología','null','null') ]::nivel_educativo_ty[],null,'27')," calcext:value-type="string">
            <text:p>('Adolfo',null,'Quinonez','Garces','1997-10-11',186,76,'marrón oscuro','20/40','no_clasificado','personal_inteligencia_data/foto.png','personal_inteligencia_data/huella_digital.png','personal_inteligencia_data/huella_retina.png',ROW(58,2611504538) ,ROW('13783917','Australia'),ARRAY['español','inglés','hindi','ruso','mandarín','null']::varchar(50)[], ARRAY[ ROW('Atenea',null,'Amaya','Patino','1943-03-10','abuelo',ROW(58,4248666337) ), ROW('Andres','Caligula','Salguero','Cantu','1943-03-10','madre',ROW(58,4243406502) )]::familiar_ty[], ARRAY[ ROW('60917039','Australia'),row('null','null') ]::identificacion_ty[], ARRAY[ ROW('Derecho','null','null'), ROW('Psicología','null','null') ]::nivel_educativo_ty[],null,'27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57]+1" office:value-type="float" office:value="55" calcext:value-type="float">
            <text:p>55</text:p>
          </table:table-cell>
          <table:table-cell office:value-type="string" calcext:value-type="string">
            <text:p>'Sebastia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itchell'</text:p>
          </table:table-cell>
          <table:table-cell office:value-type="string" calcext:value-type="string">
            <text:p>'Hill'</text:p>
          </table:table-cell>
          <table:table-cell table:style-name="ce8" office:value-type="string" calcext:value-type="string">
            <text:p>1997-12-16</text:p>
          </table:table-cell>
          <table:table-cell table:style-name="ce9" table:formula="of:=ROUND(RAND()*40+150 )" office:value-type="float" office:value="168" calcext:value-type="float">
            <text:p>168</text:p>
          </table:table-cell>
          <table:table-cell table:style-name="ce9" table:formula="of:=ROUND(RAND()*30+65 )" office:value-type="float" office:value="92" calcext:value-type="float">
            <text:p>92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32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44" calcext:value-type="float">
            <text:p>244</text:p>
          </table:table-cell>
          <table:table-cell table:formula="of:=RANDBETWEEN(1000000;9999999)" office:value-type="float" office:value="5883921" calcext:value-type="float">
            <text:p>5883921</text:p>
          </table:table-cell>
          <table:table-cell table:formula="of:=RANDBETWEEN(10000000;99999999)" office:value-type="float" office:value="33240842" calcext:value-type="float">
            <text:p>33240842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Villa'</text:p>
          </table:table-cell>
          <table:table-cell office:value-type="string" calcext:value-type="string">
            <text:p>'Tejeda'</text:p>
          </table:table-cell>
          <table:table-cell table:style-name="ce8" office:value-type="string" calcext:value-type="string">
            <text:p>1945-07-24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2648466" calcext:value-type="float">
            <text:p>2648466</text:p>
          </table:table-cell>
          <table:table-cell office:value-type="string" calcext:value-type="string">
            <text:p>'Mia'</text:p>
          </table:table-cell>
          <table:table-cell office:value-type="string" calcext:value-type="string">
            <text:p>'Caridad'</text:p>
          </table:table-cell>
          <table:table-cell office:value-type="string" calcext:value-type="string">
            <text:p>'Avalos'</text:p>
          </table:table-cell>
          <table:table-cell office:value-type="string" calcext:value-type="string">
            <text:p>'Castaneda'</text:p>
          </table:table-cell>
          <table:table-cell table:style-name="ce8" office:value-type="string" calcext:value-type="string">
            <text:p>1945-07-24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5528050" calcext:value-type="float">
            <text:p>5528050</text:p>
          </table:table-cell>
          <table:table-cell table:style-name="ce13" table:formula="of:=RANDBETWEEN(10000000;100000000)" office:value-type="float" office:value="71440189" calcext:value-type="float">
            <text:p>71440189</text:p>
          </table:table-cell>
          <table:table-cell office:value-type="string" calcext:value-type="string">
            <text:p>Irland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13" office:value-type="string" calcext:value-type="string">
            <text:p>nul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/>
          <table:table-cell table:style-name="ce40" table:formula="of:=CONCATENATE(&quot;(&quot;;[.D58];&quot;,&quot;;[.E58];&quot;,&quot;;[.F58];&quot;,&quot;;[.G58];&quot;,'&quot;;[.H58];&quot;',&quot;;[.I58];&quot;,&quot;;[.J58];&quot;,'&quot;;[.K58];&quot;','&quot;;[.L58];&quot;','&quot;;[.M58];&quot;',&quot;;[.N58];&quot;,&quot;;[.O58];&quot;,&quot;;[.P58];&quot;,ROW(58,&quot;;[.Q58];[.R58];&quot;) ,ROW('&quot;;[.S58];&quot;','&quot;;[.T58];&quot;'),ARRAY['&quot;;[.U58];&quot;','&quot;;[.V58];&quot;','&quot;;[.W58];&quot;','&quot;;[.X58];&quot;','&quot;;[.Y58];&quot;','&quot;;[.Z58];&quot;']::varchar(50)[], ARRAY[ ROW(&quot;;[.AA58];&quot;,&quot;;[.AB58];&quot;,&quot;;[.AC58];&quot;,&quot;;[.AD58];&quot;,'&quot;;[.AE58];&quot;','&quot;;[.AF58];&quot;',ROW(58,&quot;;[.AG58];[.AH58];&quot;) ), ROW(&quot;;[.AI58];&quot;,&quot;;[.AJ58];&quot;,&quot;;[.AK58];&quot;,&quot;;[.AL58];&quot;,'&quot;;[.AM58];&quot;','&quot;;[.AN58];&quot;',ROW(58,&quot;;[.AO58];[.AP58];&quot;) )]::familiar_ty[], ARRAY[ ROW('&quot;;[.AQ58];&quot;','&quot;;[.AR58];&quot;'),row('&quot;;[.AS58];&quot;','&quot;;[.AT58];&quot;') ]::identificacion_ty[], ARRAY[ ROW('&quot;;[.AU58];&quot;','&quot;;[.AV58];&quot;','&quot;;[.AW58];&quot;'), ROW('&quot;;[.AX58];&quot;','&quot;;[.AY58];&quot;','&quot;;[.AZ58];&quot;') ]::nivel_educativo_ty[],null,'&quot;;[.BB58];&quot;'),&quot;)" office:value-type="string" office:string-value="('Sebastian',null,'Mitchell','Hill','1997-12-16',168,92,'verde claro','20/32','no_clasificado','personal_inteligencia_data/foto.png','personal_inteligencia_data/huella_digital.png','personal_inteligencia_data/huella_retina.png',ROW(58,2445883921) ,ROW('33240842','Irlanda'),ARRAY['español','inglés','hindi','ruso','mandarín','null']::varchar(50)[], ARRAY[ ROW('Arturo',null,'Villa','Tejeda','1945-07-24','abuelo',ROW(58,4122648466) ), ROW('Mia','Caridad','Avalos','Castaneda','1945-07-24','hermano',ROW(58,4125528050) )]::familiar_ty[], ARRAY[ ROW('71440189','Irlanda'),row('null','null') ]::identificacion_ty[], ARRAY[ ROW('Criminología','null','null'), ROW('Ingeniería Informática','null','null') ]::nivel_educativo_ty[],null,'1')," calcext:value-type="string">
            <text:p>('Sebastian',null,'Mitchell','Hill','1997-12-16',168,92,'verde claro','20/32','no_clasificado','personal_inteligencia_data/foto.png','personal_inteligencia_data/huella_digital.png','personal_inteligencia_data/huella_retina.png',ROW(58,2445883921) ,ROW('33240842','Irlanda'),ARRAY['español','inglés','hindi','ruso','mandarín','null']::varchar(50)[], ARRAY[ ROW('Arturo',null,'Villa','Tejeda','1945-07-24','abuelo',ROW(58,4122648466) ), ROW('Mia','Caridad','Avalos','Castaneda','1945-07-24','hermano',ROW(58,4125528050) )]::familiar_ty[], ARRAY[ ROW('71440189','Irlanda'),row('null','null') ]::identificacion_ty[], ARRAY[ ROW('Criminología','null','null'), ROW('Ingeniería Informática','null','null') ]::nivel_educativo_ty[],null,'1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58]+1" office:value-type="float" office:value="56" calcext:value-type="float">
            <text:p>56</text:p>
          </table:table-cell>
          <table:table-cell office:value-type="string" calcext:value-type="string">
            <text:p>'Heidi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Luciano'</text:p>
          </table:table-cell>
          <table:table-cell office:value-type="string" calcext:value-type="string">
            <text:p>'Aguayo'</text:p>
          </table:table-cell>
          <table:table-cell table:style-name="ce8" office:value-type="string" calcext:value-type="string">
            <text:p>1999-09-15</text:p>
          </table:table-cell>
          <table:table-cell table:style-name="ce9" table:formula="of:=ROUND(RAND()*40+150 )" office:value-type="float" office:value="183" calcext:value-type="float">
            <text:p>183</text:p>
          </table:table-cell>
          <table:table-cell table:style-name="ce9" table:formula="of:=ROUND(RAND()*30+65 )" office:value-type="float" office:value="70" calcext:value-type="float">
            <text:p>70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25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5886313" calcext:value-type="float">
            <text:p>5886313</text:p>
          </table:table-cell>
          <table:table-cell table:formula="of:=RANDBETWEEN(10000000;99999999)" office:value-type="float" office:value="25778056" calcext:value-type="float">
            <text:p>25778056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Johan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Bocanegra'</text:p>
          </table:table-cell>
          <table:table-cell table:style-name="ce8" office:value-type="string" calcext:value-type="string">
            <text:p>1946-05-25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9069005" calcext:value-type="float">
            <text:p>9069005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Irizarry'</text:p>
          </table:table-cell>
          <table:table-cell table:style-name="ce8" office:value-type="string" calcext:value-type="string">
            <text:p>1946-05-25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9958013" calcext:value-type="float">
            <text:p>9958013</text:p>
          </table:table-cell>
          <table:table-cell table:style-name="ce13" table:formula="of:=RANDBETWEEN(10000000;100000000)" office:value-type="float" office:value="55133866" calcext:value-type="float">
            <text:p>55133866</text:p>
          </table:table-cell>
          <table:table-cell office:value-type="string" calcext:value-type="string">
            <text:p>Irlanda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style-name="ce12" office:value-type="string" calcext:value-type="string">
            <text:p>Psicologí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13" office:value-type="string" calcext:value-type="string">
            <text:p>null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/>
          <table:table-cell table:style-name="ce40" table:formula="of:=CONCATENATE(&quot;(&quot;;[.D59];&quot;,&quot;;[.E59];&quot;,&quot;;[.F59];&quot;,&quot;;[.G59];&quot;,'&quot;;[.H59];&quot;',&quot;;[.I59];&quot;,&quot;;[.J59];&quot;,'&quot;;[.K59];&quot;','&quot;;[.L59];&quot;','&quot;;[.M59];&quot;',&quot;;[.N59];&quot;,&quot;;[.O59];&quot;,&quot;;[.P59];&quot;,ROW(58,&quot;;[.Q59];[.R59];&quot;) ,ROW('&quot;;[.S59];&quot;','&quot;;[.T59];&quot;'),ARRAY['&quot;;[.U59];&quot;','&quot;;[.V59];&quot;','&quot;;[.W59];&quot;','&quot;;[.X59];&quot;','&quot;;[.Y59];&quot;','&quot;;[.Z59];&quot;']::varchar(50)[], ARRAY[ ROW(&quot;;[.AA59];&quot;,&quot;;[.AB59];&quot;,&quot;;[.AC59];&quot;,&quot;;[.AD59];&quot;,'&quot;;[.AE59];&quot;','&quot;;[.AF59];&quot;',ROW(58,&quot;;[.AG59];[.AH59];&quot;) ), ROW(&quot;;[.AI59];&quot;,&quot;;[.AJ59];&quot;,&quot;;[.AK59];&quot;,&quot;;[.AL59];&quot;,'&quot;;[.AM59];&quot;','&quot;;[.AN59];&quot;',ROW(58,&quot;;[.AO59];[.AP59];&quot;) )]::familiar_ty[], ARRAY[ ROW('&quot;;[.AQ59];&quot;','&quot;;[.AR59];&quot;'),row('&quot;;[.AS59];&quot;','&quot;;[.AT59];&quot;') ]::identificacion_ty[], ARRAY[ ROW('&quot;;[.AU59];&quot;','&quot;;[.AV59];&quot;','&quot;;[.AW59];&quot;'), ROW('&quot;;[.AX59];&quot;','&quot;;[.AY59];&quot;','&quot;;[.AZ59];&quot;') ]::nivel_educativo_ty[],null,'&quot;;[.BB59];&quot;'),&quot;)" office:value-type="string" office:string-value="('Heidi',null,'Luciano','Aguayo','1999-09-15',183,70,'verde oscuro','20/25','top_secret','personal_inteligencia_data/foto.png','personal_inteligencia_data/huella_digital.png','personal_inteligencia_data/huella_retina.png',ROW(58,4145886313) ,ROW('25778056','Irlanda'),ARRAY['español','inglés','hindi','ruso','mandarín','null']::varchar(50)[], ARRAY[ ROW('Johanna',null,'Ayala','Bocanegra','1946-05-25','primo',ROW(58,2129069005) ), ROW('Camilo','Breno','Larios','Irizarry','1946-05-25','hermano',ROW(58,2129958013) )]::familiar_ty[], ARRAY[ ROW('55133866','Irlanda'),row('null','null') ]::identificacion_ty[], ARRAY[ ROW('Psicología','null','null'), ROW('Comunicación','null','null') ]::nivel_educativo_ty[],null,'2')," calcext:value-type="string">
            <text:p>('Heidi',null,'Luciano','Aguayo','1999-09-15',183,70,'verde oscuro','20/25','top_secret','personal_inteligencia_data/foto.png','personal_inteligencia_data/huella_digital.png','personal_inteligencia_data/huella_retina.png',ROW(58,4145886313) ,ROW('25778056','Irlanda'),ARRAY['español','inglés','hindi','ruso','mandarín','null']::varchar(50)[], ARRAY[ ROW('Johanna',null,'Ayala','Bocanegra','1946-05-25','primo',ROW(58,2129069005) ), ROW('Camilo','Breno','Larios','Irizarry','1946-05-25','hermano',ROW(58,2129958013) )]::familiar_ty[], ARRAY[ ROW('55133866','Irlanda'),row('null','null') ]::identificacion_ty[], ARRAY[ ROW('Psicología','null','null'), ROW('Comunicación','null','null') ]::nivel_educativo_ty[],null,'2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59]+1" office:value-type="float" office:value="57" calcext:value-type="float">
            <text:p>57</text:p>
          </table:table-cell>
          <table:table-cell office:value-type="string" calcext:value-type="string">
            <text:p>'Faustin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amarillo'</text:p>
          </table:table-cell>
          <table:table-cell office:value-type="string" calcext:value-type="string">
            <text:p>'Carreno'</text:p>
          </table:table-cell>
          <table:table-cell table:style-name="ce8" office:value-type="string" calcext:value-type="string">
            <text:p>1999-09-21</text:p>
          </table:table-cell>
          <table:table-cell table:style-name="ce9" table:formula="of:=ROUND(RAND()*40+150 )" office:value-type="float" office:value="165" calcext:value-type="float">
            <text:p>165</text:p>
          </table:table-cell>
          <table:table-cell table:style-name="ce9" table:formula="of:=ROUND(RAND()*30+65 )" office:value-type="float" office:value="68" calcext:value-type="float">
            <text:p>68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9617452" calcext:value-type="float">
            <text:p>9617452</text:p>
          </table:table-cell>
          <table:table-cell table:formula="of:=RANDBETWEEN(10000000;99999999)" office:value-type="float" office:value="10292433" calcext:value-type="float">
            <text:p>10292433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Gallardo'</text:p>
          </table:table-cell>
          <table:table-cell office:value-type="string" calcext:value-type="string">
            <text:p>'Corrales'</text:p>
          </table:table-cell>
          <table:table-cell table:style-name="ce8" office:value-type="string" calcext:value-type="string">
            <text:p>1947-09-12</text:p>
          </table:table-cell>
          <table:table-cell office:value-type="string" calcext:value-type="string">
            <text:p>tí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6563180" calcext:value-type="float">
            <text:p>6563180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Palma'</text:p>
          </table:table-cell>
          <table:table-cell office:value-type="string" calcext:value-type="string">
            <text:p>'Palomino'</text:p>
          </table:table-cell>
          <table:table-cell table:style-name="ce8" office:value-type="string" calcext:value-type="string">
            <text:p>1947-09-12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3031740" calcext:value-type="float">
            <text:p>3031740</text:p>
          </table:table-cell>
          <table:table-cell table:style-name="ce13" table:formula="of:=RANDBETWEEN(10000000;100000000)" office:value-type="float" office:value="85229119" calcext:value-type="float">
            <text:p>85229119</text:p>
          </table:table-cell>
          <table:table-cell office:value-type="string" calcext:value-type="string">
            <text:p>Irlanda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style-name="ce12" office:value-type="string" calcext:value-type="string">
            <text:p>Enfermerí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13" office:value-type="string" calcext:value-type="string">
            <text:p>null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Galway</text:p>
          </table:table-cell>
          <table:table-cell/>
          <table:table-cell table:style-name="ce40" table:formula="of:=CONCATENATE(&quot;(&quot;;[.D60];&quot;,&quot;;[.E60];&quot;,&quot;;[.F60];&quot;,&quot;;[.G60];&quot;,'&quot;;[.H60];&quot;',&quot;;[.I60];&quot;,&quot;;[.J60];&quot;,'&quot;;[.K60];&quot;','&quot;;[.L60];&quot;','&quot;;[.M60];&quot;',&quot;;[.N60];&quot;,&quot;;[.O60];&quot;,&quot;;[.P60];&quot;,ROW(58,&quot;;[.Q60];[.R60];&quot;) ,ROW('&quot;;[.S60];&quot;','&quot;;[.T60];&quot;'),ARRAY['&quot;;[.U60];&quot;','&quot;;[.V60];&quot;','&quot;;[.W60];&quot;','&quot;;[.X60];&quot;','&quot;;[.Y60];&quot;','&quot;;[.Z60];&quot;']::varchar(50)[], ARRAY[ ROW(&quot;;[.AA60];&quot;,&quot;;[.AB60];&quot;,&quot;;[.AC60];&quot;,&quot;;[.AD60];&quot;,'&quot;;[.AE60];&quot;','&quot;;[.AF60];&quot;',ROW(58,&quot;;[.AG60];[.AH60];&quot;) ), ROW(&quot;;[.AI60];&quot;,&quot;;[.AJ60];&quot;,&quot;;[.AK60];&quot;,&quot;;[.AL60];&quot;,'&quot;;[.AM60];&quot;','&quot;;[.AN60];&quot;',ROW(58,&quot;;[.AO60];[.AP60];&quot;) )]::familiar_ty[], ARRAY[ ROW('&quot;;[.AQ60];&quot;','&quot;;[.AR60];&quot;'),row('&quot;;[.AS60];&quot;','&quot;;[.AT60];&quot;') ]::identificacion_ty[], ARRAY[ ROW('&quot;;[.AU60];&quot;','&quot;;[.AV60];&quot;','&quot;;[.AW60];&quot;'), ROW('&quot;;[.AX60];&quot;','&quot;;[.AY60];&quot;','&quot;;[.AZ60];&quot;') ]::nivel_educativo_ty[],null,'&quot;;[.BB60];&quot;'),&quot;)" office:value-type="string" office:string-value="('Faustino',null,'Camarillo','Carreno','1999-09-21',165,68,'azul oscuro','20/20','top_secret','personal_inteligencia_data/foto.png','personal_inteligencia_data/huella_digital.png','personal_inteligencia_data/huella_retina.png',ROW(58,4129617452) ,ROW('10292433','Irlanda'),ARRAY['inglés','árabe','portugués','francés','null','null']::varchar(50)[], ARRAY[ ROW('Ignacio',null,'Gallardo','Corrales','1947-09-12','tío',ROW(58,4246563180) ), ROW('Foster','Hercules','Palma','Palomino','1947-09-12','abuelo',ROW(58,4243031740) )]::familiar_ty[], ARRAY[ ROW('85229119','Irlanda'),row('null','null') ]::identificacion_ty[], ARRAY[ ROW('Enfermería','null','null'), ROW('Ingeniería Industrial','null','null') ]::nivel_educativo_ty[],null,'3')," calcext:value-type="string">
            <text:p>('Faustino',null,'Camarillo','Carreno','1999-09-21',165,68,'azul oscuro','20/20','top_secret','personal_inteligencia_data/foto.png','personal_inteligencia_data/huella_digital.png','personal_inteligencia_data/huella_retina.png',ROW(58,4129617452) ,ROW('10292433','Irlanda'),ARRAY['inglés','árabe','portugués','francés','null','null']::varchar(50)[], ARRAY[ ROW('Ignacio',null,'Gallardo','Corrales','1947-09-12','tío',ROW(58,4246563180) ), ROW('Foster','Hercules','Palma','Palomino','1947-09-12','abuelo',ROW(58,4243031740) )]::familiar_ty[], ARRAY[ ROW('85229119','Irlanda'),row('null','null') ]::identificacion_ty[], ARRAY[ ROW('Enfermería','null','null'), ROW('Ingeniería Industrial','null','null') ]::nivel_educativo_ty[],null,'3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60]+1" office:value-type="float" office:value="58" calcext:value-type="float">
            <text:p>58</text:p>
          </table:table-cell>
          <table:table-cell office:value-type="string" calcext:value-type="string">
            <text:p>'Benign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Lozano'</text:p>
          </table:table-cell>
          <table:table-cell office:value-type="string" calcext:value-type="string">
            <text:p>'Garay'</text:p>
          </table:table-cell>
          <table:table-cell table:style-name="ce8" office:value-type="string" calcext:value-type="string">
            <text:p>2000-04-30</text:p>
          </table:table-cell>
          <table:table-cell table:style-name="ce9" table:formula="of:=ROUND(RAND()*40+150 )" office:value-type="float" office:value="163" calcext:value-type="float">
            <text:p>163</text:p>
          </table:table-cell>
          <table:table-cell table:style-name="ce9" table:formula="of:=ROUND(RAND()*30+65 )" office:value-type="float" office:value="93" calcext:value-type="float">
            <text:p>93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3540457" calcext:value-type="float">
            <text:p>3540457</text:p>
          </table:table-cell>
          <table:table-cell table:formula="of:=RANDBETWEEN(10000000;99999999)" office:value-type="float" office:value="34399165" calcext:value-type="float">
            <text:p>34399165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Quezada'</text:p>
          </table:table-cell>
          <table:table-cell office:value-type="string" calcext:value-type="string">
            <text:p>'Badillo'</text:p>
          </table:table-cell>
          <table:table-cell table:style-name="ce8" office:value-type="string" calcext:value-type="string">
            <text:p>1948-11-18</text:p>
          </table:table-cell>
          <table:table-cell office:value-type="string" calcext:value-type="string">
            <text:p>padre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8193115" calcext:value-type="float">
            <text:p>8193115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Roman'</text:p>
          </table:table-cell>
          <table:table-cell office:value-type="string" calcext:value-type="string">
            <text:p>'Reza'</text:p>
          </table:table-cell>
          <table:table-cell table:style-name="ce8" office:value-type="string" calcext:value-type="string">
            <text:p>1948-11-18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3987982" calcext:value-type="float">
            <text:p>3987982</text:p>
          </table:table-cell>
          <table:table-cell table:style-name="ce13" table:formula="of:=RANDBETWEEN(10000000;100000000)" office:value-type="float" office:value="20870457" calcext:value-type="float">
            <text:p>20870457</text:p>
          </table:table-cell>
          <table:table-cell office:value-type="string" calcext:value-type="string">
            <text:p>Holand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13" office:value-type="string" calcext:value-type="string">
            <text:p>null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msterdam</text:p>
          </table:table-cell>
          <table:table-cell/>
          <table:table-cell table:style-name="ce40" table:formula="of:=CONCATENATE(&quot;(&quot;;[.D61];&quot;,&quot;;[.E61];&quot;,&quot;;[.F61];&quot;,&quot;;[.G61];&quot;,'&quot;;[.H61];&quot;',&quot;;[.I61];&quot;,&quot;;[.J61];&quot;,'&quot;;[.K61];&quot;','&quot;;[.L61];&quot;','&quot;;[.M61];&quot;',&quot;;[.N61];&quot;,&quot;;[.O61];&quot;,&quot;;[.P61];&quot;,ROW(58,&quot;;[.Q61];[.R61];&quot;) ,ROW('&quot;;[.S61];&quot;','&quot;;[.T61];&quot;'),ARRAY['&quot;;[.U61];&quot;','&quot;;[.V61];&quot;','&quot;;[.W61];&quot;','&quot;;[.X61];&quot;','&quot;;[.Y61];&quot;','&quot;;[.Z61];&quot;']::varchar(50)[], ARRAY[ ROW(&quot;;[.AA61];&quot;,&quot;;[.AB61];&quot;,&quot;;[.AC61];&quot;,&quot;;[.AD61];&quot;,'&quot;;[.AE61];&quot;','&quot;;[.AF61];&quot;',ROW(58,&quot;;[.AG61];[.AH61];&quot;) ), ROW(&quot;;[.AI61];&quot;,&quot;;[.AJ61];&quot;,&quot;;[.AK61];&quot;,&quot;;[.AL61];&quot;,'&quot;;[.AM61];&quot;','&quot;;[.AN61];&quot;',ROW(58,&quot;;[.AO61];[.AP61];&quot;) )]::familiar_ty[], ARRAY[ ROW('&quot;;[.AQ61];&quot;','&quot;;[.AR61];&quot;'),row('&quot;;[.AS61];&quot;','&quot;;[.AT61];&quot;') ]::identificacion_ty[], ARRAY[ ROW('&quot;;[.AU61];&quot;','&quot;;[.AV61];&quot;','&quot;;[.AW61];&quot;'), ROW('&quot;;[.AX61];&quot;','&quot;;[.AY61];&quot;','&quot;;[.AZ61];&quot;') ]::nivel_educativo_ty[],null,'&quot;;[.BB61];&quot;'),&quot;)" office:value-type="string" office:string-value="('Benigno',null,'Lozano','Garay','2000-04-30',163,93,'azul claro','20/20','top_secret','personal_inteligencia_data/foto.png','personal_inteligencia_data/huella_digital.png','personal_inteligencia_data/huella_retina.png',ROW(58,2123540457) ,ROW('34399165','Holanda'),ARRAY['inglés','árabe','portugués','francés','null','null']::varchar(50)[], ARRAY[ ROW('Julian',null,'Quezada','Badillo','1948-11-18','padre',ROW(58,2878193115) ), ROW('Ophelia','Genesis','Roman','Reza','1948-11-18','primo',ROW(58,2873987982) )]::familiar_ty[], ARRAY[ ROW('20870457','Holanda'),row('null','null') ]::identificacion_ty[], ARRAY[ ROW('Ciencias Sociales ','null','null'), ROW('Derecho','null','null') ]::nivel_educativo_ty[],null,'4')," calcext:value-type="string">
            <text:p>('Benigno',null,'Lozano','Garay','2000-04-30',163,93,'azul claro','20/20','top_secret','personal_inteligencia_data/foto.png','personal_inteligencia_data/huella_digital.png','personal_inteligencia_data/huella_retina.png',ROW(58,2123540457) ,ROW('34399165','Holanda'),ARRAY['inglés','árabe','portugués','francés','null','null']::varchar(50)[], ARRAY[ ROW('Julian',null,'Quezada','Badillo','1948-11-18','padre',ROW(58,2878193115) ), ROW('Ophelia','Genesis','Roman','Reza','1948-11-18','primo',ROW(58,2873987982) )]::familiar_ty[], ARRAY[ ROW('20870457','Holanda'),row('null','null') ]::identificacion_ty[], ARRAY[ ROW('Ciencias Sociales ','null','null'), ROW('Derecho','null','null') ]::nivel_educativo_ty[],null,'4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61]+1" office:value-type="float" office:value="59" calcext:value-type="float">
            <text:p>59</text:p>
          </table:table-cell>
          <table:table-cell office:value-type="string" calcext:value-type="string">
            <text:p>'Isabel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Rueda'</text:p>
          </table:table-cell>
          <table:table-cell office:value-type="string" calcext:value-type="string">
            <text:p>'Carmona'</text:p>
          </table:table-cell>
          <table:table-cell table:style-name="ce8" office:value-type="string" calcext:value-type="string">
            <text:p>2000-05-30</text:p>
          </table:table-cell>
          <table:table-cell table:style-name="ce9" table:formula="of:=ROUND(RAND()*40+150 )" office:value-type="float" office:value="175" calcext:value-type="float">
            <text:p>175</text:p>
          </table:table-cell>
          <table:table-cell table:style-name="ce9" table:formula="of:=ROUND(RAND()*30+65 )" office:value-type="float" office:value="78" calcext:value-type="float">
            <text:p>78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9394893" calcext:value-type="float">
            <text:p>9394893</text:p>
          </table:table-cell>
          <table:table-cell table:formula="of:=RANDBETWEEN(10000000;99999999)" office:value-type="float" office:value="69379911" calcext:value-type="float">
            <text:p>69379911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eja'</text:p>
          </table:table-cell>
          <table:table-cell office:value-type="string" calcext:value-type="string">
            <text:p>'Jaimes'</text:p>
          </table:table-cell>
          <table:table-cell table:style-name="ce8" office:value-type="string" calcext:value-type="string">
            <text:p>1949-10-09</text:p>
          </table:table-cell>
          <table:table-cell office:value-type="string" calcext:value-type="string">
            <text:p>madre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8615316" calcext:value-type="float">
            <text:p>8615316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Nelson'</text:p>
          </table:table-cell>
          <table:table-cell office:value-type="string" calcext:value-type="string">
            <text:p>'Collazo'</text:p>
          </table:table-cell>
          <table:table-cell table:style-name="ce8" office:value-type="string" calcext:value-type="string">
            <text:p>1949-10-09</text:p>
          </table:table-cell>
          <table:table-cell office:value-type="string" calcext:value-type="string">
            <text:p>tío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1068313" calcext:value-type="float">
            <text:p>1068313</text:p>
          </table:table-cell>
          <table:table-cell table:style-name="ce13" table:formula="of:=RANDBETWEEN(10000000;100000000)" office:value-type="float" office:value="10032311" calcext:value-type="float">
            <text:p>10032311</text:p>
          </table:table-cell>
          <table:table-cell office:value-type="string" calcext:value-type="string">
            <text:p>Holand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13" office:value-type="string" calcext:value-type="string">
            <text:p>null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Roterdam</text:p>
          </table:table-cell>
          <table:table-cell/>
          <table:table-cell table:style-name="ce40" table:formula="of:=CONCATENATE(&quot;(&quot;;[.D62];&quot;,&quot;;[.E62];&quot;,&quot;;[.F62];&quot;,&quot;;[.G62];&quot;,'&quot;;[.H62];&quot;',&quot;;[.I62];&quot;,&quot;;[.J62];&quot;,'&quot;;[.K62];&quot;','&quot;;[.L62];&quot;','&quot;;[.M62];&quot;',&quot;;[.N62];&quot;,&quot;;[.O62];&quot;,&quot;;[.P62];&quot;,ROW(58,&quot;;[.Q62];[.R62];&quot;) ,ROW('&quot;;[.S62];&quot;','&quot;;[.T62];&quot;'),ARRAY['&quot;;[.U62];&quot;','&quot;;[.V62];&quot;','&quot;;[.W62];&quot;','&quot;;[.X62];&quot;','&quot;;[.Y62];&quot;','&quot;;[.Z62];&quot;']::varchar(50)[], ARRAY[ ROW(&quot;;[.AA62];&quot;,&quot;;[.AB62];&quot;,&quot;;[.AC62];&quot;,&quot;;[.AD62];&quot;,'&quot;;[.AE62];&quot;','&quot;;[.AF62];&quot;',ROW(58,&quot;;[.AG62];[.AH62];&quot;) ), ROW(&quot;;[.AI62];&quot;,&quot;;[.AJ62];&quot;,&quot;;[.AK62];&quot;,&quot;;[.AL62];&quot;,'&quot;;[.AM62];&quot;','&quot;;[.AN62];&quot;',ROW(58,&quot;;[.AO62];[.AP62];&quot;) )]::familiar_ty[], ARRAY[ ROW('&quot;;[.AQ62];&quot;','&quot;;[.AR62];&quot;'),row('&quot;;[.AS62];&quot;','&quot;;[.AT62];&quot;') ]::identificacion_ty[], ARRAY[ ROW('&quot;;[.AU62];&quot;','&quot;;[.AV62];&quot;','&quot;;[.AW62];&quot;'), ROW('&quot;;[.AX62];&quot;','&quot;;[.AY62];&quot;','&quot;;[.AZ62];&quot;') ]::nivel_educativo_ty[],null,'&quot;;[.BB62];&quot;'),&quot;)" office:value-type="string" office:string-value="('Isabel',null,'Rueda','Carmona','2000-05-30',175,78,'marrón claro','20/20','confidencial','personal_inteligencia_data/foto.png','personal_inteligencia_data/huella_digital.png','personal_inteligencia_data/huella_retina.png',ROW(58,4249394893) ,ROW('69379911','Holanda'),ARRAY['inglés','árabe','portugués','francés','null','null']::varchar(50)[], ARRAY[ ROW('Cornelio',null,'Ceja','Jaimes','1949-10-09','madre',ROW(58,2438615316) ), ROW('Gladys','Guadalupe','Nelson','Collazo','1949-10-09','tío',ROW(58,2431068313) )]::familiar_ty[], ARRAY[ ROW('10032311','Holanda'),row('null','null') ]::identificacion_ty[], ARRAY[ ROW('Economía','null','null'), ROW('Ingeniería Informática','null','null') ]::nivel_educativo_ty[],null,'5')," calcext:value-type="string">
            <text:p>('Isabel',null,'Rueda','Carmona','2000-05-30',175,78,'marrón claro','20/20','confidencial','personal_inteligencia_data/foto.png','personal_inteligencia_data/huella_digital.png','personal_inteligencia_data/huella_retina.png',ROW(58,4249394893) ,ROW('69379911','Holanda'),ARRAY['inglés','árabe','portugués','francés','null','null']::varchar(50)[], ARRAY[ ROW('Cornelio',null,'Ceja','Jaimes','1949-10-09','madre',ROW(58,2438615316) ), ROW('Gladys','Guadalupe','Nelson','Collazo','1949-10-09','tío',ROW(58,2431068313) )]::familiar_ty[], ARRAY[ ROW('10032311','Holanda'),row('null','null') ]::identificacion_ty[], ARRAY[ ROW('Economía','null','null'), ROW('Ingeniería Informática','null','null') ]::nivel_educativo_ty[],null,'5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62]+1" office:value-type="float" office:value="60" calcext:value-type="float">
            <text:p>60</text:p>
          </table:table-cell>
          <table:table-cell office:value-type="string" calcext:value-type="string">
            <text:p>'Sharo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Beltran'</text:p>
          </table:table-cell>
          <table:table-cell office:value-type="string" calcext:value-type="string">
            <text:p>'Gallardo'</text:p>
          </table:table-cell>
          <table:table-cell table:style-name="ce8" office:value-type="string" calcext:value-type="string">
            <text:p>2000-08-10</text:p>
          </table:table-cell>
          <table:table-cell table:style-name="ce9" table:formula="of:=ROUND(RAND()*40+150 )" office:value-type="float" office:value="156" calcext:value-type="float">
            <text:p>156</text:p>
          </table:table-cell>
          <table:table-cell table:style-name="ce9" table:formula="of:=ROUND(RAND()*30+65 )" office:value-type="float" office:value="66" calcext:value-type="float">
            <text:p>66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2800266" calcext:value-type="float">
            <text:p>2800266</text:p>
          </table:table-cell>
          <table:table-cell table:formula="of:=RANDBETWEEN(10000000;99999999)" office:value-type="float" office:value="88039918" calcext:value-type="float">
            <text:p>88039918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avazos'</text:p>
          </table:table-cell>
          <table:table-cell office:value-type="string" calcext:value-type="string">
            <text:p>'Coronado'</text:p>
          </table:table-cell>
          <table:table-cell table:style-name="ce8" office:value-type="string" calcext:value-type="string">
            <text:p>1949-10-16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4730431" calcext:value-type="float">
            <text:p>4730431</text:p>
          </table:table-cell>
          <table:table-cell office:value-type="string" calcext:value-type="string">
            <text:p>'Dulce'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Farias'</text:p>
          </table:table-cell>
          <table:table-cell table:style-name="ce8" office:value-type="string" calcext:value-type="string">
            <text:p>1949-10-16</text:p>
          </table:table-cell>
          <table:table-cell office:value-type="string" calcext:value-type="string">
            <text:p>padre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4371069" calcext:value-type="float">
            <text:p>4371069</text:p>
          </table:table-cell>
          <table:table-cell table:style-name="ce13" table:formula="of:=RANDBETWEEN(10000000;100000000)" office:value-type="float" office:value="12136433" calcext:value-type="float">
            <text:p>12136433</text:p>
          </table:table-cell>
          <table:table-cell office:value-type="string" calcext:value-type="string">
            <text:p>Holand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Filosofí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13" office:value-type="string" calcext:value-type="string">
            <text:p>null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Haarlam</text:p>
          </table:table-cell>
          <table:table-cell/>
          <table:table-cell table:style-name="ce40" table:formula="of:=CONCATENATE(&quot;(&quot;;[.D63];&quot;,&quot;;[.E63];&quot;,&quot;;[.F63];&quot;,&quot;;[.G63];&quot;,'&quot;;[.H63];&quot;',&quot;;[.I63];&quot;,&quot;;[.J63];&quot;,'&quot;;[.K63];&quot;','&quot;;[.L63];&quot;','&quot;;[.M63];&quot;',&quot;;[.N63];&quot;,&quot;;[.O63];&quot;,&quot;;[.P63];&quot;,ROW(58,&quot;;[.Q63];[.R63];&quot;) ,ROW('&quot;;[.S63];&quot;','&quot;;[.T63];&quot;'),ARRAY['&quot;;[.U63];&quot;','&quot;;[.V63];&quot;','&quot;;[.W63];&quot;','&quot;;[.X63];&quot;','&quot;;[.Y63];&quot;','&quot;;[.Z63];&quot;']::varchar(50)[], ARRAY[ ROW(&quot;;[.AA63];&quot;,&quot;;[.AB63];&quot;,&quot;;[.AC63];&quot;,&quot;;[.AD63];&quot;,'&quot;;[.AE63];&quot;','&quot;;[.AF63];&quot;',ROW(58,&quot;;[.AG63];[.AH63];&quot;) ), ROW(&quot;;[.AI63];&quot;,&quot;;[.AJ63];&quot;,&quot;;[.AK63];&quot;,&quot;;[.AL63];&quot;,'&quot;;[.AM63];&quot;','&quot;;[.AN63];&quot;',ROW(58,&quot;;[.AO63];[.AP63];&quot;) )]::familiar_ty[], ARRAY[ ROW('&quot;;[.AQ63];&quot;','&quot;;[.AR63];&quot;'),row('&quot;;[.AS63];&quot;','&quot;;[.AT63];&quot;') ]::identificacion_ty[], ARRAY[ ROW('&quot;;[.AU63];&quot;','&quot;;[.AV63];&quot;','&quot;;[.AW63];&quot;'), ROW('&quot;;[.AX63];&quot;','&quot;;[.AY63];&quot;','&quot;;[.AZ63];&quot;') ]::nivel_educativo_ty[],null,'&quot;;[.BB63];&quot;'),&quot;)" office:value-type="string" office:string-value="('Sharon',null,'Beltran','Gallardo','2000-08-10',156,66,'marrón claro','20/20','confidencial','personal_inteligencia_data/foto.png','personal_inteligencia_data/huella_digital.png','personal_inteligencia_data/huella_retina.png',ROW(58,4122800266) ,ROW('88039918','Holanda'),ARRAY['inglés','árabe','portugués','francés','null','null']::varchar(50)[], ARRAY[ ROW('Liliana',null,'Cavazos','Coronado','1949-10-16','hermano',ROW(58,2814730431) ), ROW('Dulce','Aleyda','Jacobo','Farias','1949-10-16','padre',ROW(58,2814371069) )]::familiar_ty[], ARRAY[ ROW('12136433','Holanda'),row('null','null') ]::identificacion_ty[], ARRAY[ ROW('Filosofía','null','null'), ROW('Comunicación','null','null') ]::nivel_educativo_ty[],null,'6')," calcext:value-type="string">
            <text:p>('Sharon',null,'Beltran','Gallardo','2000-08-10',156,66,'marrón claro','20/20','confidencial','personal_inteligencia_data/foto.png','personal_inteligencia_data/huella_digital.png','personal_inteligencia_data/huella_retina.png',ROW(58,4122800266) ,ROW('88039918','Holanda'),ARRAY['inglés','árabe','portugués','francés','null','null']::varchar(50)[], ARRAY[ ROW('Liliana',null,'Cavazos','Coronado','1949-10-16','hermano',ROW(58,2814730431) ), ROW('Dulce','Aleyda','Jacobo','Farias','1949-10-16','padre',ROW(58,2814371069) )]::familiar_ty[], ARRAY[ ROW('12136433','Holanda'),row('null','null') ]::identificacion_ty[], ARRAY[ ROW('Filosofía','null','null'), ROW('Comunicación','null','null') ]::nivel_educativo_ty[],null,'6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63]+1" office:value-type="float" office:value="61" calcext:value-type="float">
            <text:p>61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Oviedo'</text:p>
          </table:table-cell>
          <table:table-cell office:value-type="string" calcext:value-type="string">
            <text:p>'Aguilera'</text:p>
          </table:table-cell>
          <table:table-cell table:style-name="ce8" office:value-type="string" calcext:value-type="string">
            <text:p>2000-10-30</text:p>
          </table:table-cell>
          <table:table-cell table:style-name="ce9" table:formula="of:=ROUND(RAND()*40+150 )" office:value-type="float" office:value="185" calcext:value-type="float">
            <text:p>185</text:p>
          </table:table-cell>
          <table:table-cell table:style-name="ce9" table:formula="of:=ROUND(RAND()*30+65 )" office:value-type="float" office:value="84" calcext:value-type="float">
            <text:p>84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63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6527227" calcext:value-type="float">
            <text:p>6527227</text:p>
          </table:table-cell>
          <table:table-cell table:formula="of:=RANDBETWEEN(10000000;99999999)" office:value-type="float" office:value="94297237" calcext:value-type="float">
            <text:p>94297237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ecil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Soria'</text:p>
          </table:table-cell>
          <table:table-cell table:style-name="ce8" office:value-type="string" calcext:value-type="string">
            <text:p>1950-05-20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4369537" calcext:value-type="float">
            <text:p>4369537</text:p>
          </table:table-cell>
          <table:table-cell office:value-type="string" calcext:value-type="string">
            <text:p>'Ramon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Soliz'</text:p>
          </table:table-cell>
          <table:table-cell office:value-type="string" calcext:value-type="string">
            <text:p>'Alvarenga'</text:p>
          </table:table-cell>
          <table:table-cell table:style-name="ce8" office:value-type="string" calcext:value-type="string">
            <text:p>1950-05-20</text:p>
          </table:table-cell>
          <table:table-cell office:value-type="string" calcext:value-type="string">
            <text:p>madre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1666879" calcext:value-type="float">
            <text:p>1666879</text:p>
          </table:table-cell>
          <table:table-cell table:style-name="ce13" table:formula="of:=RANDBETWEEN(10000000;100000000)" office:value-type="float" office:value="94120405" calcext:value-type="float">
            <text:p>94120405</text:p>
          </table:table-cell>
          <table:table-cell office:value-type="string" calcext:value-type="string">
            <text:p>Groenlandi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style-name="ce12" office:value-type="string" calcext:value-type="string">
            <text:p>Enfermería</text:p>
          </table:table-cell>
          <table:table-cell table:number-columns-repeated="2" table:style-name="ce13" office:value-type="string" calcext:value-type="string">
            <text:p>null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Nuuk</text:p>
          </table:table-cell>
          <table:table-cell/>
          <table:table-cell table:style-name="ce40" table:formula="of:=CONCATENATE(&quot;(&quot;;[.D64];&quot;,&quot;;[.E64];&quot;,&quot;;[.F64];&quot;,&quot;;[.G64];&quot;,'&quot;;[.H64];&quot;',&quot;;[.I64];&quot;,&quot;;[.J64];&quot;,'&quot;;[.K64];&quot;','&quot;;[.L64];&quot;','&quot;;[.M64];&quot;',&quot;;[.N64];&quot;,&quot;;[.O64];&quot;,&quot;;[.P64];&quot;,ROW(58,&quot;;[.Q64];[.R64];&quot;) ,ROW('&quot;;[.S64];&quot;','&quot;;[.T64];&quot;'),ARRAY['&quot;;[.U64];&quot;','&quot;;[.V64];&quot;','&quot;;[.W64];&quot;','&quot;;[.X64];&quot;','&quot;;[.Y64];&quot;','&quot;;[.Z64];&quot;']::varchar(50)[], ARRAY[ ROW(&quot;;[.AA64];&quot;,&quot;;[.AB64];&quot;,&quot;;[.AC64];&quot;,&quot;;[.AD64];&quot;,'&quot;;[.AE64];&quot;','&quot;;[.AF64];&quot;',ROW(58,&quot;;[.AG64];[.AH64];&quot;) ), ROW(&quot;;[.AI64];&quot;,&quot;;[.AJ64];&quot;,&quot;;[.AK64];&quot;,&quot;;[.AL64];&quot;,'&quot;;[.AM64];&quot;','&quot;;[.AN64];&quot;',ROW(58,&quot;;[.AO64];[.AP64];&quot;) )]::familiar_ty[], ARRAY[ ROW('&quot;;[.AQ64];&quot;','&quot;;[.AR64];&quot;'),row('&quot;;[.AS64];&quot;','&quot;;[.AT64];&quot;') ]::identificacion_ty[], ARRAY[ ROW('&quot;;[.AU64];&quot;','&quot;;[.AV64];&quot;','&quot;;[.AW64];&quot;'), ROW('&quot;;[.AX64];&quot;','&quot;;[.AY64];&quot;','&quot;;[.AZ64];&quot;') ]::nivel_educativo_ty[],null,'&quot;;[.BB64];&quot;'),&quot;)" office:value-type="string" office:string-value="('Constancia',null,'Oviedo','Aguilera','2000-10-30',185,84,'marrón oscuro','20/63','confidencial','personal_inteligencia_data/foto.png','personal_inteligencia_data/huella_digital.png','personal_inteligencia_data/huella_retina.png',ROW(58,2126527227) ,ROW('94297237','Groenlandia'),ARRAY['inglés','árabe','portugués','francés','null','null']::varchar(50)[], ARRAY[ ROW('Cecilio',null,'Maravilla','Soria','1950-05-20','hermano',ROW(58,2344369537) ), ROW('Ramon','Cesar','Soliz','Alvarenga','1950-05-20','madre',ROW(58,2341666879) )]::familiar_ty[], ARRAY[ ROW('94120405','Groenlandia'),row('null','null') ]::identificacion_ty[], ARRAY[ ROW('Ingeniería Informática','null','null'), ROW('Enfermería','null','null') ]::nivel_educativo_ty[],null,'7')," calcext:value-type="string">
            <text:p>('Constancia',null,'Oviedo','Aguilera','2000-10-30',185,84,'marrón oscuro','20/63','confidencial','personal_inteligencia_data/foto.png','personal_inteligencia_data/huella_digital.png','personal_inteligencia_data/huella_retina.png',ROW(58,2126527227) ,ROW('94297237','Groenlandia'),ARRAY['inglés','árabe','portugués','francés','null','null']::varchar(50)[], ARRAY[ ROW('Cecilio',null,'Maravilla','Soria','1950-05-20','hermano',ROW(58,2344369537) ), ROW('Ramon','Cesar','Soliz','Alvarenga','1950-05-20','madre',ROW(58,2341666879) )]::familiar_ty[], ARRAY[ ROW('94120405','Groenlandia'),row('null','null') ]::identificacion_ty[], ARRAY[ ROW('Ingeniería Informática','null','null'), ROW('Enfermería','null','null') ]::nivel_educativo_ty[],null,'7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64]+1" office:value-type="float" office:value="62" calcext:value-type="float">
            <text:p>62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Zuniga'</text:p>
          </table:table-cell>
          <table:table-cell office:value-type="string" calcext:value-type="string">
            <text:p>'Anderson'</text:p>
          </table:table-cell>
          <table:table-cell table:style-name="ce8" office:value-type="string" calcext:value-type="string">
            <text:p>1983-09-15</text:p>
          </table:table-cell>
          <table:table-cell table:style-name="ce9" table:formula="of:=ROUND(RAND()*40+150 )" office:value-type="float" office:value="169" calcext:value-type="float">
            <text:p>169</text:p>
          </table:table-cell>
          <table:table-cell table:style-name="ce9" table:formula="of:=ROUND(RAND()*30+65 )" office:value-type="float" office:value="89" calcext:value-type="float">
            <text:p>89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4354606" calcext:value-type="float">
            <text:p>4354606</text:p>
          </table:table-cell>
          <table:table-cell table:formula="of:=RANDBETWEEN(10000000;99999999)" office:value-type="float" office:value="18160822" calcext:value-type="float">
            <text:p>18160822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Cedillo'</text:p>
          </table:table-cell>
          <table:table-cell table:style-name="ce8" office:value-type="string" calcext:value-type="string">
            <text:p>1953-04-17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7758431" calcext:value-type="float">
            <text:p>7758431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Leopoldo'</text:p>
          </table:table-cell>
          <table:table-cell office:value-type="string" calcext:value-type="string">
            <text:p>'Araujo'</text:p>
          </table:table-cell>
          <table:table-cell office:value-type="string" calcext:value-type="string">
            <text:p>'Villarreal'</text:p>
          </table:table-cell>
          <table:table-cell table:style-name="ce8" office:value-type="string" calcext:value-type="string">
            <text:p>1953-04-17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4452821" calcext:value-type="float">
            <text:p>4452821</text:p>
          </table:table-cell>
          <table:table-cell table:style-name="ce13" table:formula="of:=RANDBETWEEN(10000000;100000000)" office:value-type="float" office:value="61778646" calcext:value-type="float">
            <text:p>61778646</text:p>
          </table:table-cell>
          <table:table-cell office:value-type="string" calcext:value-type="string">
            <text:p>Groenlandi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13" office:value-type="string" calcext:value-type="string">
            <text:p>null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Qaqortoq</text:p>
          </table:table-cell>
          <table:table-cell/>
          <table:table-cell table:style-name="ce40" table:formula="of:=CONCATENATE(&quot;(&quot;;[.D65];&quot;,&quot;;[.E65];&quot;,&quot;;[.F65];&quot;,&quot;;[.G65];&quot;,'&quot;;[.H65];&quot;',&quot;;[.I65];&quot;,&quot;;[.J65];&quot;,'&quot;;[.K65];&quot;','&quot;;[.L65];&quot;','&quot;;[.M65];&quot;',&quot;;[.N65];&quot;,&quot;;[.O65];&quot;,&quot;;[.P65];&quot;,ROW(58,&quot;;[.Q65];[.R65];&quot;) ,ROW('&quot;;[.S65];&quot;','&quot;;[.T65];&quot;'),ARRAY['&quot;;[.U65];&quot;','&quot;;[.V65];&quot;','&quot;;[.W65];&quot;','&quot;;[.X65];&quot;','&quot;;[.Y65];&quot;','&quot;;[.Z65];&quot;']::varchar(50)[], ARRAY[ ROW(&quot;;[.AA65];&quot;,&quot;;[.AB65];&quot;,&quot;;[.AC65];&quot;,&quot;;[.AD65];&quot;,'&quot;;[.AE65];&quot;','&quot;;[.AF65];&quot;',ROW(58,&quot;;[.AG65];[.AH65];&quot;) ), ROW(&quot;;[.AI65];&quot;,&quot;;[.AJ65];&quot;,&quot;;[.AK65];&quot;,&quot;;[.AL65];&quot;,'&quot;;[.AM65];&quot;','&quot;;[.AN65];&quot;',ROW(58,&quot;;[.AO65];[.AP65];&quot;) )]::familiar_ty[], ARRAY[ ROW('&quot;;[.AQ65];&quot;','&quot;;[.AR65];&quot;'),row('&quot;;[.AS65];&quot;','&quot;;[.AT65];&quot;') ]::identificacion_ty[], ARRAY[ ROW('&quot;;[.AU65];&quot;','&quot;;[.AV65];&quot;','&quot;;[.AW65];&quot;'), ROW('&quot;;[.AX65];&quot;','&quot;;[.AY65];&quot;','&quot;;[.AZ65];&quot;') ]::nivel_educativo_ty[],null,'&quot;;[.BB65];&quot;'),&quot;)" office:value-type="string" office:string-value="('Cesarino',null,'Zuniga','Anderson','1983-09-15',169,89,'verde claro','20/50','no_clasificado','personal_inteligencia_data/foto.png','personal_inteligencia_data/huella_digital.png','personal_inteligencia_data/huella_retina.png',ROW(58,4244354606) ,ROW('18160822','Groenlandia'),ARRAY['inglés','árabe','portugués','francés','null','null']::varchar(50)[], ARRAY[ ROW('William',null,'Tellez','Cedillo','1953-04-17','abuelo',ROW(58,2617758431) ), ROW('Margarito','Leopoldo','Araujo','Villarreal','1953-04-17','hermano',ROW(58,2614452821) )]::familiar_ty[], ARRAY[ ROW('61778646','Groenlandia'),row('null','null') ]::identificacion_ty[], ARRAY[ ROW('Comunicación','null','null'), ROW('Ciencias Sociales ','null','null') ]::nivel_educativo_ty[],null,'8')," calcext:value-type="string">
            <text:p>('Cesarino',null,'Zuniga','Anderson','1983-09-15',169,89,'verde claro','20/50','no_clasificado','personal_inteligencia_data/foto.png','personal_inteligencia_data/huella_digital.png','personal_inteligencia_data/huella_retina.png',ROW(58,4244354606) ,ROW('18160822','Groenlandia'),ARRAY['inglés','árabe','portugués','francés','null','null']::varchar(50)[], ARRAY[ ROW('William',null,'Tellez','Cedillo','1953-04-17','abuelo',ROW(58,2617758431) ), ROW('Margarito','Leopoldo','Araujo','Villarreal','1953-04-17','hermano',ROW(58,2614452821) )]::familiar_ty[], ARRAY[ ROW('61778646','Groenlandia'),row('null','null') ]::identificacion_ty[], ARRAY[ ROW('Comunicación','null','null'), ROW('Ciencias Sociales ','null','null') ]::nivel_educativo_ty[],null,'8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65]+1" office:value-type="float" office:value="63" calcext:value-type="float">
            <text:p>63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Adan'</text:p>
          </table:table-cell>
          <table:table-cell office:value-type="string" calcext:value-type="string">
            <text:p>'Bahena'</text:p>
          </table:table-cell>
          <table:table-cell office:value-type="string" calcext:value-type="string">
            <text:p>'Deltoro'</text:p>
          </table:table-cell>
          <table:table-cell table:style-name="ce8" office:value-type="string" calcext:value-type="string">
            <text:p>1984-05-22</text:p>
          </table:table-cell>
          <table:table-cell table:style-name="ce9" table:formula="of:=ROUND(RAND()*40+150 )" office:value-type="float" office:value="155" calcext:value-type="float">
            <text:p>155</text:p>
          </table:table-cell>
          <table:table-cell table:style-name="ce9" table:formula="of:=ROUND(RAND()*30+65 )" office:value-type="float" office:value="66" calcext:value-type="float">
            <text:p>66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4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87" calcext:value-type="float">
            <text:p>287</text:p>
          </table:table-cell>
          <table:table-cell table:formula="of:=RANDBETWEEN(1000000;9999999)" office:value-type="float" office:value="9681009" calcext:value-type="float">
            <text:p>9681009</text:p>
          </table:table-cell>
          <table:table-cell table:formula="of:=RANDBETWEEN(10000000;99999999)" office:value-type="float" office:value="44357638" calcext:value-type="float">
            <text:p>44357638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enjivar'</text:p>
          </table:table-cell>
          <table:table-cell office:value-type="string" calcext:value-type="string">
            <text:p>'Velasquez'</text:p>
          </table:table-cell>
          <table:table-cell table:style-name="ce8" office:value-type="string" calcext:value-type="string">
            <text:p>1955-08-29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8889679" calcext:value-type="float">
            <text:p>8889679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Medina'</text:p>
          </table:table-cell>
          <table:table-cell office:value-type="string" calcext:value-type="string">
            <text:p>'Sanabria'</text:p>
          </table:table-cell>
          <table:table-cell table:style-name="ce8" office:value-type="string" calcext:value-type="string">
            <text:p>1955-08-29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8782855" calcext:value-type="float">
            <text:p>8782855</text:p>
          </table:table-cell>
          <table:table-cell table:style-name="ce13" table:formula="of:=RANDBETWEEN(10000000;100000000)" office:value-type="float" office:value="74962753" calcext:value-type="float">
            <text:p>74962753</text:p>
          </table:table-cell>
          <table:table-cell office:value-type="string" calcext:value-type="string">
            <text:p>Groenlandi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13" office:value-type="string" calcext:value-type="string">
            <text:p>null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Sisimiut </text:p>
          </table:table-cell>
          <table:table-cell/>
          <table:table-cell table:style-name="ce40" table:formula="of:=CONCATENATE(&quot;(&quot;;[.D66];&quot;,&quot;;[.E66];&quot;,&quot;;[.F66];&quot;,&quot;;[.G66];&quot;,'&quot;;[.H66];&quot;',&quot;;[.I66];&quot;,&quot;;[.J66];&quot;,'&quot;;[.K66];&quot;','&quot;;[.L66];&quot;','&quot;;[.M66];&quot;',&quot;;[.N66];&quot;,&quot;;[.O66];&quot;,&quot;;[.P66];&quot;,ROW(58,&quot;;[.Q66];[.R66];&quot;) ,ROW('&quot;;[.S66];&quot;','&quot;;[.T66];&quot;'),ARRAY['&quot;;[.U66];&quot;','&quot;;[.V66];&quot;','&quot;;[.W66];&quot;','&quot;;[.X66];&quot;','&quot;;[.Y66];&quot;','&quot;;[.Z66];&quot;']::varchar(50)[], ARRAY[ ROW(&quot;;[.AA66];&quot;,&quot;;[.AB66];&quot;,&quot;;[.AC66];&quot;,&quot;;[.AD66];&quot;,'&quot;;[.AE66];&quot;','&quot;;[.AF66];&quot;',ROW(58,&quot;;[.AG66];[.AH66];&quot;) ), ROW(&quot;;[.AI66];&quot;,&quot;;[.AJ66];&quot;,&quot;;[.AK66];&quot;,&quot;;[.AL66];&quot;,'&quot;;[.AM66];&quot;','&quot;;[.AN66];&quot;',ROW(58,&quot;;[.AO66];[.AP66];&quot;) )]::familiar_ty[], ARRAY[ ROW('&quot;;[.AQ66];&quot;','&quot;;[.AR66];&quot;'),row('&quot;;[.AS66];&quot;','&quot;;[.AT66];&quot;') ]::identificacion_ty[], ARRAY[ ROW('&quot;;[.AU66];&quot;','&quot;;[.AV66];&quot;','&quot;;[.AW66];&quot;'), ROW('&quot;;[.AX66];&quot;','&quot;;[.AY66];&quot;','&quot;;[.AZ66];&quot;') ]::nivel_educativo_ty[],null,'&quot;;[.BB66];&quot;'),&quot;)" office:value-type="string" office:string-value="('Valerio','Adan','Bahena','Deltoro','1984-05-22',155,66,'verde oscuro','20/40','no_clasificado','personal_inteligencia_data/foto.png','personal_inteligencia_data/huella_digital.png','personal_inteligencia_data/huella_retina.png',ROW(58,2879681009) ,ROW('44357638','Groenlandia'),ARRAY['inglés','árabe','portugués','francés','null','null']::varchar(50)[], ARRAY[ ROW('Luisa',null,'Menjivar','Velasquez','1955-08-29','primo',ROW(58,2448889679) ), ROW('Vitalicio','Calixtrato','Medina','Sanabria','1955-08-29','hermano',ROW(58,2448782855) )]::familiar_ty[], ARRAY[ ROW('74962753','Groenlandia'),row('null','null') ]::identificacion_ty[], ARRAY[ ROW('Ingeniería Industrial','null','null'), ROW('Economía','null','null') ]::nivel_educativo_ty[],null,'9')," calcext:value-type="string">
            <text:p>('Valerio','Adan','Bahena','Deltoro','1984-05-22',155,66,'verde oscuro','20/40','no_clasificado','personal_inteligencia_data/foto.png','personal_inteligencia_data/huella_digital.png','personal_inteligencia_data/huella_retina.png',ROW(58,2879681009) ,ROW('44357638','Groenlandia'),ARRAY['inglés','árabe','portugués','francés','null','null']::varchar(50)[], ARRAY[ ROW('Luisa',null,'Menjivar','Velasquez','1955-08-29','primo',ROW(58,2448889679) ), ROW('Vitalicio','Calixtrato','Medina','Sanabria','1955-08-29','hermano',ROW(58,2448782855) )]::familiar_ty[], ARRAY[ ROW('74962753','Groenlandia'),row('null','null') ]::identificacion_ty[], ARRAY[ ROW('Ingeniería Industrial','null','null'), ROW('Economía','null','null') ]::nivel_educativo_ty[],null,'9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66]+1" office:value-type="float" office:value="64" calcext:value-type="float">
            <text:p>64</text:p>
          </table:table-cell>
          <table:table-cell office:value-type="string" calcext:value-type="string">
            <text:p>'Kevin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Edwards'</text:p>
          </table:table-cell>
          <table:table-cell office:value-type="string" calcext:value-type="string">
            <text:p>'Peterson'</text:p>
          </table:table-cell>
          <table:table-cell table:style-name="ce8" office:value-type="string" calcext:value-type="string">
            <text:p>1984-12-23</text:p>
          </table:table-cell>
          <table:table-cell table:style-name="ce9" table:formula="of:=ROUND(RAND()*40+150 )" office:value-type="float" office:value="151" calcext:value-type="float">
            <text:p>151</text:p>
          </table:table-cell>
          <table:table-cell table:style-name="ce9" table:formula="of:=ROUND(RAND()*30+65 )" office:value-type="float" office:value="79" calcext:value-type="float">
            <text:p>79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32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43" calcext:value-type="float">
            <text:p>243</text:p>
          </table:table-cell>
          <table:table-cell table:formula="of:=RANDBETWEEN(1000000;9999999)" office:value-type="float" office:value="3760547" calcext:value-type="float">
            <text:p>3760547</text:p>
          </table:table-cell>
          <table:table-cell table:formula="of:=RANDBETWEEN(10000000;99999999)" office:value-type="float" office:value="17952222" calcext:value-type="float">
            <text:p>17952222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Bertrudis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Serna'</text:p>
          </table:table-cell>
          <table:table-cell table:style-name="ce8" office:value-type="string" calcext:value-type="string">
            <text:p>1960-06-20</text:p>
          </table:table-cell>
          <table:table-cell office:value-type="string" calcext:value-type="string">
            <text:p>prim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3885589" calcext:value-type="float">
            <text:p>3885589</text:p>
          </table:table-cell>
          <table:table-cell office:value-type="string" calcext:value-type="string">
            <text:p>'Elba'</text:p>
          </table:table-cell>
          <table:table-cell office:value-type="string" calcext:value-type="string">
            <text:p>'Amparo'</text:p>
          </table:table-cell>
          <table:table-cell office:value-type="string" calcext:value-type="string">
            <text:p>'Bejarano'</text:p>
          </table:table-cell>
          <table:table-cell office:value-type="string" calcext:value-type="string">
            <text:p>'Barboza'</text:p>
          </table:table-cell>
          <table:table-cell table:style-name="ce8" office:value-type="string" calcext:value-type="string">
            <text:p>1960-06-20</text:p>
          </table:table-cell>
          <table:table-cell office:value-type="string" calcext:value-type="string">
            <text:p>abuel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4073179" calcext:value-type="float">
            <text:p>4073179</text:p>
          </table:table-cell>
          <table:table-cell table:style-name="ce13" table:formula="of:=RANDBETWEEN(10000000;100000000)" office:value-type="float" office:value="75288234" calcext:value-type="float">
            <text:p>75288234</text:p>
          </table:table-cell>
          <table:table-cell office:value-type="string" calcext:value-type="string">
            <text:p>Argentin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13" office:value-type="string" calcext:value-type="string">
            <text:p>null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Buenos Aires</text:p>
          </table:table-cell>
          <table:table-cell/>
          <table:table-cell table:style-name="ce40" table:formula="of:=CONCATENATE(&quot;(&quot;;[.D67];&quot;,&quot;;[.E67];&quot;,&quot;;[.F67];&quot;,&quot;;[.G67];&quot;,'&quot;;[.H67];&quot;',&quot;;[.I67];&quot;,&quot;;[.J67];&quot;,'&quot;;[.K67];&quot;','&quot;;[.L67];&quot;','&quot;;[.M67];&quot;',&quot;;[.N67];&quot;,&quot;;[.O67];&quot;,&quot;;[.P67];&quot;,ROW(58,&quot;;[.Q67];[.R67];&quot;) ,ROW('&quot;;[.S67];&quot;','&quot;;[.T67];&quot;'),ARRAY['&quot;;[.U67];&quot;','&quot;;[.V67];&quot;','&quot;;[.W67];&quot;','&quot;;[.X67];&quot;','&quot;;[.Y67];&quot;','&quot;;[.Z67];&quot;']::varchar(50)[], ARRAY[ ROW(&quot;;[.AA67];&quot;,&quot;;[.AB67];&quot;,&quot;;[.AC67];&quot;,&quot;;[.AD67];&quot;,'&quot;;[.AE67];&quot;','&quot;;[.AF67];&quot;',ROW(58,&quot;;[.AG67];[.AH67];&quot;) ), ROW(&quot;;[.AI67];&quot;,&quot;;[.AJ67];&quot;,&quot;;[.AK67];&quot;,&quot;;[.AL67];&quot;,'&quot;;[.AM67];&quot;','&quot;;[.AN67];&quot;',ROW(58,&quot;;[.AO67];[.AP67];&quot;) )]::familiar_ty[], ARRAY[ ROW('&quot;;[.AQ67];&quot;','&quot;;[.AR67];&quot;'),row('&quot;;[.AS67];&quot;','&quot;;[.AT67];&quot;') ]::identificacion_ty[], ARRAY[ ROW('&quot;;[.AU67];&quot;','&quot;;[.AV67];&quot;','&quot;;[.AW67];&quot;'), ROW('&quot;;[.AX67];&quot;','&quot;;[.AY67];&quot;','&quot;;[.AZ67];&quot;') ]::nivel_educativo_ty[],null,'&quot;;[.BB67];&quot;'),&quot;)" office:value-type="string" office:string-value="('Kevin','Matias','Edwards','Peterson','1984-12-23',151,79,'azul oscuro','20/32','no_clasificado','personal_inteligencia_data/foto.png','personal_inteligencia_data/huella_digital.png','personal_inteligencia_data/huella_retina.png',ROW(58,2433760547) ,ROW('17952222','Argentina'),ARRAY['inglés','árabe','portugués','francés','null','null']::varchar(50)[], ARRAY[ ROW('Bertrudis','Lorena','Valerio','Serna','1960-06-20','primo',ROW(58,4143885589) ), ROW('Elba','Amparo','Bejarano','Barboza','1960-06-20','abuelo',ROW(58,4144073179) )]::familiar_ty[], ARRAY[ ROW('75288234','Argentina'),row('null','null') ]::identificacion_ty[], ARRAY[ ROW('Derecho','null','null'), ROW('Economía','null','null') ]::nivel_educativo_ty[],null,'10')," calcext:value-type="string">
            <text:p>('Kevin','Matias','Edwards','Peterson','1984-12-23',151,79,'azul oscuro','20/32','no_clasificado','personal_inteligencia_data/foto.png','personal_inteligencia_data/huella_digital.png','personal_inteligencia_data/huella_retina.png',ROW(58,2433760547) ,ROW('17952222','Argentina'),ARRAY['inglés','árabe','portugués','francés','null','null']::varchar(50)[], ARRAY[ ROW('Bertrudis','Lorena','Valerio','Serna','1960-06-20','primo',ROW(58,4143885589) ), ROW('Elba','Amparo','Bejarano','Barboza','1960-06-20','abuelo',ROW(58,4144073179) )]::familiar_ty[], ARRAY[ ROW('75288234','Argentina'),row('null','null') ]::identificacion_ty[], ARRAY[ ROW('Derecho','null','null'), ROW('Economía','null','null') ]::nivel_educativo_ty[],null,'10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67]+1" office:value-type="float" office:value="65" calcext:value-type="float">
            <text:p>65</text:p>
          </table:table-cell>
          <table:table-cell office:value-type="string" calcext:value-type="string">
            <text:p>'Soledad'</text:p>
          </table:table-cell>
          <table:table-cell office:value-type="string" calcext:value-type="string">
            <text:p>'Esmeralda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Sullivan'</text:p>
          </table:table-cell>
          <table:table-cell table:style-name="ce8" office:value-type="string" calcext:value-type="string">
            <text:p>1986-05-03</text:p>
          </table:table-cell>
          <table:table-cell table:style-name="ce9" table:formula="of:=ROUND(RAND()*40+150 )" office:value-type="float" office:value="157" calcext:value-type="float">
            <text:p>157</text:p>
          </table:table-cell>
          <table:table-cell table:style-name="ce9" table:formula="of:=ROUND(RAND()*30+65 )" office:value-type="float" office:value="80" calcext:value-type="float">
            <text:p>80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25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81" calcext:value-type="float">
            <text:p>281</text:p>
          </table:table-cell>
          <table:table-cell table:formula="of:=RANDBETWEEN(1000000;9999999)" office:value-type="float" office:value="4778015" calcext:value-type="float">
            <text:p>4778015</text:p>
          </table:table-cell>
          <table:table-cell table:formula="of:=RANDBETWEEN(10000000;99999999)" office:value-type="float" office:value="97514286" calcext:value-type="float">
            <text:p>97514286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'Ocampo'</text:p>
          </table:table-cell>
          <table:table-cell office:value-type="string" calcext:value-type="string">
            <text:p>'Mitchell'</text:p>
          </table:table-cell>
          <table:table-cell table:style-name="ce8" office:value-type="string" calcext:value-type="string">
            <text:p>1961-09-09</text:p>
          </table:table-cell>
          <table:table-cell office:value-type="string" calcext:value-type="string">
            <text:p>tí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5557256" calcext:value-type="float">
            <text:p>5557256</text:p>
          </table:table-cell>
          <table:table-cell office:value-type="string" calcext:value-type="string">
            <text:p>'Damaris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Benavides'</text:p>
          </table:table-cell>
          <table:table-cell office:value-type="string" calcext:value-type="string">
            <text:p>'Cook'</text:p>
          </table:table-cell>
          <table:table-cell table:style-name="ce8" office:value-type="string" calcext:value-type="string">
            <text:p>1961-09-09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4633073" calcext:value-type="float">
            <text:p>4633073</text:p>
          </table:table-cell>
          <table:table-cell table:style-name="ce13" table:formula="of:=RANDBETWEEN(10000000;100000000)" office:value-type="float" office:value="24016800" calcext:value-type="float">
            <text:p>24016800</text:p>
          </table:table-cell>
          <table:table-cell office:value-type="string" calcext:value-type="string">
            <text:p>Argentin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13" office:value-type="string" calcext:value-type="string">
            <text:p>null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Ciudad de Cordoba</text:p>
          </table:table-cell>
          <table:table-cell/>
          <table:table-cell table:style-name="ce40" table:formula="of:=CONCATENATE(&quot;(&quot;;[.D68];&quot;,&quot;;[.E68];&quot;,&quot;;[.F68];&quot;,&quot;;[.G68];&quot;,'&quot;;[.H68];&quot;',&quot;;[.I68];&quot;,&quot;;[.J68];&quot;,'&quot;;[.K68];&quot;','&quot;;[.L68];&quot;','&quot;;[.M68];&quot;',&quot;;[.N68];&quot;,&quot;;[.O68];&quot;,&quot;;[.P68];&quot;,ROW(58,&quot;;[.Q68];[.R68];&quot;) ,ROW('&quot;;[.S68];&quot;','&quot;;[.T68];&quot;'),ARRAY['&quot;;[.U68];&quot;','&quot;;[.V68];&quot;','&quot;;[.W68];&quot;','&quot;;[.X68];&quot;','&quot;;[.Y68];&quot;','&quot;;[.Z68];&quot;']::varchar(50)[], ARRAY[ ROW(&quot;;[.AA68];&quot;,&quot;;[.AB68];&quot;,&quot;;[.AC68];&quot;,&quot;;[.AD68];&quot;,'&quot;;[.AE68];&quot;','&quot;;[.AF68];&quot;',ROW(58,&quot;;[.AG68];[.AH68];&quot;) ), ROW(&quot;;[.AI68];&quot;,&quot;;[.AJ68];&quot;,&quot;;[.AK68];&quot;,&quot;;[.AL68];&quot;,'&quot;;[.AM68];&quot;','&quot;;[.AN68];&quot;',ROW(58,&quot;;[.AO68];[.AP68];&quot;) )]::familiar_ty[], ARRAY[ ROW('&quot;;[.AQ68];&quot;','&quot;;[.AR68];&quot;'),row('&quot;;[.AS68];&quot;','&quot;;[.AT68];&quot;') ]::identificacion_ty[], ARRAY[ ROW('&quot;;[.AU68];&quot;','&quot;;[.AV68];&quot;','&quot;;[.AW68];&quot;'), ROW('&quot;;[.AX68];&quot;','&quot;;[.AY68];&quot;','&quot;;[.AZ68];&quot;') ]::nivel_educativo_ty[],null,'&quot;;[.BB68];&quot;'),&quot;)" office:value-type="string" office:string-value="('Soledad','Esmeralda','Moreno','Sullivan','1986-05-03',157,80,'azul claro','20/25','top_secret','personal_inteligencia_data/foto.png','personal_inteligencia_data/huella_digital.png','personal_inteligencia_data/huella_retina.png',ROW(58,2814778015) ,ROW('97514286','Argentina'),ARRAY['inglés','árabe','portugués','francés','null','null']::varchar(50)[], ARRAY[ ROW('Eliana','Dulcinea','Ocampo','Mitchell','1961-09-09','tío',ROW(58,4125557256) ), ROW('Damaris','Corania','Benavides','Cook','1961-09-09','abuelo',ROW(58,4124633073) )]::familiar_ty[], ARRAY[ ROW('24016800','Argentina'),row('null','null') ]::identificacion_ty[], ARRAY[ ROW('Criminología','null','null'), ROW('Ingeniería Informática','null','null') ]::nivel_educativo_ty[],null,'11')," calcext:value-type="string">
            <text:p>('Soledad','Esmeralda','Moreno','Sullivan','1986-05-03',157,80,'azul claro','20/25','top_secret','personal_inteligencia_data/foto.png','personal_inteligencia_data/huella_digital.png','personal_inteligencia_data/huella_retina.png',ROW(58,2814778015) ,ROW('97514286','Argentina'),ARRAY['inglés','árabe','portugués','francés','null','null']::varchar(50)[], ARRAY[ ROW('Eliana','Dulcinea','Ocampo','Mitchell','1961-09-09','tío',ROW(58,4125557256) ), ROW('Damaris','Corania','Benavides','Cook','1961-09-09','abuelo',ROW(58,4124633073) )]::familiar_ty[], ARRAY[ ROW('24016800','Argentina'),row('null','null') ]::identificacion_ty[], ARRAY[ ROW('Criminología','null','null'), ROW('Ingeniería Informática','null','null') ]::nivel_educativo_ty[],null,'11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68]+1" office:value-type="float" office:value="66" calcext:value-type="float">
            <text:p>66</text:p>
          </table:table-cell>
          <table:table-cell office:value-type="string" calcext:value-type="string">
            <text:p>'Fiona'</text:p>
          </table:table-cell>
          <table:table-cell office:value-type="string" calcext:value-type="string">
            <text:p>'Adriana'</text:p>
          </table:table-cell>
          <table:table-cell office:value-type="string" calcext:value-type="string">
            <text:p>'Soriano'</text:p>
          </table:table-cell>
          <table:table-cell office:value-type="string" calcext:value-type="string">
            <text:p>'Pedraza'</text:p>
          </table:table-cell>
          <table:table-cell table:style-name="ce8" office:value-type="string" calcext:value-type="string">
            <text:p>1988-12-02</text:p>
          </table:table-cell>
          <table:table-cell table:style-name="ce9" table:formula="of:=ROUND(RAND()*40+150 )" office:value-type="float" office:value="165" calcext:value-type="float">
            <text:p>165</text:p>
          </table:table-cell>
          <table:table-cell table:style-name="ce9" table:formula="of:=ROUND(RAND()*30+65 )" office:value-type="float" office:value="91" calcext:value-type="float">
            <text:p>91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34" calcext:value-type="float">
            <text:p>234</text:p>
          </table:table-cell>
          <table:table-cell table:formula="of:=RANDBETWEEN(1000000;9999999)" office:value-type="float" office:value="4267633" calcext:value-type="float">
            <text:p>4267633</text:p>
          </table:table-cell>
          <table:table-cell table:formula="of:=RANDBETWEEN(10000000;99999999)" office:value-type="float" office:value="43002801" calcext:value-type="float">
            <text:p>43002801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Pedro'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Paez'</text:p>
          </table:table-cell>
          <table:table-cell office:value-type="string" calcext:value-type="string">
            <text:p>'Ramos'</text:p>
          </table:table-cell>
          <table:table-cell table:style-name="ce8" office:value-type="string" calcext:value-type="string">
            <text:p>1963-10-06</text:p>
          </table:table-cell>
          <table:table-cell office:value-type="string" calcext:value-type="string">
            <text:p>padre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6660770" calcext:value-type="float">
            <text:p>6660770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Sorto'</text:p>
          </table:table-cell>
          <table:table-cell office:value-type="string" calcext:value-type="string">
            <text:p>'Velasquez'</text:p>
          </table:table-cell>
          <table:table-cell table:style-name="ce8" office:value-type="string" calcext:value-type="string">
            <text:p>1963-10-06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5793629" calcext:value-type="float">
            <text:p>5793629</text:p>
          </table:table-cell>
          <table:table-cell table:style-name="ce13" table:formula="of:=RANDBETWEEN(10000000;100000000)" office:value-type="float" office:value="71114841" calcext:value-type="float">
            <text:p>71114841</text:p>
          </table:table-cell>
          <table:table-cell office:value-type="string" calcext:value-type="string">
            <text:p>Argentina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style-name="ce12" office:value-type="string" calcext:value-type="string">
            <text:p>Psicologí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13" office:value-type="string" calcext:value-type="string">
            <text:p>null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Rosario</text:p>
          </table:table-cell>
          <table:table-cell/>
          <table:table-cell table:style-name="ce40" table:formula="of:=CONCATENATE(&quot;(&quot;;[.D69];&quot;,&quot;;[.E69];&quot;,&quot;;[.F69];&quot;,&quot;;[.G69];&quot;,'&quot;;[.H69];&quot;',&quot;;[.I69];&quot;,&quot;;[.J69];&quot;,'&quot;;[.K69];&quot;','&quot;;[.L69];&quot;','&quot;;[.M69];&quot;',&quot;;[.N69];&quot;,&quot;;[.O69];&quot;,&quot;;[.P69];&quot;,ROW(58,&quot;;[.Q69];[.R69];&quot;) ,ROW('&quot;;[.S69];&quot;','&quot;;[.T69];&quot;'),ARRAY['&quot;;[.U69];&quot;','&quot;;[.V69];&quot;','&quot;;[.W69];&quot;','&quot;;[.X69];&quot;','&quot;;[.Y69];&quot;','&quot;;[.Z69];&quot;']::varchar(50)[], ARRAY[ ROW(&quot;;[.AA69];&quot;,&quot;;[.AB69];&quot;,&quot;;[.AC69];&quot;,&quot;;[.AD69];&quot;,'&quot;;[.AE69];&quot;','&quot;;[.AF69];&quot;',ROW(58,&quot;;[.AG69];[.AH69];&quot;) ), ROW(&quot;;[.AI69];&quot;,&quot;;[.AJ69];&quot;,&quot;;[.AK69];&quot;,&quot;;[.AL69];&quot;,'&quot;;[.AM69];&quot;','&quot;;[.AN69];&quot;',ROW(58,&quot;;[.AO69];[.AP69];&quot;) )]::familiar_ty[], ARRAY[ ROW('&quot;;[.AQ69];&quot;','&quot;;[.AR69];&quot;'),row('&quot;;[.AS69];&quot;','&quot;;[.AT69];&quot;') ]::identificacion_ty[], ARRAY[ ROW('&quot;;[.AU69];&quot;','&quot;;[.AV69];&quot;','&quot;;[.AW69];&quot;'), ROW('&quot;;[.AX69];&quot;','&quot;;[.AY69];&quot;','&quot;;[.AZ69];&quot;') ]::nivel_educativo_ty[],null,'&quot;;[.BB69];&quot;'),&quot;)" office:value-type="string" office:string-value="('Fiona','Adriana','Soriano','Pedraza','1988-12-02',165,91,'marrón claro','20/20','top_secret','personal_inteligencia_data/foto.png','personal_inteligencia_data/huella_digital.png','personal_inteligencia_data/huella_retina.png',ROW(58,2344267633) ,ROW('43002801','Argentina'),ARRAY['inglés','árabe','portugués','francés','null','null']::varchar(50)[], ARRAY[ ROW('Pedro','Dante','Paez','Ramos','1963-10-06','padre',ROW(58,2126660770) ), ROW('Victor','Leon','Sorto','Velasquez','1963-10-06','primo',ROW(58,2125793629) )]::familiar_ty[], ARRAY[ ROW('71114841','Argentina'),row('null','null') ]::identificacion_ty[], ARRAY[ ROW('Psicología','null','null'), ROW('Comunicación','null','null') ]::nivel_educativo_ty[],null,'12')," calcext:value-type="string">
            <text:p>('Fiona','Adriana','Soriano','Pedraza','1988-12-02',165,91,'marrón claro','20/20','top_secret','personal_inteligencia_data/foto.png','personal_inteligencia_data/huella_digital.png','personal_inteligencia_data/huella_retina.png',ROW(58,2344267633) ,ROW('43002801','Argentina'),ARRAY['inglés','árabe','portugués','francés','null','null']::varchar(50)[], ARRAY[ ROW('Pedro','Dante','Paez','Ramos','1963-10-06','padre',ROW(58,2126660770) ), ROW('Victor','Leon','Sorto','Velasquez','1963-10-06','primo',ROW(58,2125793629) )]::familiar_ty[], ARRAY[ ROW('71114841','Argentina'),row('null','null') ]::identificacion_ty[], ARRAY[ ROW('Psicología','null','null'), ROW('Comunicación','null','null') ]::nivel_educativo_ty[],null,'12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69]+1" office:value-type="float" office:value="67" calcext:value-type="float">
            <text:p>67</text:p>
          </table:table-cell>
          <table:table-cell office:value-type="string" calcext:value-type="string">
            <text:p>'Facundo'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Ventura'</text:p>
          </table:table-cell>
          <table:table-cell office:value-type="string" calcext:value-type="string">
            <text:p>'Valladares'</text:p>
          </table:table-cell>
          <table:table-cell table:style-name="ce8" office:value-type="string" calcext:value-type="string">
            <text:p>1989-01-04</text:p>
          </table:table-cell>
          <table:table-cell table:style-name="ce9" table:formula="of:=ROUND(RAND()*40+150 )" office:value-type="float" office:value="167" calcext:value-type="float">
            <text:p>167</text:p>
          </table:table-cell>
          <table:table-cell table:style-name="ce9" table:formula="of:=ROUND(RAND()*30+65 )" office:value-type="float" office:value="66" calcext:value-type="float">
            <text:p>66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16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61" calcext:value-type="float">
            <text:p>261</text:p>
          </table:table-cell>
          <table:table-cell table:formula="of:=RANDBETWEEN(1000000;9999999)" office:value-type="float" office:value="6716384" calcext:value-type="float">
            <text:p>6716384</text:p>
          </table:table-cell>
          <table:table-cell table:formula="of:=RANDBETWEEN(10000000;99999999)" office:value-type="float" office:value="47465683" calcext:value-type="float">
            <text:p>47465683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gustin'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Estrella'</text:p>
          </table:table-cell>
          <table:table-cell table:style-name="ce8" office:value-type="string" calcext:value-type="string">
            <text:p>1965-09-12</text:p>
          </table:table-cell>
          <table:table-cell office:value-type="string" calcext:value-type="string">
            <text:p>madre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4537613" calcext:value-type="float">
            <text:p>4537613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Granados'</text:p>
          </table:table-cell>
          <table:table-cell office:value-type="string" calcext:value-type="string">
            <text:p>'Cordova'</text:p>
          </table:table-cell>
          <table:table-cell table:style-name="ce8" office:value-type="string" calcext:value-type="string">
            <text:p>1965-09-12</text:p>
          </table:table-cell>
          <table:table-cell office:value-type="string" calcext:value-type="string">
            <text:p>madre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5197431" calcext:value-type="float">
            <text:p>5197431</text:p>
          </table:table-cell>
          <table:table-cell table:style-name="ce13" table:formula="of:=RANDBETWEEN(10000000;100000000)" office:value-type="float" office:value="82137851" calcext:value-type="float">
            <text:p>82137851</text:p>
          </table:table-cell>
          <table:table-cell office:value-type="string" calcext:value-type="string">
            <text:p>Taiwán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style-name="ce12" office:value-type="string" calcext:value-type="string">
            <text:p>Enfermerí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13" office:value-type="string" calcext:value-type="string">
            <text:p>null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Taipei</text:p>
          </table:table-cell>
          <table:table-cell/>
          <table:table-cell table:style-name="ce40" table:formula="of:=CONCATENATE(&quot;(&quot;;[.D70];&quot;,&quot;;[.E70];&quot;,&quot;;[.F70];&quot;,&quot;;[.G70];&quot;,'&quot;;[.H70];&quot;',&quot;;[.I70];&quot;,&quot;;[.J70];&quot;,'&quot;;[.K70];&quot;','&quot;;[.L70];&quot;','&quot;;[.M70];&quot;',&quot;;[.N70];&quot;,&quot;;[.O70];&quot;,&quot;;[.P70];&quot;,ROW(58,&quot;;[.Q70];[.R70];&quot;) ,ROW('&quot;;[.S70];&quot;','&quot;;[.T70];&quot;'),ARRAY['&quot;;[.U70];&quot;','&quot;;[.V70];&quot;','&quot;;[.W70];&quot;','&quot;;[.X70];&quot;','&quot;;[.Y70];&quot;','&quot;;[.Z70];&quot;']::varchar(50)[], ARRAY[ ROW(&quot;;[.AA70];&quot;,&quot;;[.AB70];&quot;,&quot;;[.AC70];&quot;,&quot;;[.AD70];&quot;,'&quot;;[.AE70];&quot;','&quot;;[.AF70];&quot;',ROW(58,&quot;;[.AG70];[.AH70];&quot;) ), ROW(&quot;;[.AI70];&quot;,&quot;;[.AJ70];&quot;,&quot;;[.AK70];&quot;,&quot;;[.AL70];&quot;,'&quot;;[.AM70];&quot;','&quot;;[.AN70];&quot;',ROW(58,&quot;;[.AO70];[.AP70];&quot;) )]::familiar_ty[], ARRAY[ ROW('&quot;;[.AQ70];&quot;','&quot;;[.AR70];&quot;'),row('&quot;;[.AS70];&quot;','&quot;;[.AT70];&quot;') ]::identificacion_ty[], ARRAY[ ROW('&quot;;[.AU70];&quot;','&quot;;[.AV70];&quot;','&quot;;[.AW70];&quot;'), ROW('&quot;;[.AX70];&quot;','&quot;;[.AY70];&quot;','&quot;;[.AZ70];&quot;') ]::nivel_educativo_ty[],null,'&quot;;[.BB70];&quot;'),&quot;)" office:value-type="string" office:string-value="('Facundo','Cristian','Ventura','Valladares','1989-01-04',167,66,'marrón oscuro','20/16','top_secret','personal_inteligencia_data/foto.png','personal_inteligencia_data/huella_digital.png','personal_inteligencia_data/huella_retina.png',ROW(58,2616716384) ,ROW('47465683','Taiwán'),ARRAY['inglés','árabe','portugués','francés','null','null']::varchar(50)[], ARRAY[ ROW('Agustin','Hugo','Maldonado','Estrella','1965-09-12','madre',ROW(58,4244537613) ), ROW('Silvio','Maximiliano','Granados','Cordova','1965-09-12','madre',ROW(58,4245197431) )]::familiar_ty[], ARRAY[ ROW('82137851','Taiwán'),row('null','null') ]::identificacion_ty[], ARRAY[ ROW('Enfermería','null','null'), ROW('Ciencias Sociales ','null','null') ]::nivel_educativo_ty[],null,'13')," calcext:value-type="string">
            <text:p>('Facundo','Cristian','Ventura','Valladares','1989-01-04',167,66,'marrón oscuro','20/16','top_secret','personal_inteligencia_data/foto.png','personal_inteligencia_data/huella_digital.png','personal_inteligencia_data/huella_retina.png',ROW(58,2616716384) ,ROW('47465683','Taiwán'),ARRAY['inglés','árabe','portugués','francés','null','null']::varchar(50)[], ARRAY[ ROW('Agustin','Hugo','Maldonado','Estrella','1965-09-12','madre',ROW(58,4244537613) ), ROW('Silvio','Maximiliano','Granados','Cordova','1965-09-12','madre',ROW(58,4245197431) )]::familiar_ty[], ARRAY[ ROW('82137851','Taiwán'),row('null','null') ]::identificacion_ty[], ARRAY[ ROW('Enfermería','null','null'), ROW('Ciencias Sociales ','null','null') ]::nivel_educativo_ty[],null,'13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70]+1" office:value-type="float" office:value="68" calcext:value-type="float">
            <text:p>68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Bennett'</text:p>
          </table:table-cell>
          <table:table-cell office:value-type="string" calcext:value-type="string">
            <text:p>'Rios'</text:p>
          </table:table-cell>
          <table:table-cell table:style-name="ce8" office:value-type="string" calcext:value-type="string">
            <text:p>1989-12-17</text:p>
          </table:table-cell>
          <table:table-cell table:style-name="ce9" table:formula="of:=ROUND(RAND()*40+150 )" office:value-type="float" office:value="159" calcext:value-type="float">
            <text:p>159</text:p>
          </table:table-cell>
          <table:table-cell table:style-name="ce9" table:formula="of:=ROUND(RAND()*30+65 )" office:value-type="float" office:value="92" calcext:value-type="float">
            <text:p>92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12.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44" calcext:value-type="float">
            <text:p>244</text:p>
          </table:table-cell>
          <table:table-cell table:formula="of:=RANDBETWEEN(1000000;9999999)" office:value-type="float" office:value="5986371" calcext:value-type="float">
            <text:p>5986371</text:p>
          </table:table-cell>
          <table:table-cell table:formula="of:=RANDBETWEEN(10000000;99999999)" office:value-type="float" office:value="13470663" calcext:value-type="float">
            <text:p>13470663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Barbosa'</text:p>
          </table:table-cell>
          <table:table-cell office:value-type="string" calcext:value-type="string">
            <text:p>'Orosco'</text:p>
          </table:table-cell>
          <table:table-cell table:style-name="ce8" office:value-type="string" calcext:value-type="string">
            <text:p>1965-11-26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2782120" calcext:value-type="float">
            <text:p>2782120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Arriaga'</text:p>
          </table:table-cell>
          <table:table-cell office:value-type="string" calcext:value-type="string">
            <text:p>'Cota'</text:p>
          </table:table-cell>
          <table:table-cell table:style-name="ce8" office:value-type="string" calcext:value-type="string">
            <text:p>1965-11-26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8866042" calcext:value-type="float">
            <text:p>8866042</text:p>
          </table:table-cell>
          <table:table-cell table:style-name="ce13" table:formula="of:=RANDBETWEEN(10000000;100000000)" office:value-type="float" office:value="67474395" calcext:value-type="float">
            <text:p>67474395</text:p>
          </table:table-cell>
          <table:table-cell office:value-type="string" calcext:value-type="string">
            <text:p>Taiwán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13" office:value-type="string" calcext:value-type="string">
            <text:p>null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Tainan</text:p>
          </table:table-cell>
          <table:table-cell/>
          <table:table-cell table:style-name="ce40" table:formula="of:=CONCATENATE(&quot;(&quot;;[.D71];&quot;,&quot;;[.E71];&quot;,&quot;;[.F71];&quot;,&quot;;[.G71];&quot;,'&quot;;[.H71];&quot;',&quot;;[.I71];&quot;,&quot;;[.J71];&quot;,'&quot;;[.K71];&quot;','&quot;;[.L71];&quot;','&quot;;[.M71];&quot;',&quot;;[.N71];&quot;,&quot;;[.O71];&quot;,&quot;;[.P71];&quot;,ROW(58,&quot;;[.Q71];[.R71];&quot;) ,ROW('&quot;;[.S71];&quot;','&quot;;[.T71];&quot;'),ARRAY['&quot;;[.U71];&quot;','&quot;;[.V71];&quot;','&quot;;[.W71];&quot;','&quot;;[.X71];&quot;','&quot;;[.Y71];&quot;','&quot;;[.Z71];&quot;']::varchar(50)[], ARRAY[ ROW(&quot;;[.AA71];&quot;,&quot;;[.AB71];&quot;,&quot;;[.AC71];&quot;,&quot;;[.AD71];&quot;,'&quot;;[.AE71];&quot;','&quot;;[.AF71];&quot;',ROW(58,&quot;;[.AG71];[.AH71];&quot;) ), ROW(&quot;;[.AI71];&quot;,&quot;;[.AJ71];&quot;,&quot;;[.AK71];&quot;,&quot;;[.AL71];&quot;,'&quot;;[.AM71];&quot;','&quot;;[.AN71];&quot;',ROW(58,&quot;;[.AO71];[.AP71];&quot;) )]::familiar_ty[], ARRAY[ ROW('&quot;;[.AQ71];&quot;','&quot;;[.AR71];&quot;'),row('&quot;;[.AS71];&quot;','&quot;;[.AT71];&quot;') ]::identificacion_ty[], ARRAY[ ROW('&quot;;[.AU71];&quot;','&quot;;[.AV71];&quot;','&quot;;[.AW71];&quot;'), ROW('&quot;;[.AX71];&quot;','&quot;;[.AY71];&quot;','&quot;;[.AZ71];&quot;') ]::nivel_educativo_ty[],null,'&quot;;[.BB71];&quot;'),&quot;)" office:value-type="string" office:string-value="('Vitalicio','Benjamin','Bennett','Rios','1989-12-17',159,92,'verde claro','20/12.5','confidencial','personal_inteligencia_data/foto.png','personal_inteligencia_data/huella_digital.png','personal_inteligencia_data/huella_retina.png',ROW(58,2445986371) ,ROW('13470663','Taiwán'),ARRAY['inglés','árabe','portugués','francés','null','null']::varchar(50)[], ARRAY[ ROW('Yovanni','Ivan','Barbosa','Orosco','1965-11-26','hermano',ROW(58,4122782120) ), ROW('Ayala','Adria','Arriaga','Cota','1965-11-26','hermano',ROW(58,4128866042) )]::familiar_ty[], ARRAY[ ROW('67474395','Taiwán'),row('null','null') ]::identificacion_ty[], ARRAY[ ROW('Ciencias Sociales ','null','null'), ROW('Derecho','null','null') ]::nivel_educativo_ty[],null,'14')," calcext:value-type="string">
            <text:p>('Vitalicio','Benjamin','Bennett','Rios','1989-12-17',159,92,'verde claro','20/12.5','confidencial','personal_inteligencia_data/foto.png','personal_inteligencia_data/huella_digital.png','personal_inteligencia_data/huella_retina.png',ROW(58,2445986371) ,ROW('13470663','Taiwán'),ARRAY['inglés','árabe','portugués','francés','null','null']::varchar(50)[], ARRAY[ ROW('Yovanni','Ivan','Barbosa','Orosco','1965-11-26','hermano',ROW(58,4122782120) ), ROW('Ayala','Adria','Arriaga','Cota','1965-11-26','hermano',ROW(58,4128866042) )]::familiar_ty[], ARRAY[ ROW('67474395','Taiwán'),row('null','null') ]::identificacion_ty[], ARRAY[ ROW('Ciencias Sociales ','null','null'), ROW('Derecho','null','null') ]::nivel_educativo_ty[],null,'14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71]+1" office:value-type="float" office:value="69" calcext:value-type="float">
            <text:p>69</text:p>
          </table:table-cell>
          <table:table-cell office:value-type="string" calcext:value-type="string">
            <text:p>'Paula'</text:p>
          </table:table-cell>
          <table:table-cell office:value-type="string" calcext:value-type="string">
            <text:p>'Laila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Mora'</text:p>
          </table:table-cell>
          <table:table-cell table:style-name="ce8" office:value-type="string" calcext:value-type="string">
            <text:p>1990-02-06</text:p>
          </table:table-cell>
          <table:table-cell table:style-name="ce9" table:formula="of:=ROUND(RAND()*40+150 )" office:value-type="float" office:value="156" calcext:value-type="float">
            <text:p>156</text:p>
          </table:table-cell>
          <table:table-cell table:style-name="ce9" table:formula="of:=ROUND(RAND()*30+65 )" office:value-type="float" office:value="78" calcext:value-type="float">
            <text:p>78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32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5704556" calcext:value-type="float">
            <text:p>5704556</text:p>
          </table:table-cell>
          <table:table-cell table:formula="of:=RANDBETWEEN(10000000;99999999)" office:value-type="float" office:value="95064126" calcext:value-type="float">
            <text:p>95064126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Quiroga'</text:p>
          </table:table-cell>
          <table:table-cell table:style-name="ce8" office:value-type="string" calcext:value-type="string">
            <text:p>1969-05-14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3874939" calcext:value-type="float">
            <text:p>3874939</text:p>
          </table:table-cell>
          <table:table-cell office:value-type="string" calcext:value-type="string">
            <text:p>'Perla'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Lima'</text:p>
          </table:table-cell>
          <table:table-cell office:value-type="string" calcext:value-type="string">
            <text:p>'Valentin'</text:p>
          </table:table-cell>
          <table:table-cell table:style-name="ce8" office:value-type="string" calcext:value-type="string">
            <text:p>1969-05-14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7674131" calcext:value-type="float">
            <text:p>7674131</text:p>
          </table:table-cell>
          <table:table-cell table:style-name="ce13" table:formula="of:=RANDBETWEEN(10000000;100000000)" office:value-type="float" office:value="46669608" calcext:value-type="float">
            <text:p>46669608</text:p>
          </table:table-cell>
          <table:table-cell office:value-type="string" calcext:value-type="string">
            <text:p>Taiwán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13" office:value-type="string" calcext:value-type="string">
            <text:p>null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5" office:value-type="string" calcext:value-type="string">
            <text:p>Kaohsiung</text:p>
          </table:table-cell>
          <table:table-cell/>
          <table:table-cell table:style-name="ce40" table:formula="of:=CONCATENATE(&quot;(&quot;;[.D72];&quot;,&quot;;[.E72];&quot;,&quot;;[.F72];&quot;,&quot;;[.G72];&quot;,'&quot;;[.H72];&quot;',&quot;;[.I72];&quot;,&quot;;[.J72];&quot;,'&quot;;[.K72];&quot;','&quot;;[.L72];&quot;','&quot;;[.M72];&quot;',&quot;;[.N72];&quot;,&quot;;[.O72];&quot;,&quot;;[.P72];&quot;,ROW(58,&quot;;[.Q72];[.R72];&quot;) ,ROW('&quot;;[.S72];&quot;','&quot;;[.T72];&quot;'),ARRAY['&quot;;[.U72];&quot;','&quot;;[.V72];&quot;','&quot;;[.W72];&quot;','&quot;;[.X72];&quot;','&quot;;[.Y72];&quot;','&quot;;[.Z72];&quot;']::varchar(50)[], ARRAY[ ROW(&quot;;[.AA72];&quot;,&quot;;[.AB72];&quot;,&quot;;[.AC72];&quot;,&quot;;[.AD72];&quot;,'&quot;;[.AE72];&quot;','&quot;;[.AF72];&quot;',ROW(58,&quot;;[.AG72];[.AH72];&quot;) ), ROW(&quot;;[.AI72];&quot;,&quot;;[.AJ72];&quot;,&quot;;[.AK72];&quot;,&quot;;[.AL72];&quot;,'&quot;;[.AM72];&quot;','&quot;;[.AN72];&quot;',ROW(58,&quot;;[.AO72];[.AP72];&quot;) )]::familiar_ty[], ARRAY[ ROW('&quot;;[.AQ72];&quot;','&quot;;[.AR72];&quot;'),row('&quot;;[.AS72];&quot;','&quot;;[.AT72];&quot;') ]::identificacion_ty[], ARRAY[ ROW('&quot;;[.AU72];&quot;','&quot;;[.AV72];&quot;','&quot;;[.AW72];&quot;'), ROW('&quot;;[.AX72];&quot;','&quot;;[.AY72];&quot;','&quot;;[.AZ72];&quot;') ]::nivel_educativo_ty[],null,'&quot;;[.BB72];&quot;'),&quot;)" office:value-type="string" office:string-value="('Paula','Laila','Serna','Mora','1990-02-06',156,78,'verde oscuro','20/32','confidencial','personal_inteligencia_data/foto.png','personal_inteligencia_data/huella_digital.png','personal_inteligencia_data/huella_retina.png',ROW(58,4145704556) ,ROW('95064126','Taiwán'),ARRAY['inglés','árabe','portugués','francés','null','null']::varchar(50)[], ARRAY[ ROW('Celeste','Jessica','Maravilla','Quiroga','1969-05-14','hermano',ROW(58,2123874939) ), ROW('Perla','Gloria','Lima','Valentin','1969-05-14','hermano',ROW(58,2127674131) )]::familiar_ty[], ARRAY[ ROW('46669608','Taiwán'),row('null','null') ]::identificacion_ty[], ARRAY[ ROW('Economía','null','null'), ROW('Criminología','null','null') ]::nivel_educativo_ty[],null,'15')," calcext:value-type="string">
            <text:p>('Paula','Laila','Serna','Mora','1990-02-06',156,78,'verde oscuro','20/32','confidencial','personal_inteligencia_data/foto.png','personal_inteligencia_data/huella_digital.png','personal_inteligencia_data/huella_retina.png',ROW(58,4145704556) ,ROW('95064126','Taiwán'),ARRAY['inglés','árabe','portugués','francés','null','null']::varchar(50)[], ARRAY[ ROW('Celeste','Jessica','Maravilla','Quiroga','1969-05-14','hermano',ROW(58,2123874939) ), ROW('Perla','Gloria','Lima','Valentin','1969-05-14','hermano',ROW(58,2127674131) )]::familiar_ty[], ARRAY[ ROW('46669608','Taiwán'),row('null','null') ]::identificacion_ty[], ARRAY[ ROW('Economía','null','null'), ROW('Criminología','null','null') ]::nivel_educativo_ty[],null,'15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72]+1" office:value-type="float" office:value="70" calcext:value-type="float">
            <text:p>70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Bonita'</text:p>
          </table:table-cell>
          <table:table-cell office:value-type="string" calcext:value-type="string">
            <text:p>'Cardenas'</text:p>
          </table:table-cell>
          <table:table-cell office:value-type="string" calcext:value-type="string">
            <text:p>'Hill'</text:p>
          </table:table-cell>
          <table:table-cell table:style-name="ce8" office:value-type="string" calcext:value-type="string">
            <text:p>1990-08-29</text:p>
          </table:table-cell>
          <table:table-cell table:style-name="ce9" table:formula="of:=ROUND(RAND()*40+150 )" office:value-type="float" office:value="161" calcext:value-type="float">
            <text:p>161</text:p>
          </table:table-cell>
          <table:table-cell table:style-name="ce9" table:formula="of:=ROUND(RAND()*30+65 )" office:value-type="float" office:value="87" calcext:value-type="float">
            <text:p>87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2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9832301" calcext:value-type="float">
            <text:p>9832301</text:p>
          </table:table-cell>
          <table:table-cell table:formula="of:=RANDBETWEEN(10000000;99999999)" office:value-type="float" office:value="89986545" calcext:value-type="float">
            <text:p>89986545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Brenda'</text:p>
          </table:table-cell>
          <table:table-cell office:value-type="string" calcext:value-type="string">
            <text:p>'Garcia'</text:p>
          </table:table-cell>
          <table:table-cell office:value-type="string" calcext:value-type="string">
            <text:p>'Anguiano'</text:p>
          </table:table-cell>
          <table:table-cell table:style-name="ce8" office:value-type="string" calcext:value-type="string">
            <text:p>1970-11-02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1949876" calcext:value-type="float">
            <text:p>1949876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Sauceda'</text:p>
          </table:table-cell>
          <table:table-cell office:value-type="string" calcext:value-type="string">
            <text:p>'Mares'</text:p>
          </table:table-cell>
          <table:table-cell table:style-name="ce8" office:value-type="string" calcext:value-type="string">
            <text:p>1970-11-02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6444360" calcext:value-type="float">
            <text:p>6444360</text:p>
          </table:table-cell>
          <table:table-cell table:style-name="ce13" table:formula="of:=RANDBETWEEN(10000000;100000000)" office:value-type="float" office:value="82286746" calcext:value-type="float">
            <text:p>82286746</text:p>
          </table:table-cell>
          <table:table-cell office:value-type="string" calcext:value-type="string">
            <text:p>Malasi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Filosofía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style-name="ce12" office:value-type="string" calcext:value-type="string">
            <text:p>Psicología</text:p>
          </table:table-cell>
          <table:table-cell table:number-columns-repeated="2" table:style-name="ce13" office:value-type="string" calcext:value-type="string">
            <text:p>null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5" office:value-type="string" calcext:value-type="string">
            <text:p>Kuala Lumpur</text:p>
          </table:table-cell>
          <table:table-cell/>
          <table:table-cell table:style-name="ce40" table:formula="of:=CONCATENATE(&quot;(&quot;;[.D73];&quot;,&quot;;[.E73];&quot;,&quot;;[.F73];&quot;,&quot;;[.G73];&quot;,'&quot;;[.H73];&quot;',&quot;;[.I73];&quot;,&quot;;[.J73];&quot;,'&quot;;[.K73];&quot;','&quot;;[.L73];&quot;','&quot;;[.M73];&quot;',&quot;;[.N73];&quot;,&quot;;[.O73];&quot;,&quot;;[.P73];&quot;,ROW(58,&quot;;[.Q73];[.R73];&quot;) ,ROW('&quot;;[.S73];&quot;','&quot;;[.T73];&quot;'),ARRAY['&quot;;[.U73];&quot;','&quot;;[.V73];&quot;','&quot;;[.W73];&quot;','&quot;;[.X73];&quot;','&quot;;[.Y73];&quot;','&quot;;[.Z73];&quot;']::varchar(50)[], ARRAY[ ROW(&quot;;[.AA73];&quot;,&quot;;[.AB73];&quot;,&quot;;[.AC73];&quot;,&quot;;[.AD73];&quot;,'&quot;;[.AE73];&quot;','&quot;;[.AF73];&quot;',ROW(58,&quot;;[.AG73];[.AH73];&quot;) ), ROW(&quot;;[.AI73];&quot;,&quot;;[.AJ73];&quot;,&quot;;[.AK73];&quot;,&quot;;[.AL73];&quot;,'&quot;;[.AM73];&quot;','&quot;;[.AN73];&quot;',ROW(58,&quot;;[.AO73];[.AP73];&quot;) )]::familiar_ty[], ARRAY[ ROW('&quot;;[.AQ73];&quot;','&quot;;[.AR73];&quot;'),row('&quot;;[.AS73];&quot;','&quot;;[.AT73];&quot;') ]::identificacion_ty[], ARRAY[ ROW('&quot;;[.AU73];&quot;','&quot;;[.AV73];&quot;','&quot;;[.AW73];&quot;'), ROW('&quot;;[.AX73];&quot;','&quot;;[.AY73];&quot;','&quot;;[.AZ73];&quot;') ]::nivel_educativo_ty[],null,'&quot;;[.BB73];&quot;'),&quot;)" office:value-type="string" office:string-value="('Melina','Bonita','Cardenas','Hill','1990-08-29',161,87,'azul oscuro','20/25','confidencial','personal_inteligencia_data/foto.png','personal_inteligencia_data/huella_digital.png','personal_inteligencia_data/huella_retina.png',ROW(58,4129832301) ,ROW('89986545','Malasia'),ARRAY['inglés','árabe','portugués','francés','null','null']::varchar(50)[], ARRAY[ ROW('Jessica','Brenda','Garcia','Anguiano','1970-11-02','abuelo',ROW(58,4241949876) ), ROW('Ayala','Haydee','Sauceda','Mares','1970-11-02','abuelo',ROW(58,4246444360) )]::familiar_ty[], ARRAY[ ROW('82286746','Malasia'),row('null','null') ]::identificacion_ty[], ARRAY[ ROW('Filosofía','null','null'), ROW('Psicología','null','null') ]::nivel_educativo_ty[],null,'16')," calcext:value-type="string">
            <text:p>('Melina','Bonita','Cardenas','Hill','1990-08-29',161,87,'azul oscuro','20/25','confidencial','personal_inteligencia_data/foto.png','personal_inteligencia_data/huella_digital.png','personal_inteligencia_data/huella_retina.png',ROW(58,4129832301) ,ROW('89986545','Malasia'),ARRAY['inglés','árabe','portugués','francés','null','null']::varchar(50)[], ARRAY[ ROW('Jessica','Brenda','Garcia','Anguiano','1970-11-02','abuelo',ROW(58,4241949876) ), ROW('Ayala','Haydee','Sauceda','Mares','1970-11-02','abuelo',ROW(58,4246444360) )]::familiar_ty[], ARRAY[ ROW('82286746','Malasia'),row('null','null') ]::identificacion_ty[], ARRAY[ ROW('Filosofía','null','null'), ROW('Psicología','null','null') ]::nivel_educativo_ty[],null,'16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73]+1" office:value-type="float" office:value="71" calcext:value-type="float">
            <text:p>71</text:p>
          </table:table-cell>
          <table:table-cell office:value-type="string" calcext:value-type="string">
            <text:p>'Facunda'</text:p>
          </table:table-cell>
          <table:table-cell office:value-type="string" calcext:value-type="string">
            <text:p>'Alvara'</text:p>
          </table:table-cell>
          <table:table-cell office:value-type="string" calcext:value-type="string">
            <text:p>'Prado'</text:p>
          </table:table-cell>
          <table:table-cell office:value-type="string" calcext:value-type="string">
            <text:p>'Sarmiento'</text:p>
          </table:table-cell>
          <table:table-cell table:style-name="ce8" office:value-type="string" calcext:value-type="string">
            <text:p>1991-01-29</text:p>
          </table:table-cell>
          <table:table-cell table:style-name="ce9" table:formula="of:=ROUND(RAND()*40+150 )" office:value-type="float" office:value="154" calcext:value-type="float">
            <text:p>154</text:p>
          </table:table-cell>
          <table:table-cell table:style-name="ce9" table:formula="of:=ROUND(RAND()*30+65 )" office:value-type="float" office:value="94" calcext:value-type="float">
            <text:p>94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3177279" calcext:value-type="float">
            <text:p>3177279</text:p>
          </table:table-cell>
          <table:table-cell table:formula="of:=RANDBETWEEN(10000000;99999999)" office:value-type="float" office:value="18448668" calcext:value-type="float">
            <text:p>18448668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Marte'</text:p>
          </table:table-cell>
          <table:table-cell office:value-type="string" calcext:value-type="string">
            <text:p>'Recinos'</text:p>
          </table:table-cell>
          <table:table-cell table:style-name="ce8" office:value-type="string" calcext:value-type="string">
            <text:p>1973-02-13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6925033" calcext:value-type="float">
            <text:p>6925033</text:p>
          </table:table-cell>
          <table:table-cell office:value-type="string" calcext:value-type="string">
            <text:p>'Salvador'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Madrid'</text:p>
          </table:table-cell>
          <table:table-cell office:value-type="string" calcext:value-type="string">
            <text:p>'Moore'</text:p>
          </table:table-cell>
          <table:table-cell table:style-name="ce8" office:value-type="string" calcext:value-type="string">
            <text:p>1973-02-13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3183257" calcext:value-type="float">
            <text:p>3183257</text:p>
          </table:table-cell>
          <table:table-cell table:style-name="ce13" table:formula="of:=RANDBETWEEN(10000000;100000000)" office:value-type="float" office:value="70497114" calcext:value-type="float">
            <text:p>70497114</text:p>
          </table:table-cell>
          <table:table-cell office:value-type="string" calcext:value-type="string">
            <text:p>Malasi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style-name="ce12" office:value-type="string" calcext:value-type="string">
            <text:p>Psicología</text:p>
          </table:table-cell>
          <table:table-cell table:number-columns-repeated="2" table:style-name="ce13" office:value-type="string" calcext:value-type="string">
            <text:p>null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5" office:value-type="string" calcext:value-type="string">
            <text:p>Malaca</text:p>
          </table:table-cell>
          <table:table-cell/>
          <table:table-cell table:style-name="ce40" table:formula="of:=CONCATENATE(&quot;(&quot;;[.D74];&quot;,&quot;;[.E74];&quot;,&quot;;[.F74];&quot;,&quot;;[.G74];&quot;,'&quot;;[.H74];&quot;',&quot;;[.I74];&quot;,&quot;;[.J74];&quot;,'&quot;;[.K74];&quot;','&quot;;[.L74];&quot;','&quot;;[.M74];&quot;',&quot;;[.N74];&quot;,&quot;;[.O74];&quot;,&quot;;[.P74];&quot;,ROW(58,&quot;;[.Q74];[.R74];&quot;) ,ROW('&quot;;[.S74];&quot;','&quot;;[.T74];&quot;'),ARRAY['&quot;;[.U74];&quot;','&quot;;[.V74];&quot;','&quot;;[.W74];&quot;','&quot;;[.X74];&quot;','&quot;;[.Y74];&quot;','&quot;;[.Z74];&quot;']::varchar(50)[], ARRAY[ ROW(&quot;;[.AA74];&quot;,&quot;;[.AB74];&quot;,&quot;;[.AC74];&quot;,&quot;;[.AD74];&quot;,'&quot;;[.AE74];&quot;','&quot;;[.AF74];&quot;',ROW(58,&quot;;[.AG74];[.AH74];&quot;) ), ROW(&quot;;[.AI74];&quot;,&quot;;[.AJ74];&quot;,&quot;;[.AK74];&quot;,&quot;;[.AL74];&quot;,'&quot;;[.AM74];&quot;','&quot;;[.AN74];&quot;',ROW(58,&quot;;[.AO74];[.AP74];&quot;) )]::familiar_ty[], ARRAY[ ROW('&quot;;[.AQ74];&quot;','&quot;;[.AR74];&quot;'),row('&quot;;[.AS74];&quot;','&quot;;[.AT74];&quot;') ]::identificacion_ty[], ARRAY[ ROW('&quot;;[.AU74];&quot;','&quot;;[.AV74];&quot;','&quot;;[.AW74];&quot;'), ROW('&quot;;[.AX74];&quot;','&quot;;[.AY74];&quot;','&quot;;[.AZ74];&quot;') ]::nivel_educativo_ty[],null,'&quot;;[.BB74];&quot;'),&quot;)" office:value-type="string" office:string-value="('Facunda','Alvara','Prado','Sarmiento','1991-01-29',154,94,'azul claro','20/20','no_clasificado','personal_inteligencia_data/foto.png','personal_inteligencia_data/huella_digital.png','personal_inteligencia_data/huella_retina.png',ROW(58,2123177279) ,ROW('18448668','Malasia'),ARRAY['inglés','árabe','portugués','francés','null','null']::varchar(50)[], ARRAY[ ROW('Constantino','Leon','Marte','Recinos','1973-02-13','abuelo',ROW(58,2876925033) ), ROW('Salvador','Eleazar','Madrid','Moore','1973-02-13','abuelo',ROW(58,2873183257) )]::familiar_ty[], ARRAY[ ROW('70497114','Malasia'),row('null','null') ]::identificacion_ty[], ARRAY[ ROW('Ingeniería Informática','null','null'), ROW('Psicología','null','null') ]::nivel_educativo_ty[],null,'17')," calcext:value-type="string">
            <text:p>('Facunda','Alvara','Prado','Sarmiento','1991-01-29',154,94,'azul claro','20/20','no_clasificado','personal_inteligencia_data/foto.png','personal_inteligencia_data/huella_digital.png','personal_inteligencia_data/huella_retina.png',ROW(58,2123177279) ,ROW('18448668','Malasia'),ARRAY['inglés','árabe','portugués','francés','null','null']::varchar(50)[], ARRAY[ ROW('Constantino','Leon','Marte','Recinos','1973-02-13','abuelo',ROW(58,2876925033) ), ROW('Salvador','Eleazar','Madrid','Moore','1973-02-13','abuelo',ROW(58,2873183257) )]::familiar_ty[], ARRAY[ ROW('70497114','Malasia'),row('null','null') ]::identificacion_ty[], ARRAY[ ROW('Ingeniería Informática','null','null'), ROW('Psicología','null','null') ]::nivel_educativo_ty[],null,'17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74]+1" office:value-type="float" office:value="72" calcext:value-type="float">
            <text:p>72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Segura'</text:p>
          </table:table-cell>
          <table:table-cell office:value-type="string" calcext:value-type="string">
            <text:p>'Alvarenga'</text:p>
          </table:table-cell>
          <table:table-cell table:style-name="ce8" office:value-type="string" calcext:value-type="string">
            <text:p>1991-05-26</text:p>
          </table:table-cell>
          <table:table-cell table:style-name="ce9" table:formula="of:=ROUND(RAND()*40+150 )" office:value-type="float" office:value="190" calcext:value-type="float">
            <text:p>190</text:p>
          </table:table-cell>
          <table:table-cell table:style-name="ce9" table:formula="of:=ROUND(RAND()*30+65 )" office:value-type="float" office:value="67" calcext:value-type="float">
            <text:p>67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16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2563284" calcext:value-type="float">
            <text:p>2563284</text:p>
          </table:table-cell>
          <table:table-cell table:formula="of:=RANDBETWEEN(10000000;99999999)" office:value-type="float" office:value="89419331" calcext:value-type="float">
            <text:p>89419331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Fermin'</text:p>
          </table:table-cell>
          <table:table-cell office:value-type="string" calcext:value-type="string">
            <text:p>'Burgos'</text:p>
          </table:table-cell>
          <table:table-cell office:value-type="string" calcext:value-type="string">
            <text:p>'Caraballo'</text:p>
          </table:table-cell>
          <table:table-cell table:style-name="ce8" office:value-type="string" calcext:value-type="string">
            <text:p>1976-01-07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1517815" calcext:value-type="float">
            <text:p>1517815</text:p>
          </table:table-cell>
          <table:table-cell office:value-type="string" calcext:value-type="string">
            <text:p>'Lucrecia'</text:p>
          </table:table-cell>
          <table:table-cell office:value-type="string" calcext:value-type="string">
            <text:p>'Margarita'</text:p>
          </table:table-cell>
          <table:table-cell office:value-type="string" calcext:value-type="string">
            <text:p>'Alonzo'</text:p>
          </table:table-cell>
          <table:table-cell office:value-type="string" calcext:value-type="string">
            <text:p>'Saenz'</text:p>
          </table:table-cell>
          <table:table-cell table:style-name="ce8" office:value-type="string" calcext:value-type="string">
            <text:p>1976-01-07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4178665" calcext:value-type="float">
            <text:p>4178665</text:p>
          </table:table-cell>
          <table:table-cell table:style-name="ce13" table:formula="of:=RANDBETWEEN(10000000;100000000)" office:value-type="float" office:value="87935255" calcext:value-type="float">
            <text:p>87935255</text:p>
          </table:table-cell>
          <table:table-cell office:value-type="string" calcext:value-type="string">
            <text:p>Malasi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13" office:value-type="string" calcext:value-type="string">
            <text:p>null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5" office:value-type="string" calcext:value-type="string">
            <text:p>Pulau Pinang</text:p>
          </table:table-cell>
          <table:table-cell/>
          <table:table-cell table:style-name="ce40" table:formula="of:=CONCATENATE(&quot;(&quot;;[.D75];&quot;,&quot;;[.E75];&quot;,&quot;;[.F75];&quot;,&quot;;[.G75];&quot;,'&quot;;[.H75];&quot;',&quot;;[.I75];&quot;,&quot;;[.J75];&quot;,'&quot;;[.K75];&quot;','&quot;;[.L75];&quot;','&quot;;[.M75];&quot;',&quot;;[.N75];&quot;,&quot;;[.O75];&quot;,&quot;;[.P75];&quot;,ROW(58,&quot;;[.Q75];[.R75];&quot;) ,ROW('&quot;;[.S75];&quot;','&quot;;[.T75];&quot;'),ARRAY['&quot;;[.U75];&quot;','&quot;;[.V75];&quot;','&quot;;[.W75];&quot;','&quot;;[.X75];&quot;','&quot;;[.Y75];&quot;','&quot;;[.Z75];&quot;']::varchar(50)[], ARRAY[ ROW(&quot;;[.AA75];&quot;,&quot;;[.AB75];&quot;,&quot;;[.AC75];&quot;,&quot;;[.AD75];&quot;,'&quot;;[.AE75];&quot;','&quot;;[.AF75];&quot;',ROW(58,&quot;;[.AG75];[.AH75];&quot;) ), ROW(&quot;;[.AI75];&quot;,&quot;;[.AJ75];&quot;,&quot;;[.AK75];&quot;,&quot;;[.AL75];&quot;,'&quot;;[.AM75];&quot;','&quot;;[.AN75];&quot;',ROW(58,&quot;;[.AO75];[.AP75];&quot;) )]::familiar_ty[], ARRAY[ ROW('&quot;;[.AQ75];&quot;','&quot;;[.AR75];&quot;'),row('&quot;;[.AS75];&quot;','&quot;;[.AT75];&quot;') ]::identificacion_ty[], ARRAY[ ROW('&quot;;[.AU75];&quot;','&quot;;[.AV75];&quot;','&quot;;[.AW75];&quot;'), ROW('&quot;;[.AX75];&quot;','&quot;;[.AY75];&quot;','&quot;;[.AZ75];&quot;') ]::nivel_educativo_ty[],null,'&quot;;[.BB75];&quot;'),&quot;)" office:value-type="string" office:string-value="('Matias','Orosio','Segura','Alvarenga','1991-05-26',190,67,'marrón claro','20/16','no_clasificado','personal_inteligencia_data/foto.png','personal_inteligencia_data/huella_digital.png','personal_inteligencia_data/huella_retina.png',ROW(58,4242563284) ,ROW('89419331','Malasia'),ARRAY['inglés','árabe','portugués','francés','null','null']::varchar(50)[], ARRAY[ ROW('Valentin','Fermin','Burgos','Caraballo','1976-01-07','primo',ROW(58,2431517815) ), ROW('Lucrecia','Margarita','Alonzo','Saenz','1976-01-07','primo',ROW(58,2434178665) )]::familiar_ty[], ARRAY[ ROW('87935255','Malasia'),row('null','null') ]::identificacion_ty[], ARRAY[ ROW('Comunicación','null','null'), ROW('Comunicación','null','null') ]::nivel_educativo_ty[],null,'18')," calcext:value-type="string">
            <text:p>('Matias','Orosio','Segura','Alvarenga','1991-05-26',190,67,'marrón claro','20/16','no_clasificado','personal_inteligencia_data/foto.png','personal_inteligencia_data/huella_digital.png','personal_inteligencia_data/huella_retina.png',ROW(58,4242563284) ,ROW('89419331','Malasia'),ARRAY['inglés','árabe','portugués','francés','null','null']::varchar(50)[], ARRAY[ ROW('Valentin','Fermin','Burgos','Caraballo','1976-01-07','primo',ROW(58,2431517815) ), ROW('Lucrecia','Margarita','Alonzo','Saenz','1976-01-07','primo',ROW(58,2434178665) )]::familiar_ty[], ARRAY[ ROW('87935255','Malasia'),row('null','null') ]::identificacion_ty[], ARRAY[ ROW('Comunicación','null','null'), ROW('Comunicación','null','null') ]::nivel_educativo_ty[],null,'18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75]+1" office:value-type="float" office:value="73" calcext:value-type="float">
            <text:p>73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Ada'</text:p>
          </table:table-cell>
          <table:table-cell office:value-type="string" calcext:value-type="string">
            <text:p>'Johnson'</text:p>
          </table:table-cell>
          <table:table-cell office:value-type="string" calcext:value-type="string">
            <text:p>'Caballero'</text:p>
          </table:table-cell>
          <table:table-cell table:style-name="ce8" office:value-type="string" calcext:value-type="string">
            <text:p>1992-05-03</text:p>
          </table:table-cell>
          <table:table-cell table:style-name="ce9" table:formula="of:=ROUND(RAND()*40+150 )" office:value-type="float" office:value="177" calcext:value-type="float">
            <text:p>177</text:p>
          </table:table-cell>
          <table:table-cell table:style-name="ce9" table:formula="of:=ROUND(RAND()*30+65 )" office:value-type="float" office:value="95" calcext:value-type="float">
            <text:p>95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12.5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9407432" calcext:value-type="float">
            <text:p>9407432</text:p>
          </table:table-cell>
          <table:table-cell table:formula="of:=RANDBETWEEN(10000000;99999999)" office:value-type="float" office:value="93692173" calcext:value-type="float">
            <text:p>9369217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Patricia'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Munguia'</text:p>
          </table:table-cell>
          <table:table-cell office:value-type="string" calcext:value-type="string">
            <text:p>'Garcia'</text:p>
          </table:table-cell>
          <table:table-cell table:style-name="ce8" office:value-type="string" calcext:value-type="string">
            <text:p>1978-09-06</text:p>
          </table:table-cell>
          <table:table-cell office:value-type="string" calcext:value-type="string">
            <text:p>tí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3862988" calcext:value-type="float">
            <text:p>3862988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Avendano'</text:p>
          </table:table-cell>
          <table:table-cell office:value-type="string" calcext:value-type="string">
            <text:p>'Marroquin'</text:p>
          </table:table-cell>
          <table:table-cell table:style-name="ce8" office:value-type="string" calcext:value-type="string">
            <text:p>1978-09-06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1211856" calcext:value-type="float">
            <text:p>1211856</text:p>
          </table:table-cell>
          <table:table-cell table:style-name="ce13" table:formula="of:=RANDBETWEEN(10000000;100000000)" office:value-type="float" office:value="37553366" calcext:value-type="float">
            <text:p>37553366</text:p>
          </table:table-cell>
          <table:table-cell office:value-type="string" calcext:value-type="string">
            <text:p>Ugand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13" office:value-type="string" calcext:value-type="string">
            <text:p>null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5" office:value-type="string" calcext:value-type="string">
            <text:p>Kampala</text:p>
          </table:table-cell>
          <table:table-cell/>
          <table:table-cell table:style-name="ce40" table:formula="of:=CONCATENATE(&quot;(&quot;;[.D76];&quot;,&quot;;[.E76];&quot;,&quot;;[.F76];&quot;,&quot;;[.G76];&quot;,'&quot;;[.H76];&quot;',&quot;;[.I76];&quot;,&quot;;[.J76];&quot;,'&quot;;[.K76];&quot;','&quot;;[.L76];&quot;','&quot;;[.M76];&quot;',&quot;;[.N76];&quot;,&quot;;[.O76];&quot;,&quot;;[.P76];&quot;,ROW(58,&quot;;[.Q76];[.R76];&quot;) ,ROW('&quot;;[.S76];&quot;','&quot;;[.T76];&quot;'),ARRAY['&quot;;[.U76];&quot;','&quot;;[.V76];&quot;','&quot;;[.W76];&quot;','&quot;;[.X76];&quot;','&quot;;[.Y76];&quot;','&quot;;[.Z76];&quot;']::varchar(50)[], ARRAY[ ROW(&quot;;[.AA76];&quot;,&quot;;[.AB76];&quot;,&quot;;[.AC76];&quot;,&quot;;[.AD76];&quot;,'&quot;;[.AE76];&quot;','&quot;;[.AF76];&quot;',ROW(58,&quot;;[.AG76];[.AH76];&quot;) ), ROW(&quot;;[.AI76];&quot;,&quot;;[.AJ76];&quot;,&quot;;[.AK76];&quot;,&quot;;[.AL76];&quot;,'&quot;;[.AM76];&quot;','&quot;;[.AN76];&quot;',ROW(58,&quot;;[.AO76];[.AP76];&quot;) )]::familiar_ty[], ARRAY[ ROW('&quot;;[.AQ76];&quot;','&quot;;[.AR76];&quot;'),row('&quot;;[.AS76];&quot;','&quot;;[.AT76];&quot;') ]::identificacion_ty[], ARRAY[ ROW('&quot;;[.AU76];&quot;','&quot;;[.AV76];&quot;','&quot;;[.AW76];&quot;'), ROW('&quot;;[.AX76];&quot;','&quot;;[.AY76];&quot;','&quot;;[.AZ76];&quot;') ]::nivel_educativo_ty[],null,'&quot;;[.BB76];&quot;'),&quot;)" office:value-type="string" office:string-value="('Sabina','Ada','Johnson','Caballero','1992-05-03',177,95,'marrón oscuro','20/12.5','no_clasificado','personal_inteligencia_data/foto.png','personal_inteligencia_data/huella_digital.png','personal_inteligencia_data/huella_retina.png',ROW(58,4129407432) ,ROW('93692173','Uganda'),ARRAY['inglés','árabe','portugués','francés','null','null']::varchar(50)[], ARRAY[ ROW('Patricia','Victoria','Munguia','Garcia','1978-09-06','tío',ROW(58,2813862988) ), ROW('Pablo','Orosio','Avendano','Marroquin','1978-09-06','hermano',ROW(58,2811211856) )]::familiar_ty[], ARRAY[ ROW('37553366','Uganda'),row('null','null') ]::identificacion_ty[], ARRAY[ ROW('Ingeniería Industrial','null','null'), ROW('Ingeniería Industrial','null','null') ]::nivel_educativo_ty[],null,'19')," calcext:value-type="string">
            <text:p>('Sabina','Ada','Johnson','Caballero','1992-05-03',177,95,'marrón oscuro','20/12.5','no_clasificado','personal_inteligencia_data/foto.png','personal_inteligencia_data/huella_digital.png','personal_inteligencia_data/huella_retina.png',ROW(58,4129407432) ,ROW('93692173','Uganda'),ARRAY['inglés','árabe','portugués','francés','null','null']::varchar(50)[], ARRAY[ ROW('Patricia','Victoria','Munguia','Garcia','1978-09-06','tío',ROW(58,2813862988) ), ROW('Pablo','Orosio','Avendano','Marroquin','1978-09-06','hermano',ROW(58,2811211856) )]::familiar_ty[], ARRAY[ ROW('37553366','Uganda'),row('null','null') ]::identificacion_ty[], ARRAY[ ROW('Ingeniería Industrial','null','null'), ROW('Ingeniería Industrial','null','null') ]::nivel_educativo_ty[],null,'19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76]+1" office:value-type="float" office:value="74" calcext:value-type="float">
            <text:p>74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Rafael'</text:p>
          </table:table-cell>
          <table:table-cell office:value-type="string" calcext:value-type="string">
            <text:p>'Ocampo'</text:p>
          </table:table-cell>
          <table:table-cell office:value-type="string" calcext:value-type="string">
            <text:p>'Landeros'</text:p>
          </table:table-cell>
          <table:table-cell table:style-name="ce8" office:value-type="string" calcext:value-type="string">
            <text:p>1992-05-30</text:p>
          </table:table-cell>
          <table:table-cell table:style-name="ce9" table:formula="of:=ROUND(RAND()*40+150 )" office:value-type="float" office:value="168" calcext:value-type="float">
            <text:p>168</text:p>
          </table:table-cell>
          <table:table-cell table:style-name="ce9" table:formula="of:=ROUND(RAND()*30+65 )" office:value-type="float" office:value="73" calcext:value-type="float">
            <text:p>73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1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3375682" calcext:value-type="float">
            <text:p>3375682</text:p>
          </table:table-cell>
          <table:table-cell table:formula="of:=RANDBETWEEN(10000000;99999999)" office:value-type="float" office:value="53010320" calcext:value-type="float">
            <text:p>53010320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Nathaly'</text:p>
          </table:table-cell>
          <table:table-cell office:value-type="string" calcext:value-type="string">
            <text:p>'Olmos'</text:p>
          </table:table-cell>
          <table:table-cell office:value-type="string" calcext:value-type="string">
            <text:p>'Melo'</text:p>
          </table:table-cell>
          <table:table-cell table:style-name="ce8" office:value-type="string" calcext:value-type="string">
            <text:p>1979-12-29</text:p>
          </table:table-cell>
          <table:table-cell office:value-type="string" calcext:value-type="string">
            <text:p>padre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6409170" calcext:value-type="float">
            <text:p>6409170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Pichardo'</text:p>
          </table:table-cell>
          <table:table-cell office:value-type="string" calcext:value-type="string">
            <text:p>'Castanon'</text:p>
          </table:table-cell>
          <table:table-cell table:style-name="ce8" office:value-type="string" calcext:value-type="string">
            <text:p>1979-12-29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7597551" calcext:value-type="float">
            <text:p>7597551</text:p>
          </table:table-cell>
          <table:table-cell table:style-name="ce13" table:formula="of:=RANDBETWEEN(10000000;100000000)" office:value-type="float" office:value="61387571" calcext:value-type="float">
            <text:p>61387571</text:p>
          </table:table-cell>
          <table:table-cell office:value-type="string" calcext:value-type="string">
            <text:p>Ugand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13" office:value-type="string" calcext:value-type="string">
            <text:p>null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Entebbe</text:p>
          </table:table-cell>
          <table:table-cell/>
          <table:table-cell table:style-name="ce40" table:formula="of:=CONCATENATE(&quot;(&quot;;[.D77];&quot;,&quot;;[.E77];&quot;,&quot;;[.F77];&quot;,&quot;;[.G77];&quot;,'&quot;;[.H77];&quot;',&quot;;[.I77];&quot;,&quot;;[.J77];&quot;,'&quot;;[.K77];&quot;','&quot;;[.L77];&quot;','&quot;;[.M77];&quot;',&quot;;[.N77];&quot;,&quot;;[.O77];&quot;,&quot;;[.P77];&quot;,ROW(58,&quot;;[.Q77];[.R77];&quot;) ,ROW('&quot;;[.S77];&quot;','&quot;;[.T77];&quot;'),ARRAY['&quot;;[.U77];&quot;','&quot;;[.V77];&quot;','&quot;;[.W77];&quot;','&quot;;[.X77];&quot;','&quot;;[.Y77];&quot;','&quot;;[.Z77];&quot;']::varchar(50)[], ARRAY[ ROW(&quot;;[.AA77];&quot;,&quot;;[.AB77];&quot;,&quot;;[.AC77];&quot;,&quot;;[.AD77];&quot;,'&quot;;[.AE77];&quot;','&quot;;[.AF77];&quot;',ROW(58,&quot;;[.AG77];[.AH77];&quot;) ), ROW(&quot;;[.AI77];&quot;,&quot;;[.AJ77];&quot;,&quot;;[.AK77];&quot;,&quot;;[.AL77];&quot;,'&quot;;[.AM77];&quot;','&quot;;[.AN77];&quot;',ROW(58,&quot;;[.AO77];[.AP77];&quot;) )]::familiar_ty[], ARRAY[ ROW('&quot;;[.AQ77];&quot;','&quot;;[.AR77];&quot;'),row('&quot;;[.AS77];&quot;','&quot;;[.AT77];&quot;') ]::identificacion_ty[], ARRAY[ ROW('&quot;;[.AU77];&quot;','&quot;;[.AV77];&quot;','&quot;;[.AW77];&quot;'), ROW('&quot;;[.AX77];&quot;','&quot;;[.AY77];&quot;','&quot;;[.AZ77];&quot;') ]::nivel_educativo_ty[],null,'&quot;;[.BB77];&quot;'),&quot;)" office:value-type="string" office:string-value="('Jorge','Rafael','Ocampo','Landeros','1992-05-30',168,73,'verde claro','20/10','top_secret','personal_inteligencia_data/foto.png','personal_inteligencia_data/huella_digital.png','personal_inteligencia_data/huella_retina.png',ROW(58,2123375682) ,ROW('53010320','Uganda'),ARRAY['inglés','árabe','portugués','francés','null','null']::varchar(50)[], ARRAY[ ROW('Pilar','Nathaly','Olmos','Melo','1979-12-29','padre',ROW(58,2346409170) ), ROW('Andres','Orosio','Pichardo','Castanon','1979-12-29','hermano',ROW(58,2347597551) )]::familiar_ty[], ARRAY[ ROW('61387571','Uganda'),row('null','null') ]::identificacion_ty[], ARRAY[ ROW('Derecho','null','null'), ROW('Ciencias Sociales ','null','null') ]::nivel_educativo_ty[],null,'20')," calcext:value-type="string">
            <text:p>('Jorge','Rafael','Ocampo','Landeros','1992-05-30',168,73,'verde claro','20/10','top_secret','personal_inteligencia_data/foto.png','personal_inteligencia_data/huella_digital.png','personal_inteligencia_data/huella_retina.png',ROW(58,2123375682) ,ROW('53010320','Uganda'),ARRAY['inglés','árabe','portugués','francés','null','null']::varchar(50)[], ARRAY[ ROW('Pilar','Nathaly','Olmos','Melo','1979-12-29','padre',ROW(58,2346409170) ), ROW('Andres','Orosio','Pichardo','Castanon','1979-12-29','hermano',ROW(58,2347597551) )]::familiar_ty[], ARRAY[ ROW('61387571','Uganda'),row('null','null') ]::identificacion_ty[], ARRAY[ ROW('Derecho','null','null'), ROW('Ciencias Sociales ','null','null') ]::nivel_educativo_ty[],null,'20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77]+1" office:value-type="float" office:value="75" calcext:value-type="float">
            <text:p>75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Lorenzo'</text:p>
          </table:table-cell>
          <table:table-cell office:value-type="string" calcext:value-type="string">
            <text:p>'Miranda'</text:p>
          </table:table-cell>
          <table:table-cell office:value-type="string" calcext:value-type="string">
            <text:p>'Rueda'</text:p>
          </table:table-cell>
          <table:table-cell table:style-name="ce8" office:value-type="string" calcext:value-type="string">
            <text:p>1993-05-14</text:p>
          </table:table-cell>
          <table:table-cell table:style-name="ce9" table:formula="of:=ROUND(RAND()*40+150 )" office:value-type="float" office:value="156" calcext:value-type="float">
            <text:p>156</text:p>
          </table:table-cell>
          <table:table-cell table:style-name="ce9" table:formula="of:=ROUND(RAND()*30+65 )" office:value-type="float" office:value="78" calcext:value-type="float">
            <text:p>78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125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1953217" calcext:value-type="float">
            <text:p>1953217</text:p>
          </table:table-cell>
          <table:table-cell table:formula="of:=RANDBETWEEN(10000000;99999999)" office:value-type="float" office:value="14082980" calcext:value-type="float">
            <text:p>14082980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Maria'</text:p>
          </table:table-cell>
          <table:table-cell office:value-type="string" calcext:value-type="string">
            <text:p>'Belinda'</text:p>
          </table:table-cell>
          <table:table-cell office:value-type="string" calcext:value-type="string">
            <text:p>'Angeles'</text:p>
          </table:table-cell>
          <table:table-cell office:value-type="string" calcext:value-type="string">
            <text:p>'Paniagua'</text:p>
          </table:table-cell>
          <table:table-cell table:style-name="ce8" office:value-type="string" calcext:value-type="string">
            <text:p>1980-08-09</text:p>
          </table:table-cell>
          <table:table-cell office:value-type="string" calcext:value-type="string">
            <text:p>madre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7739879" calcext:value-type="float">
            <text:p>7739879</text:p>
          </table:table-cell>
          <table:table-cell office:value-type="string" calcext:value-type="string">
            <text:p>'Leonardo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Bedolla'</text:p>
          </table:table-cell>
          <table:table-cell office:value-type="string" calcext:value-type="string">
            <text:p>'Bocanegra'</text:p>
          </table:table-cell>
          <table:table-cell table:style-name="ce8" office:value-type="string" calcext:value-type="string">
            <text:p>1980-08-09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5028606" calcext:value-type="float">
            <text:p>5028606</text:p>
          </table:table-cell>
          <table:table-cell table:style-name="ce13" table:formula="of:=RANDBETWEEN(10000000;100000000)" office:value-type="float" office:value="72013863" calcext:value-type="float">
            <text:p>72013863</text:p>
          </table:table-cell>
          <table:table-cell office:value-type="string" calcext:value-type="string">
            <text:p>Ugand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13" office:value-type="string" calcext:value-type="string">
            <text:p>null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5" office:value-type="string" calcext:value-type="string">
            <text:p>Kasese</text:p>
          </table:table-cell>
          <table:table-cell/>
          <table:table-cell table:style-name="ce40" table:formula="of:=CONCATENATE(&quot;(&quot;;[.D78];&quot;,&quot;;[.E78];&quot;,&quot;;[.F78];&quot;,&quot;;[.G78];&quot;,'&quot;;[.H78];&quot;',&quot;;[.I78];&quot;,&quot;;[.J78];&quot;,'&quot;;[.K78];&quot;','&quot;;[.L78];&quot;','&quot;;[.M78];&quot;',&quot;;[.N78];&quot;,&quot;;[.O78];&quot;,&quot;;[.P78];&quot;,ROW(58,&quot;;[.Q78];[.R78];&quot;) ,ROW('&quot;;[.S78];&quot;','&quot;;[.T78];&quot;'),ARRAY['&quot;;[.U78];&quot;','&quot;;[.V78];&quot;','&quot;;[.W78];&quot;','&quot;;[.X78];&quot;','&quot;;[.Y78];&quot;','&quot;;[.Z78];&quot;']::varchar(50)[], ARRAY[ ROW(&quot;;[.AA78];&quot;,&quot;;[.AB78];&quot;,&quot;;[.AC78];&quot;,&quot;;[.AD78];&quot;,'&quot;;[.AE78];&quot;','&quot;;[.AF78];&quot;',ROW(58,&quot;;[.AG78];[.AH78];&quot;) ), ROW(&quot;;[.AI78];&quot;,&quot;;[.AJ78];&quot;,&quot;;[.AK78];&quot;,&quot;;[.AL78];&quot;,'&quot;;[.AM78];&quot;','&quot;;[.AN78];&quot;',ROW(58,&quot;;[.AO78];[.AP78];&quot;) )]::familiar_ty[], ARRAY[ ROW('&quot;;[.AQ78];&quot;','&quot;;[.AR78];&quot;'),row('&quot;;[.AS78];&quot;','&quot;;[.AT78];&quot;') ]::identificacion_ty[], ARRAY[ ROW('&quot;;[.AU78];&quot;','&quot;;[.AV78];&quot;','&quot;;[.AW78];&quot;'), ROW('&quot;;[.AX78];&quot;','&quot;;[.AY78];&quot;','&quot;;[.AZ78];&quot;') ]::nivel_educativo_ty[],null,'&quot;;[.BB78];&quot;'),&quot;)" office:value-type="string" office:string-value="('William','Lorenzo','Miranda','Rueda','1993-05-14',156,78,'verde oscuro','20/125','top_secret','personal_inteligencia_data/foto.png','personal_inteligencia_data/huella_digital.png','personal_inteligencia_data/huella_retina.png',ROW(58,4241953217) ,ROW('14082980','Uganda'),ARRAY['inglés','árabe','portugués','francés','null','null']::varchar(50)[], ARRAY[ ROW('Maria','Belinda','Angeles','Paniagua','1980-08-09','madre',ROW(58,2617739879) ), ROW('Leonardo','Klement','Bedolla','Bocanegra','1980-08-09','abuelo',ROW(58,2615028606) )]::familiar_ty[], ARRAY[ ROW('72013863','Uganda'),row('null','null') ]::identificacion_ty[], ARRAY[ ROW('Criminología','null','null'), ROW('Derecho','null','null') ]::nivel_educativo_ty[],null,'21')," calcext:value-type="string">
            <text:p>('William','Lorenzo','Miranda','Rueda','1993-05-14',156,78,'verde oscuro','20/125','top_secret','personal_inteligencia_data/foto.png','personal_inteligencia_data/huella_digital.png','personal_inteligencia_data/huella_retina.png',ROW(58,4241953217) ,ROW('14082980','Uganda'),ARRAY['inglés','árabe','portugués','francés','null','null']::varchar(50)[], ARRAY[ ROW('Maria','Belinda','Angeles','Paniagua','1980-08-09','madre',ROW(58,2617739879) ), ROW('Leonardo','Klement','Bedolla','Bocanegra','1980-08-09','abuelo',ROW(58,2615028606) )]::familiar_ty[], ARRAY[ ROW('72013863','Uganda'),row('null','null') ]::identificacion_ty[], ARRAY[ ROW('Criminología','null','null'), ROW('Derecho','null','null') ]::nivel_educativo_ty[],null,'21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78]+1" office:value-type="float" office:value="76" calcext:value-type="float">
            <text:p>76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Wilson'</text:p>
          </table:table-cell>
          <table:table-cell office:value-type="string" calcext:value-type="string">
            <text:p>'Tejeda'</text:p>
          </table:table-cell>
          <table:table-cell table:style-name="ce8" office:value-type="string" calcext:value-type="string">
            <text:p>1993-10-09</text:p>
          </table:table-cell>
          <table:table-cell table:style-name="ce9" table:formula="of:=ROUND(RAND()*40+150 )" office:value-type="float" office:value="182" calcext:value-type="float">
            <text:p>182</text:p>
          </table:table-cell>
          <table:table-cell table:style-name="ce9" table:formula="of:=ROUND(RAND()*30+65 )" office:value-type="float" office:value="70" calcext:value-type="float">
            <text:p>70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10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87" calcext:value-type="float">
            <text:p>287</text:p>
          </table:table-cell>
          <table:table-cell table:formula="of:=RANDBETWEEN(1000000;9999999)" office:value-type="float" office:value="6959993" calcext:value-type="float">
            <text:p>6959993</text:p>
          </table:table-cell>
          <table:table-cell table:formula="of:=RANDBETWEEN(10000000;99999999)" office:value-type="float" office:value="23113335" calcext:value-type="float">
            <text:p>23113335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Italo'</text:p>
          </table:table-cell>
          <table:table-cell office:value-type="string" calcext:value-type="string">
            <text:p>'Florindo'</text:p>
          </table:table-cell>
          <table:table-cell office:value-type="string" calcext:value-type="string">
            <text:p>'Barragan'</text:p>
          </table:table-cell>
          <table:table-cell office:value-type="string" calcext:value-type="string">
            <text:p>'Salinas'</text:p>
          </table:table-cell>
          <table:table-cell table:style-name="ce8" office:value-type="string" calcext:value-type="string">
            <text:p>1936-11-09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8934117" calcext:value-type="float">
            <text:p>8934117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Davis'</text:p>
          </table:table-cell>
          <table:table-cell office:value-type="string" calcext:value-type="string">
            <text:p>'Vicente'</text:p>
          </table:table-cell>
          <table:table-cell table:style-name="ce8" office:value-type="string" calcext:value-type="string">
            <text:p>1936-11-09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6141426" calcext:value-type="float">
            <text:p>6141426</text:p>
          </table:table-cell>
          <table:table-cell table:style-name="ce13" table:formula="of:=RANDBETWEEN(10000000;100000000)" office:value-type="float" office:value="50816635" calcext:value-type="float">
            <text:p>50816635</text:p>
          </table:table-cell>
          <table:table-cell office:value-type="string" calcext:value-type="string">
            <text:p>Zimbabue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style-name="ce12" office:value-type="string" calcext:value-type="string">
            <text:p>Psicologí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13" office:value-type="string" calcext:value-type="string">
            <text:p>null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5" office:value-type="string" calcext:value-type="string">
            <text:p>Harare</text:p>
          </table:table-cell>
          <table:table-cell/>
          <table:table-cell table:style-name="ce40" table:formula="of:=CONCATENATE(&quot;(&quot;;[.D79];&quot;,&quot;;[.E79];&quot;,&quot;;[.F79];&quot;,&quot;;[.G79];&quot;,'&quot;;[.H79];&quot;',&quot;;[.I79];&quot;,&quot;;[.J79];&quot;,'&quot;;[.K79];&quot;','&quot;;[.L79];&quot;','&quot;;[.M79];&quot;',&quot;;[.N79];&quot;,&quot;;[.O79];&quot;,&quot;;[.P79];&quot;,ROW(58,&quot;;[.Q79];[.R79];&quot;) ,ROW('&quot;;[.S79];&quot;','&quot;;[.T79];&quot;'),ARRAY['&quot;;[.U79];&quot;','&quot;;[.V79];&quot;','&quot;;[.W79];&quot;','&quot;;[.X79];&quot;','&quot;;[.Y79];&quot;','&quot;;[.Z79];&quot;']::varchar(50)[], ARRAY[ ROW(&quot;;[.AA79];&quot;,&quot;;[.AB79];&quot;,&quot;;[.AC79];&quot;,&quot;;[.AD79];&quot;,'&quot;;[.AE79];&quot;','&quot;;[.AF79];&quot;',ROW(58,&quot;;[.AG79];[.AH79];&quot;) ), ROW(&quot;;[.AI79];&quot;,&quot;;[.AJ79];&quot;,&quot;;[.AK79];&quot;,&quot;;[.AL79];&quot;,'&quot;;[.AM79];&quot;','&quot;;[.AN79];&quot;',ROW(58,&quot;;[.AO79];[.AP79];&quot;) )]::familiar_ty[], ARRAY[ ROW('&quot;;[.AQ79];&quot;','&quot;;[.AR79];&quot;'),row('&quot;;[.AS79];&quot;','&quot;;[.AT79];&quot;') ]::identificacion_ty[], ARRAY[ ROW('&quot;;[.AU79];&quot;','&quot;;[.AV79];&quot;','&quot;;[.AW79];&quot;'), ROW('&quot;;[.AX79];&quot;','&quot;;[.AY79];&quot;','&quot;;[.AZ79];&quot;') ]::nivel_educativo_ty[],null,'&quot;;[.BB79];&quot;'),&quot;)" office:value-type="string" office:string-value="('Luis','Marcus','Wilson','Tejeda','1993-10-09',182,70,'azul oscuro','20/100','top_secret','personal_inteligencia_data/foto.png','personal_inteligencia_data/huella_digital.png','personal_inteligencia_data/huella_retina.png',ROW(58,2876959993) ,ROW('23113335','Zimbabue'),ARRAY['español','inglés','portugués','francés','null','null']::varchar(50)[], ARRAY[ ROW('Italo','Florindo','Barragan','Salinas','1936-11-09','hermano',ROW(58,2448934117) ), ROW('Genesis','Ana','Davis','Vicente','1936-11-09','abuelo',ROW(58,2446141426) )]::familiar_ty[], ARRAY[ ROW('50816635','Zimbabue'),row('null','null') ]::identificacion_ty[], ARRAY[ ROW('Psicología','null','null'), ROW('Criminología','null','null') ]::nivel_educativo_ty[],null,'22')," calcext:value-type="string">
            <text:p>('Luis','Marcus','Wilson','Tejeda','1993-10-09',182,70,'azul oscuro','20/100','top_secret','personal_inteligencia_data/foto.png','personal_inteligencia_data/huella_digital.png','personal_inteligencia_data/huella_retina.png',ROW(58,2876959993) ,ROW('23113335','Zimbabue'),ARRAY['español','inglés','portugués','francés','null','null']::varchar(50)[], ARRAY[ ROW('Italo','Florindo','Barragan','Salinas','1936-11-09','hermano',ROW(58,2448934117) ), ROW('Genesis','Ana','Davis','Vicente','1936-11-09','abuelo',ROW(58,2446141426) )]::familiar_ty[], ARRAY[ ROW('50816635','Zimbabue'),row('null','null') ]::identificacion_ty[], ARRAY[ ROW('Psicología','null','null'), ROW('Criminología','null','null') ]::nivel_educativo_ty[],null,'22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79]+1" office:value-type="float" office:value="77" calcext:value-type="float">
            <text:p>77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Alma'</text:p>
          </table:table-cell>
          <table:table-cell office:value-type="string" calcext:value-type="string">
            <text:p>'Payan'</text:p>
          </table:table-cell>
          <table:table-cell office:value-type="string" calcext:value-type="string">
            <text:p>'Moya'</text:p>
          </table:table-cell>
          <table:table-cell table:style-name="ce8" office:value-type="string" calcext:value-type="string">
            <text:p>1995-01-09</text:p>
          </table:table-cell>
          <table:table-cell table:style-name="ce9" table:formula="of:=ROUND(RAND()*40+150 )" office:value-type="float" office:value="177" calcext:value-type="float">
            <text:p>177</text:p>
          </table:table-cell>
          <table:table-cell table:style-name="ce9" table:formula="of:=ROUND(RAND()*30+65 )" office:value-type="float" office:value="74" calcext:value-type="float">
            <text:p>74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8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43" calcext:value-type="float">
            <text:p>243</text:p>
          </table:table-cell>
          <table:table-cell table:formula="of:=RANDBETWEEN(1000000;9999999)" office:value-type="float" office:value="3104565" calcext:value-type="float">
            <text:p>3104565</text:p>
          </table:table-cell>
          <table:table-cell table:formula="of:=RANDBETWEEN(10000000;99999999)" office:value-type="float" office:value="53815932" calcext:value-type="float">
            <text:p>53815932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Moore'</text:p>
          </table:table-cell>
          <table:table-cell office:value-type="string" calcext:value-type="string">
            <text:p>'Zamora'</text:p>
          </table:table-cell>
          <table:table-cell table:style-name="ce8" office:value-type="string" calcext:value-type="string">
            <text:p>1936-12-24</text:p>
          </table:table-cell>
          <table:table-cell office:value-type="string" calcext:value-type="string">
            <text:p>herman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3633924" calcext:value-type="float">
            <text:p>3633924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Wright'</text:p>
          </table:table-cell>
          <table:table-cell office:value-type="string" calcext:value-type="string">
            <text:p>'Resendez'</text:p>
          </table:table-cell>
          <table:table-cell table:style-name="ce8" office:value-type="string" calcext:value-type="string">
            <text:p>1936-12-24</text:p>
          </table:table-cell>
          <table:table-cell office:value-type="string" calcext:value-type="string">
            <text:p>prim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6019950" calcext:value-type="float">
            <text:p>6019950</text:p>
          </table:table-cell>
          <table:table-cell table:style-name="ce13" table:formula="of:=RANDBETWEEN(10000000;100000000)" office:value-type="float" office:value="92786495" calcext:value-type="float">
            <text:p>92786495</text:p>
          </table:table-cell>
          <table:table-cell office:value-type="string" calcext:value-type="string">
            <text:p>Zimbabue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style-name="ce12" office:value-type="string" calcext:value-type="string">
            <text:p>Enfermería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style-name="ce12" office:value-type="string" calcext:value-type="string">
            <text:p>Psicología</text:p>
          </table:table-cell>
          <table:table-cell table:number-columns-repeated="2" table:style-name="ce13" office:value-type="string" calcext:value-type="string">
            <text:p>null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Bulawayo</text:p>
          </table:table-cell>
          <table:table-cell/>
          <table:table-cell table:style-name="ce40" table:formula="of:=CONCATENATE(&quot;(&quot;;[.D80];&quot;,&quot;;[.E80];&quot;,&quot;;[.F80];&quot;,&quot;;[.G80];&quot;,'&quot;;[.H80];&quot;',&quot;;[.I80];&quot;,&quot;;[.J80];&quot;,'&quot;;[.K80];&quot;','&quot;;[.L80];&quot;','&quot;;[.M80];&quot;',&quot;;[.N80];&quot;,&quot;;[.O80];&quot;,&quot;;[.P80];&quot;,ROW(58,&quot;;[.Q80];[.R80];&quot;) ,ROW('&quot;;[.S80];&quot;','&quot;;[.T80];&quot;'),ARRAY['&quot;;[.U80];&quot;','&quot;;[.V80];&quot;','&quot;;[.W80];&quot;','&quot;;[.X80];&quot;','&quot;;[.Y80];&quot;','&quot;;[.Z80];&quot;']::varchar(50)[], ARRAY[ ROW(&quot;;[.AA80];&quot;,&quot;;[.AB80];&quot;,&quot;;[.AC80];&quot;,&quot;;[.AD80];&quot;,'&quot;;[.AE80];&quot;','&quot;;[.AF80];&quot;',ROW(58,&quot;;[.AG80];[.AH80];&quot;) ), ROW(&quot;;[.AI80];&quot;,&quot;;[.AJ80];&quot;,&quot;;[.AK80];&quot;,&quot;;[.AL80];&quot;,'&quot;;[.AM80];&quot;','&quot;;[.AN80];&quot;',ROW(58,&quot;;[.AO80];[.AP80];&quot;) )]::familiar_ty[], ARRAY[ ROW('&quot;;[.AQ80];&quot;','&quot;;[.AR80];&quot;'),row('&quot;;[.AS80];&quot;','&quot;;[.AT80];&quot;') ]::identificacion_ty[], ARRAY[ ROW('&quot;;[.AU80];&quot;','&quot;;[.AV80];&quot;','&quot;;[.AW80];&quot;'), ROW('&quot;;[.AX80];&quot;','&quot;;[.AY80];&quot;','&quot;;[.AZ80];&quot;') ]::nivel_educativo_ty[],null,'&quot;;[.BB80];&quot;'),&quot;)" office:value-type="string" office:string-value="('Constancia','Alma','Payan','Moya','1995-01-09',177,74,'azul claro','20/80','confidencial','personal_inteligencia_data/foto.png','personal_inteligencia_data/huella_digital.png','personal_inteligencia_data/huella_retina.png',ROW(58,2433104565) ,ROW('53815932','Zimbabue'),ARRAY['español','inglés','portugués','francés','null','null']::varchar(50)[], ARRAY[ ROW('Maricruz','Viviana','Moore','Zamora','1936-12-24','hermano',ROW(58,4143633924) ), ROW('Ignacio','Maximo','Wright','Resendez','1936-12-24','primo',ROW(58,4146019950) )]::familiar_ty[], ARRAY[ ROW('92786495','Zimbabue'),row('null','null') ]::identificacion_ty[], ARRAY[ ROW('Enfermería','null','null'), ROW('Psicología','null','null') ]::nivel_educativo_ty[],null,'23')," calcext:value-type="string">
            <text:p>('Constancia','Alma','Payan','Moya','1995-01-09',177,74,'azul claro','20/80','confidencial','personal_inteligencia_data/foto.png','personal_inteligencia_data/huella_digital.png','personal_inteligencia_data/huella_retina.png',ROW(58,2433104565) ,ROW('53815932','Zimbabue'),ARRAY['español','inglés','portugués','francés','null','null']::varchar(50)[], ARRAY[ ROW('Maricruz','Viviana','Moore','Zamora','1936-12-24','hermano',ROW(58,4143633924) ), ROW('Ignacio','Maximo','Wright','Resendez','1936-12-24','primo',ROW(58,4146019950) )]::familiar_ty[], ARRAY[ ROW('92786495','Zimbabue'),row('null','null') ]::identificacion_ty[], ARRAY[ ROW('Enfermería','null','null'), ROW('Psicología','null','null') ]::nivel_educativo_ty[],null,'23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80]+1" office:value-type="float" office:value="78" calcext:value-type="float">
            <text:p>78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Elian'</text:p>
          </table:table-cell>
          <table:table-cell office:value-type="string" calcext:value-type="string">
            <text:p>'Person'</text:p>
          </table:table-cell>
          <table:table-cell office:value-type="string" calcext:value-type="string">
            <text:p>'Bianco'</text:p>
          </table:table-cell>
          <table:table-cell table:style-name="ce8" office:value-type="string" calcext:value-type="string">
            <text:p>1995-07-25</text:p>
          </table:table-cell>
          <table:table-cell table:style-name="ce9" table:formula="of:=ROUND(RAND()*40+150 )" office:value-type="float" office:value="164" calcext:value-type="float">
            <text:p>164</text:p>
          </table:table-cell>
          <table:table-cell table:style-name="ce9" table:formula="of:=ROUND(RAND()*30+65 )" office:value-type="float" office:value="89" calcext:value-type="float">
            <text:p>89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81" calcext:value-type="float">
            <text:p>281</text:p>
          </table:table-cell>
          <table:table-cell table:formula="of:=RANDBETWEEN(1000000;9999999)" office:value-type="float" office:value="4734396" calcext:value-type="float">
            <text:p>4734396</text:p>
          </table:table-cell>
          <table:table-cell table:formula="of:=RANDBETWEEN(10000000;99999999)" office:value-type="float" office:value="93055270" calcext:value-type="float">
            <text:p>93055270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ristiano'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Toledo'</text:p>
          </table:table-cell>
          <table:table-cell office:value-type="string" calcext:value-type="string">
            <text:p>'Bustos'</text:p>
          </table:table-cell>
          <table:table-cell table:style-name="ce8" office:value-type="string" calcext:value-type="string">
            <text:p>1941-01-27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8733416" calcext:value-type="float">
            <text:p>8733416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Roybal'</text:p>
          </table:table-cell>
          <table:table-cell office:value-type="string" calcext:value-type="string">
            <text:p>'Escamilla'</text:p>
          </table:table-cell>
          <table:table-cell table:style-name="ce8" office:value-type="string" calcext:value-type="string">
            <text:p>1941-01-27</text:p>
          </table:table-cell>
          <table:table-cell office:value-type="string" calcext:value-type="string">
            <text:p>tí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5983989" calcext:value-type="float">
            <text:p>5983989</text:p>
          </table:table-cell>
          <table:table-cell table:style-name="ce13" table:formula="of:=RANDBETWEEN(10000000;100000000)" office:value-type="float" office:value="55708177" calcext:value-type="float">
            <text:p>55708177</text:p>
          </table:table-cell>
          <table:table-cell office:value-type="string" calcext:value-type="string">
            <text:p>Zimbabue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13" office:value-type="string" calcext:value-type="string">
            <text:p>null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Chitungwiza</text:p>
          </table:table-cell>
          <table:table-cell/>
          <table:table-cell table:style-name="ce40" table:formula="of:=CONCATENATE(&quot;(&quot;;[.D81];&quot;,&quot;;[.E81];&quot;,&quot;;[.F81];&quot;,&quot;;[.G81];&quot;,'&quot;;[.H81];&quot;',&quot;;[.I81];&quot;,&quot;;[.J81];&quot;,'&quot;;[.K81];&quot;','&quot;;[.L81];&quot;','&quot;;[.M81];&quot;',&quot;;[.N81];&quot;,&quot;;[.O81];&quot;,&quot;;[.P81];&quot;,ROW(58,&quot;;[.Q81];[.R81];&quot;) ,ROW('&quot;;[.S81];&quot;','&quot;;[.T81];&quot;'),ARRAY['&quot;;[.U81];&quot;','&quot;;[.V81];&quot;','&quot;;[.W81];&quot;','&quot;;[.X81];&quot;','&quot;;[.Y81];&quot;','&quot;;[.Z81];&quot;']::varchar(50)[], ARRAY[ ROW(&quot;;[.AA81];&quot;,&quot;;[.AB81];&quot;,&quot;;[.AC81];&quot;,&quot;;[.AD81];&quot;,'&quot;;[.AE81];&quot;','&quot;;[.AF81];&quot;',ROW(58,&quot;;[.AG81];[.AH81];&quot;) ), ROW(&quot;;[.AI81];&quot;,&quot;;[.AJ81];&quot;,&quot;;[.AK81];&quot;,&quot;;[.AL81];&quot;,'&quot;;[.AM81];&quot;','&quot;;[.AN81];&quot;',ROW(58,&quot;;[.AO81];[.AP81];&quot;) )]::familiar_ty[], ARRAY[ ROW('&quot;;[.AQ81];&quot;','&quot;;[.AR81];&quot;'),row('&quot;;[.AS81];&quot;','&quot;;[.AT81];&quot;') ]::identificacion_ty[], ARRAY[ ROW('&quot;;[.AU81];&quot;','&quot;;[.AV81];&quot;','&quot;;[.AW81];&quot;'), ROW('&quot;;[.AX81];&quot;','&quot;;[.AY81];&quot;','&quot;;[.AZ81];&quot;') ]::nivel_educativo_ty[],null,'&quot;;[.BB81];&quot;'),&quot;)" office:value-type="string" office:string-value="('Jacobo','Elian','Person','Bianco','1995-07-25',164,89,'marrón claro','20/20','confidencial','personal_inteligencia_data/foto.png','personal_inteligencia_data/huella_digital.png','personal_inteligencia_data/huella_retina.png',ROW(58,2814734396) ,ROW('93055270','Zimbabue'),ARRAY['español','inglés','portugués','francés','null','null']::varchar(50)[], ARRAY[ ROW('Cristiano','Fabiano','Toledo','Bustos','1941-01-27','abuelo',ROW(58,4128733416) ), ROW('Eduardo','Juan','Roybal','Escamilla','1941-01-27','tío',ROW(58,4125983989) )]::familiar_ty[], ARRAY[ ROW('55708177','Zimbabue'),row('null','null') ]::identificacion_ty[], ARRAY[ ROW('Ciencias Sociales ','null','null'), ROW('Ingeniería Informática','null','null') ]::nivel_educativo_ty[],null,'24')," calcext:value-type="string">
            <text:p>('Jacobo','Elian','Person','Bianco','1995-07-25',164,89,'marrón claro','20/20','confidencial','personal_inteligencia_data/foto.png','personal_inteligencia_data/huella_digital.png','personal_inteligencia_data/huella_retina.png',ROW(58,2814734396) ,ROW('93055270','Zimbabue'),ARRAY['español','inglés','portugués','francés','null','null']::varchar(50)[], ARRAY[ ROW('Cristiano','Fabiano','Toledo','Bustos','1941-01-27','abuelo',ROW(58,4128733416) ), ROW('Eduardo','Juan','Roybal','Escamilla','1941-01-27','tío',ROW(58,4125983989) )]::familiar_ty[], ARRAY[ ROW('55708177','Zimbabue'),row('null','null') ]::identificacion_ty[], ARRAY[ ROW('Ciencias Sociales ','null','null'), ROW('Ingeniería Informática','null','null') ]::nivel_educativo_ty[],null,'24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81]+1" office:value-type="float" office:value="79" calcext:value-type="float">
            <text:p>79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Alonzo'</text:p>
          </table:table-cell>
          <table:table-cell office:value-type="string" calcext:value-type="string">
            <text:p>'Michel'</text:p>
          </table:table-cell>
          <table:table-cell table:style-name="ce8" office:value-type="string" calcext:value-type="string">
            <text:p>1998-03-20</text:p>
          </table:table-cell>
          <table:table-cell table:style-name="ce9" table:formula="of:=ROUND(RAND()*40+150 )" office:value-type="float" office:value="165" calcext:value-type="float">
            <text:p>165</text:p>
          </table:table-cell>
          <table:table-cell table:style-name="ce9" table:formula="of:=ROUND(RAND()*30+65 )" office:value-type="float" office:value="72" calcext:value-type="float">
            <text:p>72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34" calcext:value-type="float">
            <text:p>234</text:p>
          </table:table-cell>
          <table:table-cell table:formula="of:=RANDBETWEEN(1000000;9999999)" office:value-type="float" office:value="4539733" calcext:value-type="float">
            <text:p>4539733</text:p>
          </table:table-cell>
          <table:table-cell table:formula="of:=RANDBETWEEN(10000000;99999999)" office:value-type="float" office:value="97637329" calcext:value-type="float">
            <text:p>97637329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Pina'</text:p>
          </table:table-cell>
          <table:table-cell office:value-type="string" calcext:value-type="string">
            <text:p>'Watson'</text:p>
          </table:table-cell>
          <table:table-cell table:style-name="ce8" office:value-type="string" calcext:value-type="string">
            <text:p>1946-02-25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1126968" calcext:value-type="float">
            <text:p>1126968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Valdez'</text:p>
          </table:table-cell>
          <table:table-cell office:value-type="string" calcext:value-type="string">
            <text:p>'Orozco'</text:p>
          </table:table-cell>
          <table:table-cell table:style-name="ce8" office:value-type="string" calcext:value-type="string">
            <text:p>1946-02-25</text:p>
          </table:table-cell>
          <table:table-cell office:value-type="string" calcext:value-type="string">
            <text:p>padre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5693408" calcext:value-type="float">
            <text:p>5693408</text:p>
          </table:table-cell>
          <table:table-cell table:style-name="ce13" table:formula="of:=RANDBETWEEN(10000000;100000000)" office:value-type="float" office:value="32497886" calcext:value-type="float">
            <text:p>32497886</text:p>
          </table:table-cell>
          <table:table-cell office:value-type="string" calcext:value-type="string">
            <text:p>Australi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13" office:value-type="string" calcext:value-type="string">
            <text:p>null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Sidney</text:p>
          </table:table-cell>
          <table:table-cell/>
          <table:table-cell table:style-name="ce40" table:formula="of:=CONCATENATE(&quot;(&quot;;[.D82];&quot;,&quot;;[.E82];&quot;,&quot;;[.F82];&quot;,&quot;;[.G82];&quot;,'&quot;;[.H82];&quot;',&quot;;[.I82];&quot;,&quot;;[.J82];&quot;,'&quot;;[.K82];&quot;','&quot;;[.L82];&quot;','&quot;;[.M82];&quot;',&quot;;[.N82];&quot;,&quot;;[.O82];&quot;,&quot;;[.P82];&quot;,ROW(58,&quot;;[.Q82];[.R82];&quot;) ,ROW('&quot;;[.S82];&quot;','&quot;;[.T82];&quot;'),ARRAY['&quot;;[.U82];&quot;','&quot;;[.V82];&quot;','&quot;;[.W82];&quot;','&quot;;[.X82];&quot;','&quot;;[.Y82];&quot;','&quot;;[.Z82];&quot;']::varchar(50)[], ARRAY[ ROW(&quot;;[.AA82];&quot;,&quot;;[.AB82];&quot;,&quot;;[.AC82];&quot;,&quot;;[.AD82];&quot;,'&quot;;[.AE82];&quot;','&quot;;[.AF82];&quot;',ROW(58,&quot;;[.AG82];[.AH82];&quot;) ), ROW(&quot;;[.AI82];&quot;,&quot;;[.AJ82];&quot;,&quot;;[.AK82];&quot;,&quot;;[.AL82];&quot;,'&quot;;[.AM82];&quot;','&quot;;[.AN82];&quot;',ROW(58,&quot;;[.AO82];[.AP82];&quot;) )]::familiar_ty[], ARRAY[ ROW('&quot;;[.AQ82];&quot;','&quot;;[.AR82];&quot;'),row('&quot;;[.AS82];&quot;','&quot;;[.AT82];&quot;') ]::identificacion_ty[], ARRAY[ ROW('&quot;;[.AU82];&quot;','&quot;;[.AV82];&quot;','&quot;;[.AW82];&quot;'), ROW('&quot;;[.AX82];&quot;','&quot;;[.AY82];&quot;','&quot;;[.AZ82];&quot;') ]::nivel_educativo_ty[],null,'&quot;;[.BB82];&quot;'),&quot;)" office:value-type="string" office:string-value="('Klement','Julian','Alonzo','Michel','1998-03-20',165,72,'marrón claro','20/20','confidencial','personal_inteligencia_data/foto.png','personal_inteligencia_data/huella_digital.png','personal_inteligencia_data/huella_retina.png',ROW(58,2344539733) ,ROW('97637329','Australia'),ARRAY['español','inglés','portugués','francés','null','null']::varchar(50)[], ARRAY[ ROW('Eleazar','Cesarino','Pina','Watson','1946-02-25','primo',ROW(58,2121126968) ), ROW('Gloria','Lorena','Valdez','Orozco','1946-02-25','padre',ROW(58,2125693408) )]::familiar_ty[], ARRAY[ ROW('32497886','Australia'),row('null','null') ]::identificacion_ty[], ARRAY[ ROW('Economía','null','null'), ROW('Comunicación','null','null') ]::nivel_educativo_ty[],null,'25')," calcext:value-type="string">
            <text:p>('Klement','Julian','Alonzo','Michel','1998-03-20',165,72,'marrón claro','20/20','confidencial','personal_inteligencia_data/foto.png','personal_inteligencia_data/huella_digital.png','personal_inteligencia_data/huella_retina.png',ROW(58,2344539733) ,ROW('97637329','Australia'),ARRAY['español','inglés','portugués','francés','null','null']::varchar(50)[], ARRAY[ ROW('Eleazar','Cesarino','Pina','Watson','1946-02-25','primo',ROW(58,2121126968) ), ROW('Gloria','Lorena','Valdez','Orozco','1946-02-25','padre',ROW(58,2125693408) )]::familiar_ty[], ARRAY[ ROW('32497886','Australia'),row('null','null') ]::identificacion_ty[], ARRAY[ ROW('Economía','null','null'), ROW('Comunicación','null','null') ]::nivel_educativo_ty[],null,'25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82]+1" office:value-type="float" office:value="80" calcext:value-type="float">
            <text:p>80</text:p>
          </table:table-cell>
          <table:table-cell office:value-type="string" calcext:value-type="string">
            <text:p>'Ludmila'</text:p>
          </table:table-cell>
          <table:table-cell office:value-type="string" calcext:value-type="string">
            <text:p>'Facunda'</text:p>
          </table:table-cell>
          <table:table-cell office:value-type="string" calcext:value-type="string">
            <text:p>'Almonte'</text:p>
          </table:table-cell>
          <table:table-cell office:value-type="string" calcext:value-type="string">
            <text:p>'Frias'</text:p>
          </table:table-cell>
          <table:table-cell table:style-name="ce8" office:value-type="string" calcext:value-type="string">
            <text:p>1998-04-23</text:p>
          </table:table-cell>
          <table:table-cell table:style-name="ce9" table:formula="of:=ROUND(RAND()*40+150 )" office:value-type="float" office:value="187" calcext:value-type="float">
            <text:p>187</text:p>
          </table:table-cell>
          <table:table-cell table:style-name="ce9" table:formula="of:=ROUND(RAND()*30+65 )" office:value-type="float" office:value="74" calcext:value-type="float">
            <text:p>74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61" calcext:value-type="float">
            <text:p>261</text:p>
          </table:table-cell>
          <table:table-cell table:formula="of:=RANDBETWEEN(1000000;9999999)" office:value-type="float" office:value="2378698" calcext:value-type="float">
            <text:p>2378698</text:p>
          </table:table-cell>
          <table:table-cell table:formula="of:=RANDBETWEEN(10000000;99999999)" office:value-type="float" office:value="85937917" calcext:value-type="float">
            <text:p>85937917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Felix'</text:p>
          </table:table-cell>
          <table:table-cell office:value-type="string" calcext:value-type="string">
            <text:p>'Petronilo'</text:p>
          </table:table-cell>
          <table:table-cell office:value-type="string" calcext:value-type="string">
            <text:p>'Abarca'</text:p>
          </table:table-cell>
          <table:table-cell office:value-type="string" calcext:value-type="string">
            <text:p>'Melo'</text:p>
          </table:table-cell>
          <table:table-cell table:style-name="ce8" office:value-type="string" calcext:value-type="string">
            <text:p>1946-05-22</text:p>
          </table:table-cell>
          <table:table-cell office:value-type="string" calcext:value-type="string">
            <text:p>prim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8573298" calcext:value-type="float">
            <text:p>8573298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Carolina'</text:p>
          </table:table-cell>
          <table:table-cell office:value-type="string" calcext:value-type="string">
            <text:p>'Menendez'</text:p>
          </table:table-cell>
          <table:table-cell office:value-type="string" calcext:value-type="string">
            <text:p>'Saldana'</text:p>
          </table:table-cell>
          <table:table-cell table:style-name="ce8" office:value-type="string" calcext:value-type="string">
            <text:p>1946-05-22</text:p>
          </table:table-cell>
          <table:table-cell office:value-type="string" calcext:value-type="string">
            <text:p>madre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2596536" calcext:value-type="float">
            <text:p>2596536</text:p>
          </table:table-cell>
          <table:table-cell table:style-name="ce13" table:formula="of:=RANDBETWEEN(10000000;100000000)" office:value-type="float" office:value="70132847" calcext:value-type="float">
            <text:p>70132847</text:p>
          </table:table-cell>
          <table:table-cell office:value-type="string" calcext:value-type="string">
            <text:p>Australi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Filosofí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13" office:value-type="string" calcext:value-type="string">
            <text:p>null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Perth</text:p>
          </table:table-cell>
          <table:table-cell/>
          <table:table-cell table:style-name="ce40" table:formula="of:=CONCATENATE(&quot;(&quot;;[.D83];&quot;,&quot;;[.E83];&quot;,&quot;;[.F83];&quot;,&quot;;[.G83];&quot;,'&quot;;[.H83];&quot;',&quot;;[.I83];&quot;,&quot;;[.J83];&quot;,'&quot;;[.K83];&quot;','&quot;;[.L83];&quot;','&quot;;[.M83];&quot;',&quot;;[.N83];&quot;,&quot;;[.O83];&quot;,&quot;;[.P83];&quot;,ROW(58,&quot;;[.Q83];[.R83];&quot;) ,ROW('&quot;;[.S83];&quot;','&quot;;[.T83];&quot;'),ARRAY['&quot;;[.U83];&quot;','&quot;;[.V83];&quot;','&quot;;[.W83];&quot;','&quot;;[.X83];&quot;','&quot;;[.Y83];&quot;','&quot;;[.Z83];&quot;']::varchar(50)[], ARRAY[ ROW(&quot;;[.AA83];&quot;,&quot;;[.AB83];&quot;,&quot;;[.AC83];&quot;,&quot;;[.AD83];&quot;,'&quot;;[.AE83];&quot;','&quot;;[.AF83];&quot;',ROW(58,&quot;;[.AG83];[.AH83];&quot;) ), ROW(&quot;;[.AI83];&quot;,&quot;;[.AJ83];&quot;,&quot;;[.AK83];&quot;,&quot;;[.AL83];&quot;,'&quot;;[.AM83];&quot;','&quot;;[.AN83];&quot;',ROW(58,&quot;;[.AO83];[.AP83];&quot;) )]::familiar_ty[], ARRAY[ ROW('&quot;;[.AQ83];&quot;','&quot;;[.AR83];&quot;'),row('&quot;;[.AS83];&quot;','&quot;;[.AT83];&quot;') ]::identificacion_ty[], ARRAY[ ROW('&quot;;[.AU83];&quot;','&quot;;[.AV83];&quot;','&quot;;[.AW83];&quot;'), ROW('&quot;;[.AX83];&quot;','&quot;;[.AY83];&quot;','&quot;;[.AZ83];&quot;') ]::nivel_educativo_ty[],null,'&quot;;[.BB83];&quot;'),&quot;)" office:value-type="string" office:string-value="('Ludmila','Facunda','Almonte','Frias','1998-04-23',187,74,'marrón oscuro','20/20','no_clasificado','personal_inteligencia_data/foto.png','personal_inteligencia_data/huella_digital.png','personal_inteligencia_data/huella_retina.png',ROW(58,2612378698) ,ROW('85937917','Australia'),ARRAY['español','inglés','portugués','francés','null','null']::varchar(50)[], ARRAY[ ROW('Felix','Petronilo','Abarca','Melo','1946-05-22','primo',ROW(58,4248573298) ), ROW('Inocencia','Carolina','Menendez','Saldana','1946-05-22','madre',ROW(58,4242596536) )]::familiar_ty[], ARRAY[ ROW('70132847','Australia'),row('null','null') ]::identificacion_ty[], ARRAY[ ROW('Filosofía','null','null'), ROW('Ingeniería Industrial','null','null') ]::nivel_educativo_ty[],null,'26')," calcext:value-type="string">
            <text:p>('Ludmila','Facunda','Almonte','Frias','1998-04-23',187,74,'marrón oscuro','20/20','no_clasificado','personal_inteligencia_data/foto.png','personal_inteligencia_data/huella_digital.png','personal_inteligencia_data/huella_retina.png',ROW(58,2612378698) ,ROW('85937917','Australia'),ARRAY['español','inglés','portugués','francés','null','null']::varchar(50)[], ARRAY[ ROW('Felix','Petronilo','Abarca','Melo','1946-05-22','primo',ROW(58,4248573298) ), ROW('Inocencia','Carolina','Menendez','Saldana','1946-05-22','madre',ROW(58,4242596536) )]::familiar_ty[], ARRAY[ ROW('70132847','Australia'),row('null','null') ]::identificacion_ty[], ARRAY[ ROW('Filosofía','null','null'), ROW('Ingeniería Industrial','null','null') ]::nivel_educativo_ty[],null,'26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83]+1" office:value-type="float" office:value="81" calcext:value-type="float">
            <text:p>81</text:p>
          </table:table-cell>
          <table:table-cell office:value-type="string" calcext:value-type="string">
            <text:p>'Imelda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Baca'</text:p>
          </table:table-cell>
          <table:table-cell table:style-name="ce8" office:value-type="string" calcext:value-type="string">
            <text:p>1998-06-27</text:p>
          </table:table-cell>
          <table:table-cell table:style-name="ce9" table:formula="of:=ROUND(RAND()*40+150 )" office:value-type="float" office:value="190" calcext:value-type="float">
            <text:p>190</text:p>
          </table:table-cell>
          <table:table-cell table:style-name="ce9" table:formula="of:=ROUND(RAND()*30+65 )" office:value-type="float" office:value="74" calcext:value-type="float">
            <text:p>74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32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44" calcext:value-type="float">
            <text:p>244</text:p>
          </table:table-cell>
          <table:table-cell table:formula="of:=RANDBETWEEN(1000000;9999999)" office:value-type="float" office:value="9321566" calcext:value-type="float">
            <text:p>9321566</text:p>
          </table:table-cell>
          <table:table-cell table:formula="of:=RANDBETWEEN(10000000;99999999)" office:value-type="float" office:value="64280280" calcext:value-type="float">
            <text:p>64280280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elina'</text:p>
          </table:table-cell>
          <table:table-cell office:value-type="string" calcext:value-type="string">
            <text:p>'Mafalda'</text:p>
          </table:table-cell>
          <table:table-cell office:value-type="string" calcext:value-type="string">
            <text:p>'Smith'</text:p>
          </table:table-cell>
          <table:table-cell office:value-type="string" calcext:value-type="string">
            <text:p>'Alcantar'</text:p>
          </table:table-cell>
          <table:table-cell table:style-name="ce8" office:value-type="string" calcext:value-type="string">
            <text:p>1948-02-28</text:p>
          </table:table-cell>
          <table:table-cell office:value-type="string" calcext:value-type="string">
            <text:p>tí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3283868" calcext:value-type="float">
            <text:p>3283868</text:p>
          </table:table-cell>
          <table:table-cell office:value-type="string" calcext:value-type="string">
            <text:p>'Hermione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Manzanares'</text:p>
          </table:table-cell>
          <table:table-cell office:value-type="string" calcext:value-type="string">
            <text:p>'Chavez'</text:p>
          </table:table-cell>
          <table:table-cell table:style-name="ce8" office:value-type="string" calcext:value-type="string">
            <text:p>1948-02-28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5273770" calcext:value-type="float">
            <text:p>5273770</text:p>
          </table:table-cell>
          <table:table-cell table:style-name="ce13" table:formula="of:=RANDBETWEEN(10000000;100000000)" office:value-type="float" office:value="69377310" calcext:value-type="float">
            <text:p>69377310</text:p>
          </table:table-cell>
          <table:table-cell office:value-type="string" calcext:value-type="string">
            <text:p>Australi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13" office:value-type="string" calcext:value-type="string">
            <text:p>null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Gold Coast</text:p>
          </table:table-cell>
          <table:table-cell/>
          <table:table-cell table:style-name="ce40" table:formula="of:=CONCATENATE(&quot;(&quot;;[.D84];&quot;,&quot;;[.E84];&quot;,&quot;;[.F84];&quot;,&quot;;[.G84];&quot;,'&quot;;[.H84];&quot;',&quot;;[.I84];&quot;,&quot;;[.J84];&quot;,'&quot;;[.K84];&quot;','&quot;;[.L84];&quot;','&quot;;[.M84];&quot;',&quot;;[.N84];&quot;,&quot;;[.O84];&quot;,&quot;;[.P84];&quot;,ROW(58,&quot;;[.Q84];[.R84];&quot;) ,ROW('&quot;;[.S84];&quot;','&quot;;[.T84];&quot;'),ARRAY['&quot;;[.U84];&quot;','&quot;;[.V84];&quot;','&quot;;[.W84];&quot;','&quot;;[.X84];&quot;','&quot;;[.Y84];&quot;','&quot;;[.Z84];&quot;']::varchar(50)[], ARRAY[ ROW(&quot;;[.AA84];&quot;,&quot;;[.AB84];&quot;,&quot;;[.AC84];&quot;,&quot;;[.AD84];&quot;,'&quot;;[.AE84];&quot;','&quot;;[.AF84];&quot;',ROW(58,&quot;;[.AG84];[.AH84];&quot;) ), ROW(&quot;;[.AI84];&quot;,&quot;;[.AJ84];&quot;,&quot;;[.AK84];&quot;,&quot;;[.AL84];&quot;,'&quot;;[.AM84];&quot;','&quot;;[.AN84];&quot;',ROW(58,&quot;;[.AO84];[.AP84];&quot;) )]::familiar_ty[], ARRAY[ ROW('&quot;;[.AQ84];&quot;','&quot;;[.AR84];&quot;'),row('&quot;;[.AS84];&quot;','&quot;;[.AT84];&quot;') ]::identificacion_ty[], ARRAY[ ROW('&quot;;[.AU84];&quot;','&quot;;[.AV84];&quot;','&quot;;[.AW84];&quot;'), ROW('&quot;;[.AX84];&quot;','&quot;;[.AY84];&quot;','&quot;;[.AZ84];&quot;') ]::nivel_educativo_ty[],null,'&quot;;[.BB84];&quot;'),&quot;)" office:value-type="string" office:string-value="('Imelda','Genesis','Salmeron','Baca','1998-06-27',190,74,'verde claro','20/32','no_clasificado','personal_inteligencia_data/foto.png','personal_inteligencia_data/huella_digital.png','personal_inteligencia_data/huella_retina.png',ROW(58,2449321566) ,ROW('64280280','Australia'),ARRAY['español','inglés','portugués','francés','null','null']::varchar(50)[], ARRAY[ ROW('Celina','Mafalda','Smith','Alcantar','1948-02-28','tío',ROW(58,4123283868) ), ROW('Hermione','Mariluz','Manzanares','Chavez','1948-02-28','hermano',ROW(58,4125273770) )]::familiar_ty[], ARRAY[ ROW('69377310','Australia'),row('null','null') ]::identificacion_ty[], ARRAY[ ROW('Ingeniería Informática','null','null'), ROW('Derecho','null','null') ]::nivel_educativo_ty[],null,'27')," calcext:value-type="string">
            <text:p>('Imelda','Genesis','Salmeron','Baca','1998-06-27',190,74,'verde claro','20/32','no_clasificado','personal_inteligencia_data/foto.png','personal_inteligencia_data/huella_digital.png','personal_inteligencia_data/huella_retina.png',ROW(58,2449321566) ,ROW('64280280','Australia'),ARRAY['español','inglés','portugués','francés','null','null']::varchar(50)[], ARRAY[ ROW('Celina','Mafalda','Smith','Alcantar','1948-02-28','tío',ROW(58,4123283868) ), ROW('Hermione','Mariluz','Manzanares','Chavez','1948-02-28','hermano',ROW(58,4125273770) )]::familiar_ty[], ARRAY[ ROW('69377310','Australia'),row('null','null') ]::identificacion_ty[], ARRAY[ ROW('Ingeniería Informática','null','null'), ROW('Derecho','null','null') ]::nivel_educativo_ty[],null,'27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84]+1" office:value-type="float" office:value="82" calcext:value-type="float">
            <text:p>82</text:p>
          </table:table-cell>
          <table:table-cell office:value-type="string" calcext:value-type="string">
            <text:p>'Libertad'</text:p>
          </table:table-cell>
          <table:table-cell office:value-type="string" calcext:value-type="string">
            <text:p>'Virginia'</text:p>
          </table:table-cell>
          <table:table-cell office:value-type="string" calcext:value-type="string">
            <text:p>'Casas'</text:p>
          </table:table-cell>
          <table:table-cell office:value-type="string" calcext:value-type="string">
            <text:p>'Cornejo'</text:p>
          </table:table-cell>
          <table:table-cell table:style-name="ce8" office:value-type="string" calcext:value-type="string">
            <text:p>1998-11-21</text:p>
          </table:table-cell>
          <table:table-cell table:style-name="ce9" table:formula="of:=ROUND(RAND()*40+150 )" office:value-type="float" office:value="182" calcext:value-type="float">
            <text:p>182</text:p>
          </table:table-cell>
          <table:table-cell table:style-name="ce9" table:formula="of:=ROUND(RAND()*30+65 )" office:value-type="float" office:value="88" calcext:value-type="float">
            <text:p>88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25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7538197" calcext:value-type="float">
            <text:p>7538197</text:p>
          </table:table-cell>
          <table:table-cell table:formula="of:=RANDBETWEEN(10000000;99999999)" office:value-type="float" office:value="30978071" calcext:value-type="float">
            <text:p>30978071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Jesus'</text:p>
          </table:table-cell>
          <table:table-cell office:value-type="string" calcext:value-type="string">
            <text:p>'Juliano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Curiel'</text:p>
          </table:table-cell>
          <table:table-cell table:style-name="ce8" office:value-type="string" calcext:value-type="string">
            <text:p>1949-10-23</text:p>
          </table:table-cell>
          <table:table-cell office:value-type="string" calcext:value-type="string">
            <text:p>padre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3006062" calcext:value-type="float">
            <text:p>3006062</text:p>
          </table:table-cell>
          <table:table-cell office:value-type="string" calcext:value-type="string">
            <text:p>'Fabian'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Jara'</text:p>
          </table:table-cell>
          <table:table-cell office:value-type="string" calcext:value-type="string">
            <text:p>'Arguello'</text:p>
          </table:table-cell>
          <table:table-cell table:style-name="ce8" office:value-type="string" calcext:value-type="string">
            <text:p>1949-10-23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4515691" calcext:value-type="float">
            <text:p>4515691</text:p>
          </table:table-cell>
          <table:table-cell table:style-name="ce13" table:formula="of:=RANDBETWEEN(10000000;100000000)" office:value-type="float" office:value="39835271" calcext:value-type="float">
            <text:p>39835271</text:p>
          </table:table-cell>
          <table:table-cell office:value-type="string" calcext:value-type="string">
            <text:p>Irland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13" office:value-type="string" calcext:value-type="string">
            <text:p>nul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/>
          <table:table-cell table:style-name="ce40" table:formula="of:=CONCATENATE(&quot;(&quot;;[.D85];&quot;,&quot;;[.E85];&quot;,&quot;;[.F85];&quot;,&quot;;[.G85];&quot;,'&quot;;[.H85];&quot;',&quot;;[.I85];&quot;,&quot;;[.J85];&quot;,'&quot;;[.K85];&quot;','&quot;;[.L85];&quot;','&quot;;[.M85];&quot;',&quot;;[.N85];&quot;,&quot;;[.O85];&quot;,&quot;;[.P85];&quot;,ROW(58,&quot;;[.Q85];[.R85];&quot;) ,ROW('&quot;;[.S85];&quot;','&quot;;[.T85];&quot;'),ARRAY['&quot;;[.U85];&quot;','&quot;;[.V85];&quot;','&quot;;[.W85];&quot;','&quot;;[.X85];&quot;','&quot;;[.Y85];&quot;','&quot;;[.Z85];&quot;']::varchar(50)[], ARRAY[ ROW(&quot;;[.AA85];&quot;,&quot;;[.AB85];&quot;,&quot;;[.AC85];&quot;,&quot;;[.AD85];&quot;,'&quot;;[.AE85];&quot;','&quot;;[.AF85];&quot;',ROW(58,&quot;;[.AG85];[.AH85];&quot;) ), ROW(&quot;;[.AI85];&quot;,&quot;;[.AJ85];&quot;,&quot;;[.AK85];&quot;,&quot;;[.AL85];&quot;,'&quot;;[.AM85];&quot;','&quot;;[.AN85];&quot;',ROW(58,&quot;;[.AO85];[.AP85];&quot;) )]::familiar_ty[], ARRAY[ ROW('&quot;;[.AQ85];&quot;','&quot;;[.AR85];&quot;'),row('&quot;;[.AS85];&quot;','&quot;;[.AT85];&quot;') ]::identificacion_ty[], ARRAY[ ROW('&quot;;[.AU85];&quot;','&quot;;[.AV85];&quot;','&quot;;[.AW85];&quot;'), ROW('&quot;;[.AX85];&quot;','&quot;;[.AY85];&quot;','&quot;;[.AZ85];&quot;') ]::nivel_educativo_ty[],null,'&quot;;[.BB85];&quot;'),&quot;)" office:value-type="string" office:string-value="('Libertad','Virginia','Casas','Cornejo','1998-11-21',182,88,'verde oscuro','20/25','no_clasificado','personal_inteligencia_data/foto.png','personal_inteligencia_data/huella_digital.png','personal_inteligencia_data/huella_retina.png',ROW(58,4147538197) ,ROW('30978071','Irlanda'),ARRAY['español','inglés','portugués','francés','null','null']::varchar(50)[], ARRAY[ ROW('Jesus','Juliano','Gallegos','Curiel','1949-10-23','padre',ROW(58,2123006062) ), ROW('Fabian','Benjamin','Jara','Arguello','1949-10-23','hermano',ROW(58,2124515691) )]::familiar_ty[], ARRAY[ ROW('39835271','Irlanda'),row('null','null') ]::identificacion_ty[], ARRAY[ ROW('Comunicación','null','null'), ROW('Ingeniería Informática','null','null') ]::nivel_educativo_ty[],null,'1')," calcext:value-type="string">
            <text:p>('Libertad','Virginia','Casas','Cornejo','1998-11-21',182,88,'verde oscuro','20/25','no_clasificado','personal_inteligencia_data/foto.png','personal_inteligencia_data/huella_digital.png','personal_inteligencia_data/huella_retina.png',ROW(58,4147538197) ,ROW('30978071','Irlanda'),ARRAY['español','inglés','portugués','francés','null','null']::varchar(50)[], ARRAY[ ROW('Jesus','Juliano','Gallegos','Curiel','1949-10-23','padre',ROW(58,2123006062) ), ROW('Fabian','Benjamin','Jara','Arguello','1949-10-23','hermano',ROW(58,2124515691) )]::familiar_ty[], ARRAY[ ROW('39835271','Irlanda'),row('null','null') ]::identificacion_ty[], ARRAY[ ROW('Comunicación','null','null'), ROW('Ingeniería Informática','null','null') ]::nivel_educativo_ty[],null,'1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85]+1" office:value-type="float" office:value="83" calcext:value-type="float">
            <text:p>83</text:p>
          </table:table-cell>
          <table:table-cell office:value-type="string" calcext:value-type="string">
            <text:p>'Bruno'</text:p>
          </table:table-cell>
          <table:table-cell office:value-type="string" calcext:value-type="string">
            <text:p>'Magnus'</text:p>
          </table:table-cell>
          <table:table-cell office:value-type="string" calcext:value-type="string">
            <text:p>'Quiroga'</text:p>
          </table:table-cell>
          <table:table-cell office:value-type="string" calcext:value-type="string">
            <text:p>'Ornelas'</text:p>
          </table:table-cell>
          <table:table-cell table:style-name="ce8" office:value-type="string" calcext:value-type="string">
            <text:p>1998-12-03</text:p>
          </table:table-cell>
          <table:table-cell table:style-name="ce9" table:formula="of:=ROUND(RAND()*40+150 )" office:value-type="float" office:value="186" calcext:value-type="float">
            <text:p>186</text:p>
          </table:table-cell>
          <table:table-cell table:style-name="ce9" table:formula="of:=ROUND(RAND()*30+65 )" office:value-type="float" office:value="88" calcext:value-type="float">
            <text:p>88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8955969" calcext:value-type="float">
            <text:p>8955969</text:p>
          </table:table-cell>
          <table:table-cell table:formula="of:=RANDBETWEEN(10000000;99999999)" office:value-type="float" office:value="45794703" calcext:value-type="float">
            <text:p>45794703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ecilio'</text:p>
          </table:table-cell>
          <table:table-cell office:value-type="string" calcext:value-type="string">
            <text:p>'Owen'</text:p>
          </table:table-cell>
          <table:table-cell office:value-type="string" calcext:value-type="string">
            <text:p>'Alexander'</text:p>
          </table:table-cell>
          <table:table-cell office:value-type="string" calcext:value-type="string">
            <text:p>'Adams'</text:p>
          </table:table-cell>
          <table:table-cell table:style-name="ce8" office:value-type="string" calcext:value-type="string">
            <text:p>1950-10-03</text:p>
          </table:table-cell>
          <table:table-cell office:value-type="string" calcext:value-type="string">
            <text:p>madre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3743035" calcext:value-type="float">
            <text:p>3743035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Felix'</text:p>
          </table:table-cell>
          <table:table-cell office:value-type="string" calcext:value-type="string">
            <text:p>'Najera'</text:p>
          </table:table-cell>
          <table:table-cell office:value-type="string" calcext:value-type="string">
            <text:p>'Echevarria'</text:p>
          </table:table-cell>
          <table:table-cell table:style-name="ce8" office:value-type="string" calcext:value-type="string">
            <text:p>1950-10-03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2642341" calcext:value-type="float">
            <text:p>2642341</text:p>
          </table:table-cell>
          <table:table-cell table:style-name="ce13" table:formula="of:=RANDBETWEEN(10000000;100000000)" office:value-type="float" office:value="37043179" calcext:value-type="float">
            <text:p>37043179</text:p>
          </table:table-cell>
          <table:table-cell office:value-type="string" calcext:value-type="string">
            <text:p>Irland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13" office:value-type="string" calcext:value-type="string">
            <text:p>null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/>
          <table:table-cell table:style-name="ce40" table:formula="of:=CONCATENATE(&quot;(&quot;;[.D86];&quot;,&quot;;[.E86];&quot;,&quot;;[.F86];&quot;,&quot;;[.G86];&quot;,'&quot;;[.H86];&quot;',&quot;;[.I86];&quot;,&quot;;[.J86];&quot;,'&quot;;[.K86];&quot;','&quot;;[.L86];&quot;','&quot;;[.M86];&quot;',&quot;;[.N86];&quot;,&quot;;[.O86];&quot;,&quot;;[.P86];&quot;,ROW(58,&quot;;[.Q86];[.R86];&quot;) ,ROW('&quot;;[.S86];&quot;','&quot;;[.T86];&quot;'),ARRAY['&quot;;[.U86];&quot;','&quot;;[.V86];&quot;','&quot;;[.W86];&quot;','&quot;;[.X86];&quot;','&quot;;[.Y86];&quot;','&quot;;[.Z86];&quot;']::varchar(50)[], ARRAY[ ROW(&quot;;[.AA86];&quot;,&quot;;[.AB86];&quot;,&quot;;[.AC86];&quot;,&quot;;[.AD86];&quot;,'&quot;;[.AE86];&quot;','&quot;;[.AF86];&quot;',ROW(58,&quot;;[.AG86];[.AH86];&quot;) ), ROW(&quot;;[.AI86];&quot;,&quot;;[.AJ86];&quot;,&quot;;[.AK86];&quot;,&quot;;[.AL86];&quot;,'&quot;;[.AM86];&quot;','&quot;;[.AN86];&quot;',ROW(58,&quot;;[.AO86];[.AP86];&quot;) )]::familiar_ty[], ARRAY[ ROW('&quot;;[.AQ86];&quot;','&quot;;[.AR86];&quot;'),row('&quot;;[.AS86];&quot;','&quot;;[.AT86];&quot;') ]::identificacion_ty[], ARRAY[ ROW('&quot;;[.AU86];&quot;','&quot;;[.AV86];&quot;','&quot;;[.AW86];&quot;'), ROW('&quot;;[.AX86];&quot;','&quot;;[.AY86];&quot;','&quot;;[.AZ86];&quot;') ]::nivel_educativo_ty[],null,'&quot;;[.BB86];&quot;'),&quot;)" office:value-type="string" office:string-value="('Bruno','Magnus','Quiroga','Ornelas','1998-12-03',186,88,'azul oscuro','20/20','top_secret','personal_inteligencia_data/foto.png','personal_inteligencia_data/huella_digital.png','personal_inteligencia_data/huella_retina.png',ROW(58,4128955969) ,ROW('45794703','Irlanda'),ARRAY['español','inglés','portugués','francés','null','null']::varchar(50)[], ARRAY[ ROW('Cecilio','Owen','Alexander','Adams','1950-10-03','madre',ROW(58,4123743035) ), ROW('Juan','Felix','Najera','Echevarria','1950-10-03','abuelo',ROW(58,4122642341) )]::familiar_ty[], ARRAY[ ROW('37043179','Irlanda'),row('null','null') ]::identificacion_ty[], ARRAY[ ROW('Ingeniería Industrial','null','null'), ROW('Comunicación','null','null') ]::nivel_educativo_ty[],null,'2')," calcext:value-type="string">
            <text:p>('Bruno','Magnus','Quiroga','Ornelas','1998-12-03',186,88,'azul oscuro','20/20','top_secret','personal_inteligencia_data/foto.png','personal_inteligencia_data/huella_digital.png','personal_inteligencia_data/huella_retina.png',ROW(58,4128955969) ,ROW('45794703','Irlanda'),ARRAY['español','inglés','portugués','francés','null','null']::varchar(50)[], ARRAY[ ROW('Cecilio','Owen','Alexander','Adams','1950-10-03','madre',ROW(58,4123743035) ), ROW('Juan','Felix','Najera','Echevarria','1950-10-03','abuelo',ROW(58,4122642341) )]::familiar_ty[], ARRAY[ ROW('37043179','Irlanda'),row('null','null') ]::identificacion_ty[], ARRAY[ ROW('Ingeniería Industrial','null','null'), ROW('Comunicación','null','null') ]::nivel_educativo_ty[],null,'2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86]+1" office:value-type="float" office:value="84" calcext:value-type="float">
            <text:p>84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Juvenal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Galarza'</text:p>
          </table:table-cell>
          <table:table-cell table:style-name="ce8" office:value-type="string" calcext:value-type="string">
            <text:p>2000-03-09</text:p>
          </table:table-cell>
          <table:table-cell table:style-name="ce9" table:formula="of:=ROUND(RAND()*40+150 )" office:value-type="float" office:value="169" calcext:value-type="float">
            <text:p>169</text:p>
          </table:table-cell>
          <table:table-cell table:style-name="ce9" table:formula="of:=ROUND(RAND()*30+65 )" office:value-type="float" office:value="65" calcext:value-type="float">
            <text:p>65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16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4522314" calcext:value-type="float">
            <text:p>4522314</text:p>
          </table:table-cell>
          <table:table-cell table:formula="of:=RANDBETWEEN(10000000;99999999)" office:value-type="float" office:value="43678782" calcext:value-type="float">
            <text:p>43678782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onsolacion'</text:p>
          </table:table-cell>
          <table:table-cell office:value-type="string" calcext:value-type="string">
            <text:p>'Maximina'</text:p>
          </table:table-cell>
          <table:table-cell office:value-type="string" calcext:value-type="string">
            <text:p>'Maciel'</text:p>
          </table:table-cell>
          <table:table-cell office:value-type="string" calcext:value-type="string">
            <text:p>'Robledo'</text:p>
          </table:table-cell>
          <table:table-cell table:style-name="ce8" office:value-type="string" calcext:value-type="string">
            <text:p>1953-11-30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9153270" calcext:value-type="float">
            <text:p>9153270</text:p>
          </table:table-cell>
          <table:table-cell office:value-type="string" calcext:value-type="string">
            <text:p>'Tito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Pinon'</text:p>
          </table:table-cell>
          <table:table-cell table:style-name="ce8" office:value-type="string" calcext:value-type="string">
            <text:p>1953-11-30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8968654" calcext:value-type="float">
            <text:p>8968654</text:p>
          </table:table-cell>
          <table:table-cell table:style-name="ce13" table:formula="of:=RANDBETWEEN(10000000;100000000)" office:value-type="float" office:value="67957232" calcext:value-type="float">
            <text:p>67957232</text:p>
          </table:table-cell>
          <table:table-cell office:value-type="string" calcext:value-type="string">
            <text:p>Irland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style-name="ce12" office:value-type="string" calcext:value-type="string">
            <text:p>Enfermería</text:p>
          </table:table-cell>
          <table:table-cell table:number-columns-repeated="2" table:style-name="ce13" office:value-type="string" calcext:value-type="string">
            <text:p>null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Galway</text:p>
          </table:table-cell>
          <table:table-cell/>
          <table:table-cell table:style-name="ce40" table:formula="of:=CONCATENATE(&quot;(&quot;;[.D87];&quot;,&quot;;[.E87];&quot;,&quot;;[.F87];&quot;,&quot;;[.G87];&quot;,'&quot;;[.H87];&quot;',&quot;;[.I87];&quot;,&quot;;[.J87];&quot;,'&quot;;[.K87];&quot;','&quot;;[.L87];&quot;','&quot;;[.M87];&quot;',&quot;;[.N87];&quot;,&quot;;[.O87];&quot;,&quot;;[.P87];&quot;,ROW(58,&quot;;[.Q87];[.R87];&quot;) ,ROW('&quot;;[.S87];&quot;','&quot;;[.T87];&quot;'),ARRAY['&quot;;[.U87];&quot;','&quot;;[.V87];&quot;','&quot;;[.W87];&quot;','&quot;;[.X87];&quot;','&quot;;[.Y87];&quot;','&quot;;[.Z87];&quot;']::varchar(50)[], ARRAY[ ROW(&quot;;[.AA87];&quot;,&quot;;[.AB87];&quot;,&quot;;[.AC87];&quot;,&quot;;[.AD87];&quot;,'&quot;;[.AE87];&quot;','&quot;;[.AF87];&quot;',ROW(58,&quot;;[.AG87];[.AH87];&quot;) ), ROW(&quot;;[.AI87];&quot;,&quot;;[.AJ87];&quot;,&quot;;[.AK87];&quot;,&quot;;[.AL87];&quot;,'&quot;;[.AM87];&quot;','&quot;;[.AN87];&quot;',ROW(58,&quot;;[.AO87];[.AP87];&quot;) )]::familiar_ty[], ARRAY[ ROW('&quot;;[.AQ87];&quot;','&quot;;[.AR87];&quot;'),row('&quot;;[.AS87];&quot;','&quot;;[.AT87];&quot;') ]::identificacion_ty[], ARRAY[ ROW('&quot;;[.AU87];&quot;','&quot;;[.AV87];&quot;','&quot;;[.AW87];&quot;'), ROW('&quot;;[.AX87];&quot;','&quot;;[.AY87];&quot;','&quot;;[.AZ87];&quot;') ]::nivel_educativo_ty[],null,'&quot;;[.BB87];&quot;'),&quot;)" office:value-type="string" office:string-value="('Margarito','Juvenal','Nevarez','Galarza','2000-03-09',169,65,'azul claro','20/16','top_secret','personal_inteligencia_data/foto.png','personal_inteligencia_data/huella_digital.png','personal_inteligencia_data/huella_retina.png',ROW(58,2124522314) ,ROW('43678782','Irlanda'),ARRAY['español','inglés','portugués','francés','null','null']::varchar(50)[], ARRAY[ ROW('Consolacion','Maximina','Maciel','Robledo','1953-11-30','hermano',ROW(58,2129153270) ), ROW('Tito','Julian','Vallejo','Pinon','1953-11-30','primo',ROW(58,2128968654) )]::familiar_ty[], ARRAY[ ROW('67957232','Irlanda'),row('null','null') ]::identificacion_ty[], ARRAY[ ROW('Derecho','null','null'), ROW('Enfermería','null','null') ]::nivel_educativo_ty[],null,'3')," calcext:value-type="string">
            <text:p>('Margarito','Juvenal','Nevarez','Galarza','2000-03-09',169,65,'azul claro','20/16','top_secret','personal_inteligencia_data/foto.png','personal_inteligencia_data/huella_digital.png','personal_inteligencia_data/huella_retina.png',ROW(58,2124522314) ,ROW('43678782','Irlanda'),ARRAY['español','inglés','portugués','francés','null','null']::varchar(50)[], ARRAY[ ROW('Consolacion','Maximina','Maciel','Robledo','1953-11-30','hermano',ROW(58,2129153270) ), ROW('Tito','Julian','Vallejo','Pinon','1953-11-30','primo',ROW(58,2128968654) )]::familiar_ty[], ARRAY[ ROW('67957232','Irlanda'),row('null','null') ]::identificacion_ty[], ARRAY[ ROW('Derecho','null','null'), ROW('Enfermería','null','null') ]::nivel_educativo_ty[],null,'3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87]+1" office:value-type="float" office:value="85" calcext:value-type="float">
            <text:p>85</text:p>
          </table:table-cell>
          <table:table-cell office:value-type="string" calcext:value-type="string">
            <text:p>'Clarence'</text:p>
          </table:table-cell>
          <table:table-cell office:value-type="string" calcext:value-type="string">
            <text:p>'Marsello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Campos'</text:p>
          </table:table-cell>
          <table:table-cell table:style-name="ce8" office:value-type="string" calcext:value-type="string">
            <text:p>2000-07-23</text:p>
          </table:table-cell>
          <table:table-cell table:style-name="ce9" table:formula="of:=ROUND(RAND()*40+150 )" office:value-type="float" office:value="158" calcext:value-type="float">
            <text:p>158</text:p>
          </table:table-cell>
          <table:table-cell table:style-name="ce9" table:formula="of:=ROUND(RAND()*30+65 )" office:value-type="float" office:value="70" calcext:value-type="float">
            <text:p>70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16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7541429" calcext:value-type="float">
            <text:p>7541429</text:p>
          </table:table-cell>
          <table:table-cell table:formula="of:=RANDBETWEEN(10000000;99999999)" office:value-type="float" office:value="58975238" calcext:value-type="float">
            <text:p>58975238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Cartagena'</text:p>
          </table:table-cell>
          <table:table-cell table:style-name="ce8" office:value-type="string" calcext:value-type="string">
            <text:p>1956-12-09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3116498" calcext:value-type="float">
            <text:p>3116498</text:p>
          </table:table-cell>
          <table:table-cell office:value-type="string" calcext:value-type="string">
            <text:p>'Ava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Caballero'</text:p>
          </table:table-cell>
          <table:table-cell table:style-name="ce8" office:value-type="string" calcext:value-type="string">
            <text:p>1956-12-09</text:p>
          </table:table-cell>
          <table:table-cell office:value-type="string" calcext:value-type="string">
            <text:p>tí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3595854" calcext:value-type="float">
            <text:p>3595854</text:p>
          </table:table-cell>
          <table:table-cell table:style-name="ce13" table:formula="of:=RANDBETWEEN(10000000;100000000)" office:value-type="float" office:value="51367584" calcext:value-type="float">
            <text:p>51367584</text:p>
          </table:table-cell>
          <table:table-cell office:value-type="string" calcext:value-type="string">
            <text:p>Holand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13" office:value-type="string" calcext:value-type="string">
            <text:p>null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msterdam</text:p>
          </table:table-cell>
          <table:table-cell/>
          <table:table-cell table:style-name="ce40" table:formula="of:=CONCATENATE(&quot;(&quot;;[.D88];&quot;,&quot;;[.E88];&quot;,&quot;;[.F88];&quot;,&quot;;[.G88];&quot;,'&quot;;[.H88];&quot;',&quot;;[.I88];&quot;,&quot;;[.J88];&quot;,'&quot;;[.K88];&quot;','&quot;;[.L88];&quot;','&quot;;[.M88];&quot;',&quot;;[.N88];&quot;,&quot;;[.O88];&quot;,&quot;;[.P88];&quot;,ROW(58,&quot;;[.Q88];[.R88];&quot;) ,ROW('&quot;;[.S88];&quot;','&quot;;[.T88];&quot;'),ARRAY['&quot;;[.U88];&quot;','&quot;;[.V88];&quot;','&quot;;[.W88];&quot;','&quot;;[.X88];&quot;','&quot;;[.Y88];&quot;','&quot;;[.Z88];&quot;']::varchar(50)[], ARRAY[ ROW(&quot;;[.AA88];&quot;,&quot;;[.AB88];&quot;,&quot;;[.AC88];&quot;,&quot;;[.AD88];&quot;,'&quot;;[.AE88];&quot;','&quot;;[.AF88];&quot;',ROW(58,&quot;;[.AG88];[.AH88];&quot;) ), ROW(&quot;;[.AI88];&quot;,&quot;;[.AJ88];&quot;,&quot;;[.AK88];&quot;,&quot;;[.AL88];&quot;,'&quot;;[.AM88];&quot;','&quot;;[.AN88];&quot;',ROW(58,&quot;;[.AO88];[.AP88];&quot;) )]::familiar_ty[], ARRAY[ ROW('&quot;;[.AQ88];&quot;','&quot;;[.AR88];&quot;'),row('&quot;;[.AS88];&quot;','&quot;;[.AT88];&quot;') ]::identificacion_ty[], ARRAY[ ROW('&quot;;[.AU88];&quot;','&quot;;[.AV88];&quot;','&quot;;[.AW88];&quot;'), ROW('&quot;;[.AX88];&quot;','&quot;;[.AY88];&quot;','&quot;;[.AZ88];&quot;') ]::nivel_educativo_ty[],null,'&quot;;[.BB88];&quot;'),&quot;)" office:value-type="string" office:string-value="('Clarence','Marsello','Angel','Campos','2000-07-23',158,70,'marrón claro','20/160','top_secret','personal_inteligencia_data/foto.png','personal_inteligencia_data/huella_digital.png','personal_inteligencia_data/huella_retina.png',ROW(58,4247541429) ,ROW('58975238','Holanda'),ARRAY['español','inglés','hindi','francés','null','null']::varchar(50)[], ARRAY[ ROW('Liliana','Luisa','Carrillo','Cartagena','1956-12-09','hermano',ROW(58,4243116498) ), ROW('Ava','Guadalupe','Suarez','Caballero','1956-12-09','tío',ROW(58,4243595854) )]::familiar_ty[], ARRAY[ ROW('51367584','Holanda'),row('null','null') ]::identificacion_ty[], ARRAY[ ROW('Criminología','null','null'), ROW('Ciencias Sociales ','null','null') ]::nivel_educativo_ty[],null,'4')," calcext:value-type="string">
            <text:p>('Clarence','Marsello','Angel','Campos','2000-07-23',158,70,'marrón claro','20/160','top_secret','personal_inteligencia_data/foto.png','personal_inteligencia_data/huella_digital.png','personal_inteligencia_data/huella_retina.png',ROW(58,4247541429) ,ROW('58975238','Holanda'),ARRAY['español','inglés','hindi','francés','null','null']::varchar(50)[], ARRAY[ ROW('Liliana','Luisa','Carrillo','Cartagena','1956-12-09','hermano',ROW(58,4243116498) ), ROW('Ava','Guadalupe','Suarez','Caballero','1956-12-09','tío',ROW(58,4243595854) )]::familiar_ty[], ARRAY[ ROW('51367584','Holanda'),row('null','null') ]::identificacion_ty[], ARRAY[ ROW('Criminología','null','null'), ROW('Ciencias Sociales ','null','null') ]::nivel_educativo_ty[],null,'4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88]+1" office:value-type="float" office:value="86" calcext:value-type="float">
            <text:p>86</text:p>
          </table:table-cell>
          <table:table-cell office:value-type="string" calcext:value-type="string">
            <text:p>'Juliana'</text:p>
          </table:table-cell>
          <table:table-cell office:value-type="string" calcext:value-type="string">
            <text:p>'Heidi'</text:p>
          </table:table-cell>
          <table:table-cell office:value-type="string" calcext:value-type="string">
            <text:p>'Archuleta'</text:p>
          </table:table-cell>
          <table:table-cell office:value-type="string" calcext:value-type="string">
            <text:p>'Sanchez'</text:p>
          </table:table-cell>
          <table:table-cell table:style-name="ce8" office:value-type="string" calcext:value-type="string">
            <text:p>2000-08-28</text:p>
          </table:table-cell>
          <table:table-cell table:style-name="ce9" table:formula="of:=ROUND(RAND()*40+150 )" office:value-type="float" office:value="188" calcext:value-type="float">
            <text:p>188</text:p>
          </table:table-cell>
          <table:table-cell table:style-name="ce9" table:formula="of:=ROUND(RAND()*30+65 )" office:value-type="float" office:value="89" calcext:value-type="float">
            <text:p>89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5506406" calcext:value-type="float">
            <text:p>5506406</text:p>
          </table:table-cell>
          <table:table-cell table:formula="of:=RANDBETWEEN(10000000;99999999)" office:value-type="float" office:value="27516170" calcext:value-type="float">
            <text:p>27516170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Nadia'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Flores'</text:p>
          </table:table-cell>
          <table:table-cell office:value-type="string" calcext:value-type="string">
            <text:p>'Correa'</text:p>
          </table:table-cell>
          <table:table-cell table:style-name="ce8" office:value-type="string" calcext:value-type="string">
            <text:p>1958-01-04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8391003" calcext:value-type="float">
            <text:p>8391003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Gastelum'</text:p>
          </table:table-cell>
          <table:table-cell table:style-name="ce8" office:value-type="string" calcext:value-type="string">
            <text:p>1958-01-04</text:p>
          </table:table-cell>
          <table:table-cell office:value-type="string" calcext:value-type="string">
            <text:p>padre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1268263" calcext:value-type="float">
            <text:p>1268263</text:p>
          </table:table-cell>
          <table:table-cell table:style-name="ce13" table:formula="of:=RANDBETWEEN(10000000;100000000)" office:value-type="float" office:value="31911213" calcext:value-type="float">
            <text:p>31911213</text:p>
          </table:table-cell>
          <table:table-cell office:value-type="string" calcext:value-type="string">
            <text:p>Holanda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style-name="ce12" office:value-type="string" calcext:value-type="string">
            <text:p>Psicologí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13" office:value-type="string" calcext:value-type="string">
            <text:p>null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Roterdam</text:p>
          </table:table-cell>
          <table:table-cell/>
          <table:table-cell table:style-name="ce40" table:formula="of:=CONCATENATE(&quot;(&quot;;[.D89];&quot;,&quot;;[.E89];&quot;,&quot;;[.F89];&quot;,&quot;;[.G89];&quot;,'&quot;;[.H89];&quot;',&quot;;[.I89];&quot;,&quot;;[.J89];&quot;,'&quot;;[.K89];&quot;','&quot;;[.L89];&quot;','&quot;;[.M89];&quot;',&quot;;[.N89];&quot;,&quot;;[.O89];&quot;,&quot;;[.P89];&quot;,ROW(58,&quot;;[.Q89];[.R89];&quot;) ,ROW('&quot;;[.S89];&quot;','&quot;;[.T89];&quot;'),ARRAY['&quot;;[.U89];&quot;','&quot;;[.V89];&quot;','&quot;;[.W89];&quot;','&quot;;[.X89];&quot;','&quot;;[.Y89];&quot;','&quot;;[.Z89];&quot;']::varchar(50)[], ARRAY[ ROW(&quot;;[.AA89];&quot;,&quot;;[.AB89];&quot;,&quot;;[.AC89];&quot;,&quot;;[.AD89];&quot;,'&quot;;[.AE89];&quot;','&quot;;[.AF89];&quot;',ROW(58,&quot;;[.AG89];[.AH89];&quot;) ), ROW(&quot;;[.AI89];&quot;,&quot;;[.AJ89];&quot;,&quot;;[.AK89];&quot;,&quot;;[.AL89];&quot;,'&quot;;[.AM89];&quot;','&quot;;[.AN89];&quot;',ROW(58,&quot;;[.AO89];[.AP89];&quot;) )]::familiar_ty[], ARRAY[ ROW('&quot;;[.AQ89];&quot;','&quot;;[.AR89];&quot;'),row('&quot;;[.AS89];&quot;','&quot;;[.AT89];&quot;') ]::identificacion_ty[], ARRAY[ ROW('&quot;;[.AU89];&quot;','&quot;;[.AV89];&quot;','&quot;;[.AW89];&quot;'), ROW('&quot;;[.AX89];&quot;','&quot;;[.AY89];&quot;','&quot;;[.AZ89];&quot;') ]::nivel_educativo_ty[],null,'&quot;;[.BB89];&quot;'),&quot;)" office:value-type="string" office:string-value="('Juliana','Heidi','Archuleta','Sanchez','2000-08-28',188,89,'marrón oscuro','20/20','confidencial','personal_inteligencia_data/foto.png','personal_inteligencia_data/huella_digital.png','personal_inteligencia_data/huella_retina.png',ROW(58,4125506406) ,ROW('27516170','Holanda'),ARRAY['español','inglés','hindi','ruso','null','null']::varchar(50)[], ARRAY[ ROW('Nadia','Monica','Flores','Correa','1958-01-04','abuelo',ROW(58,2878391003) ), ROW('Victoria','Donatila','Vidal','Gastelum','1958-01-04','padre',ROW(58,2871268263) )]::familiar_ty[], ARRAY[ ROW('31911213','Holanda'),row('null','null') ]::identificacion_ty[], ARRAY[ ROW('Psicología','null','null'), ROW('Economía','null','null') ]::nivel_educativo_ty[],null,'5')," calcext:value-type="string">
            <text:p>('Juliana','Heidi','Archuleta','Sanchez','2000-08-28',188,89,'marrón oscuro','20/20','confidencial','personal_inteligencia_data/foto.png','personal_inteligencia_data/huella_digital.png','personal_inteligencia_data/huella_retina.png',ROW(58,4125506406) ,ROW('27516170','Holanda'),ARRAY['español','inglés','hindi','ruso','null','null']::varchar(50)[], ARRAY[ ROW('Nadia','Monica','Flores','Correa','1958-01-04','abuelo',ROW(58,2878391003) ), ROW('Victoria','Donatila','Vidal','Gastelum','1958-01-04','padre',ROW(58,2871268263) )]::familiar_ty[], ARRAY[ ROW('31911213','Holanda'),row('null','null') ]::identificacion_ty[], ARRAY[ ROW('Psicología','null','null'), ROW('Economía','null','null') ]::nivel_educativo_ty[],null,'5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89]+1" office:value-type="float" office:value="87" calcext:value-type="float">
            <text:p>87</text:p>
          </table:table-cell>
          <table:table-cell office:value-type="string" calcext:value-type="string">
            <text:p>'Ramona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Viramontes'</text:p>
          </table:table-cell>
          <table:table-cell office:value-type="string" calcext:value-type="string">
            <text:p>'Ascencio'</text:p>
          </table:table-cell>
          <table:table-cell table:style-name="ce8" office:value-type="string" calcext:value-type="string">
            <text:p>1996-09-22</text:p>
          </table:table-cell>
          <table:table-cell table:style-name="ce9" table:formula="of:=ROUND(RAND()*40+150 )" office:value-type="float" office:value="187" calcext:value-type="float">
            <text:p>187</text:p>
          </table:table-cell>
          <table:table-cell table:style-name="ce9" table:formula="of:=ROUND(RAND()*30+65 )" office:value-type="float" office:value="70" calcext:value-type="float">
            <text:p>70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5458033" calcext:value-type="float">
            <text:p>5458033</text:p>
          </table:table-cell>
          <table:table-cell table:formula="of:=RANDBETWEEN(10000000;99999999)" office:value-type="float" office:value="81763833" calcext:value-type="float">
            <text:p>81763833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Marcos'</text:p>
          </table:table-cell>
          <table:table-cell office:value-type="string" calcext:value-type="string">
            <text:p>'Venancio'</text:p>
          </table:table-cell>
          <table:table-cell office:value-type="string" calcext:value-type="string">
            <text:p>'Caldera'</text:p>
          </table:table-cell>
          <table:table-cell office:value-type="string" calcext:value-type="string">
            <text:p>'Alcantara'</text:p>
          </table:table-cell>
          <table:table-cell table:style-name="ce8" office:value-type="string" calcext:value-type="string">
            <text:p>1959-04-26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5233561" calcext:value-type="float">
            <text:p>5233561</text:p>
          </table:table-cell>
          <table:table-cell office:value-type="string" calcext:value-type="string">
            <text:p>'Michael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Mora'</text:p>
          </table:table-cell>
          <table:table-cell table:style-name="ce8" office:value-type="string" calcext:value-type="string">
            <text:p>1959-04-26</text:p>
          </table:table-cell>
          <table:table-cell office:value-type="string" calcext:value-type="string">
            <text:p>madre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5590051" calcext:value-type="float">
            <text:p>5590051</text:p>
          </table:table-cell>
          <table:table-cell table:style-name="ce13" table:formula="of:=RANDBETWEEN(10000000;100000000)" office:value-type="float" office:value="46857548" calcext:value-type="float">
            <text:p>46857548</text:p>
          </table:table-cell>
          <table:table-cell office:value-type="string" calcext:value-type="string">
            <text:p>Holanda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style-name="ce12" office:value-type="string" calcext:value-type="string">
            <text:p>Enfermería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number-columns-repeated="3" table:style-name="ce37" office:value-type="string" calcext:value-type="string">
            <text:p>null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Haarlam</text:p>
          </table:table-cell>
          <table:table-cell/>
          <table:table-cell table:style-name="ce40" table:formula="of:=CONCATENATE(&quot;(&quot;;[.D90];&quot;,&quot;;[.E90];&quot;,&quot;;[.F90];&quot;,&quot;;[.G90];&quot;,'&quot;;[.H90];&quot;',&quot;;[.I90];&quot;,&quot;;[.J90];&quot;,'&quot;;[.K90];&quot;','&quot;;[.L90];&quot;','&quot;;[.M90];&quot;',&quot;;[.N90];&quot;,&quot;;[.O90];&quot;,&quot;;[.P90];&quot;,ROW(58,&quot;;[.Q90];[.R90];&quot;) ,ROW('&quot;;[.S90];&quot;','&quot;;[.T90];&quot;'),ARRAY['&quot;;[.U90];&quot;','&quot;;[.V90];&quot;','&quot;;[.W90];&quot;','&quot;;[.X90];&quot;','&quot;;[.Y90];&quot;','&quot;;[.Z90];&quot;']::varchar(50)[], ARRAY[ ROW(&quot;;[.AA90];&quot;,&quot;;[.AB90];&quot;,&quot;;[.AC90];&quot;,&quot;;[.AD90];&quot;,'&quot;;[.AE90];&quot;','&quot;;[.AF90];&quot;',ROW(58,&quot;;[.AG90];[.AH90];&quot;) ), ROW(&quot;;[.AI90];&quot;,&quot;;[.AJ90];&quot;,&quot;;[.AK90];&quot;,&quot;;[.AL90];&quot;,'&quot;;[.AM90];&quot;','&quot;;[.AN90];&quot;',ROW(58,&quot;;[.AO90];[.AP90];&quot;) )]::familiar_ty[], ARRAY[ ROW('&quot;;[.AQ90];&quot;','&quot;;[.AR90];&quot;'),row('&quot;;[.AS90];&quot;','&quot;;[.AT90];&quot;') ]::identificacion_ty[], ARRAY[ ROW('&quot;;[.AU90];&quot;','&quot;;[.AV90];&quot;','&quot;;[.AW90];&quot;'), ROW('&quot;;[.AX90];&quot;','&quot;;[.AY90];&quot;','&quot;;[.AZ90];&quot;') ]::nivel_educativo_ty[],null,'&quot;;[.BB90];&quot;'),&quot;)" office:value-type="string" office:string-value="('Ramona','Amelia','Viramontes','Ascencio','1996-09-22',187,70,'verde claro','20/20','confidencial','personal_inteligencia_data/foto.png','personal_inteligencia_data/huella_digital.png','personal_inteligencia_data/huella_retina.png',ROW(58,2125458033) ,ROW('81763833','Holanda'),ARRAY['español','inglés','hindi','ruso','null','null']::varchar(50)[], ARRAY[ ROW('Marcos','Venancio','Caldera','Alcantara','1959-04-26','abuelo',ROW(58,2435233561) ), ROW('Michael',null,'Montero','Mora','1959-04-26','madre',ROW(58,2435590051) )]::familiar_ty[], ARRAY[ ROW('46857548','Holanda'),row('null','null') ]::identificacion_ty[], ARRAY[ ROW('Enfermería','null','null'), ROW('null','null','null') ]::nivel_educativo_ty[],null,'6')," calcext:value-type="string">
            <text:p>('Ramona','Amelia','Viramontes','Ascencio','1996-09-22',187,70,'verde claro','20/20','confidencial','personal_inteligencia_data/foto.png','personal_inteligencia_data/huella_digital.png','personal_inteligencia_data/huella_retina.png',ROW(58,2125458033) ,ROW('81763833','Holanda'),ARRAY['español','inglés','hindi','ruso','null','null']::varchar(50)[], ARRAY[ ROW('Marcos','Venancio','Caldera','Alcantara','1959-04-26','abuelo',ROW(58,2435233561) ), ROW('Michael',null,'Montero','Mora','1959-04-26','madre',ROW(58,2435590051) )]::familiar_ty[], ARRAY[ ROW('46857548','Holanda'),row('null','null') ]::identificacion_ty[], ARRAY[ ROW('Enfermería','null','null'), ROW('null','null','null') ]::nivel_educativo_ty[],null,'6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90]+1" office:value-type="float" office:value="88" calcext:value-type="float">
            <text:p>88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Carreno'</text:p>
          </table:table-cell>
          <table:table-cell office:value-type="string" calcext:value-type="string">
            <text:p>'Villarreal'</text:p>
          </table:table-cell>
          <table:table-cell table:style-name="ce8" office:value-type="string" calcext:value-type="string">
            <text:p>1996-11-17</text:p>
          </table:table-cell>
          <table:table-cell table:style-name="ce9" table:formula="of:=ROUND(RAND()*40+150 )" office:value-type="float" office:value="169" calcext:value-type="float">
            <text:p>169</text:p>
          </table:table-cell>
          <table:table-cell table:style-name="ce9" table:formula="of:=ROUND(RAND()*30+65 )" office:value-type="float" office:value="80" calcext:value-type="float">
            <text:p>80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4077159" calcext:value-type="float">
            <text:p>4077159</text:p>
          </table:table-cell>
          <table:table-cell table:formula="of:=RANDBETWEEN(10000000;99999999)" office:value-type="float" office:value="65184189" calcext:value-type="float">
            <text:p>65184189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Silvester'</text:p>
          </table:table-cell>
          <table:table-cell office:value-type="string" calcext:value-type="string">
            <text:p>'Rodrigues'</text:p>
          </table:table-cell>
          <table:table-cell office:value-type="string" calcext:value-type="string">
            <text:p>'Baez'</text:p>
          </table:table-cell>
          <table:table-cell table:style-name="ce8" office:value-type="string" calcext:value-type="string">
            <text:p>1959-10-09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4444045" calcext:value-type="float">
            <text:p>4444045</text:p>
          </table:table-cell>
          <table:table-cell office:value-type="string" calcext:value-type="string">
            <text:p>'Lincol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lvarenga'</text:p>
          </table:table-cell>
          <table:table-cell office:value-type="string" calcext:value-type="string">
            <text:p>'Elizondo'</text:p>
          </table:table-cell>
          <table:table-cell table:style-name="ce8" office:value-type="string" calcext:value-type="string">
            <text:p>1959-10-09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2426124" calcext:value-type="float">
            <text:p>2426124</text:p>
          </table:table-cell>
          <table:table-cell table:style-name="ce13" table:formula="of:=RANDBETWEEN(10000000;100000000)" office:value-type="float" office:value="81636946" calcext:value-type="float">
            <text:p>81636946</text:p>
          </table:table-cell>
          <table:table-cell office:value-type="string" calcext:value-type="string">
            <text:p>Groenlandi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number-columns-repeated="3" table:style-name="ce37" office:value-type="string" calcext:value-type="string">
            <text:p>null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Nuuk</text:p>
          </table:table-cell>
          <table:table-cell/>
          <table:table-cell table:style-name="ce40" table:formula="of:=CONCATENATE(&quot;(&quot;;[.D91];&quot;,&quot;;[.E91];&quot;,&quot;;[.F91];&quot;,&quot;;[.G91];&quot;,'&quot;;[.H91];&quot;',&quot;;[.I91];&quot;,&quot;;[.J91];&quot;,'&quot;;[.K91];&quot;','&quot;;[.L91];&quot;','&quot;;[.M91];&quot;',&quot;;[.N91];&quot;,&quot;;[.O91];&quot;,&quot;;[.P91];&quot;,ROW(58,&quot;;[.Q91];[.R91];&quot;) ,ROW('&quot;;[.S91];&quot;','&quot;;[.T91];&quot;'),ARRAY['&quot;;[.U91];&quot;','&quot;;[.V91];&quot;','&quot;;[.W91];&quot;','&quot;;[.X91];&quot;','&quot;;[.Y91];&quot;','&quot;;[.Z91];&quot;']::varchar(50)[], ARRAY[ ROW(&quot;;[.AA91];&quot;,&quot;;[.AB91];&quot;,&quot;;[.AC91];&quot;,&quot;;[.AD91];&quot;,'&quot;;[.AE91];&quot;','&quot;;[.AF91];&quot;',ROW(58,&quot;;[.AG91];[.AH91];&quot;) ), ROW(&quot;;[.AI91];&quot;,&quot;;[.AJ91];&quot;,&quot;;[.AK91];&quot;,&quot;;[.AL91];&quot;,'&quot;;[.AM91];&quot;','&quot;;[.AN91];&quot;',ROW(58,&quot;;[.AO91];[.AP91];&quot;) )]::familiar_ty[], ARRAY[ ROW('&quot;;[.AQ91];&quot;','&quot;;[.AR91];&quot;'),row('&quot;;[.AS91];&quot;','&quot;;[.AT91];&quot;') ]::identificacion_ty[], ARRAY[ ROW('&quot;;[.AU91];&quot;','&quot;;[.AV91];&quot;','&quot;;[.AW91];&quot;'), ROW('&quot;;[.AX91];&quot;','&quot;;[.AY91];&quot;','&quot;;[.AZ91];&quot;') ]::nivel_educativo_ty[],null,'&quot;;[.BB91];&quot;'),&quot;)" office:value-type="string" office:string-value="('Elidio','Pablo','Carreno','Villarreal','1996-11-17',169,80,'verde oscuro','20/20','confidencial','personal_inteligencia_data/foto.png','personal_inteligencia_data/huella_digital.png','personal_inteligencia_data/huella_retina.png',ROW(58,4244077159) ,ROW('65184189','Groenlandia'),ARRAY['español','inglés','hindi','ruso','null','null']::varchar(50)[], ARRAY[ ROW('Jorge','Silvester','Rodrigues','Baez','1959-10-09','primo',ROW(58,2814444045) ), ROW('Lincoln',null,'Alvarenga','Elizondo','1959-10-09','hermano',ROW(58,2812426124) )]::familiar_ty[], ARRAY[ ROW('81636946','Groenlandia'),row('null','null') ]::identificacion_ty[], ARRAY[ ROW('Ciencias Sociales ','null','null'), ROW('null','null','null') ]::nivel_educativo_ty[],null,'7')," calcext:value-type="string">
            <text:p>('Elidio','Pablo','Carreno','Villarreal','1996-11-17',169,80,'verde oscuro','20/20','confidencial','personal_inteligencia_data/foto.png','personal_inteligencia_data/huella_digital.png','personal_inteligencia_data/huella_retina.png',ROW(58,4244077159) ,ROW('65184189','Groenlandia'),ARRAY['español','inglés','hindi','ruso','null','null']::varchar(50)[], ARRAY[ ROW('Jorge','Silvester','Rodrigues','Baez','1959-10-09','primo',ROW(58,2814444045) ), ROW('Lincoln',null,'Alvarenga','Elizondo','1959-10-09','hermano',ROW(58,2812426124) )]::familiar_ty[], ARRAY[ ROW('81636946','Groenlandia'),row('null','null') ]::identificacion_ty[], ARRAY[ ROW('Ciencias Sociales ','null','null'), ROW('null','null','null') ]::nivel_educativo_ty[],null,'7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91]+1" office:value-type="float" office:value="89" calcext:value-type="float">
            <text:p>89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Arango'</text:p>
          </table:table-cell>
          <table:table-cell table:style-name="ce8" office:value-type="string" calcext:value-type="string">
            <text:p>1999-09-22</text:p>
          </table:table-cell>
          <table:table-cell table:style-name="ce9" table:formula="of:=ROUND(RAND()*40+150 )" office:value-type="float" office:value="155" calcext:value-type="float">
            <text:p>155</text:p>
          </table:table-cell>
          <table:table-cell table:style-name="ce9" table:formula="of:=ROUND(RAND()*30+65 )" office:value-type="float" office:value="80" calcext:value-type="float">
            <text:p>80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87" calcext:value-type="float">
            <text:p>287</text:p>
          </table:table-cell>
          <table:table-cell table:formula="of:=RANDBETWEEN(1000000;9999999)" office:value-type="float" office:value="2343500" calcext:value-type="float">
            <text:p>2343500</text:p>
          </table:table-cell>
          <table:table-cell table:formula="of:=RANDBETWEEN(10000000;99999999)" office:value-type="float" office:value="25408174" calcext:value-type="float">
            <text:p>25408174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Perez'</text:p>
          </table:table-cell>
          <table:table-cell office:value-type="string" calcext:value-type="string">
            <text:p>'Manriquez'</text:p>
          </table:table-cell>
          <table:table-cell table:style-name="ce8" office:value-type="string" calcext:value-type="string">
            <text:p>1960-08-31</text:p>
          </table:table-cell>
          <table:table-cell office:value-type="string" calcext:value-type="string">
            <text:p>tío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7887835" calcext:value-type="float">
            <text:p>7887835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rriola'</text:p>
          </table:table-cell>
          <table:table-cell office:value-type="string" calcext:value-type="string">
            <text:p>'Duenas'</text:p>
          </table:table-cell>
          <table:table-cell table:style-name="ce8" office:value-type="string" calcext:value-type="string">
            <text:p>1960-08-31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9701796" calcext:value-type="float">
            <text:p>9701796</text:p>
          </table:table-cell>
          <table:table-cell table:style-name="ce13" table:formula="of:=RANDBETWEEN(10000000;100000000)" office:value-type="float" office:value="19042805" calcext:value-type="float">
            <text:p>19042805</text:p>
          </table:table-cell>
          <table:table-cell office:value-type="string" calcext:value-type="string">
            <text:p>Groenlandi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number-columns-repeated="3" table:style-name="ce37" office:value-type="string" calcext:value-type="string">
            <text:p>null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Qaqortoq</text:p>
          </table:table-cell>
          <table:table-cell/>
          <table:table-cell table:style-name="ce40" table:formula="of:=CONCATENATE(&quot;(&quot;;[.D92];&quot;,&quot;;[.E92];&quot;,&quot;;[.F92];&quot;,&quot;;[.G92];&quot;,'&quot;;[.H92];&quot;',&quot;;[.I92];&quot;,&quot;;[.J92];&quot;,'&quot;;[.K92];&quot;','&quot;;[.L92];&quot;','&quot;;[.M92];&quot;',&quot;;[.N92];&quot;,&quot;;[.O92];&quot;,&quot;;[.P92];&quot;,ROW(58,&quot;;[.Q92];[.R92];&quot;) ,ROW('&quot;;[.S92];&quot;','&quot;;[.T92];&quot;'),ARRAY['&quot;;[.U92];&quot;','&quot;;[.V92];&quot;','&quot;;[.W92];&quot;','&quot;;[.X92];&quot;','&quot;;[.Y92];&quot;','&quot;;[.Z92];&quot;']::varchar(50)[], ARRAY[ ROW(&quot;;[.AA92];&quot;,&quot;;[.AB92];&quot;,&quot;;[.AC92];&quot;,&quot;;[.AD92];&quot;,'&quot;;[.AE92];&quot;','&quot;;[.AF92];&quot;',ROW(58,&quot;;[.AG92];[.AH92];&quot;) ), ROW(&quot;;[.AI92];&quot;,&quot;;[.AJ92];&quot;,&quot;;[.AK92];&quot;,&quot;;[.AL92];&quot;,'&quot;;[.AM92];&quot;','&quot;;[.AN92];&quot;',ROW(58,&quot;;[.AO92];[.AP92];&quot;) )]::familiar_ty[], ARRAY[ ROW('&quot;;[.AQ92];&quot;','&quot;;[.AR92];&quot;'),row('&quot;;[.AS92];&quot;','&quot;;[.AT92];&quot;') ]::identificacion_ty[], ARRAY[ ROW('&quot;;[.AU92];&quot;','&quot;;[.AV92];&quot;','&quot;;[.AW92];&quot;'), ROW('&quot;;[.AX92];&quot;','&quot;;[.AY92];&quot;','&quot;;[.AZ92];&quot;') ]::nivel_educativo_ty[],null,'&quot;;[.BB92];&quot;'),&quot;)" office:value-type="string" office:string-value="('Cristian','Feliciano','Montero','Arango','1999-09-22',155,80,'azul oscuro','20/20','no_clasificado','personal_inteligencia_data/foto.png','personal_inteligencia_data/huella_digital.png','personal_inteligencia_data/huella_retina.png',ROW(58,2872343500) ,ROW('25408174','Groenlandia'),ARRAY['español','inglés','hindi','ruso','mandarín','null']::varchar(50)[], ARRAY[ ROW('Constantino','Ciceron','Perez','Manriquez','1960-08-31','tío',ROW(58,2347887835) ), ROW('Alba',null,'Arriola','Duenas','1960-08-31','hermano',ROW(58,2349701796) )]::familiar_ty[], ARRAY[ ROW('19042805','Groenlandia'),row('null','null') ]::identificacion_ty[], ARRAY[ ROW('Economía','null','null'), ROW('null','null','null') ]::nivel_educativo_ty[],null,'8')," calcext:value-type="string">
            <text:p>('Cristian','Feliciano','Montero','Arango','1999-09-22',155,80,'azul oscuro','20/20','no_clasificado','personal_inteligencia_data/foto.png','personal_inteligencia_data/huella_digital.png','personal_inteligencia_data/huella_retina.png',ROW(58,2872343500) ,ROW('25408174','Groenlandia'),ARRAY['español','inglés','hindi','ruso','mandarín','null']::varchar(50)[], ARRAY[ ROW('Constantino','Ciceron','Perez','Manriquez','1960-08-31','tío',ROW(58,2347887835) ), ROW('Alba',null,'Arriola','Duenas','1960-08-31','hermano',ROW(58,2349701796) )]::familiar_ty[], ARRAY[ ROW('19042805','Groenlandia'),row('null','null') ]::identificacion_ty[], ARRAY[ ROW('Economía','null','null'), ROW('null','null','null') ]::nivel_educativo_ty[],null,'8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92]+1" office:value-type="float" office:value="90" calcext:value-type="float">
            <text:p>90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Matilde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Estevez'</text:p>
          </table:table-cell>
          <table:table-cell table:style-name="ce8" office:value-type="string" calcext:value-type="string">
            <text:p>2000-04-20</text:p>
          </table:table-cell>
          <table:table-cell table:style-name="ce9" table:formula="of:=ROUND(RAND()*40+150 )" office:value-type="float" office:value="162" calcext:value-type="float">
            <text:p>162</text:p>
          </table:table-cell>
          <table:table-cell table:style-name="ce9" table:formula="of:=ROUND(RAND()*30+65 )" office:value-type="float" office:value="91" calcext:value-type="float">
            <text:p>91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43" calcext:value-type="float">
            <text:p>243</text:p>
          </table:table-cell>
          <table:table-cell table:formula="of:=RANDBETWEEN(1000000;9999999)" office:value-type="float" office:value="8592486" calcext:value-type="float">
            <text:p>8592486</text:p>
          </table:table-cell>
          <table:table-cell table:formula="of:=RANDBETWEEN(10000000;99999999)" office:value-type="float" office:value="10820500" calcext:value-type="float">
            <text:p>10820500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iranda'</text:p>
          </table:table-cell>
          <table:table-cell office:value-type="string" calcext:value-type="string">
            <text:p>'Maximina'</text:p>
          </table:table-cell>
          <table:table-cell office:value-type="string" calcext:value-type="string">
            <text:p>'Alonso'</text:p>
          </table:table-cell>
          <table:table-cell office:value-type="string" calcext:value-type="string">
            <text:p>'Zamora'</text:p>
          </table:table-cell>
          <table:table-cell table:style-name="ce8" office:value-type="string" calcext:value-type="string">
            <text:p>1961-03-27</text:p>
          </table:table-cell>
          <table:table-cell office:value-type="string" calcext:value-type="string">
            <text:p>padre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7930461" calcext:value-type="float">
            <text:p>7930461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lvarado'</text:p>
          </table:table-cell>
          <table:table-cell office:value-type="string" calcext:value-type="string">
            <text:p>'Contreras'</text:p>
          </table:table-cell>
          <table:table-cell table:style-name="ce8" office:value-type="string" calcext:value-type="string">
            <text:p>1961-03-27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9464646" calcext:value-type="float">
            <text:p>9464646</text:p>
          </table:table-cell>
          <table:table-cell table:style-name="ce13" table:formula="of:=RANDBETWEEN(10000000;100000000)" office:value-type="float" office:value="37766311" calcext:value-type="float">
            <text:p>37766311</text:p>
          </table:table-cell>
          <table:table-cell office:value-type="string" calcext:value-type="string">
            <text:p>Groenlandi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Filosofía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number-columns-repeated="3" table:style-name="ce37" office:value-type="string" calcext:value-type="string">
            <text:p>null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Sisimiut </text:p>
          </table:table-cell>
          <table:table-cell/>
          <table:table-cell table:style-name="ce40" table:formula="of:=CONCATENATE(&quot;(&quot;;[.D93];&quot;,&quot;;[.E93];&quot;,&quot;;[.F93];&quot;,&quot;;[.G93];&quot;,'&quot;;[.H93];&quot;',&quot;;[.I93];&quot;,&quot;;[.J93];&quot;,'&quot;;[.K93];&quot;','&quot;;[.L93];&quot;','&quot;;[.M93];&quot;',&quot;;[.N93];&quot;,&quot;;[.O93];&quot;,&quot;;[.P93];&quot;,ROW(58,&quot;;[.Q93];[.R93];&quot;) ,ROW('&quot;;[.S93];&quot;','&quot;;[.T93];&quot;'),ARRAY['&quot;;[.U93];&quot;','&quot;;[.V93];&quot;','&quot;;[.W93];&quot;','&quot;;[.X93];&quot;','&quot;;[.Y93];&quot;','&quot;;[.Z93];&quot;']::varchar(50)[], ARRAY[ ROW(&quot;;[.AA93];&quot;,&quot;;[.AB93];&quot;,&quot;;[.AC93];&quot;,&quot;;[.AD93];&quot;,'&quot;;[.AE93];&quot;','&quot;;[.AF93];&quot;',ROW(58,&quot;;[.AG93];[.AH93];&quot;) ), ROW(&quot;;[.AI93];&quot;,&quot;;[.AJ93];&quot;,&quot;;[.AK93];&quot;,&quot;;[.AL93];&quot;,'&quot;;[.AM93];&quot;','&quot;;[.AN93];&quot;',ROW(58,&quot;;[.AO93];[.AP93];&quot;) )]::familiar_ty[], ARRAY[ ROW('&quot;;[.AQ93];&quot;','&quot;;[.AR93];&quot;'),row('&quot;;[.AS93];&quot;','&quot;;[.AT93];&quot;') ]::identificacion_ty[], ARRAY[ ROW('&quot;;[.AU93];&quot;','&quot;;[.AV93];&quot;','&quot;;[.AW93];&quot;'), ROW('&quot;;[.AX93];&quot;','&quot;;[.AY93];&quot;','&quot;;[.AZ93];&quot;') ]::nivel_educativo_ty[],null,'&quot;;[.BB93];&quot;'),&quot;)" office:value-type="string" office:string-value="('Eneida','Matilde','Velasco','Estevez','2000-04-20',162,91,'azul claro','20/50','no_clasificado','personal_inteligencia_data/foto.png','personal_inteligencia_data/huella_digital.png','personal_inteligencia_data/huella_retina.png',ROW(58,2438592486) ,ROW('10820500','Groenlandia'),ARRAY['español','inglés','hindi','ruso','mandarín','null']::varchar(50)[], ARRAY[ ROW('Miranda','Maximina','Alonso','Zamora','1961-03-27','padre',ROW(58,2617930461) ), ROW('Pilar',null,'Alvarado','Contreras','1961-03-27','abuelo',ROW(58,2619464646) )]::familiar_ty[], ARRAY[ ROW('37766311','Groenlandia'),row('null','null') ]::identificacion_ty[], ARRAY[ ROW('Filosofía','null','null'), ROW('null','null','null') ]::nivel_educativo_ty[],null,'9')," calcext:value-type="string">
            <text:p>('Eneida','Matilde','Velasco','Estevez','2000-04-20',162,91,'azul claro','20/50','no_clasificado','personal_inteligencia_data/foto.png','personal_inteligencia_data/huella_digital.png','personal_inteligencia_data/huella_retina.png',ROW(58,2438592486) ,ROW('10820500','Groenlandia'),ARRAY['español','inglés','hindi','ruso','mandarín','null']::varchar(50)[], ARRAY[ ROW('Miranda','Maximina','Alonso','Zamora','1961-03-27','padre',ROW(58,2617930461) ), ROW('Pilar',null,'Alvarado','Contreras','1961-03-27','abuelo',ROW(58,2619464646) )]::familiar_ty[], ARRAY[ ROW('37766311','Groenlandia'),row('null','null') ]::identificacion_ty[], ARRAY[ ROW('Filosofía','null','null'), ROW('null','null','null') ]::nivel_educativo_ty[],null,'9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93]+1" office:value-type="float" office:value="91" calcext:value-type="float">
            <text:p>91</text:p>
          </table:table-cell>
          <table:table-cell office:value-type="string" calcext:value-type="string">
            <text:p>'Bernarda'</text:p>
          </table:table-cell>
          <table:table-cell office:value-type="string" calcext:value-type="string">
            <text:p>'Anunciacion'</text:p>
          </table:table-cell>
          <table:table-cell office:value-type="string" calcext:value-type="string">
            <text:p>'Preciado'</text:p>
          </table:table-cell>
          <table:table-cell office:value-type="string" calcext:value-type="string">
            <text:p>'Botello'</text:p>
          </table:table-cell>
          <table:table-cell table:style-name="ce8" office:value-type="string" calcext:value-type="string">
            <text:p>2000-05-20</text:p>
          </table:table-cell>
          <table:table-cell table:style-name="ce9" table:formula="of:=ROUND(RAND()*40+150 )" office:value-type="float" office:value="153" calcext:value-type="float">
            <text:p>153</text:p>
          </table:table-cell>
          <table:table-cell table:style-name="ce9" table:formula="of:=ROUND(RAND()*30+65 )" office:value-type="float" office:value="68" calcext:value-type="float">
            <text:p>68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4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81" calcext:value-type="float">
            <text:p>281</text:p>
          </table:table-cell>
          <table:table-cell table:formula="of:=RANDBETWEEN(1000000;9999999)" office:value-type="float" office:value="4084048" calcext:value-type="float">
            <text:p>4084048</text:p>
          </table:table-cell>
          <table:table-cell table:formula="of:=RANDBETWEEN(10000000;99999999)" office:value-type="float" office:value="45357165" calcext:value-type="float">
            <text:p>45357165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Adrian'</text:p>
          </table:table-cell>
          <table:table-cell office:value-type="string" calcext:value-type="string">
            <text:p>'Damian'</text:p>
          </table:table-cell>
          <table:table-cell office:value-type="string" calcext:value-type="string">
            <text:p>'Vallejo'</text:p>
          </table:table-cell>
          <table:table-cell table:style-name="ce8" office:value-type="string" calcext:value-type="string">
            <text:p>1962-06-17</text:p>
          </table:table-cell>
          <table:table-cell office:value-type="string" calcext:value-type="string">
            <text:p>madre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9382375" calcext:value-type="float">
            <text:p>9382375</text:p>
          </table:table-cell>
          <table:table-cell office:value-type="string" calcext:value-type="string">
            <text:p>'Mari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Elizondo'</text:p>
          </table:table-cell>
          <table:table-cell office:value-type="string" calcext:value-type="string">
            <text:p>'Nunez'</text:p>
          </table:table-cell>
          <table:table-cell table:style-name="ce8" office:value-type="string" calcext:value-type="string">
            <text:p>1962-06-17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4195399" calcext:value-type="float">
            <text:p>4195399</text:p>
          </table:table-cell>
          <table:table-cell table:style-name="ce13" table:formula="of:=RANDBETWEEN(10000000;100000000)" office:value-type="float" office:value="49188634" calcext:value-type="float">
            <text:p>49188634</text:p>
          </table:table-cell>
          <table:table-cell office:value-type="string" calcext:value-type="string">
            <text:p>Argentin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number-columns-repeated="3" table:style-name="ce37" office:value-type="string" calcext:value-type="string">
            <text:p>null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Buenos Aires</text:p>
          </table:table-cell>
          <table:table-cell/>
          <table:table-cell table:style-name="ce40" table:formula="of:=CONCATENATE(&quot;(&quot;;[.D94];&quot;,&quot;;[.E94];&quot;,&quot;;[.F94];&quot;,&quot;;[.G94];&quot;,'&quot;;[.H94];&quot;',&quot;;[.I94];&quot;,&quot;;[.J94];&quot;,'&quot;;[.K94];&quot;','&quot;;[.L94];&quot;','&quot;;[.M94];&quot;',&quot;;[.N94];&quot;,&quot;;[.O94];&quot;,&quot;;[.P94];&quot;,ROW(58,&quot;;[.Q94];[.R94];&quot;) ,ROW('&quot;;[.S94];&quot;','&quot;;[.T94];&quot;'),ARRAY['&quot;;[.U94];&quot;','&quot;;[.V94];&quot;','&quot;;[.W94];&quot;','&quot;;[.X94];&quot;','&quot;;[.Y94];&quot;','&quot;;[.Z94];&quot;']::varchar(50)[], ARRAY[ ROW(&quot;;[.AA94];&quot;,&quot;;[.AB94];&quot;,&quot;;[.AC94];&quot;,&quot;;[.AD94];&quot;,'&quot;;[.AE94];&quot;','&quot;;[.AF94];&quot;',ROW(58,&quot;;[.AG94];[.AH94];&quot;) ), ROW(&quot;;[.AI94];&quot;,&quot;;[.AJ94];&quot;,&quot;;[.AK94];&quot;,&quot;;[.AL94];&quot;,'&quot;;[.AM94];&quot;','&quot;;[.AN94];&quot;',ROW(58,&quot;;[.AO94];[.AP94];&quot;) )]::familiar_ty[], ARRAY[ ROW('&quot;;[.AQ94];&quot;','&quot;;[.AR94];&quot;'),row('&quot;;[.AS94];&quot;','&quot;;[.AT94];&quot;') ]::identificacion_ty[], ARRAY[ ROW('&quot;;[.AU94];&quot;','&quot;;[.AV94];&quot;','&quot;;[.AW94];&quot;'), ROW('&quot;;[.AX94];&quot;','&quot;;[.AY94];&quot;','&quot;;[.AZ94];&quot;') ]::nivel_educativo_ty[],null,'&quot;;[.BB94];&quot;'),&quot;)" office:value-type="string" office:string-value="('Bernarda','Anunciacion','Preciado','Botello','2000-05-20',153,68,'marrón claro','20/40','no_clasificado','personal_inteligencia_data/foto.png','personal_inteligencia_data/huella_digital.png','personal_inteligencia_data/huella_retina.png',ROW(58,2814084048) ,ROW('45357165','Argentina'),ARRAY['español','inglés','hindi','ruso','mandarín','null']::varchar(50)[], ARRAY[ ROW('Romeo','Adrian','Damian','Vallejo','1962-06-17','madre',ROW(58,2449382375) ), ROW('Marina',null,'Elizondo','Nunez','1962-06-17','abuelo',ROW(58,2444195399) )]::familiar_ty[], ARRAY[ ROW('49188634','Argentina'),row('null','null') ]::identificacion_ty[], ARRAY[ ROW('Ingeniería Informática','null','null'), ROW('null','null','null') ]::nivel_educativo_ty[],null,'10')," calcext:value-type="string">
            <text:p>('Bernarda','Anunciacion','Preciado','Botello','2000-05-20',153,68,'marrón claro','20/40','no_clasificado','personal_inteligencia_data/foto.png','personal_inteligencia_data/huella_digital.png','personal_inteligencia_data/huella_retina.png',ROW(58,2814084048) ,ROW('45357165','Argentina'),ARRAY['español','inglés','hindi','ruso','mandarín','null']::varchar(50)[], ARRAY[ ROW('Romeo','Adrian','Damian','Vallejo','1962-06-17','madre',ROW(58,2449382375) ), ROW('Marina',null,'Elizondo','Nunez','1962-06-17','abuelo',ROW(58,2444195399) )]::familiar_ty[], ARRAY[ ROW('49188634','Argentina'),row('null','null') ]::identificacion_ty[], ARRAY[ ROW('Ingeniería Informática','null','null'), ROW('null','null','null') ]::nivel_educativo_ty[],null,'10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94]+1" office:value-type="float" office:value="92" calcext:value-type="float">
            <text:p>92</text:p>
          </table:table-cell>
          <table:table-cell office:value-type="string" calcext:value-type="string">
            <text:p>'Emperatriz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Farias'</text:p>
          </table:table-cell>
          <table:table-cell office:value-type="string" calcext:value-type="string">
            <text:p>'Rincon'</text:p>
          </table:table-cell>
          <table:table-cell table:style-name="ce8" office:value-type="string" calcext:value-type="string">
            <text:p>2000-08-11</text:p>
          </table:table-cell>
          <table:table-cell table:style-name="ce9" table:formula="of:=ROUND(RAND()*40+150 )" office:value-type="float" office:value="179" calcext:value-type="float">
            <text:p>179</text:p>
          </table:table-cell>
          <table:table-cell table:style-name="ce9" table:formula="of:=ROUND(RAND()*30+65 )" office:value-type="float" office:value="74" calcext:value-type="float">
            <text:p>74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16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34" calcext:value-type="float">
            <text:p>234</text:p>
          </table:table-cell>
          <table:table-cell table:formula="of:=RANDBETWEEN(1000000;9999999)" office:value-type="float" office:value="2518658" calcext:value-type="float">
            <text:p>2518658</text:p>
          </table:table-cell>
          <table:table-cell table:formula="of:=RANDBETWEEN(10000000;99999999)" office:value-type="float" office:value="50329686" calcext:value-type="float">
            <text:p>50329686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manda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Delrio'</text:p>
          </table:table-cell>
          <table:table-cell office:value-type="string" calcext:value-type="string">
            <text:p>'Solorzano'</text:p>
          </table:table-cell>
          <table:table-cell table:style-name="ce8" office:value-type="string" calcext:value-type="string">
            <text:p>1963-02-19</text:p>
          </table:table-cell>
          <table:table-cell office:value-type="string" calcext:value-type="string">
            <text:p>herman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3517857" calcext:value-type="float">
            <text:p>3517857</text:p>
          </table:table-cell>
          <table:table-cell office:value-type="string" calcext:value-type="string">
            <text:p>'Justiniano'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Olivares'</text:p>
          </table:table-cell>
          <table:table-cell office:value-type="string" calcext:value-type="string">
            <text:p>'Ellis'</text:p>
          </table:table-cell>
          <table:table-cell table:style-name="ce8" office:value-type="string" calcext:value-type="string">
            <text:p>1963-02-19</text:p>
          </table:table-cell>
          <table:table-cell office:value-type="string" calcext:value-type="string">
            <text:p>prim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8862873" calcext:value-type="float">
            <text:p>8862873</text:p>
          </table:table-cell>
          <table:table-cell table:style-name="ce13" table:formula="of:=RANDBETWEEN(10000000;100000000)" office:value-type="float" office:value="28631388" calcext:value-type="float">
            <text:p>28631388</text:p>
          </table:table-cell>
          <table:table-cell office:value-type="string" calcext:value-type="string">
            <text:p>Argentin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number-columns-repeated="3" table:style-name="ce37" office:value-type="string" calcext:value-type="string">
            <text:p>null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Ciudad de Cordoba</text:p>
          </table:table-cell>
          <table:table-cell/>
          <table:table-cell table:style-name="ce40" table:formula="of:=CONCATENATE(&quot;(&quot;;[.D95];&quot;,&quot;;[.E95];&quot;,&quot;;[.F95];&quot;,&quot;;[.G95];&quot;,'&quot;;[.H95];&quot;',&quot;;[.I95];&quot;,&quot;;[.J95];&quot;,'&quot;;[.K95];&quot;','&quot;;[.L95];&quot;','&quot;;[.M95];&quot;',&quot;;[.N95];&quot;,&quot;;[.O95];&quot;,&quot;;[.P95];&quot;,ROW(58,&quot;;[.Q95];[.R95];&quot;) ,ROW('&quot;;[.S95];&quot;','&quot;;[.T95];&quot;'),ARRAY['&quot;;[.U95];&quot;','&quot;;[.V95];&quot;','&quot;;[.W95];&quot;','&quot;;[.X95];&quot;','&quot;;[.Y95];&quot;','&quot;;[.Z95];&quot;']::varchar(50)[], ARRAY[ ROW(&quot;;[.AA95];&quot;,&quot;;[.AB95];&quot;,&quot;;[.AC95];&quot;,&quot;;[.AD95];&quot;,'&quot;;[.AE95];&quot;','&quot;;[.AF95];&quot;',ROW(58,&quot;;[.AG95];[.AH95];&quot;) ), ROW(&quot;;[.AI95];&quot;,&quot;;[.AJ95];&quot;,&quot;;[.AK95];&quot;,&quot;;[.AL95];&quot;,'&quot;;[.AM95];&quot;','&quot;;[.AN95];&quot;',ROW(58,&quot;;[.AO95];[.AP95];&quot;) )]::familiar_ty[], ARRAY[ ROW('&quot;;[.AQ95];&quot;','&quot;;[.AR95];&quot;'),row('&quot;;[.AS95];&quot;','&quot;;[.AT95];&quot;') ]::identificacion_ty[], ARRAY[ ROW('&quot;;[.AU95];&quot;','&quot;;[.AV95];&quot;','&quot;;[.AW95];&quot;'), ROW('&quot;;[.AX95];&quot;','&quot;;[.AY95];&quot;','&quot;;[.AZ95];&quot;') ]::nivel_educativo_ty[],null,'&quot;;[.BB95];&quot;'),&quot;)" office:value-type="string" office:string-value="('Emperatriz',null,'Farias','Rincon','2000-08-11',179,74,'marrón claro','20/160','top_secret','personal_inteligencia_data/foto.png','personal_inteligencia_data/huella_digital.png','personal_inteligencia_data/huella_retina.png',ROW(58,2342518658) ,ROW('50329686','Argentina'),ARRAY['español','inglés','hindi','ruso','mandarín','null']::varchar(50)[], ARRAY[ ROW('Amanda','Viviana','Delrio','Solorzano','1963-02-19','hermano',ROW(58,4143517857) ), ROW('Justiniano','Foster','Olivares','Ellis','1963-02-19','primo',ROW(58,4148862873) )]::familiar_ty[], ARRAY[ ROW('28631388','Argentina'),row('null','null') ]::identificacion_ty[], ARRAY[ ROW('Comunicación','null','null'), ROW('null','null','null') ]::nivel_educativo_ty[],null,'11')," calcext:value-type="string">
            <text:p>('Emperatriz',null,'Farias','Rincon','2000-08-11',179,74,'marrón claro','20/160','top_secret','personal_inteligencia_data/foto.png','personal_inteligencia_data/huella_digital.png','personal_inteligencia_data/huella_retina.png',ROW(58,2342518658) ,ROW('50329686','Argentina'),ARRAY['español','inglés','hindi','ruso','mandarín','null']::varchar(50)[], ARRAY[ ROW('Amanda','Viviana','Delrio','Solorzano','1963-02-19','hermano',ROW(58,4143517857) ), ROW('Justiniano','Foster','Olivares','Ellis','1963-02-19','primo',ROW(58,4148862873) )]::familiar_ty[], ARRAY[ ROW('28631388','Argentina'),row('null','null') ]::identificacion_ty[], ARRAY[ ROW('Comunicación','null','null'), ROW('null','null','null') ]::nivel_educativo_ty[],null,'11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95]+1" office:value-type="float" office:value="93" calcext:value-type="float">
            <text:p>93</text:p>
          </table:table-cell>
          <table:table-cell office:value-type="string" calcext:value-type="string">
            <text:p>'Michael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Acuna'</text:p>
          </table:table-cell>
          <table:table-cell table:style-name="ce8" office:value-type="string" calcext:value-type="string">
            <text:p>2000-10-19</text:p>
          </table:table-cell>
          <table:table-cell table:style-name="ce9" table:formula="of:=ROUND(RAND()*40+150 )" office:value-type="float" office:value="169" calcext:value-type="float">
            <text:p>169</text:p>
          </table:table-cell>
          <table:table-cell table:style-name="ce9" table:formula="of:=ROUND(RAND()*30+65 )" office:value-type="float" office:value="87" calcext:value-type="float">
            <text:p>87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20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1092081" calcext:value-type="float">
            <text:p>1092081</text:p>
          </table:table-cell>
          <table:table-cell table:formula="of:=RANDBETWEEN(10000000;99999999)" office:value-type="float" office:value="94036975" calcext:value-type="float">
            <text:p>94036975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Pastor'</text:p>
          </table:table-cell>
          <table:table-cell office:value-type="string" calcext:value-type="string">
            <text:p>'Candelaria'</text:p>
          </table:table-cell>
          <table:table-cell office:value-type="string" calcext:value-type="string">
            <text:p>'Oropeza'</text:p>
          </table:table-cell>
          <table:table-cell table:style-name="ce8" office:value-type="string" calcext:value-type="string">
            <text:p>1966-10-10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9390312" calcext:value-type="float">
            <text:p>9390312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Celia'</text:p>
          </table:table-cell>
          <table:table-cell office:value-type="string" calcext:value-type="string">
            <text:p>'Salcedo'</text:p>
          </table:table-cell>
          <table:table-cell office:value-type="string" calcext:value-type="string">
            <text:p>'Machado'</text:p>
          </table:table-cell>
          <table:table-cell table:style-name="ce8" office:value-type="string" calcext:value-type="string">
            <text:p>1966-10-10</text:p>
          </table:table-cell>
          <table:table-cell office:value-type="string" calcext:value-type="string">
            <text:p>madre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9563513" calcext:value-type="float">
            <text:p>9563513</text:p>
          </table:table-cell>
          <table:table-cell table:style-name="ce13" table:formula="of:=RANDBETWEEN(10000000;100000000)" office:value-type="float" office:value="62007940" calcext:value-type="float">
            <text:p>62007940</text:p>
          </table:table-cell>
          <table:table-cell office:value-type="string" calcext:value-type="string">
            <text:p>Argentin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number-columns-repeated="3" table:style-name="ce37" office:value-type="string" calcext:value-type="string">
            <text:p>null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Rosario</text:p>
          </table:table-cell>
          <table:table-cell/>
          <table:table-cell table:style-name="ce40" table:formula="of:=CONCATENATE(&quot;(&quot;;[.D96];&quot;,&quot;;[.E96];&quot;,&quot;;[.F96];&quot;,&quot;;[.G96];&quot;,'&quot;;[.H96];&quot;',&quot;;[.I96];&quot;,&quot;;[.J96];&quot;,'&quot;;[.K96];&quot;','&quot;;[.L96];&quot;','&quot;;[.M96];&quot;',&quot;;[.N96];&quot;,&quot;;[.O96];&quot;,&quot;;[.P96];&quot;,ROW(58,&quot;;[.Q96];[.R96];&quot;) ,ROW('&quot;;[.S96];&quot;','&quot;;[.T96];&quot;'),ARRAY['&quot;;[.U96];&quot;','&quot;;[.V96];&quot;','&quot;;[.W96];&quot;','&quot;;[.X96];&quot;','&quot;;[.Y96];&quot;','&quot;;[.Z96];&quot;']::varchar(50)[], ARRAY[ ROW(&quot;;[.AA96];&quot;,&quot;;[.AB96];&quot;,&quot;;[.AC96];&quot;,&quot;;[.AD96];&quot;,'&quot;;[.AE96];&quot;','&quot;;[.AF96];&quot;',ROW(58,&quot;;[.AG96];[.AH96];&quot;) ), ROW(&quot;;[.AI96];&quot;,&quot;;[.AJ96];&quot;,&quot;;[.AK96];&quot;,&quot;;[.AL96];&quot;,'&quot;;[.AM96];&quot;','&quot;;[.AN96];&quot;',ROW(58,&quot;;[.AO96];[.AP96];&quot;) )]::familiar_ty[], ARRAY[ ROW('&quot;;[.AQ96];&quot;','&quot;;[.AR96];&quot;'),row('&quot;;[.AS96];&quot;','&quot;;[.AT96];&quot;') ]::identificacion_ty[], ARRAY[ ROW('&quot;;[.AU96];&quot;','&quot;;[.AV96];&quot;','&quot;;[.AW96];&quot;'), ROW('&quot;;[.AX96];&quot;','&quot;;[.AY96];&quot;','&quot;;[.AZ96];&quot;') ]::nivel_educativo_ty[],null,'&quot;;[.BB96];&quot;'),&quot;)" office:value-type="string" office:string-value="('Michael',null,'Moreno','Acuna','2000-10-19',169,87,'marrón oscuro','20/200','top_secret','personal_inteligencia_data/foto.png','personal_inteligencia_data/huella_digital.png','personal_inteligencia_data/huella_retina.png',ROW(58,4121092081) ,ROW('94036975','Argentina'),ARRAY['español','inglés','hindi','ruso','mandarín','null']::varchar(50)[], ARRAY[ ROW('Maximiliano','Pastor','Candelaria','Oropeza','1966-10-10','hermano',ROW(58,4129390312) ), ROW('Alba','Celia','Salcedo','Machado','1966-10-10','madre',ROW(58,4129563513) )]::familiar_ty[], ARRAY[ ROW('62007940','Argentina'),row('null','null') ]::identificacion_ty[], ARRAY[ ROW('Ingeniería Industrial','null','null'), ROW('null','null','null') ]::nivel_educativo_ty[],null,'12')," calcext:value-type="string">
            <text:p>('Michael',null,'Moreno','Acuna','2000-10-19',169,87,'marrón oscuro','20/200','top_secret','personal_inteligencia_data/foto.png','personal_inteligencia_data/huella_digital.png','personal_inteligencia_data/huella_retina.png',ROW(58,4121092081) ,ROW('94036975','Argentina'),ARRAY['español','inglés','hindi','ruso','mandarín','null']::varchar(50)[], ARRAY[ ROW('Maximiliano','Pastor','Candelaria','Oropeza','1966-10-10','hermano',ROW(58,4129390312) ), ROW('Alba','Celia','Salcedo','Machado','1966-10-10','madre',ROW(58,4129563513) )]::familiar_ty[], ARRAY[ ROW('62007940','Argentina'),row('null','null') ]::identificacion_ty[], ARRAY[ ROW('Ingeniería Industrial','null','null'), ROW('null','null','null') ]::nivel_educativo_ty[],null,'12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96]+1" office:value-type="float" office:value="94" calcext:value-type="float">
            <text:p>94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Holguin'</text:p>
          </table:table-cell>
          <table:table-cell table:style-name="ce8" office:value-type="string" calcext:value-type="string">
            <text:p>1983-09-16</text:p>
          </table:table-cell>
          <table:table-cell table:style-name="ce9" table:formula="of:=ROUND(RAND()*40+150 )" office:value-type="float" office:value="185" calcext:value-type="float">
            <text:p>185</text:p>
          </table:table-cell>
          <table:table-cell table:style-name="ce9" table:formula="of:=ROUND(RAND()*30+65 )" office:value-type="float" office:value="81" calcext:value-type="float">
            <text:p>81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16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3621830" calcext:value-type="float">
            <text:p>3621830</text:p>
          </table:table-cell>
          <table:table-cell table:formula="of:=RANDBETWEEN(10000000;99999999)" office:value-type="float" office:value="25537745" calcext:value-type="float">
            <text:p>25537745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Gabriel'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Batista'</text:p>
          </table:table-cell>
          <table:table-cell office:value-type="string" calcext:value-type="string">
            <text:p>'Moreno'</text:p>
          </table:table-cell>
          <table:table-cell table:style-name="ce8" office:value-type="string" calcext:value-type="string">
            <text:p>1967-09-29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1438872" calcext:value-type="float">
            <text:p>1438872</text:p>
          </table:table-cell>
          <table:table-cell office:value-type="string" calcext:value-type="string">
            <text:p>'Benicio'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Morris'</text:p>
          </table:table-cell>
          <table:table-cell office:value-type="string" calcext:value-type="string">
            <text:p>'Gray'</text:p>
          </table:table-cell>
          <table:table-cell table:style-name="ce8" office:value-type="string" calcext:value-type="string">
            <text:p>1967-09-29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5369596" calcext:value-type="float">
            <text:p>5369596</text:p>
          </table:table-cell>
          <table:table-cell table:style-name="ce13" table:formula="of:=RANDBETWEEN(10000000;100000000)" office:value-type="float" office:value="79102604" calcext:value-type="float">
            <text:p>79102604</text:p>
          </table:table-cell>
          <table:table-cell office:value-type="string" calcext:value-type="string">
            <text:p>Taiwán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number-columns-repeated="3" table:style-name="ce37" office:value-type="string" calcext:value-type="string">
            <text:p>null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Taipei</text:p>
          </table:table-cell>
          <table:table-cell/>
          <table:table-cell table:style-name="ce40" table:formula="of:=CONCATENATE(&quot;(&quot;;[.D97];&quot;,&quot;;[.E97];&quot;,&quot;;[.F97];&quot;,&quot;;[.G97];&quot;,'&quot;;[.H97];&quot;',&quot;;[.I97];&quot;,&quot;;[.J97];&quot;,'&quot;;[.K97];&quot;','&quot;;[.L97];&quot;','&quot;;[.M97];&quot;',&quot;;[.N97];&quot;,&quot;;[.O97];&quot;,&quot;;[.P97];&quot;,ROW(58,&quot;;[.Q97];[.R97];&quot;) ,ROW('&quot;;[.S97];&quot;','&quot;;[.T97];&quot;'),ARRAY['&quot;;[.U97];&quot;','&quot;;[.V97];&quot;','&quot;;[.W97];&quot;','&quot;;[.X97];&quot;','&quot;;[.Y97];&quot;','&quot;;[.Z97];&quot;']::varchar(50)[], ARRAY[ ROW(&quot;;[.AA97];&quot;,&quot;;[.AB97];&quot;,&quot;;[.AC97];&quot;,&quot;;[.AD97];&quot;,'&quot;;[.AE97];&quot;','&quot;;[.AF97];&quot;',ROW(58,&quot;;[.AG97];[.AH97];&quot;) ), ROW(&quot;;[.AI97];&quot;,&quot;;[.AJ97];&quot;,&quot;;[.AK97];&quot;,&quot;;[.AL97];&quot;,'&quot;;[.AM97];&quot;','&quot;;[.AN97];&quot;',ROW(58,&quot;;[.AO97];[.AP97];&quot;) )]::familiar_ty[], ARRAY[ ROW('&quot;;[.AQ97];&quot;','&quot;;[.AR97];&quot;'),row('&quot;;[.AS97];&quot;','&quot;;[.AT97];&quot;') ]::identificacion_ty[], ARRAY[ ROW('&quot;;[.AU97];&quot;','&quot;;[.AV97];&quot;','&quot;;[.AW97];&quot;'), ROW('&quot;;[.AX97];&quot;','&quot;;[.AY97];&quot;','&quot;;[.AZ97];&quot;') ]::nivel_educativo_ty[],null,'&quot;;[.BB97];&quot;'),&quot;)" office:value-type="string" office:string-value="('Gabriela',null,'Vallejo','Holguin','1983-09-16',185,81,'verde claro','20/160','top_secret','personal_inteligencia_data/foto.png','personal_inteligencia_data/huella_digital.png','personal_inteligencia_data/huella_retina.png',ROW(58,2123621830) ,ROW('25537745','Taiwán'),ARRAY['español','inglés','hindi','ruso','mandarín','null']::varchar(50)[], ARRAY[ ROW('Gabriel','Caligula','Batista','Moreno','1967-09-29','abuelo',ROW(58,2121438872) ), ROW('Benicio','Victor','Morris','Gray','1967-09-29','hermano',ROW(58,2125369596) )]::familiar_ty[], ARRAY[ ROW('79102604','Taiwán'),row('null','null') ]::identificacion_ty[], ARRAY[ ROW('Derecho','null','null'), ROW('null','null','null') ]::nivel_educativo_ty[],null,'13')," calcext:value-type="string">
            <text:p>('Gabriela',null,'Vallejo','Holguin','1983-09-16',185,81,'verde claro','20/160','top_secret','personal_inteligencia_data/foto.png','personal_inteligencia_data/huella_digital.png','personal_inteligencia_data/huella_retina.png',ROW(58,2123621830) ,ROW('25537745','Taiwán'),ARRAY['español','inglés','hindi','ruso','mandarín','null']::varchar(50)[], ARRAY[ ROW('Gabriel','Caligula','Batista','Moreno','1967-09-29','abuelo',ROW(58,2121438872) ), ROW('Benicio','Victor','Morris','Gray','1967-09-29','hermano',ROW(58,2125369596) )]::familiar_ty[], ARRAY[ ROW('79102604','Taiwán'),row('null','null') ]::identificacion_ty[], ARRAY[ ROW('Derecho','null','null'), ROW('null','null','null') ]::nivel_educativo_ty[],null,'13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97]+1" office:value-type="float" office:value="95" calcext:value-type="float">
            <text:p>95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elgar'</text:p>
          </table:table-cell>
          <table:table-cell office:value-type="string" calcext:value-type="string">
            <text:p>'Arevalo'</text:p>
          </table:table-cell>
          <table:table-cell table:style-name="ce8" office:value-type="string" calcext:value-type="string">
            <text:p>1984-05-23</text:p>
          </table:table-cell>
          <table:table-cell table:style-name="ce9" table:formula="of:=ROUND(RAND()*40+150 )" office:value-type="float" office:value="186" calcext:value-type="float">
            <text:p>186</text:p>
          </table:table-cell>
          <table:table-cell table:style-name="ce9" table:formula="of:=ROUND(RAND()*30+65 )" office:value-type="float" office:value="76" calcext:value-type="float">
            <text:p>76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125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9639614" calcext:value-type="float">
            <text:p>9639614</text:p>
          </table:table-cell>
          <table:table-cell table:formula="of:=RANDBETWEEN(10000000;99999999)" office:value-type="float" office:value="95415677" calcext:value-type="float">
            <text:p>95415677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Regulo'</text:p>
          </table:table-cell>
          <table:table-cell office:value-type="string" calcext:value-type="string">
            <text:p>'Luevano'</text:p>
          </table:table-cell>
          <table:table-cell office:value-type="string" calcext:value-type="string">
            <text:p>'Samaniego'</text:p>
          </table:table-cell>
          <table:table-cell table:style-name="ce8" office:value-type="string" calcext:value-type="string">
            <text:p>1967-10-01</text:p>
          </table:table-cell>
          <table:table-cell office:value-type="string" calcext:value-type="string">
            <text:p>prim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3425371" calcext:value-type="float">
            <text:p>3425371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Magallanes'</text:p>
          </table:table-cell>
          <table:table-cell office:value-type="string" calcext:value-type="string">
            <text:p>'Catalan'</text:p>
          </table:table-cell>
          <table:table-cell table:style-name="ce8" office:value-type="string" calcext:value-type="string">
            <text:p>1967-10-01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9624499" calcext:value-type="float">
            <text:p>9624499</text:p>
          </table:table-cell>
          <table:table-cell table:style-name="ce13" table:formula="of:=RANDBETWEEN(10000000;100000000)" office:value-type="float" office:value="71811257" calcext:value-type="float">
            <text:p>71811257</text:p>
          </table:table-cell>
          <table:table-cell office:value-type="string" calcext:value-type="string">
            <text:p>Taiwán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number-columns-repeated="3" table:style-name="ce37" office:value-type="string" calcext:value-type="string">
            <text:p>null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Tainan</text:p>
          </table:table-cell>
          <table:table-cell/>
          <table:table-cell table:style-name="ce40" table:formula="of:=CONCATENATE(&quot;(&quot;;[.D98];&quot;,&quot;;[.E98];&quot;,&quot;;[.F98];&quot;,&quot;;[.G98];&quot;,'&quot;;[.H98];&quot;',&quot;;[.I98];&quot;,&quot;;[.J98];&quot;,'&quot;;[.K98];&quot;','&quot;;[.L98];&quot;','&quot;;[.M98];&quot;',&quot;;[.N98];&quot;,&quot;;[.O98];&quot;,&quot;;[.P98];&quot;,ROW(58,&quot;;[.Q98];[.R98];&quot;) ,ROW('&quot;;[.S98];&quot;','&quot;;[.T98];&quot;'),ARRAY['&quot;;[.U98];&quot;','&quot;;[.V98];&quot;','&quot;;[.W98];&quot;','&quot;;[.X98];&quot;','&quot;;[.Y98];&quot;','&quot;;[.Z98];&quot;']::varchar(50)[], ARRAY[ ROW(&quot;;[.AA98];&quot;,&quot;;[.AB98];&quot;,&quot;;[.AC98];&quot;,&quot;;[.AD98];&quot;,'&quot;;[.AE98];&quot;','&quot;;[.AF98];&quot;',ROW(58,&quot;;[.AG98];[.AH98];&quot;) ), ROW(&quot;;[.AI98];&quot;,&quot;;[.AJ98];&quot;,&quot;;[.AK98];&quot;,&quot;;[.AL98];&quot;,'&quot;;[.AM98];&quot;','&quot;;[.AN98];&quot;',ROW(58,&quot;;[.AO98];[.AP98];&quot;) )]::familiar_ty[], ARRAY[ ROW('&quot;;[.AQ98];&quot;','&quot;;[.AR98];&quot;'),row('&quot;;[.AS98];&quot;','&quot;;[.AT98];&quot;') ]::identificacion_ty[], ARRAY[ ROW('&quot;;[.AU98];&quot;','&quot;;[.AV98];&quot;','&quot;;[.AW98];&quot;'), ROW('&quot;;[.AX98];&quot;','&quot;;[.AY98];&quot;','&quot;;[.AZ98];&quot;') ]::nivel_educativo_ty[],null,'&quot;;[.BB98];&quot;'),&quot;)" office:value-type="string" office:string-value="('Benedicto',null,'Melgar','Arevalo','1984-05-23',186,76,'verde oscuro','20/125','top_secret','personal_inteligencia_data/foto.png','personal_inteligencia_data/huella_digital.png','personal_inteligencia_data/huella_retina.png',ROW(58,4249639614) ,ROW('95415677','Taiwán'),ARRAY['español','inglés','hindi','ruso','mandarín','null']::varchar(50)[], ARRAY[ ROW('Ciceron','Regulo','Luevano','Samaniego','1967-10-01','primo',ROW(58,4243425371) ), ROW('Santiago','Angel','Magallanes','Catalan','1967-10-01','hermano',ROW(58,4249624499) )]::familiar_ty[], ARRAY[ ROW('71811257','Taiwán'),row('null','null') ]::identificacion_ty[], ARRAY[ ROW('Criminología','null','null'), ROW('null','null','null') ]::nivel_educativo_ty[],null,'14')," calcext:value-type="string">
            <text:p>('Benedicto',null,'Melgar','Arevalo','1984-05-23',186,76,'verde oscuro','20/125','top_secret','personal_inteligencia_data/foto.png','personal_inteligencia_data/huella_digital.png','personal_inteligencia_data/huella_retina.png',ROW(58,4249639614) ,ROW('95415677','Taiwán'),ARRAY['español','inglés','hindi','ruso','mandarín','null']::varchar(50)[], ARRAY[ ROW('Ciceron','Regulo','Luevano','Samaniego','1967-10-01','primo',ROW(58,4243425371) ), ROW('Santiago','Angel','Magallanes','Catalan','1967-10-01','hermano',ROW(58,4249624499) )]::familiar_ty[], ARRAY[ ROW('71811257','Taiwán'),row('null','null') ]::identificacion_ty[], ARRAY[ ROW('Criminología','null','null'), ROW('null','null','null') ]::nivel_educativo_ty[],null,'14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98]+1" office:value-type="float" office:value="96" calcext:value-type="float">
            <text:p>96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arada'</text:p>
          </table:table-cell>
          <table:table-cell office:value-type="string" calcext:value-type="string">
            <text:p>'Alcantar'</text:p>
          </table:table-cell>
          <table:table-cell table:style-name="ce8" office:value-type="string" calcext:value-type="string">
            <text:p>1984-12-24</text:p>
          </table:table-cell>
          <table:table-cell table:style-name="ce9" table:formula="of:=ROUND(RAND()*40+150 )" office:value-type="float" office:value="174" calcext:value-type="float">
            <text:p>174</text:p>
          </table:table-cell>
          <table:table-cell table:style-name="ce9" table:formula="of:=ROUND(RAND()*30+65 )" office:value-type="float" office:value="77" calcext:value-type="float">
            <text:p>77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10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87" calcext:value-type="float">
            <text:p>287</text:p>
          </table:table-cell>
          <table:table-cell table:formula="of:=RANDBETWEEN(1000000;9999999)" office:value-type="float" office:value="9399516" calcext:value-type="float">
            <text:p>9399516</text:p>
          </table:table-cell>
          <table:table-cell table:formula="of:=RANDBETWEEN(10000000;99999999)" office:value-type="float" office:value="75919311" calcext:value-type="float">
            <text:p>75919311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Natividad'</text:p>
          </table:table-cell>
          <table:table-cell office:value-type="string" calcext:value-type="string">
            <text:p>'Cordova'</text:p>
          </table:table-cell>
          <table:table-cell office:value-type="string" calcext:value-type="string">
            <text:p>'Torrez'</text:p>
          </table:table-cell>
          <table:table-cell table:style-name="ce8" office:value-type="string" calcext:value-type="string">
            <text:p>1971-01-05</text:p>
          </table:table-cell>
          <table:table-cell office:value-type="string" calcext:value-type="string">
            <text:p>prim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7039335" calcext:value-type="float">
            <text:p>7039335</text:p>
          </table:table-cell>
          <table:table-cell office:value-type="string" calcext:value-type="string">
            <text:p>'Samuel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Rolon'</text:p>
          </table:table-cell>
          <table:table-cell office:value-type="string" calcext:value-type="string">
            <text:p>'Henderson'</text:p>
          </table:table-cell>
          <table:table-cell table:style-name="ce8" office:value-type="string" calcext:value-type="string">
            <text:p>1971-01-05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6170445" calcext:value-type="float">
            <text:p>6170445</text:p>
          </table:table-cell>
          <table:table-cell table:style-name="ce13" table:formula="of:=RANDBETWEEN(10000000;100000000)" office:value-type="float" office:value="65941322" calcext:value-type="float">
            <text:p>65941322</text:p>
          </table:table-cell>
          <table:table-cell office:value-type="string" calcext:value-type="string">
            <text:p>Taiwán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style-name="ce12" office:value-type="string" calcext:value-type="string">
            <text:p>Psicología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number-columns-repeated="3" table:style-name="ce37" office:value-type="string" calcext:value-type="string">
            <text:p>null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5" office:value-type="string" calcext:value-type="string">
            <text:p>Kaohsiung</text:p>
          </table:table-cell>
          <table:table-cell/>
          <table:table-cell table:style-name="ce40" table:formula="of:=CONCATENATE(&quot;(&quot;;[.D99];&quot;,&quot;;[.E99];&quot;,&quot;;[.F99];&quot;,&quot;;[.G99];&quot;,'&quot;;[.H99];&quot;',&quot;;[.I99];&quot;,&quot;;[.J99];&quot;,'&quot;;[.K99];&quot;','&quot;;[.L99];&quot;','&quot;;[.M99];&quot;',&quot;;[.N99];&quot;,&quot;;[.O99];&quot;,&quot;;[.P99];&quot;,ROW(58,&quot;;[.Q99];[.R99];&quot;) ,ROW('&quot;;[.S99];&quot;','&quot;;[.T99];&quot;'),ARRAY['&quot;;[.U99];&quot;','&quot;;[.V99];&quot;','&quot;;[.W99];&quot;','&quot;;[.X99];&quot;','&quot;;[.Y99];&quot;','&quot;;[.Z99];&quot;']::varchar(50)[], ARRAY[ ROW(&quot;;[.AA99];&quot;,&quot;;[.AB99];&quot;,&quot;;[.AC99];&quot;,&quot;;[.AD99];&quot;,'&quot;;[.AE99];&quot;','&quot;;[.AF99];&quot;',ROW(58,&quot;;[.AG99];[.AH99];&quot;) ), ROW(&quot;;[.AI99];&quot;,&quot;;[.AJ99];&quot;,&quot;;[.AK99];&quot;,&quot;;[.AL99];&quot;,'&quot;;[.AM99];&quot;','&quot;;[.AN99];&quot;',ROW(58,&quot;;[.AO99];[.AP99];&quot;) )]::familiar_ty[], ARRAY[ ROW('&quot;;[.AQ99];&quot;','&quot;;[.AR99];&quot;'),row('&quot;;[.AS99];&quot;','&quot;;[.AT99];&quot;') ]::identificacion_ty[], ARRAY[ ROW('&quot;;[.AU99];&quot;','&quot;;[.AV99];&quot;','&quot;;[.AW99];&quot;'), ROW('&quot;;[.AX99];&quot;','&quot;;[.AY99];&quot;','&quot;;[.AZ99];&quot;') ]::nivel_educativo_ty[],null,'&quot;;[.BB99];&quot;'),&quot;)" office:value-type="string" office:string-value="('Marcelo',null,'Parada','Alcantar','1984-12-24',174,77,'azul oscuro','20/100','confidencial','personal_inteligencia_data/foto.png','personal_inteligencia_data/huella_digital.png','personal_inteligencia_data/huella_retina.png',ROW(58,2879399516) ,ROW('75919311','Taiwán'),ARRAY['español','inglés','hindi','ruso','mandarín','null']::varchar(50)[], ARRAY[ ROW('Irma','Natividad','Cordova','Torrez','1971-01-05','primo',ROW(58,4127039335) ), ROW('Samuel','Tulio','Rolon','Henderson','1971-01-05','abuelo',ROW(58,4126170445) )]::familiar_ty[], ARRAY[ ROW('65941322','Taiwán'),row('null','null') ]::identificacion_ty[], ARRAY[ ROW('Psicología','null','null'), ROW('null','null','null') ]::nivel_educativo_ty[],null,'15')," calcext:value-type="string">
            <text:p>('Marcelo',null,'Parada','Alcantar','1984-12-24',174,77,'azul oscuro','20/100','confidencial','personal_inteligencia_data/foto.png','personal_inteligencia_data/huella_digital.png','personal_inteligencia_data/huella_retina.png',ROW(58,2879399516) ,ROW('75919311','Taiwán'),ARRAY['español','inglés','hindi','ruso','mandarín','null']::varchar(50)[], ARRAY[ ROW('Irma','Natividad','Cordova','Torrez','1971-01-05','primo',ROW(58,4127039335) ), ROW('Samuel','Tulio','Rolon','Henderson','1971-01-05','abuelo',ROW(58,4126170445) )]::familiar_ty[], ARRAY[ ROW('65941322','Taiwán'),row('null','null') ]::identificacion_ty[], ARRAY[ ROW('Psicología','null','null'), ROW('null','null','null') ]::nivel_educativo_ty[],null,'15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99]+1" office:value-type="float" office:value="97" calcext:value-type="float">
            <text:p>97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aballero'</text:p>
          </table:table-cell>
          <table:table-cell office:value-type="string" calcext:value-type="string">
            <text:p>'Hidalgo'</text:p>
          </table:table-cell>
          <table:table-cell table:style-name="ce8" office:value-type="string" calcext:value-type="string">
            <text:p>1986-05-04</text:p>
          </table:table-cell>
          <table:table-cell table:style-name="ce9" table:formula="of:=ROUND(RAND()*40+150 )" office:value-type="float" office:value="166" calcext:value-type="float">
            <text:p>166</text:p>
          </table:table-cell>
          <table:table-cell table:style-name="ce9" table:formula="of:=ROUND(RAND()*30+65 )" office:value-type="float" office:value="93" calcext:value-type="float">
            <text:p>93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8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43" calcext:value-type="float">
            <text:p>243</text:p>
          </table:table-cell>
          <table:table-cell table:formula="of:=RANDBETWEEN(1000000;9999999)" office:value-type="float" office:value="2633682" calcext:value-type="float">
            <text:p>2633682</text:p>
          </table:table-cell>
          <table:table-cell table:formula="of:=RANDBETWEEN(10000000;99999999)" office:value-type="float" office:value="79354123" calcext:value-type="float">
            <text:p>79354123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Juliano'</text:p>
          </table:table-cell>
          <table:table-cell office:value-type="string" calcext:value-type="string">
            <text:p>'Bello'</text:p>
          </table:table-cell>
          <table:table-cell office:value-type="string" calcext:value-type="string">
            <text:p>'Osuna'</text:p>
          </table:table-cell>
          <table:table-cell table:style-name="ce8" office:value-type="string" calcext:value-type="string">
            <text:p>1978-12-06</text:p>
          </table:table-cell>
          <table:table-cell office:value-type="string" calcext:value-type="string">
            <text:p>tí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4048703" calcext:value-type="float">
            <text:p>4048703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Isabella'</text:p>
          </table:table-cell>
          <table:table-cell office:value-type="string" calcext:value-type="string">
            <text:p>'Pabon'</text:p>
          </table:table-cell>
          <table:table-cell office:value-type="string" calcext:value-type="string">
            <text:p>'Zambrano'</text:p>
          </table:table-cell>
          <table:table-cell table:style-name="ce8" office:value-type="string" calcext:value-type="string">
            <text:p>1978-12-06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1868293" calcext:value-type="float">
            <text:p>1868293</text:p>
          </table:table-cell>
          <table:table-cell table:style-name="ce13" table:formula="of:=RANDBETWEEN(10000000;100000000)" office:value-type="float" office:value="88006494" calcext:value-type="float">
            <text:p>88006494</text:p>
          </table:table-cell>
          <table:table-cell office:value-type="string" calcext:value-type="string">
            <text:p>Malasia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style-name="ce12" office:value-type="string" calcext:value-type="string">
            <text:p>Enfermería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number-columns-repeated="3" table:style-name="ce37" office:value-type="string" calcext:value-type="string">
            <text:p>null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5" office:value-type="string" calcext:value-type="string">
            <text:p>Kuala Lumpur</text:p>
          </table:table-cell>
          <table:table-cell/>
          <table:table-cell table:style-name="ce40" table:formula="of:=CONCATENATE(&quot;(&quot;;[.D100];&quot;,&quot;;[.E100];&quot;,&quot;;[.F100];&quot;,&quot;;[.G100];&quot;,'&quot;;[.H100];&quot;',&quot;;[.I100];&quot;,&quot;;[.J100];&quot;,'&quot;;[.K100];&quot;','&quot;;[.L100];&quot;','&quot;;[.M100];&quot;',&quot;;[.N100];&quot;,&quot;;[.O100];&quot;,&quot;;[.P100];&quot;,ROW(58,&quot;;[.Q100];[.R100];&quot;) ,ROW('&quot;;[.S100];&quot;','&quot;;[.T100];&quot;'),ARRAY['&quot;;[.U100];&quot;','&quot;;[.V100];&quot;','&quot;;[.W100];&quot;','&quot;;[.X100];&quot;','&quot;;[.Y100];&quot;','&quot;;[.Z100];&quot;']::varchar(50)[], ARRAY[ ROW(&quot;;[.AA100];&quot;,&quot;;[.AB100];&quot;,&quot;;[.AC100];&quot;,&quot;;[.AD100];&quot;,'&quot;;[.AE100];&quot;','&quot;;[.AF100];&quot;',ROW(58,&quot;;[.AG100];[.AH100];&quot;) ), ROW(&quot;;[.AI100];&quot;,&quot;;[.AJ100];&quot;,&quot;;[.AK100];&quot;,&quot;;[.AL100];&quot;,'&quot;;[.AM100];&quot;','&quot;;[.AN100];&quot;',ROW(58,&quot;;[.AO100];[.AP100];&quot;) )]::familiar_ty[], ARRAY[ ROW('&quot;;[.AQ100];&quot;','&quot;;[.AR100];&quot;'),row('&quot;;[.AS100];&quot;','&quot;;[.AT100];&quot;') ]::identificacion_ty[], ARRAY[ ROW('&quot;;[.AU100];&quot;','&quot;;[.AV100];&quot;','&quot;;[.AW100];&quot;'), ROW('&quot;;[.AX100];&quot;','&quot;;[.AY100];&quot;','&quot;;[.AZ100];&quot;') ]::nivel_educativo_ty[],null,'&quot;;[.BB100];&quot;'),&quot;)" office:value-type="string" office:string-value="('Jonathan',null,'Caballero','Hidalgo','1986-05-04',166,93,'azul claro','20/80','confidencial','personal_inteligencia_data/foto.png','personal_inteligencia_data/huella_digital.png','personal_inteligencia_data/huella_retina.png',ROW(58,2432633682) ,ROW('79354123','Malasia'),ARRAY['español','inglés','hindi','ruso','mandarín','null']::varchar(50)[], ARRAY[ ROW('Vicente','Juliano','Bello','Osuna','1978-12-06','tío',ROW(58,2124048703) ), ROW('Ophelia','Isabella','Pabon','Zambrano','1978-12-06','abuelo',ROW(58,2121868293) )]::familiar_ty[], ARRAY[ ROW('88006494','Malasia'),row('null','null') ]::identificacion_ty[], ARRAY[ ROW('Enfermería','null','null'), ROW('null','null','null') ]::nivel_educativo_ty[],null,'16')," calcext:value-type="string">
            <text:p>('Jonathan',null,'Caballero','Hidalgo','1986-05-04',166,93,'azul claro','20/80','confidencial','personal_inteligencia_data/foto.png','personal_inteligencia_data/huella_digital.png','personal_inteligencia_data/huella_retina.png',ROW(58,2432633682) ,ROW('79354123','Malasia'),ARRAY['español','inglés','hindi','ruso','mandarín','null']::varchar(50)[], ARRAY[ ROW('Vicente','Juliano','Bello','Osuna','1978-12-06','tío',ROW(58,2124048703) ), ROW('Ophelia','Isabella','Pabon','Zambrano','1978-12-06','abuelo',ROW(58,2121868293) )]::familiar_ty[], ARRAY[ ROW('88006494','Malasia'),row('null','null') ]::identificacion_ty[], ARRAY[ ROW('Enfermería','null','null'), ROW('null','null','null') ]::nivel_educativo_ty[],null,'16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100]+1" office:value-type="float" office:value="98" calcext:value-type="float">
            <text:p>98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Barboza'</text:p>
          </table:table-cell>
          <table:table-cell table:style-name="ce8" office:value-type="string" calcext:value-type="string">
            <text:p>1988-12-03</text:p>
          </table:table-cell>
          <table:table-cell table:style-name="ce9" table:formula="of:=ROUND(RAND()*40+150 )" office:value-type="float" office:value="169" calcext:value-type="float">
            <text:p>169</text:p>
          </table:table-cell>
          <table:table-cell table:style-name="ce9" table:formula="of:=ROUND(RAND()*30+65 )" office:value-type="float" office:value="76" calcext:value-type="float">
            <text:p>76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63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81" calcext:value-type="float">
            <text:p>281</text:p>
          </table:table-cell>
          <table:table-cell table:formula="of:=RANDBETWEEN(1000000;9999999)" office:value-type="float" office:value="7631298" calcext:value-type="float">
            <text:p>7631298</text:p>
          </table:table-cell>
          <table:table-cell table:formula="of:=RANDBETWEEN(10000000;99999999)" office:value-type="float" office:value="31137931" calcext:value-type="float">
            <text:p>31137931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Valadez'</text:p>
          </table:table-cell>
          <table:table-cell office:value-type="string" calcext:value-type="string">
            <text:p>'Thompson'</text:p>
          </table:table-cell>
          <table:table-cell table:style-name="ce8" office:value-type="string" calcext:value-type="string">
            <text:p>1979-04-04</text:p>
          </table:table-cell>
          <table:table-cell office:value-type="string" calcext:value-type="string">
            <text:p>padre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1286740" calcext:value-type="float">
            <text:p>1286740</text:p>
          </table:table-cell>
          <table:table-cell office:value-type="string" calcext:value-type="string">
            <text:p>'Paciano'</text:p>
          </table:table-cell>
          <table:table-cell office:value-type="string" calcext:value-type="string">
            <text:p>'Jose'</text:p>
          </table:table-cell>
          <table:table-cell office:value-type="string" calcext:value-type="string">
            <text:p>'Lima'</text:p>
          </table:table-cell>
          <table:table-cell office:value-type="string" calcext:value-type="string">
            <text:p>'Beltran'</text:p>
          </table:table-cell>
          <table:table-cell table:style-name="ce8" office:value-type="string" calcext:value-type="string">
            <text:p>1979-04-04</text:p>
          </table:table-cell>
          <table:table-cell office:value-type="string" calcext:value-type="string">
            <text:p>prim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1686898" calcext:value-type="float">
            <text:p>1686898</text:p>
          </table:table-cell>
          <table:table-cell table:style-name="ce13" table:formula="of:=RANDBETWEEN(10000000;100000000)" office:value-type="float" office:value="27276493" calcext:value-type="float">
            <text:p>27276493</text:p>
          </table:table-cell>
          <table:table-cell office:value-type="string" calcext:value-type="string">
            <text:p>Malasi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number-columns-repeated="3" table:style-name="ce37" office:value-type="string" calcext:value-type="string">
            <text:p>null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5" office:value-type="string" calcext:value-type="string">
            <text:p>Malaca</text:p>
          </table:table-cell>
          <table:table-cell/>
          <table:table-cell table:style-name="ce40" table:formula="of:=CONCATENATE(&quot;(&quot;;[.D101];&quot;,&quot;;[.E101];&quot;,&quot;;[.F101];&quot;,&quot;;[.G101];&quot;,'&quot;;[.H101];&quot;',&quot;;[.I101];&quot;,&quot;;[.J101];&quot;,'&quot;;[.K101];&quot;','&quot;;[.L101];&quot;','&quot;;[.M101];&quot;',&quot;;[.N101];&quot;,&quot;;[.O101];&quot;,&quot;;[.P101];&quot;,ROW(58,&quot;;[.Q101];[.R101];&quot;) ,ROW('&quot;;[.S101];&quot;','&quot;;[.T101];&quot;'),ARRAY['&quot;;[.U101];&quot;','&quot;;[.V101];&quot;','&quot;;[.W101];&quot;','&quot;;[.X101];&quot;','&quot;;[.Y101];&quot;','&quot;;[.Z101];&quot;']::varchar(50)[], ARRAY[ ROW(&quot;;[.AA101];&quot;,&quot;;[.AB101];&quot;,&quot;;[.AC101];&quot;,&quot;;[.AD101];&quot;,'&quot;;[.AE101];&quot;','&quot;;[.AF101];&quot;',ROW(58,&quot;;[.AG101];[.AH101];&quot;) ), ROW(&quot;;[.AI101];&quot;,&quot;;[.AJ101];&quot;,&quot;;[.AK101];&quot;,&quot;;[.AL101];&quot;,'&quot;;[.AM101];&quot;','&quot;;[.AN101];&quot;',ROW(58,&quot;;[.AO101];[.AP101];&quot;) )]::familiar_ty[], ARRAY[ ROW('&quot;;[.AQ101];&quot;','&quot;;[.AR101];&quot;'),row('&quot;;[.AS101];&quot;','&quot;;[.AT101];&quot;') ]::identificacion_ty[], ARRAY[ ROW('&quot;;[.AU101];&quot;','&quot;;[.AV101];&quot;','&quot;;[.AW101];&quot;'), ROW('&quot;;[.AX101];&quot;','&quot;;[.AY101];&quot;','&quot;;[.AZ101];&quot;') ]::nivel_educativo_ty[],null,'&quot;;[.BB101];&quot;'),&quot;)" office:value-type="string" office:string-value="('Adria',null,'Hermosillo','Barboza','1988-12-03',169,76,'marrón claro','20/63','confidencial','personal_inteligencia_data/foto.png','personal_inteligencia_data/huella_digital.png','personal_inteligencia_data/huella_retina.png',ROW(58,2817631298) ,ROW('31137931','Malasia'),ARRAY['español','inglés','hindi','ruso','mandarín','null']::varchar(50)[], ARRAY[ ROW('Marco','Maximiliano','Valadez','Thompson','1979-04-04','padre',ROW(58,4241286740) ), ROW('Paciano','Jose','Lima','Beltran','1979-04-04','primo',ROW(58,4241686898) )]::familiar_ty[], ARRAY[ ROW('27276493','Malasia'),row('null','null') ]::identificacion_ty[], ARRAY[ ROW('Ciencias Sociales ','null','null'), ROW('null','null','null') ]::nivel_educativo_ty[],null,'17')," calcext:value-type="string">
            <text:p>('Adria',null,'Hermosillo','Barboza','1988-12-03',169,76,'marrón claro','20/63','confidencial','personal_inteligencia_data/foto.png','personal_inteligencia_data/huella_digital.png','personal_inteligencia_data/huella_retina.png',ROW(58,2817631298) ,ROW('31137931','Malasia'),ARRAY['español','inglés','hindi','ruso','mandarín','null']::varchar(50)[], ARRAY[ ROW('Marco','Maximiliano','Valadez','Thompson','1979-04-04','padre',ROW(58,4241286740) ), ROW('Paciano','Jose','Lima','Beltran','1979-04-04','primo',ROW(58,4241686898) )]::familiar_ty[], ARRAY[ ROW('27276493','Malasia'),row('null','null') ]::identificacion_ty[], ARRAY[ ROW('Ciencias Sociales ','null','null'), ROW('null','null','null') ]::nivel_educativo_ty[],null,'17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101]+1" office:value-type="float" office:value="99" calcext:value-type="float">
            <text:p>99</text:p>
          </table:table-cell>
          <table:table-cell office:value-type="string" calcext:value-type="string">
            <text:p>'Alfred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Flores'</text:p>
          </table:table-cell>
          <table:table-cell office:value-type="string" calcext:value-type="string">
            <text:p>'Velazquez'</text:p>
          </table:table-cell>
          <table:table-cell table:style-name="ce8" office:value-type="string" calcext:value-type="string">
            <text:p>1989-01-05</text:p>
          </table:table-cell>
          <table:table-cell table:style-name="ce9" table:formula="of:=ROUND(RAND()*40+150 )" office:value-type="float" office:value="159" calcext:value-type="float">
            <text:p>159</text:p>
          </table:table-cell>
          <table:table-cell table:style-name="ce9" table:formula="of:=ROUND(RAND()*30+65 )" office:value-type="float" office:value="87" calcext:value-type="float">
            <text:p>87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34" calcext:value-type="float">
            <text:p>234</text:p>
          </table:table-cell>
          <table:table-cell table:formula="of:=RANDBETWEEN(1000000;9999999)" office:value-type="float" office:value="1314793" calcext:value-type="float">
            <text:p>1314793</text:p>
          </table:table-cell>
          <table:table-cell table:formula="of:=RANDBETWEEN(10000000;99999999)" office:value-type="float" office:value="87651156" calcext:value-type="float">
            <text:p>87651156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Carola'</text:p>
          </table:table-cell>
          <table:table-cell office:value-type="string" calcext:value-type="string">
            <text:p>'Olivares'</text:p>
          </table:table-cell>
          <table:table-cell office:value-type="string" calcext:value-type="string">
            <text:p>'Rubio'</text:p>
          </table:table-cell>
          <table:table-cell table:style-name="ce8" office:value-type="string" calcext:value-type="string">
            <text:p>1979-08-01</text:p>
          </table:table-cell>
          <table:table-cell office:value-type="string" calcext:value-type="string">
            <text:p>madre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6465873" calcext:value-type="float">
            <text:p>6465873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Montez'</text:p>
          </table:table-cell>
          <table:table-cell office:value-type="string" calcext:value-type="string">
            <text:p>'Walker'</text:p>
          </table:table-cell>
          <table:table-cell table:style-name="ce8" office:value-type="string" calcext:value-type="string">
            <text:p>1979-08-01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9832663" calcext:value-type="float">
            <text:p>9832663</text:p>
          </table:table-cell>
          <table:table-cell table:style-name="ce13" table:formula="of:=RANDBETWEEN(10000000;100000000)" office:value-type="float" office:value="69808402" calcext:value-type="float">
            <text:p>69808402</text:p>
          </table:table-cell>
          <table:table-cell office:value-type="string" calcext:value-type="string">
            <text:p>Malasi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number-columns-repeated="3" table:style-name="ce37" office:value-type="string" calcext:value-type="string">
            <text:p>null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5" office:value-type="string" calcext:value-type="string">
            <text:p>Pulau Pinang</text:p>
          </table:table-cell>
          <table:table-cell/>
          <table:table-cell table:style-name="ce40" table:formula="of:=CONCATENATE(&quot;(&quot;;[.D102];&quot;,&quot;;[.E102];&quot;,&quot;;[.F102];&quot;,&quot;;[.G102];&quot;,'&quot;;[.H102];&quot;',&quot;;[.I102];&quot;,&quot;;[.J102];&quot;,'&quot;;[.K102];&quot;','&quot;;[.L102];&quot;','&quot;;[.M102];&quot;',&quot;;[.N102];&quot;,&quot;;[.O102];&quot;,&quot;;[.P102];&quot;,ROW(58,&quot;;[.Q102];[.R102];&quot;) ,ROW('&quot;;[.S102];&quot;','&quot;;[.T102];&quot;'),ARRAY['&quot;;[.U102];&quot;','&quot;;[.V102];&quot;','&quot;;[.W102];&quot;','&quot;;[.X102];&quot;','&quot;;[.Y102];&quot;','&quot;;[.Z102];&quot;']::varchar(50)[], ARRAY[ ROW(&quot;;[.AA102];&quot;,&quot;;[.AB102];&quot;,&quot;;[.AC102];&quot;,&quot;;[.AD102];&quot;,'&quot;;[.AE102];&quot;','&quot;;[.AF102];&quot;',ROW(58,&quot;;[.AG102];[.AH102];&quot;) ), ROW(&quot;;[.AI102];&quot;,&quot;;[.AJ102];&quot;,&quot;;[.AK102];&quot;,&quot;;[.AL102];&quot;,'&quot;;[.AM102];&quot;','&quot;;[.AN102];&quot;',ROW(58,&quot;;[.AO102];[.AP102];&quot;) )]::familiar_ty[], ARRAY[ ROW('&quot;;[.AQ102];&quot;','&quot;;[.AR102];&quot;'),row('&quot;;[.AS102];&quot;','&quot;;[.AT102];&quot;') ]::identificacion_ty[], ARRAY[ ROW('&quot;;[.AU102];&quot;','&quot;;[.AV102];&quot;','&quot;;[.AW102];&quot;'), ROW('&quot;;[.AX102];&quot;','&quot;;[.AY102];&quot;','&quot;;[.AZ102];&quot;') ]::nivel_educativo_ty[],null,'&quot;;[.BB102];&quot;'),&quot;)" office:value-type="string" office:string-value="('Alfredo',null,'Flores','Velazquez','1989-01-05',159,87,'marrón oscuro','20/50','no_clasificado','personal_inteligencia_data/foto.png','personal_inteligencia_data/huella_digital.png','personal_inteligencia_data/huella_retina.png',ROW(58,2341314793) ,ROW('87651156','Malasia'),ARRAY['español','inglés','hindi','ruso','mandarín','bengalí']::varchar(50)[], ARRAY[ ROW('Ana','Carola','Olivares','Rubio','1979-08-01','madre',ROW(58,2876465873) ), ROW('Marcelo','Vicente','Montez','Walker','1979-08-01','hermano',ROW(58,2879832663) )]::familiar_ty[], ARRAY[ ROW('69808402','Malasia'),row('null','null') ]::identificacion_ty[], ARRAY[ ROW('Economía','null','null'), ROW('null','null','null') ]::nivel_educativo_ty[],null,'18')," calcext:value-type="string">
            <text:p>('Alfredo',null,'Flores','Velazquez','1989-01-05',159,87,'marrón oscuro','20/50','no_clasificado','personal_inteligencia_data/foto.png','personal_inteligencia_data/huella_digital.png','personal_inteligencia_data/huella_retina.png',ROW(58,2341314793) ,ROW('87651156','Malasia'),ARRAY['español','inglés','hindi','ruso','mandarín','bengalí']::varchar(50)[], ARRAY[ ROW('Ana','Carola','Olivares','Rubio','1979-08-01','madre',ROW(58,2876465873) ), ROW('Marcelo','Vicente','Montez','Walker','1979-08-01','hermano',ROW(58,2879832663) )]::familiar_ty[], ARRAY[ ROW('69808402','Malasia'),row('null','null') ]::identificacion_ty[], ARRAY[ ROW('Economía','null','null'), ROW('null','null','null') ]::nivel_educativo_ty[],null,'18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Tit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Suarez'</text:p>
          </table:table-cell>
          <table:table-cell table:style-name="ce8" office:value-type="string" calcext:value-type="string">
            <text:p>1989-12-18</text:p>
          </table:table-cell>
          <table:table-cell table:style-name="ce9" table:formula="of:=ROUND(RAND()*40+150 )" office:value-type="float" office:value="189" calcext:value-type="float">
            <text:p>189</text:p>
          </table:table-cell>
          <table:table-cell table:style-name="ce9" table:formula="of:=ROUND(RAND()*30+65 )" office:value-type="float" office:value="71" calcext:value-type="float">
            <text:p>71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4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61" calcext:value-type="float">
            <text:p>261</text:p>
          </table:table-cell>
          <table:table-cell table:formula="of:=RANDBETWEEN(1000000;9999999)" office:value-type="float" office:value="4315489" calcext:value-type="float">
            <text:p>4315489</text:p>
          </table:table-cell>
          <table:table-cell table:formula="of:=RANDBETWEEN(10000000;99999999)" office:value-type="float" office:value="71248145" calcext:value-type="float">
            <text:p>71248145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Carl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Mazariegos'</text:p>
          </table:table-cell>
          <table:table-cell table:style-name="ce8" office:value-type="string" calcext:value-type="string">
            <text:p>1980-12-04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4003578" calcext:value-type="float">
            <text:p>4003578</text:p>
          </table:table-cell>
          <table:table-cell office:value-type="string" calcext:value-type="string">
            <text:p>'Natividad'</text:p>
          </table:table-cell>
          <table:table-cell office:value-type="string" calcext:value-type="string">
            <text:p>'Fabiola'</text:p>
          </table:table-cell>
          <table:table-cell office:value-type="string" calcext:value-type="string">
            <text:p>'Samaniego'</text:p>
          </table:table-cell>
          <table:table-cell office:value-type="string" calcext:value-type="string">
            <text:p>'Castellanos'</text:p>
          </table:table-cell>
          <table:table-cell table:style-name="ce8" office:value-type="string" calcext:value-type="string">
            <text:p>1980-12-04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8734039" calcext:value-type="float">
            <text:p>8734039</text:p>
          </table:table-cell>
          <table:table-cell table:style-name="ce13" table:formula="of:=RANDBETWEEN(10000000;100000000)" office:value-type="float" office:value="65080735" calcext:value-type="float">
            <text:p>65080735</text:p>
          </table:table-cell>
          <table:table-cell office:value-type="string" calcext:value-type="string">
            <text:p>Ugand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Filosofía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number-columns-repeated="3" table:style-name="ce37" office:value-type="string" calcext:value-type="string">
            <text:p>null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Dublin</text:p>
          </table:table-cell>
          <table:table-cell/>
          <table:table-cell table:style-name="ce40" table:formula="of:=CONCATENATE(&quot;(&quot;;[.D103];&quot;,&quot;;[.E103];&quot;,&quot;;[.F103];&quot;,&quot;;[.G103];&quot;,'&quot;;[.H103];&quot;',&quot;;[.I103];&quot;,&quot;;[.J103];&quot;,'&quot;;[.K103];&quot;','&quot;;[.L103];&quot;','&quot;;[.M103];&quot;',&quot;;[.N103];&quot;,&quot;;[.O103];&quot;,&quot;;[.P103];&quot;,ROW(58,&quot;;[.Q103];[.R103];&quot;) ,ROW('&quot;;[.S103];&quot;','&quot;;[.T103];&quot;'),ARRAY['&quot;;[.U103];&quot;','&quot;;[.V103];&quot;','&quot;;[.W103];&quot;','&quot;;[.X103];&quot;','&quot;;[.Y103];&quot;','&quot;;[.Z103];&quot;']::varchar(50)[], ARRAY[ ROW(&quot;;[.AA103];&quot;,&quot;;[.AB103];&quot;,&quot;;[.AC103];&quot;,&quot;;[.AD103];&quot;,'&quot;;[.AE103];&quot;','&quot;;[.AF103];&quot;',ROW(58,&quot;;[.AG103];[.AH103];&quot;) ), ROW(&quot;;[.AI103];&quot;,&quot;;[.AJ103];&quot;,&quot;;[.AK103];&quot;,&quot;;[.AL103];&quot;,'&quot;;[.AM103];&quot;','&quot;;[.AN103];&quot;',ROW(58,&quot;;[.AO103];[.AP103];&quot;) )]::familiar_ty[], ARRAY[ ROW('&quot;;[.AQ103];&quot;','&quot;;[.AR103];&quot;'),row('&quot;;[.AS103];&quot;','&quot;;[.AT103];&quot;') ]::identificacion_ty[], ARRAY[ ROW('&quot;;[.AU103];&quot;','&quot;;[.AV103];&quot;','&quot;;[.AW103];&quot;'), ROW('&quot;;[.AX103];&quot;','&quot;;[.AY103];&quot;','&quot;;[.AZ103];&quot;') ]::nivel_educativo_ty[],null,'&quot;;[.BB103];&quot;'),&quot;)" office:value-type="string" office:string-value="('Tito',null,'Serna','Suarez','1989-12-18',189,71,'verde claro','20/40','no_clasificado','personal_inteligencia_data/foto.png','personal_inteligencia_data/huella_digital.png','personal_inteligencia_data/huella_retina.png',ROW(58,2614315489) ,ROW('71248145','Uganda'),ARRAY['español','inglés','hindi','ruso','mandarín','bengalí']::varchar(50)[], ARRAY[ ROW('Carla',null,'Larios','Mazariegos','1980-12-04','hermano',ROW(58,2434003578) ), ROW('Natividad','Fabiola','Samaniego','Castellanos','1980-12-04','hermano',ROW(58,2438734039) )]::familiar_ty[], ARRAY[ ROW('65080735','Uganda'),row('null','null') ]::identificacion_ty[], ARRAY[ ROW('Filosofía','null','null'), ROW('null','null','null') ]::nivel_educativo_ty[],null,'19')," calcext:value-type="string">
            <text:p>('Tito',null,'Serna','Suarez','1989-12-18',189,71,'verde claro','20/40','no_clasificado','personal_inteligencia_data/foto.png','personal_inteligencia_data/huella_digital.png','personal_inteligencia_data/huella_retina.png',ROW(58,2614315489) ,ROW('71248145','Uganda'),ARRAY['español','inglés','hindi','ruso','mandarín','bengalí']::varchar(50)[], ARRAY[ ROW('Carla',null,'Larios','Mazariegos','1980-12-04','hermano',ROW(58,2434003578) ), ROW('Natividad','Fabiola','Samaniego','Castellanos','1980-12-04','hermano',ROW(58,2438734039) )]::familiar_ty[], ARRAY[ ROW('65080735','Uganda'),row('null','null') ]::identificacion_ty[], ARRAY[ ROW('Filosofía','null','null'), ROW('null','null','null') ]::nivel_educativo_ty[],null,'19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Dulcine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ngeles'</text:p>
          </table:table-cell>
          <table:table-cell office:value-type="string" calcext:value-type="string">
            <text:p>'Ordonez'</text:p>
          </table:table-cell>
          <table:table-cell table:style-name="ce8" office:value-type="string" calcext:value-type="string">
            <text:p>1990-02-07</text:p>
          </table:table-cell>
          <table:table-cell table:style-name="ce9" table:formula="of:=ROUND(RAND()*40+150 )" office:value-type="float" office:value="174" calcext:value-type="float">
            <text:p>174</text:p>
          </table:table-cell>
          <table:table-cell table:style-name="ce9" table:formula="of:=ROUND(RAND()*30+65 )" office:value-type="float" office:value="95" calcext:value-type="float">
            <text:p>95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32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12" office:value-type="float" office:value="244" calcext:value-type="float">
            <text:p>244</text:p>
          </table:table-cell>
          <table:table-cell table:formula="of:=RANDBETWEEN(1000000;9999999)" office:value-type="float" office:value="4151447" calcext:value-type="float">
            <text:p>4151447</text:p>
          </table:table-cell>
          <table:table-cell table:formula="of:=RANDBETWEEN(10000000;99999999)" office:value-type="float" office:value="57619106" calcext:value-type="float">
            <text:p>57619106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Camil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Garibay'</text:p>
          </table:table-cell>
          <table:table-cell office:value-type="string" calcext:value-type="string">
            <text:p>'Valle'</text:p>
          </table:table-cell>
          <table:table-cell table:style-name="ce8" office:value-type="string" calcext:value-type="string">
            <text:p>1936-09-25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2313704" calcext:value-type="float">
            <text:p>2313704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Quiroz'</text:p>
          </table:table-cell>
          <table:table-cell office:value-type="string" calcext:value-type="string">
            <text:p>'Escobedo'</text:p>
          </table:table-cell>
          <table:table-cell table:style-name="ce8" office:value-type="string" calcext:value-type="string">
            <text:p>1936-09-25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7373804" calcext:value-type="float">
            <text:p>7373804</text:p>
          </table:table-cell>
          <table:table-cell table:style-name="ce13" table:formula="of:=RANDBETWEEN(10000000;100000000)" office:value-type="float" office:value="49979278" calcext:value-type="float">
            <text:p>49979278</text:p>
          </table:table-cell>
          <table:table-cell office:value-type="string" calcext:value-type="string">
            <text:p>Ugand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number-columns-repeated="3" table:style-name="ce37" office:value-type="string" calcext:value-type="string">
            <text:p>null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Cork</text:p>
          </table:table-cell>
          <table:table-cell/>
          <table:table-cell table:style-name="ce40" table:formula="of:=CONCATENATE(&quot;(&quot;;[.D104];&quot;,&quot;;[.E104];&quot;,&quot;;[.F104];&quot;,&quot;;[.G104];&quot;,'&quot;;[.H104];&quot;',&quot;;[.I104];&quot;,&quot;;[.J104];&quot;,'&quot;;[.K104];&quot;','&quot;;[.L104];&quot;','&quot;;[.M104];&quot;',&quot;;[.N104];&quot;,&quot;;[.O104];&quot;,&quot;;[.P104];&quot;,ROW(58,&quot;;[.Q104];[.R104];&quot;) ,ROW('&quot;;[.S104];&quot;','&quot;;[.T104];&quot;'),ARRAY['&quot;;[.U104];&quot;','&quot;;[.V104];&quot;','&quot;;[.W104];&quot;','&quot;;[.X104];&quot;','&quot;;[.Y104];&quot;','&quot;;[.Z104];&quot;']::varchar(50)[], ARRAY[ ROW(&quot;;[.AA104];&quot;,&quot;;[.AB104];&quot;,&quot;;[.AC104];&quot;,&quot;;[.AD104];&quot;,'&quot;;[.AE104];&quot;','&quot;;[.AF104];&quot;',ROW(58,&quot;;[.AG104];[.AH104];&quot;) ), ROW(&quot;;[.AI104];&quot;,&quot;;[.AJ104];&quot;,&quot;;[.AK104];&quot;,&quot;;[.AL104];&quot;,'&quot;;[.AM104];&quot;','&quot;;[.AN104];&quot;',ROW(58,&quot;;[.AO104];[.AP104];&quot;) )]::familiar_ty[], ARRAY[ ROW('&quot;;[.AQ104];&quot;','&quot;;[.AR104];&quot;'),row('&quot;;[.AS104];&quot;','&quot;;[.AT104];&quot;') ]::identificacion_ty[], ARRAY[ ROW('&quot;;[.AU104];&quot;','&quot;;[.AV104];&quot;','&quot;;[.AW104];&quot;'), ROW('&quot;;[.AX104];&quot;','&quot;;[.AY104];&quot;','&quot;;[.AZ104];&quot;') ]::nivel_educativo_ty[],null,'&quot;;[.BB104];&quot;'),&quot;)" office:value-type="string" office:string-value="('Dulcinea',null,'Angeles','Ordonez','1990-02-07',174,95,'verde oscuro','20/32','no_clasificado','personal_inteligencia_data/foto.png','personal_inteligencia_data/huella_digital.png','personal_inteligencia_data/huella_retina.png',ROW(58,2444151447) ,ROW('57619106','Uganda'),ARRAY['español','inglés','hindi','ruso','mandarín','bengalí']::varchar(50)[], ARRAY[ ROW('Camila',null,'Garibay','Valle','1936-09-25','hermano',ROW(58,2812313704) ), ROW('Rosa','Mariana','Quiroz','Escobedo','1936-09-25','abuelo',ROW(58,2817373804) )]::familiar_ty[], ARRAY[ ROW('49979278','Uganda'),row('null','null') ]::identificacion_ty[], ARRAY[ ROW('Ingeniería Informática','null','null'), ROW('null','null','null') ]::nivel_educativo_ty[],null,'20')," calcext:value-type="string">
            <text:p>('Dulcinea',null,'Angeles','Ordonez','1990-02-07',174,95,'verde oscuro','20/32','no_clasificado','personal_inteligencia_data/foto.png','personal_inteligencia_data/huella_digital.png','personal_inteligencia_data/huella_retina.png',ROW(58,2444151447) ,ROW('57619106','Uganda'),ARRAY['español','inglés','hindi','ruso','mandarín','bengalí']::varchar(50)[], ARRAY[ ROW('Camila',null,'Garibay','Valle','1936-09-25','hermano',ROW(58,2812313704) ), ROW('Rosa','Mariana','Quiroz','Escobedo','1936-09-25','abuelo',ROW(58,2817373804) )]::familiar_ty[], ARRAY[ ROW('49979278','Uganda'),row('null','null') ]::identificacion_ty[], ARRAY[ ROW('Ingeniería Informática','null','null'), ROW('null','null','null') ]::nivel_educativo_ty[],null,'20'),</text:p>
          </table:table-cell>
          <table:table-cell table:number-columns-repeated="967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mar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Saldana'</text:p>
          </table:table-cell>
          <table:table-cell office:value-type="string" calcext:value-type="string">
            <text:p>'Delao'</text:p>
          </table:table-cell>
          <table:table-cell table:style-name="ce8" office:value-type="string" calcext:value-type="string">
            <text:p>1990-08-30</text:p>
          </table:table-cell>
          <table:table-cell table:style-name="ce9" table:formula="of:=ROUND(RAND()*40+150 )" office:value-type="float" office:value="185" calcext:value-type="float">
            <text:p>185</text:p>
          </table:table-cell>
          <table:table-cell table:style-name="ce9" table:formula="of:=ROUND(RAND()*30+65 )" office:value-type="float" office:value="71" calcext:value-type="float">
            <text:p>71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25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3762480" calcext:value-type="float">
            <text:p>3762480</text:p>
          </table:table-cell>
          <table:table-cell table:formula="of:=RANDBETWEEN(10000000;99999999)" office:value-type="float" office:value="80099417" calcext:value-type="float">
            <text:p>80099417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James'</text:p>
          </table:table-cell>
          <table:table-cell office:value-type="string" calcext:value-type="string">
            <text:p>'Lopez'</text:p>
          </table:table-cell>
          <table:table-cell table:style-name="ce8" office:value-type="string" calcext:value-type="string">
            <text:p>1937-04-10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1591618" calcext:value-type="float">
            <text:p>1591618</text:p>
          </table:table-cell>
          <table:table-cell office:value-type="string" calcext:value-type="string">
            <text:p>'Myriam'</text:p>
          </table:table-cell>
          <table:table-cell office:value-type="string" calcext:value-type="string">
            <text:p>'Zoe'</text:p>
          </table:table-cell>
          <table:table-cell office:value-type="string" calcext:value-type="string">
            <text:p>'Serrano'</text:p>
          </table:table-cell>
          <table:table-cell office:value-type="string" calcext:value-type="string">
            <text:p>'Ochoa'</text:p>
          </table:table-cell>
          <table:table-cell table:style-name="ce8" office:value-type="string" calcext:value-type="string">
            <text:p>1937-04-10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4673304" calcext:value-type="float">
            <text:p>4673304</text:p>
          </table:table-cell>
          <table:table-cell table:style-name="ce13" table:formula="of:=RANDBETWEEN(10000000;100000000)" office:value-type="float" office:value="46631136" calcext:value-type="float">
            <text:p>46631136</text:p>
          </table:table-cell>
          <table:table-cell office:value-type="string" calcext:value-type="string">
            <text:p>Ugand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number-columns-repeated="3" table:style-name="ce37" office:value-type="string" calcext:value-type="string">
            <text:p>null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Galway</text:p>
          </table:table-cell>
          <table:table-cell/>
          <table:table-cell table:style-name="ce40" table:formula="of:=CONCATENATE(&quot;(&quot;;[.D105];&quot;,&quot;;[.E105];&quot;,&quot;;[.F105];&quot;,&quot;;[.G105];&quot;,'&quot;;[.H105];&quot;',&quot;;[.I105];&quot;,&quot;;[.J105];&quot;,'&quot;;[.K105];&quot;','&quot;;[.L105];&quot;','&quot;;[.M105];&quot;',&quot;;[.N105];&quot;,&quot;;[.O105];&quot;,&quot;;[.P105];&quot;,ROW(58,&quot;;[.Q105];[.R105];&quot;) ,ROW('&quot;;[.S105];&quot;','&quot;;[.T105];&quot;'),ARRAY['&quot;;[.U105];&quot;','&quot;;[.V105];&quot;','&quot;;[.W105];&quot;','&quot;;[.X105];&quot;','&quot;;[.Y105];&quot;','&quot;;[.Z105];&quot;']::varchar(50)[], ARRAY[ ROW(&quot;;[.AA105];&quot;,&quot;;[.AB105];&quot;,&quot;;[.AC105];&quot;,&quot;;[.AD105];&quot;,'&quot;;[.AE105];&quot;','&quot;;[.AF105];&quot;',ROW(58,&quot;;[.AG105];[.AH105];&quot;) ), ROW(&quot;;[.AI105];&quot;,&quot;;[.AJ105];&quot;,&quot;;[.AK105];&quot;,&quot;;[.AL105];&quot;,'&quot;;[.AM105];&quot;','&quot;;[.AN105];&quot;',ROW(58,&quot;;[.AO105];[.AP105];&quot;) )]::familiar_ty[], ARRAY[ ROW('&quot;;[.AQ105];&quot;','&quot;;[.AR105];&quot;'),row('&quot;;[.AS105];&quot;','&quot;;[.AT105];&quot;') ]::identificacion_ty[], ARRAY[ ROW('&quot;;[.AU105];&quot;','&quot;;[.AV105];&quot;','&quot;;[.AW105];&quot;'), ROW('&quot;;[.AX105];&quot;','&quot;;[.AY105];&quot;','&quot;;[.AZ105];&quot;') ]::nivel_educativo_ty[],null,'&quot;;[.BB105];&quot;'),&quot;)" office:value-type="string" office:string-value="('Amara',null,'Saldana','Delao','1990-08-30',185,71,'azul oscuro','20/25','top_secret','personal_inteligencia_data/foto.png','personal_inteligencia_data/huella_digital.png','personal_inteligencia_data/huella_retina.png',ROW(58,4143762480) ,ROW('80099417','Uganda'),ARRAY['español','inglés','hindi','ruso','mandarín','bengalí']::varchar(50)[], ARRAY[ ROW('Jorge',null,'James','Lopez','1937-04-10','abuelo',ROW(58,2341591618) ), ROW('Myriam','Zoe','Serrano','Ochoa','1937-04-10','abuelo',ROW(58,2344673304) )]::familiar_ty[], ARRAY[ ROW('46631136','Uganda'),row('null','null') ]::identificacion_ty[], ARRAY[ ROW('Comunicación','null','null'), ROW('null','null','null') ]::nivel_educativo_ty[],null,'21')," calcext:value-type="string">
            <text:p>('Amara',null,'Saldana','Delao','1990-08-30',185,71,'azul oscuro','20/25','top_secret','personal_inteligencia_data/foto.png','personal_inteligencia_data/huella_digital.png','personal_inteligencia_data/huella_retina.png',ROW(58,4143762480) ,ROW('80099417','Uganda'),ARRAY['español','inglés','hindi','ruso','mandarín','bengalí']::varchar(50)[], ARRAY[ ROW('Jorge',null,'James','Lopez','1937-04-10','abuelo',ROW(58,2341591618) ), ROW('Myriam','Zoe','Serrano','Ochoa','1937-04-10','abuelo',ROW(58,2344673304) )]::familiar_ty[], ARRAY[ ROW('46631136','Uganda'),row('null','null') ]::identificacion_ty[], ARRAY[ ROW('Comunicación','null','null'), ROW('null','null','null') ]::nivel_educativo_ty[],null,'21'),</text:p>
          </table:table-cell>
          <table:table-cell table:number-columns-repeated="967"/>
        </table:table-row>
        <table:table-row table:style-name="ro1">
          <table:table-cell table:style-name="ce19"/>
          <table:table-cell table:style-name="ce21" office:value-type="string" calcext:value-type="string">
            <text:p>agente</text:p>
          </table:table-cell>
          <table:table-cell table:style-name="ce26"/>
          <table:table-cell table:style-name="ce19" office:value-type="string" calcext:value-type="string">
            <text:p>'Oriana'</text:p>
          </table:table-cell>
          <table:table-cell table:style-name="ce19" office:value-type="string" calcext:value-type="string">
            <text:p>null</text:p>
          </table:table-cell>
          <table:table-cell table:style-name="ce19" office:value-type="string" calcext:value-type="string">
            <text:p>'Larios'</text:p>
          </table:table-cell>
          <table:table-cell table:style-name="ce19" office:value-type="string" calcext:value-type="string">
            <text:p>'Gamez'</text:p>
          </table:table-cell>
          <table:table-cell table:style-name="ce19" table:number-columns-repeated="10"/>
          <table:table-cell table:style-name="ce34" table:number-columns-repeated="2"/>
          <table:table-cell table:style-name="ce19" office:value-type="string" calcext:value-type="string">
            <text:p>Zimbabue</text:p>
          </table:table-cell>
          <table:table-cell table:style-name="ce19" office:value-type="string" calcext:value-type="string">
            <text:p>español</text:p>
          </table:table-cell>
          <table:table-cell table:style-name="ce19" office:value-type="string" calcext:value-type="string">
            <text:p>inglés</text:p>
          </table:table-cell>
          <table:table-cell table:style-name="ce19" office:value-type="string" calcext:value-type="string">
            <text:p>hindi</text:p>
          </table:table-cell>
          <table:table-cell table:style-name="ce19" office:value-type="string" calcext:value-type="string">
            <text:p>ruso</text:p>
          </table:table-cell>
          <table:table-cell table:style-name="ce35" office:value-type="string" calcext:value-type="string">
            <text:p>mandarín</text:p>
          </table:table-cell>
          <table:table-cell table:style-name="ce35" office:value-type="string" calcext:value-type="string">
            <text:p>bengalí</text:p>
          </table:table-cell>
          <table:table-cell table:style-name="ce19" office:value-type="string" calcext:value-type="string">
            <text:p>'Calixtrato'</text:p>
          </table:table-cell>
          <table:table-cell table:style-name="ce19" office:value-type="string" calcext:value-type="string">
            <text:p>null</text:p>
          </table:table-cell>
          <table:table-cell table:style-name="ce19" office:value-type="string" calcext:value-type="string">
            <text:p>'Bautista'</text:p>
          </table:table-cell>
          <table:table-cell table:style-name="ce19" office:value-type="string" calcext:value-type="string">
            <text:p>'Montemayor'</text:p>
          </table:table-cell>
          <table:table-cell table:style-name="ce36" office:value-type="string" calcext:value-type="string">
            <text:p>1938-03-05</text:p>
          </table:table-cell>
          <table:table-cell table:style-name="ce19" office:value-type="string" calcext:value-type="string">
            <text:p>abuelo</text:p>
          </table:table-cell>
          <table:table-cell table:style-name="ce35" office:value-type="float" office:value="261" calcext:value-type="float">
            <text:p>261</text:p>
          </table:table-cell>
          <table:table-cell table:style-name="ce34" table:formula="of:=RANDBETWEEN(1000000;9999999)" office:value-type="float" office:value="7606044" calcext:value-type="float">
            <text:p>7606044</text:p>
          </table:table-cell>
          <table:table-cell table:style-name="ce19" office:value-type="string" calcext:value-type="string">
            <text:p>'Facundo'</text:p>
          </table:table-cell>
          <table:table-cell table:style-name="ce19" office:value-type="string" calcext:value-type="string">
            <text:p>'Jorge'</text:p>
          </table:table-cell>
          <table:table-cell table:style-name="ce19" office:value-type="string" calcext:value-type="string">
            <text:p>'Gracia'</text:p>
          </table:table-cell>
          <table:table-cell table:style-name="ce19" office:value-type="string" calcext:value-type="string">
            <text:p>'Delvalle'</text:p>
          </table:table-cell>
          <table:table-cell table:style-name="ce36" office:value-type="string" calcext:value-type="string">
            <text:p>1938-03-05</text:p>
          </table:table-cell>
          <table:table-cell table:style-name="ce19" office:value-type="string" calcext:value-type="string">
            <text:p>primo</text:p>
          </table:table-cell>
          <table:table-cell table:style-name="ce35" office:value-type="float" office:value="261" calcext:value-type="float">
            <text:p>261</text:p>
          </table:table-cell>
          <table:table-cell table:style-name="ce34" table:formula="of:=RANDBETWEEN(1000000;9999999)" office:value-type="float" office:value="9387144" calcext:value-type="float">
            <text:p>9387144</text:p>
          </table:table-cell>
          <table:table-cell table:style-name="ce34" table:formula="of:=RANDBETWEEN(10000000;100000000)" office:value-type="float" office:value="72594749" calcext:value-type="float">
            <text:p>72594749</text:p>
          </table:table-cell>
          <table:table-cell table:style-name="ce19" office:value-type="string" calcext:value-type="string">
            <text:p>Zimbabue</text:p>
          </table:table-cell>
          <table:table-cell table:number-columns-repeated="2" table:style-name="ce34" office:value-type="string" calcext:value-type="string">
            <text:p>null</text:p>
          </table:table-cell>
          <table:table-cell table:style-name="ce19" office:value-type="string" calcext:value-type="string">
            <text:p>Ingeniería Industrial</text:p>
          </table:table-cell>
          <table:table-cell table:number-columns-repeated="2" table:style-name="ce34" office:value-type="string" calcext:value-type="string">
            <text:p>null</text:p>
          </table:table-cell>
          <table:table-cell table:number-columns-repeated="3" table:style-name="ce38" office:value-type="string" calcext:value-type="string">
            <text:p>null</text:p>
          </table:table-cell>
          <table:table-cell table:style-name="ce21"/>
          <table:table-cell table:style-name="ce19" office:value-type="float" office:value="22" calcext:value-type="float">
            <text:p>22</text:p>
          </table:table-cell>
          <table:table-cell table:style-name="ce19" office:value-type="string" calcext:value-type="string">
            <text:p>Amsterdam</text:p>
          </table:table-cell>
          <table:table-cell table:style-name="ce21"/>
          <table:table-cell table:style-name="ce41"/>
          <table:table-cell table:style-name="ce21" table:number-columns-repeated="967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Rome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adrigal'</text:p>
          </table:table-cell>
          <table:table-cell office:value-type="string" calcext:value-type="string">
            <text:p>'Rodarte'</text:p>
          </table:table-cell>
          <table:table-cell table:number-columns-repeated="12"/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Leyva'</text:p>
          </table:table-cell>
          <table:table-cell office:value-type="string" calcext:value-type="string">
            <text:p>'Arce'</text:p>
          </table:table-cell>
          <table:table-cell table:style-name="ce8" office:value-type="string" calcext:value-type="string">
            <text:p>1938-07-06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5380343" calcext:value-type="float">
            <text:p>5380343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Leal'</text:p>
          </table:table-cell>
          <table:table-cell office:value-type="string" calcext:value-type="string">
            <text:p>'Razo'</text:p>
          </table:table-cell>
          <table:table-cell table:style-name="ce8" office:value-type="string" calcext:value-type="string">
            <text:p>1938-07-06</text:p>
          </table:table-cell>
          <table:table-cell office:value-type="string" calcext:value-type="string">
            <text:p>tío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8119683" calcext:value-type="float">
            <text:p>8119683</text:p>
          </table:table-cell>
          <table:table-cell table:style-name="ce13" table:formula="of:=RANDBETWEEN(10000000;100000000)" office:value-type="float" office:value="35969884" calcext:value-type="float">
            <text:p>35969884</text:p>
          </table:table-cell>
          <table:table-cell office:value-type="string" calcext:value-type="string">
            <text:p>Zimbabue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number-columns-repeated="3" table:style-name="ce37" office:value-type="string" calcext:value-type="string">
            <text:p>null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Roterdam</text:p>
          </table:table-cell>
          <table:table-cell/>
          <table:table-cell table:style-name="ce40"/>
          <table:table-cell table:number-columns-repeated="967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Aurel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Roque'</text:p>
          </table:table-cell>
          <table:table-cell office:value-type="string" calcext:value-type="string">
            <text:p>'Salmeron'</text:p>
          </table:table-cell>
          <table:table-cell table:number-columns-repeated="12"/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Mercedes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Brito'</text:p>
          </table:table-cell>
          <table:table-cell office:value-type="string" calcext:value-type="string">
            <text:p>'Gamboa'</text:p>
          </table:table-cell>
          <table:table-cell table:style-name="ce8" office:value-type="string" calcext:value-type="string">
            <text:p>1941-04-27</text:p>
          </table:table-cell>
          <table:table-cell office:value-type="string" calcext:value-type="string">
            <text:p>tí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8163423" calcext:value-type="float">
            <text:p>8163423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German'</text:p>
          </table:table-cell>
          <table:table-cell office:value-type="string" calcext:value-type="string">
            <text:p>'Montes'</text:p>
          </table:table-cell>
          <table:table-cell office:value-type="string" calcext:value-type="string">
            <text:p>'Rolon'</text:p>
          </table:table-cell>
          <table:table-cell table:style-name="ce8" office:value-type="string" calcext:value-type="string">
            <text:p>1941-04-27</text:p>
          </table:table-cell>
          <table:table-cell office:value-type="string" calcext:value-type="string">
            <text:p>padre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6040098" calcext:value-type="float">
            <text:p>6040098</text:p>
          </table:table-cell>
          <table:table-cell table:style-name="ce13" table:formula="of:=RANDBETWEEN(10000000;100000000)" office:value-type="float" office:value="62864148" calcext:value-type="float">
            <text:p>62864148</text:p>
          </table:table-cell>
          <table:table-cell office:value-type="string" calcext:value-type="string">
            <text:p>Zimbabue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number-columns-repeated="3" table:style-name="ce37" office:value-type="string" calcext:value-type="string">
            <text:p>null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Haarlam</text:p>
          </table:table-cell>
          <table:table-cell/>
          <table:table-cell table:style-name="ce40"/>
          <table:table-cell table:number-columns-repeated="967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Marcos'</text:p>
          </table:table-cell>
          <table:table-cell office:value-type="string" calcext:value-type="string">
            <text:p>'Diosdado'</text:p>
          </table:table-cell>
          <table:table-cell office:value-type="string" calcext:value-type="string">
            <text:p>'Paulino'</text:p>
          </table:table-cell>
          <table:table-cell office:value-type="string" calcext:value-type="string">
            <text:p>'Avina'</text:p>
          </table:table-cell>
          <table:table-cell table:number-columns-repeated="12"/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Antonell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Jordan'</text:p>
          </table:table-cell>
          <table:table-cell office:value-type="string" calcext:value-type="string">
            <text:p>'Marte'</text:p>
          </table:table-cell>
          <table:table-cell table:style-name="ce8" office:value-type="string" calcext:value-type="string">
            <text:p>1943-10-22</text:p>
          </table:table-cell>
          <table:table-cell office:value-type="string" calcext:value-type="string">
            <text:p>padre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8731209" calcext:value-type="float">
            <text:p>8731209</text:p>
          </table:table-cell>
          <table:table-cell office:value-type="string" calcext:value-type="string">
            <text:p>'Chantal'</text:p>
          </table:table-cell>
          <table:table-cell office:value-type="string" calcext:value-type="string">
            <text:p>'Dulce'</text:p>
          </table:table-cell>
          <table:table-cell office:value-type="string" calcext:value-type="string">
            <text:p>'Lewis'</text:p>
          </table:table-cell>
          <table:table-cell office:value-type="string" calcext:value-type="string">
            <text:p>'Zepeda'</text:p>
          </table:table-cell>
          <table:table-cell table:style-name="ce8" office:value-type="string" calcext:value-type="string">
            <text:p>1943-10-22</text:p>
          </table:table-cell>
          <table:table-cell office:value-type="string" calcext:value-type="string">
            <text:p>madre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4101228" calcext:value-type="float">
            <text:p>4101228</text:p>
          </table:table-cell>
          <table:table-cell table:style-name="ce13" table:formula="of:=RANDBETWEEN(10000000;100000000)" office:value-type="float" office:value="61824292" calcext:value-type="float">
            <text:p>61824292</text:p>
          </table:table-cell>
          <table:table-cell office:value-type="string" calcext:value-type="string">
            <text:p>Australia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style-name="ce12" office:value-type="string" calcext:value-type="string">
            <text:p>Psicología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number-columns-repeated="3" table:style-name="ce37" office:value-type="string" calcext:value-type="string">
            <text:p>null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Nuuk</text:p>
          </table:table-cell>
          <table:table-cell/>
          <table:table-cell table:style-name="ce40"/>
          <table:table-cell table:number-columns-repeated="967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Silvia'</text:p>
          </table:table-cell>
          <table:table-cell office:value-type="string" calcext:value-type="string">
            <text:p>'Emilia'</text:p>
          </table:table-cell>
          <table:table-cell office:value-type="string" calcext:value-type="string">
            <text:p>'Almonte'</text:p>
          </table:table-cell>
          <table:table-cell office:value-type="string" calcext:value-type="string">
            <text:p>'Almanza'</text:p>
          </table:table-cell>
          <table:table-cell table:number-columns-repeated="12"/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eza'</text:p>
          </table:table-cell>
          <table:table-cell office:value-type="string" calcext:value-type="string">
            <text:p>'Oliver'</text:p>
          </table:table-cell>
          <table:table-cell table:style-name="ce8" office:value-type="string" calcext:value-type="string">
            <text:p>1944-05-19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9781738" calcext:value-type="float">
            <text:p>9781738</text:p>
          </table:table-cell>
          <table:table-cell office:value-type="string" calcext:value-type="string">
            <text:p>'Amparo'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Altamirano'</text:p>
          </table:table-cell>
          <table:table-cell office:value-type="string" calcext:value-type="string">
            <text:p>'Lovato'</text:p>
          </table:table-cell>
          <table:table-cell table:style-name="ce8" office:value-type="string" calcext:value-type="string">
            <text:p>1944-05-19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1544224" calcext:value-type="float">
            <text:p>1544224</text:p>
          </table:table-cell>
          <table:table-cell table:style-name="ce13" table:formula="of:=RANDBETWEEN(10000000;100000000)" office:value-type="float" office:value="27442277" calcext:value-type="float">
            <text:p>27442277</text:p>
          </table:table-cell>
          <table:table-cell office:value-type="string" calcext:value-type="string">
            <text:p>Australia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style-name="ce12" office:value-type="string" calcext:value-type="string">
            <text:p>Enfermería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number-columns-repeated="3" table:style-name="ce37" office:value-type="string" calcext:value-type="string">
            <text:p>null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Qaqortoq</text:p>
          </table:table-cell>
          <table:table-cell/>
          <table:table-cell table:style-name="ce40"/>
          <table:table-cell table:number-columns-repeated="967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number-columns-repeated="17"/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Jhoa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elchor'</text:p>
          </table:table-cell>
          <table:table-cell office:value-type="string" calcext:value-type="string">
            <text:p>'Valdes'</text:p>
          </table:table-cell>
          <table:table-cell table:style-name="ce8" office:value-type="string" calcext:value-type="string">
            <text:p>1946-12-16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7280669" calcext:value-type="float">
            <text:p>7280669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Justo'</text:p>
          </table:table-cell>
          <table:table-cell office:value-type="string" calcext:value-type="string">
            <text:p>'Araiza'</text:p>
          </table:table-cell>
          <table:table-cell office:value-type="string" calcext:value-type="string">
            <text:p>'Jaramillo'</text:p>
          </table:table-cell>
          <table:table-cell table:style-name="ce8" office:value-type="string" calcext:value-type="string">
            <text:p>1946-12-16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3599644" calcext:value-type="float">
            <text:p>3599644</text:p>
          </table:table-cell>
          <table:table-cell table:style-name="ce13" table:formula="of:=RANDBETWEEN(10000000;100000000)" office:value-type="float" office:value="98208246" calcext:value-type="float">
            <text:p>98208246</text:p>
          </table:table-cell>
          <table:table-cell office:value-type="string" calcext:value-type="string">
            <text:p>Australia</text:p>
          </table:table-cell>
          <table:table-cell table:number-columns-repeated="2" table:style-name="ce13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number-columns-repeated="3" table:style-name="ce37" office:value-type="string" calcext:value-type="string">
            <text:p>null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Sisimiut </text:p>
          </table:table-cell>
          <table:table-cell/>
          <table:table-cell table:style-name="ce40"/>
          <table:table-cell table:number-columns-repeated="967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number-columns-repeated="18"/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Default"/>
          <table:table-cell office:value-type="string" calcext:value-type="string">
            <text:p>'Aureli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Montanez'</text:p>
          </table:table-cell>
          <table:table-cell table:style-name="ce8" office:value-type="string" calcext:value-type="string">
            <text:p>1947-08-09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9518923" calcext:value-type="float">
            <text:p>9518923</text:p>
          </table:table-cell>
          <table:table-cell office:value-type="string" calcext:value-type="string">
            <text:p>'Magnus'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Bennett'</text:p>
          </table:table-cell>
          <table:table-cell office:value-type="string" calcext:value-type="string">
            <text:p>'Godinez'</text:p>
          </table:table-cell>
          <table:table-cell table:style-name="ce8" office:value-type="string" calcext:value-type="string">
            <text:p>1947-08-09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7887709" calcext:value-type="float">
            <text:p>7887709</text:p>
          </table:table-cell>
          <table:table-cell table:style-name="ce13" table:formula="of:=RANDBETWEEN(10000000;100000000)" office:value-type="float" office:value="73627545" calcext:value-type="float">
            <text:p>73627545</text:p>
          </table:table-cell>
          <table:table-cell/>
          <table:table-cell table:style-name="ce13"/>
          <table:table-cell/>
          <table:table-cell office:value-type="string" calcext:value-type="string">
            <text:p>Ingeniería Informática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number-columns-repeated="3" table:style-name="ce37" office:value-type="string" calcext:value-type="string">
            <text:p>null</text:p>
          </table:table-cell>
          <table:table-cell table:number-columns-repeated="4"/>
          <table:table-cell table:style-name="ce40"/>
          <table:table-cell table:number-columns-repeated="967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number-columns-repeated="18"/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Default"/>
          <table:table-cell office:value-type="string" calcext:value-type="string">
            <text:p>'Paloma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Montemayor'</text:p>
          </table:table-cell>
          <table:table-cell table:style-name="ce8" office:value-type="string" calcext:value-type="string">
            <text:p>1949-06-21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6389797" calcext:value-type="float">
            <text:p>6389797</text:p>
          </table:table-cell>
          <table:table-cell office:value-type="string" calcext:value-type="string">
            <text:p>'Fabiola'</text:p>
          </table:table-cell>
          <table:table-cell office:value-type="string" calcext:value-type="string">
            <text:p>'Ema'</text:p>
          </table:table-cell>
          <table:table-cell office:value-type="string" calcext:value-type="string">
            <text:p>'Mireles'</text:p>
          </table:table-cell>
          <table:table-cell office:value-type="string" calcext:value-type="string">
            <text:p>'Mejia'</text:p>
          </table:table-cell>
          <table:table-cell table:style-name="ce8" office:value-type="string" calcext:value-type="string">
            <text:p>1949-06-21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9485986" calcext:value-type="float">
            <text:p>9485986</text:p>
          </table:table-cell>
          <table:table-cell table:style-name="ce13" table:formula="of:=RANDBETWEEN(10000000;100000000)" office:value-type="float" office:value="36379934" calcext:value-type="float">
            <text:p>36379934</text:p>
          </table:table-cell>
          <table:table-cell/>
          <table:table-cell table:style-name="ce13"/>
          <table:table-cell/>
          <table:table-cell office:value-type="string" calcext:value-type="string">
            <text:p>Comunicación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number-columns-repeated="3" table:style-name="ce37" office:value-type="string" calcext:value-type="string">
            <text:p>null</text:p>
          </table:table-cell>
          <table:table-cell table:number-columns-repeated="4"/>
          <table:table-cell table:style-name="ce40"/>
          <table:table-cell table:number-columns-repeated="967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number-columns-repeated="18"/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Default"/>
          <table:table-cell office:value-type="string" calcext:value-type="string">
            <text:p>'Heidi'</text:p>
          </table:table-cell>
          <table:table-cell office:value-type="string" calcext:value-type="string">
            <text:p>'Ascension'</text:p>
          </table:table-cell>
          <table:table-cell office:value-type="string" calcext:value-type="string">
            <text:p>'Griego'</text:p>
          </table:table-cell>
          <table:table-cell office:value-type="string" calcext:value-type="string">
            <text:p>'Gonzales'</text:p>
          </table:table-cell>
          <table:table-cell table:style-name="ce8" office:value-type="string" calcext:value-type="string">
            <text:p>1953-03-12</text:p>
          </table:table-cell>
          <table:table-cell office:value-type="string" calcext:value-type="string">
            <text:p>prim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2979762" calcext:value-type="float">
            <text:p>2979762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Ramona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Serrato'</text:p>
          </table:table-cell>
          <table:table-cell table:style-name="ce8" office:value-type="string" calcext:value-type="string">
            <text:p>1953-03-12</text:p>
          </table:table-cell>
          <table:table-cell office:value-type="string" calcext:value-type="string">
            <text:p>tí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6774831" calcext:value-type="float">
            <text:p>6774831</text:p>
          </table:table-cell>
          <table:table-cell table:style-name="ce13" table:formula="of:=RANDBETWEEN(10000000;100000000)" office:value-type="float" office:value="63508439" calcext:value-type="float">
            <text:p>63508439</text:p>
          </table:table-cell>
          <table:table-cell/>
          <table:table-cell table:style-name="ce13"/>
          <table:table-cell/>
          <table:table-cell office:value-type="string" calcext:value-type="string">
            <text:p>Ingeniería Industrial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number-columns-repeated="3" table:style-name="ce37" office:value-type="string" calcext:value-type="string">
            <text:p>null</text:p>
          </table:table-cell>
          <table:table-cell table:number-columns-repeated="4"/>
          <table:table-cell table:style-name="ce40"/>
          <table:table-cell table:number-columns-repeated="967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number-columns-repeated="18"/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Default"/>
          <table:table-cell office:value-type="string" calcext:value-type="string">
            <text:p>'Ramon'</text:p>
          </table:table-cell>
          <table:table-cell office:value-type="string" calcext:value-type="string">
            <text:p>'Amador'</text:p>
          </table:table-cell>
          <table:table-cell office:value-type="string" calcext:value-type="string">
            <text:p>'Melgar'</text:p>
          </table:table-cell>
          <table:table-cell office:value-type="string" calcext:value-type="string">
            <text:p>'Osorio'</text:p>
          </table:table-cell>
          <table:table-cell table:style-name="ce8" office:value-type="string" calcext:value-type="string">
            <text:p>1953-04-11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6756516" calcext:value-type="float">
            <text:p>6756516</text:p>
          </table:table-cell>
          <table:table-cell office:value-type="string" calcext:value-type="string">
            <text:p>'Petra'</text:p>
          </table:table-cell>
          <table:table-cell office:value-type="string" calcext:value-type="string">
            <text:p>'Zoe'</text:p>
          </table:table-cell>
          <table:table-cell office:value-type="string" calcext:value-type="string">
            <text:p>'Palomares'</text:p>
          </table:table-cell>
          <table:table-cell office:value-type="string" calcext:value-type="string">
            <text:p>'Monzon'</text:p>
          </table:table-cell>
          <table:table-cell table:style-name="ce8" office:value-type="string" calcext:value-type="string">
            <text:p>1953-04-11</text:p>
          </table:table-cell>
          <table:table-cell office:value-type="string" calcext:value-type="string">
            <text:p>padre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2450164" calcext:value-type="float">
            <text:p>2450164</text:p>
          </table:table-cell>
          <table:table-cell table:style-name="ce13" table:formula="of:=RANDBETWEEN(10000000;100000000)" office:value-type="float" office:value="25981400" calcext:value-type="float">
            <text:p>25981400</text:p>
          </table:table-cell>
          <table:table-cell/>
          <table:table-cell table:style-name="ce13"/>
          <table:table-cell/>
          <table:table-cell office:value-type="string" calcext:value-type="string">
            <text:p>Derecho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number-columns-repeated="3" table:style-name="ce37" office:value-type="string" calcext:value-type="string">
            <text:p>null</text:p>
          </table:table-cell>
          <table:table-cell table:number-columns-repeated="4"/>
          <table:table-cell table:style-name="ce40"/>
          <table:table-cell table:number-columns-repeated="967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number-columns-repeated="24"/>
          <table:table-cell office:value-type="string" calcext:value-type="string">
            <text:p>'Fernanda'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Villareal'</text:p>
          </table:table-cell>
          <table:table-cell office:value-type="string" calcext:value-type="string">
            <text:p>'Sierra'</text:p>
          </table:table-cell>
          <table:table-cell table:style-name="ce8" office:value-type="string" calcext:value-type="string">
            <text:p>1955-06-19</text:p>
          </table:table-cell>
          <table:table-cell office:value-type="string" calcext:value-type="string">
            <text:p>tío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1991866" calcext:value-type="float">
            <text:p>1991866</text:p>
          </table:table-cell>
          <table:table-cell office:value-type="string" calcext:value-type="string">
            <text:p>'Renato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Rogers'</text:p>
          </table:table-cell>
          <table:table-cell office:value-type="string" calcext:value-type="string">
            <text:p>'Uribe'</text:p>
          </table:table-cell>
          <table:table-cell table:style-name="ce8" office:value-type="string" calcext:value-type="string">
            <text:p>1955-06-19</text:p>
          </table:table-cell>
          <table:table-cell office:value-type="string" calcext:value-type="string">
            <text:p>madre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2203691" calcext:value-type="float">
            <text:p>2203691</text:p>
          </table:table-cell>
          <table:table-cell table:style-name="ce13" table:formula="of:=RANDBETWEEN(10000000;100000000)" office:value-type="float" office:value="27248831" calcext:value-type="float">
            <text:p>27248831</text:p>
          </table:table-cell>
          <table:table-cell/>
          <table:table-cell table:style-name="ce13"/>
          <table:table-cell/>
          <table:table-cell office:value-type="string" calcext:value-type="string">
            <text:p>Criminología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number-columns-repeated="3" table:style-name="ce37" office:value-type="string" calcext:value-type="string">
            <text:p>null</text:p>
          </table:table-cell>
          <table:table-cell table:number-columns-repeated="4"/>
          <table:table-cell table:style-name="ce40"/>
          <table:table-cell table:number-columns-repeated="967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number-columns-repeated="24"/>
          <table:table-cell office:value-type="string" calcext:value-type="string">
            <text:p>'Alan'</text:p>
          </table:table-cell>
          <table:table-cell office:value-type="string" calcext:value-type="string">
            <text:p>'Federico'</text:p>
          </table:table-cell>
          <table:table-cell office:value-type="string" calcext:value-type="string">
            <text:p>'Castellon'</text:p>
          </table:table-cell>
          <table:table-cell office:value-type="string" calcext:value-type="string">
            <text:p>'Moreira'</text:p>
          </table:table-cell>
          <table:table-cell table:style-name="ce8" office:value-type="string" calcext:value-type="string">
            <text:p>1955-11-25</text:p>
          </table:table-cell>
          <table:table-cell office:value-type="string" calcext:value-type="string">
            <text:p>padre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2477522" calcext:value-type="float">
            <text:p>2477522</text:p>
          </table:table-cell>
          <table:table-cell office:value-type="string" calcext:value-type="string">
            <text:p>'Laura'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Alfonso'</text:p>
          </table:table-cell>
          <table:table-cell table:style-name="ce8" office:value-type="string" calcext:value-type="string">
            <text:p>1955-11-25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7482334" calcext:value-type="float">
            <text:p>7482334</text:p>
          </table:table-cell>
          <table:table-cell table:style-name="ce13" table:formula="of:=RANDBETWEEN(10000000;100000000)" office:value-type="float" office:value="74402274" calcext:value-type="float">
            <text:p>74402274</text:p>
          </table:table-cell>
          <table:table-cell/>
          <table:table-cell table:style-name="ce13"/>
          <table:table-cell/>
          <table:table-cell table:style-name="ce12" office:value-type="string" calcext:value-type="string">
            <text:p>Psicología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number-columns-repeated="3" table:style-name="ce37" office:value-type="string" calcext:value-type="string">
            <text:p>null</text:p>
          </table:table-cell>
          <table:table-cell table:number-columns-repeated="4"/>
          <table:table-cell table:style-name="ce40"/>
          <table:table-cell table:number-columns-repeated="967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number-columns-repeated="24"/>
          <table:table-cell office:value-type="string" calcext:value-type="string">
            <text:p>'Yovanni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Amaro'</text:p>
          </table:table-cell>
          <table:table-cell office:value-type="string" calcext:value-type="string">
            <text:p>'Favela'</text:p>
          </table:table-cell>
          <table:table-cell table:style-name="ce8" office:value-type="string" calcext:value-type="string">
            <text:p>1958-01-21</text:p>
          </table:table-cell>
          <table:table-cell office:value-type="string" calcext:value-type="string">
            <text:p>madre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3132443" calcext:value-type="float">
            <text:p>3132443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Diosdado'</text:p>
          </table:table-cell>
          <table:table-cell office:value-type="string" calcext:value-type="string">
            <text:p>'Gray'</text:p>
          </table:table-cell>
          <table:table-cell office:value-type="string" calcext:value-type="string">
            <text:p>'Tavarez'</text:p>
          </table:table-cell>
          <table:table-cell table:style-name="ce8" office:value-type="string" calcext:value-type="string">
            <text:p>1958-01-21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1911699" calcext:value-type="float">
            <text:p>1911699</text:p>
          </table:table-cell>
          <table:table-cell table:style-name="ce13" table:formula="of:=RANDBETWEEN(10000000;100000000)" office:value-type="float" office:value="85761709" calcext:value-type="float">
            <text:p>85761709</text:p>
          </table:table-cell>
          <table:table-cell/>
          <table:table-cell table:style-name="ce13"/>
          <table:table-cell/>
          <table:table-cell table:style-name="ce12" office:value-type="string" calcext:value-type="string">
            <text:p>Enfermería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number-columns-repeated="3" table:style-name="ce37" office:value-type="string" calcext:value-type="string">
            <text:p>null</text:p>
          </table:table-cell>
          <table:table-cell table:number-columns-repeated="4"/>
          <table:table-cell table:style-name="ce40"/>
          <table:table-cell table:number-columns-repeated="967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number-columns-repeated="24"/>
          <table:table-cell office:value-type="string" calcext:value-type="string">
            <text:p>'Francisco'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Diaz'</text:p>
          </table:table-cell>
          <table:table-cell office:value-type="string" calcext:value-type="string">
            <text:p>'Lebron'</text:p>
          </table:table-cell>
          <table:table-cell table:style-name="ce8" office:value-type="string" calcext:value-type="string">
            <text:p>1960-11-16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1541171" calcext:value-type="float">
            <text:p>1541171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Augusto'</text:p>
          </table:table-cell>
          <table:table-cell office:value-type="string" calcext:value-type="string">
            <text:p>'Dejesus'</text:p>
          </table:table-cell>
          <table:table-cell office:value-type="string" calcext:value-type="string">
            <text:p>'Gamez'</text:p>
          </table:table-cell>
          <table:table-cell table:style-name="ce8" office:value-type="string" calcext:value-type="string">
            <text:p>1960-11-16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4556416" calcext:value-type="float">
            <text:p>4556416</text:p>
          </table:table-cell>
          <table:table-cell table:style-name="ce13" table:formula="of:=RANDBETWEEN(10000000;100000000)" office:value-type="float" office:value="73435848" calcext:value-type="float">
            <text:p>73435848</text:p>
          </table:table-cell>
          <table:table-cell/>
          <table:table-cell table:style-name="ce13"/>
          <table:table-cell/>
          <table:table-cell office:value-type="string" calcext:value-type="string">
            <text:p>Ciencias Sociales 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number-columns-repeated="3" table:style-name="ce37" office:value-type="string" calcext:value-type="string">
            <text:p>null</text:p>
          </table:table-cell>
          <table:table-cell table:number-columns-repeated="4"/>
          <table:table-cell table:style-name="ce40"/>
          <table:table-cell table:number-columns-repeated="967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number-columns-repeated="24"/>
          <table:table-cell office:value-type="string" calcext:value-type="string">
            <text:p>'Virginia'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'Macias'</text:p>
          </table:table-cell>
          <table:table-cell office:value-type="string" calcext:value-type="string">
            <text:p>'Bermudez'</text:p>
          </table:table-cell>
          <table:table-cell table:style-name="ce8" office:value-type="string" calcext:value-type="string">
            <text:p>1963-03-18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7395427" calcext:value-type="float">
            <text:p>7395427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Amador'</text:p>
          </table:table-cell>
          <table:table-cell office:value-type="string" calcext:value-type="string">
            <text:p>'Galan'</text:p>
          </table:table-cell>
          <table:table-cell office:value-type="string" calcext:value-type="string">
            <text:p>'Lorenzo'</text:p>
          </table:table-cell>
          <table:table-cell table:style-name="ce8" office:value-type="string" calcext:value-type="string">
            <text:p>1963-03-18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5317106" calcext:value-type="float">
            <text:p>5317106</text:p>
          </table:table-cell>
          <table:table-cell table:style-name="ce13" table:formula="of:=RANDBETWEEN(10000000;100000000)" office:value-type="float" office:value="41321089" calcext:value-type="float">
            <text:p>41321089</text:p>
          </table:table-cell>
          <table:table-cell/>
          <table:table-cell table:style-name="ce13"/>
          <table:table-cell/>
          <table:table-cell office:value-type="string" calcext:value-type="string">
            <text:p>Economía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number-columns-repeated="3" table:style-name="ce37" office:value-type="string" calcext:value-type="string">
            <text:p>null</text:p>
          </table:table-cell>
          <table:table-cell table:number-columns-repeated="4"/>
          <table:table-cell table:style-name="ce40"/>
          <table:table-cell table:number-columns-repeated="967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number-columns-repeated="28"/>
          <table:table-cell table:style-name="ce8" office:value-type="string" calcext:value-type="string">
            <text:p>1963-06-29</text:p>
          </table:table-cell>
          <table:table-cell office:value-type="string" calcext:value-type="string">
            <text:p>abuel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8638329" calcext:value-type="float">
            <text:p>8638329</text:p>
          </table:table-cell>
          <table:table-cell office:value-type="string" calcext:value-type="string">
            <text:p>'Candelaria'</text:p>
          </table:table-cell>
          <table:table-cell office:value-type="string" calcext:value-type="string">
            <text:p>'Christiane'</text:p>
          </table:table-cell>
          <table:table-cell office:value-type="string" calcext:value-type="string">
            <text:p>'Meraz'</text:p>
          </table:table-cell>
          <table:table-cell office:value-type="string" calcext:value-type="string">
            <text:p>'Santacruz'</text:p>
          </table:table-cell>
          <table:table-cell table:style-name="ce8" office:value-type="string" calcext:value-type="string">
            <text:p>1963-06-29</text:p>
          </table:table-cell>
          <table:table-cell office:value-type="string" calcext:value-type="string">
            <text:p>prim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5775910" calcext:value-type="float">
            <text:p>5775910</text:p>
          </table:table-cell>
          <table:table-cell table:style-name="ce13" table:formula="of:=RANDBETWEEN(10000000;100000000)" office:value-type="float" office:value="93943509" calcext:value-type="float">
            <text:p>93943509</text:p>
          </table:table-cell>
          <table:table-cell/>
          <table:table-cell table:style-name="ce13"/>
          <table:table-cell/>
          <table:table-cell office:value-type="string" calcext:value-type="string">
            <text:p>Filosofía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number-columns-repeated="3" table:style-name="ce37" office:value-type="string" calcext:value-type="string">
            <text:p>null</text:p>
          </table:table-cell>
          <table:table-cell table:number-columns-repeated="4"/>
          <table:table-cell table:style-name="ce40"/>
          <table:table-cell table:number-columns-repeated="967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number-columns-repeated="28"/>
          <table:table-cell table:style-name="ce8" office:value-type="string" calcext:value-type="string">
            <text:p>1966-08-18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6521802" calcext:value-type="float">
            <text:p>6521802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Renato'</text:p>
          </table:table-cell>
          <table:table-cell office:value-type="string" calcext:value-type="string">
            <text:p>'Ledezma'</text:p>
          </table:table-cell>
          <table:table-cell office:value-type="string" calcext:value-type="string">
            <text:p>'Lira'</text:p>
          </table:table-cell>
          <table:table-cell table:style-name="ce8" office:value-type="string" calcext:value-type="string">
            <text:p>1966-08-18</text:p>
          </table:table-cell>
          <table:table-cell office:value-type="string" calcext:value-type="string">
            <text:p>madre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2707814" calcext:value-type="float">
            <text:p>2707814</text:p>
          </table:table-cell>
          <table:table-cell table:style-name="ce13" table:formula="of:=RANDBETWEEN(10000000;100000000)" office:value-type="float" office:value="70941062" calcext:value-type="float">
            <text:p>70941062</text:p>
          </table:table-cell>
          <table:table-cell/>
          <table:table-cell table:style-name="ce13"/>
          <table:table-cell/>
          <table:table-cell office:value-type="string" calcext:value-type="string">
            <text:p>Ingeniería Informática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number-columns-repeated="3" table:style-name="ce37" office:value-type="string" calcext:value-type="string">
            <text:p>null</text:p>
          </table:table-cell>
          <table:table-cell table:number-columns-repeated="4"/>
          <table:table-cell table:style-name="ce40"/>
          <table:table-cell table:number-columns-repeated="967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number-columns-repeated="28"/>
          <table:table-cell table:style-name="ce8" office:value-type="string" calcext:value-type="string">
            <text:p>1967-03-21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2690440" calcext:value-type="float">
            <text:p>2690440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Marcial'</text:p>
          </table:table-cell>
          <table:table-cell office:value-type="string" calcext:value-type="string">
            <text:p>'Menendez'</text:p>
          </table:table-cell>
          <table:table-cell office:value-type="string" calcext:value-type="string">
            <text:p>'Jurado'</text:p>
          </table:table-cell>
          <table:table-cell table:style-name="ce8" office:value-type="string" calcext:value-type="string">
            <text:p>1967-03-21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3879044" calcext:value-type="float">
            <text:p>3879044</text:p>
          </table:table-cell>
          <table:table-cell table:style-name="ce13" table:formula="of:=RANDBETWEEN(10000000;100000000)" office:value-type="float" office:value="26047288" calcext:value-type="float">
            <text:p>26047288</text:p>
          </table:table-cell>
          <table:table-cell/>
          <table:table-cell table:style-name="ce13"/>
          <table:table-cell/>
          <table:table-cell office:value-type="string" calcext:value-type="string">
            <text:p>Comunicación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number-columns-repeated="3" table:style-name="ce37" office:value-type="string" calcext:value-type="string">
            <text:p>null</text:p>
          </table:table-cell>
          <table:table-cell table:number-columns-repeated="4"/>
          <table:table-cell table:style-name="ce40"/>
          <table:table-cell table:number-columns-repeated="967"/>
        </table:table-row>
        <table:table-row table:style-name="ro1">
          <table:table-cell table:number-columns-repeated="30"/>
          <table:table-cell table:style-name="ce8" office:value-type="string" calcext:value-type="string">
            <text:p>1967-06-07</text:p>
          </table:table-cell>
          <table:table-cell office:value-type="string" calcext:value-type="string">
            <text:p>tí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8791612" calcext:value-type="float">
            <text:p>8791612</text:p>
          </table:table-cell>
          <table:table-cell office:value-type="string" calcext:value-type="string">
            <text:p>'Adriana'</text:p>
          </table:table-cell>
          <table:table-cell office:value-type="string" calcext:value-type="string">
            <text:p>'Vanesa'</text:p>
          </table:table-cell>
          <table:table-cell office:value-type="string" calcext:value-type="string">
            <text:p>'Parada'</text:p>
          </table:table-cell>
          <table:table-cell office:value-type="string" calcext:value-type="string">
            <text:p>'Montemayor'</text:p>
          </table:table-cell>
          <table:table-cell table:style-name="ce8" office:value-type="string" calcext:value-type="string">
            <text:p>1967-06-07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5715289" calcext:value-type="float">
            <text:p>5715289</text:p>
          </table:table-cell>
          <table:table-cell table:style-name="ce13" table:formula="of:=RANDBETWEEN(10000000;100000000)" office:value-type="float" office:value="62228432" calcext:value-type="float">
            <text:p>62228432</text:p>
          </table:table-cell>
          <table:table-cell/>
          <table:table-cell table:style-name="ce13"/>
          <table:table-cell/>
          <table:table-cell office:value-type="string" calcext:value-type="string">
            <text:p>Ingeniería Industrial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number-columns-repeated="3" table:style-name="ce37" office:value-type="string" calcext:value-type="string">
            <text:p>null</text:p>
          </table:table-cell>
          <table:table-cell table:number-columns-repeated="4"/>
          <table:table-cell table:style-name="ce40"/>
          <table:table-cell table:number-columns-repeated="967"/>
        </table:table-row>
        <table:table-row table:style-name="ro1">
          <table:table-cell table:number-columns-repeated="30"/>
          <table:table-cell table:style-name="ce8" office:value-type="string" calcext:value-type="string">
            <text:p>1970-03-02</text:p>
          </table:table-cell>
          <table:table-cell office:value-type="string" calcext:value-type="string">
            <text:p>padre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6924387" calcext:value-type="float">
            <text:p>6924387</text:p>
          </table:table-cell>
          <table:table-cell office:value-type="string" calcext:value-type="string">
            <text:p>'Elvira'</text:p>
          </table:table-cell>
          <table:table-cell office:value-type="string" calcext:value-type="string">
            <text:p>'Mariam'</text:p>
          </table:table-cell>
          <table:table-cell office:value-type="string" calcext:value-type="string">
            <text:p>'Quinones'</text:p>
          </table:table-cell>
          <table:table-cell office:value-type="string" calcext:value-type="string">
            <text:p>'Richardson'</text:p>
          </table:table-cell>
          <table:table-cell table:style-name="ce8" office:value-type="string" calcext:value-type="string">
            <text:p>1970-03-02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7282528" calcext:value-type="float">
            <text:p>7282528</text:p>
          </table:table-cell>
          <table:table-cell table:style-name="ce13" table:formula="of:=RANDBETWEEN(10000000;100000000)" office:value-type="float" office:value="14198022" calcext:value-type="float">
            <text:p>14198022</text:p>
          </table:table-cell>
          <table:table-cell/>
          <table:table-cell table:style-name="ce13"/>
          <table:table-cell/>
          <table:table-cell office:value-type="string" calcext:value-type="string">
            <text:p>Derecho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number-columns-repeated="3" table:style-name="ce37" office:value-type="string" calcext:value-type="string">
            <text:p>null</text:p>
          </table:table-cell>
          <table:table-cell table:number-columns-repeated="4"/>
          <table:table-cell table:style-name="ce40"/>
          <table:table-cell table:number-columns-repeated="967"/>
        </table:table-row>
        <table:table-row table:style-name="ro1">
          <table:table-cell table:number-columns-repeated="30"/>
          <table:table-cell table:style-name="ce8" office:value-type="string" calcext:value-type="string">
            <text:p>1972-06-19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6647603" calcext:value-type="float">
            <text:p>6647603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Lucrecia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Montero'</text:p>
          </table:table-cell>
          <table:table-cell table:style-name="ce8" office:value-type="string" calcext:value-type="string">
            <text:p>1972-06-19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2037034" calcext:value-type="float">
            <text:p>2037034</text:p>
          </table:table-cell>
          <table:table-cell table:style-name="ce13" table:formula="of:=RANDBETWEEN(10000000;100000000)" office:value-type="float" office:value="98053092" calcext:value-type="float">
            <text:p>98053092</text:p>
          </table:table-cell>
          <table:table-cell/>
          <table:table-cell table:style-name="ce13"/>
          <table:table-cell/>
          <table:table-cell office:value-type="string" calcext:value-type="string">
            <text:p>Criminología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number-columns-repeated="3" table:style-name="ce37" office:value-type="string" calcext:value-type="string">
            <text:p>null</text:p>
          </table:table-cell>
          <table:table-cell table:number-columns-repeated="4"/>
          <table:table-cell table:style-name="ce40"/>
          <table:table-cell table:number-columns-repeated="967"/>
        </table:table-row>
        <table:table-row table:style-name="ro1">
          <table:table-cell table:number-columns-repeated="30"/>
          <table:table-cell table:style-name="ce8" office:value-type="string" calcext:value-type="string">
            <text:p>1975-06-16</text:p>
          </table:table-cell>
          <table:table-cell office:value-type="string" calcext:value-type="string">
            <text:p>hermano</text:p>
          </table:table-cell>
          <table:table-cell/>
          <table:table-cell table:style-name="ce13" table:formula="of:=RANDBETWEEN(1000000;9999999)" office:value-type="float" office:value="9786828" calcext:value-type="float">
            <text:p>9786828</text:p>
          </table:table-cell>
          <table:table-cell office:value-type="string" calcext:value-type="string">
            <text:p>'Juvenal'</text:p>
          </table:table-cell>
          <table:table-cell office:value-type="string" calcext:value-type="string">
            <text:p>'Isaac'</text:p>
          </table:table-cell>
          <table:table-cell office:value-type="string" calcext:value-type="string">
            <text:p>'Bustamante'</text:p>
          </table:table-cell>
          <table:table-cell office:value-type="string" calcext:value-type="string">
            <text:p>'Ferreira'</text:p>
          </table:table-cell>
          <table:table-cell table:style-name="ce8" office:value-type="string" calcext:value-type="string">
            <text:p>1975-06-16</text:p>
          </table:table-cell>
          <table:table-cell office:value-type="string" calcext:value-type="string">
            <text:p>primo</text:p>
          </table:table-cell>
          <table:table-cell/>
          <table:table-cell table:style-name="ce13" table:formula="of:=RANDBETWEEN(1000000;9999999)" office:value-type="float" office:value="1420093" calcext:value-type="float">
            <text:p>1420093</text:p>
          </table:table-cell>
          <table:table-cell table:style-name="ce13" table:formula="of:=RANDBETWEEN(10000000;100000000)" office:value-type="float" office:value="71063591" calcext:value-type="float">
            <text:p>71063591</text:p>
          </table:table-cell>
          <table:table-cell/>
          <table:table-cell table:style-name="ce13"/>
          <table:table-cell table:number-columns-repeated="11"/>
          <table:table-cell table:style-name="ce40"/>
          <table:table-cell table:number-columns-repeated="967"/>
        </table:table-row>
        <table:table-row table:style-name="ro1">
          <table:table-cell table:number-columns-repeated="30"/>
          <table:table-cell table:style-name="ce8" office:value-type="string" calcext:value-type="string">
            <text:p>1977-02-07</text:p>
          </table:table-cell>
          <table:table-cell office:value-type="string" calcext:value-type="string">
            <text:p>hermano</text:p>
          </table:table-cell>
          <table:table-cell table:number-columns-repeated="2"/>
          <table:table-cell office:value-type="string" calcext:value-type="string">
            <text:p>'Justo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Lara'</text:p>
          </table:table-cell>
          <table:table-cell office:value-type="string" calcext:value-type="string">
            <text:p>'Delossantos'</text:p>
          </table:table-cell>
          <table:table-cell table:style-name="ce8" office:value-type="string" calcext:value-type="string">
            <text:p>1977-02-07</text:p>
          </table:table-cell>
          <table:table-cell office:value-type="string" calcext:value-type="string">
            <text:p>hermano</text:p>
          </table:table-cell>
          <table:table-cell table:number-columns-repeated="16"/>
          <table:table-cell table:style-name="ce40"/>
          <table:table-cell table:number-columns-repeated="967"/>
        </table:table-row>
        <table:table-row table:style-name="ro1">
          <table:table-cell table:number-columns-repeated="31"/>
          <table:table-cell office:value-type="string" calcext:value-type="string">
            <text:p>abuelo</text:p>
          </table:table-cell>
          <table:table-cell table:number-columns-repeated="2"/>
          <table:table-cell office:value-type="string" calcext:value-type="string">
            <text:p>'Claudio'</text:p>
          </table:table-cell>
          <table:table-cell/>
          <table:table-cell office:value-type="string" calcext:value-type="string">
            <text:p>'Powell'</text:p>
          </table:table-cell>
          <table:table-cell office:value-type="string" calcext:value-type="string">
            <text:p>'Alarcon'</text:p>
          </table:table-cell>
          <table:table-cell/>
          <table:table-cell office:value-type="string" calcext:value-type="string">
            <text:p>hermano</text:p>
          </table:table-cell>
          <table:table-cell table:number-columns-repeated="16"/>
          <table:table-cell table:style-name="ce40"/>
          <table:table-cell table:number-columns-repeated="967"/>
        </table:table-row>
        <table:table-row table:style-name="ro1">
          <table:table-cell table:number-columns-repeated="31"/>
          <table:table-cell office:value-type="string" calcext:value-type="string">
            <text:p>primo</text:p>
          </table:table-cell>
          <table:table-cell table:number-columns-repeated="2"/>
          <table:table-cell office:value-type="string" calcext:value-type="string">
            <text:p>'Mariana'</text:p>
          </table:table-cell>
          <table:table-cell/>
          <table:table-cell office:value-type="string" calcext:value-type="string">
            <text:p>'Corral'</text:p>
          </table:table-cell>
          <table:table-cell office:value-type="string" calcext:value-type="string">
            <text:p>'Prieto'</text:p>
          </table:table-cell>
          <table:table-cell/>
          <table:table-cell office:value-type="string" calcext:value-type="string">
            <text:p>abuelo</text:p>
          </table:table-cell>
          <table:table-cell table:number-columns-repeated="16"/>
          <table:table-cell table:style-name="ce40"/>
          <table:table-cell table:number-columns-repeated="967"/>
        </table:table-row>
        <table:table-row table:style-name="ro1">
          <table:table-cell table:number-columns-repeated="34"/>
          <table:table-cell office:value-type="string" calcext:value-type="string">
            <text:p>'Ophelia'</text:p>
          </table:table-cell>
          <table:table-cell/>
          <table:table-cell office:value-type="string" calcext:value-type="string">
            <text:p>'Cook'</text:p>
          </table:table-cell>
          <table:table-cell office:value-type="string" calcext:value-type="string">
            <text:p>'Anderson'</text:p>
          </table:table-cell>
          <table:table-cell table:number-columns-repeated="18"/>
          <table:table-cell table:style-name="ce40"/>
          <table:table-cell table:number-columns-repeated="967"/>
        </table:table-row>
        <table:table-row table:style-name="ro1">
          <table:table-cell table:number-columns-repeated="34"/>
          <table:table-cell office:value-type="string" calcext:value-type="string">
            <text:p>'Hercules'</text:p>
          </table:table-cell>
          <table:table-cell/>
          <table:table-cell office:value-type="string" calcext:value-type="string">
            <text:p>'Concepcion'</text:p>
          </table:table-cell>
          <table:table-cell office:value-type="string" calcext:value-type="string">
            <text:p>'Castaneda'</text:p>
          </table:table-cell>
          <table:table-cell table:number-columns-repeated="18"/>
          <table:table-cell table:style-name="ce40"/>
          <table:table-cell table:number-columns-repeated="967"/>
        </table:table-row>
        <table:table-row table:style-name="ro1">
          <table:table-cell table:number-columns-repeated="34"/>
          <table:table-cell office:value-type="string" calcext:value-type="string">
            <text:p>'Maximo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Oropeza'</text:p>
          </table:table-cell>
          <table:table-cell office:value-type="string" calcext:value-type="string">
            <text:p>'Alexander'</text:p>
          </table:table-cell>
          <table:table-cell table:number-columns-repeated="18"/>
          <table:table-cell table:style-name="ce40"/>
          <table:table-cell table:number-columns-repeated="967"/>
        </table:table-row>
        <table:table-row table:style-name="ro1">
          <table:table-cell table:number-columns-repeated="34"/>
          <table:table-cell office:value-type="string" calcext:value-type="string">
            <text:p>'Ludmila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Carrasco'</text:p>
          </table:table-cell>
          <table:table-cell office:value-type="string" calcext:value-type="string">
            <text:p>'Frias'</text:p>
          </table:table-cell>
          <table:table-cell table:number-columns-repeated="18"/>
          <table:table-cell table:style-name="ce40"/>
          <table:table-cell table:number-columns-repeated="967"/>
        </table:table-row>
        <table:table-row table:style-name="ro1">
          <table:table-cell table:number-columns-repeated="34"/>
          <table:table-cell office:value-type="string" calcext:value-type="string">
            <text:p>'Melina'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Olmedo'</text:p>
          </table:table-cell>
          <table:table-cell office:value-type="string" calcext:value-type="string">
            <text:p>'Nazario'</text:p>
          </table:table-cell>
          <table:table-cell table:number-columns-repeated="18"/>
          <table:table-cell table:style-name="ce40"/>
          <table:table-cell table:number-columns-repeated="967"/>
        </table:table-row>
        <table:table-row table:style-name="ro1">
          <table:table-cell table:number-columns-repeated="34"/>
          <table:table-cell office:value-type="string" calcext:value-type="string">
            <text:p>'Luna'</text:p>
          </table:table-cell>
          <table:table-cell office:value-type="string" calcext:value-type="string">
            <text:p>'Sheila'</text:p>
          </table:table-cell>
          <table:table-cell office:value-type="string" calcext:value-type="string">
            <text:p>'Guerra'</text:p>
          </table:table-cell>
          <table:table-cell office:value-type="string" calcext:value-type="string">
            <text:p>'Guadarrama'</text:p>
          </table:table-cell>
          <table:table-cell table:number-columns-repeated="18"/>
          <table:table-cell table:style-name="ce40"/>
          <table:table-cell table:number-columns-repeated="967"/>
        </table:table-row>
        <table:table-row table:style-name="ro1">
          <table:table-cell table:number-columns-repeated="34"/>
          <table:table-cell office:value-type="string" calcext:value-type="string">
            <text:p>'Emiliano'</text:p>
          </table:table-cell>
          <table:table-cell office:value-type="string" calcext:value-type="string">
            <text:p>'Jiovani'</text:p>
          </table:table-cell>
          <table:table-cell office:value-type="string" calcext:value-type="string">
            <text:p>'Ruiz'</text:p>
          </table:table-cell>
          <table:table-cell office:value-type="string" calcext:value-type="string">
            <text:p>'Villalpando'</text:p>
          </table:table-cell>
          <table:table-cell table:number-columns-repeated="18"/>
          <table:table-cell table:style-name="ce40"/>
          <table:table-cell table:number-columns-repeated="967"/>
        </table:table-row>
        <table:table-row table:style-name="ro1">
          <table:table-cell table:number-columns-repeated="34"/>
          <table:table-cell office:value-type="string" calcext:value-type="string">
            <text:p>'Sabrina'</text:p>
          </table:table-cell>
          <table:table-cell office:value-type="string" calcext:value-type="string">
            <text:p>'Olivia'</text:p>
          </table:table-cell>
          <table:table-cell office:value-type="string" calcext:value-type="string">
            <text:p>'Rolon'</text:p>
          </table:table-cell>
          <table:table-cell office:value-type="string" calcext:value-type="string">
            <text:p>'Zaragoza'</text:p>
          </table:table-cell>
          <table:table-cell table:number-columns-repeated="18"/>
          <table:table-cell table:style-name="ce40"/>
          <table:table-cell table:number-columns-repeated="967"/>
        </table:table-row>
        <table:table-row table:style-name="ro1">
          <table:table-cell table:number-columns-repeated="34"/>
          <table:table-cell office:value-type="string" calcext:value-type="string">
            <text:p>'Martin'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Gallo'</text:p>
          </table:table-cell>
          <table:table-cell office:value-type="string" calcext:value-type="string">
            <text:p>'Gomez'</text:p>
          </table:table-cell>
          <table:table-cell table:number-columns-repeated="18"/>
          <table:table-cell table:style-name="ce40"/>
          <table:table-cell table:number-columns-repeated="967"/>
        </table:table-row>
        <table:table-row table:style-name="ro1">
          <table:table-cell table:number-columns-repeated="34"/>
          <table:table-cell office:value-type="string" calcext:value-type="string">
            <text:p>'Clarence'</text:p>
          </table:table-cell>
          <table:table-cell office:value-type="string" calcext:value-type="string">
            <text:p>'Juvenal'</text:p>
          </table:table-cell>
          <table:table-cell office:value-type="string" calcext:value-type="string">
            <text:p>'Bravo'</text:p>
          </table:table-cell>
          <table:table-cell office:value-type="string" calcext:value-type="string">
            <text:p>'Angeles'</text:p>
          </table:table-cell>
          <table:table-cell table:number-columns-repeated="18"/>
          <table:table-cell table:style-name="ce40"/>
          <table:table-cell table:number-columns-repeated="967"/>
        </table:table-row>
        <table:table-row table:style-name="ro1">
          <table:table-cell table:number-columns-repeated="34"/>
          <table:table-cell office:value-type="string" calcext:value-type="string">
            <text:p>'Clarence'</text:p>
          </table:table-cell>
          <table:table-cell office:value-type="string" calcext:value-type="string">
            <text:p>'German'</text:p>
          </table:table-cell>
          <table:table-cell office:value-type="string" calcext:value-type="string">
            <text:p>'Zavala'</text:p>
          </table:table-cell>
          <table:table-cell office:value-type="string" calcext:value-type="string">
            <text:p>'Pulido'</text:p>
          </table:table-cell>
          <table:table-cell table:number-columns-repeated="18"/>
          <table:table-cell table:style-name="ce40"/>
          <table:table-cell table:number-columns-repeated="967"/>
        </table:table-row>
        <table:table-row table:style-name="ro1">
          <table:table-cell table:number-columns-repeated="34"/>
          <table:table-cell office:value-type="string" calcext:value-type="string">
            <text:p>'Bibiana'</text:p>
          </table:table-cell>
          <table:table-cell office:value-type="string" calcext:value-type="string">
            <text:p>'Leonilda'</text:p>
          </table:table-cell>
          <table:table-cell office:value-type="string" calcext:value-type="string">
            <text:p>'Medellin'</text:p>
          </table:table-cell>
          <table:table-cell office:value-type="string" calcext:value-type="string">
            <text:p>'Ellis'</text:p>
          </table:table-cell>
          <table:table-cell table:number-columns-repeated="18"/>
          <table:table-cell table:style-name="ce40"/>
          <table:table-cell table:number-columns-repeated="967"/>
        </table:table-row>
        <table:table-row table:style-name="ro1">
          <table:table-cell table:number-columns-repeated="34"/>
          <table:table-cell office:value-type="string" calcext:value-type="string">
            <text:p>'Domenico'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Ceballos'</text:p>
          </table:table-cell>
          <table:table-cell table:number-columns-repeated="18"/>
          <table:table-cell table:style-name="ce40"/>
          <table:table-cell table:number-columns-repeated="967"/>
        </table:table-row>
        <table:table-row table:style-name="ro1">
          <table:table-cell table:number-columns-repeated="34"/>
          <table:table-cell office:value-type="string" calcext:value-type="string">
            <text:p>'Cesarino'</text:p>
          </table:table-cell>
          <table:table-cell office:value-type="string" calcext:value-type="string">
            <text:p>'Benito'</text:p>
          </table:table-cell>
          <table:table-cell office:value-type="string" calcext:value-type="string">
            <text:p>'Aceves'</text:p>
          </table:table-cell>
          <table:table-cell office:value-type="string" calcext:value-type="string">
            <text:p>'Hughes'</text:p>
          </table:table-cell>
          <table:table-cell table:number-columns-repeated="18"/>
          <table:table-cell table:style-name="ce40"/>
          <table:table-cell table:number-columns-repeated="967"/>
        </table:table-row>
        <table:table-row table:style-name="ro1">
          <table:table-cell table:number-columns-repeated="34"/>
          <table:table-cell office:value-type="string" calcext:value-type="string">
            <text:p>'Bernarda'</text:p>
          </table:table-cell>
          <table:table-cell office:value-type="string" calcext:value-type="string">
            <text:p>'Nicole'</text:p>
          </table:table-cell>
          <table:table-cell office:value-type="string" calcext:value-type="string">
            <text:p>'Alanis'</text:p>
          </table:table-cell>
          <table:table-cell office:value-type="string" calcext:value-type="string">
            <text:p>'Pinto'</text:p>
          </table:table-cell>
          <table:table-cell table:number-columns-repeated="18"/>
          <table:table-cell table:style-name="ce40"/>
          <table:table-cell table:number-columns-repeated="967"/>
        </table:table-row>
        <table:table-row table:style-name="ro1">
          <table:table-cell table:number-columns-repeated="34"/>
          <table:table-cell office:value-type="string" calcext:value-type="string">
            <text:p>'Gabriela'</text:p>
          </table:table-cell>
          <table:table-cell office:value-type="string" calcext:value-type="string">
            <text:p>'Lili'</text:p>
          </table:table-cell>
          <table:table-cell office:value-type="string" calcext:value-type="string">
            <text:p>'Funes'</text:p>
          </table:table-cell>
          <table:table-cell office:value-type="string" calcext:value-type="string">
            <text:p>'Araujo'</text:p>
          </table:table-cell>
          <table:table-cell table:number-columns-repeated="18"/>
          <table:table-cell table:style-name="ce40"/>
          <table:table-cell table:number-columns-repeated="967"/>
        </table:table-row>
        <table:table-row table:style-name="ro1">
          <table:table-cell table:number-columns-repeated="34"/>
          <table:table-cell office:value-type="string" calcext:value-type="string">
            <text:p>'Jane'</text:p>
          </table:table-cell>
          <table:table-cell office:value-type="string" calcext:value-type="string">
            <text:p>'Fabricia'</text:p>
          </table:table-cell>
          <table:table-cell office:value-type="string" calcext:value-type="string">
            <text:p>'Ramos'</text:p>
          </table:table-cell>
          <table:table-cell office:value-type="string" calcext:value-type="string">
            <text:p>'Tejeda'</text:p>
          </table:table-cell>
          <table:table-cell table:number-columns-repeated="18"/>
          <table:table-cell table:style-name="ce40"/>
          <table:table-cell table:number-columns-repeated="967"/>
        </table:table-row>
        <table:table-row table:style-name="ro1">
          <table:table-cell table:number-columns-repeated="34"/>
          <table:table-cell office:value-type="string" calcext:value-type="string">
            <text:p>'Vicente'</text:p>
          </table:table-cell>
          <table:table-cell office:value-type="string" calcext:value-type="string">
            <text:p>'Rocky'</text:p>
          </table:table-cell>
          <table:table-cell office:value-type="string" calcext:value-type="string">
            <text:p>'Lora'</text:p>
          </table:table-cell>
          <table:table-cell office:value-type="string" calcext:value-type="string">
            <text:p>'Baca'</text:p>
          </table:table-cell>
          <table:table-cell table:number-columns-repeated="18"/>
          <table:table-cell table:style-name="ce40"/>
          <table:table-cell table:number-columns-repeated="967"/>
        </table:table-row>
        <table:table-row table:style-name="ro1">
          <table:table-cell table:number-columns-repeated="34"/>
          <table:table-cell office:value-type="string" calcext:value-type="string">
            <text:p>'Benedicto'</text:p>
          </table:table-cell>
          <table:table-cell office:value-type="string" calcext:value-type="string">
            <text:p>'Augusto'</text:p>
          </table:table-cell>
          <table:table-cell office:value-type="string" calcext:value-type="string">
            <text:p>'Carrasco'</text:p>
          </table:table-cell>
          <table:table-cell office:value-type="string" calcext:value-type="string">
            <text:p>'Macias'</text:p>
          </table:table-cell>
          <table:table-cell table:number-columns-repeated="18"/>
          <table:table-cell table:style-name="ce40"/>
          <table:table-cell table:number-columns-repeated="967"/>
        </table:table-row>
        <table:table-row table:style-name="ro1">
          <table:table-cell table:number-columns-repeated="34"/>
          <table:table-cell office:value-type="string" calcext:value-type="string">
            <text:p>'Silvestre'</text:p>
          </table:table-cell>
          <table:table-cell office:value-type="string" calcext:value-type="string">
            <text:p>'Romulo'</text:p>
          </table:table-cell>
          <table:table-cell office:value-type="string" calcext:value-type="string">
            <text:p>'Vargas'</text:p>
          </table:table-cell>
          <table:table-cell office:value-type="string" calcext:value-type="string">
            <text:p>'Gaitan'</text:p>
          </table:table-cell>
          <table:table-cell table:number-columns-repeated="18"/>
          <table:table-cell table:style-name="ce40"/>
          <table:table-cell table:number-columns-repeated="967"/>
        </table:table-row>
        <table:table-row table:style-name="ro1">
          <table:table-cell table:number-columns-repeated="34"/>
          <table:table-cell office:value-type="string" calcext:value-type="string">
            <text:p>'Greta'</text:p>
          </table:table-cell>
          <table:table-cell office:value-type="string" calcext:value-type="string">
            <text:p>'Lucia'</text:p>
          </table:table-cell>
          <table:table-cell office:value-type="string" calcext:value-type="string">
            <text:p>'Cooper'</text:p>
          </table:table-cell>
          <table:table-cell office:value-type="string" calcext:value-type="string">
            <text:p>'Sanabria'</text:p>
          </table:table-cell>
          <table:table-cell table:number-columns-repeated="18"/>
          <table:table-cell table:style-name="ce40"/>
          <table:table-cell table:number-columns-repeated="967"/>
        </table:table-row>
        <table:table-row table:style-name="ro1">
          <table:table-cell table:number-columns-repeated="34"/>
          <table:table-cell office:value-type="string" calcext:value-type="string">
            <text:p>'Rosaura'</text:p>
          </table:table-cell>
          <table:table-cell office:value-type="string" calcext:value-type="string">
            <text:p>'Johanna'</text:p>
          </table:table-cell>
          <table:table-cell office:value-type="string" calcext:value-type="string">
            <text:p>'Portillo'</text:p>
          </table:table-cell>
          <table:table-cell office:value-type="string" calcext:value-type="string">
            <text:p>'Escobedo'</text:p>
          </table:table-cell>
          <table:table-cell table:number-columns-repeated="18"/>
          <table:table-cell table:style-name="ce40"/>
          <table:table-cell table:number-columns-repeated="967"/>
        </table:table-row>
        <table:table-row table:style-name="ro1">
          <table:table-cell table:number-columns-repeated="34"/>
          <table:table-cell office:value-type="string" calcext:value-type="string">
            <text:p>'Emiliano'</text:p>
          </table:table-cell>
          <table:table-cell office:value-type="string" calcext:value-type="string">
            <text:p>'Oliver'</text:p>
          </table:table-cell>
          <table:table-cell office:value-type="string" calcext:value-type="string">
            <text:p>'Payan'</text:p>
          </table:table-cell>
          <table:table-cell office:value-type="string" calcext:value-type="string">
            <text:p>'Dimas'</text:p>
          </table:table-cell>
          <table:table-cell table:number-columns-repeated="18"/>
          <table:table-cell table:style-name="ce40"/>
          <table:table-cell table:number-columns-repeated="967"/>
        </table:table-row>
        <table:table-row table:style-name="ro1">
          <table:table-cell table:number-columns-repeated="34"/>
          <table:table-cell office:value-type="string" calcext:value-type="string">
            <text:p>'Benjamin'</text:p>
          </table:table-cell>
          <table:table-cell office:value-type="string" calcext:value-type="string">
            <text:p>'Alfredo'</text:p>
          </table:table-cell>
          <table:table-cell office:value-type="string" calcext:value-type="string">
            <text:p>'Godinez'</text:p>
          </table:table-cell>
          <table:table-cell office:value-type="string" calcext:value-type="string">
            <text:p>'Cabral'</text:p>
          </table:table-cell>
          <table:table-cell table:number-columns-repeated="18"/>
          <table:table-cell table:style-name="ce40"/>
          <table:table-cell table:number-columns-repeated="967"/>
        </table:table-row>
        <table:table-row table:style-name="ro1">
          <table:table-cell table:number-columns-repeated="34"/>
          <table:table-cell office:value-type="string" calcext:value-type="string">
            <text:p>'Sofia'</text:p>
          </table:table-cell>
          <table:table-cell office:value-type="string" calcext:value-type="string">
            <text:p>'Luna'</text:p>
          </table:table-cell>
          <table:table-cell office:value-type="string" calcext:value-type="string">
            <text:p>'Hinojosa'</text:p>
          </table:table-cell>
          <table:table-cell office:value-type="string" calcext:value-type="string">
            <text:p>'Alba'</text:p>
          </table:table-cell>
          <table:table-cell table:number-columns-repeated="18"/>
          <table:table-cell table:style-name="ce40"/>
          <table:table-cell table:number-columns-repeated="967"/>
        </table:table-row>
        <table:table-row table:style-name="ro1">
          <table:table-cell table:number-columns-repeated="34"/>
          <table:table-cell office:value-type="string" calcext:value-type="string">
            <text:p>'Imma'</text:p>
          </table:table-cell>
          <table:table-cell office:value-type="string" calcext:value-type="string">
            <text:p>'Abigail'</text:p>
          </table:table-cell>
          <table:table-cell office:value-type="string" calcext:value-type="string">
            <text:p>'Phillips'</text:p>
          </table:table-cell>
          <table:table-cell office:value-type="string" calcext:value-type="string">
            <text:p>'Frias'</text:p>
          </table:table-cell>
          <table:table-cell table:number-columns-repeated="18"/>
          <table:table-cell table:style-name="ce40"/>
          <table:table-cell table:number-columns-repeated="967"/>
        </table:table-row>
        <table:table-row table:style-name="ro1">
          <table:table-cell table:number-columns-repeated="34"/>
          <table:table-cell office:value-type="string" calcext:value-type="string">
            <text:p>'Adriana'</text:p>
          </table:table-cell>
          <table:table-cell office:value-type="string" calcext:value-type="string">
            <text:p>'Nina'</text:p>
          </table:table-cell>
          <table:table-cell office:value-type="string" calcext:value-type="string">
            <text:p>'Heredia'</text:p>
          </table:table-cell>
          <table:table-cell office:value-type="string" calcext:value-type="string">
            <text:p>'Chacon'</text:p>
          </table:table-cell>
          <table:table-cell table:number-columns-repeated="18"/>
          <table:table-cell table:style-name="ce40"/>
          <table:table-cell table:number-columns-repeated="967"/>
        </table:table-row>
        <table:table-row table:style-name="ro1" table:number-rows-repeated="66">
          <table:table-cell table:number-columns-repeated="56"/>
          <table:table-cell table:style-name="ce40"/>
          <table:table-cell table:number-columns-repeated="967"/>
        </table:table-row>
        <table:table-row table:style-name="ro1" table:number-rows-repeated="10483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entas" table:style-name="ta2">
        <table:table-column table:style-name="co26" table:default-cell-style-name="Default"/>
        <table:table-column table:style-name="co27" table:default-cell-style-name="ce1"/>
        <table:table-column table:style-name="co26" table:default-cell-style-name="Default"/>
        <table:table-column table:style-name="co28" table:default-cell-style-name="ce1"/>
        <table:table-column table:style-name="co26" table:default-cell-style-name="Default"/>
        <table:table-column table:style-name="co29" table:number-columns-repeated="2" table:default-cell-style-name="ce1"/>
        <table:table-column table:style-name="co30" table:default-cell-style-name="ce1"/>
        <table:table-column table:style-name="co26" table:number-columns-repeated="2" table:default-cell-style-name="Default"/>
        <table:table-column table:style-name="co31" table:default-cell-style-name="ce1"/>
        <table:table-column table:style-name="co26" table:number-columns-repeated="1013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Año</text:p>
          </table:table-cell>
          <table:table-cell office:value-type="string" calcext:value-type="string">
            <text:p>Presupuesto</text:p>
          </table:table-cell>
          <table:table-cell table:style-name="ce1" office:value-type="string" calcext:value-type="string">
            <text:p>fk_estacion</text:p>
          </table:table-cell>
          <table:table-cell table:number-columns-repeated="2"/>
          <table:table-cell office:value-type="string" calcext:value-type="string">
            <text:p>fk_oficina_principal</text:p>
          </table:table-cell>
          <table:table-cell/>
          <table:table-cell office:value-type="string" calcext:value-type="string">
            <text:p>INSERT INTO cuenta (año, presupuesto, fk_estacion, fk_oficina_principal) VALUES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4];&quot;',  &quot;;[.B4];&quot;, &quot;;[.C4];&quot;, &quot;;[.F4];&quot;),&quot;)" office:value-type="string" office:string-value="('2034/01/01',  10000, 1, 1)," calcext:value-type="string">
            <text:p>('2034/01/01', <text:s/>10000, 1, 1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5];&quot;',  &quot;;[.B5];&quot;, &quot;;[.C5];&quot;, &quot;;[.F5];&quot;),&quot;)" office:value-type="string" office:string-value="('2035/01/01',  10500, 1, 1)," calcext:value-type="string">
            <text:p>('2035/01/01', <text:s/>10500, 1, 1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6];&quot;',  &quot;;[.B6];&quot;, &quot;;[.C6];&quot;, &quot;;[.F6];&quot;),&quot;)" office:value-type="string" office:string-value="('2036/01/01',  11000, 1, 1)," calcext:value-type="string">
            <text:p>('2036/01/01', <text:s/>11000, 1, 1),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ublin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1" table:formula="of:=[.C4]+1"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7];&quot;',  &quot;;[.B7];&quot;, &quot;;[.C7];&quot;, &quot;;[.F7];&quot;),&quot;)" office:value-type="string" office:string-value="('2034/01/01',  12000, 2, 1)," calcext:value-type="string">
            <text:p>('2034/01/01', <text:s/>12000, 2, 1),</text:p>
          </table:table-cell>
          <table:table-cell table:number-columns-repeated="2"/>
          <table:table-cell table:style-name="ce18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rk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1" table:formula="of:=[.C5]+1"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8];&quot;',  &quot;;[.B8];&quot;, &quot;;[.C8];&quot;, &quot;;[.F8];&quot;),&quot;)" office:value-type="string" office:string-value="('2035/01/01',  13000, 2, 1)," calcext:value-type="string">
            <text:p>('2035/01/01', <text:s/>13000, 2, 1),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alway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6]+1"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9];&quot;',  &quot;;[.B9];&quot;, &quot;;[.C9];&quot;, &quot;;[.F9];&quot;),&quot;)" office:value-type="string" office:string-value="('2036/01/01',  10000, 2, 1)," calcext:value-type="string">
            <text:p>('2036/01/01', <text:s/>10000, 2, 1),</text:p>
          </table:table-cell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msterdam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7]+1" office:value-type="float" office:value="3" calcext:value-type="float">
            <text:p>3</text:p>
          </table:table-cell>
          <table:table-cell office:value-type="string" calcext:value-type="string">
            <text:p>Galwa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10];&quot;',  &quot;;[.B10];&quot;, &quot;;[.C10];&quot;, &quot;;[.F10];&quot;),&quot;)" office:value-type="string" office:string-value="('2034/01/01',  10500, 3, 1)," calcext:value-type="string">
            <text:p>('2034/01/01', <text:s/>10500, 3, 1),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oterdam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8]+1" office:value-type="float" office:value="3" calcext:value-type="float">
            <text:p>3</text:p>
          </table:table-cell>
          <table:table-cell office:value-type="string" calcext:value-type="string">
            <text:p>Galwa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11];&quot;',  &quot;;[.B11];&quot;, &quot;;[.C11];&quot;, &quot;;[.F11];&quot;),&quot;)" office:value-type="string" office:string-value="('2035/01/01',  11000, 3, 1)," calcext:value-type="string">
            <text:p>('2035/01/01', <text:s/>11000, 3, 1),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aarlam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1" table:formula="of:=[.C9]+1" office:value-type="float" office:value="3" calcext:value-type="float">
            <text:p>3</text:p>
          </table:table-cell>
          <table:table-cell office:value-type="string" calcext:value-type="string">
            <text:p>Galwa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12];&quot;',  &quot;;[.B12];&quot;, &quot;;[.C12];&quot;, &quot;;[.F12];&quot;),&quot;)" office:value-type="string" office:string-value="('2036/01/01',  11500, 3, 1)," calcext:value-type="string">
            <text:p>('2036/01/01', <text:s/>11500, 3, 1),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uk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10]+1" office:value-type="float" office:value="4" calcext:value-type="float">
            <text:p>4</text:p>
          </table:table-cell>
          <table:table-cell office:value-type="string" calcext:value-type="string">
            <text:p>Amsterdam</text:p>
          </table:table-cell>
          <table:table-cell/>
          <table:table-cell table:formula="of:=[.F4]+1" office:value-type="float" office:value="2" calcext:value-type="float">
            <text:p>2</text:p>
          </table:table-cell>
          <table:table-cell/>
          <table:table-cell table:formula="of:=CONCATENATE(&quot;('&quot;; [.A13];&quot;',  &quot;;[.B13];&quot;, &quot;;[.C13];&quot;, &quot;;[.F13];&quot;),&quot;)" office:value-type="string" office:string-value="('2034/01/01',  10000, 4, 2)," calcext:value-type="string">
            <text:p>('2034/01/01', <text:s/>10000, 4, 2),</text:p>
          </table:table-cell>
          <table:table-cell table:number-columns-repeated="3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Qaqortoq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11]+1" office:value-type="float" office:value="4" calcext:value-type="float">
            <text:p>4</text:p>
          </table:table-cell>
          <table:table-cell office:value-type="string" calcext:value-type="string">
            <text:p>Amsterdam</text:p>
          </table:table-cell>
          <table:table-cell/>
          <table:table-cell table:formula="of:=[.F5]+1" office:value-type="float" office:value="2" calcext:value-type="float">
            <text:p>2</text:p>
          </table:table-cell>
          <table:table-cell/>
          <table:table-cell table:formula="of:=CONCATENATE(&quot;('&quot;; [.A14];&quot;',  &quot;;[.B14];&quot;, &quot;;[.C14];&quot;, &quot;;[.F14];&quot;),&quot;)" office:value-type="string" office:string-value="('2035/01/01',  10500, 4, 2)," calcext:value-type="string">
            <text:p>('2035/01/01', <text:s/>10500, 4, 2),</text:p>
          </table:table-cell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isimiut 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12]+1" office:value-type="float" office:value="4" calcext:value-type="float">
            <text:p>4</text:p>
          </table:table-cell>
          <table:table-cell office:value-type="string" calcext:value-type="string">
            <text:p>Amsterdam</text:p>
          </table:table-cell>
          <table:table-cell/>
          <table:table-cell table:formula="of:=[.F6]+1" office:value-type="float" office:value="2" calcext:value-type="float">
            <text:p>2</text:p>
          </table:table-cell>
          <table:table-cell/>
          <table:table-cell table:formula="of:=CONCATENATE(&quot;('&quot;; [.A15];&quot;',  &quot;;[.B15];&quot;, &quot;;[.C15];&quot;, &quot;;[.F15];&quot;),&quot;)" office:value-type="string" office:string-value="('2036/01/01',  11000, 4, 2)," calcext:value-type="string">
            <text:p>('2036/01/01', <text:s/>11000, 4, 2),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Buenos Aires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13]+1" office:value-type="float" office:value="5" calcext:value-type="float">
            <text:p>5</text:p>
          </table:table-cell>
          <table:table-cell office:value-type="string" calcext:value-type="string">
            <text:p>Roterdam</text:p>
          </table:table-cell>
          <table:table-cell/>
          <table:table-cell table:formula="of:=[.F7]+1" office:value-type="float" office:value="2" calcext:value-type="float">
            <text:p>2</text:p>
          </table:table-cell>
          <table:table-cell/>
          <table:table-cell table:formula="of:=CONCATENATE(&quot;('&quot;; [.A16];&quot;',  &quot;;[.B16];&quot;, &quot;;[.C16];&quot;, &quot;;[.F16];&quot;),&quot;)" office:value-type="string" office:string-value="('2034/01/01',  10000, 5, 2)," calcext:value-type="string">
            <text:p>('2034/01/01', <text:s/>10000, 5, 2),</text:p>
          </table:table-cell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Ciudad de Cordob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14]+1" office:value-type="float" office:value="5" calcext:value-type="float">
            <text:p>5</text:p>
          </table:table-cell>
          <table:table-cell office:value-type="string" calcext:value-type="string">
            <text:p>Roterdam</text:p>
          </table:table-cell>
          <table:table-cell/>
          <table:table-cell table:formula="of:=[.F8]+1" office:value-type="float" office:value="2" calcext:value-type="float">
            <text:p>2</text:p>
          </table:table-cell>
          <table:table-cell/>
          <table:table-cell table:formula="of:=CONCATENATE(&quot;('&quot;; [.A17];&quot;',  &quot;;[.B17];&quot;, &quot;;[.C17];&quot;, &quot;;[.F17];&quot;),&quot;)" office:value-type="string" office:string-value="('2035/01/01',  10500, 5, 2)," calcext:value-type="string">
            <text:p>('2035/01/01', <text:s/>10500, 5, 2),</text:p>
          </table:table-cell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Rosario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15]+1" office:value-type="float" office:value="5" calcext:value-type="float">
            <text:p>5</text:p>
          </table:table-cell>
          <table:table-cell office:value-type="string" calcext:value-type="string">
            <text:p>Roterdam</text:p>
          </table:table-cell>
          <table:table-cell/>
          <table:table-cell table:formula="of:=[.F9]+1" office:value-type="float" office:value="2" calcext:value-type="float">
            <text:p>2</text:p>
          </table:table-cell>
          <table:table-cell/>
          <table:table-cell table:formula="of:=CONCATENATE(&quot;('&quot;; [.A18];&quot;',  &quot;;[.B18];&quot;, &quot;;[.C18];&quot;, &quot;;[.F18];&quot;),&quot;)" office:value-type="string" office:string-value="('2036/01/01',  11000, 5, 2)," calcext:value-type="string">
            <text:p>('2036/01/01', <text:s/>11000, 5, 2),</text:p>
          </table:table-cell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ipei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1" table:formula="of:=[.C16]+1" office:value-type="float" office:value="6" calcext:value-type="float">
            <text:p>6</text:p>
          </table:table-cell>
          <table:table-cell office:value-type="string" calcext:value-type="string">
            <text:p>Haarlam</text:p>
          </table:table-cell>
          <table:table-cell/>
          <table:table-cell table:formula="of:=[.F10]+1" office:value-type="float" office:value="2" calcext:value-type="float">
            <text:p>2</text:p>
          </table:table-cell>
          <table:table-cell/>
          <table:table-cell table:formula="of:=CONCATENATE(&quot;('&quot;; [.A19];&quot;',  &quot;;[.B19];&quot;, &quot;;[.C19];&quot;, &quot;;[.F19];&quot;),&quot;)" office:value-type="string" office:string-value="('2034/01/01',  12000, 6, 2)," calcext:value-type="string">
            <text:p>('2034/01/01', <text:s/>12000, 6, 2),</text:p>
          </table:table-cell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inan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1" table:formula="of:=[.C17]+1" office:value-type="float" office:value="6" calcext:value-type="float">
            <text:p>6</text:p>
          </table:table-cell>
          <table:table-cell office:value-type="string" calcext:value-type="string">
            <text:p>Haarlam</text:p>
          </table:table-cell>
          <table:table-cell/>
          <table:table-cell table:formula="of:=[.F11]+1" office:value-type="float" office:value="2" calcext:value-type="float">
            <text:p>2</text:p>
          </table:table-cell>
          <table:table-cell/>
          <table:table-cell table:formula="of:=CONCATENATE(&quot;('&quot;; [.A20];&quot;',  &quot;;[.B20];&quot;, &quot;;[.C20];&quot;, &quot;;[.F20];&quot;),&quot;)" office:value-type="string" office:string-value="('2035/01/01',  13000, 6, 2)," calcext:value-type="string">
            <text:p>('2035/01/01', <text:s/>13000, 6, 2),</text:p>
          </table:table-cell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style-name="ce15" office:value-type="string" calcext:value-type="string">
            <text:p>Kaohsiung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18]+1" office:value-type="float" office:value="6" calcext:value-type="float">
            <text:p>6</text:p>
          </table:table-cell>
          <table:table-cell office:value-type="string" calcext:value-type="string">
            <text:p>Haarlam</text:p>
          </table:table-cell>
          <table:table-cell/>
          <table:table-cell table:formula="of:=[.F12]+1" office:value-type="float" office:value="2" calcext:value-type="float">
            <text:p>2</text:p>
          </table:table-cell>
          <table:table-cell/>
          <table:table-cell table:formula="of:=CONCATENATE(&quot;('&quot;; [.A21];&quot;',  &quot;;[.B21];&quot;, &quot;;[.C21];&quot;, &quot;;[.F21];&quot;),&quot;)" office:value-type="string" office:string-value="('2036/01/01',  10000, 6, 2)," calcext:value-type="string">
            <text:p>('2036/01/01', <text:s/>10000, 6, 2),</text:p>
          </table:table-cell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ce15" office:value-type="string" calcext:value-type="string">
            <text:p>Kuala Lumpur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19]+1" office:value-type="float" office:value="7" calcext:value-type="float">
            <text:p>7</text:p>
          </table:table-cell>
          <table:table-cell office:value-type="string" calcext:value-type="string">
            <text:p>Nuuk</text:p>
          </table:table-cell>
          <table:table-cell/>
          <table:table-cell table:formula="of:=[.F13]+1" office:value-type="float" office:value="3" calcext:value-type="float">
            <text:p>3</text:p>
          </table:table-cell>
          <table:table-cell/>
          <table:table-cell table:formula="of:=CONCATENATE(&quot;('&quot;; [.A22];&quot;',  &quot;;[.B22];&quot;, &quot;;[.C22];&quot;, &quot;;[.F22];&quot;),&quot;)" office:value-type="string" office:string-value="('2034/01/01',  10500, 7, 3)," calcext:value-type="string">
            <text:p>('2034/01/01', <text:s/>10500, 7, 3),</text:p>
          </table:table-cell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15" office:value-type="string" calcext:value-type="string">
            <text:p>Malaca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20]+1" office:value-type="float" office:value="7" calcext:value-type="float">
            <text:p>7</text:p>
          </table:table-cell>
          <table:table-cell office:value-type="string" calcext:value-type="string">
            <text:p>Nuuk</text:p>
          </table:table-cell>
          <table:table-cell/>
          <table:table-cell table:formula="of:=[.F14]+1" office:value-type="float" office:value="3" calcext:value-type="float">
            <text:p>3</text:p>
          </table:table-cell>
          <table:table-cell/>
          <table:table-cell table:formula="of:=CONCATENATE(&quot;('&quot;; [.A23];&quot;',  &quot;;[.B23];&quot;, &quot;;[.C23];&quot;, &quot;;[.F23];&quot;),&quot;)" office:value-type="string" office:string-value="('2035/01/01',  11000, 7, 3)," calcext:value-type="string">
            <text:p>('2035/01/01', <text:s/>11000, 7, 3),</text:p>
          </table:table-cell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ce15" office:value-type="string" calcext:value-type="string">
            <text:p>Pulau Pinang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1" table:formula="of:=[.C21]+1" office:value-type="float" office:value="7" calcext:value-type="float">
            <text:p>7</text:p>
          </table:table-cell>
          <table:table-cell office:value-type="string" calcext:value-type="string">
            <text:p>Nuuk</text:p>
          </table:table-cell>
          <table:table-cell/>
          <table:table-cell table:formula="of:=[.F15]+1" office:value-type="float" office:value="3" calcext:value-type="float">
            <text:p>3</text:p>
          </table:table-cell>
          <table:table-cell/>
          <table:table-cell table:formula="of:=CONCATENATE(&quot;('&quot;; [.A24];&quot;',  &quot;;[.B24];&quot;, &quot;;[.C24];&quot;, &quot;;[.F24];&quot;),&quot;)" office:value-type="string" office:string-value="('2036/01/01',  11500, 7, 3)," calcext:value-type="string">
            <text:p>('2036/01/01', <text:s/>11500, 7, 3),</text:p>
          </table:table-cell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15" office:value-type="string" calcext:value-type="string">
            <text:p>Kampal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22]+1" office:value-type="float" office:value="8" calcext:value-type="float">
            <text:p>8</text:p>
          </table:table-cell>
          <table:table-cell office:value-type="string" calcext:value-type="string">
            <text:p>Qaqortoq</text:p>
          </table:table-cell>
          <table:table-cell/>
          <table:table-cell table:formula="of:=[.F16]+1" office:value-type="float" office:value="3" calcext:value-type="float">
            <text:p>3</text:p>
          </table:table-cell>
          <table:table-cell/>
          <table:table-cell table:formula="of:=CONCATENATE(&quot;('&quot;; [.A25];&quot;',  &quot;;[.B25];&quot;, &quot;;[.C25];&quot;, &quot;;[.F25];&quot;),&quot;)" office:value-type="string" office:string-value="('2034/01/01',  10000, 8, 3)," calcext:value-type="string">
            <text:p>('2034/01/01', <text:s/>10000, 8, 3),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ntebbe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23]+1" office:value-type="float" office:value="8" calcext:value-type="float">
            <text:p>8</text:p>
          </table:table-cell>
          <table:table-cell office:value-type="string" calcext:value-type="string">
            <text:p>Qaqortoq</text:p>
          </table:table-cell>
          <table:table-cell/>
          <table:table-cell table:formula="of:=[.F17]+1" office:value-type="float" office:value="3" calcext:value-type="float">
            <text:p>3</text:p>
          </table:table-cell>
          <table:table-cell/>
          <table:table-cell table:formula="of:=CONCATENATE(&quot;('&quot;; [.A26];&quot;',  &quot;;[.B26];&quot;, &quot;;[.C26];&quot;, &quot;;[.F26];&quot;),&quot;)" office:value-type="string" office:string-value="('2035/01/01',  10500, 8, 3)," calcext:value-type="string">
            <text:p>('2035/01/01', <text:s/>10500, 8, 3),</text:p>
          </table:table-cell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15" office:value-type="string" calcext:value-type="string">
            <text:p>Kasese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24]+1" office:value-type="float" office:value="8" calcext:value-type="float">
            <text:p>8</text:p>
          </table:table-cell>
          <table:table-cell office:value-type="string" calcext:value-type="string">
            <text:p>Qaqortoq</text:p>
          </table:table-cell>
          <table:table-cell/>
          <table:table-cell table:formula="of:=[.F18]+1" office:value-type="float" office:value="3" calcext:value-type="float">
            <text:p>3</text:p>
          </table:table-cell>
          <table:table-cell/>
          <table:table-cell table:formula="of:=CONCATENATE(&quot;('&quot;; [.A27];&quot;',  &quot;;[.B27];&quot;, &quot;;[.C27];&quot;, &quot;;[.F27];&quot;),&quot;)" office:value-type="string" office:string-value="('2036/01/01',  11000, 8, 3)," calcext:value-type="string">
            <text:p>('2036/01/01', <text:s/>11000, 8, 3),</text:p>
          </table:table-cell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5" office:value-type="string" calcext:value-type="string">
            <text:p>Harare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25]+1" office:value-type="float" office:value="9" calcext:value-type="float">
            <text:p>9</text:p>
          </table:table-cell>
          <table:table-cell office:value-type="string" calcext:value-type="string">
            <text:p>Sisimiut </text:p>
          </table:table-cell>
          <table:table-cell/>
          <table:table-cell table:formula="of:=[.F19]+1" office:value-type="float" office:value="3" calcext:value-type="float">
            <text:p>3</text:p>
          </table:table-cell>
          <table:table-cell/>
          <table:table-cell table:formula="of:=CONCATENATE(&quot;('&quot;; [.A28];&quot;',  &quot;;[.B28];&quot;, &quot;;[.C28];&quot;, &quot;;[.F28];&quot;),&quot;)" office:value-type="string" office:string-value="('2034/01/01',  10000, 9, 3)," calcext:value-type="string">
            <text:p>('2034/01/01', <text:s/>10000, 9, 3),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Bulawayo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26]+1" office:value-type="float" office:value="9" calcext:value-type="float">
            <text:p>9</text:p>
          </table:table-cell>
          <table:table-cell office:value-type="string" calcext:value-type="string">
            <text:p>Sisimiut </text:p>
          </table:table-cell>
          <table:table-cell/>
          <table:table-cell table:formula="of:=[.F20]+1" office:value-type="float" office:value="3" calcext:value-type="float">
            <text:p>3</text:p>
          </table:table-cell>
          <table:table-cell/>
          <table:table-cell table:formula="of:=CONCATENATE(&quot;('&quot;; [.A29];&quot;',  &quot;;[.B29];&quot;, &quot;;[.C29];&quot;, &quot;;[.F29];&quot;),&quot;)" office:value-type="string" office:string-value="('2035/01/01',  10500, 9, 3)," calcext:value-type="string">
            <text:p>('2035/01/01', <text:s/>10500, 9, 3),</text:p>
          </table:table-cell>
          <table:table-cell table:number-columns-repeated="3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hitungwiz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27]+1" office:value-type="float" office:value="9" calcext:value-type="float">
            <text:p>9</text:p>
          </table:table-cell>
          <table:table-cell office:value-type="string" calcext:value-type="string">
            <text:p>Sisimiut </text:p>
          </table:table-cell>
          <table:table-cell/>
          <table:table-cell table:formula="of:=[.F21]+1" office:value-type="float" office:value="3" calcext:value-type="float">
            <text:p>3</text:p>
          </table:table-cell>
          <table:table-cell/>
          <table:table-cell table:formula="of:=CONCATENATE(&quot;('&quot;; [.A30];&quot;',  &quot;;[.B30];&quot;, &quot;;[.C30];&quot;, &quot;;[.F30];&quot;),&quot;)" office:value-type="string" office:string-value="('2036/01/01',  11000, 9, 3)," calcext:value-type="string">
            <text:p>('2036/01/01', <text:s/>11000, 9, 3),</text:p>
          </table:table-cell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Sidney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1" table:formula="of:=[.C28]+1" office:value-type="float" office:value="10" calcext:value-type="float">
            <text:p>10</text:p>
          </table:table-cell>
          <table:table-cell office:value-type="string" calcext:value-type="string">
            <text:p>Buenos Aires</text:p>
          </table:table-cell>
          <table:table-cell/>
          <table:table-cell table:formula="of:=[.F22]+1" office:value-type="float" office:value="4" calcext:value-type="float">
            <text:p>4</text:p>
          </table:table-cell>
          <table:table-cell/>
          <table:table-cell table:formula="of:=CONCATENATE(&quot;('&quot;; [.A31];&quot;',  &quot;;[.B31];&quot;, &quot;;[.C31];&quot;, &quot;;[.F31];&quot;),&quot;)" office:value-type="string" office:string-value="('2034/01/01',  12000, 10, 4)," calcext:value-type="string">
            <text:p>('2034/01/01', <text:s/>12000, 10, 4),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Perth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1" table:formula="of:=[.C29]+1" office:value-type="float" office:value="10" calcext:value-type="float">
            <text:p>10</text:p>
          </table:table-cell>
          <table:table-cell office:value-type="string" calcext:value-type="string">
            <text:p>Buenos Aires</text:p>
          </table:table-cell>
          <table:table-cell/>
          <table:table-cell table:formula="of:=[.F23]+1" office:value-type="float" office:value="4" calcext:value-type="float">
            <text:p>4</text:p>
          </table:table-cell>
          <table:table-cell/>
          <table:table-cell table:formula="of:=CONCATENATE(&quot;('&quot;; [.A32];&quot;',  &quot;;[.B32];&quot;, &quot;;[.C32];&quot;, &quot;;[.F32];&quot;),&quot;)" office:value-type="string" office:string-value="('2035/01/01',  13000, 10, 4)," calcext:value-type="string">
            <text:p>('2035/01/01', <text:s/>13000, 10, 4),</text:p>
          </table:table-cell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Gold Coast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30]+1" office:value-type="float" office:value="10" calcext:value-type="float">
            <text:p>10</text:p>
          </table:table-cell>
          <table:table-cell office:value-type="string" calcext:value-type="string">
            <text:p>Buenos Aires</text:p>
          </table:table-cell>
          <table:table-cell/>
          <table:table-cell table:formula="of:=[.F24]+1" office:value-type="float" office:value="4" calcext:value-type="float">
            <text:p>4</text:p>
          </table:table-cell>
          <table:table-cell/>
          <table:table-cell table:formula="of:=CONCATENATE(&quot;('&quot;; [.A33];&quot;',  &quot;;[.B33];&quot;, &quot;;[.C33];&quot;, &quot;;[.F33];&quot;),&quot;)" office:value-type="string" office:string-value="('2036/01/01',  10000, 10, 4)," calcext:value-type="string">
            <text:p>('2036/01/01', <text:s/>10000, 10, 4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31]+1" office:value-type="float" office:value="11" calcext:value-type="float">
            <text:p>11</text:p>
          </table:table-cell>
          <table:table-cell office:value-type="string" calcext:value-type="string">
            <text:p>Ciudad de Cordoba</text:p>
          </table:table-cell>
          <table:table-cell/>
          <table:table-cell table:formula="of:=[.F25]+1" office:value-type="float" office:value="4" calcext:value-type="float">
            <text:p>4</text:p>
          </table:table-cell>
          <table:table-cell/>
          <table:table-cell table:formula="of:=CONCATENATE(&quot;('&quot;; [.A34];&quot;',  &quot;;[.B34];&quot;, &quot;;[.C34];&quot;, &quot;;[.F34];&quot;),&quot;)" office:value-type="string" office:string-value="('2034/01/01',  10500, 11, 4)," calcext:value-type="string">
            <text:p>('2034/01/01', <text:s/>10500, 11, 4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32]+1" office:value-type="float" office:value="11" calcext:value-type="float">
            <text:p>11</text:p>
          </table:table-cell>
          <table:table-cell office:value-type="string" calcext:value-type="string">
            <text:p>Ciudad de Cordoba</text:p>
          </table:table-cell>
          <table:table-cell/>
          <table:table-cell table:formula="of:=[.F26]+1" office:value-type="float" office:value="4" calcext:value-type="float">
            <text:p>4</text:p>
          </table:table-cell>
          <table:table-cell/>
          <table:table-cell table:formula="of:=CONCATENATE(&quot;('&quot;; [.A35];&quot;',  &quot;;[.B35];&quot;, &quot;;[.C35];&quot;, &quot;;[.F35];&quot;),&quot;)" office:value-type="string" office:string-value="('2035/01/01',  11000, 11, 4)," calcext:value-type="string">
            <text:p>('2035/01/01', <text:s/>11000, 11, 4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1" table:formula="of:=[.C33]+1" office:value-type="float" office:value="11" calcext:value-type="float">
            <text:p>11</text:p>
          </table:table-cell>
          <table:table-cell office:value-type="string" calcext:value-type="string">
            <text:p>Ciudad de Cordoba</text:p>
          </table:table-cell>
          <table:table-cell/>
          <table:table-cell table:formula="of:=[.F27]+1" office:value-type="float" office:value="4" calcext:value-type="float">
            <text:p>4</text:p>
          </table:table-cell>
          <table:table-cell/>
          <table:table-cell table:formula="of:=CONCATENATE(&quot;('&quot;; [.A36];&quot;',  &quot;;[.B36];&quot;, &quot;;[.C36];&quot;, &quot;;[.F36];&quot;),&quot;)" office:value-type="string" office:string-value="('2036/01/01',  11500, 11, 4)," calcext:value-type="string">
            <text:p>('2036/01/01', <text:s/>11500, 11, 4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34]+1" office:value-type="float" office:value="12" calcext:value-type="float">
            <text:p>12</text:p>
          </table:table-cell>
          <table:table-cell office:value-type="string" calcext:value-type="string">
            <text:p>Rosario</text:p>
          </table:table-cell>
          <table:table-cell/>
          <table:table-cell table:formula="of:=[.F28]+1" office:value-type="float" office:value="4" calcext:value-type="float">
            <text:p>4</text:p>
          </table:table-cell>
          <table:table-cell/>
          <table:table-cell table:formula="of:=CONCATENATE(&quot;('&quot;; [.A37];&quot;',  &quot;;[.B37];&quot;, &quot;;[.C37];&quot;, &quot;;[.F37];&quot;),&quot;)" office:value-type="string" office:string-value="('2034/01/01',  10000, 12, 4)," calcext:value-type="string">
            <text:p>('2034/01/01', <text:s/>10000, 12, 4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35]+1" office:value-type="float" office:value="12" calcext:value-type="float">
            <text:p>12</text:p>
          </table:table-cell>
          <table:table-cell office:value-type="string" calcext:value-type="string">
            <text:p>Rosario</text:p>
          </table:table-cell>
          <table:table-cell/>
          <table:table-cell table:formula="of:=[.F29]+1" office:value-type="float" office:value="4" calcext:value-type="float">
            <text:p>4</text:p>
          </table:table-cell>
          <table:table-cell/>
          <table:table-cell table:formula="of:=CONCATENATE(&quot;('&quot;; [.A38];&quot;',  &quot;;[.B38];&quot;, &quot;;[.C38];&quot;, &quot;;[.F38];&quot;),&quot;)" office:value-type="string" office:string-value="('2035/01/01',  10500, 12, 4)," calcext:value-type="string">
            <text:p>('2035/01/01', <text:s/>10500, 12, 4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36]+1" office:value-type="float" office:value="12" calcext:value-type="float">
            <text:p>12</text:p>
          </table:table-cell>
          <table:table-cell office:value-type="string" calcext:value-type="string">
            <text:p>Rosario</text:p>
          </table:table-cell>
          <table:table-cell/>
          <table:table-cell table:formula="of:=[.F30]+1" office:value-type="float" office:value="4" calcext:value-type="float">
            <text:p>4</text:p>
          </table:table-cell>
          <table:table-cell/>
          <table:table-cell table:formula="of:=CONCATENATE(&quot;('&quot;; [.A39];&quot;',  &quot;;[.B39];&quot;, &quot;;[.C39];&quot;, &quot;;[.F39];&quot;),&quot;)" office:value-type="string" office:string-value="('2036/01/01',  11000, 12, 4)," calcext:value-type="string">
            <text:p>('2036/01/01', <text:s/>11000, 12, 4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37]+1" office:value-type="float" office:value="13" calcext:value-type="float">
            <text:p>13</text:p>
          </table:table-cell>
          <table:table-cell office:value-type="string" calcext:value-type="string">
            <text:p>Taipei</text:p>
          </table:table-cell>
          <table:table-cell/>
          <table:table-cell table:formula="of:=[.F31]+1" office:value-type="float" office:value="5" calcext:value-type="float">
            <text:p>5</text:p>
          </table:table-cell>
          <table:table-cell/>
          <table:table-cell table:formula="of:=CONCATENATE(&quot;('&quot;; [.A40];&quot;',  &quot;;[.B40];&quot;, &quot;;[.C40];&quot;, &quot;;[.F40];&quot;),&quot;)" office:value-type="string" office:string-value="('2034/01/01',  10000, 13, 5)," calcext:value-type="string">
            <text:p>('2034/01/01', <text:s/>10000, 13, 5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38]+1" office:value-type="float" office:value="13" calcext:value-type="float">
            <text:p>13</text:p>
          </table:table-cell>
          <table:table-cell office:value-type="string" calcext:value-type="string">
            <text:p>Taipei</text:p>
          </table:table-cell>
          <table:table-cell/>
          <table:table-cell table:formula="of:=[.F32]+1" office:value-type="float" office:value="5" calcext:value-type="float">
            <text:p>5</text:p>
          </table:table-cell>
          <table:table-cell/>
          <table:table-cell table:formula="of:=CONCATENATE(&quot;('&quot;; [.A41];&quot;',  &quot;;[.B41];&quot;, &quot;;[.C41];&quot;, &quot;;[.F41];&quot;),&quot;)" office:value-type="string" office:string-value="('2035/01/01',  10500, 13, 5)," calcext:value-type="string">
            <text:p>('2035/01/01', <text:s/>10500, 13, 5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39]+1" office:value-type="float" office:value="13" calcext:value-type="float">
            <text:p>13</text:p>
          </table:table-cell>
          <table:table-cell office:value-type="string" calcext:value-type="string">
            <text:p>Taipei</text:p>
          </table:table-cell>
          <table:table-cell/>
          <table:table-cell table:formula="of:=[.F33]+1" office:value-type="float" office:value="5" calcext:value-type="float">
            <text:p>5</text:p>
          </table:table-cell>
          <table:table-cell/>
          <table:table-cell table:formula="of:=CONCATENATE(&quot;('&quot;; [.A42];&quot;',  &quot;;[.B42];&quot;, &quot;;[.C42];&quot;, &quot;;[.F42];&quot;),&quot;)" office:value-type="string" office:string-value="('2036/01/01',  11000, 13, 5)," calcext:value-type="string">
            <text:p>('2036/01/01', <text:s/>11000, 13, 5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1" table:formula="of:=[.C40]+1" office:value-type="float" office:value="14" calcext:value-type="float">
            <text:p>14</text:p>
          </table:table-cell>
          <table:table-cell office:value-type="string" calcext:value-type="string">
            <text:p>Tainan</text:p>
          </table:table-cell>
          <table:table-cell/>
          <table:table-cell table:formula="of:=[.F34]+1" office:value-type="float" office:value="5" calcext:value-type="float">
            <text:p>5</text:p>
          </table:table-cell>
          <table:table-cell/>
          <table:table-cell table:formula="of:=CONCATENATE(&quot;('&quot;; [.A43];&quot;',  &quot;;[.B43];&quot;, &quot;;[.C43];&quot;, &quot;;[.F43];&quot;),&quot;)" office:value-type="string" office:string-value="('2034/01/01',  12000, 14, 5)," calcext:value-type="string">
            <text:p>('2034/01/01', <text:s/>12000, 14, 5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1" table:formula="of:=[.C41]+1" office:value-type="float" office:value="14" calcext:value-type="float">
            <text:p>14</text:p>
          </table:table-cell>
          <table:table-cell office:value-type="string" calcext:value-type="string">
            <text:p>Tainan</text:p>
          </table:table-cell>
          <table:table-cell/>
          <table:table-cell table:formula="of:=[.F35]+1" office:value-type="float" office:value="5" calcext:value-type="float">
            <text:p>5</text:p>
          </table:table-cell>
          <table:table-cell/>
          <table:table-cell table:formula="of:=CONCATENATE(&quot;('&quot;; [.A44];&quot;',  &quot;;[.B44];&quot;, &quot;;[.C44];&quot;, &quot;;[.F44];&quot;),&quot;)" office:value-type="string" office:string-value="('2035/01/01',  13000, 14, 5)," calcext:value-type="string">
            <text:p>('2035/01/01', <text:s/>13000, 14, 5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42]+1" office:value-type="float" office:value="14" calcext:value-type="float">
            <text:p>14</text:p>
          </table:table-cell>
          <table:table-cell office:value-type="string" calcext:value-type="string">
            <text:p>Tainan</text:p>
          </table:table-cell>
          <table:table-cell/>
          <table:table-cell table:formula="of:=[.F36]+1" office:value-type="float" office:value="5" calcext:value-type="float">
            <text:p>5</text:p>
          </table:table-cell>
          <table:table-cell/>
          <table:table-cell table:formula="of:=CONCATENATE(&quot;('&quot;; [.A45];&quot;',  &quot;;[.B45];&quot;, &quot;;[.C45];&quot;, &quot;;[.F45];&quot;),&quot;)" office:value-type="string" office:string-value="('2036/01/01',  10000, 14, 5)," calcext:value-type="string">
            <text:p>('2036/01/01', <text:s/>10000, 14, 5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43]+1" office:value-type="float" office:value="15" calcext:value-type="float">
            <text:p>15</text:p>
          </table:table-cell>
          <table:table-cell table:style-name="ce15" office:value-type="string" calcext:value-type="string">
            <text:p>Kaohsiung</text:p>
          </table:table-cell>
          <table:table-cell/>
          <table:table-cell table:formula="of:=[.F37]+1" office:value-type="float" office:value="5" calcext:value-type="float">
            <text:p>5</text:p>
          </table:table-cell>
          <table:table-cell/>
          <table:table-cell table:formula="of:=CONCATENATE(&quot;('&quot;; [.A46];&quot;',  &quot;;[.B46];&quot;, &quot;;[.C46];&quot;, &quot;;[.F46];&quot;),&quot;)" office:value-type="string" office:string-value="('2034/01/01',  10500, 15, 5)," calcext:value-type="string">
            <text:p>('2034/01/01', <text:s/>10500, 15, 5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44]+1" office:value-type="float" office:value="15" calcext:value-type="float">
            <text:p>15</text:p>
          </table:table-cell>
          <table:table-cell table:style-name="ce15" office:value-type="string" calcext:value-type="string">
            <text:p>Kaohsiung</text:p>
          </table:table-cell>
          <table:table-cell/>
          <table:table-cell table:formula="of:=[.F38]+1" office:value-type="float" office:value="5" calcext:value-type="float">
            <text:p>5</text:p>
          </table:table-cell>
          <table:table-cell/>
          <table:table-cell table:formula="of:=CONCATENATE(&quot;('&quot;; [.A47];&quot;',  &quot;;[.B47];&quot;, &quot;;[.C47];&quot;, &quot;;[.F47];&quot;),&quot;)" office:value-type="string" office:string-value="('2035/01/01',  11000, 15, 5)," calcext:value-type="string">
            <text:p>('2035/01/01', <text:s/>11000, 15, 5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1" table:formula="of:=[.C45]+1" office:value-type="float" office:value="15" calcext:value-type="float">
            <text:p>15</text:p>
          </table:table-cell>
          <table:table-cell table:style-name="ce15" office:value-type="string" calcext:value-type="string">
            <text:p>Kaohsiung</text:p>
          </table:table-cell>
          <table:table-cell/>
          <table:table-cell table:formula="of:=[.F39]+1" office:value-type="float" office:value="5" calcext:value-type="float">
            <text:p>5</text:p>
          </table:table-cell>
          <table:table-cell/>
          <table:table-cell table:formula="of:=CONCATENATE(&quot;('&quot;; [.A48];&quot;',  &quot;;[.B48];&quot;, &quot;;[.C48];&quot;, &quot;;[.F48];&quot;),&quot;)" office:value-type="string" office:string-value="('2036/01/01',  11500, 15, 5)," calcext:value-type="string">
            <text:p>('2036/01/01', <text:s/>11500, 15, 5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46]+1" office:value-type="float" office:value="16" calcext:value-type="float">
            <text:p>16</text:p>
          </table:table-cell>
          <table:table-cell table:style-name="ce15" office:value-type="string" calcext:value-type="string">
            <text:p>Kuala Lumpur</text:p>
          </table:table-cell>
          <table:table-cell/>
          <table:table-cell table:formula="of:=[.F40]+1" office:value-type="float" office:value="6" calcext:value-type="float">
            <text:p>6</text:p>
          </table:table-cell>
          <table:table-cell/>
          <table:table-cell table:formula="of:=CONCATENATE(&quot;('&quot;; [.A49];&quot;',  &quot;;[.B49];&quot;, &quot;;[.C49];&quot;, &quot;;[.F49];&quot;),&quot;)" office:value-type="string" office:string-value="('2034/01/01',  10000, 16, 6)," calcext:value-type="string">
            <text:p>('2034/01/01', <text:s/>10000, 16, 6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47]+1" office:value-type="float" office:value="16" calcext:value-type="float">
            <text:p>16</text:p>
          </table:table-cell>
          <table:table-cell table:style-name="ce15" office:value-type="string" calcext:value-type="string">
            <text:p>Kuala Lumpur</text:p>
          </table:table-cell>
          <table:table-cell/>
          <table:table-cell table:formula="of:=[.F41]+1" office:value-type="float" office:value="6" calcext:value-type="float">
            <text:p>6</text:p>
          </table:table-cell>
          <table:table-cell/>
          <table:table-cell table:formula="of:=CONCATENATE(&quot;('&quot;; [.A50];&quot;',  &quot;;[.B50];&quot;, &quot;;[.C50];&quot;, &quot;;[.F50];&quot;),&quot;)" office:value-type="string" office:string-value="('2035/01/01',  10500, 16, 6)," calcext:value-type="string">
            <text:p>('2035/01/01', <text:s/>10500, 16, 6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48]+1" office:value-type="float" office:value="16" calcext:value-type="float">
            <text:p>16</text:p>
          </table:table-cell>
          <table:table-cell table:style-name="ce15" office:value-type="string" calcext:value-type="string">
            <text:p>Kuala Lumpur</text:p>
          </table:table-cell>
          <table:table-cell/>
          <table:table-cell table:formula="of:=[.F42]+1" office:value-type="float" office:value="6" calcext:value-type="float">
            <text:p>6</text:p>
          </table:table-cell>
          <table:table-cell/>
          <table:table-cell table:formula="of:=CONCATENATE(&quot;('&quot;; [.A51];&quot;',  &quot;;[.B51];&quot;, &quot;;[.C51];&quot;, &quot;;[.F51];&quot;),&quot;)" office:value-type="string" office:string-value="('2036/01/01',  11000, 16, 6)," calcext:value-type="string">
            <text:p>('2036/01/01', <text:s/>11000, 16, 6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49]+1" office:value-type="float" office:value="17" calcext:value-type="float">
            <text:p>17</text:p>
          </table:table-cell>
          <table:table-cell table:style-name="ce15" office:value-type="string" calcext:value-type="string">
            <text:p>Malaca</text:p>
          </table:table-cell>
          <table:table-cell/>
          <table:table-cell table:formula="of:=[.F43]+1" office:value-type="float" office:value="6" calcext:value-type="float">
            <text:p>6</text:p>
          </table:table-cell>
          <table:table-cell/>
          <table:table-cell table:formula="of:=CONCATENATE(&quot;('&quot;; [.A52];&quot;',  &quot;;[.B52];&quot;, &quot;;[.C52];&quot;, &quot;;[.F52];&quot;),&quot;)" office:value-type="string" office:string-value="('2034/01/01',  10000, 17, 6)," calcext:value-type="string">
            <text:p>('2034/01/01', <text:s/>10000, 17, 6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50]+1" office:value-type="float" office:value="17" calcext:value-type="float">
            <text:p>17</text:p>
          </table:table-cell>
          <table:table-cell table:style-name="ce15" office:value-type="string" calcext:value-type="string">
            <text:p>Malaca</text:p>
          </table:table-cell>
          <table:table-cell/>
          <table:table-cell table:formula="of:=[.F44]+1" office:value-type="float" office:value="6" calcext:value-type="float">
            <text:p>6</text:p>
          </table:table-cell>
          <table:table-cell/>
          <table:table-cell table:formula="of:=CONCATENATE(&quot;('&quot;; [.A53];&quot;',  &quot;;[.B53];&quot;, &quot;;[.C53];&quot;, &quot;;[.F53];&quot;),&quot;)" office:value-type="string" office:string-value="('2035/01/01',  10500, 17, 6)," calcext:value-type="string">
            <text:p>('2035/01/01', <text:s/>10500, 17, 6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51]+1" office:value-type="float" office:value="17" calcext:value-type="float">
            <text:p>17</text:p>
          </table:table-cell>
          <table:table-cell table:style-name="ce15" office:value-type="string" calcext:value-type="string">
            <text:p>Malaca</text:p>
          </table:table-cell>
          <table:table-cell/>
          <table:table-cell table:formula="of:=[.F45]+1" office:value-type="float" office:value="6" calcext:value-type="float">
            <text:p>6</text:p>
          </table:table-cell>
          <table:table-cell/>
          <table:table-cell table:formula="of:=CONCATENATE(&quot;('&quot;; [.A54];&quot;',  &quot;;[.B54];&quot;, &quot;;[.C54];&quot;, &quot;;[.F54];&quot;),&quot;)" office:value-type="string" office:string-value="('2036/01/01',  11000, 17, 6)," calcext:value-type="string">
            <text:p>('2036/01/01', <text:s/>11000, 17, 6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1" table:formula="of:=[.C52]+1" office:value-type="float" office:value="18" calcext:value-type="float">
            <text:p>18</text:p>
          </table:table-cell>
          <table:table-cell table:style-name="ce15" office:value-type="string" calcext:value-type="string">
            <text:p>Pulau Pinang</text:p>
          </table:table-cell>
          <table:table-cell/>
          <table:table-cell table:formula="of:=[.F46]+1" office:value-type="float" office:value="6" calcext:value-type="float">
            <text:p>6</text:p>
          </table:table-cell>
          <table:table-cell/>
          <table:table-cell table:formula="of:=CONCATENATE(&quot;('&quot;; [.A55];&quot;',  &quot;;[.B55];&quot;, &quot;;[.C55];&quot;, &quot;;[.F55];&quot;),&quot;)" office:value-type="string" office:string-value="('2034/01/01',  12000, 18, 6)," calcext:value-type="string">
            <text:p>('2034/01/01', <text:s/>12000, 18, 6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1" table:formula="of:=[.C53]+1" office:value-type="float" office:value="18" calcext:value-type="float">
            <text:p>18</text:p>
          </table:table-cell>
          <table:table-cell table:style-name="ce15" office:value-type="string" calcext:value-type="string">
            <text:p>Pulau Pinang</text:p>
          </table:table-cell>
          <table:table-cell/>
          <table:table-cell table:formula="of:=[.F47]+1" office:value-type="float" office:value="6" calcext:value-type="float">
            <text:p>6</text:p>
          </table:table-cell>
          <table:table-cell/>
          <table:table-cell table:formula="of:=CONCATENATE(&quot;('&quot;; [.A56];&quot;',  &quot;;[.B56];&quot;, &quot;;[.C56];&quot;, &quot;;[.F56];&quot;),&quot;)" office:value-type="string" office:string-value="('2035/01/01',  13000, 18, 6)," calcext:value-type="string">
            <text:p>('2035/01/01', <text:s/>13000, 18, 6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54]+1" office:value-type="float" office:value="18" calcext:value-type="float">
            <text:p>18</text:p>
          </table:table-cell>
          <table:table-cell table:style-name="ce15" office:value-type="string" calcext:value-type="string">
            <text:p>Pulau Pinang</text:p>
          </table:table-cell>
          <table:table-cell/>
          <table:table-cell table:formula="of:=[.F48]+1" office:value-type="float" office:value="6" calcext:value-type="float">
            <text:p>6</text:p>
          </table:table-cell>
          <table:table-cell/>
          <table:table-cell table:formula="of:=CONCATENATE(&quot;('&quot;; [.A57];&quot;',  &quot;;[.B57];&quot;, &quot;;[.C57];&quot;, &quot;;[.F57];&quot;),&quot;)" office:value-type="string" office:string-value="('2036/01/01',  10000, 18, 6)," calcext:value-type="string">
            <text:p>('2036/01/01', <text:s/>10000, 18, 6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55]+1" office:value-type="float" office:value="19" calcext:value-type="float">
            <text:p>19</text:p>
          </table:table-cell>
          <table:table-cell table:style-name="ce15" office:value-type="string" calcext:value-type="string">
            <text:p>Kampala</text:p>
          </table:table-cell>
          <table:table-cell/>
          <table:table-cell table:formula="of:=[.F49]+1" office:value-type="float" office:value="7" calcext:value-type="float">
            <text:p>7</text:p>
          </table:table-cell>
          <table:table-cell/>
          <table:table-cell table:formula="of:=CONCATENATE(&quot;('&quot;; [.A58];&quot;',  &quot;;[.B58];&quot;, &quot;;[.C58];&quot;, &quot;;[.F58];&quot;),&quot;)" office:value-type="string" office:string-value="('2034/01/01',  10500, 19, 7)," calcext:value-type="string">
            <text:p>('2034/01/01', <text:s/>10500, 19, 7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56]+1" office:value-type="float" office:value="19" calcext:value-type="float">
            <text:p>19</text:p>
          </table:table-cell>
          <table:table-cell table:style-name="ce15" office:value-type="string" calcext:value-type="string">
            <text:p>Kampala</text:p>
          </table:table-cell>
          <table:table-cell/>
          <table:table-cell table:formula="of:=[.F50]+1" office:value-type="float" office:value="7" calcext:value-type="float">
            <text:p>7</text:p>
          </table:table-cell>
          <table:table-cell/>
          <table:table-cell table:formula="of:=CONCATENATE(&quot;('&quot;; [.A59];&quot;',  &quot;;[.B59];&quot;, &quot;;[.C59];&quot;, &quot;;[.F59];&quot;),&quot;)" office:value-type="string" office:string-value="('2035/01/01',  11000, 19, 7)," calcext:value-type="string">
            <text:p>('2035/01/01', <text:s/>11000, 19, 7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1" table:formula="of:=[.C57]+1" office:value-type="float" office:value="19" calcext:value-type="float">
            <text:p>19</text:p>
          </table:table-cell>
          <table:table-cell table:style-name="ce15" office:value-type="string" calcext:value-type="string">
            <text:p>Kampala</text:p>
          </table:table-cell>
          <table:table-cell/>
          <table:table-cell table:formula="of:=[.F51]+1" office:value-type="float" office:value="7" calcext:value-type="float">
            <text:p>7</text:p>
          </table:table-cell>
          <table:table-cell/>
          <table:table-cell table:formula="of:=CONCATENATE(&quot;('&quot;; [.A60];&quot;',  &quot;;[.B60];&quot;, &quot;;[.C60];&quot;, &quot;;[.F60];&quot;),&quot;)" office:value-type="string" office:string-value="('2036/01/01',  11500, 19, 7)," calcext:value-type="string">
            <text:p>('2036/01/01', <text:s/>11500, 19, 7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58]+1" office:value-type="float" office:value="20" calcext:value-type="float">
            <text:p>20</text:p>
          </table:table-cell>
          <table:table-cell office:value-type="string" calcext:value-type="string">
            <text:p>Entebbe</text:p>
          </table:table-cell>
          <table:table-cell/>
          <table:table-cell table:formula="of:=[.F52]+1" office:value-type="float" office:value="7" calcext:value-type="float">
            <text:p>7</text:p>
          </table:table-cell>
          <table:table-cell/>
          <table:table-cell table:formula="of:=CONCATENATE(&quot;('&quot;; [.A61];&quot;',  &quot;;[.B61];&quot;, &quot;;[.C61];&quot;, &quot;;[.F61];&quot;),&quot;)" office:value-type="string" office:string-value="('2034/01/01',  10000, 20, 7)," calcext:value-type="string">
            <text:p>('2034/01/01', <text:s/>10000, 20, 7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59]+1" office:value-type="float" office:value="20" calcext:value-type="float">
            <text:p>20</text:p>
          </table:table-cell>
          <table:table-cell office:value-type="string" calcext:value-type="string">
            <text:p>Entebbe</text:p>
          </table:table-cell>
          <table:table-cell/>
          <table:table-cell table:formula="of:=[.F53]+1" office:value-type="float" office:value="7" calcext:value-type="float">
            <text:p>7</text:p>
          </table:table-cell>
          <table:table-cell/>
          <table:table-cell table:formula="of:=CONCATENATE(&quot;('&quot;; [.A62];&quot;',  &quot;;[.B62];&quot;, &quot;;[.C62];&quot;, &quot;;[.F62];&quot;),&quot;)" office:value-type="string" office:string-value="('2035/01/01',  10500, 20, 7)," calcext:value-type="string">
            <text:p>('2035/01/01', <text:s/>10500, 20, 7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60]+1" office:value-type="float" office:value="20" calcext:value-type="float">
            <text:p>20</text:p>
          </table:table-cell>
          <table:table-cell office:value-type="string" calcext:value-type="string">
            <text:p>Entebbe</text:p>
          </table:table-cell>
          <table:table-cell/>
          <table:table-cell table:formula="of:=[.F54]+1" office:value-type="float" office:value="7" calcext:value-type="float">
            <text:p>7</text:p>
          </table:table-cell>
          <table:table-cell/>
          <table:table-cell table:formula="of:=CONCATENATE(&quot;('&quot;; [.A63];&quot;',  &quot;;[.B63];&quot;, &quot;;[.C63];&quot;, &quot;;[.F63];&quot;),&quot;)" office:value-type="string" office:string-value="('2036/01/01',  11000, 20, 7)," calcext:value-type="string">
            <text:p>('2036/01/01', <text:s/>11000, 20, 7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61]+1" office:value-type="float" office:value="21" calcext:value-type="float">
            <text:p>21</text:p>
          </table:table-cell>
          <table:table-cell table:style-name="ce15" office:value-type="string" calcext:value-type="string">
            <text:p>Kasese</text:p>
          </table:table-cell>
          <table:table-cell/>
          <table:table-cell table:formula="of:=[.F55]+1" office:value-type="float" office:value="7" calcext:value-type="float">
            <text:p>7</text:p>
          </table:table-cell>
          <table:table-cell/>
          <table:table-cell table:formula="of:=CONCATENATE(&quot;('&quot;; [.A64];&quot;',  &quot;;[.B64];&quot;, &quot;;[.C64];&quot;, &quot;;[.F64];&quot;),&quot;)" office:value-type="string" office:string-value="('2034/01/01',  10000, 21, 7)," calcext:value-type="string">
            <text:p>('2034/01/01', <text:s/>10000, 21, 7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62]+1" office:value-type="float" office:value="21" calcext:value-type="float">
            <text:p>21</text:p>
          </table:table-cell>
          <table:table-cell table:style-name="ce15" office:value-type="string" calcext:value-type="string">
            <text:p>Kasese</text:p>
          </table:table-cell>
          <table:table-cell/>
          <table:table-cell table:formula="of:=[.F56]+1" office:value-type="float" office:value="7" calcext:value-type="float">
            <text:p>7</text:p>
          </table:table-cell>
          <table:table-cell/>
          <table:table-cell table:formula="of:=CONCATENATE(&quot;('&quot;; [.A65];&quot;',  &quot;;[.B65];&quot;, &quot;;[.C65];&quot;, &quot;;[.F65];&quot;),&quot;)" office:value-type="string" office:string-value="('2035/01/01',  10500, 21, 7)," calcext:value-type="string">
            <text:p>('2035/01/01', <text:s/>10500, 21, 7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63]+1" office:value-type="float" office:value="21" calcext:value-type="float">
            <text:p>21</text:p>
          </table:table-cell>
          <table:table-cell table:style-name="ce15" office:value-type="string" calcext:value-type="string">
            <text:p>Kasese</text:p>
          </table:table-cell>
          <table:table-cell/>
          <table:table-cell table:formula="of:=[.F57]+1" office:value-type="float" office:value="7" calcext:value-type="float">
            <text:p>7</text:p>
          </table:table-cell>
          <table:table-cell/>
          <table:table-cell table:formula="of:=CONCATENATE(&quot;('&quot;; [.A66];&quot;',  &quot;;[.B66];&quot;, &quot;;[.C66];&quot;, &quot;;[.F66];&quot;),&quot;)" office:value-type="string" office:string-value="('2036/01/01',  11000, 21, 7)," calcext:value-type="string">
            <text:p>('2036/01/01', <text:s/>11000, 21, 7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1" table:formula="of:=[.C64]+1" office:value-type="float" office:value="22" calcext:value-type="float">
            <text:p>22</text:p>
          </table:table-cell>
          <table:table-cell table:style-name="ce15" office:value-type="string" calcext:value-type="string">
            <text:p>Harare</text:p>
          </table:table-cell>
          <table:table-cell/>
          <table:table-cell table:formula="of:=[.F58]+1" office:value-type="float" office:value="8" calcext:value-type="float">
            <text:p>8</text:p>
          </table:table-cell>
          <table:table-cell/>
          <table:table-cell table:formula="of:=CONCATENATE(&quot;('&quot;; [.A67];&quot;',  &quot;;[.B67];&quot;, &quot;;[.C67];&quot;, &quot;;[.F67];&quot;),&quot;)" office:value-type="string" office:string-value="('2034/01/01',  12000, 22, 8)," calcext:value-type="string">
            <text:p>('2034/01/01', <text:s/>12000, 22, 8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1" table:formula="of:=[.C65]+1" office:value-type="float" office:value="22" calcext:value-type="float">
            <text:p>22</text:p>
          </table:table-cell>
          <table:table-cell table:style-name="ce15" office:value-type="string" calcext:value-type="string">
            <text:p>Harare</text:p>
          </table:table-cell>
          <table:table-cell/>
          <table:table-cell table:formula="of:=[.F59]+1" office:value-type="float" office:value="8" calcext:value-type="float">
            <text:p>8</text:p>
          </table:table-cell>
          <table:table-cell/>
          <table:table-cell table:formula="of:=CONCATENATE(&quot;('&quot;; [.A68];&quot;',  &quot;;[.B68];&quot;, &quot;;[.C68];&quot;, &quot;;[.F68];&quot;),&quot;)" office:value-type="string" office:string-value="('2035/01/01',  13000, 22, 8)," calcext:value-type="string">
            <text:p>('2035/01/01', <text:s/>13000, 22, 8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66]+1" office:value-type="float" office:value="22" calcext:value-type="float">
            <text:p>22</text:p>
          </table:table-cell>
          <table:table-cell table:style-name="ce15" office:value-type="string" calcext:value-type="string">
            <text:p>Harare</text:p>
          </table:table-cell>
          <table:table-cell/>
          <table:table-cell table:formula="of:=[.F60]+1" office:value-type="float" office:value="8" calcext:value-type="float">
            <text:p>8</text:p>
          </table:table-cell>
          <table:table-cell/>
          <table:table-cell table:formula="of:=CONCATENATE(&quot;('&quot;; [.A69];&quot;',  &quot;;[.B69];&quot;, &quot;;[.C69];&quot;, &quot;;[.F69];&quot;),&quot;)" office:value-type="string" office:string-value="('2036/01/01',  10000, 22, 8)," calcext:value-type="string">
            <text:p>('2036/01/01', <text:s/>10000, 22, 8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67]+1" office:value-type="float" office:value="23" calcext:value-type="float">
            <text:p>23</text:p>
          </table:table-cell>
          <table:table-cell office:value-type="string" calcext:value-type="string">
            <text:p>Bulawayo</text:p>
          </table:table-cell>
          <table:table-cell/>
          <table:table-cell table:formula="of:=[.F61]+1" office:value-type="float" office:value="8" calcext:value-type="float">
            <text:p>8</text:p>
          </table:table-cell>
          <table:table-cell/>
          <table:table-cell table:formula="of:=CONCATENATE(&quot;('&quot;; [.A70];&quot;',  &quot;;[.B70];&quot;, &quot;;[.C70];&quot;, &quot;;[.F70];&quot;),&quot;)" office:value-type="string" office:string-value="('2034/01/01',  10500, 23, 8)," calcext:value-type="string">
            <text:p>('2034/01/01', <text:s/>10500, 23, 8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68]+1" office:value-type="float" office:value="23" calcext:value-type="float">
            <text:p>23</text:p>
          </table:table-cell>
          <table:table-cell office:value-type="string" calcext:value-type="string">
            <text:p>Bulawayo</text:p>
          </table:table-cell>
          <table:table-cell/>
          <table:table-cell table:formula="of:=[.F62]+1" office:value-type="float" office:value="8" calcext:value-type="float">
            <text:p>8</text:p>
          </table:table-cell>
          <table:table-cell/>
          <table:table-cell table:formula="of:=CONCATENATE(&quot;('&quot;; [.A71];&quot;',  &quot;;[.B71];&quot;, &quot;;[.C71];&quot;, &quot;;[.F71];&quot;),&quot;)" office:value-type="string" office:string-value="('2035/01/01',  11000, 23, 8)," calcext:value-type="string">
            <text:p>('2035/01/01', <text:s/>11000, 23, 8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1" table:formula="of:=[.C69]+1" office:value-type="float" office:value="23" calcext:value-type="float">
            <text:p>23</text:p>
          </table:table-cell>
          <table:table-cell office:value-type="string" calcext:value-type="string">
            <text:p>Bulawayo</text:p>
          </table:table-cell>
          <table:table-cell/>
          <table:table-cell table:formula="of:=[.F63]+1" office:value-type="float" office:value="8" calcext:value-type="float">
            <text:p>8</text:p>
          </table:table-cell>
          <table:table-cell/>
          <table:table-cell table:formula="of:=CONCATENATE(&quot;('&quot;; [.A72];&quot;',  &quot;;[.B72];&quot;, &quot;;[.C72];&quot;, &quot;;[.F72];&quot;),&quot;)" office:value-type="string" office:string-value="('2036/01/01',  11500, 23, 8)," calcext:value-type="string">
            <text:p>('2036/01/01', <text:s/>11500, 23, 8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70]+1" office:value-type="float" office:value="24" calcext:value-type="float">
            <text:p>24</text:p>
          </table:table-cell>
          <table:table-cell office:value-type="string" calcext:value-type="string">
            <text:p>Chitungwiza</text:p>
          </table:table-cell>
          <table:table-cell/>
          <table:table-cell table:formula="of:=[.F64]+1" office:value-type="float" office:value="8" calcext:value-type="float">
            <text:p>8</text:p>
          </table:table-cell>
          <table:table-cell/>
          <table:table-cell table:formula="of:=CONCATENATE(&quot;('&quot;; [.A73];&quot;',  &quot;;[.B73];&quot;, &quot;;[.C73];&quot;, &quot;;[.F73];&quot;),&quot;)" office:value-type="string" office:string-value="('2034/01/01',  10000, 24, 8)," calcext:value-type="string">
            <text:p>('2034/01/01', <text:s/>10000, 24, 8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71]+1" office:value-type="float" office:value="24" calcext:value-type="float">
            <text:p>24</text:p>
          </table:table-cell>
          <table:table-cell office:value-type="string" calcext:value-type="string">
            <text:p>Chitungwiza</text:p>
          </table:table-cell>
          <table:table-cell/>
          <table:table-cell table:formula="of:=[.F65]+1" office:value-type="float" office:value="8" calcext:value-type="float">
            <text:p>8</text:p>
          </table:table-cell>
          <table:table-cell/>
          <table:table-cell table:formula="of:=CONCATENATE(&quot;('&quot;; [.A74];&quot;',  &quot;;[.B74];&quot;, &quot;;[.C74];&quot;, &quot;;[.F74];&quot;),&quot;)" office:value-type="string" office:string-value="('2035/01/01',  10500, 24, 8)," calcext:value-type="string">
            <text:p>('2035/01/01', <text:s/>10500, 24, 8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72]+1" office:value-type="float" office:value="24" calcext:value-type="float">
            <text:p>24</text:p>
          </table:table-cell>
          <table:table-cell office:value-type="string" calcext:value-type="string">
            <text:p>Chitungwiza</text:p>
          </table:table-cell>
          <table:table-cell/>
          <table:table-cell table:formula="of:=[.F66]+1" office:value-type="float" office:value="8" calcext:value-type="float">
            <text:p>8</text:p>
          </table:table-cell>
          <table:table-cell/>
          <table:table-cell table:formula="of:=CONCATENATE(&quot;('&quot;; [.A75];&quot;',  &quot;;[.B75];&quot;, &quot;;[.C75];&quot;, &quot;;[.F75];&quot;),&quot;)" office:value-type="string" office:string-value="('2036/01/01',  11000, 24, 8)," calcext:value-type="string">
            <text:p>('2036/01/01', <text:s/>11000, 24, 8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73]+1" office:value-type="float" office:value="25" calcext:value-type="float">
            <text:p>25</text:p>
          </table:table-cell>
          <table:table-cell office:value-type="string" calcext:value-type="string">
            <text:p>Sidney</text:p>
          </table:table-cell>
          <table:table-cell/>
          <table:table-cell table:formula="of:=[.F67]+1" office:value-type="float" office:value="9" calcext:value-type="float">
            <text:p>9</text:p>
          </table:table-cell>
          <table:table-cell/>
          <table:table-cell table:formula="of:=CONCATENATE(&quot;('&quot;; [.A76];&quot;',  &quot;;[.B76];&quot;, &quot;;[.C76];&quot;, &quot;;[.F76];&quot;),&quot;)" office:value-type="string" office:string-value="('2034/01/01',  10000, 25, 9)," calcext:value-type="string">
            <text:p>('2034/01/01', <text:s/>10000, 25, 9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74]+1" office:value-type="float" office:value="25" calcext:value-type="float">
            <text:p>25</text:p>
          </table:table-cell>
          <table:table-cell office:value-type="string" calcext:value-type="string">
            <text:p>Sidney</text:p>
          </table:table-cell>
          <table:table-cell/>
          <table:table-cell table:formula="of:=[.F68]+1" office:value-type="float" office:value="9" calcext:value-type="float">
            <text:p>9</text:p>
          </table:table-cell>
          <table:table-cell/>
          <table:table-cell table:formula="of:=CONCATENATE(&quot;('&quot;; [.A77];&quot;',  &quot;;[.B77];&quot;, &quot;;[.C77];&quot;, &quot;;[.F77];&quot;),&quot;)" office:value-type="string" office:string-value="('2035/01/01',  10500, 25, 9)," calcext:value-type="string">
            <text:p>('2035/01/01', <text:s/>10500, 25, 9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75]+1" office:value-type="float" office:value="25" calcext:value-type="float">
            <text:p>25</text:p>
          </table:table-cell>
          <table:table-cell office:value-type="string" calcext:value-type="string">
            <text:p>Sidney</text:p>
          </table:table-cell>
          <table:table-cell/>
          <table:table-cell table:formula="of:=[.F69]+1" office:value-type="float" office:value="9" calcext:value-type="float">
            <text:p>9</text:p>
          </table:table-cell>
          <table:table-cell/>
          <table:table-cell table:formula="of:=CONCATENATE(&quot;('&quot;; [.A78];&quot;',  &quot;;[.B78];&quot;, &quot;;[.C78];&quot;, &quot;;[.F78];&quot;),&quot;)" office:value-type="string" office:string-value="('2036/01/01',  11000, 25, 9)," calcext:value-type="string">
            <text:p>('2036/01/01', <text:s/>11000, 25, 9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1" table:formula="of:=[.C76]+1" office:value-type="float" office:value="26" calcext:value-type="float">
            <text:p>26</text:p>
          </table:table-cell>
          <table:table-cell office:value-type="string" calcext:value-type="string">
            <text:p>Perth</text:p>
          </table:table-cell>
          <table:table-cell/>
          <table:table-cell table:formula="of:=[.F70]+1" office:value-type="float" office:value="9" calcext:value-type="float">
            <text:p>9</text:p>
          </table:table-cell>
          <table:table-cell/>
          <table:table-cell table:formula="of:=CONCATENATE(&quot;('&quot;; [.A79];&quot;',  &quot;;[.B79];&quot;, &quot;;[.C79];&quot;, &quot;;[.F79];&quot;),&quot;)" office:value-type="string" office:string-value="('2034/01/01',  12000, 26, 9)," calcext:value-type="string">
            <text:p>('2034/01/01', <text:s/>12000, 26, 9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1" table:formula="of:=[.C77]+1" office:value-type="float" office:value="26" calcext:value-type="float">
            <text:p>26</text:p>
          </table:table-cell>
          <table:table-cell office:value-type="string" calcext:value-type="string">
            <text:p>Perth</text:p>
          </table:table-cell>
          <table:table-cell/>
          <table:table-cell table:formula="of:=[.F71]+1" office:value-type="float" office:value="9" calcext:value-type="float">
            <text:p>9</text:p>
          </table:table-cell>
          <table:table-cell/>
          <table:table-cell table:formula="of:=CONCATENATE(&quot;('&quot;; [.A80];&quot;',  &quot;;[.B80];&quot;, &quot;;[.C80];&quot;, &quot;;[.F80];&quot;),&quot;)" office:value-type="string" office:string-value="('2035/01/01',  13000, 26, 9)," calcext:value-type="string">
            <text:p>('2035/01/01', <text:s/>13000, 26, 9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78]+1" office:value-type="float" office:value="26" calcext:value-type="float">
            <text:p>26</text:p>
          </table:table-cell>
          <table:table-cell office:value-type="string" calcext:value-type="string">
            <text:p>Perth</text:p>
          </table:table-cell>
          <table:table-cell/>
          <table:table-cell table:formula="of:=[.F72]+1" office:value-type="float" office:value="9" calcext:value-type="float">
            <text:p>9</text:p>
          </table:table-cell>
          <table:table-cell/>
          <table:table-cell table:formula="of:=CONCATENATE(&quot;('&quot;; [.A81];&quot;',  &quot;;[.B81];&quot;, &quot;;[.C81];&quot;, &quot;;[.F81];&quot;),&quot;)" office:value-type="string" office:string-value="('2036/01/01',  10000, 26, 9)," calcext:value-type="string">
            <text:p>('2036/01/01', <text:s/>10000, 26, 9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79]+1" office:value-type="float" office:value="27" calcext:value-type="float">
            <text:p>27</text:p>
          </table:table-cell>
          <table:table-cell office:value-type="string" calcext:value-type="string">
            <text:p>Gold Coast</text:p>
          </table:table-cell>
          <table:table-cell/>
          <table:table-cell table:formula="of:=[.F73]+1" office:value-type="float" office:value="9" calcext:value-type="float">
            <text:p>9</text:p>
          </table:table-cell>
          <table:table-cell/>
          <table:table-cell table:formula="of:=CONCATENATE(&quot;('&quot;; [.A82];&quot;',  &quot;;[.B82];&quot;, &quot;;[.C82];&quot;, &quot;;[.F82];&quot;),&quot;)" office:value-type="string" office:string-value="('2034/01/01',  10500, 27, 9)," calcext:value-type="string">
            <text:p>('2034/01/01', <text:s/>10500, 27, 9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80]+1" office:value-type="float" office:value="27" calcext:value-type="float">
            <text:p>27</text:p>
          </table:table-cell>
          <table:table-cell office:value-type="string" calcext:value-type="string">
            <text:p>Gold Coast</text:p>
          </table:table-cell>
          <table:table-cell/>
          <table:table-cell table:formula="of:=[.F74]+1" office:value-type="float" office:value="9" calcext:value-type="float">
            <text:p>9</text:p>
          </table:table-cell>
          <table:table-cell/>
          <table:table-cell table:formula="of:=CONCATENATE(&quot;('&quot;; [.A83];&quot;',  &quot;;[.B83];&quot;, &quot;;[.C83];&quot;, &quot;;[.F83];&quot;),&quot;)" office:value-type="string" office:string-value="('2035/01/01',  11000, 27, 9)," calcext:value-type="string">
            <text:p>('2035/01/01', <text:s/>11000, 27, 9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1" table:formula="of:=[.C81]+1" office:value-type="float" office:value="27" calcext:value-type="float">
            <text:p>27</text:p>
          </table:table-cell>
          <table:table-cell office:value-type="string" calcext:value-type="string">
            <text:p>Gold Coast</text:p>
          </table:table-cell>
          <table:table-cell/>
          <table:table-cell table:formula="of:=[.F75]+1" office:value-type="float" office:value="9" calcext:value-type="float">
            <text:p>9</text:p>
          </table:table-cell>
          <table:table-cell/>
          <table:table-cell table:formula="of:=CONCATENATE(&quot;('&quot;; [.A84];&quot;',  &quot;;[.B84];&quot;, &quot;;[.C84];&quot;, &quot;;[.F84];&quot;),&quot;)" office:value-type="string" office:string-value="('2036/01/01',  11500, 27, 9)," calcext:value-type="string">
            <text:p>('2036/01/01', <text:s/>11500, 27, 9),</text:p>
          </table:table-cell>
          <table:table-cell table:number-columns-repeated="1016"/>
        </table:table-row>
        <table:table-row table:style-name="ro3">
          <table:table-cell table:style-name="ce16"/>
          <table:table-cell office:value-type="string" calcext:value-type="string">
            <text:p>&lt;--Termina</text:p>
          </table:table-cell>
          <table:table-cell/>
          <table:table-cell table:style-name="ce15"/>
          <table:table-cell table:number-columns-repeated="1020"/>
        </table:table-row>
        <table:table-row table:style-name="ro3" table:number-rows-repeated="7">
          <table:table-cell table:style-name="ce16"/>
          <table:table-cell table:number-columns-repeated="2"/>
          <table:table-cell table:style-name="ce15"/>
          <table:table-cell table:number-columns-repeated="1020"/>
        </table:table-row>
        <table:table-row table:style-name="ro2">
          <table:table-cell table:style-name="ce16"/>
          <table:table-cell table:number-columns-repeated="1023"/>
        </table:table-row>
        <table:table-row table:style-name="ro2" table:number-rows-repeated="6">
          <table:table-cell table:style-name="ce17"/>
          <table:table-cell table:number-columns-repeated="1023"/>
        </table:table-row>
        <table:table-row table:style-name="ro2">
          <table:table-cell table:style-name="ce18"/>
          <table:table-cell table:number-columns-repeated="1023"/>
        </table:table-row>
        <table:table-row table:style-name="ro2" table:number-rows-repeated="11">
          <table:table-cell table:style-name="ce17"/>
          <table:table-cell table:number-columns-repeated="1023"/>
        </table:table-row>
        <table:table-row table:style-name="ro2">
          <table:table-cell table:style-name="ce18"/>
          <table:table-cell table:number-columns-repeated="1023"/>
        </table:table-row>
        <table:table-row table:style-name="ro2" table:number-rows-repeated="11">
          <table:table-cell table:style-name="ce17"/>
          <table:table-cell table:number-columns-repeated="1023"/>
        </table:table-row>
        <table:table-row table:style-name="ro2">
          <table:table-cell table:style-name="ce18"/>
          <table:table-cell table:number-columns-repeated="1023"/>
        </table:table-row>
        <table:table-row table:style-name="ro2" table:number-rows-repeated="11">
          <table:table-cell table:style-name="ce17"/>
          <table:table-cell table:number-columns-repeated="1023"/>
        </table:table-row>
        <table:table-row table:style-name="ro2">
          <table:table-cell table:style-name="ce18"/>
          <table:table-cell table:number-columns-repeated="1023"/>
        </table:table-row>
        <table:table-row table:style-name="ro2" table:number-rows-repeated="11">
          <table:table-cell table:style-name="ce17"/>
          <table:table-cell table:number-columns-repeated="1023"/>
        </table:table-row>
        <table:table-row table:style-name="ro2" table:number-rows-repeated="10484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iases" table:style-name="ta3">
        <table:table-column table:style-name="co32" table:default-cell-style-name="ce1"/>
        <table:table-column table:style-name="co18" table:default-cell-style-name="ce1"/>
        <table:table-column table:style-name="co33" table:number-columns-repeated="2" table:default-cell-style-name="ce1"/>
        <table:table-column table:style-name="co20" table:default-cell-style-name="Default"/>
        <table:table-column table:style-name="co20" table:default-cell-style-name="ce1"/>
        <table:table-column table:style-name="co1" table:default-cell-style-name="ce1"/>
        <table:table-column table:style-name="co11" table:default-cell-style-name="ce1"/>
        <table:table-column table:style-name="co34" table:default-cell-style-name="Default"/>
        <table:table-column table:style-name="co20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style-name="ce14" office:value-type="string" calcext:value-type="string" table:number-columns-spanned="10" table:number-rows-spanned="1">
            <text:p>aliases</text:p>
          </table:table-cell>
          <table:covered-table-cell table:style-name="Default"/>
          <table:covered-table-cell table:number-columns-repeated="2" table:style-name="ce14"/>
          <table:covered-table-cell/>
          <table:covered-table-cell table:number-columns-repeated="2" table:style-name="ce14"/>
          <table:covered-table-cell table:number-columns-repeated="3" table:style-name="ce3"/>
        </table:table-row>
        <table:table-row table:style-name="ro4">
          <table:table-cell office:value-type="string" calcext:value-type="string">
            <text:p>'Abelardo'</text:p>
          </table:table-cell>
          <table:table-cell office:value-type="string" calcext:value-type="string">
            <text:p>'Maximo'</text:p>
          </table:table-cell>
          <table:table-cell table:number-columns-repeated="2" office:value-type="string" calcext:value-type="string">
            <text:p>'Zuniga'</text:p>
          </table:table-cell>
          <table:table-cell table:style-name="ce13" table:formula="of:=RANDBETWEEN(10000000;100000000)" office:value-type="float" office:value="95478140" calcext:value-type="float">
            <text:p>95478140</text:p>
          </table:table-cell>
          <table:table-cell table:style-name="ce8" office:value-type="string" calcext:value-type="string">
            <text:p>1964-12-31</text:p>
          </table:table-cell>
          <table:table-cell office:value-type="string" calcext:value-type="string">
            <text:p>Irland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9161 Court Street </text:p>
          </table:table-cell>
          <table:table-cell table:style-name="ce8" office:value-type="string" calcext:value-type="string">
            <text:p>2034-02-12</text:p>
          </table:table-cell>
        </table:table-row>
        <table:table-row table:style-name="ro4">
          <table:table-cell office:value-type="string" calcext:value-type="string">
            <text:p>'Abigail'</text:p>
          </table:table-cell>
          <table:table-cell office:value-type="string" calcext:value-type="string">
            <text:p>'Soledad'</text:p>
          </table:table-cell>
          <table:table-cell table:number-columns-repeated="2" office:value-type="string" calcext:value-type="string">
            <text:p>'Zepeda'</text:p>
          </table:table-cell>
          <table:table-cell table:style-name="ce13" table:formula="of:=RANDBETWEEN(10000000;100000000)" office:value-type="float" office:value="22774595" calcext:value-type="float">
            <text:p>22774595</text:p>
          </table:table-cell>
          <table:table-cell table:style-name="ce8" office:value-type="string" calcext:value-type="string">
            <text:p>1966-05-13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Leland, NC 28451</text:p>
          </table:table-cell>
          <table:table-cell table:style-name="ce8" office:value-type="string" calcext:value-type="string">
            <text:p>2034-03-12</text:p>
          </table:table-cell>
        </table:table-row>
        <table:table-row table:style-name="ro4">
          <table:table-cell office:value-type="string" calcext:value-type="string">
            <text:p>'Abigail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Zelaya'</text:p>
          </table:table-cell>
          <table:table-cell office:value-type="string" calcext:value-type="string">
            <text:p>'Zayas'</text:p>
          </table:table-cell>
          <table:table-cell table:style-name="ce13" table:formula="of:=RANDBETWEEN(10000000;100000000)" office:value-type="float" office:value="30005876" calcext:value-type="float">
            <text:p>30005876</text:p>
          </table:table-cell>
          <table:table-cell table:style-name="ce8" office:value-type="string" calcext:value-type="string">
            <text:p>1970-03-20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7399 Brickyard St. </text:p>
          </table:table-cell>
          <table:table-cell table:style-name="ce8" office:value-type="string" calcext:value-type="string">
            <text:p>2034-05-22</text:p>
          </table:table-cell>
        </table:table-row>
        <table:table-row table:style-name="ro4">
          <table:table-cell office:value-type="string" calcext:value-type="string">
            <text:p>'Adan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Zavala'</text:p>
          </table:table-cell>
          <table:table-cell office:value-type="string" calcext:value-type="string">
            <text:p>'Zarate'</text:p>
          </table:table-cell>
          <table:table-cell table:style-name="ce13" table:formula="of:=RANDBETWEEN(10000000;100000000)" office:value-type="float" office:value="69795907" calcext:value-type="float">
            <text:p>69795907</text:p>
          </table:table-cell>
          <table:table-cell table:style-name="ce8" office:value-type="string" calcext:value-type="string">
            <text:p>1971-04-19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Chattanooga, TN 37421</text:p>
          </table:table-cell>
          <table:table-cell table:style-name="ce8" office:value-type="string" calcext:value-type="string">
            <text:p>2034-07-03</text:p>
          </table:table-cell>
        </table:table-row>
        <table:table-row table:style-name="ro4">
          <table:table-cell office:value-type="string" calcext:value-type="string">
            <text:p>'Adolfo'</text:p>
          </table:table-cell>
          <table:table-cell office:value-type="string" calcext:value-type="string">
            <text:p>'Tarsicio'</text:p>
          </table:table-cell>
          <table:table-cell table:number-columns-repeated="2" office:value-type="string" calcext:value-type="string">
            <text:p>'Zaragoza'</text:p>
          </table:table-cell>
          <table:table-cell table:style-name="ce13" table:formula="of:=RANDBETWEEN(10000000;100000000)" office:value-type="float" office:value="71208124" calcext:value-type="float">
            <text:p>71208124</text:p>
          </table:table-cell>
          <table:table-cell table:style-name="ce8" office:value-type="string" calcext:value-type="string">
            <text:p>1973-02-07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586 Bear Hill Court </text:p>
          </table:table-cell>
          <table:table-cell table:style-name="ce8" office:value-type="string" calcext:value-type="string">
            <text:p>2034-10-01</text:p>
          </table:table-cell>
        </table:table-row>
        <table:table-row table:style-name="ro4">
          <table:table-cell office:value-type="string" calcext:value-type="string">
            <text:p>'Adolfo'</text:p>
          </table:table-cell>
          <table:table-cell office:value-type="string" calcext:value-type="string">
            <text:p>'Berenice'</text:p>
          </table:table-cell>
          <table:table-cell office:value-type="string" calcext:value-type="string">
            <text:p>'Zacarias'</text:p>
          </table:table-cell>
          <table:table-cell office:value-type="string" calcext:value-type="string">
            <text:p>'Zaragoza'</text:p>
          </table:table-cell>
          <table:table-cell table:style-name="ce13" table:formula="of:=RANDBETWEEN(10000000;100000000)" office:value-type="float" office:value="25778161" calcext:value-type="float">
            <text:p>25778161</text:p>
          </table:table-cell>
          <table:table-cell table:style-name="ce8" office:value-type="string" calcext:value-type="string">
            <text:p>1974-10-04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Peachtree City, GA 30269</text:p>
          </table:table-cell>
          <table:table-cell table:style-name="ce8" office:value-type="string" calcext:value-type="string">
            <text:p>2034-10-03</text:p>
          </table:table-cell>
        </table:table-row>
        <table:table-row table:style-name="ro4">
          <table:table-cell office:value-type="string" calcext:value-type="string">
            <text:p>'Adolfo'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Yepez'</text:p>
          </table:table-cell>
          <table:table-cell office:value-type="string" calcext:value-type="string">
            <text:p>'Zapata'</text:p>
          </table:table-cell>
          <table:table-cell table:style-name="ce13" table:formula="of:=RANDBETWEEN(10000000;100000000)" office:value-type="float" office:value="52015905" calcext:value-type="float">
            <text:p>52015905</text:p>
          </table:table-cell>
          <table:table-cell table:style-name="ce8" office:value-type="string" calcext:value-type="string">
            <text:p>1974-12-30</text:p>
          </table:table-cell>
          <table:table-cell office:value-type="string" calcext:value-type="string">
            <text:p>Groenlandi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29 Golf St. </text:p>
          </table:table-cell>
          <table:table-cell table:style-name="ce8" office:value-type="string" calcext:value-type="string">
            <text:p>2035-02-23</text:p>
          </table:table-cell>
        </table:table-row>
        <table:table-row table:style-name="ro4">
          <table:table-cell office:value-type="string" calcext:value-type="string">
            <text:p>'Adria'</text:p>
          </table:table-cell>
          <table:table-cell office:value-type="string" calcext:value-type="string">
            <text:p>'Zamira'</text:p>
          </table:table-cell>
          <table:table-cell office:value-type="string" calcext:value-type="string">
            <text:p>'Wright'</text:p>
          </table:table-cell>
          <table:table-cell office:value-type="string" calcext:value-type="string">
            <text:p>'Zamora'</text:p>
          </table:table-cell>
          <table:table-cell table:style-name="ce13" table:formula="of:=RANDBETWEEN(10000000;100000000)" office:value-type="float" office:value="55334072" calcext:value-type="float">
            <text:p>55334072</text:p>
          </table:table-cell>
          <table:table-cell table:style-name="ce8" office:value-type="string" calcext:value-type="string">
            <text:p>1977-10-31</text:p>
          </table:table-cell>
          <table:table-cell office:value-type="string" calcext:value-type="string">
            <text:p>Groenlandi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Atlantic City, NJ 08401</text:p>
          </table:table-cell>
          <table:table-cell table:style-name="ce8" office:value-type="string" calcext:value-type="string">
            <text:p>2035-04-02</text:p>
          </table:table-cell>
        </table:table-row>
        <table:table-row table:style-name="ro4">
          <table:table-cell office:value-type="string" calcext:value-type="string">
            <text:p>'Adria'</text:p>
          </table:table-cell>
          <table:table-cell office:value-type="string" calcext:value-type="string">
            <text:p>'Agustin'</text:p>
          </table:table-cell>
          <table:table-cell office:value-type="string" calcext:value-type="string">
            <text:p>'Wilson'</text:p>
          </table:table-cell>
          <table:table-cell office:value-type="string" calcext:value-type="string">
            <text:p>'Zamora'</text:p>
          </table:table-cell>
          <table:table-cell table:style-name="ce13" table:formula="of:=RANDBETWEEN(10000000;100000000)" office:value-type="float" office:value="61386174" calcext:value-type="float">
            <text:p>61386174</text:p>
          </table:table-cell>
          <table:table-cell table:style-name="ce8" office:value-type="string" calcext:value-type="string">
            <text:p>1980-03-31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9638 Greenrose Road </text:p>
          </table:table-cell>
          <table:table-cell table:style-name="ce8" office:value-type="string" calcext:value-type="string">
            <text:p>2035-05-16</text:p>
          </table:table-cell>
        </table:table-row>
        <table:table-row table:style-name="ro4">
          <table:table-cell office:value-type="string" calcext:value-type="string">
            <text:p>'Adria'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Ward'</text:p>
          </table:table-cell>
          <table:table-cell office:value-type="string" calcext:value-type="string">
            <text:p>'Zambrano'</text:p>
          </table:table-cell>
          <table:table-cell table:style-name="ce13" table:formula="of:=RANDBETWEEN(10000000;100000000)" office:value-type="float" office:value="39282960" calcext:value-type="float">
            <text:p>39282960</text:p>
          </table:table-cell>
          <table:table-cell table:style-name="ce8" office:value-type="string" calcext:value-type="string">
            <text:p>1980-05-19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Mc Lean, VA 22101</text:p>
          </table:table-cell>
          <table:table-cell table:style-name="ce8" office:value-type="string" calcext:value-type="string">
            <text:p>2035-06-07</text:p>
          </table:table-cell>
        </table:table-row>
        <table:table-row table:style-name="ro4">
          <table:table-cell office:value-type="string" calcext:value-type="string">
            <text:p>'Adrian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Ward'</text:p>
          </table:table-cell>
          <table:table-cell office:value-type="string" calcext:value-type="string">
            <text:p>'Zambrano'</text:p>
          </table:table-cell>
          <table:table-cell table:style-name="ce13" table:formula="of:=RANDBETWEEN(10000000;100000000)" office:value-type="float" office:value="62296514" calcext:value-type="float">
            <text:p>62296514</text:p>
          </table:table-cell>
          <table:table-cell table:style-name="ce8" office:value-type="string" calcext:value-type="string">
            <text:p>1982-05-28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93 Sunbeam Drive </text:p>
          </table:table-cell>
          <table:table-cell table:style-name="ce8" office:value-type="string" calcext:value-type="string">
            <text:p>2035-09-16</text:p>
          </table:table-cell>
        </table:table-row>
        <table:table-row table:style-name="ro4">
          <table:table-cell office:value-type="string" calcext:value-type="string">
            <text:p>'Adrian'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Walker'</text:p>
          </table:table-cell>
          <table:table-cell office:value-type="string" calcext:value-type="string">
            <text:p>'White'</text:p>
          </table:table-cell>
          <table:table-cell table:style-name="ce13" table:formula="of:=RANDBETWEEN(10000000;100000000)" office:value-type="float" office:value="36008356" calcext:value-type="float">
            <text:p>36008356</text:p>
          </table:table-cell>
          <table:table-cell table:style-name="ce8" office:value-type="string" calcext:value-type="string">
            <text:p>1982-10-08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Patchogue, NY 11772</text:p>
          </table:table-cell>
          <table:table-cell table:style-name="ce8" office:value-type="string" calcext:value-type="string">
            <text:p>2035-09-25</text:p>
          </table:table-cell>
        </table:table-row>
        <table:table-row table:style-name="ro4">
          <table:table-cell office:value-type="string" calcext:value-type="string">
            <text:p>'Adriana'</text:p>
          </table:table-cell>
          <table:table-cell office:value-type="string" calcext:value-type="string">
            <text:p>'Amilcar'</text:p>
          </table:table-cell>
          <table:table-cell office:value-type="string" calcext:value-type="string">
            <text:p>'Viramontes'</text:p>
          </table:table-cell>
          <table:table-cell office:value-type="string" calcext:value-type="string">
            <text:p>'Watson'</text:p>
          </table:table-cell>
          <table:table-cell table:style-name="ce13" table:formula="of:=RANDBETWEEN(10000000;100000000)" office:value-type="float" office:value="25879262" calcext:value-type="float">
            <text:p>25879262</text:p>
          </table:table-cell>
          <table:table-cell table:style-name="ce8" office:value-type="string" calcext:value-type="string">
            <text:p>1987-06-01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8417 South Brandywine Rd. </text:p>
          </table:table-cell>
          <table:table-cell table:style-name="ce8" office:value-type="string" calcext:value-type="string">
            <text:p>2035-09-27</text:p>
          </table:table-cell>
        </table:table-row>
        <table:table-row table:style-name="ro4">
          <table:table-cell office:value-type="string" calcext:value-type="string">
            <text:p>'Adriana'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Villeda'</text:p>
          </table:table-cell>
          <table:table-cell office:value-type="string" calcext:value-type="string">
            <text:p>'Ward'</text:p>
          </table:table-cell>
          <table:table-cell table:style-name="ce13" table:formula="of:=RANDBETWEEN(10000000;100000000)" office:value-type="float" office:value="77476683" calcext:value-type="float">
            <text:p>77476683</text:p>
          </table:table-cell>
          <table:table-cell table:style-name="ce8" office:value-type="string" calcext:value-type="string">
            <text:p>1987-10-13</text:p>
          </table:table-cell>
          <table:table-cell office:value-type="string" calcext:value-type="string">
            <text:p>Taiwán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Unit 7 </text:p>
          </table:table-cell>
          <table:table-cell table:style-name="ce8" office:value-type="string" calcext:value-type="string">
            <text:p>2035-10-11</text:p>
          </table:table-cell>
        </table:table-row>
        <table:table-row table:style-name="ro4">
          <table:table-cell office:value-type="string" calcext:value-type="string">
            <text:p>'Agnes'</text:p>
          </table:table-cell>
          <table:table-cell office:value-type="string" calcext:value-type="string">
            <text:p>'Chistopher'</text:p>
          </table:table-cell>
          <table:table-cell office:value-type="string" calcext:value-type="string">
            <text:p>'Villeda'</text:p>
          </table:table-cell>
          <table:table-cell office:value-type="string" calcext:value-type="string">
            <text:p>'Walker'</text:p>
          </table:table-cell>
          <table:table-cell table:style-name="ce13" table:formula="of:=RANDBETWEEN(10000000;100000000)" office:value-type="float" office:value="47135594" calcext:value-type="float">
            <text:p>47135594</text:p>
          </table:table-cell>
          <table:table-cell table:style-name="ce8" office:value-type="string" calcext:value-type="string">
            <text:p>1989-03-16</text:p>
          </table:table-cell>
          <table:table-cell office:value-type="string" calcext:value-type="string">
            <text:p>Taiwán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Chillicothe, OH 45601</text:p>
          </table:table-cell>
          <table:table-cell table:style-name="ce8" office:value-type="string" calcext:value-type="string">
            <text:p>2035-10-22</text:p>
          </table:table-cell>
        </table:table-row>
        <table:table-row table:style-name="ro4">
          <table:table-cell office:value-type="string" calcext:value-type="string">
            <text:p>'Agustin'</text:p>
          </table:table-cell>
          <table:table-cell office:value-type="string" calcext:value-type="string">
            <text:p>'Juan'</text:p>
          </table:table-cell>
          <table:table-cell table:number-columns-repeated="2" office:value-type="string" calcext:value-type="string">
            <text:p>'Villeda'</text:p>
          </table:table-cell>
          <table:table-cell table:style-name="ce13" table:formula="of:=RANDBETWEEN(10000000;100000000)" office:value-type="float" office:value="34642816" calcext:value-type="float">
            <text:p>34642816</text:p>
          </table:table-cell>
          <table:table-cell table:style-name="ce8" office:value-type="string" calcext:value-type="string">
            <text:p>1993-04-14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8011 Kirkland Road </text:p>
          </table:table-cell>
          <table:table-cell table:style-name="ce8" office:value-type="string" calcext:value-type="string">
            <text:p>2035-11-09</text:p>
          </table:table-cell>
        </table:table-row>
        <table:table-row table:style-name="ro4">
          <table:table-cell office:value-type="string" calcext:value-type="string">
            <text:p>'Aidana'</text:p>
          </table:table-cell>
          <table:table-cell office:value-type="string" calcext:value-type="string">
            <text:p>'Myriam'</text:p>
          </table:table-cell>
          <table:table-cell office:value-type="string" calcext:value-type="string">
            <text:p>'Villareal'</text:p>
          </table:table-cell>
          <table:table-cell office:value-type="string" calcext:value-type="string">
            <text:p>'Villatoro'</text:p>
          </table:table-cell>
          <table:table-cell table:style-name="ce13" table:formula="of:=RANDBETWEEN(10000000;100000000)" office:value-type="float" office:value="44446281" calcext:value-type="float">
            <text:p>44446281</text:p>
          </table:table-cell>
          <table:table-cell table:style-name="ce8" office:value-type="string" calcext:value-type="string">
            <text:p>1995-05-19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Richardson, TX 75080</text:p>
          </table:table-cell>
          <table:table-cell table:style-name="ce8" office:value-type="string" calcext:value-type="string">
            <text:p>2035-12-06</text:p>
          </table:table-cell>
        </table:table-row>
        <table:table-row table:style-name="ro4">
          <table:table-cell office:value-type="string" calcext:value-type="string">
            <text:p>'Alan'</text:p>
          </table:table-cell>
          <table:table-cell office:value-type="string" calcext:value-type="string">
            <text:p>'Nathaly'</text:p>
          </table:table-cell>
          <table:table-cell office:value-type="string" calcext:value-type="string">
            <text:p>'Villanueva'</text:p>
          </table:table-cell>
          <table:table-cell office:value-type="string" calcext:value-type="string">
            <text:p>'Villarreal'</text:p>
          </table:table-cell>
          <table:table-cell table:style-name="ce13" table:formula="of:=RANDBETWEEN(10000000;100000000)" office:value-type="float" office:value="80638324" calcext:value-type="float">
            <text:p>80638324</text:p>
          </table:table-cell>
          <table:table-cell table:style-name="ce8" office:value-type="string" calcext:value-type="string">
            <text:p>1995-07-06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65 Johnson Drive </text:p>
          </table:table-cell>
          <table:table-cell table:style-name="ce8" office:value-type="string" calcext:value-type="string">
            <text:p>2035-12-21</text:p>
          </table:table-cell>
        </table:table-row>
        <table:table-row table:style-name="ro4">
          <table:table-cell office:value-type="string" calcext:value-type="string">
            <text:p>'Alan'</text:p>
          </table:table-cell>
          <table:table-cell office:value-type="string" calcext:value-type="string">
            <text:p>'Judith'</text:p>
          </table:table-cell>
          <table:table-cell office:value-type="string" calcext:value-type="string">
            <text:p>'Villa'</text:p>
          </table:table-cell>
          <table:table-cell office:value-type="string" calcext:value-type="string">
            <text:p>'Villarreal'</text:p>
          </table:table-cell>
          <table:table-cell table:style-name="ce13" table:formula="of:=RANDBETWEEN(10000000;100000000)" office:value-type="float" office:value="68264337" calcext:value-type="float">
            <text:p>68264337</text:p>
          </table:table-cell>
          <table:table-cell table:style-name="ce8" office:value-type="string" calcext:value-type="string">
            <text:p>1999-03-19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Maplewood, NJ 07040</text:p>
          </table:table-cell>
          <table:table-cell table:style-name="ce8" office:value-type="string" calcext:value-type="string">
            <text:p>2036-01-21</text:p>
          </table:table-cell>
        </table:table-row>
        <table:table-row table:style-name="ro4">
          <table:table-cell office:value-type="string" calcext:value-type="string">
            <text:p>'Alan'</text:p>
          </table:table-cell>
          <table:table-cell office:value-type="string" calcext:value-type="string">
            <text:p>'Adan'</text:p>
          </table:table-cell>
          <table:table-cell office:value-type="string" calcext:value-type="string">
            <text:p>'Vigil'</text:p>
          </table:table-cell>
          <table:table-cell office:value-type="string" calcext:value-type="string">
            <text:p>'Villalpando'</text:p>
          </table:table-cell>
          <table:table-cell table:style-name="ce13" table:formula="of:=RANDBETWEEN(10000000;100000000)" office:value-type="float" office:value="60087154" calcext:value-type="float">
            <text:p>60087154</text:p>
          </table:table-cell>
          <table:table-cell table:style-name="ce8" office:value-type="string" calcext:value-type="string">
            <text:p>2000-01-0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121 Lincoln Lane </text:p>
          </table:table-cell>
          <table:table-cell table:style-name="ce8" office:value-type="string" calcext:value-type="string">
            <text:p>2036-02-13</text:p>
          </table:table-cell>
        </table:table-row>
        <table:table-row table:style-name="ro4">
          <table:table-cell office:value-type="string" calcext:value-type="string">
            <text:p>'Alana'</text:p>
          </table:table-cell>
          <table:table-cell office:value-type="string" calcext:value-type="string">
            <text:p>'Leonardo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lobos'</text:p>
          </table:table-cell>
          <table:table-cell table:style-name="ce13" table:formula="of:=RANDBETWEEN(10000000;100000000)" office:value-type="float" office:value="48431738" calcext:value-type="float">
            <text:p>48431738</text:p>
          </table:table-cell>
          <table:table-cell table:style-name="ce8" office:value-type="string" calcext:value-type="string">
            <text:p>2000-06-05</text:p>
          </table:table-cell>
          <table:table-cell office:value-type="string" calcext:value-type="string">
            <text:p>Ugand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Milledgeville, GA 31061</text:p>
          </table:table-cell>
          <table:table-cell table:style-name="ce8" office:value-type="string" calcext:value-type="string">
            <text:p>2036-06-06</text:p>
          </table:table-cell>
        </table:table-row>
        <table:table-row table:style-name="ro4">
          <table:table-cell office:value-type="string" calcext:value-type="string">
            <text:p>'Alba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'</text:p>
          </table:table-cell>
          <table:table-cell table:style-name="ce13" table:formula="of:=RANDBETWEEN(10000000;100000000)" office:value-type="float" office:value="64686785" calcext:value-type="float">
            <text:p>64686785</text:p>
          </table:table-cell>
          <table:table-cell table:style-name="ce8" office:value-type="string" calcext:value-type="string">
            <text:p>2002-04-12</text:p>
          </table:table-cell>
          <table:table-cell office:value-type="string" calcext:value-type="string">
            <text:p>Zimbabue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666 Princeton Ave. </text:p>
          </table:table-cell>
          <table:table-cell table:style-name="ce8" office:value-type="string" calcext:value-type="string">
            <text:p>2036-06-10</text:p>
          </table:table-cell>
        </table:table-row>
        <table:table-row table:style-name="ro4">
          <table:table-cell office:value-type="string" calcext:value-type="string">
            <text:p>'Alba'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'</text:p>
          </table:table-cell>
          <table:table-cell table:style-name="ce13" table:formula="of:=RANDBETWEEN(10000000;100000000)" office:value-type="float" office:value="26752744" calcext:value-type="float">
            <text:p>26752744</text:p>
          </table:table-cell>
          <table:table-cell table:style-name="ce8" office:value-type="string" calcext:value-type="string">
            <text:p>2006-08-18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Stroudsburg, PA 18360</text:p>
          </table:table-cell>
          <table:table-cell table:style-name="ce8" office:value-type="string" calcext:value-type="string">
            <text:p>2036-07-24</text:p>
          </table:table-cell>
        </table:table-row>
        <table:table-row table:style-name="ro4">
          <table:table-cell office:value-type="string" calcext:value-type="string">
            <text:p>'Alba'</text:p>
          </table:table-cell>
          <table:table-cell office:value-type="string" calcext:value-type="string">
            <text:p>'Mabel'</text:p>
          </table:table-cell>
          <table:table-cell office:value-type="string" calcext:value-type="string">
            <text:p>'Verduzco'</text:p>
          </table:table-cell>
          <table:table-cell office:value-type="string" calcext:value-type="string">
            <text:p>'Viera'</text:p>
          </table:table-cell>
          <table:table-cell table:style-name="ce13" table:formula="of:=RANDBETWEEN(10000000;100000000)" office:value-type="float" office:value="51245800" calcext:value-type="float">
            <text:p>51245800</text:p>
          </table:table-cell>
          <table:table-cell table:style-name="ce8" office:value-type="string" calcext:value-type="string">
            <text:p>2010-11-25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9619 Jennings Rd. </text:p>
          </table:table-cell>
          <table:table-cell table:style-name="ce8" office:value-type="string" calcext:value-type="string">
            <text:p>2036-11-25</text:p>
          </table:table-cell>
        </table:table-row>
        <table:table-row table:style-name="ro4">
          <table:table-cell office:value-type="string" calcext:value-type="string">
            <text:p>'Alejandro'</text:p>
          </table:table-cell>
          <table:table-cell office:value-type="string" calcext:value-type="string">
            <text:p>'Italo'</text:p>
          </table:table-cell>
          <table:table-cell office:value-type="string" calcext:value-type="string">
            <text:p>'Verdugo'</text:p>
          </table:table-cell>
          <table:table-cell office:value-type="string" calcext:value-type="string">
            <text:p>'Vicente'</text:p>
          </table:table-cell>
          <table:table-cell table:style-name="ce13" table:formula="of:=RANDBETWEEN(10000000;100000000)" office:value-type="float" office:value="21103349" calcext:value-type="float">
            <text:p>21103349</text:p>
          </table:table-cell>
          <table:table-cell table:style-name="ce8" office:value-type="string" calcext:value-type="string">
            <text:p>2011-08-1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Round Lake, IL 60073</text:p>
          </table:table-cell>
          <table:table-cell table:style-name="ce8" office:value-type="string" calcext:value-type="string">
            <text:p>2036-12-11</text:p>
          </table:table-cell>
        </table:table-row>
        <table:table-row table:style-name="ro4">
          <table:table-cell office:value-type="string" calcext:value-type="string">
            <text:p>'Aleyda'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Ventura'</text:p>
          </table:table-cell>
          <table:table-cell office:value-type="string" calcext:value-type="string">
            <text:p>'Verduzco'</text:p>
          </table:table-cell>
          <table:table-cell table:style-name="ce13" table:formula="of:=RANDBETWEEN(10000000;100000000)" office:value-type="float" office:value="29869327" calcext:value-type="float">
            <text:p>29869327</text:p>
          </table:table-cell>
          <table:table-cell table:style-name="ce8" office:value-type="string" calcext:value-type="string">
            <text:p>1965-04-16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7965 Academy Street </text:p>
          </table:table-cell>
          <table:table-cell table:style-name="ce8" office:value-type="string" calcext:value-type="string">
            <text:p>2034-04-15</text:p>
          </table:table-cell>
        </table:table-row>
        <table:table-row table:style-name="ro4">
          <table:table-cell office:value-type="string" calcext:value-type="string">
            <text:p>'Aleyda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Verdugo'</text:p>
          </table:table-cell>
          <table:table-cell table:style-name="ce13" table:formula="of:=RANDBETWEEN(10000000;100000000)" office:value-type="float" office:value="75590240" calcext:value-type="float">
            <text:p>75590240</text:p>
          </table:table-cell>
          <table:table-cell table:style-name="ce8" office:value-type="string" calcext:value-type="string">
            <text:p>1967-02-15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West Springfield, MA 01089</text:p>
          </table:table-cell>
          <table:table-cell table:style-name="ce8" office:value-type="string" calcext:value-type="string">
            <text:p>2034-06-02</text:p>
          </table:table-cell>
        </table:table-row>
        <table:table-row table:style-name="ro4">
          <table:table-cell office:value-type="string" calcext:value-type="string">
            <text:p>'Aleyda'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Vera'</text:p>
          </table:table-cell>
          <table:table-cell table:style-name="ce13" table:formula="of:=RANDBETWEEN(10000000;100000000)" office:value-type="float" office:value="18024850" calcext:value-type="float">
            <text:p>18024850</text:p>
          </table:table-cell>
          <table:table-cell table:style-name="ce8" office:value-type="string" calcext:value-type="string">
            <text:p>1967-11-20</text:p>
          </table:table-cell>
          <table:table-cell office:value-type="string" calcext:value-type="string">
            <text:p>Irland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7049 Bradford Court </text:p>
          </table:table-cell>
          <table:table-cell table:style-name="ce8" office:value-type="string" calcext:value-type="string">
            <text:p>2034-06-14</text:p>
          </table:table-cell>
        </table:table-row>
        <table:table-row table:style-name="ro4">
          <table:table-cell office:value-type="string" calcext:value-type="string">
            <text:p>'Alfredo'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Vargas'</text:p>
          </table:table-cell>
          <table:table-cell office:value-type="string" calcext:value-type="string">
            <text:p>'Vera'</text:p>
          </table:table-cell>
          <table:table-cell table:style-name="ce13" table:formula="of:=RANDBETWEEN(10000000;100000000)" office:value-type="float" office:value="74109889" calcext:value-type="float">
            <text:p>74109889</text:p>
          </table:table-cell>
          <table:table-cell table:style-name="ce8" office:value-type="string" calcext:value-type="string">
            <text:p>1973-12-12</text:p>
          </table:table-cell>
          <table:table-cell office:value-type="string" calcext:value-type="string">
            <text:p>Irland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Shakopee, MN 55379</text:p>
          </table:table-cell>
          <table:table-cell table:style-name="ce8" office:value-type="string" calcext:value-type="string">
            <text:p>2034-06-20</text:p>
          </table:table-cell>
        </table:table-row>
        <table:table-row table:style-name="ro4">
          <table:table-cell office:value-type="string" calcext:value-type="string">
            <text:p>'Alicia'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Valverde'</text:p>
          </table:table-cell>
          <table:table-cell office:value-type="string" calcext:value-type="string">
            <text:p>'Veliz'</text:p>
          </table:table-cell>
          <table:table-cell table:style-name="ce13" table:formula="of:=RANDBETWEEN(10000000;100000000)" office:value-type="float" office:value="61885331" calcext:value-type="float">
            <text:p>61885331</text:p>
          </table:table-cell>
          <table:table-cell table:style-name="ce8" office:value-type="string" calcext:value-type="string">
            <text:p>1975-06-03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9414 Fawn St. </text:p>
          </table:table-cell>
          <table:table-cell table:style-name="ce8" office:value-type="string" calcext:value-type="string">
            <text:p>2034-08-14</text:p>
          </table:table-cell>
        </table:table-row>
        <table:table-row table:style-name="ro4">
          <table:table-cell office:value-type="string" calcext:value-type="string">
            <text:p>'Alma'</text:p>
          </table:table-cell>
          <table:table-cell office:value-type="string" calcext:value-type="string">
            <text:p>'Petronila'</text:p>
          </table:table-cell>
          <table:table-cell office:value-type="string" calcext:value-type="string">
            <text:p>'Valles'</text:p>
          </table:table-cell>
          <table:table-cell office:value-type="string" calcext:value-type="string">
            <text:p>'Velazquez'</text:p>
          </table:table-cell>
          <table:table-cell table:style-name="ce13" table:formula="of:=RANDBETWEEN(10000000;100000000)" office:value-type="float" office:value="11818642" calcext:value-type="float">
            <text:p>11818642</text:p>
          </table:table-cell>
          <table:table-cell table:style-name="ce8" office:value-type="string" calcext:value-type="string">
            <text:p>1975-07-14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West Bloomfield, MI 48322</text:p>
          </table:table-cell>
          <table:table-cell table:style-name="ce8" office:value-type="string" calcext:value-type="string">
            <text:p>2034-10-30</text:p>
          </table:table-cell>
        </table:table-row>
        <table:table-row table:style-name="ro4">
          <table:table-cell office:value-type="string" calcext:value-type="string">
            <text:p>'Altagracia'</text:p>
          </table:table-cell>
          <table:table-cell office:value-type="string" calcext:value-type="string">
            <text:p>'Paulo'</text:p>
          </table:table-cell>
          <table:table-cell office:value-type="string" calcext:value-type="string">
            <text:p>'Valles'</text:p>
          </table:table-cell>
          <table:table-cell office:value-type="string" calcext:value-type="string">
            <text:p>'Velazquez'</text:p>
          </table:table-cell>
          <table:table-cell table:style-name="ce13" table:formula="of:=RANDBETWEEN(10000000;100000000)" office:value-type="float" office:value="63560605" calcext:value-type="float">
            <text:p>63560605</text:p>
          </table:table-cell>
          <table:table-cell table:style-name="ce8" office:value-type="string" calcext:value-type="string">
            <text:p>1975-10-27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944 Shadow Brook Ave. </text:p>
          </table:table-cell>
          <table:table-cell table:style-name="ce8" office:value-type="string" calcext:value-type="string">
            <text:p>2034-12-17</text:p>
          </table:table-cell>
        </table:table-row>
        <table:table-row table:style-name="ro4">
          <table:table-cell office:value-type="string" calcext:value-type="string">
            <text:p>'Amada'</text:p>
          </table:table-cell>
          <table:table-cell office:value-type="string" calcext:value-type="string">
            <text:p>'Adolfo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Velasquez'</text:p>
          </table:table-cell>
          <table:table-cell table:style-name="ce13" table:formula="of:=RANDBETWEEN(10000000;100000000)" office:value-type="float" office:value="98133922" calcext:value-type="float">
            <text:p>98133922</text:p>
          </table:table-cell>
          <table:table-cell table:style-name="ce8" office:value-type="string" calcext:value-type="string">
            <text:p>1975-12-30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Adrian, MI 49221</text:p>
          </table:table-cell>
          <table:table-cell table:style-name="ce8" office:value-type="string" calcext:value-type="string">
            <text:p>2035-06-10</text:p>
          </table:table-cell>
        </table:table-row>
        <table:table-row table:style-name="ro4">
          <table:table-cell office:value-type="string" calcext:value-type="string">
            <text:p>'Amanda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Velasquez'</text:p>
          </table:table-cell>
          <table:table-cell table:style-name="ce13" table:formula="of:=RANDBETWEEN(10000000;100000000)" office:value-type="float" office:value="29427686" calcext:value-type="float">
            <text:p>29427686</text:p>
          </table:table-cell>
          <table:table-cell table:style-name="ce8" office:value-type="string" calcext:value-type="string">
            <text:p>1982-03-05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9036 Harvey Street </text:p>
          </table:table-cell>
          <table:table-cell table:style-name="ce8" office:value-type="string" calcext:value-type="string">
            <text:p>2035-06-26</text:p>
          </table:table-cell>
        </table:table-row>
        <table:table-row table:style-name="ro4">
          <table:table-cell office:value-type="string" calcext:value-type="string">
            <text:p>'Amanda'</text:p>
          </table:table-cell>
          <table:table-cell office:value-type="string" calcext:value-type="string">
            <text:p>'Consuelo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Velarde'</text:p>
          </table:table-cell>
          <table:table-cell table:style-name="ce13" table:formula="of:=RANDBETWEEN(10000000;100000000)" office:value-type="float" office:value="56710802" calcext:value-type="float">
            <text:p>56710802</text:p>
          </table:table-cell>
          <table:table-cell table:style-name="ce8" office:value-type="string" calcext:value-type="string">
            <text:p>1983-06-07</text:p>
          </table:table-cell>
          <table:table-cell office:value-type="string" calcext:value-type="string">
            <text:p>Groenlandi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Zionsville, IN 46077</text:p>
          </table:table-cell>
          <table:table-cell table:style-name="ce8" office:value-type="string" calcext:value-type="string">
            <text:p>2035-07-27</text:p>
          </table:table-cell>
        </table:table-row>
        <table:table-row table:style-name="ro4">
          <table:table-cell office:value-type="string" calcext:value-type="string">
            <text:p>'Amara'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Velarde'</text:p>
          </table:table-cell>
          <table:table-cell table:style-name="ce13" table:formula="of:=RANDBETWEEN(10000000;100000000)" office:value-type="float" office:value="46317831" calcext:value-type="float">
            <text:p>46317831</text:p>
          </table:table-cell>
          <table:table-cell table:style-name="ce8" office:value-type="string" calcext:value-type="string">
            <text:p>1989-03-23</text:p>
          </table:table-cell>
          <table:table-cell office:value-type="string" calcext:value-type="string">
            <text:p>Groenlandi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962 St Paul St. </text:p>
          </table:table-cell>
          <table:table-cell table:style-name="ce8" office:value-type="string" calcext:value-type="string">
            <text:p>2035-08-06</text:p>
          </table:table-cell>
        </table:table-row>
        <table:table-row table:style-name="ro4">
          <table:table-cell office:value-type="string" calcext:value-type="string">
            <text:p>'Amelia'</text:p>
          </table:table-cell>
          <table:table-cell office:value-type="string" calcext:value-type="string">
            <text:p>'Diego'</text:p>
          </table:table-cell>
          <table:table-cell office:value-type="string" calcext:value-type="string">
            <text:p>'Valdivia'</text:p>
          </table:table-cell>
          <table:table-cell office:value-type="string" calcext:value-type="string">
            <text:p>'Valverde'</text:p>
          </table:table-cell>
          <table:table-cell table:style-name="ce13" table:formula="of:=RANDBETWEEN(10000000;100000000)" office:value-type="float" office:value="85809372" calcext:value-type="float">
            <text:p>85809372</text:p>
          </table:table-cell>
          <table:table-cell table:style-name="ce8" office:value-type="string" calcext:value-type="string">
            <text:p>1990-05-03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Venice, FL 34293</text:p>
          </table:table-cell>
          <table:table-cell table:style-name="ce8" office:value-type="string" calcext:value-type="string">
            <text:p>2035-10-24</text:p>
          </table:table-cell>
        </table:table-row>
        <table:table-row table:style-name="ro4">
          <table:table-cell office:value-type="string" calcext:value-type="string">
            <text:p>'America'</text:p>
          </table:table-cell>
          <table:table-cell office:value-type="string" calcext:value-type="string">
            <text:p>'Rosaura'</text:p>
          </table:table-cell>
          <table:table-cell office:value-type="string" calcext:value-type="string">
            <text:p>'Valdez'</text:p>
          </table:table-cell>
          <table:table-cell office:value-type="string" calcext:value-type="string">
            <text:p>'Valles'</text:p>
          </table:table-cell>
          <table:table-cell table:style-name="ce13" table:formula="of:=RANDBETWEEN(10000000;100000000)" office:value-type="float" office:value="11691670" calcext:value-type="float">
            <text:p>11691670</text:p>
          </table:table-cell>
          <table:table-cell table:style-name="ce8" office:value-type="string" calcext:value-type="string">
            <text:p>1990-07-24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893 South Stonybrook Dr. </text:p>
          </table:table-cell>
          <table:table-cell table:style-name="ce8" office:value-type="string" calcext:value-type="string">
            <text:p>2035-11-17</text:p>
          </table:table-cell>
        </table:table-row>
        <table:table-row table:style-name="ro4">
          <table:table-cell office:value-type="string" calcext:value-type="string">
            <text:p>'Amparo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Valadez'</text:p>
          </table:table-cell>
          <table:table-cell office:value-type="string" calcext:value-type="string">
            <text:p>'Vallejo'</text:p>
          </table:table-cell>
          <table:table-cell table:style-name="ce13" table:formula="of:=RANDBETWEEN(10000000;100000000)" office:value-type="float" office:value="48100384" calcext:value-type="float">
            <text:p>48100384</text:p>
          </table:table-cell>
          <table:table-cell table:style-name="ce8" office:value-type="string" calcext:value-type="string">
            <text:p>1994-03-07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Nottingham, MD 21236</text:p>
          </table:table-cell>
          <table:table-cell table:style-name="ce8" office:value-type="string" calcext:value-type="string">
            <text:p>2036-01-28</text:p>
          </table:table-cell>
        </table:table-row>
        <table:table-row table:style-name="ro4">
          <table:table-cell office:value-type="string" calcext:value-type="string">
            <text:p>'Ana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Umana'</text:p>
          </table:table-cell>
          <table:table-cell office:value-type="string" calcext:value-type="string">
            <text:p>'Vallejo'</text:p>
          </table:table-cell>
          <table:table-cell table:style-name="ce13" table:formula="of:=RANDBETWEEN(10000000;100000000)" office:value-type="float" office:value="85949819" calcext:value-type="float">
            <text:p>85949819</text:p>
          </table:table-cell>
          <table:table-cell table:style-name="ce8" office:value-type="string" calcext:value-type="string">
            <text:p>1994-09-06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8966 High Drive </text:p>
          </table:table-cell>
          <table:table-cell table:style-name="ce8" office:value-type="string" calcext:value-type="string">
            <text:p>2036-02-14</text:p>
          </table:table-cell>
        </table:table-row>
        <table:table-row table:style-name="ro4">
          <table:table-cell office:value-type="string" calcext:value-type="string">
            <text:p>'Ana'</text:p>
          </table:table-cell>
          <table:table-cell office:value-type="string" calcext:value-type="string">
            <text:p>'Fulgencio'</text:p>
          </table:table-cell>
          <table:table-cell office:value-type="string" calcext:value-type="string">
            <text:p>'Ulloa'</text:p>
          </table:table-cell>
          <table:table-cell office:value-type="string" calcext:value-type="string">
            <text:p>'Valle'</text:p>
          </table:table-cell>
          <table:table-cell table:style-name="ce13" table:formula="of:=RANDBETWEEN(10000000;100000000)" office:value-type="float" office:value="17787201" calcext:value-type="float">
            <text:p>17787201</text:p>
          </table:table-cell>
          <table:table-cell table:style-name="ce8" office:value-type="string" calcext:value-type="string">
            <text:p>1996-09-25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Woodbridge, VA 22191</text:p>
          </table:table-cell>
          <table:table-cell table:style-name="ce8" office:value-type="string" calcext:value-type="string">
            <text:p>2036-03-20</text:p>
          </table:table-cell>
        </table:table-row>
        <table:table-row table:style-name="ro4">
          <table:table-cell office:value-type="string" calcext:value-type="string">
            <text:p>'Anastasia'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Trejo'</text:p>
          </table:table-cell>
          <table:table-cell office:value-type="string" calcext:value-type="string">
            <text:p>'Valladares'</text:p>
          </table:table-cell>
          <table:table-cell table:style-name="ce13" table:formula="of:=RANDBETWEEN(10000000;100000000)" office:value-type="float" office:value="81377015" calcext:value-type="float">
            <text:p>81377015</text:p>
          </table:table-cell>
          <table:table-cell table:style-name="ce8" office:value-type="string" calcext:value-type="string">
            <text:p>1998-02-18</text:p>
          </table:table-cell>
          <table:table-cell office:value-type="string" calcext:value-type="string">
            <text:p>Taiwán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417 North Cedar St. </text:p>
          </table:table-cell>
          <table:table-cell table:style-name="ce8" office:value-type="string" calcext:value-type="string">
            <text:p>2036-04-06</text:p>
          </table:table-cell>
        </table:table-row>
        <table:table-row table:style-name="ro4">
          <table:table-cell office:value-type="string" calcext:value-type="string">
            <text:p>'Anastasia'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Torrez'</text:p>
          </table:table-cell>
          <table:table-cell office:value-type="string" calcext:value-type="string">
            <text:p>'Valerio'</text:p>
          </table:table-cell>
          <table:table-cell table:style-name="ce13" table:formula="of:=RANDBETWEEN(10000000;100000000)" office:value-type="float" office:value="16185124" calcext:value-type="float">
            <text:p>16185124</text:p>
          </table:table-cell>
          <table:table-cell table:style-name="ce8" office:value-type="string" calcext:value-type="string">
            <text:p>1999-02-16</text:p>
          </table:table-cell>
          <table:table-cell office:value-type="string" calcext:value-type="string">
            <text:p>Malasi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Meadville, PA 16335</text:p>
          </table:table-cell>
          <table:table-cell table:style-name="ce8" office:value-type="string" calcext:value-type="string">
            <text:p>2036-04-09</text:p>
          </table:table-cell>
        </table:table-row>
        <table:table-row table:style-name="ro4">
          <table:table-cell office:value-type="string" calcext:value-type="string">
            <text:p>'Anastasia'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Torres'</text:p>
          </table:table-cell>
          <table:table-cell office:value-type="string" calcext:value-type="string">
            <text:p>'Valerio'</text:p>
          </table:table-cell>
          <table:table-cell table:style-name="ce13" table:formula="of:=RANDBETWEEN(10000000;100000000)" office:value-type="float" office:value="84961211" calcext:value-type="float">
            <text:p>84961211</text:p>
          </table:table-cell>
          <table:table-cell table:style-name="ce8" office:value-type="string" calcext:value-type="string">
            <text:p>2000-04-03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8794 Old Cobblestone Ave. </text:p>
          </table:table-cell>
          <table:table-cell table:style-name="ce8" office:value-type="string" calcext:value-type="string">
            <text:p>2036-05-01</text:p>
          </table:table-cell>
        </table:table-row>
        <table:table-row table:style-name="ro4">
          <table:table-cell office:value-type="string" calcext:value-type="string">
            <text:p>'Anastasia'</text:p>
          </table:table-cell>
          <table:table-cell office:value-type="string" calcext:value-type="string">
            <text:p>'Valentina'</text:p>
          </table:table-cell>
          <table:table-cell office:value-type="string" calcext:value-type="string">
            <text:p>'Toro'</text:p>
          </table:table-cell>
          <table:table-cell office:value-type="string" calcext:value-type="string">
            <text:p>'Valentin'</text:p>
          </table:table-cell>
          <table:table-cell table:style-name="ce13" table:formula="of:=RANDBETWEEN(10000000;100000000)" office:value-type="float" office:value="55570158" calcext:value-type="float">
            <text:p>55570158</text:p>
          </table:table-cell>
          <table:table-cell table:style-name="ce8" office:value-type="string" calcext:value-type="string">
            <text:p>2000-09-18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Nashville, TN 37205</text:p>
          </table:table-cell>
          <table:table-cell table:style-name="ce8" office:value-type="string" calcext:value-type="string">
            <text:p>2036-07-05</text:p>
          </table:table-cell>
        </table:table-row>
        <table:table-row table:style-name="ro4">
          <table:table-cell office:value-type="string" calcext:value-type="string">
            <text:p>'Andres'</text:p>
          </table:table-cell>
          <table:table-cell office:value-type="string" calcext:value-type="string">
            <text:p>'Lincoln'</text:p>
          </table:table-cell>
          <table:table-cell office:value-type="string" calcext:value-type="string">
            <text:p>'Toledo'</text:p>
          </table:table-cell>
          <table:table-cell office:value-type="string" calcext:value-type="string">
            <text:p>'Valdivia'</text:p>
          </table:table-cell>
          <table:table-cell table:style-name="ce13" table:formula="of:=RANDBETWEEN(10000000;100000000)" office:value-type="float" office:value="34433030" calcext:value-type="float">
            <text:p>34433030</text:p>
          </table:table-cell>
          <table:table-cell table:style-name="ce8" office:value-type="string" calcext:value-type="string">
            <text:p>2002-05-07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9552 Beach Ave. </text:p>
          </table:table-cell>
          <table:table-cell table:style-name="ce8" office:value-type="string" calcext:value-type="string">
            <text:p>2036-07-16</text:p>
          </table:table-cell>
        </table:table-row>
        <table:table-row table:style-name="ro4">
          <table:table-cell office:value-type="string" calcext:value-type="string">
            <text:p>'Andres'</text:p>
          </table:table-cell>
          <table:table-cell office:value-type="string" calcext:value-type="string">
            <text:p>'Melchor'</text:p>
          </table:table-cell>
          <table:table-cell office:value-type="string" calcext:value-type="string">
            <text:p>'Terrazas'</text:p>
          </table:table-cell>
          <table:table-cell office:value-type="string" calcext:value-type="string">
            <text:p>'Valdivia'</text:p>
          </table:table-cell>
          <table:table-cell table:style-name="ce13" table:formula="of:=RANDBETWEEN(10000000;100000000)" office:value-type="float" office:value="26233751" calcext:value-type="float">
            <text:p>26233751</text:p>
          </table:table-cell>
          <table:table-cell table:style-name="ce8" office:value-type="string" calcext:value-type="string">
            <text:p>2004-03-15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West Haven, CT 06516</text:p>
          </table:table-cell>
          <table:table-cell table:style-name="ce8" office:value-type="string" calcext:value-type="string">
            <text:p>2036-08-27</text:p>
          </table:table-cell>
        </table:table-row>
        <table:table-row table:style-name="ro4">
          <table:table-cell office:value-type="string" calcext:value-type="string">
            <text:p>'Andres'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Tenorio'</text:p>
          </table:table-cell>
          <table:table-cell office:value-type="string" calcext:value-type="string">
            <text:p>'Valdes'</text:p>
          </table:table-cell>
          <table:table-cell table:style-name="ce13" table:formula="of:=RANDBETWEEN(10000000;100000000)" office:value-type="float" office:value="11746728" calcext:value-type="float">
            <text:p>11746728</text:p>
          </table:table-cell>
          <table:table-cell table:style-name="ce8" office:value-type="string" calcext:value-type="string">
            <text:p>2004-07-1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567 Brickyard St. </text:p>
          </table:table-cell>
          <table:table-cell table:style-name="ce8" office:value-type="string" calcext:value-type="string">
            <text:p>2036-09-29</text:p>
          </table:table-cell>
        </table:table-row>
        <table:table-row table:style-name="ro4">
          <table:table-cell office:value-type="string" calcext:value-type="string">
            <text:p>'Angel'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Tello'</text:p>
          </table:table-cell>
          <table:table-cell office:value-type="string" calcext:value-type="string">
            <text:p>'Valadez'</text:p>
          </table:table-cell>
          <table:table-cell table:style-name="ce13" table:formula="of:=RANDBETWEEN(10000000;100000000)" office:value-type="float" office:value="40568081" calcext:value-type="float">
            <text:p>40568081</text:p>
          </table:table-cell>
          <table:table-cell table:style-name="ce8" office:value-type="string" calcext:value-type="string">
            <text:p>2005-05-04</text:p>
          </table:table-cell>
          <table:table-cell office:value-type="string" calcext:value-type="string">
            <text:p>Zimbabue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East Brunswick, NJ 08816</text:p>
          </table:table-cell>
          <table:table-cell table:style-name="ce8" office:value-type="string" calcext:value-type="string">
            <text:p>2036-11-07</text:p>
          </table:table-cell>
        </table:table-row>
        <table:table-row table:style-name="ro4">
          <table:table-cell office:value-type="string" calcext:value-type="string">
            <text:p>'Angela'</text:p>
          </table:table-cell>
          <table:table-cell office:value-type="string" calcext:value-type="string">
            <text:p>'Esperanza'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Uribe'</text:p>
          </table:table-cell>
          <table:table-cell table:style-name="ce13" table:formula="of:=RANDBETWEEN(10000000;100000000)" office:value-type="float" office:value="65317208" calcext:value-type="float">
            <text:p>65317208</text:p>
          </table:table-cell>
          <table:table-cell table:style-name="ce8" office:value-type="string" calcext:value-type="string">
            <text:p>1965-05-26</text:p>
          </table:table-cell>
          <table:table-cell office:value-type="string" calcext:value-type="string">
            <text:p>Zimbabue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474 Primrose Rd. </text:p>
          </table:table-cell>
          <table:table-cell table:style-name="ce8" office:value-type="string" calcext:value-type="string">
            <text:p>2036-11-08</text:p>
          </table:table-cell>
        </table:table-row>
        <table:table-row table:style-name="ro4">
          <table:table-cell office:value-type="string" calcext:value-type="string">
            <text:p>'Anthony'</text:p>
          </table:table-cell>
          <table:table-cell office:value-type="string" calcext:value-type="string">
            <text:p>'Abelardo'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Uribe'</text:p>
          </table:table-cell>
          <table:table-cell table:style-name="ce13" table:formula="of:=RANDBETWEEN(10000000;100000000)" office:value-type="float" office:value="32935964" calcext:value-type="float">
            <text:p>32935964</text:p>
          </table:table-cell>
          <table:table-cell table:style-name="ce8" office:value-type="string" calcext:value-type="string">
            <text:p>1966-06-15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New Berlin, WI 53151</text:p>
          </table:table-cell>
          <table:table-cell table:style-name="ce8" office:value-type="string" calcext:value-type="string">
            <text:p>2034-01-16</text:p>
          </table:table-cell>
        </table:table-row>
        <table:table-row table:style-name="ro4">
          <table:table-cell office:value-type="string" calcext:value-type="string">
            <text:p>'Antonella'</text:p>
          </table:table-cell>
          <table:table-cell office:value-type="string" calcext:value-type="string">
            <text:p>'Consuelo'</text:p>
          </table:table-cell>
          <table:table-cell office:value-type="string" calcext:value-type="string">
            <text:p>'Tejeda'</text:p>
          </table:table-cell>
          <table:table-cell office:value-type="string" calcext:value-type="string">
            <text:p>'Urias'</text:p>
          </table:table-cell>
          <table:table-cell table:style-name="ce13" table:formula="of:=RANDBETWEEN(10000000;100000000)" office:value-type="float" office:value="82157848" calcext:value-type="float">
            <text:p>82157848</text:p>
          </table:table-cell>
          <table:table-cell table:style-name="ce8" office:value-type="string" calcext:value-type="string">
            <text:p>1966-08-26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14 N. Southampton Dr. </text:p>
          </table:table-cell>
          <table:table-cell table:style-name="ce8" office:value-type="string" calcext:value-type="string">
            <text:p>2034-02-03</text:p>
          </table:table-cell>
        </table:table-row>
        <table:table-row table:style-name="ro4">
          <table:table-cell office:value-type="string" calcext:value-type="string">
            <text:p>'Antonio'</text:p>
          </table:table-cell>
          <table:table-cell office:value-type="string" calcext:value-type="string">
            <text:p>'Gregorio'</text:p>
          </table:table-cell>
          <table:table-cell office:value-type="string" calcext:value-type="string">
            <text:p>'Tavarez'</text:p>
          </table:table-cell>
          <table:table-cell office:value-type="string" calcext:value-type="string">
            <text:p>'Urena'</text:p>
          </table:table-cell>
          <table:table-cell table:style-name="ce13" table:formula="of:=RANDBETWEEN(10000000;100000000)" office:value-type="float" office:value="84975152" calcext:value-type="float">
            <text:p>84975152</text:p>
          </table:table-cell>
          <table:table-cell table:style-name="ce8" office:value-type="string" calcext:value-type="string">
            <text:p>1968-01-12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Orchard Park, NY 14127</text:p>
          </table:table-cell>
          <table:table-cell table:style-name="ce8" office:value-type="string" calcext:value-type="string">
            <text:p>2034-02-12</text:p>
          </table:table-cell>
        </table:table-row>
        <table:table-row table:style-name="ro4">
          <table:table-cell office:value-type="string" calcext:value-type="string">
            <text:p>'Antonio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Umana'</text:p>
          </table:table-cell>
          <table:table-cell table:style-name="ce13" table:formula="of:=RANDBETWEEN(10000000;100000000)" office:value-type="float" office:value="39121084" calcext:value-type="float">
            <text:p>39121084</text:p>
          </table:table-cell>
          <table:table-cell table:style-name="ce8" office:value-type="string" calcext:value-type="string">
            <text:p>1970-09-16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34 Cross St. </text:p>
          </table:table-cell>
          <table:table-cell table:style-name="ce8" office:value-type="string" calcext:value-type="string">
            <text:p>2034-05-22</text:p>
          </table:table-cell>
        </table:table-row>
        <table:table-row table:style-name="ro4">
          <table:table-cell office:value-type="string" calcext:value-type="string">
            <text:p>'Antonio'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Trejo'</text:p>
          </table:table-cell>
          <table:table-cell table:style-name="ce13" table:formula="of:=RANDBETWEEN(10000000;100000000)" office:value-type="float" office:value="54316946" calcext:value-type="float">
            <text:p>54316946</text:p>
          </table:table-cell>
          <table:table-cell table:style-name="ce8" office:value-type="string" calcext:value-type="string">
            <text:p>1971-06-15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Cheshire, CT 06410</text:p>
          </table:table-cell>
          <table:table-cell table:style-name="ce8" office:value-type="string" calcext:value-type="string">
            <text:p>2034-06-10</text:p>
          </table:table-cell>
        </table:table-row>
        <table:table-row table:style-name="ro4">
          <table:table-cell office:value-type="string" calcext:value-type="string">
            <text:p>'Anunciacion'</text:p>
          </table:table-cell>
          <table:table-cell office:value-type="string" calcext:value-type="string">
            <text:p>'Caridad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scano'</text:p>
          </table:table-cell>
          <table:table-cell table:style-name="ce13" table:formula="of:=RANDBETWEEN(10000000;100000000)" office:value-type="float" office:value="31162863" calcext:value-type="float">
            <text:p>31162863</text:p>
          </table:table-cell>
          <table:table-cell table:style-name="ce8" office:value-type="string" calcext:value-type="string">
            <text:p>1972-06-09</text:p>
          </table:table-cell>
          <table:table-cell office:value-type="string" calcext:value-type="string">
            <text:p>Irland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7810 Marshall Ave. </text:p>
          </table:table-cell>
          <table:table-cell table:style-name="ce8" office:value-type="string" calcext:value-type="string">
            <text:p>2034-06-26</text:p>
          </table:table-cell>
        </table:table-row>
        <table:table-row table:style-name="ro4">
          <table:table-cell office:value-type="string" calcext:value-type="string">
            <text:p>'Araceli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rrez'</text:p>
          </table:table-cell>
          <table:table-cell table:style-name="ce13" table:formula="of:=RANDBETWEEN(10000000;100000000)" office:value-type="float" office:value="82981587" calcext:value-type="float">
            <text:p>82981587</text:p>
          </table:table-cell>
          <table:table-cell table:style-name="ce8" office:value-type="string" calcext:value-type="string">
            <text:p>1972-08-11</text:p>
          </table:table-cell>
          <table:table-cell office:value-type="string" calcext:value-type="string">
            <text:p>Irland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Georgetown, SC 29440</text:p>
          </table:table-cell>
          <table:table-cell table:style-name="ce8" office:value-type="string" calcext:value-type="string">
            <text:p>2034-09-21</text:p>
          </table:table-cell>
        </table:table-row>
        <table:table-row table:style-name="ro4">
          <table:table-cell office:value-type="string" calcext:value-type="string">
            <text:p>'Arturo'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lentino'</text:p>
          </table:table-cell>
          <table:table-cell table:style-name="ce13" table:formula="of:=RANDBETWEEN(10000000;100000000)" office:value-type="float" office:value="51203096" calcext:value-type="float">
            <text:p>51203096</text:p>
          </table:table-cell>
          <table:table-cell table:style-name="ce8" office:value-type="string" calcext:value-type="string">
            <text:p>1975-01-17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8466 Lakeview Street </text:p>
          </table:table-cell>
          <table:table-cell table:style-name="ce8" office:value-type="string" calcext:value-type="string">
            <text:p>2034-11-18</text:p>
          </table:table-cell>
        </table:table-row>
        <table:table-row table:style-name="ro4">
          <table:table-cell office:value-type="string" calcext:value-type="string">
            <text:p>'Arturo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Tolentino'</text:p>
          </table:table-cell>
          <table:table-cell table:style-name="ce13" table:formula="of:=RANDBETWEEN(10000000;100000000)" office:value-type="float" office:value="41265033" calcext:value-type="float">
            <text:p>41265033</text:p>
          </table:table-cell>
          <table:table-cell table:style-name="ce8" office:value-type="string" calcext:value-type="string">
            <text:p>1975-07-31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Lorton, VA 22079</text:p>
          </table:table-cell>
          <table:table-cell table:style-name="ce8" office:value-type="string" calcext:value-type="string">
            <text:p>2035-02-23</text:p>
          </table:table-cell>
        </table:table-row>
        <table:table-row table:style-name="ro4">
          <table:table-cell office:value-type="string" calcext:value-type="string">
            <text:p>'Arturo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Tobar'</text:p>
          </table:table-cell>
          <table:table-cell table:style-name="ce13" table:formula="of:=RANDBETWEEN(10000000;100000000)" office:value-type="float" office:value="45457185" calcext:value-type="float">
            <text:p>45457185</text:p>
          </table:table-cell>
          <table:table-cell table:style-name="ce8" office:value-type="string" calcext:value-type="string">
            <text:p>1980-04-16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1 Baker Court </text:p>
          </table:table-cell>
          <table:table-cell table:style-name="ce8" office:value-type="string" calcext:value-type="string">
            <text:p>2035-03-06</text:p>
          </table:table-cell>
        </table:table-row>
        <table:table-row table:style-name="ro4">
          <table:table-cell office:value-type="string" calcext:value-type="string">
            <text:p>'Ashley'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Thompson'</text:p>
          </table:table-cell>
          <table:table-cell table:style-name="ce13" table:formula="of:=RANDBETWEEN(10000000;100000000)" office:value-type="float" office:value="84711203" calcext:value-type="float">
            <text:p>84711203</text:p>
          </table:table-cell>
          <table:table-cell table:style-name="ce8" office:value-type="string" calcext:value-type="string">
            <text:p>1980-06-12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Lake Villa, IL 60046</text:p>
          </table:table-cell>
          <table:table-cell table:style-name="ce8" office:value-type="string" calcext:value-type="string">
            <text:p>2035-05-28</text:p>
          </table:table-cell>
        </table:table-row>
        <table:table-row table:style-name="ro4">
          <table:table-cell office:value-type="string" calcext:value-type="string">
            <text:p>'Atenea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Thomas'</text:p>
          </table:table-cell>
          <table:table-cell table:style-name="ce13" table:formula="of:=RANDBETWEEN(10000000;100000000)" office:value-type="float" office:value="31839816" calcext:value-type="float">
            <text:p>31839816</text:p>
          </table:table-cell>
          <table:table-cell table:style-name="ce8" office:value-type="string" calcext:value-type="string">
            <text:p>1984-04-26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9951 Lyme Road </text:p>
          </table:table-cell>
          <table:table-cell table:style-name="ce8" office:value-type="string" calcext:value-type="string">
            <text:p>2035-06-30</text:p>
          </table:table-cell>
        </table:table-row>
        <table:table-row table:style-name="ro4">
          <table:table-cell office:value-type="string" calcext:value-type="string">
            <text:p>'Atenea'</text:p>
          </table:table-cell>
          <table:table-cell office:value-type="string" calcext:value-type="string">
            <text:p>'Leopoldo'</text:p>
          </table:table-cell>
          <table:table-cell office:value-type="string" calcext:value-type="string">
            <text:p>'Stevens'</text:p>
          </table:table-cell>
          <table:table-cell office:value-type="string" calcext:value-type="string">
            <text:p>'Teran'</text:p>
          </table:table-cell>
          <table:table-cell table:style-name="ce13" table:formula="of:=RANDBETWEEN(10000000;100000000)" office:value-type="float" office:value="15588410" calcext:value-type="float">
            <text:p>15588410</text:p>
          </table:table-cell>
          <table:table-cell table:style-name="ce8" office:value-type="string" calcext:value-type="string">
            <text:p>1985-08-22</text:p>
          </table:table-cell>
          <table:table-cell office:value-type="string" calcext:value-type="string">
            <text:p>Groenlandi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Elkridge, MD 21075</text:p>
          </table:table-cell>
          <table:table-cell table:style-name="ce8" office:value-type="string" calcext:value-type="string">
            <text:p>2035-07-20</text:p>
          </table:table-cell>
        </table:table-row>
        <table:table-row table:style-name="ro4">
          <table:table-cell office:value-type="string" calcext:value-type="string">
            <text:p>'Aurelia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Sorto'</text:p>
          </table:table-cell>
          <table:table-cell office:value-type="string" calcext:value-type="string">
            <text:p>'Tello'</text:p>
          </table:table-cell>
          <table:table-cell table:style-name="ce13" table:formula="of:=RANDBETWEEN(10000000;100000000)" office:value-type="float" office:value="38043582" calcext:value-type="float">
            <text:p>38043582</text:p>
          </table:table-cell>
          <table:table-cell table:style-name="ce8" office:value-type="string" calcext:value-type="string">
            <text:p>1985-11-11</text:p>
          </table:table-cell>
          <table:table-cell office:value-type="string" calcext:value-type="string">
            <text:p>Argentin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858 Franklin Drive </text:p>
          </table:table-cell>
          <table:table-cell table:style-name="ce8" office:value-type="string" calcext:value-type="string">
            <text:p>2035-07-26</text:p>
          </table:table-cell>
        </table:table-row>
        <table:table-row table:style-name="ro4">
          <table:table-cell office:value-type="string" calcext:value-type="string">
            <text:p>'Aurelio'</text:p>
          </table:table-cell>
          <table:table-cell office:value-type="string" calcext:value-type="string">
            <text:p>'Amparo'</text:p>
          </table:table-cell>
          <table:table-cell office:value-type="string" calcext:value-type="string">
            <text:p>'Soriano'</text:p>
          </table:table-cell>
          <table:table-cell office:value-type="string" calcext:value-type="string">
            <text:p>'Tejeda'</text:p>
          </table:table-cell>
          <table:table-cell table:style-name="ce13" table:formula="of:=RANDBETWEEN(10000000;100000000)" office:value-type="float" office:value="97347930" calcext:value-type="float">
            <text:p>97347930</text:p>
          </table:table-cell>
          <table:table-cell table:style-name="ce8" office:value-type="string" calcext:value-type="string">
            <text:p>1994-08-02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New York, NY 10002</text:p>
          </table:table-cell>
          <table:table-cell table:style-name="ce8" office:value-type="string" calcext:value-type="string">
            <text:p>2035-08-09</text:p>
          </table:table-cell>
        </table:table-row>
        <table:table-row table:style-name="ro4">
          <table:table-cell office:value-type="string" calcext:value-type="string">
            <text:p>'Aurelio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Solorio'</text:p>
          </table:table-cell>
          <table:table-cell office:value-type="string" calcext:value-type="string">
            <text:p>'Tejeda'</text:p>
          </table:table-cell>
          <table:table-cell table:style-name="ce13" table:formula="of:=RANDBETWEEN(10000000;100000000)" office:value-type="float" office:value="20084523" calcext:value-type="float">
            <text:p>20084523</text:p>
          </table:table-cell>
          <table:table-cell table:style-name="ce8" office:value-type="string" calcext:value-type="string">
            <text:p>1996-01-05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884 Glenridge Ave. </text:p>
          </table:table-cell>
          <table:table-cell table:style-name="ce8" office:value-type="string" calcext:value-type="string">
            <text:p>2035-08-16</text:p>
          </table:table-cell>
        </table:table-row>
        <table:table-row table:style-name="ro4">
          <table:table-cell office:value-type="string" calcext:value-type="string">
            <text:p>'Aurelio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Soliz'</text:p>
          </table:table-cell>
          <table:table-cell office:value-type="string" calcext:value-type="string">
            <text:p>'Tejeda'</text:p>
          </table:table-cell>
          <table:table-cell table:style-name="ce13" table:formula="of:=RANDBETWEEN(10000000;100000000)" office:value-type="float" office:value="37834912" calcext:value-type="float">
            <text:p>37834912</text:p>
          </table:table-cell>
          <table:table-cell table:style-name="ce8" office:value-type="string" calcext:value-type="string">
            <text:p>1996-08-09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Casselberry, FL 32707</text:p>
          </table:table-cell>
          <table:table-cell table:style-name="ce8" office:value-type="string" calcext:value-type="string">
            <text:p>2035-12-13</text:p>
          </table:table-cell>
        </table:table-row>
        <table:table-row table:style-name="ro4">
          <table:table-cell office:value-type="string" calcext:value-type="string">
            <text:p>'Ava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Soliz'</text:p>
          </table:table-cell>
          <table:table-cell office:value-type="string" calcext:value-type="string">
            <text:p>'Taveras'</text:p>
          </table:table-cell>
          <table:table-cell table:style-name="ce13" table:formula="of:=RANDBETWEEN(10000000;100000000)" office:value-type="float" office:value="65112716" calcext:value-type="float">
            <text:p>65112716</text:p>
          </table:table-cell>
          <table:table-cell table:style-name="ce8" office:value-type="string" calcext:value-type="string">
            <text:p>2003-08-08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367 West Cedarwood Street </text:p>
          </table:table-cell>
          <table:table-cell table:style-name="ce8" office:value-type="string" calcext:value-type="string">
            <text:p>2036-01-27</text:p>
          </table:table-cell>
        </table:table-row>
        <table:table-row table:style-name="ro4">
          <table:table-cell office:value-type="string" calcext:value-type="string">
            <text:p>'Ava'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varez'</text:p>
          </table:table-cell>
          <table:table-cell table:style-name="ce13" table:formula="of:=RANDBETWEEN(10000000;100000000)" office:value-type="float" office:value="81918057" calcext:value-type="float">
            <text:p>81918057</text:p>
          </table:table-cell>
          <table:table-cell table:style-name="ce8" office:value-type="string" calcext:value-type="string">
            <text:p>2004-05-20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Lawrenceville, GA 30043</text:p>
          </table:table-cell>
          <table:table-cell table:style-name="ce8" office:value-type="string" calcext:value-type="string">
            <text:p>2036-02-18</text:p>
          </table:table-cell>
        </table:table-row>
        <table:table-row table:style-name="ro4">
          <table:table-cell office:value-type="string" calcext:value-type="string">
            <text:p>'Ayala'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pia'</text:p>
          </table:table-cell>
          <table:table-cell table:style-name="ce13" table:formula="of:=RANDBETWEEN(10000000;100000000)" office:value-type="float" office:value="65979425" calcext:value-type="float">
            <text:p>65979425</text:p>
          </table:table-cell>
          <table:table-cell table:style-name="ce8" office:value-type="string" calcext:value-type="string">
            <text:p>2005-10-25</text:p>
          </table:table-cell>
          <table:table-cell office:value-type="string" calcext:value-type="string">
            <text:p>Malasi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15 SW. Gates Street </text:p>
          </table:table-cell>
          <table:table-cell table:style-name="ce8" office:value-type="string" calcext:value-type="string">
            <text:p>2036-04-08</text:p>
          </table:table-cell>
        </table:table-row>
        <table:table-row table:style-name="ro4">
          <table:table-cell office:value-type="string" calcext:value-type="string">
            <text:p>'Ayala'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mez'</text:p>
          </table:table-cell>
          <table:table-cell table:style-name="ce13" table:formula="of:=RANDBETWEEN(10000000;100000000)" office:value-type="float" office:value="68353262" calcext:value-type="float">
            <text:p>68353262</text:p>
          </table:table-cell>
          <table:table-cell table:style-name="ce8" office:value-type="string" calcext:value-type="string">
            <text:p>2007-03-05</text:p>
          </table:table-cell>
          <table:table-cell office:value-type="string" calcext:value-type="string">
            <text:p>Malasi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Miami Gardens, FL 33056</text:p>
          </table:table-cell>
          <table:table-cell table:style-name="ce8" office:value-type="string" calcext:value-type="string">
            <text:p>2036-04-22</text:p>
          </table:table-cell>
        </table:table-row>
        <table:table-row table:style-name="ro4">
          <table:table-cell office:value-type="string" calcext:value-type="string">
            <text:p>'Ayala'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Smith'</text:p>
          </table:table-cell>
          <table:table-cell office:value-type="string" calcext:value-type="string">
            <text:p>'Tafoya'</text:p>
          </table:table-cell>
          <table:table-cell table:style-name="ce13" table:formula="of:=RANDBETWEEN(10000000;100000000)" office:value-type="float" office:value="86457956" calcext:value-type="float">
            <text:p>86457956</text:p>
          </table:table-cell>
          <table:table-cell table:style-name="ce8" office:value-type="string" calcext:value-type="string">
            <text:p>2011-01-03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3 Cedarwood Street </text:p>
          </table:table-cell>
          <table:table-cell table:style-name="ce8" office:value-type="string" calcext:value-type="string">
            <text:p>2036-06-26</text:p>
          </table:table-cell>
        </table:table-row>
        <table:table-row table:style-name="ro4">
          <table:table-cell office:value-type="string" calcext:value-type="string">
            <text:p>'Bella'</text:p>
          </table:table-cell>
          <table:table-cell office:value-type="string" calcext:value-type="string">
            <text:p>'Margarita'</text:p>
          </table:table-cell>
          <table:table-cell office:value-type="string" calcext:value-type="string">
            <text:p>'Serrato'</text:p>
          </table:table-cell>
          <table:table-cell office:value-type="string" calcext:value-type="string">
            <text:p>'Sullivan'</text:p>
          </table:table-cell>
          <table:table-cell table:style-name="ce13" table:formula="of:=RANDBETWEEN(10000000;100000000)" office:value-type="float" office:value="13290314" calcext:value-type="float">
            <text:p>13290314</text:p>
          </table:table-cell>
          <table:table-cell table:style-name="ce8" office:value-type="string" calcext:value-type="string">
            <text:p>2011-02-15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Bedford, OH 44146</text:p>
          </table:table-cell>
          <table:table-cell table:style-name="ce8" office:value-type="string" calcext:value-type="string">
            <text:p>2036-08-10</text:p>
          </table:table-cell>
        </table:table-row>
        <table:table-row table:style-name="ro4">
          <table:table-cell office:value-type="string" calcext:value-type="string">
            <text:p>'Bella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Serrano'</text:p>
          </table:table-cell>
          <table:table-cell office:value-type="string" calcext:value-type="string">
            <text:p>'Suarez'</text:p>
          </table:table-cell>
          <table:table-cell table:style-name="ce13" table:formula="of:=RANDBETWEEN(10000000;100000000)" office:value-type="float" office:value="69761759" calcext:value-type="float">
            <text:p>69761759</text:p>
          </table:table-cell>
          <table:table-cell table:style-name="ce8" office:value-type="string" calcext:value-type="string">
            <text:p>2011-05-2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9822 High Noon Street </text:p>
          </table:table-cell>
          <table:table-cell table:style-name="ce8" office:value-type="string" calcext:value-type="string">
            <text:p>2036-08-13</text:p>
          </table:table-cell>
        </table:table-row>
        <table:table-row table:style-name="ro4">
          <table:table-cell office:value-type="string" calcext:value-type="string">
            <text:p>'Benedicto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Serrano'</text:p>
          </table:table-cell>
          <table:table-cell office:value-type="string" calcext:value-type="string">
            <text:p>'Stewart'</text:p>
          </table:table-cell>
          <table:table-cell table:style-name="ce13" table:formula="of:=RANDBETWEEN(10000000;100000000)" office:value-type="float" office:value="50657294" calcext:value-type="float">
            <text:p>50657294</text:p>
          </table:table-cell>
          <table:table-cell table:style-name="ce8" office:value-type="string" calcext:value-type="string">
            <text:p>1965-06-0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Madison Heights, MI 48071</text:p>
          </table:table-cell>
          <table:table-cell table:style-name="ce8" office:value-type="string" calcext:value-type="string">
            <text:p>2036-11-05</text:p>
          </table:table-cell>
        </table:table-row>
        <table:table-row table:style-name="ro4">
          <table:table-cell office:value-type="string" calcext:value-type="string">
            <text:p>'Benedicto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Sosa'</text:p>
          </table:table-cell>
          <table:table-cell table:style-name="ce13" table:formula="of:=RANDBETWEEN(10000000;100000000)" office:value-type="float" office:value="82021372" calcext:value-type="float">
            <text:p>82021372</text:p>
          </table:table-cell>
          <table:table-cell table:style-name="ce8" office:value-type="string" calcext:value-type="string">
            <text:p>1965-09-20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922 North Brown Street </text:p>
          </table:table-cell>
          <table:table-cell table:style-name="ce8" office:value-type="string" calcext:value-type="string">
            <text:p>2034-01-27</text:p>
          </table:table-cell>
        </table:table-row>
        <table:table-row table:style-name="ro4">
          <table:table-cell office:value-type="string" calcext:value-type="string">
            <text:p>'Benedicto'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Soria'</text:p>
          </table:table-cell>
          <table:table-cell table:style-name="ce13" table:formula="of:=RANDBETWEEN(10000000;100000000)" office:value-type="float" office:value="13313601" calcext:value-type="float">
            <text:p>13313601</text:p>
          </table:table-cell>
          <table:table-cell table:style-name="ce8" office:value-type="string" calcext:value-type="string">
            <text:p>1968-08-05</text:p>
          </table:table-cell>
          <table:table-cell office:value-type="string" calcext:value-type="string">
            <text:p>Zimbabue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Winston Salem, NC 27103</text:p>
          </table:table-cell>
          <table:table-cell table:style-name="ce8" office:value-type="string" calcext:value-type="string">
            <text:p>2034-02-08</text:p>
          </table:table-cell>
        </table:table-row>
        <table:table-row table:style-name="ro4">
          <table:table-cell office:value-type="string" calcext:value-type="string">
            <text:p>'Benedicto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Segura'</text:p>
          </table:table-cell>
          <table:table-cell office:value-type="string" calcext:value-type="string">
            <text:p>'Solorzano'</text:p>
          </table:table-cell>
          <table:table-cell table:style-name="ce13" table:formula="of:=RANDBETWEEN(10000000;100000000)" office:value-type="float" office:value="61900455" calcext:value-type="float">
            <text:p>61900455</text:p>
          </table:table-cell>
          <table:table-cell table:style-name="ce8" office:value-type="string" calcext:value-type="string">
            <text:p>1969-07-22</text:p>
          </table:table-cell>
          <table:table-cell office:value-type="string" calcext:value-type="string">
            <text:p>Zimbabue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8351 E. Young St. </text:p>
          </table:table-cell>
          <table:table-cell table:style-name="ce8" office:value-type="string" calcext:value-type="string">
            <text:p>2034-07-19</text:p>
          </table:table-cell>
        </table:table-row>
        <table:table-row table:style-name="ro4">
          <table:table-cell office:value-type="string" calcext:value-type="string">
            <text:p>'Benedicto'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Segura'</text:p>
          </table:table-cell>
          <table:table-cell office:value-type="string" calcext:value-type="string">
            <text:p>'Solorzano'</text:p>
          </table:table-cell>
          <table:table-cell table:style-name="ce13" table:formula="of:=RANDBETWEEN(10000000;100000000)" office:value-type="float" office:value="93930320" calcext:value-type="float">
            <text:p>93930320</text:p>
          </table:table-cell>
          <table:table-cell table:style-name="ce8" office:value-type="string" calcext:value-type="string">
            <text:p>1971-12-24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Tupelo, MS 38801</text:p>
          </table:table-cell>
          <table:table-cell table:style-name="ce8" office:value-type="string" calcext:value-type="string">
            <text:p>2034-08-05</text:p>
          </table:table-cell>
        </table:table-row>
        <table:table-row table:style-name="ro4">
          <table:table-cell office:value-type="string" calcext:value-type="string">
            <text:p>'Benicio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Sauceda'</text:p>
          </table:table-cell>
          <table:table-cell office:value-type="string" calcext:value-type="string">
            <text:p>'Solorio'</text:p>
          </table:table-cell>
          <table:table-cell table:style-name="ce13" table:formula="of:=RANDBETWEEN(10000000;100000000)" office:value-type="float" office:value="10601218" calcext:value-type="float">
            <text:p>10601218</text:p>
          </table:table-cell>
          <table:table-cell table:style-name="ce8" office:value-type="string" calcext:value-type="string">
            <text:p>1974-08-30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7497 Pheasant Street </text:p>
          </table:table-cell>
          <table:table-cell table:style-name="ce8" office:value-type="string" calcext:value-type="string">
            <text:p>2034-09-18</text:p>
          </table:table-cell>
        </table:table-row>
        <table:table-row table:style-name="ro4">
          <table:table-cell office:value-type="string" calcext:value-type="string">
            <text:p>'Benigno'</text:p>
          </table:table-cell>
          <table:table-cell office:value-type="string" calcext:value-type="string">
            <text:p>'Carolina'</text:p>
          </table:table-cell>
          <table:table-cell office:value-type="string" calcext:value-type="string">
            <text:p>'Sauceda'</text:p>
          </table:table-cell>
          <table:table-cell office:value-type="string" calcext:value-type="string">
            <text:p>'Simon'</text:p>
          </table:table-cell>
          <table:table-cell table:style-name="ce13" table:formula="of:=RANDBETWEEN(10000000;100000000)" office:value-type="float" office:value="75342029" calcext:value-type="float">
            <text:p>75342029</text:p>
          </table:table-cell>
          <table:table-cell table:style-name="ce8" office:value-type="string" calcext:value-type="string">
            <text:p>1975-06-12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Palm Harbor, FL 34683</text:p>
          </table:table-cell>
          <table:table-cell table:style-name="ce8" office:value-type="string" calcext:value-type="string">
            <text:p>2035-02-09</text:p>
          </table:table-cell>
        </table:table-row>
        <table:table-row table:style-name="ro4">
          <table:table-cell office:value-type="string" calcext:value-type="string">
            <text:p>'Benita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Santoyo'</text:p>
          </table:table-cell>
          <table:table-cell office:value-type="string" calcext:value-type="string">
            <text:p>'Silva'</text:p>
          </table:table-cell>
          <table:table-cell table:style-name="ce13" table:formula="of:=RANDBETWEEN(10000000;100000000)" office:value-type="float" office:value="36341874" calcext:value-type="float">
            <text:p>36341874</text:p>
          </table:table-cell>
          <table:table-cell table:style-name="ce8" office:value-type="string" calcext:value-type="string">
            <text:p>1977-02-23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60 Leatherwood Ave. </text:p>
          </table:table-cell>
          <table:table-cell table:style-name="ce8" office:value-type="string" calcext:value-type="string">
            <text:p>2035-03-25</text:p>
          </table:table-cell>
        </table:table-row>
        <table:table-row table:style-name="ro4">
          <table:table-cell table:number-columns-repeated="2" office:value-type="string" calcext:value-type="string">
            <text:p>'Benjamin'</text:p>
          </table:table-cell>
          <table:table-cell office:value-type="string" calcext:value-type="string">
            <text:p>'Santillan'</text:p>
          </table:table-cell>
          <table:table-cell office:value-type="string" calcext:value-type="string">
            <text:p>'Silva'</text:p>
          </table:table-cell>
          <table:table-cell table:style-name="ce13" table:formula="of:=RANDBETWEEN(10000000;100000000)" office:value-type="float" office:value="54520385" calcext:value-type="float">
            <text:p>54520385</text:p>
          </table:table-cell>
          <table:table-cell table:style-name="ce8" office:value-type="string" calcext:value-type="string">
            <text:p>1979-03-29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Maumee, OH 43537</text:p>
          </table:table-cell>
          <table:table-cell table:style-name="ce8" office:value-type="string" calcext:value-type="string">
            <text:p>2035-03-28</text:p>
          </table:table-cell>
        </table:table-row>
        <table:table-row table:style-name="ro4">
          <table:table-cell office:value-type="string" calcext:value-type="string">
            <text:p>'Benjamin'</text:p>
          </table:table-cell>
          <table:table-cell office:value-type="string" calcext:value-type="string">
            <text:p>'Felix'</text:p>
          </table:table-cell>
          <table:table-cell office:value-type="string" calcext:value-type="string">
            <text:p>'Santillan'</text:p>
          </table:table-cell>
          <table:table-cell office:value-type="string" calcext:value-type="string">
            <text:p>'Sifuentes'</text:p>
          </table:table-cell>
          <table:table-cell table:style-name="ce13" table:formula="of:=RANDBETWEEN(10000000;100000000)" office:value-type="float" office:value="68719964" calcext:value-type="float">
            <text:p>68719964</text:p>
          </table:table-cell>
          <table:table-cell table:style-name="ce8" office:value-type="string" calcext:value-type="string">
            <text:p>1981-11-20</text:p>
          </table:table-cell>
          <table:table-cell office:value-type="string" calcext:value-type="string">
            <text:p>Irland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954 Lyme Road </text:p>
          </table:table-cell>
          <table:table-cell table:style-name="ce8" office:value-type="string" calcext:value-type="string">
            <text:p>2035-04-18</text:p>
          </table:table-cell>
        </table:table-row>
        <table:table-row table:style-name="ro4">
          <table:table-cell office:value-type="string" calcext:value-type="string">
            <text:p>'Berenice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Sifuentes'</text:p>
          </table:table-cell>
          <table:table-cell table:style-name="ce13" table:formula="of:=RANDBETWEEN(10000000;100000000)" office:value-type="float" office:value="94194187" calcext:value-type="float">
            <text:p>94194187</text:p>
          </table:table-cell>
          <table:table-cell table:style-name="ce8" office:value-type="string" calcext:value-type="string">
            <text:p>1982-09-23</text:p>
          </table:table-cell>
          <table:table-cell office:value-type="string" calcext:value-type="string">
            <text:p>Holand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Thibodaux, LA 70301</text:p>
          </table:table-cell>
          <table:table-cell table:style-name="ce8" office:value-type="string" calcext:value-type="string">
            <text:p>2035-04-24</text:p>
          </table:table-cell>
        </table:table-row>
        <table:table-row table:style-name="ro4">
          <table:table-cell office:value-type="string" calcext:value-type="string">
            <text:p>'Bernarda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Santana'</text:p>
          </table:table-cell>
          <table:table-cell office:value-type="string" calcext:value-type="string">
            <text:p>'Sifuentes'</text:p>
          </table:table-cell>
          <table:table-cell table:style-name="ce13" table:formula="of:=RANDBETWEEN(10000000;100000000)" office:value-type="float" office:value="72304136" calcext:value-type="float">
            <text:p>72304136</text:p>
          </table:table-cell>
          <table:table-cell table:style-name="ce8" office:value-type="string" calcext:value-type="string">
            <text:p>1983-04-26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8201 Old Arrowhead Street </text:p>
          </table:table-cell>
          <table:table-cell table:style-name="ce8" office:value-type="string" calcext:value-type="string">
            <text:p>2035-06-27</text:p>
          </table:table-cell>
        </table:table-row>
        <table:table-row table:style-name="ro4">
          <table:table-cell office:value-type="string" calcext:value-type="string">
            <text:p>'Bernarda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Santana'</text:p>
          </table:table-cell>
          <table:table-cell office:value-type="string" calcext:value-type="string">
            <text:p>'Sierra'</text:p>
          </table:table-cell>
          <table:table-cell table:style-name="ce13" table:formula="of:=RANDBETWEEN(10000000;100000000)" office:value-type="float" office:value="28979241" calcext:value-type="float">
            <text:p>28979241</text:p>
          </table:table-cell>
          <table:table-cell table:style-name="ce8" office:value-type="string" calcext:value-type="string">
            <text:p>1986-10-17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Mason, OH 45040</text:p>
          </table:table-cell>
          <table:table-cell table:style-name="ce8" office:value-type="string" calcext:value-type="string">
            <text:p>2035-08-13</text:p>
          </table:table-cell>
        </table:table-row>
        <table:table-row table:style-name="ro4">
          <table:table-cell office:value-type="string" calcext:value-type="string">
            <text:p>'Bernarda'</text:p>
          </table:table-cell>
          <table:table-cell office:value-type="string" calcext:value-type="string">
            <text:p>'Michael'</text:p>
          </table:table-cell>
          <table:table-cell office:value-type="string" calcext:value-type="string">
            <text:p>'Santamaria'</text:p>
          </table:table-cell>
          <table:table-cell office:value-type="string" calcext:value-type="string">
            <text:p>'Servin'</text:p>
          </table:table-cell>
          <table:table-cell table:style-name="ce13" table:formula="of:=RANDBETWEEN(10000000;100000000)" office:value-type="float" office:value="17308283" calcext:value-type="float">
            <text:p>17308283</text:p>
          </table:table-cell>
          <table:table-cell table:style-name="ce8" office:value-type="string" calcext:value-type="string">
            <text:p>1990-01-26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917 Ketch Harbour St. </text:p>
          </table:table-cell>
          <table:table-cell table:style-name="ce8" office:value-type="string" calcext:value-type="string">
            <text:p>2035-09-14</text:p>
          </table:table-cell>
        </table:table-row>
        <table:table-row table:style-name="ro4">
          <table:table-cell office:value-type="string" calcext:value-type="string">
            <text:p>'Berta'</text:p>
          </table:table-cell>
          <table:table-cell office:value-type="string" calcext:value-type="string">
            <text:p>'Leopoldo'</text:p>
          </table:table-cell>
          <table:table-cell office:value-type="string" calcext:value-type="string">
            <text:p>'Sandoval'</text:p>
          </table:table-cell>
          <table:table-cell office:value-type="string" calcext:value-type="string">
            <text:p>'Serrato'</text:p>
          </table:table-cell>
          <table:table-cell table:style-name="ce13" table:formula="of:=RANDBETWEEN(10000000;100000000)" office:value-type="float" office:value="81592756" calcext:value-type="float">
            <text:p>81592756</text:p>
          </table:table-cell>
          <table:table-cell table:style-name="ce8" office:value-type="string" calcext:value-type="string">
            <text:p>1990-12-04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Longview, TX 75604</text:p>
          </table:table-cell>
          <table:table-cell table:style-name="ce8" office:value-type="string" calcext:value-type="string">
            <text:p>2035-10-06</text:p>
          </table:table-cell>
        </table:table-row>
        <table:table-row table:style-name="ro4">
          <table:table-cell office:value-type="string" calcext:value-type="string">
            <text:p>'Bertrudis'</text:p>
          </table:table-cell>
          <table:table-cell office:value-type="string" calcext:value-type="string">
            <text:p>'Saida'</text:p>
          </table:table-cell>
          <table:table-cell office:value-type="string" calcext:value-type="string">
            <text:p>'Sandoval'</text:p>
          </table:table-cell>
          <table:table-cell office:value-type="string" calcext:value-type="string">
            <text:p>'Serrato'</text:p>
          </table:table-cell>
          <table:table-cell table:style-name="ce13" table:formula="of:=RANDBETWEEN(10000000;100000000)" office:value-type="float" office:value="37605026" calcext:value-type="float">
            <text:p>37605026</text:p>
          </table:table-cell>
          <table:table-cell table:style-name="ce8" office:value-type="string" calcext:value-type="string">
            <text:p>1991-08-22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9205 Carson Street </text:p>
          </table:table-cell>
          <table:table-cell table:style-name="ce8" office:value-type="string" calcext:value-type="string">
            <text:p>2035-10-11</text:p>
          </table:table-cell>
        </table:table-row>
        <table:table-row table:style-name="ro4">
          <table:table-cell office:value-type="string" calcext:value-type="string">
            <text:p>'Bertrudis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Sanchez'</text:p>
          </table:table-cell>
          <table:table-cell office:value-type="string" calcext:value-type="string">
            <text:p>'Serna'</text:p>
          </table:table-cell>
          <table:table-cell table:style-name="ce13" table:formula="of:=RANDBETWEEN(10000000;100000000)" office:value-type="float" office:value="92130480" calcext:value-type="float">
            <text:p>92130480</text:p>
          </table:table-cell>
          <table:table-cell table:style-name="ce8" office:value-type="string" calcext:value-type="string">
            <text:p>1993-09-21</text:p>
          </table:table-cell>
          <table:table-cell office:value-type="string" calcext:value-type="string">
            <text:p>Argentin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Tucson, AZ 85718</text:p>
          </table:table-cell>
          <table:table-cell table:style-name="ce8" office:value-type="string" calcext:value-type="string">
            <text:p>2035-12-08</text:p>
          </table:table-cell>
        </table:table-row>
        <table:table-row table:style-name="ro4">
          <table:table-cell office:value-type="string" calcext:value-type="string">
            <text:p>'Betsabe'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'Sanabria'</text:p>
          </table:table-cell>
          <table:table-cell office:value-type="string" calcext:value-type="string">
            <text:p>'Segovia'</text:p>
          </table:table-cell>
          <table:table-cell table:style-name="ce13" table:formula="of:=RANDBETWEEN(10000000;100000000)" office:value-type="float" office:value="89413929" calcext:value-type="float">
            <text:p>89413929</text:p>
          </table:table-cell>
          <table:table-cell table:style-name="ce8" office:value-type="string" calcext:value-type="string">
            <text:p>1995-05-17</text:p>
          </table:table-cell>
          <table:table-cell office:value-type="string" calcext:value-type="string">
            <text:p>Argentin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1 Shirley Drive </text:p>
          </table:table-cell>
          <table:table-cell table:style-name="ce8" office:value-type="string" calcext:value-type="string">
            <text:p>2035-12-12</text:p>
          </table:table-cell>
        </table:table-row>
        <table:table-row table:style-name="ro4">
          <table:table-cell office:value-type="string" calcext:value-type="string">
            <text:p>'Bibiana'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Samaniego'</text:p>
          </table:table-cell>
          <table:table-cell office:value-type="string" calcext:value-type="string">
            <text:p>'Scott'</text:p>
          </table:table-cell>
          <table:table-cell table:style-name="ce13" table:formula="of:=RANDBETWEEN(10000000;100000000)" office:value-type="float" office:value="24169711" calcext:value-type="float">
            <text:p>24169711</text:p>
          </table:table-cell>
          <table:table-cell table:style-name="ce8" office:value-type="string" calcext:value-type="string">
            <text:p>1996-01-26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Lake Mary, FL 32746</text:p>
          </table:table-cell>
          <table:table-cell table:style-name="ce8" office:value-type="string" calcext:value-type="string">
            <text:p>2036-01-10</text:p>
          </table:table-cell>
        </table:table-row>
        <table:table-row table:style-name="ro4">
          <table:table-cell office:value-type="string" calcext:value-type="string">
            <text:p>'Bibiana'</text:p>
          </table:table-cell>
          <table:table-cell office:value-type="string" calcext:value-type="string">
            <text:p>'Celia'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Sarmiento'</text:p>
          </table:table-cell>
          <table:table-cell table:style-name="ce13" table:formula="of:=RANDBETWEEN(10000000;100000000)" office:value-type="float" office:value="33633525" calcext:value-type="float">
            <text:p>33633525</text:p>
          </table:table-cell>
          <table:table-cell table:style-name="ce8" office:value-type="string" calcext:value-type="string">
            <text:p>1999-12-14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235 Orchard Dr. </text:p>
          </table:table-cell>
          <table:table-cell table:style-name="ce8" office:value-type="string" calcext:value-type="string">
            <text:p>2036-01-19</text:p>
          </table:table-cell>
        </table:table-row>
        <table:table-row table:style-name="ro4">
          <table:table-cell office:value-type="string" calcext:value-type="string">
            <text:p>'Bienvenido'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Sarmiento'</text:p>
          </table:table-cell>
          <table:table-cell table:style-name="ce13" table:formula="of:=RANDBETWEEN(10000000;100000000)" office:value-type="float" office:value="79336157" calcext:value-type="float">
            <text:p>79336157</text:p>
          </table:table-cell>
          <table:table-cell table:style-name="ce8" office:value-type="string" calcext:value-type="string">
            <text:p>2002-05-06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Kennesaw, GA 30144</text:p>
          </table:table-cell>
          <table:table-cell table:style-name="ce8" office:value-type="string" calcext:value-type="string">
            <text:p>2036-04-24</text:p>
          </table:table-cell>
        </table:table-row>
        <table:table-row table:style-name="ro4">
          <table:table-cell office:value-type="string" calcext:value-type="string">
            <text:p>'Brandon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Salinas'</text:p>
          </table:table-cell>
          <table:table-cell office:value-type="string" calcext:value-type="string">
            <text:p>'Sarabia'</text:p>
          </table:table-cell>
          <table:table-cell table:style-name="ce13" table:formula="of:=RANDBETWEEN(10000000;100000000)" office:value-type="float" office:value="25856994" calcext:value-type="float">
            <text:p>25856994</text:p>
          </table:table-cell>
          <table:table-cell table:style-name="ce8" office:value-type="string" calcext:value-type="string">
            <text:p>2005-04-04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67 Vermont Street </text:p>
          </table:table-cell>
          <table:table-cell table:style-name="ce8" office:value-type="string" calcext:value-type="string">
            <text:p>2036-05-15</text:p>
          </table:table-cell>
        </table:table-row>
        <table:table-row table:style-name="ro4">
          <table:table-cell office:value-type="string" calcext:value-type="string">
            <text:p>'Brandon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Salguero'</text:p>
          </table:table-cell>
          <table:table-cell office:value-type="string" calcext:value-type="string">
            <text:p>'Santiago'</text:p>
          </table:table-cell>
          <table:table-cell table:style-name="ce13" table:formula="of:=RANDBETWEEN(10000000;100000000)" office:value-type="float" office:value="11080678" calcext:value-type="float">
            <text:p>11080678</text:p>
          </table:table-cell>
          <table:table-cell table:style-name="ce8" office:value-type="string" calcext:value-type="string">
            <text:p>2007-01-29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Germantown, MD 20874</text:p>
          </table:table-cell>
          <table:table-cell table:style-name="ce8" office:value-type="string" calcext:value-type="string">
            <text:p>2036-08-08</text:p>
          </table:table-cell>
        </table:table-row>
        <table:table-row table:style-name="ro4">
          <table:table-cell office:value-type="string" calcext:value-type="string">
            <text:p>'Brenda'</text:p>
          </table:table-cell>
          <table:table-cell office:value-type="string" calcext:value-type="string">
            <text:p>'Isabella'</text:p>
          </table:table-cell>
          <table:table-cell office:value-type="string" calcext:value-type="string">
            <text:p>'Salgado'</text:p>
          </table:table-cell>
          <table:table-cell office:value-type="string" calcext:value-type="string">
            <text:p>'Santiago'</text:p>
          </table:table-cell>
          <table:table-cell table:style-name="ce13" table:formula="of:=RANDBETWEEN(10000000;100000000)" office:value-type="float" office:value="63287895" calcext:value-type="float">
            <text:p>63287895</text:p>
          </table:table-cell>
          <table:table-cell table:style-name="ce8" office:value-type="string" calcext:value-type="string">
            <text:p>2010-09-23</text:p>
          </table:table-cell>
          <table:table-cell office:value-type="string" calcext:value-type="string">
            <text:p>Malasi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8487 W. Foxrun Street </text:p>
          </table:table-cell>
          <table:table-cell table:style-name="ce8" office:value-type="string" calcext:value-type="string">
            <text:p>2036-08-24</text:p>
          </table:table-cell>
        </table:table-row>
        <table:table-row table:style-name="ro4">
          <table:table-cell office:value-type="string" calcext:value-type="string">
            <text:p>'Breno'</text:p>
          </table:table-cell>
          <table:table-cell office:value-type="string" calcext:value-type="string">
            <text:p>'Jose'</text:p>
          </table:table-cell>
          <table:table-cell office:value-type="string" calcext:value-type="string">
            <text:p>'Saldana'</text:p>
          </table:table-cell>
          <table:table-cell office:value-type="string" calcext:value-type="string">
            <text:p>'Santiago'</text:p>
          </table:table-cell>
          <table:table-cell table:style-name="ce13" table:formula="of:=RANDBETWEEN(10000000;100000000)" office:value-type="float" office:value="71347981" calcext:value-type="float">
            <text:p>71347981</text:p>
          </table:table-cell>
          <table:table-cell table:style-name="ce8" office:value-type="string" calcext:value-type="string">
            <text:p>2011-09-15</text:p>
          </table:table-cell>
          <table:table-cell office:value-type="string" calcext:value-type="string">
            <text:p>Malasi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Glen Allen, VA 23059</text:p>
          </table:table-cell>
          <table:table-cell table:style-name="ce8" office:value-type="string" calcext:value-type="string">
            <text:p>2036-09-28</text:p>
          </table:table-cell>
        </table:table-row>
        <table:table-row table:style-name="ro4">
          <table:table-cell office:value-type="string" calcext:value-type="string">
            <text:p>'Bruno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Salcedo'</text:p>
          </table:table-cell>
          <table:table-cell office:value-type="string" calcext:value-type="string">
            <text:p>'Santamaria'</text:p>
          </table:table-cell>
          <table:table-cell table:style-name="ce13" table:formula="of:=RANDBETWEEN(10000000;100000000)" office:value-type="float" office:value="75220027" calcext:value-type="float">
            <text:p>75220027</text:p>
          </table:table-cell>
          <table:table-cell table:style-name="ce8" office:value-type="string" calcext:value-type="string">
            <text:p>1968-01-0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637 Elizabeth Dr. </text:p>
          </table:table-cell>
          <table:table-cell table:style-name="ce8" office:value-type="string" calcext:value-type="string">
            <text:p>2036-11-01</text:p>
          </table:table-cell>
        </table:table-row>
        <table:table-row table:style-name="ro4">
          <table:table-cell office:value-type="string" calcext:value-type="string">
            <text:p>'Caligula'</text:p>
          </table:table-cell>
          <table:table-cell office:value-type="string" calcext:value-type="string">
            <text:p>'Fabiola'</text:p>
          </table:table-cell>
          <table:table-cell office:value-type="string" calcext:value-type="string">
            <text:p>'Saavedra'</text:p>
          </table:table-cell>
          <table:table-cell office:value-type="string" calcext:value-type="string">
            <text:p>'Santacruz'</text:p>
          </table:table-cell>
          <table:table-cell table:style-name="ce13" table:formula="of:=RANDBETWEEN(10000000;100000000)" office:value-type="float" office:value="80982009" calcext:value-type="float">
            <text:p>80982009</text:p>
          </table:table-cell>
          <table:table-cell table:style-name="ce8" office:value-type="string" calcext:value-type="string">
            <text:p>1969-09-17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Arlington, MA 02474</text:p>
          </table:table-cell>
          <table:table-cell table:style-name="ce8" office:value-type="string" calcext:value-type="string">
            <text:p>2034-01-27</text:p>
          </table:table-cell>
        </table:table-row>
        <table:table-row table:style-name="ro4">
          <table:table-cell office:value-type="string" calcext:value-type="string">
            <text:p>'Caligula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Saavedra'</text:p>
          </table:table-cell>
          <table:table-cell office:value-type="string" calcext:value-type="string">
            <text:p>'Santacruz'</text:p>
          </table:table-cell>
          <table:table-cell table:style-name="ce13" table:formula="of:=RANDBETWEEN(10000000;100000000)" office:value-type="float" office:value="51545985" calcext:value-type="float">
            <text:p>51545985</text:p>
          </table:table-cell>
          <table:table-cell table:style-name="ce8" office:value-type="string" calcext:value-type="string">
            <text:p>1970-10-02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4 Division Circle </text:p>
          </table:table-cell>
          <table:table-cell table:style-name="ce8" office:value-type="string" calcext:value-type="string">
            <text:p>2034-02-08</text:p>
          </table:table-cell>
        </table:table-row>
        <table:table-row table:style-name="ro4">
          <table:table-cell office:value-type="string" calcext:value-type="string">
            <text:p>'Calixtrato'</text:p>
          </table:table-cell>
          <table:table-cell office:value-type="string" calcext:value-type="string">
            <text:p>'Zoe'</text:p>
          </table:table-cell>
          <table:table-cell office:value-type="string" calcext:value-type="string">
            <text:p>'Ruiz'</text:p>
          </table:table-cell>
          <table:table-cell office:value-type="string" calcext:value-type="string">
            <text:p>'Santacruz'</text:p>
          </table:table-cell>
          <table:table-cell table:style-name="ce13" table:formula="of:=RANDBETWEEN(10000000;100000000)" office:value-type="float" office:value="60175734" calcext:value-type="float">
            <text:p>60175734</text:p>
          </table:table-cell>
          <table:table-cell table:style-name="ce8" office:value-type="string" calcext:value-type="string">
            <text:p>1973-05-11</text:p>
          </table:table-cell>
          <table:table-cell office:value-type="string" calcext:value-type="string">
            <text:p>Zimbabue</text:p>
          </table:table-cell>
          <table:table-cell/>
          <table:table-cell table:style-name="ce12" office:value-type="string" calcext:value-type="string">
            <text:p>Apt 726 </text:p>
          </table:table-cell>
          <table:table-cell table:style-name="ce8" office:value-type="string" calcext:value-type="string">
            <text:p>2034-07-19</text:p>
          </table:table-cell>
        </table:table-row>
        <table:table-row table:style-name="ro4">
          <table:table-cell office:value-type="string" calcext:value-type="string">
            <text:p>'Calixtrato'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Rueda'</text:p>
          </table:table-cell>
          <table:table-cell office:value-type="string" calcext:value-type="string">
            <text:p>'Sanchez'</text:p>
          </table:table-cell>
          <table:table-cell table:style-name="ce13" table:formula="of:=RANDBETWEEN(10000000;100000000)" office:value-type="float" office:value="73593983" calcext:value-type="float">
            <text:p>73593983</text:p>
          </table:table-cell>
          <table:table-cell table:style-name="ce8" office:value-type="string" calcext:value-type="string">
            <text:p>1979-01-02</text:p>
          </table:table-cell>
          <table:table-cell office:value-type="string" calcext:value-type="string">
            <text:p>Zimbabue</text:p>
          </table:table-cell>
          <table:table-cell/>
          <table:table-cell table:style-name="ce12" office:value-type="string" calcext:value-type="string">
            <text:p>Harrison Township, MI 48045</text:p>
          </table:table-cell>
          <table:table-cell table:style-name="ce8" office:value-type="string" calcext:value-type="string">
            <text:p>2034-08-05</text:p>
          </table:table-cell>
        </table:table-row>
        <table:table-row table:style-name="ro4">
          <table:table-cell office:value-type="string" calcext:value-type="string">
            <text:p>'Calixtrato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Ruano'</text:p>
          </table:table-cell>
          <table:table-cell office:value-type="string" calcext:value-type="string">
            <text:p>'Sanabria'</text:p>
          </table:table-cell>
          <table:table-cell table:style-name="ce13" table:formula="of:=RANDBETWEEN(10000000;100000000)" office:value-type="float" office:value="27596769" calcext:value-type="float">
            <text:p>27596769</text:p>
          </table:table-cell>
          <table:table-cell table:style-name="ce8" office:value-type="string" calcext:value-type="string">
            <text:p>1981-12-08</text:p>
          </table:table-cell>
          <table:table-cell office:value-type="string" calcext:value-type="string">
            <text:p>Zimbabue</text:p>
          </table:table-cell>
          <table:table-cell/>
          <table:table-cell table:style-name="ce12" office:value-type="string" calcext:value-type="string">
            <text:p>22 Marlborough Street </text:p>
          </table:table-cell>
          <table:table-cell table:style-name="ce8" office:value-type="string" calcext:value-type="string">
            <text:p>2034-09-18</text:p>
          </table:table-cell>
        </table:table-row>
        <table:table-row table:style-name="ro4">
          <table:table-cell office:value-type="string" calcext:value-type="string">
            <text:p>'Camila'</text:p>
          </table:table-cell>
          <table:table-cell office:value-type="string" calcext:value-type="string">
            <text:p>'German'</text:p>
          </table:table-cell>
          <table:table-cell office:value-type="string" calcext:value-type="string">
            <text:p>'Roybal'</text:p>
          </table:table-cell>
          <table:table-cell office:value-type="string" calcext:value-type="string">
            <text:p>'Sanabria'</text:p>
          </table:table-cell>
          <table:table-cell table:style-name="ce13" table:formula="of:=RANDBETWEEN(10000000;100000000)" office:value-type="float" office:value="10913901" calcext:value-type="float">
            <text:p>10913901</text:p>
          </table:table-cell>
          <table:table-cell table:style-name="ce8" office:value-type="string" calcext:value-type="string">
            <text:p>1983-11-23</text:p>
          </table:table-cell>
          <table:table-cell office:value-type="string" calcext:value-type="string">
            <text:p>Australia</text:p>
          </table:table-cell>
          <table:table-cell/>
          <table:table-cell table:style-name="ce12" office:value-type="string" calcext:value-type="string">
            <text:p>Plainfield, NJ 07060</text:p>
          </table:table-cell>
          <table:table-cell table:style-name="ce8" office:value-type="string" calcext:value-type="string">
            <text:p>2035-02-09</text:p>
          </table:table-cell>
        </table:table-row>
        <table:table-row table:style-name="ro4">
          <table:table-cell office:value-type="string" calcext:value-type="string">
            <text:p>'Camila'</text:p>
          </table:table-cell>
          <table:table-cell office:value-type="string" calcext:value-type="string">
            <text:p>'Dulce'</text:p>
          </table:table-cell>
          <table:table-cell office:value-type="string" calcext:value-type="string">
            <text:p>'Rosas'</text:p>
          </table:table-cell>
          <table:table-cell office:value-type="string" calcext:value-type="string">
            <text:p>'Samaniego'</text:p>
          </table:table-cell>
          <table:table-cell table:style-name="ce13" table:formula="of:=RANDBETWEEN(10000000;100000000)" office:value-type="float" office:value="71468366" calcext:value-type="float">
            <text:p>71468366</text:p>
          </table:table-cell>
          <table:table-cell table:style-name="ce8" office:value-type="string" calcext:value-type="string">
            <text:p>1987-01-22</text:p>
          </table:table-cell>
          <table:table-cell office:value-type="string" calcext:value-type="string">
            <text:p>Australia</text:p>
          </table:table-cell>
          <table:table-cell/>
          <table:table-cell table:style-name="ce12" office:value-type="string" calcext:value-type="string">
            <text:p>9164 Brickell St. </text:p>
          </table:table-cell>
          <table:table-cell table:style-name="ce8" office:value-type="string" calcext:value-type="string">
            <text:p>2035-03-25</text:p>
          </table:table-cell>
        </table:table-row>
        <table:table-row table:style-name="ro4">
          <table:table-cell office:value-type="string" calcext:value-type="string">
            <text:p>'Camilo'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Rosas'</text:p>
          </table:table-cell>
          <table:table-cell office:value-type="string" calcext:value-type="string">
            <text:p>'Salmeron'</text:p>
          </table:table-cell>
          <table:table-cell table:style-name="ce13" table:formula="of:=RANDBETWEEN(10000000;100000000)" office:value-type="float" office:value="18726552" calcext:value-type="float">
            <text:p>18726552</text:p>
          </table:table-cell>
          <table:table-cell table:style-name="ce8" office:value-type="string" calcext:value-type="string">
            <text:p>1988-11-10</text:p>
          </table:table-cell>
          <table:table-cell office:value-type="string" calcext:value-type="string">
            <text:p>Australia</text:p>
          </table:table-cell>
          <table:table-cell/>
          <table:table-cell table:style-name="ce12" office:value-type="string" calcext:value-type="string">
            <text:p>Andover, MA 01810</text:p>
          </table:table-cell>
          <table:table-cell table:style-name="ce8" office:value-type="string" calcext:value-type="string">
            <text:p>2035-03-28</text:p>
          </table:table-cell>
        </table:table-row>
        <table:table-row table:style-name="ro4">
          <table:table-cell office:value-type="string" calcext:value-type="string">
            <text:p>'Camilo'</text:p>
          </table:table-cell>
          <table:table-cell office:value-type="string" calcext:value-type="string">
            <text:p>'Justo'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Salinas'</text:p>
          </table:table-cell>
          <table:table-cell table:style-name="ce13" table:formula="of:=RANDBETWEEN(10000000;100000000)" office:value-type="float" office:value="18245899" calcext:value-type="float">
            <text:p>18245899</text:p>
          </table:table-cell>
          <table:table-cell table:style-name="ce8" office:value-type="string" calcext:value-type="string">
            <text:p>1989-02-17</text:p>
          </table:table-cell>
          <table:table-cell office:value-type="string" calcext:value-type="string">
            <text:p>Irlanda</text:p>
          </table:table-cell>
          <table:table-cell/>
          <table:table-cell table:style-name="ce12" office:value-type="string" calcext:value-type="string">
            <text:p>53 Alderwood Street </text:p>
          </table:table-cell>
          <table:table-cell table:style-name="ce8" office:value-type="string" calcext:value-type="string">
            <text:p>2035-04-18</text:p>
          </table:table-cell>
        </table:table-row>
        <table:table-row table:style-name="ro4">
          <table:table-cell office:value-type="string" calcext:value-type="string">
            <text:p>'Camilo'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Salguero'</text:p>
          </table:table-cell>
          <table:table-cell table:style-name="ce13" table:formula="of:=RANDBETWEEN(10000000;100000000)" office:value-type="float" office:value="63068233" calcext:value-type="float">
            <text:p>63068233</text:p>
          </table:table-cell>
          <table:table-cell table:style-name="ce8" office:value-type="string" calcext:value-type="string">
            <text:p>1989-03-17</text:p>
          </table:table-cell>
          <table:table-cell office:value-type="string" calcext:value-type="string">
            <text:p>Irlanda</text:p>
          </table:table-cell>
          <table:table-cell/>
          <table:table-cell table:style-name="ce12" office:value-type="string" calcext:value-type="string">
            <text:p>San Diego, CA 92111</text:p>
          </table:table-cell>
          <table:table-cell table:style-name="ce8" office:value-type="string" calcext:value-type="string">
            <text:p>2035-04-24</text:p>
          </table:table-cell>
        </table:table-row>
        <table:table-row table:style-name="ro4">
          <table:table-cell office:value-type="string" calcext:value-type="string">
            <text:p>'Camilo'</text:p>
          </table:table-cell>
          <table:table-cell office:value-type="string" calcext:value-type="string">
            <text:p>'Ema'</text:p>
          </table:table-cell>
          <table:table-cell office:value-type="string" calcext:value-type="string">
            <text:p>'Roque'</text:p>
          </table:table-cell>
          <table:table-cell office:value-type="string" calcext:value-type="string">
            <text:p>'Salgado'</text:p>
          </table:table-cell>
          <table:table-cell table:style-name="ce13" table:formula="of:=RANDBETWEEN(10000000;100000000)" office:value-type="float" office:value="59772391" calcext:value-type="float">
            <text:p>59772391</text:p>
          </table:table-cell>
          <table:table-cell table:style-name="ce8" office:value-type="string" calcext:value-type="string">
            <text:p>1991-02-20</text:p>
          </table:table-cell>
          <table:table-cell office:value-type="string" calcext:value-type="string">
            <text:p>Irlanda</text:p>
          </table:table-cell>
          <table:table-cell/>
          <table:table-cell table:style-name="ce12" office:value-type="string" calcext:value-type="string">
            <text:p>9 Wakehurst Lane </text:p>
          </table:table-cell>
          <table:table-cell table:style-name="ce8" office:value-type="string" calcext:value-type="string">
            <text:p>2035-06-27</text:p>
          </table:table-cell>
        </table:table-row>
        <table:table-row table:style-name="ro4">
          <table:table-cell office:value-type="string" calcext:value-type="string">
            <text:p>'Candelaria'</text:p>
          </table:table-cell>
          <table:table-cell office:value-type="string" calcext:value-type="string">
            <text:p>'Ramona'</text:p>
          </table:table-cell>
          <table:table-cell office:value-type="string" calcext:value-type="string">
            <text:p>'Roque'</text:p>
          </table:table-cell>
          <table:table-cell office:value-type="string" calcext:value-type="string">
            <text:p>'Saldana'</text:p>
          </table:table-cell>
          <table:table-cell table:style-name="ce13" table:formula="of:=RANDBETWEEN(10000000;100000000)" office:value-type="float" office:value="38930963" calcext:value-type="float">
            <text:p>38930963</text:p>
          </table:table-cell>
          <table:table-cell table:style-name="ce8" office:value-type="string" calcext:value-type="string">
            <text:p>1991-12-13</text:p>
          </table:table-cell>
          <table:table-cell office:value-type="string" calcext:value-type="string">
            <text:p>Holanda</text:p>
          </table:table-cell>
          <table:table-cell/>
          <table:table-cell table:style-name="ce12" office:value-type="string" calcext:value-type="string">
            <text:p>Nanuet, NY 10954</text:p>
          </table:table-cell>
          <table:table-cell table:style-name="ce8" office:value-type="string" calcext:value-type="string">
            <text:p>2035-08-13</text:p>
          </table:table-cell>
        </table:table-row>
        <table:table-row table:style-name="ro4">
          <table:table-cell office:value-type="string" calcext:value-type="string">
            <text:p>'Carla'</text:p>
          </table:table-cell>
          <table:table-cell office:value-type="string" calcext:value-type="string">
            <text:p>'Zoe'</text:p>
          </table:table-cell>
          <table:table-cell office:value-type="string" calcext:value-type="string">
            <text:p>'Roman'</text:p>
          </table:table-cell>
          <table:table-cell office:value-type="string" calcext:value-type="string">
            <text:p>'Saldana'</text:p>
          </table:table-cell>
          <table:table-cell table:style-name="ce13" table:formula="of:=RANDBETWEEN(10000000;100000000)" office:value-type="float" office:value="46942306" calcext:value-type="float">
            <text:p>46942306</text:p>
          </table:table-cell>
          <table:table-cell table:style-name="ce8" office:value-type="string" calcext:value-type="string">
            <text:p>1992-10-13</text:p>
          </table:table-cell>
          <table:table-cell office:value-type="string" calcext:value-type="string">
            <text:p>Holanda</text:p>
          </table:table-cell>
          <table:table-cell/>
          <table:table-cell table:style-name="ce12" office:value-type="string" calcext:value-type="string">
            <text:p>83 W. Devonshire Ave. </text:p>
          </table:table-cell>
          <table:table-cell table:style-name="ce8" office:value-type="string" calcext:value-type="string">
            <text:p>2035-09-14</text:p>
          </table:table-cell>
        </table:table-row>
        <table:table-row table:style-name="ro4">
          <table:table-cell office:value-type="string" calcext:value-type="string">
            <text:p>'Carla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Rolon'</text:p>
          </table:table-cell>
          <table:table-cell office:value-type="string" calcext:value-type="string">
            <text:p>'Saenz'</text:p>
          </table:table-cell>
          <table:table-cell table:style-name="ce13" table:formula="of:=RANDBETWEEN(10000000;100000000)" office:value-type="float" office:value="25247168" calcext:value-type="float">
            <text:p>25247168</text:p>
          </table:table-cell>
          <table:table-cell table:style-name="ce8" office:value-type="string" calcext:value-type="string">
            <text:p>1993-04-05</text:p>
          </table:table-cell>
          <table:table-cell office:value-type="string" calcext:value-type="string">
            <text:p>Holanda</text:p>
          </table:table-cell>
          <table:table-cell/>
          <table:table-cell table:style-name="ce12" office:value-type="string" calcext:value-type="string">
            <text:p>Deland, FL 32720</text:p>
          </table:table-cell>
          <table:table-cell table:style-name="ce8" office:value-type="string" calcext:value-type="string">
            <text:p>2035-10-06</text:p>
          </table:table-cell>
        </table:table-row>
        <table:table-row table:style-name="ro4">
          <table:table-cell office:value-type="string" calcext:value-type="string">
            <text:p>'Carlos'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Rolon'</text:p>
          </table:table-cell>
          <table:table-cell office:value-type="string" calcext:value-type="string">
            <text:p>'Ruiz'</text:p>
          </table:table-cell>
          <table:table-cell table:style-name="ce13" table:formula="of:=RANDBETWEEN(10000000;100000000)" office:value-type="float" office:value="87689211" calcext:value-type="float">
            <text:p>87689211</text:p>
          </table:table-cell>
          <table:table-cell table:style-name="ce8" office:value-type="string" calcext:value-type="string">
            <text:p>1993-04-27</text:p>
          </table:table-cell>
          <table:table-cell office:value-type="string" calcext:value-type="string">
            <text:p>Groenlandia</text:p>
          </table:table-cell>
          <table:table-cell/>
          <table:table-cell table:style-name="ce12" office:value-type="string" calcext:value-type="string">
            <text:p>7843 Riverside Rd. </text:p>
          </table:table-cell>
          <table:table-cell table:style-name="ce8" office:value-type="string" calcext:value-type="string">
            <text:p>2035-10-11</text:p>
          </table:table-cell>
        </table:table-row>
        <table:table-row table:style-name="ro4">
          <table:table-cell office:value-type="string" calcext:value-type="string">
            <text:p>'Carmona'</text:p>
          </table:table-cell>
          <table:table-cell office:value-type="string" calcext:value-type="string">
            <text:p>'Diosdado'</text:p>
          </table:table-cell>
          <table:table-cell office:value-type="string" calcext:value-type="string">
            <text:p>'Rolon'</text:p>
          </table:table-cell>
          <table:table-cell office:value-type="string" calcext:value-type="string">
            <text:p>'Ruiz'</text:p>
          </table:table-cell>
          <table:table-cell table:style-name="ce13" table:formula="of:=RANDBETWEEN(10000000;100000000)" office:value-type="float" office:value="88183503" calcext:value-type="float">
            <text:p>88183503</text:p>
          </table:table-cell>
          <table:table-cell table:style-name="ce8" office:value-type="string" calcext:value-type="string">
            <text:p>1994-01-18</text:p>
          </table:table-cell>
          <table:table-cell office:value-type="string" calcext:value-type="string">
            <text:p>Groenlandia</text:p>
          </table:table-cell>
          <table:table-cell/>
          <table:table-cell table:style-name="ce12" office:value-type="string" calcext:value-type="string">
            <text:p>Pataskala, OH 43062</text:p>
          </table:table-cell>
          <table:table-cell table:style-name="ce8" office:value-type="string" calcext:value-type="string">
            <text:p>2035-12-08</text:p>
          </table:table-cell>
        </table:table-row>
        <table:table-row table:style-name="ro4">
          <table:table-cell office:value-type="string" calcext:value-type="string">
            <text:p>'Carmona'</text:p>
          </table:table-cell>
          <table:table-cell office:value-type="string" calcext:value-type="string">
            <text:p>'Augusto'</text:p>
          </table:table-cell>
          <table:table-cell office:value-type="string" calcext:value-type="string">
            <text:p>'Rogers'</text:p>
          </table:table-cell>
          <table:table-cell office:value-type="string" calcext:value-type="string">
            <text:p>'Rueda'</text:p>
          </table:table-cell>
          <table:table-cell table:style-name="ce13" table:formula="of:=RANDBETWEEN(10000000;100000000)" office:value-type="float" office:value="31234671" calcext:value-type="float">
            <text:p>31234671</text:p>
          </table:table-cell>
          <table:table-cell table:style-name="ce8" office:value-type="string" calcext:value-type="string">
            <text:p>1994-09-06</text:p>
          </table:table-cell>
          <table:table-cell office:value-type="string" calcext:value-type="string">
            <text:p>Groenlandia</text:p>
          </table:table-cell>
          <table:table-cell/>
          <table:table-cell table:style-name="ce12" office:value-type="string" calcext:value-type="string">
            <text:p>100 East Pulaski St. </text:p>
          </table:table-cell>
          <table:table-cell table:style-name="ce8" office:value-type="string" calcext:value-type="string">
            <text:p>2035-12-12</text:p>
          </table:table-cell>
        </table:table-row>
        <table:table-row table:style-name="ro4">
          <table:table-cell office:value-type="string" calcext:value-type="string">
            <text:p>'Carmona'</text:p>
          </table:table-cell>
          <table:table-cell office:value-type="string" calcext:value-type="string">
            <text:p>'Amador'</text:p>
          </table:table-cell>
          <table:table-cell office:value-type="string" calcext:value-type="string">
            <text:p>'Rodriquez'</text:p>
          </table:table-cell>
          <table:table-cell office:value-type="string" calcext:value-type="string">
            <text:p>'Rubio'</text:p>
          </table:table-cell>
          <table:table-cell table:style-name="ce13" table:formula="of:=RANDBETWEEN(10000000;100000000)" office:value-type="float" office:value="58573309" calcext:value-type="float">
            <text:p>58573309</text:p>
          </table:table-cell>
          <table:table-cell table:style-name="ce8" office:value-type="string" calcext:value-type="string">
            <text:p>1995-04-13</text:p>
          </table:table-cell>
          <table:table-cell office:value-type="string" calcext:value-type="string">
            <text:p>Argentina</text:p>
          </table:table-cell>
          <table:table-cell/>
          <table:table-cell table:style-name="ce12" office:value-type="string" calcext:value-type="string">
            <text:p>Kalispell, MT 59901</text:p>
          </table:table-cell>
          <table:table-cell table:style-name="ce8" office:value-type="string" calcext:value-type="string">
            <text:p>2036-01-10</text:p>
          </table:table-cell>
        </table:table-row>
        <table:table-row table:style-name="ro4">
          <table:table-cell office:value-type="string" calcext:value-type="string">
            <text:p>'Cayetano'</text:p>
          </table:table-cell>
          <table:table-cell office:value-type="string" calcext:value-type="string">
            <text:p>'Christiane'</text:p>
          </table:table-cell>
          <table:table-cell office:value-type="string" calcext:value-type="string">
            <text:p>'Rodrigues'</text:p>
          </table:table-cell>
          <table:table-cell office:value-type="string" calcext:value-type="string">
            <text:p>'Ruano'</text:p>
          </table:table-cell>
          <table:table-cell table:style-name="ce13" table:formula="of:=RANDBETWEEN(10000000;100000000)" office:value-type="float" office:value="78454982" calcext:value-type="float">
            <text:p>78454982</text:p>
          </table:table-cell>
          <table:table-cell table:style-name="ce8" office:value-type="string" calcext:value-type="string">
            <text:p>1996-12-19</text:p>
          </table:table-cell>
          <table:table-cell office:value-type="string" calcext:value-type="string">
            <text:p>Argentina</text:p>
          </table:table-cell>
          <table:table-cell/>
          <table:table-cell table:style-name="ce12" office:value-type="string" calcext:value-type="string">
            <text:p>3 Wild Horse Lane </text:p>
          </table:table-cell>
          <table:table-cell table:style-name="ce8" office:value-type="string" calcext:value-type="string">
            <text:p>2036-01-19</text:p>
          </table:table-cell>
        </table:table-row>
        <table:table-row table:style-name="ro4">
          <table:table-cell office:value-type="string" calcext:value-type="string">
            <text:p>'Cayetano'</text:p>
          </table:table-cell>
          <table:table-cell office:value-type="string" calcext:value-type="string">
            <text:p>'Renato'</text:p>
          </table:table-cell>
          <table:table-cell office:value-type="string" calcext:value-type="string">
            <text:p>'Robles'</text:p>
          </table:table-cell>
          <table:table-cell office:value-type="string" calcext:value-type="string">
            <text:p>'Ruano'</text:p>
          </table:table-cell>
          <table:table-cell table:style-name="ce13" table:formula="of:=RANDBETWEEN(10000000;100000000)" office:value-type="float" office:value="17983938" calcext:value-type="float">
            <text:p>17983938</text:p>
          </table:table-cell>
          <table:table-cell table:style-name="ce8" office:value-type="string" calcext:value-type="string">
            <text:p>1999-10-18</text:p>
          </table:table-cell>
          <table:table-cell office:value-type="string" calcext:value-type="string">
            <text:p>Argentina</text:p>
          </table:table-cell>
          <table:table-cell/>
          <table:table-cell table:style-name="ce12" office:value-type="string" calcext:value-type="string">
            <text:p>Lakeland, FL 33801</text:p>
          </table:table-cell>
          <table:table-cell table:style-name="ce8" office:value-type="string" calcext:value-type="string">
            <text:p>2036-04-24</text:p>
          </table:table-cell>
        </table:table-row>
        <table:table-row table:style-name="ro4">
          <table:table-cell office:value-type="string" calcext:value-type="string">
            <text:p>'Cayetano'</text:p>
          </table:table-cell>
          <table:table-cell office:value-type="string" calcext:value-type="string">
            <text:p>'Marcial'</text:p>
          </table:table-cell>
          <table:table-cell office:value-type="string" calcext:value-type="string">
            <text:p>'Roberts'</text:p>
          </table:table-cell>
          <table:table-cell office:value-type="string" calcext:value-type="string">
            <text:p>'Roybal'</text:p>
          </table:table-cell>
          <table:table-cell table:style-name="ce13" table:formula="of:=RANDBETWEEN(10000000;100000000)" office:value-type="float" office:value="62164400" calcext:value-type="float">
            <text:p>62164400</text:p>
          </table:table-cell>
          <table:table-cell table:style-name="ce8" office:value-type="string" calcext:value-type="string">
            <text:p>2000-06-20</text:p>
          </table:table-cell>
          <table:table-cell office:value-type="string" calcext:value-type="string">
            <text:p>Taiwán</text:p>
          </table:table-cell>
          <table:table-cell/>
          <table:table-cell table:style-name="ce12" office:value-type="string" calcext:value-type="string">
            <text:p>269 Shore Street </text:p>
          </table:table-cell>
          <table:table-cell table:style-name="ce8" office:value-type="string" calcext:value-type="string">
            <text:p>2036-05-15</text:p>
          </table:table-cell>
        </table:table-row>
        <table:table-row table:style-name="ro4">
          <table:table-cell office:value-type="string" calcext:value-type="string">
            <text:p>'Cecilio'</text:p>
          </table:table-cell>
          <table:table-cell office:value-type="string" calcext:value-type="string">
            <text:p>'Vanesa'</text:p>
          </table:table-cell>
          <table:table-cell office:value-type="string" calcext:value-type="string">
            <text:p>'Roa'</text:p>
          </table:table-cell>
          <table:table-cell office:value-type="string" calcext:value-type="string">
            <text:p>'Rosales'</text:p>
          </table:table-cell>
          <table:table-cell table:style-name="ce13" table:formula="of:=RANDBETWEEN(10000000;100000000)" office:value-type="float" office:value="17771606" calcext:value-type="float">
            <text:p>17771606</text:p>
          </table:table-cell>
          <table:table-cell table:style-name="ce8" office:value-type="string" calcext:value-type="string">
            <text:p>2004-04-20</text:p>
          </table:table-cell>
          <table:table-cell office:value-type="string" calcext:value-type="string">
            <text:p>Taiwán</text:p>
          </table:table-cell>
          <table:table-cell/>
          <table:table-cell table:style-name="ce12" office:value-type="string" calcext:value-type="string">
            <text:p>Streamwood, IL 60107</text:p>
          </table:table-cell>
          <table:table-cell table:style-name="ce8" office:value-type="string" calcext:value-type="string">
            <text:p>2036-08-08</text:p>
          </table:table-cell>
        </table:table-row>
        <table:table-row table:style-name="ro4">
          <table:table-cell office:value-type="string" calcext:value-type="string">
            <text:p>'Cecilio'</text:p>
          </table:table-cell>
          <table:table-cell office:value-type="string" calcext:value-type="string">
            <text:p>'Mariam'</text:p>
          </table:table-cell>
          <table:table-cell office:value-type="string" calcext:value-type="string">
            <text:p>'Rios'</text:p>
          </table:table-cell>
          <table:table-cell office:value-type="string" calcext:value-type="string">
            <text:p>'Rosado'</text:p>
          </table:table-cell>
          <table:table-cell table:style-name="ce13" table:formula="of:=RANDBETWEEN(10000000;100000000)" office:value-type="float" office:value="82347108" calcext:value-type="float">
            <text:p>82347108</text:p>
          </table:table-cell>
          <table:table-cell table:style-name="ce8" office:value-type="string" calcext:value-type="string">
            <text:p>2008-01-28</text:p>
          </table:table-cell>
          <table:table-cell office:value-type="string" calcext:value-type="string">
            <text:p>Taiwán</text:p>
          </table:table-cell>
          <table:table-cell/>
          <table:table-cell table:style-name="ce12" office:value-type="string" calcext:value-type="string">
            <text:p>51 Ivy Ave. </text:p>
          </table:table-cell>
          <table:table-cell table:style-name="ce8" office:value-type="string" calcext:value-type="string">
            <text:p>2036-08-24</text:p>
          </table:table-cell>
        </table:table-row>
        <table:table-row table:style-name="ro4">
          <table:table-cell office:value-type="string" calcext:value-type="string">
            <text:p>'Ceferino'</text:p>
          </table:table-cell>
          <table:table-cell office:value-type="string" calcext:value-type="string">
            <text:p>'Lucrecia'</text:p>
          </table:table-cell>
          <table:table-cell office:value-type="string" calcext:value-type="string">
            <text:p>'Rios'</text:p>
          </table:table-cell>
          <table:table-cell office:value-type="string" calcext:value-type="string">
            <text:p>'Roque'</text:p>
          </table:table-cell>
          <table:table-cell table:style-name="ce13" table:formula="of:=RANDBETWEEN(10000000;100000000)" office:value-type="float" office:value="78508367" calcext:value-type="float">
            <text:p>78508367</text:p>
          </table:table-cell>
          <table:table-cell table:style-name="ce8" office:value-type="string" calcext:value-type="string">
            <text:p>1966-11-22</text:p>
          </table:table-cell>
          <table:table-cell office:value-type="string" calcext:value-type="string">
            <text:p>Malasia</text:p>
          </table:table-cell>
          <table:table-cell/>
          <table:table-cell table:style-name="ce12" office:value-type="string" calcext:value-type="string">
            <text:p>Pittsfield, MA 01201</text:p>
          </table:table-cell>
          <table:table-cell table:style-name="ce8" office:value-type="string" calcext:value-type="string">
            <text:p>2036-09-28</text:p>
          </table:table-cell>
        </table:table-row>
        <table:table-row table:style-name="ro4">
          <table:table-cell office:value-type="string" calcext:value-type="string">
            <text:p>'Ceferino'</text:p>
          </table:table-cell>
          <table:table-cell office:value-type="string" calcext:value-type="string">
            <text:p>'Isaac'</text:p>
          </table:table-cell>
          <table:table-cell office:value-type="string" calcext:value-type="string">
            <text:p>'Rincon'</text:p>
          </table:table-cell>
          <table:table-cell office:value-type="string" calcext:value-type="string">
            <text:p>'Roque'</text:p>
          </table:table-cell>
          <table:table-cell table:style-name="ce13" table:formula="of:=RANDBETWEEN(10000000;100000000)" office:value-type="float" office:value="56421249" calcext:value-type="float">
            <text:p>56421249</text:p>
          </table:table-cell>
          <table:table-cell table:style-name="ce8" office:value-type="string" calcext:value-type="string">
            <text:p>1967-10-17</text:p>
          </table:table-cell>
          <table:table-cell office:value-type="string" calcext:value-type="string">
            <text:p>Malasia</text:p>
          </table:table-cell>
          <table:table-cell/>
          <table:table-cell table:style-name="ce12" office:value-type="string" calcext:value-type="string">
            <text:p>7918 Cherry Hill Dr. </text:p>
          </table:table-cell>
          <table:table-cell table:style-name="ce8" office:value-type="string" calcext:value-type="string">
            <text:p>2036-11-01</text:p>
          </table:table-cell>
        </table:table-row>
        <table:table-row table:style-name="ro4">
          <table:table-cell office:value-type="string" calcext:value-type="string">
            <text:p>'Celeste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Reynoso'</text:p>
          </table:table-cell>
          <table:table-cell office:value-type="string" calcext:value-type="string">
            <text:p>'Roman'</text:p>
          </table:table-cell>
          <table:table-cell table:style-name="ce13" table:formula="of:=RANDBETWEEN(10000000;100000000)" office:value-type="float" office:value="68380978" calcext:value-type="float">
            <text:p>68380978</text:p>
          </table:table-cell>
          <table:table-cell table:style-name="ce8" office:value-type="string" calcext:value-type="string">
            <text:p>1968-07-24</text:p>
          </table:table-cell>
          <table:table-cell office:value-type="string" calcext:value-type="string">
            <text:p>Malasia</text:p>
          </table:table-cell>
          <table:table-cell/>
          <table:table-cell table:style-name="ce12" office:value-type="string" calcext:value-type="string">
            <text:p>Evansville, IN 47711</text:p>
          </table:table-cell>
          <table:table-cell table:style-name="ce8" office:value-type="string" calcext:value-type="string">
            <text:p>2034-01-08</text:p>
          </table:table-cell>
        </table:table-row>
        <table:table-row table:style-name="ro4">
          <table:table-cell office:value-type="string" calcext:value-type="string">
            <text:p>'Celeste'</text:p>
          </table:table-cell>
          <table:table-cell office:value-type="string" calcext:value-type="string">
            <text:p>'Inocencio'</text:p>
          </table:table-cell>
          <table:table-cell office:value-type="string" calcext:value-type="string">
            <text:p>'Reyna'</text:p>
          </table:table-cell>
          <table:table-cell office:value-type="string" calcext:value-type="string">
            <text:p>'Roman'</text:p>
          </table:table-cell>
          <table:table-cell table:style-name="ce13" table:formula="of:=RANDBETWEEN(10000000;100000000)" office:value-type="float" office:value="94770446" calcext:value-type="float">
            <text:p>94770446</text:p>
          </table:table-cell>
          <table:table-cell table:style-name="ce8" office:value-type="string" calcext:value-type="string">
            <text:p>1969-09-11</text:p>
          </table:table-cell>
          <table:table-cell office:value-type="string" calcext:value-type="string">
            <text:p>Uganda</text:p>
          </table:table-cell>
          <table:table-cell/>
          <table:table-cell table:style-name="ce12" office:value-type="string" calcext:value-type="string">
            <text:p>72 Ashley Street </text:p>
          </table:table-cell>
          <table:table-cell table:style-name="ce8" office:value-type="string" calcext:value-type="string">
            <text:p>2034-03-07</text:p>
          </table:table-cell>
        </table:table-row>
        <table:table-row table:style-name="ro4">
          <table:table-cell office:value-type="string" calcext:value-type="string">
            <text:p>'Celina'</text:p>
          </table:table-cell>
          <table:table-cell office:value-type="string" calcext:value-type="string">
            <text:p>'Marcel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Roman'</text:p>
          </table:table-cell>
          <table:table-cell table:style-name="ce13" table:formula="of:=RANDBETWEEN(10000000;100000000)" office:value-type="float" office:value="97057013" calcext:value-type="float">
            <text:p>97057013</text:p>
          </table:table-cell>
          <table:table-cell table:style-name="ce8" office:value-type="string" calcext:value-type="string">
            <text:p>1971-06-16</text:p>
          </table:table-cell>
          <table:table-cell office:value-type="string" calcext:value-type="string">
            <text:p>Uganda</text:p>
          </table:table-cell>
          <table:table-cell/>
          <table:table-cell table:style-name="ce12" office:value-type="string" calcext:value-type="string">
            <text:p>Neenah, WI 54956</text:p>
          </table:table-cell>
          <table:table-cell table:style-name="ce8" office:value-type="string" calcext:value-type="string">
            <text:p>2034-03-10</text:p>
          </table:table-cell>
        </table:table-row>
        <table:table-row table:style-name="ro4">
          <table:table-cell office:value-type="string" calcext:value-type="string">
            <text:p>'Cesarino'</text:p>
          </table:table-cell>
          <table:table-cell office:value-type="string" calcext:value-type="string">
            <text:p>'Juli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Rolon'</text:p>
          </table:table-cell>
          <table:table-cell table:style-name="ce13" table:formula="of:=RANDBETWEEN(10000000;100000000)" office:value-type="float" office:value="57351887" calcext:value-type="float">
            <text:p>57351887</text:p>
          </table:table-cell>
          <table:table-cell table:style-name="ce8" office:value-type="string" calcext:value-type="string">
            <text:p>1972-09-20</text:p>
          </table:table-cell>
          <table:table-cell office:value-type="string" calcext:value-type="string">
            <text:p>Uganda</text:p>
          </table:table-cell>
          <table:table-cell/>
          <table:table-cell table:style-name="ce12" office:value-type="string" calcext:value-type="string">
            <text:p>34 W. York Drive </text:p>
          </table:table-cell>
          <table:table-cell table:style-name="ce8" office:value-type="string" calcext:value-type="string">
            <text:p>2034-05-22</text:p>
          </table:table-cell>
        </table:table-row>
        <table:table-row table:style-name="ro4">
          <table:table-cell office:value-type="string" calcext:value-type="string">
            <text:p>'Cesarino'</text:p>
          </table:table-cell>
          <table:table-cell office:value-type="string" calcext:value-type="string">
            <text:p>'Amilcar'</text:p>
          </table:table-cell>
          <table:table-cell office:value-type="string" calcext:value-type="string">
            <text:p>'Resendez'</text:p>
          </table:table-cell>
          <table:table-cell office:value-type="string" calcext:value-type="string">
            <text:p>'Roldan'</text:p>
          </table:table-cell>
          <table:table-cell table:style-name="ce13" table:formula="of:=RANDBETWEEN(10000000;100000000)" office:value-type="float" office:value="54911267" calcext:value-type="float">
            <text:p>54911267</text:p>
          </table:table-cell>
          <table:table-cell table:style-name="ce8" office:value-type="string" calcext:value-type="string">
            <text:p>1973-08-01</text:p>
          </table:table-cell>
          <table:table-cell office:value-type="string" calcext:value-type="string">
            <text:p>Zimbabue</text:p>
          </table:table-cell>
          <table:table-cell/>
          <table:table-cell table:style-name="ce12" office:value-type="string" calcext:value-type="string">
            <text:p>Gurnee, IL 60031</text:p>
          </table:table-cell>
          <table:table-cell table:style-name="ce8" office:value-type="string" calcext:value-type="string">
            <text:p>2034-06-14</text:p>
          </table:table-cell>
        </table:table-row>
        <table:table-row table:style-name="ro4">
          <table:table-cell office:value-type="string" calcext:value-type="string">
            <text:p>'Cesarino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Renteria'</text:p>
          </table:table-cell>
          <table:table-cell office:value-type="string" calcext:value-type="string">
            <text:p>'Rojo'</text:p>
          </table:table-cell>
          <table:table-cell table:style-name="ce13" table:formula="of:=RANDBETWEEN(10000000;100000000)" office:value-type="float" office:value="33933430" calcext:value-type="float">
            <text:p>33933430</text:p>
          </table:table-cell>
          <table:table-cell table:style-name="ce8" office:value-type="string" calcext:value-type="string">
            <text:p>1974-08-26</text:p>
          </table:table-cell>
          <table:table-cell office:value-type="string" calcext:value-type="string">
            <text:p>Zimbabue</text:p>
          </table:table-cell>
          <table:table-cell/>
          <table:table-cell table:style-name="ce12" office:value-type="string" calcext:value-type="string">
            <text:p>530 Oklahoma St. </text:p>
          </table:table-cell>
          <table:table-cell table:style-name="ce8" office:value-type="string" calcext:value-type="string">
            <text:p>2034-07-07</text:p>
          </table:table-cell>
        </table:table-row>
        <table:table-row table:style-name="ro4">
          <table:table-cell office:value-type="string" calcext:value-type="string">
            <text:p>'Cesarino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Rendon'</text:p>
          </table:table-cell>
          <table:table-cell office:value-type="string" calcext:value-type="string">
            <text:p>'Rogers'</text:p>
          </table:table-cell>
          <table:table-cell table:style-name="ce13" table:formula="of:=RANDBETWEEN(10000000;100000000)" office:value-type="float" office:value="85018638" calcext:value-type="float">
            <text:p>85018638</text:p>
          </table:table-cell>
          <table:table-cell table:style-name="ce8" office:value-type="string" calcext:value-type="string">
            <text:p>1975-07-15</text:p>
          </table:table-cell>
          <table:table-cell office:value-type="string" calcext:value-type="string">
            <text:p>Zimbabue</text:p>
          </table:table-cell>
          <table:table-cell/>
          <table:table-cell table:style-name="ce12" office:value-type="string" calcext:value-type="string">
            <text:p>Fresno, CA 93706</text:p>
          </table:table-cell>
          <table:table-cell table:style-name="ce8" office:value-type="string" calcext:value-type="string">
            <text:p>2034-07-14</text:p>
          </table:table-cell>
        </table:table-row>
        <table:table-row table:style-name="ro4">
          <table:table-cell office:value-type="string" calcext:value-type="string">
            <text:p>'Chantal'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Regalado'</text:p>
          </table:table-cell>
          <table:table-cell office:value-type="string" calcext:value-type="string">
            <text:p>'Rogers'</text:p>
          </table:table-cell>
          <table:table-cell table:style-name="ce13" table:formula="of:=RANDBETWEEN(10000000;100000000)" office:value-type="float" office:value="89921664" calcext:value-type="float">
            <text:p>89921664</text:p>
          </table:table-cell>
          <table:table-cell table:style-name="ce8" office:value-type="string" calcext:value-type="string">
            <text:p>1978-04-12</text:p>
          </table:table-cell>
          <table:table-cell office:value-type="string" calcext:value-type="string">
            <text:p>Australia</text:p>
          </table:table-cell>
          <table:table-cell/>
          <table:table-cell table:style-name="ce12" office:value-type="string" calcext:value-type="string">
            <text:p>211 Gregory Drive </text:p>
          </table:table-cell>
          <table:table-cell table:style-name="ce8" office:value-type="string" calcext:value-type="string">
            <text:p>2034-10-21</text:p>
          </table:table-cell>
        </table:table-row>
        <table:table-row table:style-name="ro4">
          <table:table-cell table:number-columns-repeated="5"/>
          <table:table-cell table:style-name="ce8" office:value-type="string" calcext:value-type="string">
            <text:p>1982-12-30</text:p>
          </table:table-cell>
          <table:table-cell office:value-type="string" calcext:value-type="string">
            <text:p>Australia</text:p>
          </table:table-cell>
          <table:table-cell/>
          <table:table-cell table:style-name="ce12" office:value-type="string" calcext:value-type="string">
            <text:p>Hoboken, NJ 07030</text:p>
          </table:table-cell>
          <table:table-cell table:style-name="ce8" office:value-type="string" calcext:value-type="string">
            <text:p>2034-10-25</text:p>
          </table:table-cell>
        </table:table-row>
        <table:table-row table:style-name="ro4">
          <table:table-cell table:number-columns-repeated="5"/>
          <table:table-cell table:style-name="ce8" office:value-type="string" calcext:value-type="string">
            <text:p>1984-04-03</text:p>
          </table:table-cell>
          <table:table-cell office:value-type="string" calcext:value-type="string">
            <text:p>Australia</text:p>
          </table:table-cell>
          <table:table-cell/>
          <table:table-cell table:style-name="ce12" office:value-type="string" calcext:value-type="string">
            <text:p>7772 East Tunnel Street </text:p>
          </table:table-cell>
          <table:table-cell table:style-name="ce8" office:value-type="string" calcext:value-type="string">
            <text:p>2034-11-14</text:p>
          </table:table-cell>
        </table:table-row>
        <table:table-row table:style-name="ro4">
          <table:table-cell table:number-columns-repeated="5"/>
          <table:table-cell table:style-name="ce8" office:value-type="string" calcext:value-type="string">
            <text:p>1985-05-09</text:p>
          </table:table-cell>
          <table:table-cell office:value-type="string" calcext:value-type="string">
            <text:p>Irlanda</text:p>
          </table:table-cell>
          <table:table-cell/>
          <table:table-cell table:style-name="ce12" office:value-type="string" calcext:value-type="string">
            <text:p>Merrillville, IN 46410</text:p>
          </table:table-cell>
          <table:table-cell table:style-name="ce8" office:value-type="string" calcext:value-type="string">
            <text:p>2034-12-05</text:p>
          </table:table-cell>
        </table:table-row>
        <table:table-row table:style-name="ro4">
          <table:table-cell table:number-columns-repeated="5"/>
          <table:table-cell table:style-name="ce8" office:value-type="string" calcext:value-type="string">
            <text:p>1991-12-11</text:p>
          </table:table-cell>
          <table:table-cell office:value-type="string" calcext:value-type="string">
            <text:p>Irlanda</text:p>
          </table:table-cell>
          <table:table-cell/>
          <table:table-cell table:style-name="ce12" office:value-type="string" calcext:value-type="string">
            <text:p>31 Lantern Avenue </text:p>
          </table:table-cell>
          <table:table-cell table:style-name="ce8" office:value-type="string" calcext:value-type="string">
            <text:p>2034-12-09</text:p>
          </table:table-cell>
        </table:table-row>
        <table:table-row table:style-name="ro4">
          <table:table-cell table:number-columns-repeated="5"/>
          <table:table-cell table:style-name="ce8" office:value-type="string" calcext:value-type="string">
            <text:p>1995-03-07</text:p>
          </table:table-cell>
          <table:table-cell office:value-type="string" calcext:value-type="string">
            <text:p>Irlanda</text:p>
          </table:table-cell>
          <table:table-cell/>
          <table:table-cell table:style-name="ce12" office:value-type="string" calcext:value-type="string">
            <text:p>Lansing, MI 48910</text:p>
          </table:table-cell>
          <table:table-cell table:style-name="ce8" office:value-type="string" calcext:value-type="string">
            <text:p>2035-02-27</text:p>
          </table:table-cell>
        </table:table-row>
        <table:table-row table:style-name="ro4">
          <table:table-cell table:number-columns-repeated="5"/>
          <table:table-cell table:style-name="ce8" office:value-type="string" calcext:value-type="string">
            <text:p>1995-03-24</text:p>
          </table:table-cell>
          <table:table-cell office:value-type="string" calcext:value-type="string">
            <text:p>Holanda</text:p>
          </table:table-cell>
          <table:table-cell/>
          <table:table-cell table:style-name="ce12" office:value-type="string" calcext:value-type="string">
            <text:p>839 Iroquois Street </text:p>
          </table:table-cell>
          <table:table-cell table:style-name="ce8" office:value-type="string" calcext:value-type="string">
            <text:p>2035-03-20</text:p>
          </table:table-cell>
        </table:table-row>
        <table:table-row table:style-name="ro4">
          <table:table-cell table:number-columns-repeated="5"/>
          <table:table-cell table:style-name="ce8" office:value-type="string" calcext:value-type="string">
            <text:p>1995-05-23</text:p>
          </table:table-cell>
          <table:table-cell office:value-type="string" calcext:value-type="string">
            <text:p>Holanda</text:p>
          </table:table-cell>
          <table:table-cell/>
          <table:table-cell table:style-name="ce12" office:value-type="string" calcext:value-type="string">
            <text:p>Chambersburg, PA 17201</text:p>
          </table:table-cell>
          <table:table-cell table:style-name="ce8" office:value-type="string" calcext:value-type="string">
            <text:p>2035-03-31</text:p>
          </table:table-cell>
        </table:table-row>
        <table:table-row table:style-name="ro4">
          <table:table-cell table:number-columns-repeated="5"/>
          <table:table-cell table:style-name="ce8" office:value-type="string" calcext:value-type="string">
            <text:p>1995-09-12</text:p>
          </table:table-cell>
          <table:table-cell office:value-type="string" calcext:value-type="string">
            <text:p>Holanda</text:p>
          </table:table-cell>
          <table:table-cell/>
          <table:table-cell table:style-name="ce12" office:value-type="string" calcext:value-type="string">
            <text:p>9787 Summer St. </text:p>
          </table:table-cell>
          <table:table-cell table:style-name="ce8" office:value-type="string" calcext:value-type="string">
            <text:p>2035-04-01</text:p>
          </table:table-cell>
        </table:table-row>
        <table:table-row table:style-name="ro4">
          <table:table-cell table:number-columns-repeated="5"/>
          <table:table-cell table:style-name="ce8" office:value-type="string" calcext:value-type="string">
            <text:p>1997-09-17</text:p>
          </table:table-cell>
          <table:table-cell office:value-type="string" calcext:value-type="string">
            <text:p>Groenlandia</text:p>
          </table:table-cell>
          <table:table-cell/>
          <table:table-cell table:style-name="ce12" office:value-type="string" calcext:value-type="string">
            <text:p>Olympia, WA 98512</text:p>
          </table:table-cell>
          <table:table-cell table:style-name="ce8" office:value-type="string" calcext:value-type="string">
            <text:p>2035-04-19</text:p>
          </table:table-cell>
        </table:table-row>
        <table:table-row table:style-name="ro4">
          <table:table-cell table:number-columns-repeated="5"/>
          <table:table-cell table:style-name="ce8" office:value-type="string" calcext:value-type="string">
            <text:p>2001-11-01</text:p>
          </table:table-cell>
          <table:table-cell office:value-type="string" calcext:value-type="string">
            <text:p>Groenlandia</text:p>
          </table:table-cell>
          <table:table-cell/>
          <table:table-cell table:style-name="ce12" office:value-type="string" calcext:value-type="string">
            <text:p>9744 Hill Field Dr. </text:p>
          </table:table-cell>
          <table:table-cell table:style-name="ce8" office:value-type="string" calcext:value-type="string">
            <text:p>2035-07-10</text:p>
          </table:table-cell>
        </table:table-row>
        <table:table-row table:style-name="ro4">
          <table:table-cell table:number-columns-repeated="5"/>
          <table:table-cell table:style-name="ce8" office:value-type="string" calcext:value-type="string">
            <text:p>2003-10-06</text:p>
          </table:table-cell>
          <table:table-cell office:value-type="string" calcext:value-type="string">
            <text:p>Groenlandia</text:p>
          </table:table-cell>
          <table:table-cell/>
          <table:table-cell table:style-name="ce12" office:value-type="string" calcext:value-type="string">
            <text:p>Gloucester, MA 01930</text:p>
          </table:table-cell>
          <table:table-cell table:style-name="ce8" office:value-type="string" calcext:value-type="string">
            <text:p>2035-08-16</text:p>
          </table:table-cell>
        </table:table-row>
        <table:table-row table:style-name="ro4">
          <table:table-cell table:number-columns-repeated="5"/>
          <table:table-cell table:style-name="ce8" office:value-type="string" calcext:value-type="string">
            <text:p>2007-09-10</text:p>
          </table:table-cell>
          <table:table-cell office:value-type="string" calcext:value-type="string">
            <text:p>Argentina</text:p>
          </table:table-cell>
          <table:table-cell/>
          <table:table-cell table:style-name="ce12" office:value-type="string" calcext:value-type="string">
            <text:p>352 E. High St. </text:p>
          </table:table-cell>
          <table:table-cell table:style-name="ce8" office:value-type="string" calcext:value-type="string">
            <text:p>2035-09-03</text:p>
          </table:table-cell>
        </table:table-row>
        <table:table-row table:style-name="ro4">
          <table:table-cell table:number-columns-repeated="5"/>
          <table:table-cell table:style-name="ce8" office:value-type="string" calcext:value-type="string">
            <text:p>2008-02-25</text:p>
          </table:table-cell>
          <table:table-cell office:value-type="string" calcext:value-type="string">
            <text:p>Argentina</text:p>
          </table:table-cell>
          <table:table-cell/>
          <table:table-cell table:style-name="ce12" office:value-type="string" calcext:value-type="string">
            <text:p>Alexandria, VA 22304</text:p>
          </table:table-cell>
          <table:table-cell table:style-name="ce8" office:value-type="string" calcext:value-type="string">
            <text:p>2035-09-20</text:p>
          </table:table-cell>
        </table:table-row>
        <table:table-row table:style-name="ro4">
          <table:table-cell table:number-columns-repeated="5"/>
          <table:table-cell table:style-name="ce8" office:value-type="string" calcext:value-type="string">
            <text:p>2008-11-07</text:p>
          </table:table-cell>
          <table:table-cell office:value-type="string" calcext:value-type="string">
            <text:p>Argentina</text:p>
          </table:table-cell>
          <table:table-cell/>
          <table:table-cell table:style-name="ce12" office:value-type="string" calcext:value-type="string">
            <text:p>9236 School Dr. </text:p>
          </table:table-cell>
          <table:table-cell table:style-name="ce8" office:value-type="string" calcext:value-type="string">
            <text:p>2036-01-23</text:p>
          </table:table-cell>
        </table:table-row>
        <table:table-row table:style-name="ro4">
          <table:table-cell table:number-columns-repeated="5"/>
          <table:table-cell table:style-name="ce8" office:value-type="string" calcext:value-type="string">
            <text:p>2011-11-21</text:p>
          </table:table-cell>
          <table:table-cell office:value-type="string" calcext:value-type="string">
            <text:p>Taiwán</text:p>
          </table:table-cell>
          <table:table-cell/>
          <table:table-cell table:style-name="ce12" office:value-type="string" calcext:value-type="string">
            <text:p>Greensboro, NC 27405</text:p>
          </table:table-cell>
          <table:table-cell table:style-name="ce8" office:value-type="string" calcext:value-type="string">
            <text:p>2036-10-03</text:p>
          </table:table-cell>
        </table:table-row>
        <table:table-row table:style-name="ro4">
          <table:table-cell table:number-columns-repeated="8"/>
          <table:table-cell table:style-name="ce12" office:value-type="string" calcext:value-type="string">
            <text:p>527 Eagle Dr. </text:p>
          </table:table-cell>
          <table:table-cell table:style-name="ce8" office:value-type="string" calcext:value-type="string">
            <text:p>2036-11-24</text:p>
          </table:table-cell>
        </table:table-row>
        <table:table-row table:style-name="ro4">
          <table:table-cell table:number-columns-repeated="8"/>
          <table:table-cell table:style-name="ce12" office:value-type="string" calcext:value-type="string">
            <text:p>Alpharetta, GA 30004</text:p>
          </table:table-cell>
          <table:table-cell table:style-name="ce8" office:value-type="string" calcext:value-type="string">
            <text:p>2036-12-08</text:p>
          </table:table-cell>
        </table:table-row>
        <table:table-row table:style-name="ro4">
          <table:table-cell table:number-columns-repeated="8"/>
          <table:table-cell table:style-name="ce12" office:value-type="string" calcext:value-type="string">
            <text:p>649 Alderwood Ave.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Feasterville Trevose, PA 19053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981 Spruce Street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Buckeye, AZ 85326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7761 Tarkiln Hill Street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Rolling Meadows, IL 60008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8048 Wakehurst St.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Emporia, KS 66801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795 Highland Ave.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Conyers, GA 30012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737 Heritage Lane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Libertyville, IL 60048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8210 W. Oak Street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Millington, TN 38053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4 Tarkiln Hill Dr.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Rossville, GA 30741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8486 Hartford Street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Drexel Hill, PA 19026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7 North Helen St.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Port Chester, NY 10573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40 New St.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Hightstown, NJ 08520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436 Gates Ave.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Pembroke Pines, FL 33028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9034 Hawthorne St.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Massillon, OH 44646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456 N. Wilson Street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Forest Hills, NY 11375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4 Swanson Circle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East Stroudsburg, PA 18301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97 Lafayette St.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Stoughton, MA 02072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792 William Road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Fuquay Varina, NC 27526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8074 Military St.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Westminster, MD 21157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7917 N. Jones St.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Bethel Park, PA 15102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8565 Shipley Street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Mansfield, MA 02048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16 Evergreen St.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Farmington, MI 48331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9021 Shore Drive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Ashland, OH 44805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9800 Homestead Ave.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East Hartford, CT 06118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9214 Stillwater Lane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Stratford, CT 06614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98 Cypress Dr.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Fairhope, AL 36532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9093 Airport Street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New Baltimore, MI 48047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131 W. San Pablo Lane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Petersburg, VA 23803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488 Crescent St.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Saint Paul, MN 55104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9116 Edgewood Drive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West Deptford, NJ 08096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9945 Myrtle Ave.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Richmond Hill, NY 11418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23 West Talbot Street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Charlotte, NC 28205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715 Lake Rd.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Bear, DE 19701</text:p>
          </table:table-cell>
          <table:table-cell/>
        </table:table-row>
        <table:table-row table:style-name="ro2" table:number-rows-repeated="1048358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Lugar" table:style-name="ta4">
        <table:table-column table:style-name="co26" table:default-cell-style-name="Default"/>
        <table:table-column table:style-name="co36" table:default-cell-style-name="ce1"/>
        <table:table-column table:style-name="co26" table:default-cell-style-name="Default"/>
        <table:table-column table:style-name="co37" table:default-cell-style-name="ce1"/>
        <table:table-column table:style-name="co26" table:default-cell-style-name="Default"/>
        <table:table-column table:style-name="co30" table:default-cell-style-name="ce1"/>
        <table:table-column table:style-name="co26" table:number-columns-repeated="1018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table:style-name="ce1" office:value-type="string" calcext:value-type="string">
            <text:p>tipo</text:p>
          </table:table-cell>
          <table:table-cell office:value-type="string" calcext:value-type="string">
            <text:p>region</text:p>
          </table:table-cell>
          <table:table-cell table:style-name="ce1" office:value-type="string" calcext:value-type="string">
            <text:p>fk_lugar</text:p>
          </table:table-cell>
          <table:table-cell office:value-type="string" calcext:value-type="string">
            <text:p>INSERT INTO lugar (nombre, tipo, region, fk_lugar) VALUES</text:p>
          </table:table-cell>
          <table:table-cell table:number-columns-repeated="101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Irlanda</text:p>
          </table:table-cell>
          <table:table-cell table:style-name="ce1" office:value-type="string" calcext:value-type="string">
            <text:p>Pais</text:p>
          </table:table-cell>
          <table:table-cell office:value-type="string" calcext:value-type="string">
            <text:p>europa</text:p>
          </table:table-cell>
          <table:table-cell table:style-name="ce1" office:value-type="string" calcext:value-type="string">
            <text:p>null</text:p>
          </table:table-cell>
          <table:table-cell table:formula="of:=CONCATENATE(&quot;('&quot;;[.B4];&quot;', '&quot;;[.C4];&quot;','&quot;;[.D4];&quot;', &quot;;[.E4];&quot;),&quot;)" office:value-type="string" office:string-value="('Irlanda', 'Pais','europa', null)," calcext:value-type="string">
            <text:p>('Irlanda', 'Pais','europa', null),</text:p>
          </table:table-cell>
          <table:table-cell table:number-columns-repeated="1018"/>
        </table:table-row>
        <table:table-row table:style-name="ro2">
          <table:table-cell table:style-name="ce1" table:formula="of:=[.A4]+1" office:value-type="float" office:value="2" calcext:value-type="float">
            <text:p>2</text:p>
          </table:table-cell>
          <table:table-cell office:value-type="string" calcext:value-type="string">
            <text:p>Holanda</text:p>
          </table:table-cell>
          <table:table-cell table:style-name="ce1" office:value-type="string" calcext:value-type="string">
            <text:p>Pais</text:p>
          </table:table-cell>
          <table:table-cell office:value-type="string" calcext:value-type="string">
            <text:p>europa</text:p>
          </table:table-cell>
          <table:table-cell table:style-name="ce1" office:value-type="string" calcext:value-type="string">
            <text:p>null</text:p>
          </table:table-cell>
          <table:table-cell table:formula="of:=CONCATENATE(&quot;('&quot;;[.B5];&quot;', '&quot;;[.C5];&quot;','&quot;;[.D5];&quot;', &quot;;[.E5];&quot;),&quot;)" office:value-type="string" office:string-value="('Holanda', 'Pais','europa', null)," calcext:value-type="string">
            <text:p>('Holanda', 'Pais','europa', null),</text:p>
          </table:table-cell>
          <table:table-cell table:number-columns-repeated="1018"/>
        </table:table-row>
        <table:table-row table:style-name="ro2">
          <table:table-cell table:style-name="ce1" table:formula="of:=[.A5]+1" office:value-type="float" office:value="3" calcext:value-type="float">
            <text:p>3</text:p>
          </table:table-cell>
          <table:table-cell office:value-type="string" calcext:value-type="string">
            <text:p>Groenlandia</text:p>
          </table:table-cell>
          <table:table-cell table:style-name="ce1" office:value-type="string" calcext:value-type="string">
            <text:p>Pais</text:p>
          </table:table-cell>
          <table:table-cell office:value-type="string" calcext:value-type="string">
            <text:p>america_norte</text:p>
          </table:table-cell>
          <table:table-cell table:style-name="ce1" office:value-type="string" calcext:value-type="string">
            <text:p>null</text:p>
          </table:table-cell>
          <table:table-cell table:formula="of:=CONCATENATE(&quot;('&quot;;[.B6];&quot;', '&quot;;[.C6];&quot;','&quot;;[.D6];&quot;', &quot;;[.E6];&quot;),&quot;)" office:value-type="string" office:string-value="('Groenlandia', 'Pais','america_norte', null)," calcext:value-type="string">
            <text:p>('Groenlandia', 'Pais','america_norte', null),</text:p>
          </table:table-cell>
          <table:table-cell table:number-columns-repeated="1018"/>
        </table:table-row>
        <table:table-row table:style-name="ro2">
          <table:table-cell table:style-name="ce1" table:formula="of:=[.A6]+1" office:value-type="float" office:value="4" calcext:value-type="float">
            <text:p>4</text:p>
          </table:table-cell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Pais</text:p>
          </table:table-cell>
          <table:table-cell office:value-type="string" calcext:value-type="string">
            <text:p>america_sur</text:p>
          </table:table-cell>
          <table:table-cell table:style-name="ce1" office:value-type="string" calcext:value-type="string">
            <text:p>null</text:p>
          </table:table-cell>
          <table:table-cell table:formula="of:=CONCATENATE(&quot;('&quot;;[.B7];&quot;', '&quot;;[.C7];&quot;','&quot;;[.D7];&quot;', &quot;;[.E7];&quot;),&quot;)" office:value-type="string" office:string-value="('Argentina', 'Pais','america_sur', null)," calcext:value-type="string">
            <text:p>('Argentina', 'Pais','america_sur', null),</text:p>
          </table:table-cell>
          <table:table-cell table:number-columns-repeated="1018"/>
        </table:table-row>
        <table:table-row table:style-name="ro2">
          <table:table-cell table:style-name="ce1" table:formula="of:=[.A7]+1" office:value-type="float" office:value="5" calcext:value-type="float">
            <text:p>5</text:p>
          </table:table-cell>
          <table:table-cell office:value-type="string" calcext:value-type="string">
            <text:p>Taiwán</text:p>
          </table:table-cell>
          <table:table-cell table:style-name="ce1" office:value-type="string" calcext:value-type="string">
            <text:p>Pais</text:p>
          </table:table-cell>
          <table:table-cell office:value-type="string" calcext:value-type="string">
            <text:p>asia</text:p>
          </table:table-cell>
          <table:table-cell table:style-name="ce1" office:value-type="string" calcext:value-type="string">
            <text:p>null</text:p>
          </table:table-cell>
          <table:table-cell table:formula="of:=CONCATENATE(&quot;('&quot;;[.B8];&quot;', '&quot;;[.C8];&quot;','&quot;;[.D8];&quot;', &quot;;[.E8];&quot;),&quot;)" office:value-type="string" office:string-value="('Taiwán', 'Pais','asia', null)," calcext:value-type="string">
            <text:p>('Taiwán', 'Pais','asia', null),</text:p>
          </table:table-cell>
          <table:table-cell table:number-columns-repeated="1018"/>
        </table:table-row>
        <table:table-row table:style-name="ro2">
          <table:table-cell table:style-name="ce1" table:formula="of:=[.A8]+1" office:value-type="float" office:value="6" calcext:value-type="float">
            <text:p>6</text:p>
          </table:table-cell>
          <table:table-cell office:value-type="string" calcext:value-type="string">
            <text:p>Malasia</text:p>
          </table:table-cell>
          <table:table-cell table:style-name="ce1" office:value-type="string" calcext:value-type="string">
            <text:p>Pais</text:p>
          </table:table-cell>
          <table:table-cell office:value-type="string" calcext:value-type="string">
            <text:p>asia</text:p>
          </table:table-cell>
          <table:table-cell table:style-name="ce1" office:value-type="string" calcext:value-type="string">
            <text:p>null</text:p>
          </table:table-cell>
          <table:table-cell table:formula="of:=CONCATENATE(&quot;('&quot;;[.B9];&quot;', '&quot;;[.C9];&quot;','&quot;;[.D9];&quot;', &quot;;[.E9];&quot;),&quot;)" office:value-type="string" office:string-value="('Malasia', 'Pais','asia', null)," calcext:value-type="string">
            <text:p>('Malasia', 'Pais','asia', null),</text:p>
          </table:table-cell>
          <table:table-cell table:number-columns-repeated="1018"/>
        </table:table-row>
        <table:table-row table:style-name="ro2">
          <table:table-cell table:style-name="ce1" table:formula="of:=[.A9]+1" office:value-type="float" office:value="7" calcext:value-type="float">
            <text:p>7</text:p>
          </table:table-cell>
          <table:table-cell office:value-type="string" calcext:value-type="string">
            <text:p>Uganda</text:p>
          </table:table-cell>
          <table:table-cell table:style-name="ce1" office:value-type="string" calcext:value-type="string">
            <text:p>Pais</text:p>
          </table:table-cell>
          <table:table-cell office:value-type="string" calcext:value-type="string">
            <text:p>africa</text:p>
          </table:table-cell>
          <table:table-cell table:style-name="ce1" office:value-type="string" calcext:value-type="string">
            <text:p>null</text:p>
          </table:table-cell>
          <table:table-cell table:formula="of:=CONCATENATE(&quot;('&quot;;[.B10];&quot;', '&quot;;[.C10];&quot;','&quot;;[.D10];&quot;', &quot;;[.E10];&quot;),&quot;)" office:value-type="string" office:string-value="('Uganda', 'Pais','africa', null)," calcext:value-type="string">
            <text:p>('Uganda', 'Pais','africa', null),</text:p>
          </table:table-cell>
          <table:table-cell table:number-columns-repeated="1018"/>
        </table:table-row>
        <table:table-row table:style-name="ro2">
          <table:table-cell table:style-name="ce1" table:formula="of:=[.A10]+1" office:value-type="float" office:value="8" calcext:value-type="float">
            <text:p>8</text:p>
          </table:table-cell>
          <table:table-cell office:value-type="string" calcext:value-type="string">
            <text:p>Zimbabue</text:p>
          </table:table-cell>
          <table:table-cell table:style-name="ce1" office:value-type="string" calcext:value-type="string">
            <text:p>Pais</text:p>
          </table:table-cell>
          <table:table-cell office:value-type="string" calcext:value-type="string">
            <text:p>africa</text:p>
          </table:table-cell>
          <table:table-cell table:style-name="ce1" office:value-type="string" calcext:value-type="string">
            <text:p>null</text:p>
          </table:table-cell>
          <table:table-cell table:formula="of:=CONCATENATE(&quot;('&quot;;[.B11];&quot;', '&quot;;[.C11];&quot;','&quot;;[.D11];&quot;', &quot;;[.E11];&quot;),&quot;)" office:value-type="string" office:string-value="('Zimbabue', 'Pais','africa', null)," calcext:value-type="string">
            <text:p>('Zimbabue', 'Pais','africa', null),</text:p>
          </table:table-cell>
          <table:table-cell table:number-columns-repeated="1018"/>
        </table:table-row>
        <table:table-row table:style-name="ro2">
          <table:table-cell table:style-name="ce1" table:formula="of:=[.A11]+1" office:value-type="float" office:value="9" calcext:value-type="float">
            <text:p>9</text:p>
          </table:table-cell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Pais</text:p>
          </table:table-cell>
          <table:table-cell office:value-type="string" calcext:value-type="string">
            <text:p>oceania</text:p>
          </table:table-cell>
          <table:table-cell table:style-name="ce1" office:value-type="string" calcext:value-type="string">
            <text:p>null</text:p>
          </table:table-cell>
          <table:table-cell table:formula="of:=CONCATENATE(&quot;('&quot;;[.B12];&quot;', '&quot;;[.C12];&quot;','&quot;;[.D12];&quot;', &quot;;[.E12];&quot;),&quot;)" office:value-type="string" office:string-value="('Australia', 'Pais','oceania', null)," calcext:value-type="string">
            <text:p>('Australia', 'Pais','oceania', null),</text:p>
          </table:table-cell>
          <table:table-cell table:number-columns-repeated="1018"/>
        </table:table-row>
        <table:table-row table:style-name="ro2">
          <table:table-cell table:style-name="ce1" table:formula="of:=[.A12]+1" office:value-type="float" office:value="10" calcext:value-type="float">
            <text:p>10</text:p>
          </table:table-cell>
          <table:table-cell office:value-type="string" calcext:value-type="string">
            <text:p>Dublin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('&quot;;[.B13];&quot;', '&quot;;[.C13];&quot;','&quot;;[.D13];&quot;', &quot;;[.E13];&quot;),&quot;)" office:value-type="string" office:string-value="('Dublin', 'Ciudad','null', 1)," calcext:value-type="string">
            <text:p>('Dublin', 'Ciudad','null', 1),</text:p>
          </table:table-cell>
          <table:table-cell table:number-columns-repeated="3"/>
          <table:table-cell table:style-name="ce1" office:value-type="string" calcext:value-type="string">
            <text:p>Irlanda</text:p>
          </table:table-cell>
          <table:table-cell table:number-columns-repeated="1014"/>
        </table:table-row>
        <table:table-row table:style-name="ro2">
          <table:table-cell table:style-name="ce1" table:formula="of:=[.A13]+1" office:value-type="float" office:value="11" calcext:value-type="float">
            <text:p>11</text:p>
          </table:table-cell>
          <table:table-cell office:value-type="string" calcext:value-type="string">
            <text:p>Cork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('&quot;;[.B14];&quot;', '&quot;;[.C14];&quot;','&quot;;[.D14];&quot;', &quot;;[.E14];&quot;),&quot;)" office:value-type="string" office:string-value="('Cork', 'Ciudad','null', 1)," calcext:value-type="string">
            <text:p>('Cork', 'Ciudad','null', 1),</text:p>
          </table:table-cell>
          <table:table-cell table:number-columns-repeated="3"/>
          <table:table-cell table:style-name="ce1" office:value-type="string" calcext:value-type="string">
            <text:p>Irlanda</text:p>
          </table:table-cell>
          <table:table-cell table:number-columns-repeated="1014"/>
        </table:table-row>
        <table:table-row table:style-name="ro2">
          <table:table-cell table:style-name="ce1" table:formula="of:=[.A14]+1" office:value-type="float" office:value="12" calcext:value-type="float">
            <text:p>12</text:p>
          </table:table-cell>
          <table:table-cell office:value-type="string" calcext:value-type="string">
            <text:p>Galway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('&quot;;[.B15];&quot;', '&quot;;[.C15];&quot;','&quot;;[.D15];&quot;', &quot;;[.E15];&quot;),&quot;)" office:value-type="string" office:string-value="('Galway', 'Ciudad','null', 1)," calcext:value-type="string">
            <text:p>('Galway', 'Ciudad','null', 1),</text:p>
          </table:table-cell>
          <table:table-cell table:number-columns-repeated="3"/>
          <table:table-cell table:style-name="ce1" office:value-type="string" calcext:value-type="string">
            <text:p>Irlanda</text:p>
          </table:table-cell>
          <table:table-cell table:number-columns-repeated="1014"/>
        </table:table-row>
        <table:table-row table:style-name="ro2">
          <table:table-cell table:style-name="ce1" table:formula="of:=[.A15]+1" office:value-type="float" office:value="13" calcext:value-type="float">
            <text:p>13</text:p>
          </table:table-cell>
          <table:table-cell office:value-type="string" calcext:value-type="string">
            <text:p>Amsterdam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2" calcext:value-type="float">
            <text:p>2</text:p>
          </table:table-cell>
          <table:table-cell table:formula="of:=CONCATENATE(&quot;('&quot;;[.B16];&quot;', '&quot;;[.C16];&quot;','&quot;;[.D16];&quot;', &quot;;[.E16];&quot;),&quot;)" office:value-type="string" office:string-value="('Amsterdam', 'Ciudad','null', 2)," calcext:value-type="string">
            <text:p>('Amsterdam', 'Ciudad','null', 2),</text:p>
          </table:table-cell>
          <table:table-cell table:number-columns-repeated="3"/>
          <table:table-cell table:style-name="ce1" office:value-type="string" calcext:value-type="string">
            <text:p>Holanda</text:p>
          </table:table-cell>
          <table:table-cell table:number-columns-repeated="1014"/>
        </table:table-row>
        <table:table-row table:style-name="ro2">
          <table:table-cell table:style-name="ce1" table:formula="of:=[.A16]+1" office:value-type="float" office:value="14" calcext:value-type="float">
            <text:p>14</text:p>
          </table:table-cell>
          <table:table-cell office:value-type="string" calcext:value-type="string">
            <text:p>Roterdam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2" calcext:value-type="float">
            <text:p>2</text:p>
          </table:table-cell>
          <table:table-cell table:formula="of:=CONCATENATE(&quot;('&quot;;[.B17];&quot;', '&quot;;[.C17];&quot;','&quot;;[.D17];&quot;', &quot;;[.E17];&quot;),&quot;)" office:value-type="string" office:string-value="('Roterdam', 'Ciudad','null', 2)," calcext:value-type="string">
            <text:p>('Roterdam', 'Ciudad','null', 2),</text:p>
          </table:table-cell>
          <table:table-cell table:number-columns-repeated="3"/>
          <table:table-cell table:style-name="ce1" office:value-type="string" calcext:value-type="string">
            <text:p>Holanda</text:p>
          </table:table-cell>
          <table:table-cell table:number-columns-repeated="1014"/>
        </table:table-row>
        <table:table-row table:style-name="ro2">
          <table:table-cell table:style-name="ce1" table:formula="of:=[.A17]+1" office:value-type="float" office:value="15" calcext:value-type="float">
            <text:p>15</text:p>
          </table:table-cell>
          <table:table-cell office:value-type="string" calcext:value-type="string">
            <text:p>Haarlam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2" calcext:value-type="float">
            <text:p>2</text:p>
          </table:table-cell>
          <table:table-cell table:formula="of:=CONCATENATE(&quot;('&quot;;[.B18];&quot;', '&quot;;[.C18];&quot;','&quot;;[.D18];&quot;', &quot;;[.E18];&quot;),&quot;)" office:value-type="string" office:string-value="('Haarlam', 'Ciudad','null', 2)," calcext:value-type="string">
            <text:p>('Haarlam', 'Ciudad','null', 2),</text:p>
          </table:table-cell>
          <table:table-cell table:number-columns-repeated="3"/>
          <table:table-cell table:style-name="ce1" office:value-type="string" calcext:value-type="string">
            <text:p>Holanda</text:p>
          </table:table-cell>
          <table:table-cell table:number-columns-repeated="1014"/>
        </table:table-row>
        <table:table-row table:style-name="ro2">
          <table:table-cell table:style-name="ce1" table:formula="of:=[.A18]+1" office:value-type="float" office:value="16" calcext:value-type="float">
            <text:p>16</text:p>
          </table:table-cell>
          <table:table-cell office:value-type="string" calcext:value-type="string">
            <text:p>Nuuk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3" calcext:value-type="float">
            <text:p>3</text:p>
          </table:table-cell>
          <table:table-cell table:formula="of:=CONCATENATE(&quot;('&quot;;[.B19];&quot;', '&quot;;[.C19];&quot;','&quot;;[.D19];&quot;', &quot;;[.E19];&quot;),&quot;)" office:value-type="string" office:string-value="('Nuuk', 'Ciudad','null', 3)," calcext:value-type="string">
            <text:p>('Nuuk', 'Ciudad','null', 3),</text:p>
          </table:table-cell>
          <table:table-cell table:number-columns-repeated="3"/>
          <table:table-cell table:style-name="ce1" office:value-type="string" calcext:value-type="string">
            <text:p>Groenlandia</text:p>
          </table:table-cell>
          <table:table-cell table:number-columns-repeated="1014"/>
        </table:table-row>
        <table:table-row table:style-name="ro2">
          <table:table-cell table:style-name="ce1" table:formula="of:=[.A19]+1" office:value-type="float" office:value="17" calcext:value-type="float">
            <text:p>17</text:p>
          </table:table-cell>
          <table:table-cell office:value-type="string" calcext:value-type="string">
            <text:p>Qaqortoq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3" calcext:value-type="float">
            <text:p>3</text:p>
          </table:table-cell>
          <table:table-cell table:formula="of:=CONCATENATE(&quot;('&quot;;[.B20];&quot;', '&quot;;[.C20];&quot;','&quot;;[.D20];&quot;', &quot;;[.E20];&quot;),&quot;)" office:value-type="string" office:string-value="('Qaqortoq', 'Ciudad','null', 3)," calcext:value-type="string">
            <text:p>('Qaqortoq', 'Ciudad','null', 3),</text:p>
          </table:table-cell>
          <table:table-cell table:number-columns-repeated="3"/>
          <table:table-cell table:style-name="ce1" office:value-type="string" calcext:value-type="string">
            <text:p>Groenlandia</text:p>
          </table:table-cell>
          <table:table-cell table:number-columns-repeated="1014"/>
        </table:table-row>
        <table:table-row table:style-name="ro2">
          <table:table-cell table:style-name="ce1" table:formula="of:=[.A20]+1" office:value-type="float" office:value="18" calcext:value-type="float">
            <text:p>18</text:p>
          </table:table-cell>
          <table:table-cell office:value-type="string" calcext:value-type="string">
            <text:p>Sisimiut 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3" calcext:value-type="float">
            <text:p>3</text:p>
          </table:table-cell>
          <table:table-cell table:formula="of:=CONCATENATE(&quot;('&quot;;[.B21];&quot;', '&quot;;[.C21];&quot;','&quot;;[.D21];&quot;', &quot;;[.E21];&quot;),&quot;)" office:value-type="string" office:string-value="('Sisimiut ', 'Ciudad','null', 3)," calcext:value-type="string">
            <text:p>('Sisimiut ', 'Ciudad','null', 3),</text:p>
          </table:table-cell>
          <table:table-cell table:number-columns-repeated="3"/>
          <table:table-cell table:style-name="ce1" office:value-type="string" calcext:value-type="string">
            <text:p>Groenlandia</text:p>
          </table:table-cell>
          <table:table-cell table:number-columns-repeated="1014"/>
        </table:table-row>
        <table:table-row table:style-name="ro2">
          <table:table-cell table:style-name="ce1" table:formula="of:=[.A21]+1" office:value-type="float" office:value="19" calcext:value-type="float">
            <text:p>19</text:p>
          </table:table-cell>
          <table:table-cell office:value-type="string" calcext:value-type="string">
            <text:p>Buenos Aires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4" calcext:value-type="float">
            <text:p>4</text:p>
          </table:table-cell>
          <table:table-cell table:formula="of:=CONCATENATE(&quot;('&quot;;[.B22];&quot;', '&quot;;[.C22];&quot;','&quot;;[.D22];&quot;', &quot;;[.E22];&quot;),&quot;)" office:value-type="string" office:string-value="('Buenos Aires', 'Ciudad','null', 4)," calcext:value-type="string">
            <text:p>('Buenos Aires', 'Ciudad','null', 4),</text:p>
          </table:table-cell>
          <table:table-cell table:number-columns-repeated="3"/>
          <table:table-cell table:style-name="ce1" office:value-type="string" calcext:value-type="string">
            <text:p>Argentina</text:p>
          </table:table-cell>
          <table:table-cell table:number-columns-repeated="1014"/>
        </table:table-row>
        <table:table-row table:style-name="ro2">
          <table:table-cell table:style-name="ce1" table:formula="of:=[.A22]+1" office:value-type="float" office:value="20" calcext:value-type="float">
            <text:p>20</text:p>
          </table:table-cell>
          <table:table-cell office:value-type="string" calcext:value-type="string">
            <text:p>Ciudad de Cordoba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4" calcext:value-type="float">
            <text:p>4</text:p>
          </table:table-cell>
          <table:table-cell table:formula="of:=CONCATENATE(&quot;('&quot;;[.B23];&quot;', '&quot;;[.C23];&quot;','&quot;;[.D23];&quot;', &quot;;[.E23];&quot;),&quot;)" office:value-type="string" office:string-value="('Ciudad de Cordoba', 'Ciudad','null', 4)," calcext:value-type="string">
            <text:p>('Ciudad de Cordoba', 'Ciudad','null', 4),</text:p>
          </table:table-cell>
          <table:table-cell table:number-columns-repeated="3"/>
          <table:table-cell table:style-name="ce1" office:value-type="string" calcext:value-type="string">
            <text:p>Argentina</text:p>
          </table:table-cell>
          <table:table-cell table:number-columns-repeated="1014"/>
        </table:table-row>
        <table:table-row table:style-name="ro2">
          <table:table-cell table:style-name="ce1" table:formula="of:=[.A23]+1" office:value-type="float" office:value="21" calcext:value-type="float">
            <text:p>21</text:p>
          </table:table-cell>
          <table:table-cell office:value-type="string" calcext:value-type="string">
            <text:p>Rosario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4" calcext:value-type="float">
            <text:p>4</text:p>
          </table:table-cell>
          <table:table-cell table:formula="of:=CONCATENATE(&quot;('&quot;;[.B24];&quot;', '&quot;;[.C24];&quot;','&quot;;[.D24];&quot;', &quot;;[.E24];&quot;),&quot;)" office:value-type="string" office:string-value="('Rosario', 'Ciudad','null', 4)," calcext:value-type="string">
            <text:p>('Rosario', 'Ciudad','null', 4),</text:p>
          </table:table-cell>
          <table:table-cell table:number-columns-repeated="3"/>
          <table:table-cell table:style-name="ce1" office:value-type="string" calcext:value-type="string">
            <text:p>Argentina</text:p>
          </table:table-cell>
          <table:table-cell table:number-columns-repeated="1014"/>
        </table:table-row>
        <table:table-row table:style-name="ro2">
          <table:table-cell table:style-name="ce1" table:formula="of:=[.A24]+1" office:value-type="float" office:value="22" calcext:value-type="float">
            <text:p>22</text:p>
          </table:table-cell>
          <table:table-cell office:value-type="string" calcext:value-type="string">
            <text:p>Taipei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5" calcext:value-type="float">
            <text:p>5</text:p>
          </table:table-cell>
          <table:table-cell table:formula="of:=CONCATENATE(&quot;('&quot;;[.B25];&quot;', '&quot;;[.C25];&quot;','&quot;;[.D25];&quot;', &quot;;[.E25];&quot;),&quot;)" office:value-type="string" office:string-value="('Taipei', 'Ciudad','null', 5)," calcext:value-type="string">
            <text:p>('Taipei', 'Ciudad','null', 5),</text:p>
          </table:table-cell>
          <table:table-cell table:number-columns-repeated="3"/>
          <table:table-cell table:style-name="ce1" office:value-type="string" calcext:value-type="string">
            <text:p>Taiwán</text:p>
          </table:table-cell>
          <table:table-cell table:number-columns-repeated="1014"/>
        </table:table-row>
        <table:table-row table:style-name="ro2">
          <table:table-cell table:style-name="ce1" table:formula="of:=[.A25]+1" office:value-type="float" office:value="23" calcext:value-type="float">
            <text:p>23</text:p>
          </table:table-cell>
          <table:table-cell office:value-type="string" calcext:value-type="string">
            <text:p>Tainan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5" calcext:value-type="float">
            <text:p>5</text:p>
          </table:table-cell>
          <table:table-cell table:formula="of:=CONCATENATE(&quot;('&quot;;[.B26];&quot;', '&quot;;[.C26];&quot;','&quot;;[.D26];&quot;', &quot;;[.E26];&quot;),&quot;)" office:value-type="string" office:string-value="('Tainan', 'Ciudad','null', 5)," calcext:value-type="string">
            <text:p>('Tainan', 'Ciudad','null', 5),</text:p>
          </table:table-cell>
          <table:table-cell table:number-columns-repeated="3"/>
          <table:table-cell table:style-name="ce1" office:value-type="string" calcext:value-type="string">
            <text:p>Taiwán</text:p>
          </table:table-cell>
          <table:table-cell table:number-columns-repeated="1014"/>
        </table:table-row>
        <table:table-row table:style-name="ro3">
          <table:table-cell table:style-name="ce1" table:formula="of:=[.A26]+1" office:value-type="float" office:value="24" calcext:value-type="float">
            <text:p>24</text:p>
          </table:table-cell>
          <table:table-cell table:style-name="ce15" office:value-type="string" calcext:value-type="string">
            <text:p>Kaohsiung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5" calcext:value-type="float">
            <text:p>5</text:p>
          </table:table-cell>
          <table:table-cell table:formula="of:=CONCATENATE(&quot;('&quot;;[.B27];&quot;', '&quot;;[.C27];&quot;','&quot;;[.D27];&quot;', &quot;;[.E27];&quot;),&quot;)" office:value-type="string" office:string-value="('Kaohsiung', 'Ciudad','null', 5)," calcext:value-type="string">
            <text:p>('Kaohsiung', 'Ciudad','null', 5),</text:p>
          </table:table-cell>
          <table:table-cell table:number-columns-repeated="3"/>
          <table:table-cell table:style-name="ce1" office:value-type="string" calcext:value-type="string">
            <text:p>Taiwán</text:p>
          </table:table-cell>
          <table:table-cell table:number-columns-repeated="1014"/>
        </table:table-row>
        <table:table-row table:style-name="ro3">
          <table:table-cell table:style-name="ce1" table:formula="of:=[.A27]+1" office:value-type="float" office:value="25" calcext:value-type="float">
            <text:p>25</text:p>
          </table:table-cell>
          <table:table-cell table:style-name="ce15" office:value-type="string" calcext:value-type="string">
            <text:p>Kuala Lumpur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6" calcext:value-type="float">
            <text:p>6</text:p>
          </table:table-cell>
          <table:table-cell table:formula="of:=CONCATENATE(&quot;('&quot;;[.B28];&quot;', '&quot;;[.C28];&quot;','&quot;;[.D28];&quot;', &quot;;[.E28];&quot;),&quot;)" office:value-type="string" office:string-value="('Kuala Lumpur', 'Ciudad','null', 6)," calcext:value-type="string">
            <text:p>('Kuala Lumpur', 'Ciudad','null', 6),</text:p>
          </table:table-cell>
          <table:table-cell table:number-columns-repeated="3"/>
          <table:table-cell table:style-name="ce1" office:value-type="string" calcext:value-type="string">
            <text:p>Malasia</text:p>
          </table:table-cell>
          <table:table-cell table:number-columns-repeated="1014"/>
        </table:table-row>
        <table:table-row table:style-name="ro3">
          <table:table-cell table:style-name="ce1" table:formula="of:=[.A28]+1" office:value-type="float" office:value="26" calcext:value-type="float">
            <text:p>26</text:p>
          </table:table-cell>
          <table:table-cell table:style-name="ce15" office:value-type="string" calcext:value-type="string">
            <text:p>Malaca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6" calcext:value-type="float">
            <text:p>6</text:p>
          </table:table-cell>
          <table:table-cell table:formula="of:=CONCATENATE(&quot;('&quot;;[.B29];&quot;', '&quot;;[.C29];&quot;','&quot;;[.D29];&quot;', &quot;;[.E29];&quot;),&quot;)" office:value-type="string" office:string-value="('Malaca', 'Ciudad','null', 6)," calcext:value-type="string">
            <text:p>('Malaca', 'Ciudad','null', 6),</text:p>
          </table:table-cell>
          <table:table-cell table:number-columns-repeated="3"/>
          <table:table-cell table:style-name="ce1" office:value-type="string" calcext:value-type="string">
            <text:p>Malasia</text:p>
          </table:table-cell>
          <table:table-cell table:number-columns-repeated="1014"/>
        </table:table-row>
        <table:table-row table:style-name="ro3">
          <table:table-cell table:style-name="ce1" table:formula="of:=[.A29]+1" office:value-type="float" office:value="27" calcext:value-type="float">
            <text:p>27</text:p>
          </table:table-cell>
          <table:table-cell table:style-name="ce15" office:value-type="string" calcext:value-type="string">
            <text:p>Pulau Pinang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6" calcext:value-type="float">
            <text:p>6</text:p>
          </table:table-cell>
          <table:table-cell table:formula="of:=CONCATENATE(&quot;('&quot;;[.B30];&quot;', '&quot;;[.C30];&quot;','&quot;;[.D30];&quot;', &quot;;[.E30];&quot;),&quot;)" office:value-type="string" office:string-value="('Pulau Pinang', 'Ciudad','null', 6)," calcext:value-type="string">
            <text:p>('Pulau Pinang', 'Ciudad','null', 6),</text:p>
          </table:table-cell>
          <table:table-cell table:number-columns-repeated="3"/>
          <table:table-cell table:style-name="ce1" office:value-type="string" calcext:value-type="string">
            <text:p>Malasia</text:p>
          </table:table-cell>
          <table:table-cell table:number-columns-repeated="1014"/>
        </table:table-row>
        <table:table-row table:style-name="ro3">
          <table:table-cell table:style-name="ce1" table:formula="of:=[.A30]+1" office:value-type="float" office:value="28" calcext:value-type="float">
            <text:p>28</text:p>
          </table:table-cell>
          <table:table-cell table:style-name="ce15" office:value-type="string" calcext:value-type="string">
            <text:p>Kampala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7" calcext:value-type="float">
            <text:p>7</text:p>
          </table:table-cell>
          <table:table-cell table:formula="of:=CONCATENATE(&quot;('&quot;;[.B31];&quot;', '&quot;;[.C31];&quot;','&quot;;[.D31];&quot;', &quot;;[.E31];&quot;),&quot;)" office:value-type="string" office:string-value="('Kampala', 'Ciudad','null', 7)," calcext:value-type="string">
            <text:p>('Kampala', 'Ciudad','null', 7),</text:p>
          </table:table-cell>
          <table:table-cell table:number-columns-repeated="3"/>
          <table:table-cell table:style-name="ce1" office:value-type="string" calcext:value-type="string">
            <text:p>Uganda</text:p>
          </table:table-cell>
          <table:table-cell table:number-columns-repeated="1014"/>
        </table:table-row>
        <table:table-row table:style-name="ro2">
          <table:table-cell table:style-name="ce1" table:formula="of:=[.A31]+1" office:value-type="float" office:value="29" calcext:value-type="float">
            <text:p>29</text:p>
          </table:table-cell>
          <table:table-cell office:value-type="string" calcext:value-type="string">
            <text:p>Entebbe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7" calcext:value-type="float">
            <text:p>7</text:p>
          </table:table-cell>
          <table:table-cell table:formula="of:=CONCATENATE(&quot;('&quot;;[.B32];&quot;', '&quot;;[.C32];&quot;','&quot;;[.D32];&quot;', &quot;;[.E32];&quot;),&quot;)" office:value-type="string" office:string-value="('Entebbe', 'Ciudad','null', 7)," calcext:value-type="string">
            <text:p>('Entebbe', 'Ciudad','null', 7),</text:p>
          </table:table-cell>
          <table:table-cell table:number-columns-repeated="3"/>
          <table:table-cell table:style-name="ce1" office:value-type="string" calcext:value-type="string">
            <text:p>Uganda</text:p>
          </table:table-cell>
          <table:table-cell table:number-columns-repeated="1014"/>
        </table:table-row>
        <table:table-row table:style-name="ro3">
          <table:table-cell table:style-name="ce1" table:formula="of:=[.A32]+1" office:value-type="float" office:value="30" calcext:value-type="float">
            <text:p>30</text:p>
          </table:table-cell>
          <table:table-cell table:style-name="ce15" office:value-type="string" calcext:value-type="string">
            <text:p>Kasese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7" calcext:value-type="float">
            <text:p>7</text:p>
          </table:table-cell>
          <table:table-cell table:formula="of:=CONCATENATE(&quot;('&quot;;[.B33];&quot;', '&quot;;[.C33];&quot;','&quot;;[.D33];&quot;', &quot;;[.E33];&quot;),&quot;)" office:value-type="string" office:string-value="('Kasese', 'Ciudad','null', 7)," calcext:value-type="string">
            <text:p>('Kasese', 'Ciudad','null', 7),</text:p>
          </table:table-cell>
          <table:table-cell table:number-columns-repeated="3"/>
          <table:table-cell table:style-name="ce1" office:value-type="string" calcext:value-type="string">
            <text:p>Uganda</text:p>
          </table:table-cell>
          <table:table-cell table:number-columns-repeated="1014"/>
        </table:table-row>
        <table:table-row table:style-name="ro3">
          <table:table-cell table:style-name="ce1" table:formula="of:=[.A33]+1" office:value-type="float" office:value="31" calcext:value-type="float">
            <text:p>31</text:p>
          </table:table-cell>
          <table:table-cell table:style-name="ce15" office:value-type="string" calcext:value-type="string">
            <text:p>Harare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8" calcext:value-type="float">
            <text:p>8</text:p>
          </table:table-cell>
          <table:table-cell table:formula="of:=CONCATENATE(&quot;('&quot;;[.B34];&quot;', '&quot;;[.C34];&quot;','&quot;;[.D34];&quot;', &quot;;[.E34];&quot;),&quot;)" office:value-type="string" office:string-value="('Harare', 'Ciudad','null', 8)," calcext:value-type="string">
            <text:p>('Harare', 'Ciudad','null', 8),</text:p>
          </table:table-cell>
          <table:table-cell table:number-columns-repeated="3"/>
          <table:table-cell table:style-name="ce1" office:value-type="string" calcext:value-type="string">
            <text:p>Zimbabue</text:p>
          </table:table-cell>
          <table:table-cell table:number-columns-repeated="1014"/>
        </table:table-row>
        <table:table-row table:style-name="ro2">
          <table:table-cell table:style-name="ce1" table:formula="of:=[.A34]+1" office:value-type="float" office:value="32" calcext:value-type="float">
            <text:p>32</text:p>
          </table:table-cell>
          <table:table-cell office:value-type="string" calcext:value-type="string">
            <text:p>Bulawayo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8" calcext:value-type="float">
            <text:p>8</text:p>
          </table:table-cell>
          <table:table-cell table:formula="of:=CONCATENATE(&quot;('&quot;;[.B35];&quot;', '&quot;;[.C35];&quot;','&quot;;[.D35];&quot;', &quot;;[.E35];&quot;),&quot;)" office:value-type="string" office:string-value="('Bulawayo', 'Ciudad','null', 8)," calcext:value-type="string">
            <text:p>('Bulawayo', 'Ciudad','null', 8),</text:p>
          </table:table-cell>
          <table:table-cell table:number-columns-repeated="3"/>
          <table:table-cell table:style-name="ce1" office:value-type="string" calcext:value-type="string">
            <text:p>Zimbabue</text:p>
          </table:table-cell>
          <table:table-cell table:number-columns-repeated="1014"/>
        </table:table-row>
        <table:table-row table:style-name="ro2">
          <table:table-cell table:style-name="ce1" table:formula="of:=[.A35]+1" office:value-type="float" office:value="33" calcext:value-type="float">
            <text:p>33</text:p>
          </table:table-cell>
          <table:table-cell office:value-type="string" calcext:value-type="string">
            <text:p>Chitungwiza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8" calcext:value-type="float">
            <text:p>8</text:p>
          </table:table-cell>
          <table:table-cell table:formula="of:=CONCATENATE(&quot;('&quot;;[.B36];&quot;', '&quot;;[.C36];&quot;','&quot;;[.D36];&quot;', &quot;;[.E36];&quot;),&quot;)" office:value-type="string" office:string-value="('Chitungwiza', 'Ciudad','null', 8)," calcext:value-type="string">
            <text:p>('Chitungwiza', 'Ciudad','null', 8),</text:p>
          </table:table-cell>
          <table:table-cell table:number-columns-repeated="3"/>
          <table:table-cell table:style-name="ce1" office:value-type="string" calcext:value-type="string">
            <text:p>Zimbabue</text:p>
          </table:table-cell>
          <table:table-cell table:number-columns-repeated="1014"/>
        </table:table-row>
        <table:table-row table:style-name="ro2">
          <table:table-cell table:style-name="ce1" table:formula="of:=[.A36]+1" office:value-type="float" office:value="34" calcext:value-type="float">
            <text:p>34</text:p>
          </table:table-cell>
          <table:table-cell office:value-type="string" calcext:value-type="string">
            <text:p>Sidney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9" calcext:value-type="float">
            <text:p>9</text:p>
          </table:table-cell>
          <table:table-cell table:formula="of:=CONCATENATE(&quot;('&quot;;[.B37];&quot;', '&quot;;[.C37];&quot;','&quot;;[.D37];&quot;', &quot;;[.E37];&quot;),&quot;)" office:value-type="string" office:string-value="('Sidney', 'Ciudad','null', 9)," calcext:value-type="string">
            <text:p>('Sidney', 'Ciudad','null', 9),</text:p>
          </table:table-cell>
          <table:table-cell table:number-columns-repeated="3"/>
          <table:table-cell table:style-name="ce1" office:value-type="string" calcext:value-type="string">
            <text:p>Australia</text:p>
          </table:table-cell>
          <table:table-cell table:number-columns-repeated="1014"/>
        </table:table-row>
        <table:table-row table:style-name="ro2">
          <table:table-cell table:style-name="ce1" table:formula="of:=[.A37]+1" office:value-type="float" office:value="35" calcext:value-type="float">
            <text:p>35</text:p>
          </table:table-cell>
          <table:table-cell office:value-type="string" calcext:value-type="string">
            <text:p>Perth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9" calcext:value-type="float">
            <text:p>9</text:p>
          </table:table-cell>
          <table:table-cell table:formula="of:=CONCATENATE(&quot;('&quot;;[.B38];&quot;', '&quot;;[.C38];&quot;','&quot;;[.D38];&quot;', &quot;;[.E38];&quot;),&quot;)" office:value-type="string" office:string-value="('Perth', 'Ciudad','null', 9)," calcext:value-type="string">
            <text:p>('Perth', 'Ciudad','null', 9),</text:p>
          </table:table-cell>
          <table:table-cell table:number-columns-repeated="3"/>
          <table:table-cell table:style-name="ce1" office:value-type="string" calcext:value-type="string">
            <text:p>Australia</text:p>
          </table:table-cell>
          <table:table-cell table:number-columns-repeated="1014"/>
        </table:table-row>
        <table:table-row table:style-name="ro2">
          <table:table-cell table:style-name="ce1" table:formula="of:=[.A38]+1" office:value-type="float" office:value="36" calcext:value-type="float">
            <text:p>36</text:p>
          </table:table-cell>
          <table:table-cell office:value-type="string" calcext:value-type="string">
            <text:p>Gold Coast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9" calcext:value-type="float">
            <text:p>9</text:p>
          </table:table-cell>
          <table:table-cell table:formula="of:=CONCATENATE(&quot;('&quot;;[.B39];&quot;', '&quot;;[.C39];&quot;','&quot;;[.D39];&quot;', &quot;;[.E39];&quot;),&quot;)" office:value-type="string" office:string-value="('Gold Coast', 'Ciudad','null', 9)," calcext:value-type="string">
            <text:p>('Gold Coast', 'Ciudad','null', 9),</text:p>
          </table:table-cell>
          <table:table-cell table:number-columns-repeated="3"/>
          <table:table-cell table:style-name="ce1" office:value-type="string" calcext:value-type="string">
            <text:p>Australia</text:p>
          </table:table-cell>
          <table:table-cell table:number-columns-repeated="1014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Suiza</text:p>
          </table:table-cell>
          <table:table-cell table:style-name="ce1" office:value-type="string" calcext:value-type="string">
            <text:p>Pais</text:p>
          </table:table-cell>
          <table:table-cell office:value-type="string" calcext:value-type="string">
            <text:p>europa</text:p>
          </table:table-cell>
          <table:table-cell table:style-name="ce1" office:value-type="string" calcext:value-type="string">
            <text:p>null</text:p>
          </table:table-cell>
          <table:table-cell table:formula="of:=CONCATENATE(&quot;('&quot;;[.B40];&quot;', '&quot;;[.C40];&quot;','&quot;;[.D40];&quot;', &quot;;[.E40];&quot;),&quot;)" office:value-type="string" office:string-value="('Suiza', 'Pais','europa', null)," calcext:value-type="string">
            <text:p>('Suiza', 'Pais','europa', null),</text:p>
          </table:table-cell>
          <table:table-cell table:number-columns-repeated="1018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Ginebra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37" calcext:value-type="float">
            <text:p>37</text:p>
          </table:table-cell>
          <table:table-cell table:formula="of:=CONCATENATE(&quot;('&quot;;[.B41];&quot;', '&quot;;[.C41];&quot;','&quot;;[.D41];&quot;', &quot;;[.E41];&quot;),&quot;)" office:value-type="string" office:string-value="('Ginebra', 'Ciudad','null', 37)," calcext:value-type="string">
            <text:p>('Ginebra', 'Ciudad','null', 37),</text:p>
          </table:table-cell>
          <table:table-cell table:number-columns-repeated="3"/>
          <table:table-cell table:style-name="ce1" office:value-type="string" calcext:value-type="string">
            <text:p>Suiza</text:p>
          </table:table-cell>
          <table:table-cell table:number-columns-repeated="1014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lefonos" table:style-name="ta5">
        <table:table-column table:style-name="co26" table:number-columns-repeated="3" table:default-cell-style-name="Default"/>
        <table:table-column table:style-name="co38" table:default-cell-style-name="ce1"/>
        <table:table-column table:style-name="co26" table:default-cell-style-name="Default"/>
        <table:table-column table:style-name="co39" table:default-cell-style-name="ce1"/>
        <table:table-column table:style-name="co26" table:number-columns-repeated="1018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390021" calcext:value-type="float">
            <text:p>4122390021</text:p>
          </table:table-cell>
          <table:table-cell table:style-name="ce1" office:value-type="string" calcext:value-type="string">
            <text:p>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6699623" calcext:value-type="float">
            <text:p>4126699623</text:p>
          </table:table-cell>
          <table:table-cell table:style-name="ce1" office:value-type="string" calcext:value-type="string">
            <text:p>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1229016" calcext:value-type="float">
            <text:p>4121229016</text:p>
          </table:table-cell>
          <table:table-cell table:style-name="ce1" office:value-type="string" calcext:value-type="string">
            <text:p>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948307" calcext:value-type="float">
            <text:p>4123948307</text:p>
          </table:table-cell>
          <table:table-cell table:style-name="ce1" office:value-type="string" calcext:value-type="string">
            <text:p>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018092" calcext:value-type="float">
            <text:p>4125018092</text:p>
          </table:table-cell>
          <table:table-cell table:style-name="ce1" office:value-type="string" calcext:value-type="string">
            <text:p>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1189159" calcext:value-type="float">
            <text:p>4121189159</text:p>
          </table:table-cell>
          <table:table-cell table:style-name="ce1" office:value-type="string" calcext:value-type="string">
            <text:p>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371835" calcext:value-type="float">
            <text:p>4163371835</text:p>
          </table:table-cell>
          <table:table-cell table:style-name="ce1" office:value-type="string" calcext:value-type="string">
            <text:p>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974650" calcext:value-type="float">
            <text:p>4123974650</text:p>
          </table:table-cell>
          <table:table-cell table:style-name="ce1" office:value-type="string" calcext:value-type="string">
            <text:p>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049959" calcext:value-type="float">
            <text:p>4143049959</text:p>
          </table:table-cell>
          <table:table-cell table:style-name="ce1" office:value-type="string" calcext:value-type="string">
            <text:p>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319978" calcext:value-type="float">
            <text:p>4141319978</text:p>
          </table:table-cell>
          <table:table-cell table:style-name="ce1" office:value-type="string" calcext:value-type="string">
            <text:p>1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123924" calcext:value-type="float">
            <text:p>4148123924</text:p>
          </table:table-cell>
          <table:table-cell table:style-name="ce1" office:value-type="string" calcext:value-type="string">
            <text:p>1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319514" calcext:value-type="float">
            <text:p>4167319514</text:p>
          </table:table-cell>
          <table:table-cell table:style-name="ce1" office:value-type="string" calcext:value-type="string">
            <text:p>1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999846" calcext:value-type="float">
            <text:p>4148999846</text:p>
          </table:table-cell>
          <table:table-cell table:style-name="ce1" office:value-type="string" calcext:value-type="string">
            <text:p>1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6345573" calcext:value-type="float">
            <text:p>4126345573</text:p>
          </table:table-cell>
          <table:table-cell table:style-name="ce1" office:value-type="string" calcext:value-type="string">
            <text:p>1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1450120" calcext:value-type="float">
            <text:p>4161450120</text:p>
          </table:table-cell>
          <table:table-cell table:style-name="ce1" office:value-type="string" calcext:value-type="string">
            <text:p>1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977631" calcext:value-type="float">
            <text:p>4143977631</text:p>
          </table:table-cell>
          <table:table-cell table:style-name="ce1" office:value-type="string" calcext:value-type="string">
            <text:p>1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292334" calcext:value-type="float">
            <text:p>4141292334</text:p>
          </table:table-cell>
          <table:table-cell table:style-name="ce1" office:value-type="string" calcext:value-type="string">
            <text:p>1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609837" calcext:value-type="float">
            <text:p>4143609837</text:p>
          </table:table-cell>
          <table:table-cell table:style-name="ce1" office:value-type="string" calcext:value-type="string">
            <text:p>1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343360" calcext:value-type="float">
            <text:p>4125343360</text:p>
          </table:table-cell>
          <table:table-cell table:style-name="ce1" office:value-type="string" calcext:value-type="string">
            <text:p>1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908908" calcext:value-type="float">
            <text:p>4242908908</text:p>
          </table:table-cell>
          <table:table-cell table:style-name="ce1" office:value-type="string" calcext:value-type="string">
            <text:p>2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109538" calcext:value-type="float">
            <text:p>4242109538</text:p>
          </table:table-cell>
          <table:table-cell table:style-name="ce1" office:value-type="string" calcext:value-type="string">
            <text:p>2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6830298" calcext:value-type="float">
            <text:p>4146830298</text:p>
          </table:table-cell>
          <table:table-cell table:style-name="ce1" office:value-type="string" calcext:value-type="string">
            <text:p>2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866865" calcext:value-type="float">
            <text:p>4124866865</text:p>
          </table:table-cell>
          <table:table-cell table:style-name="ce1" office:value-type="string" calcext:value-type="string">
            <text:p>2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392031" calcext:value-type="float">
            <text:p>4122392031</text:p>
          </table:table-cell>
          <table:table-cell table:style-name="ce1" office:value-type="string" calcext:value-type="string">
            <text:p>2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952857" calcext:value-type="float">
            <text:p>4163952857</text:p>
          </table:table-cell>
          <table:table-cell table:style-name="ce1" office:value-type="string" calcext:value-type="string">
            <text:p>2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676921" calcext:value-type="float">
            <text:p>4167676921</text:p>
          </table:table-cell>
          <table:table-cell table:style-name="ce1" office:value-type="string" calcext:value-type="string">
            <text:p>2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291221" calcext:value-type="float">
            <text:p>4147291221</text:p>
          </table:table-cell>
          <table:table-cell table:style-name="ce1" office:value-type="string" calcext:value-type="string">
            <text:p>2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392478" calcext:value-type="float">
            <text:p>4144392478</text:p>
          </table:table-cell>
          <table:table-cell table:style-name="ce1" office:value-type="string" calcext:value-type="string">
            <text:p>28);</text:p>
          </table:table-cell>
          <table:table-cell office:value-type="string" calcext:value-type="string">
            <text:p>&lt;---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1080460" calcext:value-type="float">
            <text:p>4161080460</text:p>
          </table:table-cell>
          <table:table-cell table:style-name="ce1" office:value-type="string" calcext:value-type="string">
            <text:p>2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6909350" calcext:value-type="float">
            <text:p>4126909350</text:p>
          </table:table-cell>
          <table:table-cell table:style-name="ce1" office:value-type="string" calcext:value-type="string">
            <text:p>3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416359" calcext:value-type="float">
            <text:p>4141416359</text:p>
          </table:table-cell>
          <table:table-cell table:style-name="ce1" office:value-type="string" calcext:value-type="string">
            <text:p>3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9630352" calcext:value-type="float">
            <text:p>4249630352</text:p>
          </table:table-cell>
          <table:table-cell table:style-name="ce1" office:value-type="string" calcext:value-type="string">
            <text:p>3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6170810" calcext:value-type="float">
            <text:p>4246170810</text:p>
          </table:table-cell>
          <table:table-cell table:style-name="ce1" office:value-type="string" calcext:value-type="string">
            <text:p>3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058290" calcext:value-type="float">
            <text:p>4167058290</text:p>
          </table:table-cell>
          <table:table-cell table:style-name="ce1" office:value-type="string" calcext:value-type="string">
            <text:p>3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224557" calcext:value-type="float">
            <text:p>4124224557</text:p>
          </table:table-cell>
          <table:table-cell table:style-name="ce1" office:value-type="string" calcext:value-type="string">
            <text:p>3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9270841" calcext:value-type="float">
            <text:p>4249270841</text:p>
          </table:table-cell>
          <table:table-cell table:style-name="ce1" office:value-type="string" calcext:value-type="string">
            <text:p>3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1948734" calcext:value-type="float">
            <text:p>4121948734</text:p>
          </table:table-cell>
          <table:table-cell table:style-name="ce1" office:value-type="string" calcext:value-type="string">
            <text:p>3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375628" calcext:value-type="float">
            <text:p>4128375628</text:p>
          </table:table-cell>
          <table:table-cell table:style-name="ce1" office:value-type="string" calcext:value-type="string">
            <text:p>3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5172324" calcext:value-type="float">
            <text:p>4145172324</text:p>
          </table:table-cell>
          <table:table-cell table:style-name="ce1" office:value-type="string" calcext:value-type="string">
            <text:p>3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941547" calcext:value-type="float">
            <text:p>4143941547</text:p>
          </table:table-cell>
          <table:table-cell table:style-name="ce1" office:value-type="string" calcext:value-type="string">
            <text:p>4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166191" calcext:value-type="float">
            <text:p>4127166191</text:p>
          </table:table-cell>
          <table:table-cell table:style-name="ce1" office:value-type="string" calcext:value-type="string">
            <text:p>4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656384" calcext:value-type="float">
            <text:p>4128656384</text:p>
          </table:table-cell>
          <table:table-cell table:style-name="ce1" office:value-type="string" calcext:value-type="string">
            <text:p>4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533212" calcext:value-type="float">
            <text:p>4144533212</text:p>
          </table:table-cell>
          <table:table-cell table:style-name="ce1" office:value-type="string" calcext:value-type="string">
            <text:p>4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219883" calcext:value-type="float">
            <text:p>4162219883</text:p>
          </table:table-cell>
          <table:table-cell table:style-name="ce1" office:value-type="string" calcext:value-type="string">
            <text:p>4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415929" calcext:value-type="float">
            <text:p>4141415929</text:p>
          </table:table-cell>
          <table:table-cell table:style-name="ce1" office:value-type="string" calcext:value-type="string">
            <text:p>4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584943" calcext:value-type="float">
            <text:p>4242584943</text:p>
          </table:table-cell>
          <table:table-cell table:style-name="ce1" office:value-type="string" calcext:value-type="string">
            <text:p>4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026804" calcext:value-type="float">
            <text:p>4167026804</text:p>
          </table:table-cell>
          <table:table-cell table:style-name="ce1" office:value-type="string" calcext:value-type="string">
            <text:p>4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453786" calcext:value-type="float">
            <text:p>4247453786</text:p>
          </table:table-cell>
          <table:table-cell table:style-name="ce1" office:value-type="string" calcext:value-type="string">
            <text:p>4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833863" calcext:value-type="float">
            <text:p>4162833863</text:p>
          </table:table-cell>
          <table:table-cell table:style-name="ce1" office:value-type="string" calcext:value-type="string">
            <text:p>4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420879" calcext:value-type="float">
            <text:p>4165420879</text:p>
          </table:table-cell>
          <table:table-cell table:style-name="ce1" office:value-type="string" calcext:value-type="string">
            <text:p>5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647938" calcext:value-type="float">
            <text:p>4124647938</text:p>
          </table:table-cell>
          <table:table-cell table:style-name="ce1" office:value-type="string" calcext:value-type="string">
            <text:p>5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063079" calcext:value-type="float">
            <text:p>4125063079</text:p>
          </table:table-cell>
          <table:table-cell table:style-name="ce1" office:value-type="string" calcext:value-type="string">
            <text:p>5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008369" calcext:value-type="float">
            <text:p>4243008369</text:p>
          </table:table-cell>
          <table:table-cell table:style-name="ce1" office:value-type="string" calcext:value-type="string">
            <text:p>5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4227118" calcext:value-type="float">
            <text:p>4164227118</text:p>
          </table:table-cell>
          <table:table-cell table:style-name="ce1" office:value-type="string" calcext:value-type="string">
            <text:p>54);</text:p>
          </table:table-cell>
          <table:table-cell office:value-type="string" calcext:value-type="string">
            <text:p>&lt;--Telefono jefe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275489" calcext:value-type="float">
            <text:p>4149275489</text:p>
          </table:table-cell>
          <table:table-cell table:style-name="ce1" office:value-type="string" calcext:value-type="string">
            <text:p>5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1697839" calcext:value-type="float">
            <text:p>4161697839</text:p>
          </table:table-cell>
          <table:table-cell table:style-name="ce1" office:value-type="string" calcext:value-type="string">
            <text:p>5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669811" calcext:value-type="float">
            <text:p>4142669811</text:p>
          </table:table-cell>
          <table:table-cell table:style-name="ce1" office:value-type="string" calcext:value-type="string">
            <text:p>5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566000" calcext:value-type="float">
            <text:p>4129566000</text:p>
          </table:table-cell>
          <table:table-cell table:style-name="ce1" office:value-type="string" calcext:value-type="string">
            <text:p>5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423998" calcext:value-type="float">
            <text:p>4148423998</text:p>
          </table:table-cell>
          <table:table-cell table:style-name="ce1" office:value-type="string" calcext:value-type="string">
            <text:p>5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656594" calcext:value-type="float">
            <text:p>4148656594</text:p>
          </table:table-cell>
          <table:table-cell table:style-name="ce1" office:value-type="string" calcext:value-type="string">
            <text:p>6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339412" calcext:value-type="float">
            <text:p>4167339412</text:p>
          </table:table-cell>
          <table:table-cell table:style-name="ce1" office:value-type="string" calcext:value-type="string">
            <text:p>6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393239" calcext:value-type="float">
            <text:p>4141393239</text:p>
          </table:table-cell>
          <table:table-cell table:style-name="ce1" office:value-type="string" calcext:value-type="string">
            <text:p>6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169159" calcext:value-type="float">
            <text:p>4167169159</text:p>
          </table:table-cell>
          <table:table-cell table:style-name="ce1" office:value-type="string" calcext:value-type="string">
            <text:p>6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417666" calcext:value-type="float">
            <text:p>4149417666</text:p>
          </table:table-cell>
          <table:table-cell table:style-name="ce1" office:value-type="string" calcext:value-type="string">
            <text:p>6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793317" calcext:value-type="float">
            <text:p>4122793317</text:p>
          </table:table-cell>
          <table:table-cell table:style-name="ce1" office:value-type="string" calcext:value-type="string">
            <text:p>6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4832665" calcext:value-type="float">
            <text:p>4244832665</text:p>
          </table:table-cell>
          <table:table-cell table:style-name="ce1" office:value-type="string" calcext:value-type="string">
            <text:p>6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388369" calcext:value-type="float">
            <text:p>4166388369</text:p>
          </table:table-cell>
          <table:table-cell table:style-name="ce1" office:value-type="string" calcext:value-type="string">
            <text:p>6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307715" calcext:value-type="float">
            <text:p>4143307715</text:p>
          </table:table-cell>
          <table:table-cell table:style-name="ce1" office:value-type="string" calcext:value-type="string">
            <text:p>6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556851" calcext:value-type="float">
            <text:p>4144556851</text:p>
          </table:table-cell>
          <table:table-cell table:style-name="ce1" office:value-type="string" calcext:value-type="string">
            <text:p>6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468763" calcext:value-type="float">
            <text:p>4124468763</text:p>
          </table:table-cell>
          <table:table-cell table:style-name="ce1" office:value-type="string" calcext:value-type="string">
            <text:p>7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453879" calcext:value-type="float">
            <text:p>4122453879</text:p>
          </table:table-cell>
          <table:table-cell table:style-name="ce1" office:value-type="string" calcext:value-type="string">
            <text:p>7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706194" calcext:value-type="float">
            <text:p>4148706194</text:p>
          </table:table-cell>
          <table:table-cell table:style-name="ce1" office:value-type="string" calcext:value-type="string">
            <text:p>7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1705701" calcext:value-type="float">
            <text:p>4121705701</text:p>
          </table:table-cell>
          <table:table-cell table:style-name="ce1" office:value-type="string" calcext:value-type="string">
            <text:p>7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468253" calcext:value-type="float">
            <text:p>4147468253</text:p>
          </table:table-cell>
          <table:table-cell table:style-name="ce1" office:value-type="string" calcext:value-type="string">
            <text:p>7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881705" calcext:value-type="float">
            <text:p>4148881705</text:p>
          </table:table-cell>
          <table:table-cell table:style-name="ce1" office:value-type="string" calcext:value-type="string">
            <text:p>7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534802" calcext:value-type="float">
            <text:p>4124534802</text:p>
          </table:table-cell>
          <table:table-cell table:style-name="ce1" office:value-type="string" calcext:value-type="string">
            <text:p>7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820142" calcext:value-type="float">
            <text:p>4149820142</text:p>
          </table:table-cell>
          <table:table-cell table:style-name="ce1" office:value-type="string" calcext:value-type="string">
            <text:p>7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928205" calcext:value-type="float">
            <text:p>4167928205</text:p>
          </table:table-cell>
          <table:table-cell table:style-name="ce1" office:value-type="string" calcext:value-type="string">
            <text:p>7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874357" calcext:value-type="float">
            <text:p>4125874357</text:p>
          </table:table-cell>
          <table:table-cell table:style-name="ce1" office:value-type="string" calcext:value-type="string">
            <text:p>7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117935" calcext:value-type="float">
            <text:p>4128117935</text:p>
          </table:table-cell>
          <table:table-cell table:style-name="ce1" office:value-type="string" calcext:value-type="string">
            <text:p>8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871125" calcext:value-type="float">
            <text:p>4125871125</text:p>
          </table:table-cell>
          <table:table-cell table:style-name="ce1" office:value-type="string" calcext:value-type="string">
            <text:p>8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261660" calcext:value-type="float">
            <text:p>4167261660</text:p>
          </table:table-cell>
          <table:table-cell table:style-name="ce1" office:value-type="string" calcext:value-type="string">
            <text:p>8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559954" calcext:value-type="float">
            <text:p>4123559954</text:p>
          </table:table-cell>
          <table:table-cell table:style-name="ce1" office:value-type="string" calcext:value-type="string">
            <text:p>8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168039" calcext:value-type="float">
            <text:p>4124168039</text:p>
          </table:table-cell>
          <table:table-cell table:style-name="ce1" office:value-type="string" calcext:value-type="string">
            <text:p>8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372066" calcext:value-type="float">
            <text:p>4167372066</text:p>
          </table:table-cell>
          <table:table-cell table:style-name="ce1" office:value-type="string" calcext:value-type="string">
            <text:p>8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612681" calcext:value-type="float">
            <text:p>4166612681</text:p>
          </table:table-cell>
          <table:table-cell table:style-name="ce1" office:value-type="string" calcext:value-type="string">
            <text:p>8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8900652" calcext:value-type="float">
            <text:p>4248900652</text:p>
          </table:table-cell>
          <table:table-cell table:style-name="ce1" office:value-type="string" calcext:value-type="string">
            <text:p>8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438619" calcext:value-type="float">
            <text:p>4148438619</text:p>
          </table:table-cell>
          <table:table-cell table:style-name="ce1" office:value-type="string" calcext:value-type="string">
            <text:p>8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181758" calcext:value-type="float">
            <text:p>4243181758</text:p>
          </table:table-cell>
          <table:table-cell table:style-name="ce1" office:value-type="string" calcext:value-type="string">
            <text:p>8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709376" calcext:value-type="float">
            <text:p>4167709376</text:p>
          </table:table-cell>
          <table:table-cell table:style-name="ce1" office:value-type="string" calcext:value-type="string">
            <text:p>9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443197" calcext:value-type="float">
            <text:p>4243443197</text:p>
          </table:table-cell>
          <table:table-cell table:style-name="ce1" office:value-type="string" calcext:value-type="string">
            <text:p>9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511783" calcext:value-type="float">
            <text:p>4165511783</text:p>
          </table:table-cell>
          <table:table-cell table:style-name="ce1" office:value-type="string" calcext:value-type="string">
            <text:p>9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728311" calcext:value-type="float">
            <text:p>4127728311</text:p>
          </table:table-cell>
          <table:table-cell table:style-name="ce1" office:value-type="string" calcext:value-type="string">
            <text:p>9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5897204" calcext:value-type="float">
            <text:p>4145897204</text:p>
          </table:table-cell>
          <table:table-cell table:style-name="ce1" office:value-type="string" calcext:value-type="string">
            <text:p>9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199193" calcext:value-type="float">
            <text:p>4125199193</text:p>
          </table:table-cell>
          <table:table-cell table:style-name="ce1" office:value-type="string" calcext:value-type="string">
            <text:p>9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759286" calcext:value-type="float">
            <text:p>4147759286</text:p>
          </table:table-cell>
          <table:table-cell table:style-name="ce1" office:value-type="string" calcext:value-type="string">
            <text:p>9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896106" calcext:value-type="float">
            <text:p>4127896106</text:p>
          </table:table-cell>
          <table:table-cell table:style-name="ce1" office:value-type="string" calcext:value-type="string">
            <text:p>9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595940" calcext:value-type="float">
            <text:p>4165595940</text:p>
          </table:table-cell>
          <table:table-cell table:style-name="ce1" office:value-type="string" calcext:value-type="string">
            <text:p>9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713892" calcext:value-type="float">
            <text:p>4167713892</text:p>
          </table:table-cell>
          <table:table-cell table:style-name="ce1" office:value-type="string" calcext:value-type="string">
            <text:p>9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206919" calcext:value-type="float">
            <text:p>4142206919</text:p>
          </table:table-cell>
          <table:table-cell table:style-name="ce1" office:value-type="string" calcext:value-type="string">
            <text:p>10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331604" calcext:value-type="float">
            <text:p>4129331604</text:p>
          </table:table-cell>
          <table:table-cell table:style-name="ce1" office:value-type="string" calcext:value-type="string">
            <text:p>10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109430" calcext:value-type="float">
            <text:p>4122109430</text:p>
          </table:table-cell>
          <table:table-cell table:style-name="ce1" office:value-type="string" calcext:value-type="string">
            <text:p>10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338258" calcext:value-type="float">
            <text:p>4142338258</text:p>
          </table:table-cell>
          <table:table-cell table:style-name="ce1" office:value-type="string" calcext:value-type="string">
            <text:p>10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551066" calcext:value-type="float">
            <text:p>4166551066</text:p>
          </table:table-cell>
          <table:table-cell table:style-name="ce1" office:value-type="string" calcext:value-type="string">
            <text:p>10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562597" calcext:value-type="float">
            <text:p>4247562597</text:p>
          </table:table-cell>
          <table:table-cell table:style-name="ce1" office:value-type="string" calcext:value-type="string">
            <text:p>10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393767" calcext:value-type="float">
            <text:p>4241393767</text:p>
          </table:table-cell>
          <table:table-cell table:style-name="ce1" office:value-type="string" calcext:value-type="string">
            <text:p>10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348253" calcext:value-type="float">
            <text:p>4129348253</text:p>
          </table:table-cell>
          <table:table-cell table:style-name="ce1" office:value-type="string" calcext:value-type="string">
            <text:p>10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480061" calcext:value-type="float">
            <text:p>4242480061</text:p>
          </table:table-cell>
          <table:table-cell table:style-name="ce1" office:value-type="string" calcext:value-type="string">
            <text:p>10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211111" calcext:value-type="float">
            <text:p>4167211111</text:p>
          </table:table-cell>
          <table:table-cell table:style-name="ce1" office:value-type="string" calcext:value-type="string">
            <text:p>10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783921" calcext:value-type="float">
            <text:p>4166783921</text:p>
          </table:table-cell>
          <table:table-cell table:style-name="ce1" office:value-type="string" calcext:value-type="string">
            <text:p>11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959888" calcext:value-type="float">
            <text:p>4144959888</text:p>
          </table:table-cell>
          <table:table-cell table:style-name="ce1" office:value-type="string" calcext:value-type="string">
            <text:p>11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743278" calcext:value-type="float">
            <text:p>4124743278</text:p>
          </table:table-cell>
          <table:table-cell table:style-name="ce1" office:value-type="string" calcext:value-type="string">
            <text:p>11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4801433" calcext:value-type="float">
            <text:p>4244801433</text:p>
          </table:table-cell>
          <table:table-cell table:style-name="ce1" office:value-type="string" calcext:value-type="string">
            <text:p>11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312236" calcext:value-type="float">
            <text:p>4143312236</text:p>
          </table:table-cell>
          <table:table-cell table:style-name="ce1" office:value-type="string" calcext:value-type="string">
            <text:p>11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4423907" calcext:value-type="float">
            <text:p>4164423907</text:p>
          </table:table-cell>
          <table:table-cell table:style-name="ce1" office:value-type="string" calcext:value-type="string">
            <text:p>11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209897" calcext:value-type="float">
            <text:p>4169209897</text:p>
          </table:table-cell>
          <table:table-cell table:style-name="ce1" office:value-type="string" calcext:value-type="string">
            <text:p>11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025290" calcext:value-type="float">
            <text:p>4163025290</text:p>
          </table:table-cell>
          <table:table-cell table:style-name="ce1" office:value-type="string" calcext:value-type="string">
            <text:p>11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758082" calcext:value-type="float">
            <text:p>4142758082</text:p>
          </table:table-cell>
          <table:table-cell table:style-name="ce1" office:value-type="string" calcext:value-type="string">
            <text:p>11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850853" calcext:value-type="float">
            <text:p>4142850853</text:p>
          </table:table-cell>
          <table:table-cell table:style-name="ce1" office:value-type="string" calcext:value-type="string">
            <text:p>11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159276" calcext:value-type="float">
            <text:p>4162159276</text:p>
          </table:table-cell>
          <table:table-cell table:style-name="ce1" office:value-type="string" calcext:value-type="string">
            <text:p>12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961525" calcext:value-type="float">
            <text:p>4148961525</text:p>
          </table:table-cell>
          <table:table-cell table:style-name="ce1" office:value-type="string" calcext:value-type="string">
            <text:p>12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352417" calcext:value-type="float">
            <text:p>4143352417</text:p>
          </table:table-cell>
          <table:table-cell table:style-name="ce1" office:value-type="string" calcext:value-type="string">
            <text:p>12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326459" calcext:value-type="float">
            <text:p>4143326459</text:p>
          </table:table-cell>
          <table:table-cell table:style-name="ce1" office:value-type="string" calcext:value-type="string">
            <text:p>12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4534811" calcext:value-type="float">
            <text:p>4244534811</text:p>
          </table:table-cell>
          <table:table-cell table:style-name="ce1" office:value-type="string" calcext:value-type="string">
            <text:p>12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8589746" calcext:value-type="float">
            <text:p>4248589746</text:p>
          </table:table-cell>
          <table:table-cell table:style-name="ce1" office:value-type="string" calcext:value-type="string">
            <text:p>12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120962" calcext:value-type="float">
            <text:p>4128120962</text:p>
          </table:table-cell>
          <table:table-cell table:style-name="ce1" office:value-type="string" calcext:value-type="string">
            <text:p>12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574781" calcext:value-type="float">
            <text:p>4245574781</text:p>
          </table:table-cell>
          <table:table-cell table:style-name="ce1" office:value-type="string" calcext:value-type="string">
            <text:p>12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382768" calcext:value-type="float">
            <text:p>4247382768</text:p>
          </table:table-cell>
          <table:table-cell table:style-name="ce1" office:value-type="string" calcext:value-type="string">
            <text:p>12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125429" calcext:value-type="float">
            <text:p>4163125429</text:p>
          </table:table-cell>
          <table:table-cell table:style-name="ce1" office:value-type="string" calcext:value-type="string">
            <text:p>12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996463" calcext:value-type="float">
            <text:p>4143996463</text:p>
          </table:table-cell>
          <table:table-cell table:style-name="ce1" office:value-type="string" calcext:value-type="string">
            <text:p>13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652389" calcext:value-type="float">
            <text:p>4168652389</text:p>
          </table:table-cell>
          <table:table-cell table:style-name="ce1" office:value-type="string" calcext:value-type="string">
            <text:p>13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135312" calcext:value-type="float">
            <text:p>4144135312</text:p>
          </table:table-cell>
          <table:table-cell table:style-name="ce1" office:value-type="string" calcext:value-type="string">
            <text:p>13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808770" calcext:value-type="float">
            <text:p>4168808770</text:p>
          </table:table-cell>
          <table:table-cell table:style-name="ce1" office:value-type="string" calcext:value-type="string">
            <text:p>13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171958" calcext:value-type="float">
            <text:p>4167171958</text:p>
          </table:table-cell>
          <table:table-cell table:style-name="ce1" office:value-type="string" calcext:value-type="string">
            <text:p>13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485841" calcext:value-type="float">
            <text:p>4149485841</text:p>
          </table:table-cell>
          <table:table-cell table:style-name="ce1" office:value-type="string" calcext:value-type="string">
            <text:p>13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786901" calcext:value-type="float">
            <text:p>4245786901</text:p>
          </table:table-cell>
          <table:table-cell table:style-name="ce1" office:value-type="string" calcext:value-type="string">
            <text:p>13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4672401" calcext:value-type="float">
            <text:p>4244672401</text:p>
          </table:table-cell>
          <table:table-cell table:style-name="ce1" office:value-type="string" calcext:value-type="string">
            <text:p>13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771354" calcext:value-type="float">
            <text:p>4141771354</text:p>
          </table:table-cell>
          <table:table-cell table:style-name="ce1" office:value-type="string" calcext:value-type="string">
            <text:p>13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5446876" calcext:value-type="float">
            <text:p>4145446876</text:p>
          </table:table-cell>
          <table:table-cell table:style-name="ce1" office:value-type="string" calcext:value-type="string">
            <text:p>13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986470" calcext:value-type="float">
            <text:p>4243986470</text:p>
          </table:table-cell>
          <table:table-cell table:style-name="ce1" office:value-type="string" calcext:value-type="string">
            <text:p>14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806689" calcext:value-type="float">
            <text:p>4167806689</text:p>
          </table:table-cell>
          <table:table-cell table:style-name="ce1" office:value-type="string" calcext:value-type="string">
            <text:p>14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723383" calcext:value-type="float">
            <text:p>4129723383</text:p>
          </table:table-cell>
          <table:table-cell table:style-name="ce1" office:value-type="string" calcext:value-type="string">
            <text:p>14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717404" calcext:value-type="float">
            <text:p>4127717404</text:p>
          </table:table-cell>
          <table:table-cell table:style-name="ce1" office:value-type="string" calcext:value-type="string">
            <text:p>14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781907" calcext:value-type="float">
            <text:p>4129781907</text:p>
          </table:table-cell>
          <table:table-cell table:style-name="ce1" office:value-type="string" calcext:value-type="string">
            <text:p>14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349542" calcext:value-type="float">
            <text:p>4129349542</text:p>
          </table:table-cell>
          <table:table-cell table:style-name="ce1" office:value-type="string" calcext:value-type="string">
            <text:p>14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678642" calcext:value-type="float">
            <text:p>4141678642</text:p>
          </table:table-cell>
          <table:table-cell table:style-name="ce1" office:value-type="string" calcext:value-type="string">
            <text:p>14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4782281" calcext:value-type="float">
            <text:p>4164782281</text:p>
          </table:table-cell>
          <table:table-cell table:style-name="ce1" office:value-type="string" calcext:value-type="string">
            <text:p>14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087895" calcext:value-type="float">
            <text:p>4123087895</text:p>
          </table:table-cell>
          <table:table-cell table:style-name="ce1" office:value-type="string" calcext:value-type="string">
            <text:p>14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053891" calcext:value-type="float">
            <text:p>4243053891</text:p>
          </table:table-cell>
          <table:table-cell table:style-name="ce1" office:value-type="string" calcext:value-type="string">
            <text:p>14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404415" calcext:value-type="float">
            <text:p>4144404415</text:p>
          </table:table-cell>
          <table:table-cell table:style-name="ce1" office:value-type="string" calcext:value-type="string">
            <text:p>15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5887195" calcext:value-type="float">
            <text:p>4145887195</text:p>
          </table:table-cell>
          <table:table-cell table:style-name="ce1" office:value-type="string" calcext:value-type="string">
            <text:p>15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812909" calcext:value-type="float">
            <text:p>4149812909</text:p>
          </table:table-cell>
          <table:table-cell table:style-name="ce1" office:value-type="string" calcext:value-type="string">
            <text:p>15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6310816" calcext:value-type="float">
            <text:p>4246310816</text:p>
          </table:table-cell>
          <table:table-cell table:style-name="ce1" office:value-type="string" calcext:value-type="string">
            <text:p>15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6243146" calcext:value-type="float">
            <text:p>4146243146</text:p>
          </table:table-cell>
          <table:table-cell table:style-name="ce1" office:value-type="string" calcext:value-type="string">
            <text:p>15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228405" calcext:value-type="float">
            <text:p>4247228405</text:p>
          </table:table-cell>
          <table:table-cell table:style-name="ce1" office:value-type="string" calcext:value-type="string">
            <text:p>15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6430471" calcext:value-type="float">
            <text:p>4246430471</text:p>
          </table:table-cell>
          <table:table-cell table:style-name="ce1" office:value-type="string" calcext:value-type="string">
            <text:p>15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033682" calcext:value-type="float">
            <text:p>4122033682</text:p>
          </table:table-cell>
          <table:table-cell table:style-name="ce1" office:value-type="string" calcext:value-type="string">
            <text:p>15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343297" calcext:value-type="float">
            <text:p>4165343297</text:p>
          </table:table-cell>
          <table:table-cell table:style-name="ce1" office:value-type="string" calcext:value-type="string">
            <text:p>15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1971459" calcext:value-type="float">
            <text:p>4121971459</text:p>
          </table:table-cell>
          <table:table-cell table:style-name="ce1" office:value-type="string" calcext:value-type="string">
            <text:p>15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886971" calcext:value-type="float">
            <text:p>4245886971</text:p>
          </table:table-cell>
          <table:table-cell table:style-name="ce1" office:value-type="string" calcext:value-type="string">
            <text:p>16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344394" calcext:value-type="float">
            <text:p>4149344394</text:p>
          </table:table-cell>
          <table:table-cell table:style-name="ce1" office:value-type="string" calcext:value-type="string">
            <text:p>16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162697" calcext:value-type="float">
            <text:p>4147162697</text:p>
          </table:table-cell>
          <table:table-cell table:style-name="ce1" office:value-type="string" calcext:value-type="string">
            <text:p>16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799169" calcext:value-type="float">
            <text:p>4169799169</text:p>
          </table:table-cell>
          <table:table-cell table:style-name="ce1" office:value-type="string" calcext:value-type="string">
            <text:p>16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398486" calcext:value-type="float">
            <text:p>4123398486</text:p>
          </table:table-cell>
          <table:table-cell table:style-name="ce1" office:value-type="string" calcext:value-type="string">
            <text:p>16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568694" calcext:value-type="float">
            <text:p>4247568694</text:p>
          </table:table-cell>
          <table:table-cell table:style-name="ce1" office:value-type="string" calcext:value-type="string">
            <text:p>16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188303" calcext:value-type="float">
            <text:p>4144188303</text:p>
          </table:table-cell>
          <table:table-cell table:style-name="ce1" office:value-type="string" calcext:value-type="string">
            <text:p>16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139383" calcext:value-type="float">
            <text:p>4166139383</text:p>
          </table:table-cell>
          <table:table-cell table:style-name="ce1" office:value-type="string" calcext:value-type="string">
            <text:p>16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103019" calcext:value-type="float">
            <text:p>4163103019</text:p>
          </table:table-cell>
          <table:table-cell table:style-name="ce1" office:value-type="string" calcext:value-type="string">
            <text:p>16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687984" calcext:value-type="float">
            <text:p>4127687984</text:p>
          </table:table-cell>
          <table:table-cell table:style-name="ce1" office:value-type="string" calcext:value-type="string">
            <text:p>16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978951" calcext:value-type="float">
            <text:p>4128978951</text:p>
          </table:table-cell>
          <table:table-cell table:style-name="ce1" office:value-type="string" calcext:value-type="string">
            <text:p>17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366948" calcext:value-type="float">
            <text:p>4169366948</text:p>
          </table:table-cell>
          <table:table-cell table:style-name="ce1" office:value-type="string" calcext:value-type="string">
            <text:p>17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777878" calcext:value-type="float">
            <text:p>4143777878</text:p>
          </table:table-cell>
          <table:table-cell table:style-name="ce1" office:value-type="string" calcext:value-type="string">
            <text:p>17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118527" calcext:value-type="float">
            <text:p>4245118527</text:p>
          </table:table-cell>
          <table:table-cell table:style-name="ce1" office:value-type="string" calcext:value-type="string">
            <text:p>17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595591" calcext:value-type="float">
            <text:p>4125595591</text:p>
          </table:table-cell>
          <table:table-cell table:style-name="ce1" office:value-type="string" calcext:value-type="string">
            <text:p>17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248657" calcext:value-type="float">
            <text:p>4241248657</text:p>
          </table:table-cell>
          <table:table-cell table:style-name="ce1" office:value-type="string" calcext:value-type="string">
            <text:p>17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203904" calcext:value-type="float">
            <text:p>4243203904</text:p>
          </table:table-cell>
          <table:table-cell table:style-name="ce1" office:value-type="string" calcext:value-type="string">
            <text:p>17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1113608" calcext:value-type="float">
            <text:p>4161113608</text:p>
          </table:table-cell>
          <table:table-cell table:style-name="ce1" office:value-type="string" calcext:value-type="string">
            <text:p>17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4854476" calcext:value-type="float">
            <text:p>4164854476</text:p>
          </table:table-cell>
          <table:table-cell table:style-name="ce1" office:value-type="string" calcext:value-type="string">
            <text:p>17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6767651" calcext:value-type="float">
            <text:p>4126767651</text:p>
          </table:table-cell>
          <table:table-cell table:style-name="ce1" office:value-type="string" calcext:value-type="string">
            <text:p>17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4711099" calcext:value-type="float">
            <text:p>4164711099</text:p>
          </table:table-cell>
          <table:table-cell table:style-name="ce1" office:value-type="string" calcext:value-type="string">
            <text:p>18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553785" calcext:value-type="float">
            <text:p>4143553785</text:p>
          </table:table-cell>
          <table:table-cell table:style-name="ce1" office:value-type="string" calcext:value-type="string">
            <text:p>18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626866" calcext:value-type="float">
            <text:p>4144626866</text:p>
          </table:table-cell>
          <table:table-cell table:style-name="ce1" office:value-type="string" calcext:value-type="string">
            <text:p>18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667128" calcext:value-type="float">
            <text:p>4168667128</text:p>
          </table:table-cell>
          <table:table-cell table:style-name="ce1" office:value-type="string" calcext:value-type="string">
            <text:p>18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810460" calcext:value-type="float">
            <text:p>4124810460</text:p>
          </table:table-cell>
          <table:table-cell table:style-name="ce1" office:value-type="string" calcext:value-type="string">
            <text:p>18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4998697" calcext:value-type="float">
            <text:p>4244998697</text:p>
          </table:table-cell>
          <table:table-cell table:style-name="ce1" office:value-type="string" calcext:value-type="string">
            <text:p>18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9579426" calcext:value-type="float">
            <text:p>4249579426</text:p>
          </table:table-cell>
          <table:table-cell table:style-name="ce1" office:value-type="string" calcext:value-type="string">
            <text:p>18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918391" calcext:value-type="float">
            <text:p>4166918391</text:p>
          </table:table-cell>
          <table:table-cell table:style-name="ce1" office:value-type="string" calcext:value-type="string">
            <text:p>18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5892461" calcext:value-type="float">
            <text:p>4145892461</text:p>
          </table:table-cell>
          <table:table-cell table:style-name="ce1" office:value-type="string" calcext:value-type="string">
            <text:p>18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9999375" calcext:value-type="float">
            <text:p>4249999375</text:p>
          </table:table-cell>
          <table:table-cell table:style-name="ce1" office:value-type="string" calcext:value-type="string">
            <text:p>18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285953" calcext:value-type="float">
            <text:p>4148285953</text:p>
          </table:table-cell>
          <table:table-cell table:style-name="ce1" office:value-type="string" calcext:value-type="string">
            <text:p>19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639284" calcext:value-type="float">
            <text:p>4142639284</text:p>
          </table:table-cell>
          <table:table-cell table:style-name="ce1" office:value-type="string" calcext:value-type="string">
            <text:p>19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785047" calcext:value-type="float">
            <text:p>4123785047</text:p>
          </table:table-cell>
          <table:table-cell table:style-name="ce1" office:value-type="string" calcext:value-type="string">
            <text:p>19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964248" calcext:value-type="float">
            <text:p>4243964248</text:p>
          </table:table-cell>
          <table:table-cell table:style-name="ce1" office:value-type="string" calcext:value-type="string">
            <text:p>19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6262091" calcext:value-type="float">
            <text:p>4246262091</text:p>
          </table:table-cell>
          <table:table-cell table:style-name="ce1" office:value-type="string" calcext:value-type="string">
            <text:p>19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614593" calcext:value-type="float">
            <text:p>4124614593</text:p>
          </table:table-cell>
          <table:table-cell table:style-name="ce1" office:value-type="string" calcext:value-type="string">
            <text:p>19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362151" calcext:value-type="float">
            <text:p>4141362151</text:p>
          </table:table-cell>
          <table:table-cell table:style-name="ce1" office:value-type="string" calcext:value-type="string">
            <text:p>19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1993023" calcext:value-type="float">
            <text:p>4121993023</text:p>
          </table:table-cell>
          <table:table-cell table:style-name="ce1" office:value-type="string" calcext:value-type="string">
            <text:p>19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035615" calcext:value-type="float">
            <text:p>4245035615</text:p>
          </table:table-cell>
          <table:table-cell table:style-name="ce1" office:value-type="string" calcext:value-type="string">
            <text:p>19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016880" calcext:value-type="float">
            <text:p>4247016880</text:p>
          </table:table-cell>
          <table:table-cell table:style-name="ce1" office:value-type="string" calcext:value-type="string">
            <text:p>19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525162" calcext:value-type="float">
            <text:p>4128525162</text:p>
          </table:table-cell>
          <table:table-cell table:style-name="ce1" office:value-type="string" calcext:value-type="string">
            <text:p>20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673705" calcext:value-type="float">
            <text:p>4124673705</text:p>
          </table:table-cell>
          <table:table-cell table:style-name="ce1" office:value-type="string" calcext:value-type="string">
            <text:p>20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1728611" calcext:value-type="float">
            <text:p>4161728611</text:p>
          </table:table-cell>
          <table:table-cell table:style-name="ce1" office:value-type="string" calcext:value-type="string">
            <text:p>20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4534638" calcext:value-type="float">
            <text:p>4164534638</text:p>
          </table:table-cell>
          <table:table-cell table:style-name="ce1" office:value-type="string" calcext:value-type="string">
            <text:p>20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553615" calcext:value-type="float">
            <text:p>4143553615</text:p>
          </table:table-cell>
          <table:table-cell table:style-name="ce1" office:value-type="string" calcext:value-type="string">
            <text:p>20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9268755" calcext:value-type="float">
            <text:p>4249268755</text:p>
          </table:table-cell>
          <table:table-cell table:style-name="ce1" office:value-type="string" calcext:value-type="string">
            <text:p>20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6413065" calcext:value-type="float">
            <text:p>4246413065</text:p>
          </table:table-cell>
          <table:table-cell table:style-name="ce1" office:value-type="string" calcext:value-type="string">
            <text:p>20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251178" calcext:value-type="float">
            <text:p>4242251178</text:p>
          </table:table-cell>
          <table:table-cell table:style-name="ce1" office:value-type="string" calcext:value-type="string">
            <text:p>20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318347" calcext:value-type="float">
            <text:p>4122318347</text:p>
          </table:table-cell>
          <table:table-cell table:style-name="ce1" office:value-type="string" calcext:value-type="string">
            <text:p>20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646983" calcext:value-type="float">
            <text:p>4165646983</text:p>
          </table:table-cell>
          <table:table-cell table:style-name="ce1" office:value-type="string" calcext:value-type="string">
            <text:p>20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6682939" calcext:value-type="float">
            <text:p>4146682939</text:p>
          </table:table-cell>
          <table:table-cell table:style-name="ce1" office:value-type="string" calcext:value-type="string">
            <text:p>21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751958" calcext:value-type="float">
            <text:p>4148751958</text:p>
          </table:table-cell>
          <table:table-cell table:style-name="ce1" office:value-type="string" calcext:value-type="string">
            <text:p>21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389836" calcext:value-type="float">
            <text:p>4142389836</text:p>
          </table:table-cell>
          <table:table-cell table:style-name="ce1" office:value-type="string" calcext:value-type="string">
            <text:p>21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029647" calcext:value-type="float">
            <text:p>4245029647</text:p>
          </table:table-cell>
          <table:table-cell table:style-name="ce1" office:value-type="string" calcext:value-type="string">
            <text:p>21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515580" calcext:value-type="float">
            <text:p>4243515580</text:p>
          </table:table-cell>
          <table:table-cell table:style-name="ce1" office:value-type="string" calcext:value-type="string">
            <text:p>21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224254" calcext:value-type="float">
            <text:p>4144224254</text:p>
          </table:table-cell>
          <table:table-cell table:style-name="ce1" office:value-type="string" calcext:value-type="string">
            <text:p>21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934704" calcext:value-type="float">
            <text:p>4165934704</text:p>
          </table:table-cell>
          <table:table-cell table:style-name="ce1" office:value-type="string" calcext:value-type="string">
            <text:p>21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456085" calcext:value-type="float">
            <text:p>4245456085</text:p>
          </table:table-cell>
          <table:table-cell table:style-name="ce1" office:value-type="string" calcext:value-type="string">
            <text:p>21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125989" calcext:value-type="float">
            <text:p>4242125989</text:p>
          </table:table-cell>
          <table:table-cell table:style-name="ce1" office:value-type="string" calcext:value-type="string">
            <text:p>21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574951" calcext:value-type="float">
            <text:p>4125574951</text:p>
          </table:table-cell>
          <table:table-cell table:style-name="ce1" office:value-type="string" calcext:value-type="string">
            <text:p>21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9651646" calcext:value-type="float">
            <text:p>4249651646</text:p>
          </table:table-cell>
          <table:table-cell table:style-name="ce1" office:value-type="string" calcext:value-type="string">
            <text:p>22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186062" calcext:value-type="float">
            <text:p>4125186062</text:p>
          </table:table-cell>
          <table:table-cell table:style-name="ce1" office:value-type="string" calcext:value-type="string">
            <text:p>22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072625" calcext:value-type="float">
            <text:p>4163072625</text:p>
          </table:table-cell>
          <table:table-cell table:style-name="ce1" office:value-type="string" calcext:value-type="string">
            <text:p>22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758860" calcext:value-type="float">
            <text:p>4122758860</text:p>
          </table:table-cell>
          <table:table-cell table:style-name="ce1" office:value-type="string" calcext:value-type="string">
            <text:p>22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429176" calcext:value-type="float">
            <text:p>4241429176</text:p>
          </table:table-cell>
          <table:table-cell table:style-name="ce1" office:value-type="string" calcext:value-type="string">
            <text:p>22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751974" calcext:value-type="float">
            <text:p>4125751974</text:p>
          </table:table-cell>
          <table:table-cell table:style-name="ce1" office:value-type="string" calcext:value-type="string">
            <text:p>22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9557324" calcext:value-type="float">
            <text:p>4249557324</text:p>
          </table:table-cell>
          <table:table-cell table:style-name="ce1" office:value-type="string" calcext:value-type="string">
            <text:p>22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859791" calcext:value-type="float">
            <text:p>4128859791</text:p>
          </table:table-cell>
          <table:table-cell table:style-name="ce1" office:value-type="string" calcext:value-type="string">
            <text:p>22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624767" calcext:value-type="float">
            <text:p>4143624767</text:p>
          </table:table-cell>
          <table:table-cell table:style-name="ce1" office:value-type="string" calcext:value-type="string">
            <text:p>22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815223" calcext:value-type="float">
            <text:p>4241815223</text:p>
          </table:table-cell>
          <table:table-cell table:style-name="ce1" office:value-type="string" calcext:value-type="string">
            <text:p>22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018486" calcext:value-type="float">
            <text:p>4243018486</text:p>
          </table:table-cell>
          <table:table-cell table:style-name="ce1" office:value-type="string" calcext:value-type="string">
            <text:p>23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4034060" calcext:value-type="float">
            <text:p>4164034060</text:p>
          </table:table-cell>
          <table:table-cell table:style-name="ce1" office:value-type="string" calcext:value-type="string">
            <text:p>23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928352" calcext:value-type="float">
            <text:p>4242928352</text:p>
          </table:table-cell>
          <table:table-cell table:style-name="ce1" office:value-type="string" calcext:value-type="string">
            <text:p>23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806911" calcext:value-type="float">
            <text:p>4124806911</text:p>
          </table:table-cell>
          <table:table-cell table:style-name="ce1" office:value-type="string" calcext:value-type="string">
            <text:p>23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704044" calcext:value-type="float">
            <text:p>4163704044</text:p>
          </table:table-cell>
          <table:table-cell table:style-name="ce1" office:value-type="string" calcext:value-type="string">
            <text:p>23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387882" calcext:value-type="float">
            <text:p>4129387882</text:p>
          </table:table-cell>
          <table:table-cell table:style-name="ce1" office:value-type="string" calcext:value-type="string">
            <text:p>23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188512" calcext:value-type="float">
            <text:p>4166188512</text:p>
          </table:table-cell>
          <table:table-cell table:style-name="ce1" office:value-type="string" calcext:value-type="string">
            <text:p>23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101617" calcext:value-type="float">
            <text:p>4167101617</text:p>
          </table:table-cell>
          <table:table-cell table:style-name="ce1" office:value-type="string" calcext:value-type="string">
            <text:p>23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616709" calcext:value-type="float">
            <text:p>4247616709</text:p>
          </table:table-cell>
          <table:table-cell table:style-name="ce1" office:value-type="string" calcext:value-type="string">
            <text:p>23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628759" calcext:value-type="float">
            <text:p>4169628759</text:p>
          </table:table-cell>
          <table:table-cell table:style-name="ce1" office:value-type="string" calcext:value-type="string">
            <text:p>23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6936787" calcext:value-type="float">
            <text:p>4126936787</text:p>
          </table:table-cell>
          <table:table-cell table:style-name="ce1" office:value-type="string" calcext:value-type="string">
            <text:p>24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344384" calcext:value-type="float">
            <text:p>4168344384</text:p>
          </table:table-cell>
          <table:table-cell table:style-name="ce1" office:value-type="string" calcext:value-type="string">
            <text:p>24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889312" calcext:value-type="float">
            <text:p>4123889312</text:p>
          </table:table-cell>
          <table:table-cell table:style-name="ce1" office:value-type="string" calcext:value-type="string">
            <text:p>24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769735" calcext:value-type="float">
            <text:p>4245769735</text:p>
          </table:table-cell>
          <table:table-cell table:style-name="ce1" office:value-type="string" calcext:value-type="string">
            <text:p>24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157248" calcext:value-type="float">
            <text:p>4241157248</text:p>
          </table:table-cell>
          <table:table-cell table:style-name="ce1" office:value-type="string" calcext:value-type="string">
            <text:p>24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8512189" calcext:value-type="float">
            <text:p>4248512189</text:p>
          </table:table-cell>
          <table:table-cell table:style-name="ce1" office:value-type="string" calcext:value-type="string">
            <text:p>24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824677" calcext:value-type="float">
            <text:p>4122824677</text:p>
          </table:table-cell>
          <table:table-cell table:style-name="ce1" office:value-type="string" calcext:value-type="string">
            <text:p>24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5622756" calcext:value-type="float">
            <text:p>4145622756</text:p>
          </table:table-cell>
          <table:table-cell table:style-name="ce1" office:value-type="string" calcext:value-type="string">
            <text:p>24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827888" calcext:value-type="float">
            <text:p>4147827888</text:p>
          </table:table-cell>
          <table:table-cell table:style-name="ce1" office:value-type="string" calcext:value-type="string">
            <text:p>24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232713" calcext:value-type="float">
            <text:p>4128232713</text:p>
          </table:table-cell>
          <table:table-cell table:style-name="ce1" office:value-type="string" calcext:value-type="string">
            <text:p>24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070528" calcext:value-type="float">
            <text:p>4128070528</text:p>
          </table:table-cell>
          <table:table-cell table:style-name="ce1" office:value-type="string" calcext:value-type="string">
            <text:p>25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190600" calcext:value-type="float">
            <text:p>4129190600</text:p>
          </table:table-cell>
          <table:table-cell table:style-name="ce1" office:value-type="string" calcext:value-type="string">
            <text:p>25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4765937" calcext:value-type="float">
            <text:p>4164765937</text:p>
          </table:table-cell>
          <table:table-cell table:style-name="ce1" office:value-type="string" calcext:value-type="string">
            <text:p>25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454548" calcext:value-type="float">
            <text:p>4129454548</text:p>
          </table:table-cell>
          <table:table-cell table:style-name="ce1" office:value-type="string" calcext:value-type="string">
            <text:p>25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6531449" calcext:value-type="float">
            <text:p>4246531449</text:p>
          </table:table-cell>
          <table:table-cell table:style-name="ce1" office:value-type="string" calcext:value-type="string">
            <text:p>25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136083" calcext:value-type="float">
            <text:p>4127136083</text:p>
          </table:table-cell>
          <table:table-cell table:style-name="ce1" office:value-type="string" calcext:value-type="string">
            <text:p>25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187875" calcext:value-type="float">
            <text:p>4163187875</text:p>
          </table:table-cell>
          <table:table-cell table:style-name="ce1" office:value-type="string" calcext:value-type="string">
            <text:p>25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1765695" calcext:value-type="float">
            <text:p>4161765695</text:p>
          </table:table-cell>
          <table:table-cell table:style-name="ce1" office:value-type="string" calcext:value-type="string">
            <text:p>25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371280" calcext:value-type="float">
            <text:p>4242371280</text:p>
          </table:table-cell>
          <table:table-cell table:style-name="ce1" office:value-type="string" calcext:value-type="string">
            <text:p>25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668344" calcext:value-type="float">
            <text:p>4141668344</text:p>
          </table:table-cell>
          <table:table-cell table:style-name="ce1" office:value-type="string" calcext:value-type="string">
            <text:p>25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712116" calcext:value-type="float">
            <text:p>4163712116</text:p>
          </table:table-cell>
          <table:table-cell table:style-name="ce1" office:value-type="string" calcext:value-type="string">
            <text:p>26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349990" calcext:value-type="float">
            <text:p>4123349990</text:p>
          </table:table-cell>
          <table:table-cell table:style-name="ce1" office:value-type="string" calcext:value-type="string">
            <text:p>26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1463372" calcext:value-type="float">
            <text:p>4161463372</text:p>
          </table:table-cell>
          <table:table-cell table:style-name="ce1" office:value-type="string" calcext:value-type="string">
            <text:p>26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764472" calcext:value-type="float">
            <text:p>4125764472</text:p>
          </table:table-cell>
          <table:table-cell table:style-name="ce1" office:value-type="string" calcext:value-type="string">
            <text:p>26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428551" calcext:value-type="float">
            <text:p>4162428551</text:p>
          </table:table-cell>
          <table:table-cell table:style-name="ce1" office:value-type="string" calcext:value-type="string">
            <text:p>26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1140892" calcext:value-type="float">
            <text:p>4121140892</text:p>
          </table:table-cell>
          <table:table-cell table:style-name="ce1" office:value-type="string" calcext:value-type="string">
            <text:p>26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613301" calcext:value-type="float">
            <text:p>4166613301</text:p>
          </table:table-cell>
          <table:table-cell table:style-name="ce1" office:value-type="string" calcext:value-type="string">
            <text:p>26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459779" calcext:value-type="float">
            <text:p>4168459779</text:p>
          </table:table-cell>
          <table:table-cell table:style-name="ce1" office:value-type="string" calcext:value-type="string">
            <text:p>26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359815" calcext:value-type="float">
            <text:p>4242359815</text:p>
          </table:table-cell>
          <table:table-cell table:style-name="ce1" office:value-type="string" calcext:value-type="string">
            <text:p>26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762566" calcext:value-type="float">
            <text:p>4245762566</text:p>
          </table:table-cell>
          <table:table-cell table:style-name="ce1" office:value-type="string" calcext:value-type="string">
            <text:p>26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765801" calcext:value-type="float">
            <text:p>4166765801</text:p>
          </table:table-cell>
          <table:table-cell table:style-name="ce1" office:value-type="string" calcext:value-type="string">
            <text:p>27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735647" calcext:value-type="float">
            <text:p>4129735647</text:p>
          </table:table-cell>
          <table:table-cell table:style-name="ce1" office:value-type="string" calcext:value-type="string">
            <text:p>27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425949" calcext:value-type="float">
            <text:p>4245425949</text:p>
          </table:table-cell>
          <table:table-cell table:style-name="ce1" office:value-type="string" calcext:value-type="string">
            <text:p>27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762733" calcext:value-type="float">
            <text:p>4165762733</text:p>
          </table:table-cell>
          <table:table-cell table:style-name="ce1" office:value-type="string" calcext:value-type="string">
            <text:p>27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308143" calcext:value-type="float">
            <text:p>4165308143</text:p>
          </table:table-cell>
          <table:table-cell table:style-name="ce1" office:value-type="string" calcext:value-type="string">
            <text:p>27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6548280" calcext:value-type="float">
            <text:p>4146548280</text:p>
          </table:table-cell>
          <table:table-cell table:style-name="ce1" office:value-type="string" calcext:value-type="string">
            <text:p>27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515182" calcext:value-type="float">
            <text:p>4241515182</text:p>
          </table:table-cell>
          <table:table-cell table:style-name="ce1" office:value-type="string" calcext:value-type="string">
            <text:p>27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665515" calcext:value-type="float">
            <text:p>4247665515</text:p>
          </table:table-cell>
          <table:table-cell table:style-name="ce1" office:value-type="string" calcext:value-type="string">
            <text:p>27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825856" calcext:value-type="float">
            <text:p>4166825856</text:p>
          </table:table-cell>
          <table:table-cell table:style-name="ce1" office:value-type="string" calcext:value-type="string">
            <text:p>27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6222805" calcext:value-type="float">
            <text:p>4246222805</text:p>
          </table:table-cell>
          <table:table-cell table:style-name="ce1" office:value-type="string" calcext:value-type="string">
            <text:p>27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1396626" calcext:value-type="float">
            <text:p>4121396626</text:p>
          </table:table-cell>
          <table:table-cell table:style-name="ce1" office:value-type="string" calcext:value-type="string">
            <text:p>28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983956" calcext:value-type="float">
            <text:p>4169983956</text:p>
          </table:table-cell>
          <table:table-cell table:style-name="ce1" office:value-type="string" calcext:value-type="string">
            <text:p>28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853688" calcext:value-type="float">
            <text:p>4167853688</text:p>
          </table:table-cell>
          <table:table-cell table:style-name="ce1" office:value-type="string" calcext:value-type="string">
            <text:p>28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410057" calcext:value-type="float">
            <text:p>4247410057</text:p>
          </table:table-cell>
          <table:table-cell table:style-name="ce1" office:value-type="string" calcext:value-type="string">
            <text:p>28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556325" calcext:value-type="float">
            <text:p>4123556325</text:p>
          </table:table-cell>
          <table:table-cell table:style-name="ce1" office:value-type="string" calcext:value-type="string">
            <text:p>28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916929" calcext:value-type="float">
            <text:p>4242916929</text:p>
          </table:table-cell>
          <table:table-cell table:style-name="ce1" office:value-type="string" calcext:value-type="string">
            <text:p>28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646459" calcext:value-type="float">
            <text:p>4168646459</text:p>
          </table:table-cell>
          <table:table-cell table:style-name="ce1" office:value-type="string" calcext:value-type="string">
            <text:p>28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391566" calcext:value-type="float">
            <text:p>4149391566</text:p>
          </table:table-cell>
          <table:table-cell table:style-name="ce1" office:value-type="string" calcext:value-type="string">
            <text:p>28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347279" calcext:value-type="float">
            <text:p>4122347279</text:p>
          </table:table-cell>
          <table:table-cell table:style-name="ce1" office:value-type="string" calcext:value-type="string">
            <text:p>28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254437" calcext:value-type="float">
            <text:p>4162254437</text:p>
          </table:table-cell>
          <table:table-cell table:style-name="ce1" office:value-type="string" calcext:value-type="string">
            <text:p>28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203065" calcext:value-type="float">
            <text:p>4142203065</text:p>
          </table:table-cell>
          <table:table-cell table:style-name="ce1" office:value-type="string" calcext:value-type="string">
            <text:p>29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309172" calcext:value-type="float">
            <text:p>4163309172</text:p>
          </table:table-cell>
          <table:table-cell table:style-name="ce1" office:value-type="string" calcext:value-type="string">
            <text:p>29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648990" calcext:value-type="float">
            <text:p>4166648990</text:p>
          </table:table-cell>
          <table:table-cell table:style-name="ce1" office:value-type="string" calcext:value-type="string">
            <text:p>29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451392" calcext:value-type="float">
            <text:p>4163451392</text:p>
          </table:table-cell>
          <table:table-cell table:style-name="ce1" office:value-type="string" calcext:value-type="string">
            <text:p>29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129127" calcext:value-type="float">
            <text:p>4142129127</text:p>
          </table:table-cell>
          <table:table-cell table:style-name="ce1" office:value-type="string" calcext:value-type="string">
            <text:p>29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4166235" calcext:value-type="float">
            <text:p>4244166235</text:p>
          </table:table-cell>
          <table:table-cell table:style-name="ce1" office:value-type="string" calcext:value-type="string">
            <text:p>29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095686" calcext:value-type="float">
            <text:p>4147095686</text:p>
          </table:table-cell>
          <table:table-cell table:style-name="ce1" office:value-type="string" calcext:value-type="string">
            <text:p>29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199411" calcext:value-type="float">
            <text:p>4168199411</text:p>
          </table:table-cell>
          <table:table-cell table:style-name="ce1" office:value-type="string" calcext:value-type="string">
            <text:p>29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368683" calcext:value-type="float">
            <text:p>4243368683</text:p>
          </table:table-cell>
          <table:table-cell table:style-name="ce1" office:value-type="string" calcext:value-type="string">
            <text:p>29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5376857" calcext:value-type="float">
            <text:p>4145376857</text:p>
          </table:table-cell>
          <table:table-cell table:style-name="ce1" office:value-type="string" calcext:value-type="string">
            <text:p>29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903726" calcext:value-type="float">
            <text:p>4147903726</text:p>
          </table:table-cell>
          <table:table-cell table:style-name="ce1" office:value-type="string" calcext:value-type="string">
            <text:p>30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598703" calcext:value-type="float">
            <text:p>4124598703</text:p>
          </table:table-cell>
          <table:table-cell table:style-name="ce1" office:value-type="string" calcext:value-type="string">
            <text:p>30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585057" calcext:value-type="float">
            <text:p>4144585057</text:p>
          </table:table-cell>
          <table:table-cell table:style-name="ce1" office:value-type="string" calcext:value-type="string">
            <text:p>30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582897" calcext:value-type="float">
            <text:p>4243582897</text:p>
          </table:table-cell>
          <table:table-cell table:style-name="ce1" office:value-type="string" calcext:value-type="string">
            <text:p>30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236196" calcext:value-type="float">
            <text:p>4149236196</text:p>
          </table:table-cell>
          <table:table-cell table:style-name="ce1" office:value-type="string" calcext:value-type="string">
            <text:p>30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582436" calcext:value-type="float">
            <text:p>4147582436</text:p>
          </table:table-cell>
          <table:table-cell table:style-name="ce1" office:value-type="string" calcext:value-type="string">
            <text:p>30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467445" calcext:value-type="float">
            <text:p>4123467445</text:p>
          </table:table-cell>
          <table:table-cell table:style-name="ce1" office:value-type="string" calcext:value-type="string">
            <text:p>30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6910123" calcext:value-type="float">
            <text:p>4146910123</text:p>
          </table:table-cell>
          <table:table-cell table:style-name="ce1" office:value-type="string" calcext:value-type="string">
            <text:p>30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873450" calcext:value-type="float">
            <text:p>4143873450</text:p>
          </table:table-cell>
          <table:table-cell table:style-name="ce1" office:value-type="string" calcext:value-type="string">
            <text:p>30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440617" calcext:value-type="float">
            <text:p>4169440617</text:p>
          </table:table-cell>
          <table:table-cell table:style-name="ce1" office:value-type="string" calcext:value-type="string">
            <text:p>30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580066" calcext:value-type="float">
            <text:p>4147580066</text:p>
          </table:table-cell>
          <table:table-cell table:style-name="ce1" office:value-type="string" calcext:value-type="string">
            <text:p>31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6185139" calcext:value-type="float">
            <text:p>4126185139</text:p>
          </table:table-cell>
          <table:table-cell table:style-name="ce1" office:value-type="string" calcext:value-type="string">
            <text:p>31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129044" calcext:value-type="float">
            <text:p>4123129044</text:p>
          </table:table-cell>
          <table:table-cell table:style-name="ce1" office:value-type="string" calcext:value-type="string">
            <text:p>31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303015" calcext:value-type="float">
            <text:p>4162303015</text:p>
          </table:table-cell>
          <table:table-cell table:style-name="ce1" office:value-type="string" calcext:value-type="string">
            <text:p>31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873441" calcext:value-type="float">
            <text:p>4124873441</text:p>
          </table:table-cell>
          <table:table-cell table:style-name="ce1" office:value-type="string" calcext:value-type="string">
            <text:p>31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006128" calcext:value-type="float">
            <text:p>4149006128</text:p>
          </table:table-cell>
          <table:table-cell table:style-name="ce1" office:value-type="string" calcext:value-type="string">
            <text:p>31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206355" calcext:value-type="float">
            <text:p>4149206355</text:p>
          </table:table-cell>
          <table:table-cell table:style-name="ce1" office:value-type="string" calcext:value-type="string">
            <text:p>31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935756" calcext:value-type="float">
            <text:p>4247935756</text:p>
          </table:table-cell>
          <table:table-cell table:style-name="ce1" office:value-type="string" calcext:value-type="string">
            <text:p>31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487845" calcext:value-type="float">
            <text:p>4162487845</text:p>
          </table:table-cell>
          <table:table-cell table:style-name="ce1" office:value-type="string" calcext:value-type="string">
            <text:p>31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542318" calcext:value-type="float">
            <text:p>4147542318</text:p>
          </table:table-cell>
          <table:table-cell table:style-name="ce1" office:value-type="string" calcext:value-type="string">
            <text:p>31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448442" calcext:value-type="float">
            <text:p>4147448442</text:p>
          </table:table-cell>
          <table:table-cell table:style-name="ce1" office:value-type="string" calcext:value-type="string">
            <text:p>32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9919584" calcext:value-type="float">
            <text:p>4249919584</text:p>
          </table:table-cell>
          <table:table-cell table:style-name="ce1" office:value-type="string" calcext:value-type="string">
            <text:p>32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542385" calcext:value-type="float">
            <text:p>4149542385</text:p>
          </table:table-cell>
          <table:table-cell table:style-name="ce1" office:value-type="string" calcext:value-type="string">
            <text:p>32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228108" calcext:value-type="float">
            <text:p>4124228108</text:p>
          </table:table-cell>
          <table:table-cell table:style-name="ce1" office:value-type="string" calcext:value-type="string">
            <text:p>32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033251" calcext:value-type="float">
            <text:p>4243033251</text:p>
          </table:table-cell>
          <table:table-cell table:style-name="ce1" office:value-type="string" calcext:value-type="string">
            <text:p>32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640707" calcext:value-type="float">
            <text:p>4166640707</text:p>
          </table:table-cell>
          <table:table-cell table:style-name="ce1" office:value-type="string" calcext:value-type="string">
            <text:p>32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6241576" calcext:value-type="float">
            <text:p>4246241576</text:p>
          </table:table-cell>
          <table:table-cell table:style-name="ce1" office:value-type="string" calcext:value-type="string">
            <text:p>32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967207" calcext:value-type="float">
            <text:p>4242967207</text:p>
          </table:table-cell>
          <table:table-cell table:style-name="ce1" office:value-type="string" calcext:value-type="string">
            <text:p>32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682767" calcext:value-type="float">
            <text:p>4241682767</text:p>
          </table:table-cell>
          <table:table-cell table:style-name="ce1" office:value-type="string" calcext:value-type="string">
            <text:p>32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707633" calcext:value-type="float">
            <text:p>4124707633</text:p>
          </table:table-cell>
          <table:table-cell table:style-name="ce1" office:value-type="string" calcext:value-type="string">
            <text:p>32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023033" calcext:value-type="float">
            <text:p>4162023033</text:p>
          </table:table-cell>
          <table:table-cell table:style-name="ce1" office:value-type="string" calcext:value-type="string">
            <text:p>33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642785" calcext:value-type="float">
            <text:p>4167642785</text:p>
          </table:table-cell>
          <table:table-cell table:style-name="ce1" office:value-type="string" calcext:value-type="string">
            <text:p>33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036848" calcext:value-type="float">
            <text:p>4242036848</text:p>
          </table:table-cell>
          <table:table-cell table:style-name="ce1" office:value-type="string" calcext:value-type="string">
            <text:p>33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641451" calcext:value-type="float">
            <text:p>4128641451</text:p>
          </table:table-cell>
          <table:table-cell table:style-name="ce1" office:value-type="string" calcext:value-type="string">
            <text:p>33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476526" calcext:value-type="float">
            <text:p>4168476526</text:p>
          </table:table-cell>
          <table:table-cell table:style-name="ce1" office:value-type="string" calcext:value-type="string">
            <text:p>33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8203343" calcext:value-type="float">
            <text:p>4248203343</text:p>
          </table:table-cell>
          <table:table-cell table:style-name="ce1" office:value-type="string" calcext:value-type="string">
            <text:p>33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1913930" calcext:value-type="float">
            <text:p>4121913930</text:p>
          </table:table-cell>
          <table:table-cell table:style-name="ce1" office:value-type="string" calcext:value-type="string">
            <text:p>33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835256" calcext:value-type="float">
            <text:p>4144835256</text:p>
          </table:table-cell>
          <table:table-cell table:style-name="ce1" office:value-type="string" calcext:value-type="string">
            <text:p>33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805178" calcext:value-type="float">
            <text:p>4141805178</text:p>
          </table:table-cell>
          <table:table-cell table:style-name="ce1" office:value-type="string" calcext:value-type="string">
            <text:p>33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567342" calcext:value-type="float">
            <text:p>4123567342</text:p>
          </table:table-cell>
          <table:table-cell table:style-name="ce1" office:value-type="string" calcext:value-type="string">
            <text:p>33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199339" calcext:value-type="float">
            <text:p>4243199339</text:p>
          </table:table-cell>
          <table:table-cell table:style-name="ce1" office:value-type="string" calcext:value-type="string">
            <text:p>34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4920616" calcext:value-type="float">
            <text:p>4244920616</text:p>
          </table:table-cell>
          <table:table-cell table:style-name="ce1" office:value-type="string" calcext:value-type="string">
            <text:p>34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1120537" calcext:value-type="float">
            <text:p>4121120537</text:p>
          </table:table-cell>
          <table:table-cell table:style-name="ce1" office:value-type="string" calcext:value-type="string">
            <text:p>34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390107" calcext:value-type="float">
            <text:p>4147390107</text:p>
          </table:table-cell>
          <table:table-cell table:style-name="ce1" office:value-type="string" calcext:value-type="string">
            <text:p>34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1753022" calcext:value-type="float">
            <text:p>4121753022</text:p>
          </table:table-cell>
          <table:table-cell table:style-name="ce1" office:value-type="string" calcext:value-type="string">
            <text:p>34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370181" calcext:value-type="float">
            <text:p>4122370181</text:p>
          </table:table-cell>
          <table:table-cell table:style-name="ce1" office:value-type="string" calcext:value-type="string">
            <text:p>34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960821" calcext:value-type="float">
            <text:p>4165960821</text:p>
          </table:table-cell>
          <table:table-cell table:style-name="ce1" office:value-type="string" calcext:value-type="string">
            <text:p>34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609855" calcext:value-type="float">
            <text:p>4162609855</text:p>
          </table:table-cell>
          <table:table-cell table:style-name="ce1" office:value-type="string" calcext:value-type="string">
            <text:p>34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473509" calcext:value-type="float">
            <text:p>4166473509</text:p>
          </table:table-cell>
          <table:table-cell table:style-name="ce1" office:value-type="string" calcext:value-type="string">
            <text:p>34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546276" calcext:value-type="float">
            <text:p>4241546276</text:p>
          </table:table-cell>
          <table:table-cell table:style-name="ce1" office:value-type="string" calcext:value-type="string">
            <text:p>34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880765" calcext:value-type="float">
            <text:p>4127880765</text:p>
          </table:table-cell>
          <table:table-cell table:style-name="ce1" office:value-type="string" calcext:value-type="string">
            <text:p>35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496799" calcext:value-type="float">
            <text:p>4142496799</text:p>
          </table:table-cell>
          <table:table-cell table:style-name="ce1" office:value-type="string" calcext:value-type="string">
            <text:p>35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014967" calcext:value-type="float">
            <text:p>4167014967</text:p>
          </table:table-cell>
          <table:table-cell table:style-name="ce1" office:value-type="string" calcext:value-type="string">
            <text:p>35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790742" calcext:value-type="float">
            <text:p>4144790742</text:p>
          </table:table-cell>
          <table:table-cell table:style-name="ce1" office:value-type="string" calcext:value-type="string">
            <text:p>35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885592" calcext:value-type="float">
            <text:p>4128885592</text:p>
          </table:table-cell>
          <table:table-cell table:style-name="ce1" office:value-type="string" calcext:value-type="string">
            <text:p>35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689680" calcext:value-type="float">
            <text:p>4144689680</text:p>
          </table:table-cell>
          <table:table-cell table:style-name="ce1" office:value-type="string" calcext:value-type="string">
            <text:p>35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5272732" calcext:value-type="float">
            <text:p>4145272732</text:p>
          </table:table-cell>
          <table:table-cell table:style-name="ce1" office:value-type="string" calcext:value-type="string">
            <text:p>35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987229" calcext:value-type="float">
            <text:p>4245987229</text:p>
          </table:table-cell>
          <table:table-cell table:style-name="ce1" office:value-type="string" calcext:value-type="string">
            <text:p>35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995925" calcext:value-type="float">
            <text:p>4144995925</text:p>
          </table:table-cell>
          <table:table-cell table:style-name="ce1" office:value-type="string" calcext:value-type="string">
            <text:p>35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606463" calcext:value-type="float">
            <text:p>4162606463</text:p>
          </table:table-cell>
          <table:table-cell table:style-name="ce1" office:value-type="string" calcext:value-type="string">
            <text:p>35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651781" calcext:value-type="float">
            <text:p>4129651781</text:p>
          </table:table-cell>
          <table:table-cell table:style-name="ce1" office:value-type="string" calcext:value-type="string">
            <text:p>36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776866" calcext:value-type="float">
            <text:p>4141776866</text:p>
          </table:table-cell>
          <table:table-cell table:style-name="ce1" office:value-type="string" calcext:value-type="string">
            <text:p>36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950415" calcext:value-type="float">
            <text:p>4142950415</text:p>
          </table:table-cell>
          <table:table-cell table:style-name="ce1" office:value-type="string" calcext:value-type="string">
            <text:p>36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583512" calcext:value-type="float">
            <text:p>4125583512</text:p>
          </table:table-cell>
          <table:table-cell table:style-name="ce1" office:value-type="string" calcext:value-type="string">
            <text:p>36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651401" calcext:value-type="float">
            <text:p>4242651401</text:p>
          </table:table-cell>
          <table:table-cell table:style-name="ce1" office:value-type="string" calcext:value-type="string">
            <text:p>36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857326" calcext:value-type="float">
            <text:p>4122857326</text:p>
          </table:table-cell>
          <table:table-cell table:style-name="ce1" office:value-type="string" calcext:value-type="string">
            <text:p>36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915150" calcext:value-type="float">
            <text:p>4245915150</text:p>
          </table:table-cell>
          <table:table-cell table:style-name="ce1" office:value-type="string" calcext:value-type="string">
            <text:p>36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172736" calcext:value-type="float">
            <text:p>4128172736</text:p>
          </table:table-cell>
          <table:table-cell table:style-name="ce1" office:value-type="string" calcext:value-type="string">
            <text:p>36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825894" calcext:value-type="float">
            <text:p>4142825894</text:p>
          </table:table-cell>
          <table:table-cell table:style-name="ce1" office:value-type="string" calcext:value-type="string">
            <text:p>36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300049" calcext:value-type="float">
            <text:p>4167300049</text:p>
          </table:table-cell>
          <table:table-cell table:style-name="ce1" office:value-type="string" calcext:value-type="string">
            <text:p>36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998760" calcext:value-type="float">
            <text:p>4242998760</text:p>
          </table:table-cell>
          <table:table-cell table:style-name="ce1" office:value-type="string" calcext:value-type="string">
            <text:p>37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229328" calcext:value-type="float">
            <text:p>4149229328</text:p>
          </table:table-cell>
          <table:table-cell table:style-name="ce1" office:value-type="string" calcext:value-type="string">
            <text:p>37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761720" calcext:value-type="float">
            <text:p>4168761720</text:p>
          </table:table-cell>
          <table:table-cell table:style-name="ce1" office:value-type="string" calcext:value-type="string">
            <text:p>37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758297" calcext:value-type="float">
            <text:p>4166758297</text:p>
          </table:table-cell>
          <table:table-cell table:style-name="ce1" office:value-type="string" calcext:value-type="string">
            <text:p>37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647537" calcext:value-type="float">
            <text:p>4166647537</text:p>
          </table:table-cell>
          <table:table-cell table:style-name="ce1" office:value-type="string" calcext:value-type="string">
            <text:p>37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256769" calcext:value-type="float">
            <text:p>4147256769</text:p>
          </table:table-cell>
          <table:table-cell table:style-name="ce1" office:value-type="string" calcext:value-type="string">
            <text:p>37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676267" calcext:value-type="float">
            <text:p>4147676267</text:p>
          </table:table-cell>
          <table:table-cell table:style-name="ce1" office:value-type="string" calcext:value-type="string">
            <text:p>37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035412" calcext:value-type="float">
            <text:p>4165035412</text:p>
          </table:table-cell>
          <table:table-cell table:style-name="ce1" office:value-type="string" calcext:value-type="string">
            <text:p>37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325890" calcext:value-type="float">
            <text:p>4125325890</text:p>
          </table:table-cell>
          <table:table-cell table:style-name="ce1" office:value-type="string" calcext:value-type="string">
            <text:p>37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918354" calcext:value-type="float">
            <text:p>4127918354</text:p>
          </table:table-cell>
          <table:table-cell table:style-name="ce1" office:value-type="string" calcext:value-type="string">
            <text:p>37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9955220" calcext:value-type="float">
            <text:p>4249955220</text:p>
          </table:table-cell>
          <table:table-cell table:style-name="ce1" office:value-type="string" calcext:value-type="string">
            <text:p>38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4435082" calcext:value-type="float">
            <text:p>4244435082</text:p>
          </table:table-cell>
          <table:table-cell table:style-name="ce1" office:value-type="string" calcext:value-type="string">
            <text:p>38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5953297" calcext:value-type="float">
            <text:p>4145953297</text:p>
          </table:table-cell>
          <table:table-cell table:style-name="ce1" office:value-type="string" calcext:value-type="string">
            <text:p>38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620793" calcext:value-type="float">
            <text:p>4247620793</text:p>
          </table:table-cell>
          <table:table-cell table:style-name="ce1" office:value-type="string" calcext:value-type="string">
            <text:p>38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358792" calcext:value-type="float">
            <text:p>4245358792</text:p>
          </table:table-cell>
          <table:table-cell table:style-name="ce1" office:value-type="string" calcext:value-type="string">
            <text:p>38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174145" calcext:value-type="float">
            <text:p>4169174145</text:p>
          </table:table-cell>
          <table:table-cell table:style-name="ce1" office:value-type="string" calcext:value-type="string">
            <text:p>38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179589" calcext:value-type="float">
            <text:p>4163179589</text:p>
          </table:table-cell>
          <table:table-cell table:style-name="ce1" office:value-type="string" calcext:value-type="string">
            <text:p>38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5202268" calcext:value-type="float">
            <text:p>4145202268</text:p>
          </table:table-cell>
          <table:table-cell table:style-name="ce1" office:value-type="string" calcext:value-type="string">
            <text:p>38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578485" calcext:value-type="float">
            <text:p>4168578485</text:p>
          </table:table-cell>
          <table:table-cell table:style-name="ce1" office:value-type="string" calcext:value-type="string">
            <text:p>38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693478" calcext:value-type="float">
            <text:p>4129693478</text:p>
          </table:table-cell>
          <table:table-cell table:style-name="ce1" office:value-type="string" calcext:value-type="string">
            <text:p>38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880465" calcext:value-type="float">
            <text:p>4124880465</text:p>
          </table:table-cell>
          <table:table-cell table:style-name="ce1" office:value-type="string" calcext:value-type="string">
            <text:p>39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247631" calcext:value-type="float">
            <text:p>4142247631</text:p>
          </table:table-cell>
          <table:table-cell table:style-name="ce1" office:value-type="string" calcext:value-type="string">
            <text:p>39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001814" calcext:value-type="float">
            <text:p>4167001814</text:p>
          </table:table-cell>
          <table:table-cell table:style-name="ce1" office:value-type="string" calcext:value-type="string">
            <text:p>39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257835" calcext:value-type="float">
            <text:p>4122257835</text:p>
          </table:table-cell>
          <table:table-cell table:style-name="ce1" office:value-type="string" calcext:value-type="string">
            <text:p>39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643551" calcext:value-type="float">
            <text:p>4128643551</text:p>
          </table:table-cell>
          <table:table-cell table:style-name="ce1" office:value-type="string" calcext:value-type="string">
            <text:p>39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718086" calcext:value-type="float">
            <text:p>4168718086</text:p>
          </table:table-cell>
          <table:table-cell table:style-name="ce1" office:value-type="string" calcext:value-type="string">
            <text:p>39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220321" calcext:value-type="float">
            <text:p>4245220321</text:p>
          </table:table-cell>
          <table:table-cell table:style-name="ce1" office:value-type="string" calcext:value-type="string">
            <text:p>39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543347" calcext:value-type="float">
            <text:p>4127543347</text:p>
          </table:table-cell>
          <table:table-cell table:style-name="ce1" office:value-type="string" calcext:value-type="string">
            <text:p>39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214267" calcext:value-type="float">
            <text:p>4147214267</text:p>
          </table:table-cell>
          <table:table-cell table:style-name="ce1" office:value-type="string" calcext:value-type="string">
            <text:p>39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119986" calcext:value-type="float">
            <text:p>4165119986</text:p>
          </table:table-cell>
          <table:table-cell table:style-name="ce1" office:value-type="string" calcext:value-type="string">
            <text:p>39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720557" calcext:value-type="float">
            <text:p>4143720557</text:p>
          </table:table-cell>
          <table:table-cell table:style-name="ce1" office:value-type="string" calcext:value-type="string">
            <text:p>40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733293" calcext:value-type="float">
            <text:p>4123733293</text:p>
          </table:table-cell>
          <table:table-cell table:style-name="ce1" office:value-type="string" calcext:value-type="string">
            <text:p>40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431882" calcext:value-type="float">
            <text:p>4125431882</text:p>
          </table:table-cell>
          <table:table-cell table:style-name="ce1" office:value-type="string" calcext:value-type="string">
            <text:p>40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297436" calcext:value-type="float">
            <text:p>4147297436</text:p>
          </table:table-cell>
          <table:table-cell table:style-name="ce1" office:value-type="string" calcext:value-type="string">
            <text:p>40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894558" calcext:value-type="float">
            <text:p>4123894558</text:p>
          </table:table-cell>
          <table:table-cell table:style-name="ce1" office:value-type="string" calcext:value-type="string">
            <text:p>40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840625" calcext:value-type="float">
            <text:p>4242840625</text:p>
          </table:table-cell>
          <table:table-cell table:style-name="ce1" office:value-type="string" calcext:value-type="string">
            <text:p>40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854555" calcext:value-type="float">
            <text:p>4162854555</text:p>
          </table:table-cell>
          <table:table-cell table:style-name="ce1" office:value-type="string" calcext:value-type="string">
            <text:p>40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201017" calcext:value-type="float">
            <text:p>4141201017</text:p>
          </table:table-cell>
          <table:table-cell table:style-name="ce1" office:value-type="string" calcext:value-type="string">
            <text:p>40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417174" calcext:value-type="float">
            <text:p>4242417174</text:p>
          </table:table-cell>
          <table:table-cell table:style-name="ce1" office:value-type="string" calcext:value-type="string">
            <text:p>40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987562" calcext:value-type="float">
            <text:p>4141987562</text:p>
          </table:table-cell>
          <table:table-cell table:style-name="ce1" office:value-type="string" calcext:value-type="string">
            <text:p>40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284670" calcext:value-type="float">
            <text:p>4243284670</text:p>
          </table:table-cell>
          <table:table-cell table:style-name="ce1" office:value-type="string" calcext:value-type="string">
            <text:p>41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669852" calcext:value-type="float">
            <text:p>4125669852</text:p>
          </table:table-cell>
          <table:table-cell table:style-name="ce1" office:value-type="string" calcext:value-type="string">
            <text:p>41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614180" calcext:value-type="float">
            <text:p>4169614180</text:p>
          </table:table-cell>
          <table:table-cell table:style-name="ce1" office:value-type="string" calcext:value-type="string">
            <text:p>41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496216" calcext:value-type="float">
            <text:p>4123496216</text:p>
          </table:table-cell>
          <table:table-cell table:style-name="ce1" office:value-type="string" calcext:value-type="string">
            <text:p>41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760903" calcext:value-type="float">
            <text:p>4129760903</text:p>
          </table:table-cell>
          <table:table-cell table:style-name="ce1" office:value-type="string" calcext:value-type="string">
            <text:p>41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882105" calcext:value-type="float">
            <text:p>4243882105</text:p>
          </table:table-cell>
          <table:table-cell table:style-name="ce1" office:value-type="string" calcext:value-type="string">
            <text:p>41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513883" calcext:value-type="float">
            <text:p>4123513883</text:p>
          </table:table-cell>
          <table:table-cell table:style-name="ce1" office:value-type="string" calcext:value-type="string">
            <text:p>41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4441398" calcext:value-type="float">
            <text:p>4164441398</text:p>
          </table:table-cell>
          <table:table-cell table:style-name="ce1" office:value-type="string" calcext:value-type="string">
            <text:p>41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1238676" calcext:value-type="float">
            <text:p>4161238676</text:p>
          </table:table-cell>
          <table:table-cell table:style-name="ce1" office:value-type="string" calcext:value-type="string">
            <text:p>41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411479" calcext:value-type="float">
            <text:p>4127411479</text:p>
          </table:table-cell>
          <table:table-cell table:style-name="ce1" office:value-type="string" calcext:value-type="string">
            <text:p>41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893357" calcext:value-type="float">
            <text:p>4143893357</text:p>
          </table:table-cell>
          <table:table-cell table:style-name="ce1" office:value-type="string" calcext:value-type="string">
            <text:p>42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505241" calcext:value-type="float">
            <text:p>4165505241</text:p>
          </table:table-cell>
          <table:table-cell table:style-name="ce1" office:value-type="string" calcext:value-type="string">
            <text:p>42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135591" calcext:value-type="float">
            <text:p>4128135591</text:p>
          </table:table-cell>
          <table:table-cell table:style-name="ce1" office:value-type="string" calcext:value-type="string">
            <text:p>42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980780" calcext:value-type="float">
            <text:p>4168980780</text:p>
          </table:table-cell>
          <table:table-cell table:style-name="ce1" office:value-type="string" calcext:value-type="string">
            <text:p>42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226383" calcext:value-type="float">
            <text:p>4128226383</text:p>
          </table:table-cell>
          <table:table-cell table:style-name="ce1" office:value-type="string" calcext:value-type="string">
            <text:p>42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805361" calcext:value-type="float">
            <text:p>4124805361</text:p>
          </table:table-cell>
          <table:table-cell table:style-name="ce1" office:value-type="string" calcext:value-type="string">
            <text:p>42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952352" calcext:value-type="float">
            <text:p>4125952352</text:p>
          </table:table-cell>
          <table:table-cell table:style-name="ce1" office:value-type="string" calcext:value-type="string">
            <text:p>42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079338" calcext:value-type="float">
            <text:p>4241079338</text:p>
          </table:table-cell>
          <table:table-cell table:style-name="ce1" office:value-type="string" calcext:value-type="string">
            <text:p>42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968522" calcext:value-type="float">
            <text:p>4243968522</text:p>
          </table:table-cell>
          <table:table-cell table:style-name="ce1" office:value-type="string" calcext:value-type="string">
            <text:p>42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881181" calcext:value-type="float">
            <text:p>4141881181</text:p>
          </table:table-cell>
          <table:table-cell table:style-name="ce1" office:value-type="string" calcext:value-type="string">
            <text:p>42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366790" calcext:value-type="float">
            <text:p>4162366790</text:p>
          </table:table-cell>
          <table:table-cell table:style-name="ce1" office:value-type="string" calcext:value-type="string">
            <text:p>43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715525" calcext:value-type="float">
            <text:p>4165715525</text:p>
          </table:table-cell>
          <table:table-cell table:style-name="ce1" office:value-type="string" calcext:value-type="string">
            <text:p>43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8064146" calcext:value-type="float">
            <text:p>4248064146</text:p>
          </table:table-cell>
          <table:table-cell table:style-name="ce1" office:value-type="string" calcext:value-type="string">
            <text:p>43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662495" calcext:value-type="float">
            <text:p>4124662495</text:p>
          </table:table-cell>
          <table:table-cell table:style-name="ce1" office:value-type="string" calcext:value-type="string">
            <text:p>43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4850099" calcext:value-type="float">
            <text:p>4164850099</text:p>
          </table:table-cell>
          <table:table-cell table:style-name="ce1" office:value-type="string" calcext:value-type="string">
            <text:p>43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931847" calcext:value-type="float">
            <text:p>4168931847</text:p>
          </table:table-cell>
          <table:table-cell table:style-name="ce1" office:value-type="string" calcext:value-type="string">
            <text:p>43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4163394" calcext:value-type="float">
            <text:p>4164163394</text:p>
          </table:table-cell>
          <table:table-cell table:style-name="ce1" office:value-type="string" calcext:value-type="string">
            <text:p>43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8901548" calcext:value-type="float">
            <text:p>4248901548</text:p>
          </table:table-cell>
          <table:table-cell table:style-name="ce1" office:value-type="string" calcext:value-type="string">
            <text:p>43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609223" calcext:value-type="float">
            <text:p>4147609223</text:p>
          </table:table-cell>
          <table:table-cell table:style-name="ce1" office:value-type="string" calcext:value-type="string">
            <text:p>43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147844" calcext:value-type="float">
            <text:p>4241147844</text:p>
          </table:table-cell>
          <table:table-cell table:style-name="ce1" office:value-type="string" calcext:value-type="string">
            <text:p>43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6123390" calcext:value-type="float">
            <text:p>4246123390</text:p>
          </table:table-cell>
          <table:table-cell table:style-name="ce1" office:value-type="string" calcext:value-type="string">
            <text:p>44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651863" calcext:value-type="float">
            <text:p>4128651863</text:p>
          </table:table-cell>
          <table:table-cell table:style-name="ce1" office:value-type="string" calcext:value-type="string">
            <text:p>44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775404" calcext:value-type="float">
            <text:p>4144775404</text:p>
          </table:table-cell>
          <table:table-cell table:style-name="ce1" office:value-type="string" calcext:value-type="string">
            <text:p>44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579207" calcext:value-type="float">
            <text:p>4122579207</text:p>
          </table:table-cell>
          <table:table-cell table:style-name="ce1" office:value-type="string" calcext:value-type="string">
            <text:p>44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4704370" calcext:value-type="float">
            <text:p>4164704370</text:p>
          </table:table-cell>
          <table:table-cell table:style-name="ce1" office:value-type="string" calcext:value-type="string">
            <text:p>44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547392" calcext:value-type="float">
            <text:p>4162547392</text:p>
          </table:table-cell>
          <table:table-cell table:style-name="ce1" office:value-type="string" calcext:value-type="string">
            <text:p>44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015364" calcext:value-type="float">
            <text:p>4243015364</text:p>
          </table:table-cell>
          <table:table-cell table:style-name="ce1" office:value-type="string" calcext:value-type="string">
            <text:p>44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828723" calcext:value-type="float">
            <text:p>4141828723</text:p>
          </table:table-cell>
          <table:table-cell table:style-name="ce1" office:value-type="string" calcext:value-type="string">
            <text:p>44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290411" calcext:value-type="float">
            <text:p>4124290411</text:p>
          </table:table-cell>
          <table:table-cell table:style-name="ce1" office:value-type="string" calcext:value-type="string">
            <text:p>44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182991" calcext:value-type="float">
            <text:p>4245182991</text:p>
          </table:table-cell>
          <table:table-cell table:style-name="ce1" office:value-type="string" calcext:value-type="string">
            <text:p>44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631371" calcext:value-type="float">
            <text:p>4148631371</text:p>
          </table:table-cell>
          <table:table-cell table:style-name="ce1" office:value-type="string" calcext:value-type="string">
            <text:p>45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575919" calcext:value-type="float">
            <text:p>4242575919</text:p>
          </table:table-cell>
          <table:table-cell table:style-name="ce1" office:value-type="string" calcext:value-type="string">
            <text:p>45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856518" calcext:value-type="float">
            <text:p>4247856518</text:p>
          </table:table-cell>
          <table:table-cell table:style-name="ce1" office:value-type="string" calcext:value-type="string">
            <text:p>45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395471" calcext:value-type="float">
            <text:p>4166395471</text:p>
          </table:table-cell>
          <table:table-cell table:style-name="ce1" office:value-type="string" calcext:value-type="string">
            <text:p>45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956842" calcext:value-type="float">
            <text:p>4122956842</text:p>
          </table:table-cell>
          <table:table-cell table:style-name="ce1" office:value-type="string" calcext:value-type="string">
            <text:p>45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342678" calcext:value-type="float">
            <text:p>4243342678</text:p>
          </table:table-cell>
          <table:table-cell table:style-name="ce1" office:value-type="string" calcext:value-type="string">
            <text:p>45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040396" calcext:value-type="float">
            <text:p>4124040396</text:p>
          </table:table-cell>
          <table:table-cell table:style-name="ce1" office:value-type="string" calcext:value-type="string">
            <text:p>45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821547" calcext:value-type="float">
            <text:p>4162821547</text:p>
          </table:table-cell>
          <table:table-cell table:style-name="ce1" office:value-type="string" calcext:value-type="string">
            <text:p>45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6810824" calcext:value-type="float">
            <text:p>4246810824</text:p>
          </table:table-cell>
          <table:table-cell table:style-name="ce1" office:value-type="string" calcext:value-type="string">
            <text:p>45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1257898" calcext:value-type="float">
            <text:p>4121257898</text:p>
          </table:table-cell>
          <table:table-cell table:style-name="ce1" office:value-type="string" calcext:value-type="string">
            <text:p>45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144245" calcext:value-type="float">
            <text:p>4166144245</text:p>
          </table:table-cell>
          <table:table-cell table:style-name="ce1" office:value-type="string" calcext:value-type="string">
            <text:p>46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898856" calcext:value-type="float">
            <text:p>4122898856</text:p>
          </table:table-cell>
          <table:table-cell table:style-name="ce1" office:value-type="string" calcext:value-type="string">
            <text:p>46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799275" calcext:value-type="float">
            <text:p>4123799275</text:p>
          </table:table-cell>
          <table:table-cell table:style-name="ce1" office:value-type="string" calcext:value-type="string">
            <text:p>46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798918" calcext:value-type="float">
            <text:p>4168798918</text:p>
          </table:table-cell>
          <table:table-cell table:style-name="ce1" office:value-type="string" calcext:value-type="string">
            <text:p>46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698974" calcext:value-type="float">
            <text:p>4127698974</text:p>
          </table:table-cell>
          <table:table-cell table:style-name="ce1" office:value-type="string" calcext:value-type="string">
            <text:p>46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017548" calcext:value-type="float">
            <text:p>4147017548</text:p>
          </table:table-cell>
          <table:table-cell table:style-name="ce1" office:value-type="string" calcext:value-type="string">
            <text:p>46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352180" calcext:value-type="float">
            <text:p>4149352180</text:p>
          </table:table-cell>
          <table:table-cell table:style-name="ce1" office:value-type="string" calcext:value-type="string">
            <text:p>46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976768" calcext:value-type="float">
            <text:p>4128976768</text:p>
          </table:table-cell>
          <table:table-cell table:style-name="ce1" office:value-type="string" calcext:value-type="string">
            <text:p>46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939159" calcext:value-type="float">
            <text:p>4169939159</text:p>
          </table:table-cell>
          <table:table-cell table:style-name="ce1" office:value-type="string" calcext:value-type="string">
            <text:p>46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872303" calcext:value-type="float">
            <text:p>4166872303</text:p>
          </table:table-cell>
          <table:table-cell table:style-name="ce1" office:value-type="string" calcext:value-type="string">
            <text:p>46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478470" calcext:value-type="float">
            <text:p>4245478470</text:p>
          </table:table-cell>
          <table:table-cell table:style-name="ce1" office:value-type="string" calcext:value-type="string">
            <text:p>47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187140" calcext:value-type="float">
            <text:p>4168187140</text:p>
          </table:table-cell>
          <table:table-cell table:style-name="ce1" office:value-type="string" calcext:value-type="string">
            <text:p>47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062644" calcext:value-type="float">
            <text:p>4142062644</text:p>
          </table:table-cell>
          <table:table-cell table:style-name="ce1" office:value-type="string" calcext:value-type="string">
            <text:p>47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4062787" calcext:value-type="float">
            <text:p>4164062787</text:p>
          </table:table-cell>
          <table:table-cell table:style-name="ce1" office:value-type="string" calcext:value-type="string">
            <text:p>47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425385" calcext:value-type="float">
            <text:p>4169425385</text:p>
          </table:table-cell>
          <table:table-cell table:style-name="ce1" office:value-type="string" calcext:value-type="string">
            <text:p>47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854880" calcext:value-type="float">
            <text:p>4148854880</text:p>
          </table:table-cell>
          <table:table-cell table:style-name="ce1" office:value-type="string" calcext:value-type="string">
            <text:p>47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6609073" calcext:value-type="float">
            <text:p>4246609073</text:p>
          </table:table-cell>
          <table:table-cell table:style-name="ce1" office:value-type="string" calcext:value-type="string">
            <text:p>47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595505" calcext:value-type="float">
            <text:p>4165595505</text:p>
          </table:table-cell>
          <table:table-cell table:style-name="ce1" office:value-type="string" calcext:value-type="string">
            <text:p>47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915216" calcext:value-type="float">
            <text:p>4141915216</text:p>
          </table:table-cell>
          <table:table-cell table:style-name="ce1" office:value-type="string" calcext:value-type="string">
            <text:p>47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385460" calcext:value-type="float">
            <text:p>4149385460</text:p>
          </table:table-cell>
          <table:table-cell table:style-name="ce1" office:value-type="string" calcext:value-type="string">
            <text:p>47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705163" calcext:value-type="float">
            <text:p>4168705163</text:p>
          </table:table-cell>
          <table:table-cell table:style-name="ce1" office:value-type="string" calcext:value-type="string">
            <text:p>48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101433" calcext:value-type="float">
            <text:p>4141101433</text:p>
          </table:table-cell>
          <table:table-cell table:style-name="ce1" office:value-type="string" calcext:value-type="string">
            <text:p>48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375312" calcext:value-type="float">
            <text:p>4247375312</text:p>
          </table:table-cell>
          <table:table-cell table:style-name="ce1" office:value-type="string" calcext:value-type="string">
            <text:p>48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182811" calcext:value-type="float">
            <text:p>4165182811</text:p>
          </table:table-cell>
          <table:table-cell table:style-name="ce1" office:value-type="string" calcext:value-type="string">
            <text:p>48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928176" calcext:value-type="float">
            <text:p>4128928176</text:p>
          </table:table-cell>
          <table:table-cell table:style-name="ce1" office:value-type="string" calcext:value-type="string">
            <text:p>48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901161" calcext:value-type="float">
            <text:p>4124901161</text:p>
          </table:table-cell>
          <table:table-cell table:style-name="ce1" office:value-type="string" calcext:value-type="string">
            <text:p>48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515470" calcext:value-type="float">
            <text:p>4149515470</text:p>
          </table:table-cell>
          <table:table-cell table:style-name="ce1" office:value-type="string" calcext:value-type="string">
            <text:p>48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541711" calcext:value-type="float">
            <text:p>4127541711</text:p>
          </table:table-cell>
          <table:table-cell table:style-name="ce1" office:value-type="string" calcext:value-type="string">
            <text:p>48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062128" calcext:value-type="float">
            <text:p>4143062128</text:p>
          </table:table-cell>
          <table:table-cell table:style-name="ce1" office:value-type="string" calcext:value-type="string">
            <text:p>48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6957788" calcext:value-type="float">
            <text:p>4146957788</text:p>
          </table:table-cell>
          <table:table-cell table:style-name="ce1" office:value-type="string" calcext:value-type="string">
            <text:p>48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6138011" calcext:value-type="float">
            <text:p>4146138011</text:p>
          </table:table-cell>
          <table:table-cell table:style-name="ce1" office:value-type="string" calcext:value-type="string">
            <text:p>49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6930226" calcext:value-type="float">
            <text:p>4126930226</text:p>
          </table:table-cell>
          <table:table-cell table:style-name="ce1" office:value-type="string" calcext:value-type="string">
            <text:p>49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673249" calcext:value-type="float">
            <text:p>4241673249</text:p>
          </table:table-cell>
          <table:table-cell table:style-name="ce1" office:value-type="string" calcext:value-type="string">
            <text:p>49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1867087" calcext:value-type="float">
            <text:p>4161867087</text:p>
          </table:table-cell>
          <table:table-cell table:style-name="ce1" office:value-type="string" calcext:value-type="string">
            <text:p>49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1875633" calcext:value-type="float">
            <text:p>4161875633</text:p>
          </table:table-cell>
          <table:table-cell table:style-name="ce1" office:value-type="string" calcext:value-type="string">
            <text:p>49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539214" calcext:value-type="float">
            <text:p>4129539214</text:p>
          </table:table-cell>
          <table:table-cell table:style-name="ce1" office:value-type="string" calcext:value-type="string">
            <text:p>49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591614" calcext:value-type="float">
            <text:p>4149591614</text:p>
          </table:table-cell>
          <table:table-cell table:style-name="ce1" office:value-type="string" calcext:value-type="string">
            <text:p>49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874938" calcext:value-type="float">
            <text:p>4127874938</text:p>
          </table:table-cell>
          <table:table-cell table:style-name="ce1" office:value-type="string" calcext:value-type="string">
            <text:p>49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185820" calcext:value-type="float">
            <text:p>4142185820</text:p>
          </table:table-cell>
          <table:table-cell table:style-name="ce1" office:value-type="string" calcext:value-type="string">
            <text:p>49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261604" calcext:value-type="float">
            <text:p>4169261604</text:p>
          </table:table-cell>
          <table:table-cell table:style-name="ce1" office:value-type="string" calcext:value-type="string">
            <text:p>49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8653910" calcext:value-type="float">
            <text:p>4248653910</text:p>
          </table:table-cell>
          <table:table-cell table:style-name="ce1" office:value-type="string" calcext:value-type="string">
            <text:p>50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1248991" calcext:value-type="float">
            <text:p>4161248991</text:p>
          </table:table-cell>
          <table:table-cell table:style-name="ce1" office:value-type="string" calcext:value-type="string">
            <text:p>50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762018" calcext:value-type="float">
            <text:p>4242762018</text:p>
          </table:table-cell>
          <table:table-cell table:style-name="ce1" office:value-type="string" calcext:value-type="string">
            <text:p>50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436970" calcext:value-type="float">
            <text:p>4245436970</text:p>
          </table:table-cell>
          <table:table-cell table:style-name="ce1" office:value-type="string" calcext:value-type="string">
            <text:p>50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193829" calcext:value-type="float">
            <text:p>4247193829</text:p>
          </table:table-cell>
          <table:table-cell table:style-name="ce1" office:value-type="string" calcext:value-type="string">
            <text:p>50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508935" calcext:value-type="float">
            <text:p>4123508935</text:p>
          </table:table-cell>
          <table:table-cell table:style-name="ce1" office:value-type="string" calcext:value-type="string">
            <text:p>50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816906" calcext:value-type="float">
            <text:p>4144816906</text:p>
          </table:table-cell>
          <table:table-cell table:style-name="ce1" office:value-type="string" calcext:value-type="string">
            <text:p>50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077068" calcext:value-type="float">
            <text:p>4148077068</text:p>
          </table:table-cell>
          <table:table-cell table:style-name="ce1" office:value-type="string" calcext:value-type="string">
            <text:p>50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803745" calcext:value-type="float">
            <text:p>4247803745</text:p>
          </table:table-cell>
          <table:table-cell table:style-name="ce1" office:value-type="string" calcext:value-type="string">
            <text:p>50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195185" calcext:value-type="float">
            <text:p>4141195185</text:p>
          </table:table-cell>
          <table:table-cell table:style-name="ce1" office:value-type="string" calcext:value-type="string">
            <text:p>50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9721338" calcext:value-type="float">
            <text:p>4249721338</text:p>
          </table:table-cell>
          <table:table-cell table:style-name="ce1" office:value-type="string" calcext:value-type="string">
            <text:p>51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562933" calcext:value-type="float">
            <text:p>4122562933</text:p>
          </table:table-cell>
          <table:table-cell table:style-name="ce1" office:value-type="string" calcext:value-type="string">
            <text:p>51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127231" calcext:value-type="float">
            <text:p>4127127231</text:p>
          </table:table-cell>
          <table:table-cell table:style-name="ce1" office:value-type="string" calcext:value-type="string">
            <text:p>51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908726" calcext:value-type="float">
            <text:p>4245908726</text:p>
          </table:table-cell>
          <table:table-cell table:style-name="ce1" office:value-type="string" calcext:value-type="string">
            <text:p>51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209402" calcext:value-type="float">
            <text:p>4128209402</text:p>
          </table:table-cell>
          <table:table-cell table:style-name="ce1" office:value-type="string" calcext:value-type="string">
            <text:p>51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8840974" calcext:value-type="float">
            <text:p>4248840974</text:p>
          </table:table-cell>
          <table:table-cell table:style-name="ce1" office:value-type="string" calcext:value-type="string">
            <text:p>51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647510" calcext:value-type="float">
            <text:p>4166647510</text:p>
          </table:table-cell>
          <table:table-cell table:style-name="ce1" office:value-type="string" calcext:value-type="string">
            <text:p>51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437244" calcext:value-type="float">
            <text:p>4166437244</text:p>
          </table:table-cell>
          <table:table-cell table:style-name="ce1" office:value-type="string" calcext:value-type="string">
            <text:p>51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891210" calcext:value-type="float">
            <text:p>4168891210</text:p>
          </table:table-cell>
          <table:table-cell table:style-name="ce1" office:value-type="string" calcext:value-type="string">
            <text:p>51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216797" calcext:value-type="float">
            <text:p>4124216797</text:p>
          </table:table-cell>
          <table:table-cell table:style-name="ce1" office:value-type="string" calcext:value-type="string">
            <text:p>51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670527" calcext:value-type="float">
            <text:p>4166670527</text:p>
          </table:table-cell>
          <table:table-cell table:style-name="ce1" office:value-type="string" calcext:value-type="string">
            <text:p>52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119462" calcext:value-type="float">
            <text:p>4167119462</text:p>
          </table:table-cell>
          <table:table-cell table:style-name="ce1" office:value-type="string" calcext:value-type="string">
            <text:p>52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4769912" calcext:value-type="float">
            <text:p>4164769912</text:p>
          </table:table-cell>
          <table:table-cell table:style-name="ce1" office:value-type="string" calcext:value-type="string">
            <text:p>52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6944289" calcext:value-type="float">
            <text:p>4246944289</text:p>
          </table:table-cell>
          <table:table-cell table:style-name="ce1" office:value-type="string" calcext:value-type="string">
            <text:p>52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152495" calcext:value-type="float">
            <text:p>4167152495</text:p>
          </table:table-cell>
          <table:table-cell table:style-name="ce1" office:value-type="string" calcext:value-type="string">
            <text:p>52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411937" calcext:value-type="float">
            <text:p>4241411937</text:p>
          </table:table-cell>
          <table:table-cell table:style-name="ce1" office:value-type="string" calcext:value-type="string">
            <text:p>52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982529" calcext:value-type="float">
            <text:p>4165982529</text:p>
          </table:table-cell>
          <table:table-cell table:style-name="ce1" office:value-type="string" calcext:value-type="string">
            <text:p>52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170994" calcext:value-type="float">
            <text:p>4129170994</text:p>
          </table:table-cell>
          <table:table-cell table:style-name="ce1" office:value-type="string" calcext:value-type="string">
            <text:p>52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409213" calcext:value-type="float">
            <text:p>4169409213</text:p>
          </table:table-cell>
          <table:table-cell table:style-name="ce1" office:value-type="string" calcext:value-type="string">
            <text:p>52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1217929" calcext:value-type="float">
            <text:p>4121217929</text:p>
          </table:table-cell>
          <table:table-cell table:style-name="ce1" office:value-type="string" calcext:value-type="string">
            <text:p>52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142096" calcext:value-type="float">
            <text:p>4143142096</text:p>
          </table:table-cell>
          <table:table-cell table:style-name="ce1" office:value-type="string" calcext:value-type="string">
            <text:p>53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466014" calcext:value-type="float">
            <text:p>4162466014</text:p>
          </table:table-cell>
          <table:table-cell table:style-name="ce1" office:value-type="string" calcext:value-type="string">
            <text:p>53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8895543" calcext:value-type="float">
            <text:p>4248895543</text:p>
          </table:table-cell>
          <table:table-cell table:style-name="ce1" office:value-type="string" calcext:value-type="string">
            <text:p>53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722263" calcext:value-type="float">
            <text:p>4122722263</text:p>
          </table:table-cell>
          <table:table-cell table:style-name="ce1" office:value-type="string" calcext:value-type="string">
            <text:p>53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459616" calcext:value-type="float">
            <text:p>4142459616</text:p>
          </table:table-cell>
          <table:table-cell table:style-name="ce1" office:value-type="string" calcext:value-type="string">
            <text:p>53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101751" calcext:value-type="float">
            <text:p>4142101751</text:p>
          </table:table-cell>
          <table:table-cell table:style-name="ce1" office:value-type="string" calcext:value-type="string">
            <text:p>53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6107939" calcext:value-type="float">
            <text:p>4126107939</text:p>
          </table:table-cell>
          <table:table-cell table:style-name="ce1" office:value-type="string" calcext:value-type="string">
            <text:p>53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033932" calcext:value-type="float">
            <text:p>4162033932</text:p>
          </table:table-cell>
          <table:table-cell table:style-name="ce1" office:value-type="string" calcext:value-type="string">
            <text:p>53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245264" calcext:value-type="float">
            <text:p>4243245264</text:p>
          </table:table-cell>
          <table:table-cell table:style-name="ce1" office:value-type="string" calcext:value-type="string">
            <text:p>53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680923" calcext:value-type="float">
            <text:p>4147680923</text:p>
          </table:table-cell>
          <table:table-cell table:style-name="ce1" office:value-type="string" calcext:value-type="string">
            <text:p>53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990843" calcext:value-type="float">
            <text:p>4163990843</text:p>
          </table:table-cell>
          <table:table-cell table:style-name="ce1" office:value-type="string" calcext:value-type="string">
            <text:p>54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374087" calcext:value-type="float">
            <text:p>4122374087</text:p>
          </table:table-cell>
          <table:table-cell table:style-name="ce1" office:value-type="string" calcext:value-type="string">
            <text:p>54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381319" calcext:value-type="float">
            <text:p>4162381319</text:p>
          </table:table-cell>
          <table:table-cell table:style-name="ce1" office:value-type="string" calcext:value-type="string">
            <text:p>54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203813" calcext:value-type="float">
            <text:p>4148203813</text:p>
          </table:table-cell>
          <table:table-cell table:style-name="ce1" office:value-type="string" calcext:value-type="string">
            <text:p>54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458582" calcext:value-type="float">
            <text:p>4124458582</text:p>
          </table:table-cell>
          <table:table-cell table:style-name="ce1" office:value-type="string" calcext:value-type="string">
            <text:p>54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119323" calcext:value-type="float">
            <text:p>4127119323</text:p>
          </table:table-cell>
          <table:table-cell table:style-name="ce1" office:value-type="string" calcext:value-type="string">
            <text:p>54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670406" calcext:value-type="float">
            <text:p>4122670406</text:p>
          </table:table-cell>
          <table:table-cell table:style-name="ce1" office:value-type="string" calcext:value-type="string">
            <text:p>54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6281650" calcext:value-type="float">
            <text:p>4146281650</text:p>
          </table:table-cell>
          <table:table-cell table:style-name="ce1" office:value-type="string" calcext:value-type="string">
            <text:p>54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114766" calcext:value-type="float">
            <text:p>4168114766</text:p>
          </table:table-cell>
          <table:table-cell table:style-name="ce1" office:value-type="string" calcext:value-type="string">
            <text:p>54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6421555" calcext:value-type="float">
            <text:p>4146421555</text:p>
          </table:table-cell>
          <table:table-cell table:style-name="ce1" office:value-type="string" calcext:value-type="string">
            <text:p>54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781463" calcext:value-type="float">
            <text:p>4163781463</text:p>
          </table:table-cell>
          <table:table-cell table:style-name="ce1" office:value-type="string" calcext:value-type="string">
            <text:p>55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587403" calcext:value-type="float">
            <text:p>4148587403</text:p>
          </table:table-cell>
          <table:table-cell table:style-name="ce1" office:value-type="string" calcext:value-type="string">
            <text:p>55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455506" calcext:value-type="float">
            <text:p>4129455506</text:p>
          </table:table-cell>
          <table:table-cell table:style-name="ce1" office:value-type="string" calcext:value-type="string">
            <text:p>55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053323" calcext:value-type="float">
            <text:p>4169053323</text:p>
          </table:table-cell>
          <table:table-cell table:style-name="ce1" office:value-type="string" calcext:value-type="string">
            <text:p>55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5214543" calcext:value-type="float">
            <text:p>4145214543</text:p>
          </table:table-cell>
          <table:table-cell table:style-name="ce1" office:value-type="string" calcext:value-type="string">
            <text:p>55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122640" calcext:value-type="float">
            <text:p>4148122640</text:p>
          </table:table-cell>
          <table:table-cell table:style-name="ce1" office:value-type="string" calcext:value-type="string">
            <text:p>55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6784460" calcext:value-type="float">
            <text:p>4246784460</text:p>
          </table:table-cell>
          <table:table-cell table:style-name="ce1" office:value-type="string" calcext:value-type="string">
            <text:p>55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684184" calcext:value-type="float">
            <text:p>4168684184</text:p>
          </table:table-cell>
          <table:table-cell table:style-name="ce1" office:value-type="string" calcext:value-type="string">
            <text:p>55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016387" calcext:value-type="float">
            <text:p>4169016387</text:p>
          </table:table-cell>
          <table:table-cell table:style-name="ce1" office:value-type="string" calcext:value-type="string">
            <text:p>55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028971" calcext:value-type="float">
            <text:p>4163028971</text:p>
          </table:table-cell>
          <table:table-cell table:style-name="ce1" office:value-type="string" calcext:value-type="string">
            <text:p>55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460134" calcext:value-type="float">
            <text:p>4149460134</text:p>
          </table:table-cell>
          <table:table-cell table:style-name="ce1" office:value-type="string" calcext:value-type="string">
            <text:p>56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930012" calcext:value-type="float">
            <text:p>4162930012</text:p>
          </table:table-cell>
          <table:table-cell table:style-name="ce1" office:value-type="string" calcext:value-type="string">
            <text:p>56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815168" calcext:value-type="float">
            <text:p>4149815168</text:p>
          </table:table-cell>
          <table:table-cell table:style-name="ce1" office:value-type="string" calcext:value-type="string">
            <text:p>56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285388" calcext:value-type="float">
            <text:p>4169285388</text:p>
          </table:table-cell>
          <table:table-cell table:style-name="ce1" office:value-type="string" calcext:value-type="string">
            <text:p>56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456254" calcext:value-type="float">
            <text:p>4144456254</text:p>
          </table:table-cell>
          <table:table-cell table:style-name="ce1" office:value-type="string" calcext:value-type="string">
            <text:p>56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1718315" calcext:value-type="float">
            <text:p>4161718315</text:p>
          </table:table-cell>
          <table:table-cell table:style-name="ce1" office:value-type="string" calcext:value-type="string">
            <text:p>56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421050" calcext:value-type="float">
            <text:p>4241421050</text:p>
          </table:table-cell>
          <table:table-cell table:style-name="ce1" office:value-type="string" calcext:value-type="string">
            <text:p>56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636525" calcext:value-type="float">
            <text:p>4122636525</text:p>
          </table:table-cell>
          <table:table-cell table:style-name="ce1" office:value-type="string" calcext:value-type="string">
            <text:p>56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456789" calcext:value-type="float">
            <text:p>4167456789</text:p>
          </table:table-cell>
          <table:table-cell table:style-name="ce1" office:value-type="string" calcext:value-type="string">
            <text:p>56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5959366" calcext:value-type="float">
            <text:p>4145959366</text:p>
          </table:table-cell>
          <table:table-cell table:style-name="ce1" office:value-type="string" calcext:value-type="string">
            <text:p>56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190123" calcext:value-type="float">
            <text:p>4241190123</text:p>
          </table:table-cell>
          <table:table-cell table:style-name="ce1" office:value-type="string" calcext:value-type="string">
            <text:p>57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482257" calcext:value-type="float">
            <text:p>4165482257</text:p>
          </table:table-cell>
          <table:table-cell table:style-name="ce1" office:value-type="string" calcext:value-type="string">
            <text:p>57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701027" calcext:value-type="float">
            <text:p>4148701027</text:p>
          </table:table-cell>
          <table:table-cell table:style-name="ce1" office:value-type="string" calcext:value-type="string">
            <text:p>57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9432621" calcext:value-type="float">
            <text:p>4249432621</text:p>
          </table:table-cell>
          <table:table-cell table:style-name="ce1" office:value-type="string" calcext:value-type="string">
            <text:p>57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303538" calcext:value-type="float">
            <text:p>4127303538</text:p>
          </table:table-cell>
          <table:table-cell table:style-name="ce1" office:value-type="string" calcext:value-type="string">
            <text:p>57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518594" calcext:value-type="float">
            <text:p>4148518594</text:p>
          </table:table-cell>
          <table:table-cell table:style-name="ce1" office:value-type="string" calcext:value-type="string">
            <text:p>57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6278915" calcext:value-type="float">
            <text:p>4146278915</text:p>
          </table:table-cell>
          <table:table-cell table:style-name="ce1" office:value-type="string" calcext:value-type="string">
            <text:p>57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8010848" calcext:value-type="float">
            <text:p>4248010848</text:p>
          </table:table-cell>
          <table:table-cell table:style-name="ce1" office:value-type="string" calcext:value-type="string">
            <text:p>57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797373" calcext:value-type="float">
            <text:p>4169797373</text:p>
          </table:table-cell>
          <table:table-cell table:style-name="ce1" office:value-type="string" calcext:value-type="string">
            <text:p>57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1378333" calcext:value-type="float">
            <text:p>4161378333</text:p>
          </table:table-cell>
          <table:table-cell table:style-name="ce1" office:value-type="string" calcext:value-type="string">
            <text:p>57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5035348" calcext:value-type="float">
            <text:p>4145035348</text:p>
          </table:table-cell>
          <table:table-cell table:style-name="ce1" office:value-type="string" calcext:value-type="string">
            <text:p>58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936483" calcext:value-type="float">
            <text:p>4149936483</text:p>
          </table:table-cell>
          <table:table-cell table:style-name="ce1" office:value-type="string" calcext:value-type="string">
            <text:p>58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639631" calcext:value-type="float">
            <text:p>4241639631</text:p>
          </table:table-cell>
          <table:table-cell table:style-name="ce1" office:value-type="string" calcext:value-type="string">
            <text:p>58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273379" calcext:value-type="float">
            <text:p>4148273379</text:p>
          </table:table-cell>
          <table:table-cell table:style-name="ce1" office:value-type="string" calcext:value-type="string">
            <text:p>58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855237" calcext:value-type="float">
            <text:p>4125855237</text:p>
          </table:table-cell>
          <table:table-cell table:style-name="ce1" office:value-type="string" calcext:value-type="string">
            <text:p>58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757566" calcext:value-type="float">
            <text:p>4122757566</text:p>
          </table:table-cell>
          <table:table-cell table:style-name="ce1" office:value-type="string" calcext:value-type="string">
            <text:p>58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560758" calcext:value-type="float">
            <text:p>4128560758</text:p>
          </table:table-cell>
          <table:table-cell table:style-name="ce1" office:value-type="string" calcext:value-type="string">
            <text:p>58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1651891" calcext:value-type="float">
            <text:p>4161651891</text:p>
          </table:table-cell>
          <table:table-cell table:style-name="ce1" office:value-type="string" calcext:value-type="string">
            <text:p>58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531007" calcext:value-type="float">
            <text:p>4127531007</text:p>
          </table:table-cell>
          <table:table-cell table:style-name="ce1" office:value-type="string" calcext:value-type="string">
            <text:p>58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213703" calcext:value-type="float">
            <text:p>4165213703</text:p>
          </table:table-cell>
          <table:table-cell table:style-name="ce1" office:value-type="string" calcext:value-type="string">
            <text:p>58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8511793" calcext:value-type="float">
            <text:p>4248511793</text:p>
          </table:table-cell>
          <table:table-cell table:style-name="ce1" office:value-type="string" calcext:value-type="string">
            <text:p>590);</text:p>
          </table:table-cell>
          <table:table-cell table:number-columns-repeated="1019"/>
        </table:table-row>
        <table:table-row table:style-name="ro2" table:number-rows-repeated="10479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mbres" table:style-name="ta6">
        <table:table-column table:style-name="co26" table:number-columns-repeated="3" table:default-cell-style-name="Default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26" table:number-columns-repeated="4" table:default-cell-style-name="Default"/>
        <table:table-column table:style-name="co30" table:default-cell-style-name="ce1"/>
        <table:table-column table:style-name="co26" table:number-columns-repeated="1012" table:default-cell-style-name="Default"/>
        <table:table-row table:style-name="ro2">
          <table:table-cell table:number-columns-repeated="2"/>
          <table:table-cell table:style-name="ce1" office:value-type="string" calcext:value-type="string">
            <text:p>CEDULA</text:p>
          </table:table-cell>
          <table:table-cell office:value-type="string" calcext:value-type="string">
            <text:p>primer_nombre</text:p>
          </table:table-cell>
          <table:table-cell office:value-type="string" calcext:value-type="string">
            <text:p>segundo_nombre</text:p>
          </table:table-cell>
          <table:table-cell office:value-type="string" calcext:value-type="string">
            <text:p>primer_apellido</text:p>
          </table:table-cell>
          <table:table-cell office:value-type="string" calcext:value-type="string">
            <text:p>segundo_apellido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184080" calcext:value-type="float">
            <text:p>31184080</text:p>
          </table:table-cell>
          <table:table-cell office:value-type="string" calcext:value-type="string">
            <text:p>'Abelardo'</text:p>
          </table:table-cell>
          <table:table-cell office:value-type="string" calcext:value-type="string">
            <text:p>'Maximo'</text:p>
          </table:table-cell>
          <table:table-cell table:number-columns-repeated="2" office:value-type="string" calcext:value-type="string">
            <text:p>'Zuniga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9-8-25'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346416" calcext:value-type="float">
            <text:p>23346416</text:p>
          </table:table-cell>
          <table:table-cell office:value-type="string" calcext:value-type="string">
            <text:p>'Abigail'</text:p>
          </table:table-cell>
          <table:table-cell office:value-type="string" calcext:value-type="string">
            <text:p>'Soledad'</text:p>
          </table:table-cell>
          <table:table-cell table:number-columns-repeated="2" office:value-type="string" calcext:value-type="string">
            <text:p>'Zeped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2-10-25'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722685" calcext:value-type="float">
            <text:p>26722685</text:p>
          </table:table-cell>
          <table:table-cell office:value-type="string" calcext:value-type="string">
            <text:p>'Abigail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Zelaya'</text:p>
          </table:table-cell>
          <table:table-cell office:value-type="string" calcext:value-type="string">
            <text:p>'Zaya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1-1-20'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317873" calcext:value-type="float">
            <text:p>12317873</text:p>
          </table:table-cell>
          <table:table-cell office:value-type="string" calcext:value-type="string">
            <text:p>'Adan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Zavala'</text:p>
          </table:table-cell>
          <table:table-cell office:value-type="string" calcext:value-type="string">
            <text:p>'Zarate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2002-10-9'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811618" calcext:value-type="float">
            <text:p>27811618</text:p>
          </table:table-cell>
          <table:table-cell office:value-type="string" calcext:value-type="string">
            <text:p>'Adolfo'</text:p>
          </table:table-cell>
          <table:table-cell office:value-type="string" calcext:value-type="string">
            <text:p>'Tarsicio'</text:p>
          </table:table-cell>
          <table:table-cell table:number-columns-repeated="2" office:value-type="string" calcext:value-type="string">
            <text:p>'Zaragoz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5-3-25'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213954" calcext:value-type="float">
            <text:p>25213954</text:p>
          </table:table-cell>
          <table:table-cell office:value-type="string" calcext:value-type="string">
            <text:p>'Adolfo'</text:p>
          </table:table-cell>
          <table:table-cell office:value-type="string" calcext:value-type="string">
            <text:p>'Berenice'</text:p>
          </table:table-cell>
          <table:table-cell office:value-type="string" calcext:value-type="string">
            <text:p>'Zacarias'</text:p>
          </table:table-cell>
          <table:table-cell office:value-type="string" calcext:value-type="string">
            <text:p>'Zaragoz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6-2-9'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829841" calcext:value-type="float">
            <text:p>12829841</text:p>
          </table:table-cell>
          <table:table-cell office:value-type="string" calcext:value-type="string">
            <text:p>'Adolfo'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Yepez'</text:p>
          </table:table-cell>
          <table:table-cell office:value-type="string" calcext:value-type="string">
            <text:p>'Zapat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1-4-2'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335721" calcext:value-type="float">
            <text:p>19335721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Zamira'</text:p>
          </table:table-cell>
          <table:table-cell office:value-type="string" calcext:value-type="string">
            <text:p>'Wright'</text:p>
          </table:table-cell>
          <table:table-cell office:value-type="string" calcext:value-type="string">
            <text:p>'Zamor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8-1-14'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006652" calcext:value-type="float">
            <text:p>15006652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Agustin'</text:p>
          </table:table-cell>
          <table:table-cell office:value-type="string" calcext:value-type="string">
            <text:p>'Wilson'</text:p>
          </table:table-cell>
          <table:table-cell office:value-type="string" calcext:value-type="string">
            <text:p>'Zamor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8-8-6'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833723" calcext:value-type="float">
            <text:p>10833723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Ward'</text:p>
          </table:table-cell>
          <table:table-cell office:value-type="string" calcext:value-type="string">
            <text:p>'Zambran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0-9-17'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213049" calcext:value-type="float">
            <text:p>25213049</text:p>
          </table:table-cell>
          <table:table-cell office:value-type="string" calcext:value-type="string">
            <text:p>'Adrian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Ward'</text:p>
          </table:table-cell>
          <table:table-cell office:value-type="string" calcext:value-type="string">
            <text:p>'Zambrano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85-6-11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170301" calcext:value-type="float">
            <text:p>33170301</text:p>
          </table:table-cell>
          <table:table-cell office:value-type="string" calcext:value-type="string">
            <text:p>'Adrian'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Walker'</text:p>
          </table:table-cell>
          <table:table-cell office:value-type="string" calcext:value-type="string">
            <text:p>'White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4-5-5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348963" calcext:value-type="float">
            <text:p>17348963</text:p>
          </table:table-cell>
          <table:table-cell office:value-type="string" calcext:value-type="string">
            <text:p>'Adriana'</text:p>
          </table:table-cell>
          <table:table-cell office:value-type="string" calcext:value-type="string">
            <text:p>'Amilcar'</text:p>
          </table:table-cell>
          <table:table-cell office:value-type="string" calcext:value-type="string">
            <text:p>'Viramontes'</text:p>
          </table:table-cell>
          <table:table-cell office:value-type="string" calcext:value-type="string">
            <text:p>'Watson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5-1-23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747185" calcext:value-type="float">
            <text:p>33747185</text:p>
          </table:table-cell>
          <table:table-cell office:value-type="string" calcext:value-type="string">
            <text:p>'Adriana'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Villeda'</text:p>
          </table:table-cell>
          <table:table-cell office:value-type="string" calcext:value-type="string">
            <text:p>'Ward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2-6-20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827139" calcext:value-type="float">
            <text:p>12827139</text:p>
          </table:table-cell>
          <table:table-cell office:value-type="string" calcext:value-type="string">
            <text:p>'Agnes'</text:p>
          </table:table-cell>
          <table:table-cell office:value-type="string" calcext:value-type="string">
            <text:p>'Chistopher'</text:p>
          </table:table-cell>
          <table:table-cell office:value-type="string" calcext:value-type="string">
            <text:p>'Villeda'</text:p>
          </table:table-cell>
          <table:table-cell office:value-type="string" calcext:value-type="string">
            <text:p>'Walker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1-8-20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221490" calcext:value-type="float">
            <text:p>32221490</text:p>
          </table:table-cell>
          <table:table-cell office:value-type="string" calcext:value-type="string">
            <text:p>'Agustin'</text:p>
          </table:table-cell>
          <table:table-cell office:value-type="string" calcext:value-type="string">
            <text:p>'Juan'</text:p>
          </table:table-cell>
          <table:table-cell table:number-columns-repeated="2" office:value-type="string" calcext:value-type="string">
            <text:p>'Villed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3-4-27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468040" calcext:value-type="float">
            <text:p>24468040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Myriam'</text:p>
          </table:table-cell>
          <table:table-cell office:value-type="string" calcext:value-type="string">
            <text:p>'Villareal'</text:p>
          </table:table-cell>
          <table:table-cell office:value-type="string" calcext:value-type="string">
            <text:p>'Villator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4-11-14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711114" calcext:value-type="float">
            <text:p>10711114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Nathaly'</text:p>
          </table:table-cell>
          <table:table-cell office:value-type="string" calcext:value-type="string">
            <text:p>'Villanueva'</text:p>
          </table:table-cell>
          <table:table-cell office:value-type="string" calcext:value-type="string">
            <text:p>'Villarreal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5-9-2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127994" calcext:value-type="float">
            <text:p>28127994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Judith'</text:p>
          </table:table-cell>
          <table:table-cell office:value-type="string" calcext:value-type="string">
            <text:p>'Villa'</text:p>
          </table:table-cell>
          <table:table-cell office:value-type="string" calcext:value-type="string">
            <text:p>'Villarreal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5-4-2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311896" calcext:value-type="float">
            <text:p>21311896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Adan'</text:p>
          </table:table-cell>
          <table:table-cell office:value-type="string" calcext:value-type="string">
            <text:p>'Vigil'</text:p>
          </table:table-cell>
          <table:table-cell office:value-type="string" calcext:value-type="string">
            <text:p>'Villalpand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2-5-22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803452" calcext:value-type="float">
            <text:p>12803452</text:p>
          </table:table-cell>
          <table:table-cell office:value-type="string" calcext:value-type="string">
            <text:p>'Alana'</text:p>
          </table:table-cell>
          <table:table-cell office:value-type="string" calcext:value-type="string">
            <text:p>'Leonardo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lobos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2001-5-17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077902" calcext:value-type="float">
            <text:p>33077902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0-5-12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672063" calcext:value-type="float">
            <text:p>11672063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0-11-8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061388" calcext:value-type="float">
            <text:p>23061388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Mabel'</text:p>
          </table:table-cell>
          <table:table-cell office:value-type="string" calcext:value-type="string">
            <text:p>'Verduzco'</text:p>
          </table:table-cell>
          <table:table-cell office:value-type="string" calcext:value-type="string">
            <text:p>'Vier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2001-4-8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807743" calcext:value-type="float">
            <text:p>26807743</text:p>
          </table:table-cell>
          <table:table-cell office:value-type="string" calcext:value-type="string">
            <text:p>'Alejandro'</text:p>
          </table:table-cell>
          <table:table-cell office:value-type="string" calcext:value-type="string">
            <text:p>'Italo'</text:p>
          </table:table-cell>
          <table:table-cell office:value-type="string" calcext:value-type="string">
            <text:p>'Verdugo'</text:p>
          </table:table-cell>
          <table:table-cell office:value-type="string" calcext:value-type="string">
            <text:p>'Vicente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1-5-6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334071" calcext:value-type="float">
            <text:p>12334071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Ventura'</text:p>
          </table:table-cell>
          <table:table-cell office:value-type="string" calcext:value-type="string">
            <text:p>'Verduzc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9-1-25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333191" calcext:value-type="float">
            <text:p>31333191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Verdug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9-3-23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604710" calcext:value-type="float">
            <text:p>31604710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Ver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5-1-8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872123" calcext:value-type="float">
            <text:p>18872123</text:p>
          </table:table-cell>
          <table:table-cell office:value-type="string" calcext:value-type="string">
            <text:p>'Alfredo'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Vargas'</text:p>
          </table:table-cell>
          <table:table-cell office:value-type="string" calcext:value-type="string">
            <text:p>'Ver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6-4-5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);</text:p>
          </table:table-cell>
          <table:table-cell office:value-type="string" calcext:value-type="string">
            <text:p>!!!! <text:s text:c="2"/>JEFES ¡¡¡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391280" calcext:value-type="float">
            <text:p>26391280</text:p>
          </table:table-cell>
          <table:table-cell office:value-type="string" calcext:value-type="string">
            <text:p>'Alicia'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Valverde'</text:p>
          </table:table-cell>
          <table:table-cell office:value-type="string" calcext:value-type="string">
            <text:p>'Veli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8-6-2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724796" calcext:value-type="float">
            <text:p>30724796</text:p>
          </table:table-cell>
          <table:table-cell office:value-type="string" calcext:value-type="string">
            <text:p>'Alma'</text:p>
          </table:table-cell>
          <table:table-cell office:value-type="string" calcext:value-type="string">
            <text:p>'Petronila'</text:p>
          </table:table-cell>
          <table:table-cell office:value-type="string" calcext:value-type="string">
            <text:p>'Valles'</text:p>
          </table:table-cell>
          <table:table-cell office:value-type="string" calcext:value-type="string">
            <text:p>'Velazquez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7-1-19'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622456" calcext:value-type="float">
            <text:p>10622456</text:p>
          </table:table-cell>
          <table:table-cell office:value-type="string" calcext:value-type="string">
            <text:p>'Altagracia'</text:p>
          </table:table-cell>
          <table:table-cell office:value-type="string" calcext:value-type="string">
            <text:p>'Paulo'</text:p>
          </table:table-cell>
          <table:table-cell office:value-type="string" calcext:value-type="string">
            <text:p>'Valles'</text:p>
          </table:table-cell>
          <table:table-cell office:value-type="string" calcext:value-type="string">
            <text:p>'Velazque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8-6-13'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659494" calcext:value-type="float">
            <text:p>11659494</text:p>
          </table:table-cell>
          <table:table-cell office:value-type="string" calcext:value-type="string">
            <text:p>'Amada'</text:p>
          </table:table-cell>
          <table:table-cell office:value-type="string" calcext:value-type="string">
            <text:p>'Adolfo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Velasque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2-6-5'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406645" calcext:value-type="float">
            <text:p>34406645</text:p>
          </table:table-cell>
          <table:table-cell office:value-type="string" calcext:value-type="string">
            <text:p>'Amanda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Velasque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4-5-24'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748893" calcext:value-type="float">
            <text:p>20748893</text:p>
          </table:table-cell>
          <table:table-cell office:value-type="string" calcext:value-type="string">
            <text:p>'Amanda'</text:p>
          </table:table-cell>
          <table:table-cell office:value-type="string" calcext:value-type="string">
            <text:p>'Consuelo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Velarde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4-11-6'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309298" calcext:value-type="float">
            <text:p>19309298</text:p>
          </table:table-cell>
          <table:table-cell office:value-type="string" calcext:value-type="string">
            <text:p>'Amara'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Velarde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0-8-5'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131782" calcext:value-type="float">
            <text:p>10131782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Diego'</text:p>
          </table:table-cell>
          <table:table-cell office:value-type="string" calcext:value-type="string">
            <text:p>'Valdivia'</text:p>
          </table:table-cell>
          <table:table-cell office:value-type="string" calcext:value-type="string">
            <text:p>'Valverde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7-5-3'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154712" calcext:value-type="float">
            <text:p>24154712</text:p>
          </table:table-cell>
          <table:table-cell office:value-type="string" calcext:value-type="string">
            <text:p>'America'</text:p>
          </table:table-cell>
          <table:table-cell office:value-type="string" calcext:value-type="string">
            <text:p>'Rosaura'</text:p>
          </table:table-cell>
          <table:table-cell office:value-type="string" calcext:value-type="string">
            <text:p>'Valdez'</text:p>
          </table:table-cell>
          <table:table-cell office:value-type="string" calcext:value-type="string">
            <text:p>'Valle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4-8-19'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566914" calcext:value-type="float">
            <text:p>16566914</text:p>
          </table:table-cell>
          <table:table-cell office:value-type="string" calcext:value-type="string">
            <text:p>'Amparo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Valadez'</text:p>
          </table:table-cell>
          <table:table-cell office:value-type="string" calcext:value-type="string">
            <text:p>'Vallej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2-2-6'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843916" calcext:value-type="float">
            <text:p>17843916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Umana'</text:p>
          </table:table-cell>
          <table:table-cell office:value-type="string" calcext:value-type="string">
            <text:p>'Vallej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8-12-13'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814068" calcext:value-type="float">
            <text:p>23814068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Fulgencio'</text:p>
          </table:table-cell>
          <table:table-cell office:value-type="string" calcext:value-type="string">
            <text:p>'Ulloa'</text:p>
          </table:table-cell>
          <table:table-cell office:value-type="string" calcext:value-type="string">
            <text:p>'Valle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5-8-20'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447298" calcext:value-type="float">
            <text:p>26447298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Trejo'</text:p>
          </table:table-cell>
          <table:table-cell office:value-type="string" calcext:value-type="string">
            <text:p>'Valladare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2-7-23'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762066" calcext:value-type="float">
            <text:p>18762066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Torrez'</text:p>
          </table:table-cell>
          <table:table-cell office:value-type="string" calcext:value-type="string">
            <text:p>'Valeri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8-7-4'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817471" calcext:value-type="float">
            <text:p>23817471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Torres'</text:p>
          </table:table-cell>
          <table:table-cell office:value-type="string" calcext:value-type="string">
            <text:p>'Valeri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1-1-18'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665665" calcext:value-type="float">
            <text:p>23665665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Valentina'</text:p>
          </table:table-cell>
          <table:table-cell office:value-type="string" calcext:value-type="string">
            <text:p>'Toro'</text:p>
          </table:table-cell>
          <table:table-cell office:value-type="string" calcext:value-type="string">
            <text:p>'Valentin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0-3-17'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921390" calcext:value-type="float">
            <text:p>28921390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Lincoln'</text:p>
          </table:table-cell>
          <table:table-cell office:value-type="string" calcext:value-type="string">
            <text:p>'Toledo'</text:p>
          </table:table-cell>
          <table:table-cell office:value-type="string" calcext:value-type="string">
            <text:p>'Valdivi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0-11-20'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128003" calcext:value-type="float">
            <text:p>22128003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Melchor'</text:p>
          </table:table-cell>
          <table:table-cell office:value-type="string" calcext:value-type="string">
            <text:p>'Terrazas'</text:p>
          </table:table-cell>
          <table:table-cell office:value-type="string" calcext:value-type="string">
            <text:p>'Valdivi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9-4-23'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117530" calcext:value-type="float">
            <text:p>12117530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Tenorio'</text:p>
          </table:table-cell>
          <table:table-cell office:value-type="string" calcext:value-type="string">
            <text:p>'Valde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2-5-17'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912295" calcext:value-type="float">
            <text:p>16912295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Tello'</text:p>
          </table:table-cell>
          <table:table-cell office:value-type="string" calcext:value-type="string">
            <text:p>'Valade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6-10-20'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401865" calcext:value-type="float">
            <text:p>20401865</text:p>
          </table:table-cell>
          <table:table-cell office:value-type="string" calcext:value-type="string">
            <text:p>'Angela'</text:p>
          </table:table-cell>
          <table:table-cell office:value-type="string" calcext:value-type="string">
            <text:p>'Esperanza'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Uribe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7-6-21'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448548" calcext:value-type="float">
            <text:p>27448548</text:p>
          </table:table-cell>
          <table:table-cell office:value-type="string" calcext:value-type="string">
            <text:p>'Anthony'</text:p>
          </table:table-cell>
          <table:table-cell office:value-type="string" calcext:value-type="string">
            <text:p>'Abelardo'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Uribe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66-2-6'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808840" calcext:value-type="float">
            <text:p>30808840</text:p>
          </table:table-cell>
          <table:table-cell office:value-type="string" calcext:value-type="string">
            <text:p>'Antonella'</text:p>
          </table:table-cell>
          <table:table-cell office:value-type="string" calcext:value-type="string">
            <text:p>'Consuelo'</text:p>
          </table:table-cell>
          <table:table-cell office:value-type="string" calcext:value-type="string">
            <text:p>'Tejeda'</text:p>
          </table:table-cell>
          <table:table-cell office:value-type="string" calcext:value-type="string">
            <text:p>'Uria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9-3-26'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621102" calcext:value-type="float">
            <text:p>20621102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Gregorio'</text:p>
          </table:table-cell>
          <table:table-cell office:value-type="string" calcext:value-type="string">
            <text:p>'Tavarez'</text:p>
          </table:table-cell>
          <table:table-cell office:value-type="string" calcext:value-type="string">
            <text:p>'Uren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6-11-25'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425219" calcext:value-type="float">
            <text:p>32425219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Uman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4-6-17'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990479" calcext:value-type="float">
            <text:p>32990479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Trej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7-7-19'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044472" calcext:value-type="float">
            <text:p>23044472</text:p>
          </table:table-cell>
          <table:table-cell office:value-type="string" calcext:value-type="string">
            <text:p>'Anunciacion'</text:p>
          </table:table-cell>
          <table:table-cell office:value-type="string" calcext:value-type="string">
            <text:p>'Caridad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scan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6-1-23'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963152" calcext:value-type="float">
            <text:p>16963152</text:p>
          </table:table-cell>
          <table:table-cell office:value-type="string" calcext:value-type="string">
            <text:p>'Araceli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rre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5-1-4'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217547" calcext:value-type="float">
            <text:p>14217547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lentin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3-4-18'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768366" calcext:value-type="float">
            <text:p>22768366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Tolentin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7-5-2'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928281" calcext:value-type="float">
            <text:p>25928281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Tobar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5-7-9'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311746" calcext:value-type="float">
            <text:p>27311746</text:p>
          </table:table-cell>
          <table:table-cell office:value-type="string" calcext:value-type="string">
            <text:p>'Ashley'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Thompson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2001-1-6'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895465" calcext:value-type="float">
            <text:p>11895465</text:p>
          </table:table-cell>
          <table:table-cell office:value-type="string" calcext:value-type="string">
            <text:p>'Atenea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Thoma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8-2-20'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254476" calcext:value-type="float">
            <text:p>23254476</text:p>
          </table:table-cell>
          <table:table-cell office:value-type="string" calcext:value-type="string">
            <text:p>'Atenea'</text:p>
          </table:table-cell>
          <table:table-cell office:value-type="string" calcext:value-type="string">
            <text:p>'Leopoldo'</text:p>
          </table:table-cell>
          <table:table-cell office:value-type="string" calcext:value-type="string">
            <text:p>'Stevens'</text:p>
          </table:table-cell>
          <table:table-cell office:value-type="string" calcext:value-type="string">
            <text:p>'Teran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7-11-23'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784548" calcext:value-type="float">
            <text:p>18784548</text:p>
          </table:table-cell>
          <table:table-cell office:value-type="string" calcext:value-type="string">
            <text:p>'Aurelia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Sorto'</text:p>
          </table:table-cell>
          <table:table-cell office:value-type="string" calcext:value-type="string">
            <text:p>'Tell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5-4-11'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477242" calcext:value-type="float">
            <text:p>27477242</text:p>
          </table:table-cell>
          <table:table-cell office:value-type="string" calcext:value-type="string">
            <text:p>'Aurelio'</text:p>
          </table:table-cell>
          <table:table-cell office:value-type="string" calcext:value-type="string">
            <text:p>'Amparo'</text:p>
          </table:table-cell>
          <table:table-cell office:value-type="string" calcext:value-type="string">
            <text:p>'Soriano'</text:p>
          </table:table-cell>
          <table:table-cell office:value-type="string" calcext:value-type="string">
            <text:p>'Tejed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1-4-8'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642552" calcext:value-type="float">
            <text:p>20642552</text:p>
          </table:table-cell>
          <table:table-cell office:value-type="string" calcext:value-type="string">
            <text:p>'Aurelio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Solorio'</text:p>
          </table:table-cell>
          <table:table-cell office:value-type="string" calcext:value-type="string">
            <text:p>'Tejed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7-7-6'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558051" calcext:value-type="float">
            <text:p>10558051</text:p>
          </table:table-cell>
          <table:table-cell office:value-type="string" calcext:value-type="string">
            <text:p>'Aurelio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Soliz'</text:p>
          </table:table-cell>
          <table:table-cell office:value-type="string" calcext:value-type="string">
            <text:p>'Tejed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5-5-3'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180754" calcext:value-type="float">
            <text:p>30180754</text:p>
          </table:table-cell>
          <table:table-cell office:value-type="string" calcext:value-type="string">
            <text:p>'Ava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Soliz'</text:p>
          </table:table-cell>
          <table:table-cell office:value-type="string" calcext:value-type="string">
            <text:p>'Tavera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4-2-28'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092674" calcext:value-type="float">
            <text:p>15092674</text:p>
          </table:table-cell>
          <table:table-cell office:value-type="string" calcext:value-type="string">
            <text:p>'Ava'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vare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2001-12-25'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271029" calcext:value-type="float">
            <text:p>24271029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pi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2-7-6'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341777" calcext:value-type="float">
            <text:p>33341777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mez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85-7-19'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389736" calcext:value-type="float">
            <text:p>27389736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Smith'</text:p>
          </table:table-cell>
          <table:table-cell office:value-type="string" calcext:value-type="string">
            <text:p>'Tafoy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5-2-7'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621437" calcext:value-type="float">
            <text:p>18621437</text:p>
          </table:table-cell>
          <table:table-cell office:value-type="string" calcext:value-type="string">
            <text:p>'Bella'</text:p>
          </table:table-cell>
          <table:table-cell office:value-type="string" calcext:value-type="string">
            <text:p>'Margarita'</text:p>
          </table:table-cell>
          <table:table-cell office:value-type="string" calcext:value-type="string">
            <text:p>'Serrato'</text:p>
          </table:table-cell>
          <table:table-cell office:value-type="string" calcext:value-type="string">
            <text:p>'Sullivan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3-12-22'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884070" calcext:value-type="float">
            <text:p>11884070</text:p>
          </table:table-cell>
          <table:table-cell office:value-type="string" calcext:value-type="string">
            <text:p>'Bella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Serrano'</text:p>
          </table:table-cell>
          <table:table-cell office:value-type="string" calcext:value-type="string">
            <text:p>'Suare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3-6-21'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979989" calcext:value-type="float">
            <text:p>15979989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Serrano'</text:p>
          </table:table-cell>
          <table:table-cell office:value-type="string" calcext:value-type="string">
            <text:p>'Stewart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4-4-18'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185469" calcext:value-type="float">
            <text:p>32185469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Sos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8-8-17'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422674" calcext:value-type="float">
            <text:p>12422674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Sori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5-9-18'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914812" calcext:value-type="float">
            <text:p>22914812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Segura'</text:p>
          </table:table-cell>
          <table:table-cell office:value-type="string" calcext:value-type="string">
            <text:p>'Solorzan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9-12-15'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261569" calcext:value-type="float">
            <text:p>16261569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Segura'</text:p>
          </table:table-cell>
          <table:table-cell office:value-type="string" calcext:value-type="string">
            <text:p>'Solorzan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4-1-26'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449309" calcext:value-type="float">
            <text:p>25449309</text:p>
          </table:table-cell>
          <table:table-cell office:value-type="string" calcext:value-type="string">
            <text:p>'Benicio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Sauceda'</text:p>
          </table:table-cell>
          <table:table-cell office:value-type="string" calcext:value-type="string">
            <text:p>'Solori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1-11-9'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809065" calcext:value-type="float">
            <text:p>25809065</text:p>
          </table:table-cell>
          <table:table-cell office:value-type="string" calcext:value-type="string">
            <text:p>'Benigno'</text:p>
          </table:table-cell>
          <table:table-cell office:value-type="string" calcext:value-type="string">
            <text:p>'Carolina'</text:p>
          </table:table-cell>
          <table:table-cell office:value-type="string" calcext:value-type="string">
            <text:p>'Sauceda'</text:p>
          </table:table-cell>
          <table:table-cell office:value-type="string" calcext:value-type="string">
            <text:p>'Simon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89-7-7'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956861" calcext:value-type="float">
            <text:p>34956861</text:p>
          </table:table-cell>
          <table:table-cell office:value-type="string" calcext:value-type="string">
            <text:p>'Benita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Santoyo'</text:p>
          </table:table-cell>
          <table:table-cell office:value-type="string" calcext:value-type="string">
            <text:p>'Silv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0-9-20'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131306" calcext:value-type="float">
            <text:p>30131306</text:p>
          </table:table-cell>
          <table:table-cell table:number-columns-repeated="2" office:value-type="string" calcext:value-type="string">
            <text:p>'Benjamin'</text:p>
          </table:table-cell>
          <table:table-cell office:value-type="string" calcext:value-type="string">
            <text:p>'Santillan'</text:p>
          </table:table-cell>
          <table:table-cell office:value-type="string" calcext:value-type="string">
            <text:p>'Silv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1-6-25'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131450" calcext:value-type="float">
            <text:p>24131450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Felix'</text:p>
          </table:table-cell>
          <table:table-cell office:value-type="string" calcext:value-type="string">
            <text:p>'Santillan'</text:p>
          </table:table-cell>
          <table:table-cell office:value-type="string" calcext:value-type="string">
            <text:p>'Sifuente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5-4-16'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944452" calcext:value-type="float">
            <text:p>34944452</text:p>
          </table:table-cell>
          <table:table-cell office:value-type="string" calcext:value-type="string">
            <text:p>'Berenice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Sifuent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8-1-13'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949504" calcext:value-type="float">
            <text:p>20949504</text:p>
          </table:table-cell>
          <table:table-cell office:value-type="string" calcext:value-type="string">
            <text:p>'Bernarda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Santana'</text:p>
          </table:table-cell>
          <table:table-cell office:value-type="string" calcext:value-type="string">
            <text:p>'Sifuent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5-6-9'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087043" calcext:value-type="float">
            <text:p>12087043</text:p>
          </table:table-cell>
          <table:table-cell office:value-type="string" calcext:value-type="string">
            <text:p>'Bernarda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Santana'</text:p>
          </table:table-cell>
          <table:table-cell office:value-type="string" calcext:value-type="string">
            <text:p>'Sierr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3-6-6'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242451" calcext:value-type="float">
            <text:p>32242451</text:p>
          </table:table-cell>
          <table:table-cell office:value-type="string" calcext:value-type="string">
            <text:p>'Bernarda'</text:p>
          </table:table-cell>
          <table:table-cell office:value-type="string" calcext:value-type="string">
            <text:p>'Michael'</text:p>
          </table:table-cell>
          <table:table-cell office:value-type="string" calcext:value-type="string">
            <text:p>'Santamaria'</text:p>
          </table:table-cell>
          <table:table-cell office:value-type="string" calcext:value-type="string">
            <text:p>'Servi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6-10-11'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152553" calcext:value-type="float">
            <text:p>30152553</text:p>
          </table:table-cell>
          <table:table-cell office:value-type="string" calcext:value-type="string">
            <text:p>'Berta'</text:p>
          </table:table-cell>
          <table:table-cell office:value-type="string" calcext:value-type="string">
            <text:p>'Leopoldo'</text:p>
          </table:table-cell>
          <table:table-cell office:value-type="string" calcext:value-type="string">
            <text:p>'Sandoval'</text:p>
          </table:table-cell>
          <table:table-cell office:value-type="string" calcext:value-type="string">
            <text:p>'Serrat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9-12-11'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043875" calcext:value-type="float">
            <text:p>26043875</text:p>
          </table:table-cell>
          <table:table-cell office:value-type="string" calcext:value-type="string">
            <text:p>'Bertrudis'</text:p>
          </table:table-cell>
          <table:table-cell office:value-type="string" calcext:value-type="string">
            <text:p>'Saida'</text:p>
          </table:table-cell>
          <table:table-cell office:value-type="string" calcext:value-type="string">
            <text:p>'Sandoval'</text:p>
          </table:table-cell>
          <table:table-cell office:value-type="string" calcext:value-type="string">
            <text:p>'Serrat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2-7-10'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333629" calcext:value-type="float">
            <text:p>10333629</text:p>
          </table:table-cell>
          <table:table-cell office:value-type="string" calcext:value-type="string">
            <text:p>'Bertrudis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Sanchez'</text:p>
          </table:table-cell>
          <table:table-cell office:value-type="string" calcext:value-type="string">
            <text:p>'Serna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4-10-6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025055" calcext:value-type="float">
            <text:p>17025055</text:p>
          </table:table-cell>
          <table:table-cell office:value-type="string" calcext:value-type="string">
            <text:p>'Betsabe'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'Sanabria'</text:p>
          </table:table-cell>
          <table:table-cell office:value-type="string" calcext:value-type="string">
            <text:p>'Segovi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2-6-7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220965" calcext:value-type="float">
            <text:p>34220965</text:p>
          </table:table-cell>
          <table:table-cell office:value-type="string" calcext:value-type="string">
            <text:p>'Bibiana'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Samaniego'</text:p>
          </table:table-cell>
          <table:table-cell office:value-type="string" calcext:value-type="string">
            <text:p>'Scott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5-11-20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090460" calcext:value-type="float">
            <text:p>11090460</text:p>
          </table:table-cell>
          <table:table-cell office:value-type="string" calcext:value-type="string">
            <text:p>'Bibiana'</text:p>
          </table:table-cell>
          <table:table-cell office:value-type="string" calcext:value-type="string">
            <text:p>'Celia'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Sarmient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4-3-2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162648" calcext:value-type="float">
            <text:p>17162648</text:p>
          </table:table-cell>
          <table:table-cell office:value-type="string" calcext:value-type="string">
            <text:p>'Bienvenido'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Sarmient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3-9-18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455030" calcext:value-type="float">
            <text:p>23455030</text:p>
          </table:table-cell>
          <table:table-cell office:value-type="string" calcext:value-type="string">
            <text:p>'Brandon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Salinas'</text:p>
          </table:table-cell>
          <table:table-cell office:value-type="string" calcext:value-type="string">
            <text:p>'Sarabi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2-11-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908425" calcext:value-type="float">
            <text:p>27908425</text:p>
          </table:table-cell>
          <table:table-cell office:value-type="string" calcext:value-type="string">
            <text:p>'Brandon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Salguero'</text:p>
          </table:table-cell>
          <table:table-cell office:value-type="string" calcext:value-type="string">
            <text:p>'Santiag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5-12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580375" calcext:value-type="float">
            <text:p>29580375</text:p>
          </table:table-cell>
          <table:table-cell office:value-type="string" calcext:value-type="string">
            <text:p>'Brenda'</text:p>
          </table:table-cell>
          <table:table-cell office:value-type="string" calcext:value-type="string">
            <text:p>'Isabella'</text:p>
          </table:table-cell>
          <table:table-cell office:value-type="string" calcext:value-type="string">
            <text:p>'Salgado'</text:p>
          </table:table-cell>
          <table:table-cell office:value-type="string" calcext:value-type="string">
            <text:p>'Santiag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4-8-11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042680" calcext:value-type="float">
            <text:p>24042680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Jose'</text:p>
          </table:table-cell>
          <table:table-cell office:value-type="string" calcext:value-type="string">
            <text:p>'Saldana'</text:p>
          </table:table-cell>
          <table:table-cell office:value-type="string" calcext:value-type="string">
            <text:p>'Santiag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0-7-28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899577" calcext:value-type="float">
            <text:p>18899577</text:p>
          </table:table-cell>
          <table:table-cell office:value-type="string" calcext:value-type="string">
            <text:p>'Bruno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Salcedo'</text:p>
          </table:table-cell>
          <table:table-cell office:value-type="string" calcext:value-type="string">
            <text:p>'Santamari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2-10-25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862911" calcext:value-type="float">
            <text:p>27862911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Fabiola'</text:p>
          </table:table-cell>
          <table:table-cell office:value-type="string" calcext:value-type="string">
            <text:p>'Saavedra'</text:p>
          </table:table-cell>
          <table:table-cell office:value-type="string" calcext:value-type="string">
            <text:p>'Santacruz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87-2-5'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301399" calcext:value-type="float">
            <text:p>24301399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Saavedra'</text:p>
          </table:table-cell>
          <table:table-cell office:value-type="string" calcext:value-type="string">
            <text:p>'Santacru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2-7-14'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285916" calcext:value-type="float">
            <text:p>17285916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Zoe'</text:p>
          </table:table-cell>
          <table:table-cell office:value-type="string" calcext:value-type="string">
            <text:p>'Ruiz'</text:p>
          </table:table-cell>
          <table:table-cell office:value-type="string" calcext:value-type="string">
            <text:p>'Santacru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6-5-8'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321779" calcext:value-type="float">
            <text:p>18321779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Rueda'</text:p>
          </table:table-cell>
          <table:table-cell office:value-type="string" calcext:value-type="string">
            <text:p>'Sanche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3-12-10'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070418" calcext:value-type="float">
            <text:p>30070418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Ruano'</text:p>
          </table:table-cell>
          <table:table-cell office:value-type="string" calcext:value-type="string">
            <text:p>'Sanabri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6-11-6'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675201" calcext:value-type="float">
            <text:p>32675201</text:p>
          </table:table-cell>
          <table:table-cell office:value-type="string" calcext:value-type="string">
            <text:p>'Camila'</text:p>
          </table:table-cell>
          <table:table-cell office:value-type="string" calcext:value-type="string">
            <text:p>'German'</text:p>
          </table:table-cell>
          <table:table-cell office:value-type="string" calcext:value-type="string">
            <text:p>'Roybal'</text:p>
          </table:table-cell>
          <table:table-cell office:value-type="string" calcext:value-type="string">
            <text:p>'Sanabri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4-5-8'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209046" calcext:value-type="float">
            <text:p>22209046</text:p>
          </table:table-cell>
          <table:table-cell office:value-type="string" calcext:value-type="string">
            <text:p>'Camila'</text:p>
          </table:table-cell>
          <table:table-cell office:value-type="string" calcext:value-type="string">
            <text:p>'Dulce'</text:p>
          </table:table-cell>
          <table:table-cell office:value-type="string" calcext:value-type="string">
            <text:p>'Rosas'</text:p>
          </table:table-cell>
          <table:table-cell office:value-type="string" calcext:value-type="string">
            <text:p>'Samanieg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5-12-5'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519042" calcext:value-type="float">
            <text:p>25519042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Rosas'</text:p>
          </table:table-cell>
          <table:table-cell office:value-type="string" calcext:value-type="string">
            <text:p>'Salmero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4-12-1'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338231" calcext:value-type="float">
            <text:p>17338231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Justo'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Salina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2-10-6'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049868" calcext:value-type="float">
            <text:p>12049868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Salguer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7-11-10'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263120" calcext:value-type="float">
            <text:p>11263120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Ema'</text:p>
          </table:table-cell>
          <table:table-cell office:value-type="string" calcext:value-type="string">
            <text:p>'Roque'</text:p>
          </table:table-cell>
          <table:table-cell office:value-type="string" calcext:value-type="string">
            <text:p>'Salgado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82-8-3'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066957" calcext:value-type="float">
            <text:p>21066957</text:p>
          </table:table-cell>
          <table:table-cell office:value-type="string" calcext:value-type="string">
            <text:p>'Candelaria'</text:p>
          </table:table-cell>
          <table:table-cell office:value-type="string" calcext:value-type="string">
            <text:p>'Ramona'</text:p>
          </table:table-cell>
          <table:table-cell office:value-type="string" calcext:value-type="string">
            <text:p>'Roque'</text:p>
          </table:table-cell>
          <table:table-cell office:value-type="string" calcext:value-type="string">
            <text:p>'Saldan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4-5-5'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834314" calcext:value-type="float">
            <text:p>24834314</text:p>
          </table:table-cell>
          <table:table-cell office:value-type="string" calcext:value-type="string">
            <text:p>'Carla'</text:p>
          </table:table-cell>
          <table:table-cell office:value-type="string" calcext:value-type="string">
            <text:p>'Zoe'</text:p>
          </table:table-cell>
          <table:table-cell office:value-type="string" calcext:value-type="string">
            <text:p>'Roman'</text:p>
          </table:table-cell>
          <table:table-cell office:value-type="string" calcext:value-type="string">
            <text:p>'Saldan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7-6-21'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702563" calcext:value-type="float">
            <text:p>18702563</text:p>
          </table:table-cell>
          <table:table-cell office:value-type="string" calcext:value-type="string">
            <text:p>'Carla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Rolon'</text:p>
          </table:table-cell>
          <table:table-cell office:value-type="string" calcext:value-type="string">
            <text:p>'Saen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6-6-16'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921764" calcext:value-type="float">
            <text:p>33921764</text:p>
          </table:table-cell>
          <table:table-cell office:value-type="string" calcext:value-type="string">
            <text:p>'Carlos'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Rolon'</text:p>
          </table:table-cell>
          <table:table-cell office:value-type="string" calcext:value-type="string">
            <text:p>'Rui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7-8-20'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008075" calcext:value-type="float">
            <text:p>13008075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Diosdado'</text:p>
          </table:table-cell>
          <table:table-cell office:value-type="string" calcext:value-type="string">
            <text:p>'Rolon'</text:p>
          </table:table-cell>
          <table:table-cell office:value-type="string" calcext:value-type="string">
            <text:p>'Rui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1-3-4'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508535" calcext:value-type="float">
            <text:p>22508535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Augusto'</text:p>
          </table:table-cell>
          <table:table-cell office:value-type="string" calcext:value-type="string">
            <text:p>'Rogers'</text:p>
          </table:table-cell>
          <table:table-cell office:value-type="string" calcext:value-type="string">
            <text:p>'Rued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2000-10-27'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712928" calcext:value-type="float">
            <text:p>13712928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Amador'</text:p>
          </table:table-cell>
          <table:table-cell office:value-type="string" calcext:value-type="string">
            <text:p>'Rodriquez'</text:p>
          </table:table-cell>
          <table:table-cell office:value-type="string" calcext:value-type="string">
            <text:p>'Rubi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9-8-20'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056219" calcext:value-type="float">
            <text:p>12056219</text:p>
          </table:table-cell>
          <table:table-cell office:value-type="string" calcext:value-type="string">
            <text:p>'Cayetano'</text:p>
          </table:table-cell>
          <table:table-cell office:value-type="string" calcext:value-type="string">
            <text:p>'Christiane'</text:p>
          </table:table-cell>
          <table:table-cell office:value-type="string" calcext:value-type="string">
            <text:p>'Rodrigues'</text:p>
          </table:table-cell>
          <table:table-cell office:value-type="string" calcext:value-type="string">
            <text:p>'Ruan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2002-3-5'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339595" calcext:value-type="float">
            <text:p>11339595</text:p>
          </table:table-cell>
          <table:table-cell office:value-type="string" calcext:value-type="string">
            <text:p>'Cayetano'</text:p>
          </table:table-cell>
          <table:table-cell office:value-type="string" calcext:value-type="string">
            <text:p>'Renato'</text:p>
          </table:table-cell>
          <table:table-cell office:value-type="string" calcext:value-type="string">
            <text:p>'Robles'</text:p>
          </table:table-cell>
          <table:table-cell office:value-type="string" calcext:value-type="string">
            <text:p>'Ruan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2001-5-25'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701027" calcext:value-type="float">
            <text:p>22701027</text:p>
          </table:table-cell>
          <table:table-cell office:value-type="string" calcext:value-type="string">
            <text:p>'Cayetano'</text:p>
          </table:table-cell>
          <table:table-cell office:value-type="string" calcext:value-type="string">
            <text:p>'Marcial'</text:p>
          </table:table-cell>
          <table:table-cell office:value-type="string" calcext:value-type="string">
            <text:p>'Roberts'</text:p>
          </table:table-cell>
          <table:table-cell office:value-type="string" calcext:value-type="string">
            <text:p>'Roybal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5-12-26'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396371" calcext:value-type="float">
            <text:p>19396371</text:p>
          </table:table-cell>
          <table:table-cell office:value-type="string" calcext:value-type="string">
            <text:p>'Cecilio'</text:p>
          </table:table-cell>
          <table:table-cell office:value-type="string" calcext:value-type="string">
            <text:p>'Vanesa'</text:p>
          </table:table-cell>
          <table:table-cell office:value-type="string" calcext:value-type="string">
            <text:p>'Roa'</text:p>
          </table:table-cell>
          <table:table-cell office:value-type="string" calcext:value-type="string">
            <text:p>'Rosale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7-11-19'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050918" calcext:value-type="float">
            <text:p>33050918</text:p>
          </table:table-cell>
          <table:table-cell office:value-type="string" calcext:value-type="string">
            <text:p>'Cecilio'</text:p>
          </table:table-cell>
          <table:table-cell office:value-type="string" calcext:value-type="string">
            <text:p>'Mariam'</text:p>
          </table:table-cell>
          <table:table-cell office:value-type="string" calcext:value-type="string">
            <text:p>'Rios'</text:p>
          </table:table-cell>
          <table:table-cell office:value-type="string" calcext:value-type="string">
            <text:p>'Rosad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0-2-4'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300613" calcext:value-type="float">
            <text:p>31300613</text:p>
          </table:table-cell>
          <table:table-cell office:value-type="string" calcext:value-type="string">
            <text:p>'Ceferino'</text:p>
          </table:table-cell>
          <table:table-cell office:value-type="string" calcext:value-type="string">
            <text:p>'Lucrecia'</text:p>
          </table:table-cell>
          <table:table-cell office:value-type="string" calcext:value-type="string">
            <text:p>'Rios'</text:p>
          </table:table-cell>
          <table:table-cell office:value-type="string" calcext:value-type="string">
            <text:p>'Roque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1-1-20'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273165" calcext:value-type="float">
            <text:p>23273165</text:p>
          </table:table-cell>
          <table:table-cell office:value-type="string" calcext:value-type="string">
            <text:p>'Ceferino'</text:p>
          </table:table-cell>
          <table:table-cell office:value-type="string" calcext:value-type="string">
            <text:p>'Isaac'</text:p>
          </table:table-cell>
          <table:table-cell office:value-type="string" calcext:value-type="string">
            <text:p>'Rincon'</text:p>
          </table:table-cell>
          <table:table-cell office:value-type="string" calcext:value-type="string">
            <text:p>'Roque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5-9-26'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077127" calcext:value-type="float">
            <text:p>34077127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Reynoso'</text:p>
          </table:table-cell>
          <table:table-cell office:value-type="string" calcext:value-type="string">
            <text:p>'Roman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0-2-21'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121958" calcext:value-type="float">
            <text:p>17121958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Inocencio'</text:p>
          </table:table-cell>
          <table:table-cell office:value-type="string" calcext:value-type="string">
            <text:p>'Reyna'</text:p>
          </table:table-cell>
          <table:table-cell office:value-type="string" calcext:value-type="string">
            <text:p>'Roman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5-1-12'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909356" calcext:value-type="float">
            <text:p>15909356</text:p>
          </table:table-cell>
          <table:table-cell office:value-type="string" calcext:value-type="string">
            <text:p>'Celina'</text:p>
          </table:table-cell>
          <table:table-cell office:value-type="string" calcext:value-type="string">
            <text:p>'Marcel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Roma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5-9-27'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572809" calcext:value-type="float">
            <text:p>33572809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Juli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Rolo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4-12-17'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641306" calcext:value-type="float">
            <text:p>15641306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Amilcar'</text:p>
          </table:table-cell>
          <table:table-cell office:value-type="string" calcext:value-type="string">
            <text:p>'Resendez'</text:p>
          </table:table-cell>
          <table:table-cell office:value-type="string" calcext:value-type="string">
            <text:p>'Rolda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0-3-17'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420630" calcext:value-type="float">
            <text:p>13420630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Renteria'</text:p>
          </table:table-cell>
          <table:table-cell office:value-type="string" calcext:value-type="string">
            <text:p>'Rojo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66-10-15'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966090" calcext:value-type="float">
            <text:p>29966090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Rendon'</text:p>
          </table:table-cell>
          <table:table-cell office:value-type="string" calcext:value-type="string">
            <text:p>'Roger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4-3-21'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983172" calcext:value-type="float">
            <text:p>11983172</text:p>
          </table:table-cell>
          <table:table-cell office:value-type="string" calcext:value-type="string">
            <text:p>'Chantal'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Regalado'</text:p>
          </table:table-cell>
          <table:table-cell office:value-type="string" calcext:value-type="string">
            <text:p>'Roger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5-12-16'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832233" calcext:value-type="float">
            <text:p>15832233</text:p>
          </table:table-cell>
          <table:table-cell office:value-type="string" calcext:value-type="string">
            <text:p>'Christiane'</text:p>
          </table:table-cell>
          <table:table-cell office:value-type="string" calcext:value-type="string">
            <text:p>'Sheila'</text:p>
          </table:table-cell>
          <table:table-cell office:value-type="string" calcext:value-type="string">
            <text:p>'Recinos'</text:p>
          </table:table-cell>
          <table:table-cell office:value-type="string" calcext:value-type="string">
            <text:p>'Roger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3-6-15'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003087" calcext:value-type="float">
            <text:p>31003087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Jiovani'</text:p>
          </table:table-cell>
          <table:table-cell office:value-type="string" calcext:value-type="string">
            <text:p>'Razo'</text:p>
          </table:table-cell>
          <table:table-cell office:value-type="string" calcext:value-type="string">
            <text:p>'Rodrigue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9-6-9'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376601" calcext:value-type="float">
            <text:p>27376601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Olivia'</text:p>
          </table:table-cell>
          <table:table-cell office:value-type="string" calcext:value-type="string">
            <text:p>'Ramos'</text:p>
          </table:table-cell>
          <table:table-cell office:value-type="string" calcext:value-type="string">
            <text:p>'Rodrigu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9-8-28'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986583" calcext:value-type="float">
            <text:p>33986583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Ramirez'</text:p>
          </table:table-cell>
          <table:table-cell office:value-type="string" calcext:value-type="string">
            <text:p>'Rodarte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2002-10-10'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374120" calcext:value-type="float">
            <text:p>20374120</text:p>
          </table:table-cell>
          <table:table-cell office:value-type="string" calcext:value-type="string">
            <text:p>'Clarence'</text:p>
          </table:table-cell>
          <table:table-cell office:value-type="string" calcext:value-type="string">
            <text:p>'Juvenal'</text:p>
          </table:table-cell>
          <table:table-cell office:value-type="string" calcext:value-type="string">
            <text:p>'Quiroz'</text:p>
          </table:table-cell>
          <table:table-cell office:value-type="string" calcext:value-type="string">
            <text:p>'Robled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3-7-22'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703003" calcext:value-type="float">
            <text:p>24703003</text:p>
          </table:table-cell>
          <table:table-cell office:value-type="string" calcext:value-type="string">
            <text:p>'Clarence'</text:p>
          </table:table-cell>
          <table:table-cell office:value-type="string" calcext:value-type="string">
            <text:p>'German'</text:p>
          </table:table-cell>
          <table:table-cell office:value-type="string" calcext:value-type="string">
            <text:p>'Quiroga'</text:p>
          </table:table-cell>
          <table:table-cell office:value-type="string" calcext:value-type="string">
            <text:p>'Robert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1-5-25'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901133" calcext:value-type="float">
            <text:p>34901133</text:p>
          </table:table-cell>
          <table:table-cell office:value-type="string" calcext:value-type="string">
            <text:p>'Clarence'</text:p>
          </table:table-cell>
          <table:table-cell office:value-type="string" calcext:value-type="string">
            <text:p>'Leonilda'</text:p>
          </table:table-cell>
          <table:table-cell office:value-type="string" calcext:value-type="string">
            <text:p>'Quiroga'</text:p>
          </table:table-cell>
          <table:table-cell office:value-type="string" calcext:value-type="string">
            <text:p>'Robert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2000-9-5'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639598" calcext:value-type="float">
            <text:p>30639598</text:p>
          </table:table-cell>
          <table:table-cell office:value-type="string" calcext:value-type="string">
            <text:p>'Claudio'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'Quintero'</text:p>
          </table:table-cell>
          <table:table-cell office:value-type="string" calcext:value-type="string">
            <text:p>'Roberts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6-11-25'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219322" calcext:value-type="float">
            <text:p>12219322</text:p>
          </table:table-cell>
          <table:table-cell office:value-type="string" calcext:value-type="string">
            <text:p>'Claudio'</text:p>
          </table:table-cell>
          <table:table-cell office:value-type="string" calcext:value-type="string">
            <text:p>'Benito'</text:p>
          </table:table-cell>
          <table:table-cell office:value-type="string" calcext:value-type="string">
            <text:p>'Quintanilla'</text:p>
          </table:table-cell>
          <table:table-cell office:value-type="string" calcext:value-type="string">
            <text:p>'Robert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7-10-20'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715272" calcext:value-type="float">
            <text:p>14715272</text:p>
          </table:table-cell>
          <table:table-cell office:value-type="string" calcext:value-type="string">
            <text:p>'Claudio'</text:p>
          </table:table-cell>
          <table:table-cell office:value-type="string" calcext:value-type="string">
            <text:p>'Nicole'</text:p>
          </table:table-cell>
          <table:table-cell office:value-type="string" calcext:value-type="string">
            <text:p>'Quintanilla'</text:p>
          </table:table-cell>
          <table:table-cell office:value-type="string" calcext:value-type="string">
            <text:p>'Robert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6-9-22'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167868" calcext:value-type="float">
            <text:p>22167868</text:p>
          </table:table-cell>
          <table:table-cell office:value-type="string" calcext:value-type="string">
            <text:p>'Consolacion'</text:p>
          </table:table-cell>
          <table:table-cell office:value-type="string" calcext:value-type="string">
            <text:p>'Lili'</text:p>
          </table:table-cell>
          <table:table-cell office:value-type="string" calcext:value-type="string">
            <text:p>'Quinonez'</text:p>
          </table:table-cell>
          <table:table-cell office:value-type="string" calcext:value-type="string">
            <text:p>'Ro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9-5-20'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398234" calcext:value-type="float">
            <text:p>25398234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Fabricia'</text:p>
          </table:table-cell>
          <table:table-cell office:value-type="string" calcext:value-type="string">
            <text:p>'Quinones'</text:p>
          </table:table-cell>
          <table:table-cell office:value-type="string" calcext:value-type="string">
            <text:p>'Riz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2-10-9'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892281" calcext:value-type="float">
            <text:p>13892281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Rocky'</text:p>
          </table:table-cell>
          <table:table-cell office:value-type="string" calcext:value-type="string">
            <text:p>'Quinones'</text:p>
          </table:table-cell>
          <table:table-cell office:value-type="string" calcext:value-type="string">
            <text:p>'River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9-8-6'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558051" calcext:value-type="float">
            <text:p>31558051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Augusto'</text:p>
          </table:table-cell>
          <table:table-cell office:value-type="string" calcext:value-type="string">
            <text:p>'Quiles'</text:p>
          </table:table-cell>
          <table:table-cell office:value-type="string" calcext:value-type="string">
            <text:p>'Riva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5-12-26'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711229" calcext:value-type="float">
            <text:p>34711229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Romulo'</text:p>
          </table:table-cell>
          <table:table-cell office:value-type="string" calcext:value-type="string">
            <text:p>'Quezada'</text:p>
          </table:table-cell>
          <table:table-cell office:value-type="string" calcext:value-type="string">
            <text:p>'Rio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6-9-12'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584572" calcext:value-type="float">
            <text:p>10584572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Lucia'</text:p>
          </table:table-cell>
          <table:table-cell office:value-type="string" calcext:value-type="string">
            <text:p>'Puentes'</text:p>
          </table:table-cell>
          <table:table-cell office:value-type="string" calcext:value-type="string">
            <text:p>'Rioja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0-8-9'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580448" calcext:value-type="float">
            <text:p>23580448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Johanna'</text:p>
          </table:table-cell>
          <table:table-cell office:value-type="string" calcext:value-type="string">
            <text:p>'Price'</text:p>
          </table:table-cell>
          <table:table-cell office:value-type="string" calcext:value-type="string">
            <text:p>'Rioja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0-12-24'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509244" calcext:value-type="float">
            <text:p>12509244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Oliver'</text:p>
          </table:table-cell>
          <table:table-cell office:value-type="string" calcext:value-type="string">
            <text:p>'Price'</text:p>
          </table:table-cell>
          <table:table-cell office:value-type="string" calcext:value-type="string">
            <text:p>'Rincon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56-12-20'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249742" calcext:value-type="float">
            <text:p>17249742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Alfredo'</text:p>
          </table:table-cell>
          <table:table-cell office:value-type="string" calcext:value-type="string">
            <text:p>'Price'</text:p>
          </table:table-cell>
          <table:table-cell office:value-type="string" calcext:value-type="string">
            <text:p>'Ric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3-2-17'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220415" calcext:value-type="float">
            <text:p>33220415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Luna'</text:p>
          </table:table-cell>
          <table:table-cell office:value-type="string" calcext:value-type="string">
            <text:p>'Preciado'</text:p>
          </table:table-cell>
          <table:table-cell office:value-type="string" calcext:value-type="string">
            <text:p>'Richardson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3-10-11'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881754" calcext:value-type="float">
            <text:p>19881754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Abigail'</text:p>
          </table:table-cell>
          <table:table-cell office:value-type="string" calcext:value-type="string">
            <text:p>'Preciado'</text:p>
          </table:table-cell>
          <table:table-cell office:value-type="string" calcext:value-type="string">
            <text:p>'Rez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2-2-5'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185434" calcext:value-type="float">
            <text:p>25185434</text:p>
          </table:table-cell>
          <table:table-cell office:value-type="string" calcext:value-type="string">
            <text:p>'Cristiano'</text:p>
          </table:table-cell>
          <table:table-cell office:value-type="string" calcext:value-type="string">
            <text:p>'Nina'</text:p>
          </table:table-cell>
          <table:table-cell office:value-type="string" calcext:value-type="string">
            <text:p>'Prado'</text:p>
          </table:table-cell>
          <table:table-cell office:value-type="string" calcext:value-type="string">
            <text:p>'Rey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0-7-18'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623829" calcext:value-type="float">
            <text:p>10623829</text:p>
          </table:table-cell>
          <table:table-cell office:value-type="string" calcext:value-type="string">
            <text:p>'Damaris'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'Powell'</text:p>
          </table:table-cell>
          <table:table-cell office:value-type="string" calcext:value-type="string">
            <text:p>'Resendi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6-5-14'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301628" calcext:value-type="float">
            <text:p>19301628</text:p>
          </table:table-cell>
          <table:table-cell office:value-type="string" calcext:value-type="string">
            <text:p>'Daniel'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Powell'</text:p>
          </table:table-cell>
          <table:table-cell office:value-type="string" calcext:value-type="string">
            <text:p>'Resende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3-7-15'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121640" calcext:value-type="float">
            <text:p>33121640</text:p>
          </table:table-cell>
          <table:table-cell office:value-type="string" calcext:value-type="string">
            <text:p>'Daniel'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'Powell'</text:p>
          </table:table-cell>
          <table:table-cell office:value-type="string" calcext:value-type="string">
            <text:p>'Resende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3-12-3'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620324" calcext:value-type="float">
            <text:p>28620324</text:p>
          </table:table-cell>
          <table:table-cell office:value-type="string" calcext:value-type="string">
            <text:p>'Daniela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Portillo'</text:p>
          </table:table-cell>
          <table:table-cell office:value-type="string" calcext:value-type="string">
            <text:p>'Renteri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2000-5-24'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219653" calcext:value-type="float">
            <text:p>18219653</text:p>
          </table:table-cell>
          <table:table-cell office:value-type="string" calcext:value-type="string">
            <text:p>'Daniela'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Polanco'</text:p>
          </table:table-cell>
          <table:table-cell office:value-type="string" calcext:value-type="string">
            <text:p>'Reed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6-9-22'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365885" calcext:value-type="float">
            <text:p>30365885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Heidi'</text:p>
          </table:table-cell>
          <table:table-cell office:value-type="string" calcext:value-type="string">
            <text:p>'Pizarro'</text:p>
          </table:table-cell>
          <table:table-cell office:value-type="string" calcext:value-type="string">
            <text:p>'Recinos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54-3-5'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398167" calcext:value-type="float">
            <text:p>14398167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Pinto'</text:p>
          </table:table-cell>
          <table:table-cell office:value-type="string" calcext:value-type="string">
            <text:p>'Recino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3-3-19'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325611" calcext:value-type="float">
            <text:p>33325611</text:p>
          </table:table-cell>
          <table:table-cell office:value-type="string" calcext:value-type="string">
            <text:p>'Delfina'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Pino'</text:p>
          </table:table-cell>
          <table:table-cell office:value-type="string" calcext:value-type="string">
            <text:p>'Raz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8-3-12'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985268" calcext:value-type="float">
            <text:p>16985268</text:p>
          </table:table-cell>
          <table:table-cell office:value-type="string" calcext:value-type="string">
            <text:p>'Diego'</text:p>
          </table:table-cell>
          <table:table-cell office:value-type="string" calcext:value-type="string">
            <text:p>'Carmen'</text:p>
          </table:table-cell>
          <table:table-cell office:value-type="string" calcext:value-type="string">
            <text:p>'Pina'</text:p>
          </table:table-cell>
          <table:table-cell office:value-type="string" calcext:value-type="string">
            <text:p>'Raz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3-5-10'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638213" calcext:value-type="float">
            <text:p>13638213</text:p>
          </table:table-cell>
          <table:table-cell office:value-type="string" calcext:value-type="string">
            <text:p>'Diosdado'</text:p>
          </table:table-cell>
          <table:table-cell office:value-type="string" calcext:value-type="string">
            <text:p>'Roxana'</text:p>
          </table:table-cell>
          <table:table-cell office:value-type="string" calcext:value-type="string">
            <text:p>'Pichardo'</text:p>
          </table:table-cell>
          <table:table-cell office:value-type="string" calcext:value-type="string">
            <text:p>'Ramo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5-9-4'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090911" calcext:value-type="float">
            <text:p>15090911</text:p>
          </table:table-cell>
          <table:table-cell office:value-type="string" calcext:value-type="string">
            <text:p>'Diosdado'</text:p>
          </table:table-cell>
          <table:table-cell office:value-type="string" calcext:value-type="string">
            <text:p>'Roxana'</text:p>
          </table:table-cell>
          <table:table-cell office:value-type="string" calcext:value-type="string">
            <text:p>'Pichardo'</text:p>
          </table:table-cell>
          <table:table-cell office:value-type="string" calcext:value-type="string">
            <text:p>'Ramire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4-2-10'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057273" calcext:value-type="float">
            <text:p>11057273</text:p>
          </table:table-cell>
          <table:table-cell office:value-type="string" calcext:value-type="string">
            <text:p>'Domenico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Phillips'</text:p>
          </table:table-cell>
          <table:table-cell office:value-type="string" calcext:value-type="string">
            <text:p>'Quiro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2-10-18'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622105" calcext:value-type="float">
            <text:p>26622105</text:p>
          </table:table-cell>
          <table:table-cell office:value-type="string" calcext:value-type="string">
            <text:p>'Domenico'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Peterson'</text:p>
          </table:table-cell>
          <table:table-cell office:value-type="string" calcext:value-type="string">
            <text:p>'Quirog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7-2-1'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667582" calcext:value-type="float">
            <text:p>26667582</text:p>
          </table:table-cell>
          <table:table-cell office:value-type="string" calcext:value-type="string">
            <text:p>'Domenico'</text:p>
          </table:table-cell>
          <table:table-cell office:value-type="string" calcext:value-type="string">
            <text:p>'Abelardo'</text:p>
          </table:table-cell>
          <table:table-cell office:value-type="string" calcext:value-type="string">
            <text:p>'Person'</text:p>
          </table:table-cell>
          <table:table-cell office:value-type="string" calcext:value-type="string">
            <text:p>'Quirog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2-6-1'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243162" calcext:value-type="float">
            <text:p>26243162</text:p>
          </table:table-cell>
          <table:table-cell office:value-type="string" calcext:value-type="string">
            <text:p>'Domenico'</text:p>
          </table:table-cell>
          <table:table-cell office:value-type="string" calcext:value-type="string">
            <text:p>'Fiona'</text:p>
          </table:table-cell>
          <table:table-cell office:value-type="string" calcext:value-type="string">
            <text:p>'Person'</text:p>
          </table:table-cell>
          <table:table-cell office:value-type="string" calcext:value-type="string">
            <text:p>'Quinter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8-12-17'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560263" calcext:value-type="float">
            <text:p>21560263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Perez'</text:p>
          </table:table-cell>
          <table:table-cell office:value-type="string" calcext:value-type="string">
            <text:p>'Quintanilla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80-11-12'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606320" calcext:value-type="float">
            <text:p>11606320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Ovidio'</text:p>
          </table:table-cell>
          <table:table-cell office:value-type="string" calcext:value-type="string">
            <text:p>'Perdomo'</text:p>
          </table:table-cell>
          <table:table-cell office:value-type="string" calcext:value-type="string">
            <text:p>'Quintan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1-9-14'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376929" calcext:value-type="float">
            <text:p>16376929</text:p>
          </table:table-cell>
          <table:table-cell office:value-type="string" calcext:value-type="string">
            <text:p>'Dulce'</text:p>
          </table:table-cell>
          <table:table-cell office:value-type="string" calcext:value-type="string">
            <text:p>'Nicolas'</text:p>
          </table:table-cell>
          <table:table-cell office:value-type="string" calcext:value-type="string">
            <text:p>'Peralta'</text:p>
          </table:table-cell>
          <table:table-cell office:value-type="string" calcext:value-type="string">
            <text:p>'Quinone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0-11-17'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573602" calcext:value-type="float">
            <text:p>14573602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Peralta'</text:p>
          </table:table-cell>
          <table:table-cell office:value-type="string" calcext:value-type="string">
            <text:p>'Quesad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4-12-20'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272495" calcext:value-type="float">
            <text:p>13272495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'Blanca'</text:p>
          </table:table-cell>
          <table:table-cell office:value-type="string" calcext:value-type="string">
            <text:p>'Pelayo'</text:p>
          </table:table-cell>
          <table:table-cell office:value-type="string" calcext:value-type="string">
            <text:p>'Pulid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3-10-17'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458901" calcext:value-type="float">
            <text:p>31458901</text:p>
          </table:table-cell>
          <table:table-cell office:value-type="string" calcext:value-type="string">
            <text:p>'Edelberto'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'Pedraza'</text:p>
          </table:table-cell>
          <table:table-cell office:value-type="string" calcext:value-type="string">
            <text:p>'Priet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9-12-27'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800005" calcext:value-type="float">
            <text:p>28800005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Diego'</text:p>
          </table:table-cell>
          <table:table-cell office:value-type="string" calcext:value-type="string">
            <text:p>'Payan'</text:p>
          </table:table-cell>
          <table:table-cell office:value-type="string" calcext:value-type="string">
            <text:p>'Ponce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8-2-23'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613470" calcext:value-type="float">
            <text:p>22613470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Emily'</text:p>
          </table:table-cell>
          <table:table-cell office:value-type="string" calcext:value-type="string">
            <text:p>'Payan'</text:p>
          </table:table-cell>
          <table:table-cell office:value-type="string" calcext:value-type="string">
            <text:p>'Pint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2-6-2'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729411" calcext:value-type="float">
            <text:p>24729411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Castrense'</text:p>
          </table:table-cell>
          <table:table-cell office:value-type="string" calcext:value-type="string">
            <text:p>'Paulino'</text:p>
          </table:table-cell>
          <table:table-cell office:value-type="string" calcext:value-type="string">
            <text:p>'Pint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8-9-18'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513605" calcext:value-type="float">
            <text:p>25513605</text:p>
          </table:table-cell>
          <table:table-cell office:value-type="string" calcext:value-type="string">
            <text:p>'Edwin'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Patino'</text:p>
          </table:table-cell>
          <table:table-cell office:value-type="string" calcext:value-type="string">
            <text:p>'Pino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5-9-15'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549119" calcext:value-type="float">
            <text:p>20549119</text:p>
          </table:table-cell>
          <table:table-cell office:value-type="string" calcext:value-type="string">
            <text:p>'Eladio'</text:p>
          </table:table-cell>
          <table:table-cell office:value-type="string" calcext:value-type="string">
            <text:p>'Faustino'</text:p>
          </table:table-cell>
          <table:table-cell office:value-type="string" calcext:value-type="string">
            <text:p>'Parker'</text:p>
          </table:table-cell>
          <table:table-cell office:value-type="string" calcext:value-type="string">
            <text:p>'Pinon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58-5-25'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608001" calcext:value-type="float">
            <text:p>25608001</text:p>
          </table:table-cell>
          <table:table-cell office:value-type="string" calcext:value-type="string">
            <text:p>'Eladio'</text:p>
          </table:table-cell>
          <table:table-cell office:value-type="string" calcext:value-type="string">
            <text:p>'Jocelynne'</text:p>
          </table:table-cell>
          <table:table-cell office:value-type="string" calcext:value-type="string">
            <text:p>'Paredes'</text:p>
          </table:table-cell>
          <table:table-cell office:value-type="string" calcext:value-type="string">
            <text:p>'Pin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2001-10-6'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388519" calcext:value-type="float">
            <text:p>23388519</text:p>
          </table:table-cell>
          <table:table-cell office:value-type="string" calcext:value-type="string">
            <text:p>'Elba'</text:p>
          </table:table-cell>
          <table:table-cell office:value-type="string" calcext:value-type="string">
            <text:p>'Ives'</text:p>
          </table:table-cell>
          <table:table-cell office:value-type="string" calcext:value-type="string">
            <text:p>'Parada'</text:p>
          </table:table-cell>
          <table:table-cell office:value-type="string" calcext:value-type="string">
            <text:p>'Pichard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8-4-23'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634235" calcext:value-type="float">
            <text:p>18634235</text:p>
          </table:table-cell>
          <table:table-cell office:value-type="string" calcext:value-type="string">
            <text:p>'Elba'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Parada'</text:p>
          </table:table-cell>
          <table:table-cell office:value-type="string" calcext:value-type="string">
            <text:p>'Peterson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1-6-9'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875882" calcext:value-type="float">
            <text:p>14875882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Antonella'</text:p>
          </table:table-cell>
          <table:table-cell office:value-type="string" calcext:value-type="string">
            <text:p>'Palomino'</text:p>
          </table:table-cell>
          <table:table-cell office:value-type="string" calcext:value-type="string">
            <text:p>'Peralt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8-8-13'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034017" calcext:value-type="float">
            <text:p>28034017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Nieves'</text:p>
          </table:table-cell>
          <table:table-cell office:value-type="string" calcext:value-type="string">
            <text:p>'Palomares'</text:p>
          </table:table-cell>
          <table:table-cell office:value-type="string" calcext:value-type="string">
            <text:p>'Peral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9-1-8'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692845" calcext:value-type="float">
            <text:p>24692845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Libertad'</text:p>
          </table:table-cell>
          <table:table-cell office:value-type="string" calcext:value-type="string">
            <text:p>'Palma'</text:p>
          </table:table-cell>
          <table:table-cell office:value-type="string" calcext:value-type="string">
            <text:p>'Pelay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4-2-1'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189874" calcext:value-type="float">
            <text:p>10189874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Palacios'</text:p>
          </table:table-cell>
          <table:table-cell office:value-type="string" calcext:value-type="string">
            <text:p>'Pedraz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2-6-22'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398248" calcext:value-type="float">
            <text:p>19398248</text:p>
          </table:table-cell>
          <table:table-cell office:value-type="string" calcext:value-type="string">
            <text:p>'Elian'</text:p>
          </table:table-cell>
          <table:table-cell office:value-type="string" calcext:value-type="string">
            <text:p>'Ulises'</text:p>
          </table:table-cell>
          <table:table-cell office:value-type="string" calcext:value-type="string">
            <text:p>'Paez'</text:p>
          </table:table-cell>
          <table:table-cell office:value-type="string" calcext:value-type="string">
            <text:p>'Paya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7-11-24'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375883" calcext:value-type="float">
            <text:p>19375883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Pacheco'</text:p>
          </table:table-cell>
          <table:table-cell office:value-type="string" calcext:value-type="string">
            <text:p>'Paulin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3-1-13'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887414" calcext:value-type="float">
            <text:p>17887414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Mireya'</text:p>
          </table:table-cell>
          <table:table-cell office:value-type="string" calcext:value-type="string">
            <text:p>'Pabon'</text:p>
          </table:table-cell>
          <table:table-cell office:value-type="string" calcext:value-type="string">
            <text:p>'Patino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87-7-9'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305612" calcext:value-type="float">
            <text:p>16305612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Bernarda'</text:p>
          </table:table-cell>
          <table:table-cell office:value-type="string" calcext:value-type="string">
            <text:p>'Oviedo'</text:p>
          </table:table-cell>
          <table:table-cell office:value-type="string" calcext:value-type="string">
            <text:p>'Pantoj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3-4-8'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982362" calcext:value-type="float">
            <text:p>30982362</text:p>
          </table:table-cell>
          <table:table-cell office:value-type="string" calcext:value-type="string">
            <text:p>'Elizabeth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Osuna'</text:p>
          </table:table-cell>
          <table:table-cell office:value-type="string" calcext:value-type="string">
            <text:p>'Paniagu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8-7-21'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498650" calcext:value-type="float">
            <text:p>10498650</text:p>
          </table:table-cell>
          <table:table-cell office:value-type="string" calcext:value-type="string">
            <text:p>'Eloisa'</text:p>
          </table:table-cell>
          <table:table-cell office:value-type="string" calcext:value-type="string">
            <text:p>'Clemente'</text:p>
          </table:table-cell>
          <table:table-cell office:value-type="string" calcext:value-type="string">
            <text:p>'Ortiz'</text:p>
          </table:table-cell>
          <table:table-cell office:value-type="string" calcext:value-type="string">
            <text:p>'Paniagu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1-8-28'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682637" calcext:value-type="float">
            <text:p>19682637</text:p>
          </table:table-cell>
          <table:table-cell office:value-type="string" calcext:value-type="string">
            <text:p>'Eloy'</text:p>
          </table:table-cell>
          <table:table-cell office:value-type="string" calcext:value-type="string">
            <text:p>'Belinda'</text:p>
          </table:table-cell>
          <table:table-cell office:value-type="string" calcext:value-type="string">
            <text:p>'Orosco'</text:p>
          </table:table-cell>
          <table:table-cell office:value-type="string" calcext:value-type="string">
            <text:p>'Palomin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6-3-13'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732393" calcext:value-type="float">
            <text:p>29732393</text:p>
          </table:table-cell>
          <table:table-cell office:value-type="string" calcext:value-type="string">
            <text:p>'Elvira'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Oropeza'</text:p>
          </table:table-cell>
          <table:table-cell office:value-type="string" calcext:value-type="string">
            <text:p>'Palafox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3-1-5'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021996" calcext:value-type="float">
            <text:p>29021996</text:p>
          </table:table-cell>
          <table:table-cell office:value-type="string" calcext:value-type="string">
            <text:p>'Ema'</text:p>
          </table:table-cell>
          <table:table-cell office:value-type="string" calcext:value-type="string">
            <text:p>'Zoe'</text:p>
          </table:table-cell>
          <table:table-cell office:value-type="string" calcext:value-type="string">
            <text:p>'Orellana'</text:p>
          </table:table-cell>
          <table:table-cell office:value-type="string" calcext:value-type="string">
            <text:p>'Padill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6-8-5'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566114" calcext:value-type="float">
            <text:p>29566114</text:p>
          </table:table-cell>
          <table:table-cell office:value-type="string" calcext:value-type="string">
            <text:p>'Emilia'</text:p>
          </table:table-cell>
          <table:table-cell office:value-type="string" calcext:value-type="string">
            <text:p>'Agustin'</text:p>
          </table:table-cell>
          <table:table-cell office:value-type="string" calcext:value-type="string">
            <text:p>'Ordaz'</text:p>
          </table:table-cell>
          <table:table-cell office:value-type="string" calcext:value-type="string">
            <text:p>'Pabo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0-2-18'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570465" calcext:value-type="float">
            <text:p>22570465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Gina'</text:p>
          </table:table-cell>
          <table:table-cell office:value-type="string" calcext:value-type="string">
            <text:p>'Olmos'</text:p>
          </table:table-cell>
          <table:table-cell office:value-type="string" calcext:value-type="string">
            <text:p>'Ozun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6-4-20'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519306" calcext:value-type="float">
            <text:p>28519306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Olmos'</text:p>
          </table:table-cell>
          <table:table-cell office:value-type="string" calcext:value-type="string">
            <text:p>'Oter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4-4-18'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037817" calcext:value-type="float">
            <text:p>15037817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Olmedo'</text:p>
          </table:table-cell>
          <table:table-cell office:value-type="string" calcext:value-type="string">
            <text:p>'Osuna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52-5-11'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018036" calcext:value-type="float">
            <text:p>26018036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Lucas'</text:p>
          </table:table-cell>
          <table:table-cell office:value-type="string" calcext:value-type="string">
            <text:p>'Olivo'</text:p>
          </table:table-cell>
          <table:table-cell office:value-type="string" calcext:value-type="string">
            <text:p>'Osori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8-1-21'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633177" calcext:value-type="float">
            <text:p>22633177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Debora'</text:p>
          </table:table-cell>
          <table:table-cell office:value-type="string" calcext:value-type="string">
            <text:p>'Oliver'</text:p>
          </table:table-cell>
          <table:table-cell office:value-type="string" calcext:value-type="string">
            <text:p>'Orozc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2002-4-5'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167129" calcext:value-type="float">
            <text:p>10167129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Olivares'</text:p>
          </table:table-cell>
          <table:table-cell office:value-type="string" calcext:value-type="string">
            <text:p>'Orozc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3-4-4'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687222" calcext:value-type="float">
            <text:p>25687222</text:p>
          </table:table-cell>
          <table:table-cell office:value-type="string" calcext:value-type="string">
            <text:p>'Emilio'</text:p>
          </table:table-cell>
          <table:table-cell office:value-type="string" calcext:value-type="string">
            <text:p>'Celso'</text:p>
          </table:table-cell>
          <table:table-cell office:value-type="string" calcext:value-type="string">
            <text:p>'Olivares'</text:p>
          </table:table-cell>
          <table:table-cell office:value-type="string" calcext:value-type="string">
            <text:p>'Orosc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4-8-4'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743220" calcext:value-type="float">
            <text:p>24743220</text:p>
          </table:table-cell>
          <table:table-cell office:value-type="string" calcext:value-type="string">
            <text:p>'Emily'</text:p>
          </table:table-cell>
          <table:table-cell office:value-type="string" calcext:value-type="string">
            <text:p>'Nazaret'</text:p>
          </table:table-cell>
          <table:table-cell office:value-type="string" calcext:value-type="string">
            <text:p>'Oliva'</text:p>
          </table:table-cell>
          <table:table-cell office:value-type="string" calcext:value-type="string">
            <text:p>'Oropez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2000-9-1'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330860" calcext:value-type="float">
            <text:p>23330860</text:p>
          </table:table-cell>
          <table:table-cell office:value-type="string" calcext:value-type="string">
            <text:p>'Emma'</text:p>
          </table:table-cell>
          <table:table-cell office:value-type="string" calcext:value-type="string">
            <text:p>'Mirella'</text:p>
          </table:table-cell>
          <table:table-cell office:value-type="string" calcext:value-type="string">
            <text:p>'Ocampo'</text:p>
          </table:table-cell>
          <table:table-cell office:value-type="string" calcext:value-type="string">
            <text:p>'Oron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1-7-2'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715203" calcext:value-type="float">
            <text:p>28715203</text:p>
          </table:table-cell>
          <table:table-cell office:value-type="string" calcext:value-type="string">
            <text:p>'Emperatriz'</text:p>
          </table:table-cell>
          <table:table-cell office:value-type="string" calcext:value-type="string">
            <text:p>'Benita'</text:p>
          </table:table-cell>
          <table:table-cell office:value-type="string" calcext:value-type="string">
            <text:p>'Ocampo'</text:p>
          </table:table-cell>
          <table:table-cell office:value-type="string" calcext:value-type="string">
            <text:p>'Oron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2002-4-9'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416861" calcext:value-type="float">
            <text:p>22416861</text:p>
          </table:table-cell>
          <table:table-cell office:value-type="string" calcext:value-type="string">
            <text:p>'Emperatriz'</text:p>
          </table:table-cell>
          <table:table-cell office:value-type="string" calcext:value-type="string">
            <text:p>'Jacob'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Ornela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4-12-9'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053797" calcext:value-type="float">
            <text:p>12053797</text:p>
          </table:table-cell>
          <table:table-cell office:value-type="string" calcext:value-type="string">
            <text:p>'Emperatriz'</text:p>
          </table:table-cell>
          <table:table-cell office:value-type="string" calcext:value-type="string">
            <text:p>'Silvestre'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Ornela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9-5-20'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809897" calcext:value-type="float">
            <text:p>20809897</text:p>
          </table:table-cell>
          <table:table-cell office:value-type="string" calcext:value-type="string">
            <text:p>'Encarnacion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Orellana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83-12-14'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889779" calcext:value-type="float">
            <text:p>18889779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Lili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Ordone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1-7-25'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456443" calcext:value-type="float">
            <text:p>34456443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Oliver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9-6-18'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882228" calcext:value-type="float">
            <text:p>19882228</text:p>
          </table:table-cell>
          <table:table-cell office:value-type="string" calcext:value-type="string">
            <text:p>'Erika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Oliver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0-9-3'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847497" calcext:value-type="float">
            <text:p>15847497</text:p>
          </table:table-cell>
          <table:table-cell office:value-type="string" calcext:value-type="string">
            <text:p>'Esperanza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Olivare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6-5-24'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547646" calcext:value-type="float">
            <text:p>34547646</text:p>
          </table:table-cell>
          <table:table-cell office:value-type="string" calcext:value-type="string">
            <text:p>'Fabian'</text:p>
          </table:table-cell>
          <table:table-cell office:value-type="string" calcext:value-type="string">
            <text:p>'Moira'</text:p>
          </table:table-cell>
          <table:table-cell office:value-type="string" calcext:value-type="string">
            <text:p>'Nelson'</text:p>
          </table:table-cell>
          <table:table-cell office:value-type="string" calcext:value-type="string">
            <text:p>'Olivare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1-9-5'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063576" calcext:value-type="float">
            <text:p>10063576</text:p>
          </table:table-cell>
          <table:table-cell office:value-type="string" calcext:value-type="string">
            <text:p>'Fabian'</text:p>
          </table:table-cell>
          <table:table-cell office:value-type="string" calcext:value-type="string">
            <text:p>'Constanza'</text:p>
          </table:table-cell>
          <table:table-cell office:value-type="string" calcext:value-type="string">
            <text:p>'Nelson'</text:p>
          </table:table-cell>
          <table:table-cell office:value-type="string" calcext:value-type="string">
            <text:p>'Ojed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4-11-11'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845169" calcext:value-type="float">
            <text:p>20845169</text:p>
          </table:table-cell>
          <table:table-cell office:value-type="string" calcext:value-type="string">
            <text:p>'Fabiana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Navarro'</text:p>
          </table:table-cell>
          <table:table-cell office:value-type="string" calcext:value-type="string">
            <text:p>'Ocho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3-6-22'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675456" calcext:value-type="float">
            <text:p>12675456</text:p>
          </table:table-cell>
          <table:table-cell office:value-type="string" calcext:value-type="string">
            <text:p>'Fabiana'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Narvaez'</text:p>
          </table:table-cell>
          <table:table-cell office:value-type="string" calcext:value-type="string">
            <text:p>'Ocho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1-3-22'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829740" calcext:value-type="float">
            <text:p>29829740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Najera'</text:p>
          </table:table-cell>
          <table:table-cell office:value-type="string" calcext:value-type="string">
            <text:p>'Ocho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8-12-1'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613108" calcext:value-type="float">
            <text:p>32613108</text:p>
          </table:table-cell>
          <table:table-cell office:value-type="string" calcext:value-type="string">
            <text:p>'Fabiola'</text:p>
          </table:table-cell>
          <table:table-cell office:value-type="string" calcext:value-type="string">
            <text:p>'Amador'</text:p>
          </table:table-cell>
          <table:table-cell office:value-type="string" calcext:value-type="string">
            <text:p>'Muro'</text:p>
          </table:table-cell>
          <table:table-cell office:value-type="string" calcext:value-type="string">
            <text:p>'Nunez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75-1-2'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817571" calcext:value-type="float">
            <text:p>31817571</text:p>
          </table:table-cell>
          <table:table-cell office:value-type="string" calcext:value-type="string">
            <text:p>'Facunda'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Munguia'</text:p>
          </table:table-cell>
          <table:table-cell office:value-type="string" calcext:value-type="string">
            <text:p>'Nevare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8-9-18'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010003" calcext:value-type="float">
            <text:p>17010003</text:p>
          </table:table-cell>
          <table:table-cell office:value-type="string" calcext:value-type="string">
            <text:p>'Facundo'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Munguia'</text:p>
          </table:table-cell>
          <table:table-cell office:value-type="string" calcext:value-type="string">
            <text:p>'Nevare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7-10-21'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049030" calcext:value-type="float">
            <text:p>23049030</text:p>
          </table:table-cell>
          <table:table-cell office:value-type="string" calcext:value-type="string">
            <text:p>'Facundo'</text:p>
          </table:table-cell>
          <table:table-cell office:value-type="string" calcext:value-type="string">
            <text:p>'Perla'</text:p>
          </table:table-cell>
          <table:table-cell office:value-type="string" calcext:value-type="string">
            <text:p>'Morris'</text:p>
          </table:table-cell>
          <table:table-cell office:value-type="string" calcext:value-type="string">
            <text:p>'Negron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8-2-15'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939781" calcext:value-type="float">
            <text:p>13939781</text:p>
          </table:table-cell>
          <table:table-cell office:value-type="string" calcext:value-type="string">
            <text:p>'Fanny'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Morris'</text:p>
          </table:table-cell>
          <table:table-cell office:value-type="string" calcext:value-type="string">
            <text:p>'Negrete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2002-8-26'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857577" calcext:value-type="float">
            <text:p>12857577</text:p>
          </table:table-cell>
          <table:table-cell office:value-type="string" calcext:value-type="string">
            <text:p>'Faustino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Nazari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8-1-25'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810572" calcext:value-type="float">
            <text:p>27810572</text:p>
          </table:table-cell>
          <table:table-cell office:value-type="string" calcext:value-type="string">
            <text:p>'Faustino'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Narvae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4-3-11'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918329" calcext:value-type="float">
            <text:p>31918329</text:p>
          </table:table-cell>
          <table:table-cell office:value-type="string" calcext:value-type="string">
            <text:p>'Fausto'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Najer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5-1-25'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559365" calcext:value-type="float">
            <text:p>13559365</text:p>
          </table:table-cell>
          <table:table-cell office:value-type="string" calcext:value-type="string">
            <text:p>'Felicia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Muno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1-10-22'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356328" calcext:value-type="float">
            <text:p>14356328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'David'</text:p>
          </table:table-cell>
          <table:table-cell office:value-type="string" calcext:value-type="string">
            <text:p>'Moore'</text:p>
          </table:table-cell>
          <table:table-cell office:value-type="string" calcext:value-type="string">
            <text:p>'Moy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0-7-20'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058511" calcext:value-type="float">
            <text:p>26058511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Montiel'</text:p>
          </table:table-cell>
          <table:table-cell office:value-type="string" calcext:value-type="string">
            <text:p>'Moya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2001-6-24'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665523" calcext:value-type="float">
            <text:p>25665523</text:p>
          </table:table-cell>
          <table:table-cell office:value-type="string" calcext:value-type="string">
            <text:p>'Felicio'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Montiel'</text:p>
          </table:table-cell>
          <table:table-cell office:value-type="string" calcext:value-type="string">
            <text:p>'Morri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9-6-1'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746083" calcext:value-type="float">
            <text:p>26746083</text:p>
          </table:table-cell>
          <table:table-cell office:value-type="string" calcext:value-type="string">
            <text:p>'Felicio'</text:p>
          </table:table-cell>
          <table:table-cell office:value-type="string" calcext:value-type="string">
            <text:p>'Julia'</text:p>
          </table:table-cell>
          <table:table-cell office:value-type="string" calcext:value-type="string">
            <text:p>'Montez'</text:p>
          </table:table-cell>
          <table:table-cell office:value-type="string" calcext:value-type="string">
            <text:p>'Morri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2002-2-20'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892450" calcext:value-type="float">
            <text:p>27892450</text:p>
          </table:table-cell>
          <table:table-cell office:value-type="string" calcext:value-type="string">
            <text:p>'Felix'</text:p>
          </table:table-cell>
          <table:table-cell office:value-type="string" calcext:value-type="string">
            <text:p>'Audrey'</text:p>
          </table:table-cell>
          <table:table-cell office:value-type="string" calcext:value-type="string">
            <text:p>'Montes'</text:p>
          </table:table-cell>
          <table:table-cell office:value-type="string" calcext:value-type="string">
            <text:p>'Moren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8-9-15'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447381" calcext:value-type="float">
            <text:p>32447381</text:p>
          </table:table-cell>
          <table:table-cell office:value-type="string" calcext:value-type="string">
            <text:p>'Fermin'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Moreir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1-7-13'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657299" calcext:value-type="float">
            <text:p>29657299</text:p>
          </table:table-cell>
          <table:table-cell office:value-type="string" calcext:value-type="string">
            <text:p>'Fernanda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Mor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8-8-14'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667094" calcext:value-type="float">
            <text:p>14667094</text:p>
          </table:table-cell>
          <table:table-cell office:value-type="string" calcext:value-type="string">
            <text:p>'Fernanda'</text:p>
          </table:table-cell>
          <table:table-cell office:value-type="string" calcext:value-type="string">
            <text:p>'Mercedes'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Mor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2-11-19'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026438" calcext:value-type="float">
            <text:p>28026438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Montemayor'</text:p>
          </table:table-cell>
          <table:table-cell office:value-type="string" calcext:value-type="string">
            <text:p>'Mor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5-8-12'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391539" calcext:value-type="float">
            <text:p>11391539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Monreal'</text:p>
          </table:table-cell>
          <table:table-cell office:value-type="string" calcext:value-type="string">
            <text:p>'Moore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9-5-2'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645588" calcext:value-type="float">
            <text:p>18645588</text:p>
          </table:table-cell>
          <table:table-cell office:value-type="string" calcext:value-type="string">
            <text:p>'Fiona'</text:p>
          </table:table-cell>
          <table:table-cell office:value-type="string" calcext:value-type="string">
            <text:p>'Alejandro'</text:p>
          </table:table-cell>
          <table:table-cell office:value-type="string" calcext:value-type="string">
            <text:p>'Monreal'</text:p>
          </table:table-cell>
          <table:table-cell office:value-type="string" calcext:value-type="string">
            <text:p>'Monzo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7-9-16'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453958" calcext:value-type="float">
            <text:p>29453958</text:p>
          </table:table-cell>
          <table:table-cell office:value-type="string" calcext:value-type="string">
            <text:p>'Flor'</text:p>
          </table:table-cell>
          <table:table-cell office:value-type="string" calcext:value-type="string">
            <text:p>'Mafalda'</text:p>
          </table:table-cell>
          <table:table-cell office:value-type="string" calcext:value-type="string">
            <text:p>'Monreal'</text:p>
          </table:table-cell>
          <table:table-cell office:value-type="string" calcext:value-type="string">
            <text:p>'Montiel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72-3-7'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972790" calcext:value-type="float">
            <text:p>19972790</text:p>
          </table:table-cell>
          <table:table-cell office:value-type="string" calcext:value-type="string">
            <text:p>'Florentina'</text:p>
          </table:table-cell>
          <table:table-cell office:value-type="string" calcext:value-type="string">
            <text:p>'Cecilio'</text:p>
          </table:table-cell>
          <table:table-cell office:value-type="string" calcext:value-type="string">
            <text:p>'Monge'</text:p>
          </table:table-cell>
          <table:table-cell office:value-type="string" calcext:value-type="string">
            <text:p>'Montesdeoc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4-11-23'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146643" calcext:value-type="float">
            <text:p>23146643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Poncio'</text:p>
          </table:table-cell>
          <table:table-cell office:value-type="string" calcext:value-type="string">
            <text:p>'Monge'</text:p>
          </table:table-cell>
          <table:table-cell office:value-type="string" calcext:value-type="string">
            <text:p>'Monte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9-4-10'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167214" calcext:value-type="float">
            <text:p>30167214</text:p>
          </table:table-cell>
          <table:table-cell office:value-type="string" calcext:value-type="string">
            <text:p>'Franca'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Moncada'</text:p>
          </table:table-cell>
          <table:table-cell office:value-type="string" calcext:value-type="string">
            <text:p>'Monter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7-10-19'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447048" calcext:value-type="float">
            <text:p>31447048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Moncada'</text:p>
          </table:table-cell>
          <table:table-cell office:value-type="string" calcext:value-type="string">
            <text:p>'Monter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6-3-21'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884309" calcext:value-type="float">
            <text:p>10884309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Paciano'</text:p>
          </table:table-cell>
          <table:table-cell office:value-type="string" calcext:value-type="string">
            <text:p>'Mojica'</text:p>
          </table:table-cell>
          <table:table-cell office:value-type="string" calcext:value-type="string">
            <text:p>'Montemayor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6-7-13'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721408" calcext:value-type="float">
            <text:p>17721408</text:p>
          </table:table-cell>
          <table:table-cell office:value-type="string" calcext:value-type="string">
            <text:p>'Fulgencio'</text:p>
          </table:table-cell>
          <table:table-cell office:value-type="string" calcext:value-type="string">
            <text:p>'Christian'</text:p>
          </table:table-cell>
          <table:table-cell office:value-type="string" calcext:value-type="string">
            <text:p>'Mojica'</text:p>
          </table:table-cell>
          <table:table-cell office:value-type="string" calcext:value-type="string">
            <text:p>'Montemayor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5-6-5'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584464" calcext:value-type="float">
            <text:p>29584464</text:p>
          </table:table-cell>
          <table:table-cell office:value-type="string" calcext:value-type="string">
            <text:p>'Gabriel'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Mitchell'</text:p>
          </table:table-cell>
          <table:table-cell office:value-type="string" calcext:value-type="string">
            <text:p>'Montemayor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7-9-9'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257160" calcext:value-type="float">
            <text:p>25257160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Mitchell'</text:p>
          </table:table-cell>
          <table:table-cell office:value-type="string" calcext:value-type="string">
            <text:p>'Montane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7-7-21'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307125" calcext:value-type="float">
            <text:p>28307125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'Mireles'</text:p>
          </table:table-cell>
          <table:table-cell office:value-type="string" calcext:value-type="string">
            <text:p>'Monreal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3-12-26'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770696" calcext:value-type="float">
            <text:p>24770696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Miranda'</text:p>
          </table:table-cell>
          <table:table-cell office:value-type="string" calcext:value-type="string">
            <text:p>'Mojica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82-1-13'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293995" calcext:value-type="float">
            <text:p>22293995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Miramontes'</text:p>
          </table:table-cell>
          <table:table-cell office:value-type="string" calcext:value-type="string">
            <text:p>'Mojic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3-8-5'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756487" calcext:value-type="float">
            <text:p>30756487</text:p>
          </table:table-cell>
          <table:table-cell office:value-type="string" calcext:value-type="string">
            <text:p>'Georgina'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Miller'</text:p>
          </table:table-cell>
          <table:table-cell office:value-type="string" calcext:value-type="string">
            <text:p>'Mojic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3-6-15'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141777" calcext:value-type="float">
            <text:p>20141777</text:p>
          </table:table-cell>
          <table:table-cell office:value-type="string" calcext:value-type="string">
            <text:p>'Georgina'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Michel'</text:p>
          </table:table-cell>
          <table:table-cell office:value-type="string" calcext:value-type="string">
            <text:p>'Mitchell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8-9-7'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674562" calcext:value-type="float">
            <text:p>17674562</text:p>
          </table:table-cell>
          <table:table-cell office:value-type="string" calcext:value-type="string">
            <text:p>'German'</text:p>
          </table:table-cell>
          <table:table-cell office:value-type="string" calcext:value-type="string">
            <text:p>'Brenda'</text:p>
          </table:table-cell>
          <table:table-cell office:value-type="string" calcext:value-type="string">
            <text:p>'Meza'</text:p>
          </table:table-cell>
          <table:table-cell office:value-type="string" calcext:value-type="string">
            <text:p>'Mirel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9-7-21'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436624" calcext:value-type="float">
            <text:p>25436624</text:p>
          </table:table-cell>
          <table:table-cell office:value-type="string" calcext:value-type="string">
            <text:p>'German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Mesa'</text:p>
          </table:table-cell>
          <table:table-cell office:value-type="string" calcext:value-type="string">
            <text:p>'Mirand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2002-1-19'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541355" calcext:value-type="float">
            <text:p>13541355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Fermin'</text:p>
          </table:table-cell>
          <table:table-cell office:value-type="string" calcext:value-type="string">
            <text:p>'Meraz'</text:p>
          </table:table-cell>
          <table:table-cell office:value-type="string" calcext:value-type="string">
            <text:p>'Miramont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2-5-26'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416466" calcext:value-type="float">
            <text:p>13416466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Menjivar'</text:p>
          </table:table-cell>
          <table:table-cell office:value-type="string" calcext:value-type="string">
            <text:p>'Michel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6-1-24'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036245" calcext:value-type="float">
            <text:p>32036245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Nathaly'</text:p>
          </table:table-cell>
          <table:table-cell office:value-type="string" calcext:value-type="string">
            <text:p>'Meneses'</text:p>
          </table:table-cell>
          <table:table-cell office:value-type="string" calcext:value-type="string">
            <text:p>'Merin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7-3-20'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268371" calcext:value-type="float">
            <text:p>22268371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Belinda'</text:p>
          </table:table-cell>
          <table:table-cell office:value-type="string" calcext:value-type="string">
            <text:p>'Menendez'</text:p>
          </table:table-cell>
          <table:table-cell office:value-type="string" calcext:value-type="string">
            <text:p>'Mendiol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5-12-3'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650388" calcext:value-type="float">
            <text:p>19650388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Florindo'</text:p>
          </table:table-cell>
          <table:table-cell office:value-type="string" calcext:value-type="string">
            <text:p>'Menendez'</text:p>
          </table:table-cell>
          <table:table-cell office:value-type="string" calcext:value-type="string">
            <text:p>'Mendez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51-3-6'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993276" calcext:value-type="float">
            <text:p>25993276</text:p>
          </table:table-cell>
          <table:table-cell office:value-type="string" calcext:value-type="string">
            <text:p>'Greta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Mendiola'</text:p>
          </table:table-cell>
          <table:table-cell office:value-type="string" calcext:value-type="string">
            <text:p>'Men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8-7-1'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433724" calcext:value-type="float">
            <text:p>13433724</text:p>
          </table:table-cell>
          <table:table-cell office:value-type="string" calcext:value-type="string">
            <text:p>'Greta'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Mena'</text:p>
          </table:table-cell>
          <table:table-cell office:value-type="string" calcext:value-type="string">
            <text:p>'Mel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8-11-11'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727279" calcext:value-type="float">
            <text:p>20727279</text:p>
          </table:table-cell>
          <table:table-cell office:value-type="string" calcext:value-type="string">
            <text:p>'Griselda'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Melgoza'</text:p>
          </table:table-cell>
          <table:table-cell office:value-type="string" calcext:value-type="string">
            <text:p>'Mel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2-1-23'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223988" calcext:value-type="float">
            <text:p>24223988</text:p>
          </table:table-cell>
          <table:table-cell office:value-type="string" calcext:value-type="string">
            <text:p>'Griselda'</text:p>
          </table:table-cell>
          <table:table-cell office:value-type="string" calcext:value-type="string">
            <text:p>'Petronilo'</text:p>
          </table:table-cell>
          <table:table-cell office:value-type="string" calcext:value-type="string">
            <text:p>'Melgar'</text:p>
          </table:table-cell>
          <table:table-cell office:value-type="string" calcext:value-type="string">
            <text:p>'Melgoz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7-6-7'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844008" calcext:value-type="float">
            <text:p>16844008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Mafalda'</text:p>
          </table:table-cell>
          <table:table-cell office:value-type="string" calcext:value-type="string">
            <text:p>'Melgar'</text:p>
          </table:table-cell>
          <table:table-cell office:value-type="string" calcext:value-type="string">
            <text:p>'Meji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9-9-1'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567127" calcext:value-type="float">
            <text:p>15567127</text:p>
          </table:table-cell>
          <table:table-cell office:value-type="string" calcext:value-type="string">
            <text:p>'Gulliver'</text:p>
          </table:table-cell>
          <table:table-cell office:value-type="string" calcext:value-type="string">
            <text:p>'Juliano'</text:p>
          </table:table-cell>
          <table:table-cell office:value-type="string" calcext:value-type="string">
            <text:p>'Melendez'</text:p>
          </table:table-cell>
          <table:table-cell office:value-type="string" calcext:value-type="string">
            <text:p>'Mazariego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0-6-23'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812478" calcext:value-type="float">
            <text:p>30812478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Owen'</text:p>
          </table:table-cell>
          <table:table-cell office:value-type="string" calcext:value-type="string">
            <text:p>'Melchor'</text:p>
          </table:table-cell>
          <table:table-cell office:value-type="string" calcext:value-type="string">
            <text:p>'May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4-6-24'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854337" calcext:value-type="float">
            <text:p>34854337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Maximina'</text:p>
          </table:table-cell>
          <table:table-cell office:value-type="string" calcext:value-type="string">
            <text:p>'Medina'</text:p>
          </table:table-cell>
          <table:table-cell office:value-type="string" calcext:value-type="string">
            <text:p>'Marte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0-9-23'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731373" calcext:value-type="float">
            <text:p>12731373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'Medellin'</text:p>
          </table:table-cell>
          <table:table-cell office:value-type="string" calcext:value-type="string">
            <text:p>'Marroqui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3-2-8'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758456" calcext:value-type="float">
            <text:p>16758456</text:p>
          </table:table-cell>
          <table:table-cell office:value-type="string" calcext:value-type="string">
            <text:p>'Heidi'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Medellin'</text:p>
          </table:table-cell>
          <table:table-cell office:value-type="string" calcext:value-type="string">
            <text:p>'Marin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70-4-15'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863394" calcext:value-type="float">
            <text:p>26863394</text:p>
          </table:table-cell>
          <table:table-cell office:value-type="string" calcext:value-type="string">
            <text:p>'Heidi'</text:p>
          </table:table-cell>
          <table:table-cell office:value-type="string" calcext:value-type="string">
            <text:p>'Venancio'</text:p>
          </table:table-cell>
          <table:table-cell office:value-type="string" calcext:value-type="string">
            <text:p>'Martinez'</text:p>
          </table:table-cell>
          <table:table-cell office:value-type="string" calcext:value-type="string">
            <text:p>'Mare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8-9-18'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668497" calcext:value-type="float">
            <text:p>10668497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Silvester'</text:p>
          </table:table-cell>
          <table:table-cell office:value-type="string" calcext:value-type="string">
            <text:p>'Martinez'</text:p>
          </table:table-cell>
          <table:table-cell office:value-type="string" calcext:value-type="string">
            <text:p>'Manzan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6-8-13'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430622" calcext:value-type="float">
            <text:p>21430622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Martines'</text:p>
          </table:table-cell>
          <table:table-cell office:value-type="string" calcext:value-type="string">
            <text:p>'Manrique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7-3-23'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404009" calcext:value-type="float">
            <text:p>22404009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Marte'</text:p>
          </table:table-cell>
          <table:table-cell office:value-type="string" calcext:value-type="string">
            <text:p>'Maldonad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0-6-24'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316589" calcext:value-type="float">
            <text:p>14316589</text:p>
          </table:table-cell>
          <table:table-cell office:value-type="string" calcext:value-type="string">
            <text:p>'Hermione'</text:p>
          </table:table-cell>
          <table:table-cell office:value-type="string" calcext:value-type="string">
            <text:p>'Melisa'</text:p>
          </table:table-cell>
          <table:table-cell office:value-type="string" calcext:value-type="string">
            <text:p>'Marrero'</text:p>
          </table:table-cell>
          <table:table-cell office:value-type="string" calcext:value-type="string">
            <text:p>'Magdalen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8-7-28'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015576" calcext:value-type="float">
            <text:p>18015576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Lionel'</text:p>
          </table:table-cell>
          <table:table-cell office:value-type="string" calcext:value-type="string">
            <text:p>'Marquez'</text:p>
          </table:table-cell>
          <table:table-cell office:value-type="string" calcext:value-type="string">
            <text:p>'Magallon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8-1-21'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240913" calcext:value-type="float">
            <text:p>25240913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Clemente'</text:p>
          </table:table-cell>
          <table:table-cell office:value-type="string" calcext:value-type="string">
            <text:p>'Mariscal'</text:p>
          </table:table-cell>
          <table:table-cell office:value-type="string" calcext:value-type="string">
            <text:p>'Magallo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7-7-23'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241543" calcext:value-type="float">
            <text:p>11241543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Ludmila'</text:p>
          </table:table-cell>
          <table:table-cell office:value-type="string" calcext:value-type="string">
            <text:p>'Mares'</text:p>
          </table:table-cell>
          <table:table-cell office:value-type="string" calcext:value-type="string">
            <text:p>'Magallo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4-1-9'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108998" calcext:value-type="float">
            <text:p>27108998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Imma'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Magallane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3-7-12'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383727" calcext:value-type="float">
            <text:p>30383727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Maximina'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Magallanes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66-4-26'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158490" calcext:value-type="float">
            <text:p>29158490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Adrian'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Maesta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6-1-24'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850948" calcext:value-type="float">
            <text:p>18850948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Manzanares'</text:p>
          </table:table-cell>
          <table:table-cell office:value-type="string" calcext:value-type="string">
            <text:p>'Maciel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0-12-17'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339381" calcext:value-type="float">
            <text:p>15339381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Pastor'</text:p>
          </table:table-cell>
          <table:table-cell office:value-type="string" calcext:value-type="string">
            <text:p>'Mandujano'</text:p>
          </table:table-cell>
          <table:table-cell office:value-type="string" calcext:value-type="string">
            <text:p>'Macia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2002-2-13'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015545" calcext:value-type="float">
            <text:p>10015545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Mandujano'</text:p>
          </table:table-cell>
          <table:table-cell office:value-type="string" calcext:value-type="string">
            <text:p>'Machuc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9-11-13'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431864" calcext:value-type="float">
            <text:p>24431864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Regulo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Machad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8-5-16'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616775" calcext:value-type="float">
            <text:p>33616775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Natividad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Machad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3-6-21'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085463" calcext:value-type="float">
            <text:p>18085463</text:p>
          </table:table-cell>
          <table:table-cell office:value-type="string" calcext:value-type="string">
            <text:p>'Imelda'</text:p>
          </table:table-cell>
          <table:table-cell office:value-type="string" calcext:value-type="string">
            <text:p>'Juliano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Lui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4-8-1'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579192" calcext:value-type="float">
            <text:p>10579192</text:p>
          </table:table-cell>
          <table:table-cell office:value-type="string" calcext:value-type="string">
            <text:p>'Imelda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Lug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5-1-5'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434257" calcext:value-type="float">
            <text:p>26434257</text:p>
          </table:table-cell>
          <table:table-cell office:value-type="string" calcext:value-type="string">
            <text:p>'Imma'</text:p>
          </table:table-cell>
          <table:table-cell office:value-type="string" calcext:value-type="string">
            <text:p>'Carola'</text:p>
          </table:table-cell>
          <table:table-cell office:value-type="string" calcext:value-type="string">
            <text:p>'Magallanes'</text:p>
          </table:table-cell>
          <table:table-cell office:value-type="string" calcext:value-type="string">
            <text:p>'Lucer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7-2-4'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299964" calcext:value-type="float">
            <text:p>33299964</text:p>
          </table:table-cell>
          <table:table-cell office:value-type="string" calcext:value-type="string">
            <text:p>'Imma'</text:p>
          </table:table-cell>
          <table:table-cell office:value-type="string" calcext:value-type="string">
            <text:p>'Flor'</text:p>
          </table:table-cell>
          <table:table-cell office:value-type="string" calcext:value-type="string">
            <text:p>'Madrigal'</text:p>
          </table:table-cell>
          <table:table-cell office:value-type="string" calcext:value-type="string">
            <text:p>'Lozano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50-12-3'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816487" calcext:value-type="float">
            <text:p>17816487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Ligia'</text:p>
          </table:table-cell>
          <table:table-cell office:value-type="string" calcext:value-type="string">
            <text:p>'Madrid'</text:p>
          </table:table-cell>
          <table:table-cell office:value-type="string" calcext:value-type="string">
            <text:p>'Loz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7-2-20'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964851" calcext:value-type="float">
            <text:p>15964851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Madrid'</text:p>
          </table:table-cell>
          <table:table-cell office:value-type="string" calcext:value-type="string">
            <text:p>'Lovat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0-4-2'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819669" calcext:value-type="float">
            <text:p>29819669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Sebastian'</text:p>
          </table:table-cell>
          <table:table-cell office:value-type="string" calcext:value-type="string">
            <text:p>'Maciel'</text:p>
          </table:table-cell>
          <table:table-cell office:value-type="string" calcext:value-type="string">
            <text:p>'Lorenz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8-4-21'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864366" calcext:value-type="float">
            <text:p>13864366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Macias'</text:p>
          </table:table-cell>
          <table:table-cell office:value-type="string" calcext:value-type="string">
            <text:p>'Lor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9-8-28'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468933" calcext:value-type="float">
            <text:p>21468933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Machuca'</text:p>
          </table:table-cell>
          <table:table-cell office:value-type="string" calcext:value-type="string">
            <text:p>'Lor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8-10-3'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530028" calcext:value-type="float">
            <text:p>14530028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Saida'</text:p>
          </table:table-cell>
          <table:table-cell office:value-type="string" calcext:value-type="string">
            <text:p>'Machuca'</text:p>
          </table:table-cell>
          <table:table-cell office:value-type="string" calcext:value-type="string">
            <text:p>'Lor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1-9-10'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384704" calcext:value-type="float">
            <text:p>14384704</text:p>
          </table:table-cell>
          <table:table-cell office:value-type="string" calcext:value-type="string">
            <text:p>'Isabel'</text:p>
          </table:table-cell>
          <table:table-cell office:value-type="string" calcext:value-type="string">
            <text:p>'Augusto'</text:p>
          </table:table-cell>
          <table:table-cell office:value-type="string" calcext:value-type="string">
            <text:p>'Machado'</text:p>
          </table:table-cell>
          <table:table-cell office:value-type="string" calcext:value-type="string">
            <text:p>'Lope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8-1-17'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762764" calcext:value-type="float">
            <text:p>31762764</text:p>
          </table:table-cell>
          <table:table-cell office:value-type="string" calcext:value-type="string">
            <text:p>'Isabella'</text:p>
          </table:table-cell>
          <table:table-cell office:value-type="string" calcext:value-type="string">
            <text:p>'Ceferino'</text:p>
          </table:table-cell>
          <table:table-cell office:value-type="string" calcext:value-type="string">
            <text:p>'Lugo'</text:p>
          </table:table-cell>
          <table:table-cell office:value-type="string" calcext:value-type="string">
            <text:p>'Lomeli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3-9-6'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264614" calcext:value-type="float">
            <text:p>17264614</text:p>
          </table:table-cell>
          <table:table-cell office:value-type="string" calcext:value-type="string">
            <text:p>'Italo'</text:p>
          </table:table-cell>
          <table:table-cell office:value-type="string" calcext:value-type="string">
            <text:p>'Dafne'</text:p>
          </table:table-cell>
          <table:table-cell office:value-type="string" calcext:value-type="string">
            <text:p>'Luevano'</text:p>
          </table:table-cell>
          <table:table-cell office:value-type="string" calcext:value-type="string">
            <text:p>'Lir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1-3-9'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568254" calcext:value-type="float">
            <text:p>26568254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Luciano'</text:p>
          </table:table-cell>
          <table:table-cell office:value-type="string" calcext:value-type="string">
            <text:p>'Lima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3-1-16'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053120" calcext:value-type="float">
            <text:p>19053120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Ascension'</text:p>
          </table:table-cell>
          <table:table-cell office:value-type="string" calcext:value-type="string">
            <text:p>'Lucero'</text:p>
          </table:table-cell>
          <table:table-cell office:value-type="string" calcext:value-type="string">
            <text:p>'Lim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6-12-21'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713312" calcext:value-type="float">
            <text:p>17713312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Amador'</text:p>
          </table:table-cell>
          <table:table-cell office:value-type="string" calcext:value-type="string">
            <text:p>'Lozano'</text:p>
          </table:table-cell>
          <table:table-cell office:value-type="string" calcext:value-type="string">
            <text:p>'Lewi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5-7-17'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565362" calcext:value-type="float">
            <text:p>27565362</text:p>
          </table:table-cell>
          <table:table-cell office:value-type="string" calcext:value-type="string">
            <text:p>'Ives'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Lozano'</text:p>
          </table:table-cell>
          <table:table-cell office:value-type="string" calcext:value-type="string">
            <text:p>'Lewi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0-12-24'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664942" calcext:value-type="float">
            <text:p>30664942</text:p>
          </table:table-cell>
          <table:table-cell office:value-type="string" calcext:value-type="string">
            <text:p>'Ives'</text:p>
          </table:table-cell>
          <table:table-cell office:value-type="string" calcext:value-type="string">
            <text:p>'Federico'</text:p>
          </table:table-cell>
          <table:table-cell office:value-type="string" calcext:value-type="string">
            <text:p>'Lozada'</text:p>
          </table:table-cell>
          <table:table-cell office:value-type="string" calcext:value-type="string">
            <text:p>'Ledesm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7-8-22'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303150" calcext:value-type="float">
            <text:p>10303150</text:p>
          </table:table-cell>
          <table:table-cell office:value-type="string" calcext:value-type="string">
            <text:p>'Jacob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Loya'</text:p>
          </table:table-cell>
          <table:table-cell office:value-type="string" calcext:value-type="string">
            <text:p>'Lebron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0-7-26'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754675" calcext:value-type="float">
            <text:p>10754675</text:p>
          </table:table-cell>
          <table:table-cell office:value-type="string" calcext:value-type="string">
            <text:p>'Jacob'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Lovato'</text:p>
          </table:table-cell>
          <table:table-cell office:value-type="string" calcext:value-type="string">
            <text:p>'Lazar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1-12-27'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281891" calcext:value-type="float">
            <text:p>24281891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'Lora'</text:p>
          </table:table-cell>
          <table:table-cell office:value-type="string" calcext:value-type="string">
            <text:p>'Lario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5-4-1'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108929" calcext:value-type="float">
            <text:p>17108929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Long'</text:p>
          </table:table-cell>
          <table:table-cell office:value-type="string" calcext:value-type="string">
            <text:p>'Landero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5-1-24'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223991" calcext:value-type="float">
            <text:p>19223991</text:p>
          </table:table-cell>
          <table:table-cell office:value-type="string" calcext:value-type="string">
            <text:p>'Jacqueline'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Long'</text:p>
          </table:table-cell>
          <table:table-cell office:value-type="string" calcext:value-type="string">
            <text:p>'Land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5-1-7'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909708" calcext:value-type="float">
            <text:p>21909708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Nancy'</text:p>
          </table:table-cell>
          <table:table-cell office:value-type="string" calcext:value-type="string">
            <text:p>'Loera'</text:p>
          </table:table-cell>
          <table:table-cell office:value-type="string" calcext:value-type="string">
            <text:p>'Kelly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5-6-1'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552693" calcext:value-type="float">
            <text:p>12552693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Renata'</text:p>
          </table:table-cell>
          <table:table-cell office:value-type="string" calcext:value-type="string">
            <text:p>'Lima'</text:p>
          </table:table-cell>
          <table:table-cell office:value-type="string" calcext:value-type="string">
            <text:p>'Jurad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8-2-22'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627436" calcext:value-type="float">
            <text:p>32627436</text:p>
          </table:table-cell>
          <table:table-cell office:value-type="string" calcext:value-type="string">
            <text:p>'Jane'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Lima'</text:p>
          </table:table-cell>
          <table:table-cell office:value-type="string" calcext:value-type="string">
            <text:p>'Johnson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6-8-6'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174271" calcext:value-type="float">
            <text:p>17174271</text:p>
          </table:table-cell>
          <table:table-cell office:value-type="string" calcext:value-type="string">
            <text:p>'Jane'</text:p>
          </table:table-cell>
          <table:table-cell office:value-type="string" calcext:value-type="string">
            <text:p>'Chistopher'</text:p>
          </table:table-cell>
          <table:table-cell office:value-type="string" calcext:value-type="string">
            <text:p>'Leyva'</text:p>
          </table:table-cell>
          <table:table-cell office:value-type="string" calcext:value-type="string">
            <text:p>'Jimene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6-3-3'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262528" calcext:value-type="float">
            <text:p>16262528</text:p>
          </table:table-cell>
          <table:table-cell office:value-type="string" calcext:value-type="string">
            <text:p>'Jane'</text:p>
          </table:table-cell>
          <table:table-cell office:value-type="string" calcext:value-type="string">
            <text:p>'Federico'</text:p>
          </table:table-cell>
          <table:table-cell office:value-type="string" calcext:value-type="string">
            <text:p>'Lewis'</text:p>
          </table:table-cell>
          <table:table-cell office:value-type="string" calcext:value-type="string">
            <text:p>'Jauregui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7-4-4'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490771" calcext:value-type="float">
            <text:p>29490771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Jass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4-4-2'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264999" calcext:value-type="float">
            <text:p>13264999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Leiva'</text:p>
          </table:table-cell>
          <table:table-cell office:value-type="string" calcext:value-type="string">
            <text:p>'Jass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4-6-28'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273906" calcext:value-type="float">
            <text:p>28273906</text:p>
          </table:table-cell>
          <table:table-cell office:value-type="string" calcext:value-type="string">
            <text:p>'Jayden'</text:p>
          </table:table-cell>
          <table:table-cell office:value-type="string" calcext:value-type="string">
            <text:p>'Agatha'</text:p>
          </table:table-cell>
          <table:table-cell office:value-type="string" calcext:value-type="string">
            <text:p>'Leija'</text:p>
          </table:table-cell>
          <table:table-cell office:value-type="string" calcext:value-type="string">
            <text:p>'Jaramill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4-4-22'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356031" calcext:value-type="float">
            <text:p>31356031</text:p>
          </table:table-cell>
          <table:table-cell office:value-type="string" calcext:value-type="string">
            <text:p>'Jennifer'</text:p>
          </table:table-cell>
          <table:table-cell office:value-type="string" calcext:value-type="string">
            <text:p>'Gregorio'</text:p>
          </table:table-cell>
          <table:table-cell office:value-type="string" calcext:value-type="string">
            <text:p>'Ledezma'</text:p>
          </table:table-cell>
          <table:table-cell office:value-type="string" calcext:value-type="string">
            <text:p>'Jaque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9-2-16'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430704" calcext:value-type="float">
            <text:p>20430704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Leal'</text:p>
          </table:table-cell>
          <table:table-cell office:value-type="string" calcext:value-type="string">
            <text:p>'Jaime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5-8-17'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668911" calcext:value-type="float">
            <text:p>14668911</text:p>
          </table:table-cell>
          <table:table-cell office:value-type="string" calcext:value-type="string">
            <text:p>'Jesus'</text:p>
          </table:table-cell>
          <table:table-cell office:value-type="string" calcext:value-type="string">
            <text:p>'Jacqueline'</text:p>
          </table:table-cell>
          <table:table-cell office:value-type="string" calcext:value-type="string">
            <text:p>'Lazo'</text:p>
          </table:table-cell>
          <table:table-cell office:value-type="string" calcext:value-type="string">
            <text:p>'Jackson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79-3-5'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539915" calcext:value-type="float">
            <text:p>27539915</text:p>
          </table:table-cell>
          <table:table-cell office:value-type="string" calcext:value-type="string">
            <text:p>'Jesus'</text:p>
          </table:table-cell>
          <table:table-cell office:value-type="string" calcext:value-type="string">
            <text:p>'Julia'</text:p>
          </table:table-cell>
          <table:table-cell office:value-type="string" calcext:value-type="string">
            <text:p>'Lazaro'</text:p>
          </table:table-cell>
          <table:table-cell office:value-type="string" calcext:value-type="string">
            <text:p>'Izquierd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6-1-18'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246464" calcext:value-type="float">
            <text:p>21246464</text:p>
          </table:table-cell>
          <table:table-cell office:value-type="string" calcext:value-type="string">
            <text:p>'Jhoan'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Izaguirre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9-9-4'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095554" calcext:value-type="float">
            <text:p>17095554</text:p>
          </table:table-cell>
          <table:table-cell office:value-type="string" calcext:value-type="string">
            <text:p>'Jhoan'</text:p>
          </table:table-cell>
          <table:table-cell office:value-type="string" calcext:value-type="string">
            <text:p>'Chistopher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Irizarry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0-11-13'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910563" calcext:value-type="float">
            <text:p>26910563</text:p>
          </table:table-cell>
          <table:table-cell office:value-type="string" calcext:value-type="string">
            <text:p>'Jiovani'</text:p>
          </table:table-cell>
          <table:table-cell office:value-type="string" calcext:value-type="string">
            <text:p>'Aurelia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Infante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0-2-5'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527406" calcext:value-type="float">
            <text:p>27527406</text:p>
          </table:table-cell>
          <table:table-cell office:value-type="string" calcext:value-type="string">
            <text:p>'Jiovani'</text:p>
          </table:table-cell>
          <table:table-cell office:value-type="string" calcext:value-type="string">
            <text:p>'Mark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Ibarr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8-7-12'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583431" calcext:value-type="float">
            <text:p>15583431</text:p>
          </table:table-cell>
          <table:table-cell office:value-type="string" calcext:value-type="string">
            <text:p>'Jiovani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Lara'</text:p>
          </table:table-cell>
          <table:table-cell office:value-type="string" calcext:value-type="string">
            <text:p>'Hugh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9-9-11'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745053" calcext:value-type="float">
            <text:p>20745053</text:p>
          </table:table-cell>
          <table:table-cell office:value-type="string" calcext:value-type="string">
            <text:p>'Jocelynne'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Landeros'</text:p>
          </table:table-cell>
          <table:table-cell office:value-type="string" calcext:value-type="string">
            <text:p>'Hughe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8-10-18'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711286" calcext:value-type="float">
            <text:p>19711286</text:p>
          </table:table-cell>
          <table:table-cell office:value-type="string" calcext:value-type="string">
            <text:p>'Johanna'</text:p>
          </table:table-cell>
          <table:table-cell office:value-type="string" calcext:value-type="string">
            <text:p>'Magali'</text:p>
          </table:table-cell>
          <table:table-cell office:value-type="string" calcext:value-type="string">
            <text:p>'Landa'</text:p>
          </table:table-cell>
          <table:table-cell office:value-type="string" calcext:value-type="string">
            <text:p>'Hughe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2000-2-5'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220611" calcext:value-type="float">
            <text:p>24220611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Clemente'</text:p>
          </table:table-cell>
          <table:table-cell office:value-type="string" calcext:value-type="string">
            <text:p>'Landa'</text:p>
          </table:table-cell>
          <table:table-cell office:value-type="string" calcext:value-type="string">
            <text:p>'Huert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2-6-7'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852919" calcext:value-type="float">
            <text:p>10852919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Kelly'</text:p>
          </table:table-cell>
          <table:table-cell office:value-type="string" calcext:value-type="string">
            <text:p>'Holguin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73-9-15'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752000" calcext:value-type="float">
            <text:p>34752000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Esmeralda'</text:p>
          </table:table-cell>
          <table:table-cell office:value-type="string" calcext:value-type="string">
            <text:p>'Kelly'</text:p>
          </table:table-cell>
          <table:table-cell office:value-type="string" calcext:value-type="string">
            <text:p>'Holguin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0-1-2'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035569" calcext:value-type="float">
            <text:p>19035569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Virginia'</text:p>
          </table:table-cell>
          <table:table-cell office:value-type="string" calcext:value-type="string">
            <text:p>'Jordan'</text:p>
          </table:table-cell>
          <table:table-cell office:value-type="string" calcext:value-type="string">
            <text:p>'Hinojos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7-4-9'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378188" calcext:value-type="float">
            <text:p>22378188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Bibiana'</text:p>
          </table:table-cell>
          <table:table-cell office:value-type="string" calcext:value-type="string">
            <text:p>'Jordan'</text:p>
          </table:table-cell>
          <table:table-cell office:value-type="string" calcext:value-type="string">
            <text:p>'Hill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3-5-20'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329765" calcext:value-type="float">
            <text:p>28329765</text:p>
          </table:table-cell>
          <table:table-cell office:value-type="string" calcext:value-type="string">
            <text:p>'Jose'</text:p>
          </table:table-cell>
          <table:table-cell office:value-type="string" calcext:value-type="string">
            <text:p>'Bienvenido'</text:p>
          </table:table-cell>
          <table:table-cell office:value-type="string" calcext:value-type="string">
            <text:p>'Johnson'</text:p>
          </table:table-cell>
          <table:table-cell office:value-type="string" calcext:value-type="string">
            <text:p>'Hill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0-5-2'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608681" calcext:value-type="float">
            <text:p>29608681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Jauregui'</text:p>
          </table:table-cell>
          <table:table-cell office:value-type="string" calcext:value-type="string">
            <text:p>'Hidalg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5-3-19'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368038" calcext:value-type="float">
            <text:p>10368038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Jauregui'</text:p>
          </table:table-cell>
          <table:table-cell office:value-type="string" calcext:value-type="string">
            <text:p>'Hernand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8-8-28'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702439" calcext:value-type="float">
            <text:p>18702439</text:p>
          </table:table-cell>
          <table:table-cell office:value-type="string" calcext:value-type="string">
            <text:p>'Judas'</text:p>
          </table:table-cell>
          <table:table-cell office:value-type="string" calcext:value-type="string">
            <text:p>'Maria'</text:p>
          </table:table-cell>
          <table:table-cell office:value-type="string" calcext:value-type="string">
            <text:p>'Jara'</text:p>
          </table:table-cell>
          <table:table-cell office:value-type="string" calcext:value-type="string">
            <text:p>'Hermosill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9-5-27'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420645" calcext:value-type="float">
            <text:p>28420645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Georgia'</text:p>
          </table:table-cell>
          <table:table-cell office:value-type="string" calcext:value-type="string">
            <text:p>'Jaquez'</text:p>
          </table:table-cell>
          <table:table-cell office:value-type="string" calcext:value-type="string">
            <text:p>'Heredi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2-9-18'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886259" calcext:value-type="float">
            <text:p>22886259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Alexander'</text:p>
          </table:table-cell>
          <table:table-cell office:value-type="string" calcext:value-type="string">
            <text:p>'James'</text:p>
          </table:table-cell>
          <table:table-cell office:value-type="string" calcext:value-type="string">
            <text:p>'Heredi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7-9-13'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054675" calcext:value-type="float">
            <text:p>11054675</text:p>
          </table:table-cell>
          <table:table-cell office:value-type="string" calcext:value-type="string">
            <text:p>'Juliana'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Henderson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63-12-8'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511809" calcext:value-type="float">
            <text:p>23511809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'Emperatriz'</text:p>
          </table:table-cell>
          <table:table-cell office:value-type="string" calcext:value-type="string">
            <text:p>'Jackson'</text:p>
          </table:table-cell>
          <table:table-cell office:value-type="string" calcext:value-type="string">
            <text:p>'Hall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9-9-18'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434897" calcext:value-type="float">
            <text:p>18434897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'Florentina'</text:p>
          </table:table-cell>
          <table:table-cell office:value-type="string" calcext:value-type="string">
            <text:p>'Izaguirre'</text:p>
          </table:table-cell>
          <table:table-cell office:value-type="string" calcext:value-type="string">
            <text:p>'Gudin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6-5-18'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954138" calcext:value-type="float">
            <text:p>27954138</text:p>
          </table:table-cell>
          <table:table-cell office:value-type="string" calcext:value-type="string">
            <text:p>'Justiniano'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Iglesias'</text:p>
          </table:table-cell>
          <table:table-cell office:value-type="string" calcext:value-type="string">
            <text:p>'Guajard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4-8-19'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974629" calcext:value-type="float">
            <text:p>24974629</text:p>
          </table:table-cell>
          <table:table-cell office:value-type="string" calcext:value-type="string">
            <text:p>'Justo'</text:p>
          </table:table-cell>
          <table:table-cell office:value-type="string" calcext:value-type="string">
            <text:p>'Toribio'</text:p>
          </table:table-cell>
          <table:table-cell office:value-type="string" calcext:value-type="string">
            <text:p>'Hurtado'</text:p>
          </table:table-cell>
          <table:table-cell office:value-type="string" calcext:value-type="string">
            <text:p>'Guadarram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9-8-3'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835711" calcext:value-type="float">
            <text:p>33835711</text:p>
          </table:table-cell>
          <table:table-cell office:value-type="string" calcext:value-type="string">
            <text:p>'Juvenal'</text:p>
          </table:table-cell>
          <table:table-cell office:value-type="string" calcext:value-type="string">
            <text:p>'Chantal'</text:p>
          </table:table-cell>
          <table:table-cell office:value-type="string" calcext:value-type="string">
            <text:p>'Huerta'</text:p>
          </table:table-cell>
          <table:table-cell office:value-type="string" calcext:value-type="string">
            <text:p>'Grieg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6-8-13'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445355" calcext:value-type="float">
            <text:p>32445355</text:p>
          </table:table-cell>
          <table:table-cell office:value-type="string" calcext:value-type="string">
            <text:p>'Kevin'</text:p>
          </table:table-cell>
          <table:table-cell office:value-type="string" calcext:value-type="string">
            <text:p>'Celso'</text:p>
          </table:table-cell>
          <table:table-cell office:value-type="string" calcext:value-type="string">
            <text:p>'Huerta'</text:p>
          </table:table-cell>
          <table:table-cell office:value-type="string" calcext:value-type="string">
            <text:p>'Gray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6-1-4'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128155" calcext:value-type="float">
            <text:p>21128155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Howard'</text:p>
          </table:table-cell>
          <table:table-cell office:value-type="string" calcext:value-type="string">
            <text:p>'Gray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2001-2-25'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205038" calcext:value-type="float">
            <text:p>22205038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Pastor'</text:p>
          </table:table-cell>
          <table:table-cell office:value-type="string" calcext:value-type="string">
            <text:p>'Hinojosa'</text:p>
          </table:table-cell>
          <table:table-cell office:value-type="string" calcext:value-type="string">
            <text:p>'Granado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0-3-10'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145447" calcext:value-type="float">
            <text:p>15145447</text:p>
          </table:table-cell>
          <table:table-cell office:value-type="string" calcext:value-type="string">
            <text:p>'Laura'</text:p>
          </table:table-cell>
          <table:table-cell office:value-type="string" calcext:value-type="string">
            <text:p>'Hermione'</text:p>
          </table:table-cell>
          <table:table-cell office:value-type="string" calcext:value-type="string">
            <text:p>'Hidalgo'</text:p>
          </table:table-cell>
          <table:table-cell office:value-type="string" calcext:value-type="string">
            <text:p>'Granado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7-1-24'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236793" calcext:value-type="float">
            <text:p>30236793</text:p>
          </table:table-cell>
          <table:table-cell office:value-type="string" calcext:value-type="string">
            <text:p>'Laura'</text:p>
          </table:table-cell>
          <table:table-cell office:value-type="string" calcext:value-type="string">
            <text:p>'Virgilio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Gracia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7-5-8'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998813" calcext:value-type="float">
            <text:p>31998813</text:p>
          </table:table-cell>
          <table:table-cell office:value-type="string" calcext:value-type="string">
            <text:p>'Laureana'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Gonzale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9-4-18'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410249" calcext:value-type="float">
            <text:p>32410249</text:p>
          </table:table-cell>
          <table:table-cell office:value-type="string" calcext:value-type="string">
            <text:p>'Laureana'</text:p>
          </table:table-cell>
          <table:table-cell office:value-type="string" calcext:value-type="string">
            <text:p>'Oriana'</text:p>
          </table:table-cell>
          <table:table-cell office:value-type="string" calcext:value-type="string">
            <text:p>'Heredia'</text:p>
          </table:table-cell>
          <table:table-cell office:value-type="string" calcext:value-type="string">
            <text:p>'Gonzale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9-7-15'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565180" calcext:value-type="float">
            <text:p>14565180</text:p>
          </table:table-cell>
          <table:table-cell office:value-type="string" calcext:value-type="string">
            <text:p>'Leonardo'</text:p>
          </table:table-cell>
          <table:table-cell office:value-type="string" calcext:value-type="string">
            <text:p>'Facunda'</text:p>
          </table:table-cell>
          <table:table-cell office:value-type="string" calcext:value-type="string">
            <text:p>'Henriquez'</text:p>
          </table:table-cell>
          <table:table-cell office:value-type="string" calcext:value-type="string">
            <text:p>'Gonzale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1-11-18'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479748" calcext:value-type="float">
            <text:p>11479748</text:p>
          </table:table-cell>
          <table:table-cell office:value-type="string" calcext:value-type="string">
            <text:p>'Leonardo'</text:p>
          </table:table-cell>
          <table:table-cell office:value-type="string" calcext:value-type="string">
            <text:p>'Jane'</text:p>
          </table:table-cell>
          <table:table-cell office:value-type="string" calcext:value-type="string">
            <text:p>'Guzman'</text:p>
          </table:table-cell>
          <table:table-cell office:value-type="string" calcext:value-type="string">
            <text:p>'Gonzal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1-11-6'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146343" calcext:value-type="float">
            <text:p>17146343</text:p>
          </table:table-cell>
          <table:table-cell office:value-type="string" calcext:value-type="string">
            <text:p>'Leonel'</text:p>
          </table:table-cell>
          <table:table-cell office:value-type="string" calcext:value-type="string">
            <text:p>'Cristiano'</text:p>
          </table:table-cell>
          <table:table-cell office:value-type="string" calcext:value-type="string">
            <text:p>'Guillen'</text:p>
          </table:table-cell>
          <table:table-cell office:value-type="string" calcext:value-type="string">
            <text:p>'Gonzal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0-8-26'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980573" calcext:value-type="float">
            <text:p>10980573</text:p>
          </table:table-cell>
          <table:table-cell office:value-type="string" calcext:value-type="string">
            <text:p>'Leticia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Guevara'</text:p>
          </table:table-cell>
          <table:table-cell office:value-type="string" calcext:value-type="string">
            <text:p>'Gome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1-2-20'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366841" calcext:value-type="float">
            <text:p>32366841</text:p>
          </table:table-cell>
          <table:table-cell office:value-type="string" calcext:value-type="string">
            <text:p>'Libertad'</text:p>
          </table:table-cell>
          <table:table-cell office:value-type="string" calcext:value-type="string">
            <text:p>'Petronilo'</text:p>
          </table:table-cell>
          <table:table-cell office:value-type="string" calcext:value-type="string">
            <text:p>'Guevara'</text:p>
          </table:table-cell>
          <table:table-cell office:value-type="string" calcext:value-type="string">
            <text:p>'Godine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9-5-18'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135826" calcext:value-type="float">
            <text:p>22135826</text:p>
          </table:table-cell>
          <table:table-cell office:value-type="string" calcext:value-type="string">
            <text:p>'Libertad'</text:p>
          </table:table-cell>
          <table:table-cell office:value-type="string" calcext:value-type="string">
            <text:p>'Adriana'</text:p>
          </table:table-cell>
          <table:table-cell office:value-type="string" calcext:value-type="string">
            <text:p>'Guerrero'</text:p>
          </table:table-cell>
          <table:table-cell office:value-type="string" calcext:value-type="string">
            <text:p>'Godine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3-11-15'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124873" calcext:value-type="float">
            <text:p>23124873</text:p>
          </table:table-cell>
          <table:table-cell office:value-type="string" calcext:value-type="string">
            <text:p>'Ligia'</text:p>
          </table:table-cell>
          <table:table-cell office:value-type="string" calcext:value-type="string">
            <text:p>'Martina'</text:p>
          </table:table-cell>
          <table:table-cell office:value-type="string" calcext:value-type="string">
            <text:p>'Guerra'</text:p>
          </table:table-cell>
          <table:table-cell office:value-type="string" calcext:value-type="string">
            <text:p>'Giro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0-7-28'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940953" calcext:value-type="float">
            <text:p>23940953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'Isidro'</text:p>
          </table:table-cell>
          <table:table-cell office:value-type="string" calcext:value-type="string">
            <text:p>'Griego'</text:p>
          </table:table-cell>
          <table:table-cell office:value-type="string" calcext:value-type="string">
            <text:p>'Giraldo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2001-2-14'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184954" calcext:value-type="float">
            <text:p>33184954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Gray'</text:p>
          </table:table-cell>
          <table:table-cell office:value-type="string" calcext:value-type="string">
            <text:p>'Gastelum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5-3-22'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208636" calcext:value-type="float">
            <text:p>19208636</text:p>
          </table:table-cell>
          <table:table-cell office:value-type="string" calcext:value-type="string">
            <text:p>'Lincoln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Granados'</text:p>
          </table:table-cell>
          <table:table-cell office:value-type="string" calcext:value-type="string">
            <text:p>'Garci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0-1-16'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290327" calcext:value-type="float">
            <text:p>22290327</text:p>
          </table:table-cell>
          <table:table-cell office:value-type="string" calcext:value-type="string">
            <text:p>'Linda'</text:p>
          </table:table-cell>
          <table:table-cell office:value-type="string" calcext:value-type="string">
            <text:p>'Rosalia'</text:p>
          </table:table-cell>
          <table:table-cell office:value-type="string" calcext:value-type="string">
            <text:p>'Granados'</text:p>
          </table:table-cell>
          <table:table-cell office:value-type="string" calcext:value-type="string">
            <text:p>'Garci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8-8-9'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142001" calcext:value-type="float">
            <text:p>14142001</text:p>
          </table:table-cell>
          <table:table-cell office:value-type="string" calcext:value-type="string">
            <text:p>'Lionel'</text:p>
          </table:table-cell>
          <table:table-cell office:value-type="string" calcext:value-type="string">
            <text:p>'Mia'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Garc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7-12-22'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519188" calcext:value-type="float">
            <text:p>22519188</text:p>
          </table:table-cell>
          <table:table-cell office:value-type="string" calcext:value-type="string">
            <text:p>'Lionel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Godinez'</text:p>
          </table:table-cell>
          <table:table-cell office:value-type="string" calcext:value-type="string">
            <text:p>'Garay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9-12-15'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590747" calcext:value-type="float">
            <text:p>16590747</text:p>
          </table:table-cell>
          <table:table-cell office:value-type="string" calcext:value-type="string">
            <text:p>'Lucia'</text:p>
          </table:table-cell>
          <table:table-cell office:value-type="string" calcext:value-type="string">
            <text:p>'Ramona'</text:p>
          </table:table-cell>
          <table:table-cell office:value-type="string" calcext:value-type="string">
            <text:p>'Giron'</text:p>
          </table:table-cell>
          <table:table-cell office:value-type="string" calcext:value-type="string">
            <text:p>'Garay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7-8-13'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472480" calcext:value-type="float">
            <text:p>14472480</text:p>
          </table:table-cell>
          <table:table-cell office:value-type="string" calcext:value-type="string">
            <text:p>'Luciana'</text:p>
          </table:table-cell>
          <table:table-cell office:value-type="string" calcext:value-type="string">
            <text:p>'Clemente'</text:p>
          </table:table-cell>
          <table:table-cell office:value-type="string" calcext:value-type="string">
            <text:p>'Gastelum'</text:p>
          </table:table-cell>
          <table:table-cell office:value-type="string" calcext:value-type="string">
            <text:p>'Game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7-11-1'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462877" calcext:value-type="float">
            <text:p>12462877</text:p>
          </table:table-cell>
          <table:table-cell office:value-type="string" calcext:value-type="string">
            <text:p>'Lucrecia'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Garza'</text:p>
          </table:table-cell>
          <table:table-cell office:value-type="string" calcext:value-type="string">
            <text:p>'Game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1-6-14'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225235" calcext:value-type="float">
            <text:p>27225235</text:p>
          </table:table-cell>
          <table:table-cell office:value-type="string" calcext:value-type="string">
            <text:p>'Ludmila'</text:p>
          </table:table-cell>
          <table:table-cell office:value-type="string" calcext:value-type="string">
            <text:p>'Justiniano'</text:p>
          </table:table-cell>
          <table:table-cell office:value-type="string" calcext:value-type="string">
            <text:p>'Garnica'</text:p>
          </table:table-cell>
          <table:table-cell office:value-type="string" calcext:value-type="string">
            <text:p>'Gambo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9-3-9'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356379" calcext:value-type="float">
            <text:p>34356379</text:p>
          </table:table-cell>
          <table:table-cell office:value-type="string" calcext:value-type="string">
            <text:p>'Ludmila'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Garibay'</text:p>
          </table:table-cell>
          <table:table-cell office:value-type="string" calcext:value-type="string">
            <text:p>'Galvez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72-9-18'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132665" calcext:value-type="float">
            <text:p>31132665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Garibay'</text:p>
          </table:table-cell>
          <table:table-cell office:value-type="string" calcext:value-type="string">
            <text:p>'Galvan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7-9-15'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442439" calcext:value-type="float">
            <text:p>25442439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Garcia'</text:p>
          </table:table-cell>
          <table:table-cell office:value-type="string" calcext:value-type="string">
            <text:p>'Gallego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2001-8-22'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873587" calcext:value-type="float">
            <text:p>31873587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Garces'</text:p>
          </table:table-cell>
          <table:table-cell office:value-type="string" calcext:value-type="string">
            <text:p>'Gallard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1-8-22'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443290" calcext:value-type="float">
            <text:p>26443290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'Emma'</text:p>
          </table:table-cell>
          <table:table-cell office:value-type="string" calcext:value-type="string">
            <text:p>'Gaona'</text:p>
          </table:table-cell>
          <table:table-cell office:value-type="string" calcext:value-type="string">
            <text:p>'Gallard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6-12-17'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003546" calcext:value-type="float">
            <text:p>29003546</text:p>
          </table:table-cell>
          <table:table-cell office:value-type="string" calcext:value-type="string">
            <text:p>'Luna'</text:p>
          </table:table-cell>
          <table:table-cell office:value-type="string" calcext:value-type="string">
            <text:p>'Daniela'</text:p>
          </table:table-cell>
          <table:table-cell office:value-type="string" calcext:value-type="string">
            <text:p>'Galvez'</text:p>
          </table:table-cell>
          <table:table-cell office:value-type="string" calcext:value-type="string">
            <text:p>'Galavi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4-1-3'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980129" calcext:value-type="float">
            <text:p>27980129</text:p>
          </table:table-cell>
          <table:table-cell office:value-type="string" calcext:value-type="string">
            <text:p>'Luna'</text:p>
          </table:table-cell>
          <table:table-cell office:value-type="string" calcext:value-type="string">
            <text:p>'Isaac'</text:p>
          </table:table-cell>
          <table:table-cell office:value-type="string" calcext:value-type="string">
            <text:p>'Galvan'</text:p>
          </table:table-cell>
          <table:table-cell office:value-type="string" calcext:value-type="string">
            <text:p>'Galarz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1-8-22'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381689" calcext:value-type="float">
            <text:p>19381689</text:p>
          </table:table-cell>
          <table:table-cell office:value-type="string" calcext:value-type="string">
            <text:p>'Luna'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Gallo'</text:p>
          </table:table-cell>
          <table:table-cell office:value-type="string" calcext:value-type="string">
            <text:p>'Gaita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1-11-7'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570405" calcext:value-type="float">
            <text:p>28570405</text:p>
          </table:table-cell>
          <table:table-cell office:value-type="string" calcext:value-type="string">
            <text:p>'Magali'</text:p>
          </table:table-cell>
          <table:table-cell office:value-type="string" calcext:value-type="string">
            <text:p>'Magnus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Fuente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3-1-8'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791561" calcext:value-type="float">
            <text:p>18791561</text:p>
          </table:table-cell>
          <table:table-cell office:value-type="string" calcext:value-type="string">
            <text:p>'Magnus'</text:p>
          </table:table-cell>
          <table:table-cell office:value-type="string" calcext:value-type="string">
            <text:p>'Fatima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Fria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1-9-9'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741728" calcext:value-type="float">
            <text:p>28741728</text:p>
          </table:table-cell>
          <table:table-cell office:value-type="string" calcext:value-type="string">
            <text:p>'Marcela'</text:p>
          </table:table-cell>
          <table:table-cell office:value-type="string" calcext:value-type="string">
            <text:p>'Anunciacion'</text:p>
          </table:table-cell>
          <table:table-cell office:value-type="string" calcext:value-type="string">
            <text:p>'Gallardo'</text:p>
          </table:table-cell>
          <table:table-cell office:value-type="string" calcext:value-type="string">
            <text:p>'Frias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3-2-20'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016677" calcext:value-type="float">
            <text:p>17016677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'Galdamez'</text:p>
          </table:table-cell>
          <table:table-cell office:value-type="string" calcext:value-type="string">
            <text:p>'Fria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7-5-12'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946477" calcext:value-type="float">
            <text:p>15946477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Galdamez'</text:p>
          </table:table-cell>
          <table:table-cell office:value-type="string" calcext:value-type="string">
            <text:p>'Foster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3-11-26'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794105" calcext:value-type="float">
            <text:p>11794105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Ligia'</text:p>
          </table:table-cell>
          <table:table-cell office:value-type="string" calcext:value-type="string">
            <text:p>'Galan'</text:p>
          </table:table-cell>
          <table:table-cell office:value-type="string" calcext:value-type="string">
            <text:p>'Fierr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2002-6-23'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424470" calcext:value-type="float">
            <text:p>20424470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Funes'</text:p>
          </table:table-cell>
          <table:table-cell office:value-type="string" calcext:value-type="string">
            <text:p>'Ferrer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8-2-19'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538427" calcext:value-type="float">
            <text:p>20538427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'Erika'</text:p>
          </table:table-cell>
          <table:table-cell office:value-type="string" calcext:value-type="string">
            <text:p>'Fuentes'</text:p>
          </table:table-cell>
          <table:table-cell office:value-type="string" calcext:value-type="string">
            <text:p>'Ferreir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2001-1-17'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877354" calcext:value-type="float">
            <text:p>23877354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'Faustiniano'</text:p>
          </table:table-cell>
          <table:table-cell office:value-type="string" calcext:value-type="string">
            <text:p>'Florez'</text:p>
          </table:table-cell>
          <table:table-cell office:value-type="string" calcext:value-type="string">
            <text:p>'Favel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3-12-10'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515043" calcext:value-type="float">
            <text:p>20515043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Flores'</text:p>
          </table:table-cell>
          <table:table-cell office:value-type="string" calcext:value-type="string">
            <text:p>'Faria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9-11-13'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511147" calcext:value-type="float">
            <text:p>27511147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Flores'</text:p>
          </table:table-cell>
          <table:table-cell office:value-type="string" calcext:value-type="string">
            <text:p>'Falco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1-6-4'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789798" calcext:value-type="float">
            <text:p>25789798</text:p>
          </table:table-cell>
          <table:table-cell office:value-type="string" calcext:value-type="string">
            <text:p>'Marcos'</text:p>
          </table:table-cell>
          <table:table-cell office:value-type="string" calcext:value-type="string">
            <text:p>'Justin'</text:p>
          </table:table-cell>
          <table:table-cell office:value-type="string" calcext:value-type="string">
            <text:p>'Figueroa'</text:p>
          </table:table-cell>
          <table:table-cell office:value-type="string" calcext:value-type="string">
            <text:p>'Fabia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4-5-23'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302729" calcext:value-type="float">
            <text:p>22302729</text:p>
          </table:table-cell>
          <table:table-cell table:number-columns-repeated="2" office:value-type="string" calcext:value-type="string">
            <text:p>'Marcos'</text:p>
          </table:table-cell>
          <table:table-cell office:value-type="string" calcext:value-type="string">
            <text:p>'Figueroa'</text:p>
          </table:table-cell>
          <table:table-cell office:value-type="string" calcext:value-type="string">
            <text:p>'Estrella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80-1-20'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227682" calcext:value-type="float">
            <text:p>29227682</text:p>
          </table:table-cell>
          <table:table-cell office:value-type="string" calcext:value-type="string">
            <text:p>'Marcos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Fernandez'</text:p>
          </table:table-cell>
          <table:table-cell office:value-type="string" calcext:value-type="string">
            <text:p>'Estrad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8-2-13'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077826" calcext:value-type="float">
            <text:p>22077826</text:p>
          </table:table-cell>
          <table:table-cell office:value-type="string" calcext:value-type="string">
            <text:p>'Marcos'</text:p>
          </table:table-cell>
          <table:table-cell office:value-type="string" calcext:value-type="string">
            <text:p>'Kevin'</text:p>
          </table:table-cell>
          <table:table-cell office:value-type="string" calcext:value-type="string">
            <text:p>'Farias'</text:p>
          </table:table-cell>
          <table:table-cell office:value-type="string" calcext:value-type="string">
            <text:p>'Estrad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4-7-27'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700831" calcext:value-type="float">
            <text:p>32700831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Farias'</text:p>
          </table:table-cell>
          <table:table-cell office:value-type="string" calcext:value-type="string">
            <text:p>'Esteve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1-3-17'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249790" calcext:value-type="float">
            <text:p>20249790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Melania'</text:p>
          </table:table-cell>
          <table:table-cell office:value-type="string" calcext:value-type="string">
            <text:p>'Estrada'</text:p>
          </table:table-cell>
          <table:table-cell office:value-type="string" calcext:value-type="string">
            <text:p>'Esqued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9-4-19'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289261" calcext:value-type="float">
            <text:p>17289261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Estevez'</text:p>
          </table:table-cell>
          <table:table-cell office:value-type="string" calcext:value-type="string">
            <text:p>'Espin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5-10-4'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566517" calcext:value-type="float">
            <text:p>29566517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Esqueda'</text:p>
          </table:table-cell>
          <table:table-cell office:value-type="string" calcext:value-type="string">
            <text:p>'Escobed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0-6-23'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129217" calcext:value-type="float">
            <text:p>12129217</text:p>
          </table:table-cell>
          <table:table-cell office:value-type="string" calcext:value-type="string">
            <text:p>'Maria'</text:p>
          </table:table-cell>
          <table:table-cell office:value-type="string" calcext:value-type="string">
            <text:p>'Pastor'</text:p>
          </table:table-cell>
          <table:table-cell table:number-columns-repeated="2" office:value-type="string" calcext:value-type="string">
            <text:p>'Escobed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0-4-18'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581453" calcext:value-type="float">
            <text:p>28581453</text:p>
          </table:table-cell>
          <table:table-cell office:value-type="string" calcext:value-type="string">
            <text:p>'Mariam'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Escobedo'</text:p>
          </table:table-cell>
          <table:table-cell office:value-type="string" calcext:value-type="string">
            <text:p>'Escobar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8-11-27'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141126" calcext:value-type="float">
            <text:p>14141126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Emilio'</text:p>
          </table:table-cell>
          <table:table-cell office:value-type="string" calcext:value-type="string">
            <text:p>'Escalante'</text:p>
          </table:table-cell>
          <table:table-cell office:value-type="string" calcext:value-type="string">
            <text:p>'Escamill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8-8-7'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094495" calcext:value-type="float">
            <text:p>13094495</text:p>
          </table:table-cell>
          <table:table-cell office:value-type="string" calcext:value-type="string">
            <text:p>'Maribel'</text:p>
          </table:table-cell>
          <table:table-cell office:value-type="string" calcext:value-type="string">
            <text:p>'Abigail'</text:p>
          </table:table-cell>
          <table:table-cell office:value-type="string" calcext:value-type="string">
            <text:p>'Encarnacion'</text:p>
          </table:table-cell>
          <table:table-cell office:value-type="string" calcext:value-type="string">
            <text:p>'Ellis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86-11-3'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848043" calcext:value-type="float">
            <text:p>29848043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Amanda'</text:p>
          </table:table-cell>
          <table:table-cell table:number-columns-repeated="2" office:value-type="string" calcext:value-type="string">
            <text:p>'Elli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4-6-25'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546751" calcext:value-type="float">
            <text:p>34546751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Cristian'</text:p>
          </table:table-cell>
          <table:table-cell table:number-columns-repeated="2" office:value-type="string" calcext:value-type="string">
            <text:p>'Elizond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8-6-24'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023601" calcext:value-type="float">
            <text:p>29023601</text:p>
          </table:table-cell>
          <table:table-cell office:value-type="string" calcext:value-type="string">
            <text:p>'Marina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Edwards'</text:p>
          </table:table-cell>
          <table:table-cell office:value-type="string" calcext:value-type="string">
            <text:p>'Elia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9-9-26'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620144" calcext:value-type="float">
            <text:p>16620144</text:p>
          </table:table-cell>
          <table:table-cell office:value-type="string" calcext:value-type="string">
            <text:p>'Mario'</text:p>
          </table:table-cell>
          <table:table-cell office:value-type="string" calcext:value-type="string">
            <text:p>'Fabia'</text:p>
          </table:table-cell>
          <table:table-cell office:value-type="string" calcext:value-type="string">
            <text:p>'Edwards'</text:p>
          </table:table-cell>
          <table:table-cell office:value-type="string" calcext:value-type="string">
            <text:p>'Echevarri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5-3-7'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202619" calcext:value-type="float">
            <text:p>20202619</text:p>
          </table:table-cell>
          <table:table-cell office:value-type="string" calcext:value-type="string">
            <text:p>'Mario'</text:p>
          </table:table-cell>
          <table:table-cell office:value-type="string" calcext:value-type="string">
            <text:p>'Georgia'</text:p>
          </table:table-cell>
          <table:table-cell office:value-type="string" calcext:value-type="string">
            <text:p>'Echeverria'</text:p>
          </table:table-cell>
          <table:table-cell office:value-type="string" calcext:value-type="string">
            <text:p>'Duron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2-2-10'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699022" calcext:value-type="float">
            <text:p>25699022</text:p>
          </table:table-cell>
          <table:table-cell office:value-type="string" calcext:value-type="string">
            <text:p>'Marisol'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Duque'</text:p>
          </table:table-cell>
          <table:table-cell office:value-type="string" calcext:value-type="string">
            <text:p>'Duena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0-5-24'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970071" calcext:value-type="float">
            <text:p>31970071</text:p>
          </table:table-cell>
          <table:table-cell office:value-type="string" calcext:value-type="string">
            <text:p>'Mark'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Duque'</text:p>
          </table:table-cell>
          <table:table-cell office:value-type="string" calcext:value-type="string">
            <text:p>'Domingue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9-3-28'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181471" calcext:value-type="float">
            <text:p>32181471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'Cloe'</text:p>
          </table:table-cell>
          <table:table-cell office:value-type="string" calcext:value-type="string">
            <text:p>'Diaz'</text:p>
          </table:table-cell>
          <table:table-cell office:value-type="string" calcext:value-type="string">
            <text:p>'Dima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5-5-15'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125648" calcext:value-type="float">
            <text:p>17125648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'Silvio'</text:p>
          </table:table-cell>
          <table:table-cell table:number-columns-repeated="2" office:value-type="string" calcext:value-type="string">
            <text:p>'Dia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5-8-14'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704705" calcext:value-type="float">
            <text:p>26704705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Deltoro'</text:p>
          </table:table-cell>
          <table:table-cell office:value-type="string" calcext:value-type="string">
            <text:p>'Delvalle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2001-2-4'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020970" calcext:value-type="float">
            <text:p>15020970</text:p>
          </table:table-cell>
          <table:table-cell office:value-type="string" calcext:value-type="string">
            <text:p>'Marsello'</text:p>
          </table:table-cell>
          <table:table-cell office:value-type="string" calcext:value-type="string">
            <text:p>'Jhoan'</text:p>
          </table:table-cell>
          <table:table-cell table:number-columns-repeated="2" office:value-type="string" calcext:value-type="string">
            <text:p>'Deltor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4-2-24'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393291" calcext:value-type="float">
            <text:p>12393291</text:p>
          </table:table-cell>
          <table:table-cell office:value-type="string" calcext:value-type="string">
            <text:p>'Martin'</text:p>
          </table:table-cell>
          <table:table-cell office:value-type="string" calcext:value-type="string">
            <text:p>'Damaris'</text:p>
          </table:table-cell>
          <table:table-cell office:value-type="string" calcext:value-type="string">
            <text:p>'Delrio'</text:p>
          </table:table-cell>
          <table:table-cell office:value-type="string" calcext:value-type="string">
            <text:p>'Delossanto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5-4-10'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843458" calcext:value-type="float">
            <text:p>11843458</text:p>
          </table:table-cell>
          <table:table-cell office:value-type="string" calcext:value-type="string">
            <text:p>'Martina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Delrio'</text:p>
          </table:table-cell>
          <table:table-cell office:value-type="string" calcext:value-type="string">
            <text:p>'Delgadill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2-8-26'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096518" calcext:value-type="float">
            <text:p>16096518</text:p>
          </table:table-cell>
          <table:table-cell office:value-type="string" calcext:value-type="string">
            <text:p>'Martiniano'</text:p>
          </table:table-cell>
          <table:table-cell office:value-type="string" calcext:value-type="string">
            <text:p>'Alfredo'</text:p>
          </table:table-cell>
          <table:table-cell office:value-type="string" calcext:value-type="string">
            <text:p>'Delgadillo'</text:p>
          </table:table-cell>
          <table:table-cell office:value-type="string" calcext:value-type="string">
            <text:p>'Delatorre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2001-10-19'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865674" calcext:value-type="float">
            <text:p>28865674</text:p>
          </table:table-cell>
          <table:table-cell office:value-type="string" calcext:value-type="string">
            <text:p>'Martiniano'</text:p>
          </table:table-cell>
          <table:table-cell office:value-type="string" calcext:value-type="string">
            <text:p>'Sheila'</text:p>
          </table:table-cell>
          <table:table-cell office:value-type="string" calcext:value-type="string">
            <text:p>'Delcid'</text:p>
          </table:table-cell>
          <table:table-cell office:value-type="string" calcext:value-type="string">
            <text:p>'Dela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4-4-11'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132908" calcext:value-type="float">
            <text:p>29132908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Chantal'</text:p>
          </table:table-cell>
          <table:table-cell office:value-type="string" calcext:value-type="string">
            <text:p>'Delarosa'</text:p>
          </table:table-cell>
          <table:table-cell office:value-type="string" calcext:value-type="string">
            <text:p>'Dela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4-9-20'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632034" calcext:value-type="float">
            <text:p>15632034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Lucila'</text:p>
          </table:table-cell>
          <table:table-cell office:value-type="string" calcext:value-type="string">
            <text:p>'Delao'</text:p>
          </table:table-cell>
          <table:table-cell office:value-type="string" calcext:value-type="string">
            <text:p>'Deand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9-6-24'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482382" calcext:value-type="float">
            <text:p>25482382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Delao'</text:p>
          </table:table-cell>
          <table:table-cell office:value-type="string" calcext:value-type="string">
            <text:p>'Davalo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8-6-9'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337662" calcext:value-type="float">
            <text:p>17337662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Delacruz'</text:p>
          </table:table-cell>
          <table:table-cell office:value-type="string" calcext:value-type="string">
            <text:p>'Curiel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2-6-4'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344063" calcext:value-type="float">
            <text:p>28344063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Marcial'</text:p>
          </table:table-cell>
          <table:table-cell office:value-type="string" calcext:value-type="string">
            <text:p>'Dejesus'</text:p>
          </table:table-cell>
          <table:table-cell office:value-type="string" calcext:value-type="string">
            <text:p>'Cuellar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89-12-24'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134197" calcext:value-type="float">
            <text:p>32134197</text:p>
          </table:table-cell>
          <table:table-cell office:value-type="string" calcext:value-type="string">
            <text:p>'Melchor'</text:p>
          </table:table-cell>
          <table:table-cell office:value-type="string" calcext:value-type="string">
            <text:p>'Sharon'</text:p>
          </table:table-cell>
          <table:table-cell office:value-type="string" calcext:value-type="string">
            <text:p>'Dejesus'</text:p>
          </table:table-cell>
          <table:table-cell office:value-type="string" calcext:value-type="string">
            <text:p>'Cru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3-2-24'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762373" calcext:value-type="float">
            <text:p>19762373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America'</text:p>
          </table:table-cell>
          <table:table-cell office:value-type="string" calcext:value-type="string">
            <text:p>'Davis'</text:p>
          </table:table-cell>
          <table:table-cell office:value-type="string" calcext:value-type="string">
            <text:p>'Covarrubia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0-5-16'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843400" calcext:value-type="float">
            <text:p>20843400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Carlos'</text:p>
          </table:table-cell>
          <table:table-cell office:value-type="string" calcext:value-type="string">
            <text:p>'Damian'</text:p>
          </table:table-cell>
          <table:table-cell office:value-type="string" calcext:value-type="string">
            <text:p>'Cot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8-3-25'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102900" calcext:value-type="float">
            <text:p>22102900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Silvestre'</text:p>
          </table:table-cell>
          <table:table-cell office:value-type="string" calcext:value-type="string">
            <text:p>'Curiel'</text:p>
          </table:table-cell>
          <table:table-cell office:value-type="string" calcext:value-type="string">
            <text:p>'Corre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2-7-3'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028323" calcext:value-type="float">
            <text:p>29028323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Mireya'</text:p>
          </table:table-cell>
          <table:table-cell office:value-type="string" calcext:value-type="string">
            <text:p>'Cota'</text:p>
          </table:table-cell>
          <table:table-cell office:value-type="string" calcext:value-type="string">
            <text:p>'Corral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0-6-19'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106839" calcext:value-type="float">
            <text:p>20106839</text:p>
          </table:table-cell>
          <table:table-cell office:value-type="string" calcext:value-type="string">
            <text:p>'Melisa'</text:p>
          </table:table-cell>
          <table:table-cell office:value-type="string" calcext:value-type="string">
            <text:p>'Cloe'</text:p>
          </table:table-cell>
          <table:table-cell office:value-type="string" calcext:value-type="string">
            <text:p>'Cortez'</text:p>
          </table:table-cell>
          <table:table-cell office:value-type="string" calcext:value-type="string">
            <text:p>'Coronel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7-4-3'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921825" calcext:value-type="float">
            <text:p>22921825</text:p>
          </table:table-cell>
          <table:table-cell office:value-type="string" calcext:value-type="string">
            <text:p>'Melisa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Corral'</text:p>
          </table:table-cell>
          <table:table-cell office:value-type="string" calcext:value-type="string">
            <text:p>'Coronad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8-10-26'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786636" calcext:value-type="float">
            <text:p>28786636</text:p>
          </table:table-cell>
          <table:table-cell office:value-type="string" calcext:value-type="string">
            <text:p>'Mercedes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Coronado'</text:p>
          </table:table-cell>
          <table:table-cell office:value-type="string" calcext:value-type="string">
            <text:p>'Coron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2001-4-7'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144146" calcext:value-type="float">
            <text:p>25144146</text:p>
          </table:table-cell>
          <table:table-cell office:value-type="string" calcext:value-type="string">
            <text:p>'Mercedes'</text:p>
          </table:table-cell>
          <table:table-cell office:value-type="string" calcext:value-type="string">
            <text:p>'Tiffany'</text:p>
          </table:table-cell>
          <table:table-cell office:value-type="string" calcext:value-type="string">
            <text:p>'Corona'</text:p>
          </table:table-cell>
          <table:table-cell office:value-type="string" calcext:value-type="string">
            <text:p>'Cornej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6-12-28'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837892" calcext:value-type="float">
            <text:p>29837892</text:p>
          </table:table-cell>
          <table:table-cell office:value-type="string" calcext:value-type="string">
            <text:p>'Mercedes'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Cornejo'</text:p>
          </table:table-cell>
          <table:table-cell office:value-type="string" calcext:value-type="string">
            <text:p>'Cordova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78-10-6'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932094" calcext:value-type="float">
            <text:p>28932094</text:p>
          </table:table-cell>
          <table:table-cell office:value-type="string" calcext:value-type="string">
            <text:p>'Mia'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Coria'</text:p>
          </table:table-cell>
          <table:table-cell office:value-type="string" calcext:value-type="string">
            <text:p>'Cordov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5-10-3'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259206" calcext:value-type="float">
            <text:p>29259206</text:p>
          </table:table-cell>
          <table:table-cell office:value-type="string" calcext:value-type="string">
            <text:p>'Mia'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Coria'</text:p>
          </table:table-cell>
          <table:table-cell office:value-type="string" calcext:value-type="string">
            <text:p>'Corder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2-7-2'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826849" calcext:value-type="float">
            <text:p>11826849</text:p>
          </table:table-cell>
          <table:table-cell office:value-type="string" calcext:value-type="string">
            <text:p>'Michael'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Cordova'</text:p>
          </table:table-cell>
          <table:table-cell office:value-type="string" calcext:value-type="string">
            <text:p>'Cook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8-11-9'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736051" calcext:value-type="float">
            <text:p>14736051</text:p>
          </table:table-cell>
          <table:table-cell office:value-type="string" calcext:value-type="string">
            <text:p>'Michael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Cooper'</text:p>
          </table:table-cell>
          <table:table-cell office:value-type="string" calcext:value-type="string">
            <text:p>'Cook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9-11-10'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147518" calcext:value-type="float">
            <text:p>27147518</text:p>
          </table:table-cell>
          <table:table-cell office:value-type="string" calcext:value-type="string">
            <text:p>'Miguel'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'Cook'</text:p>
          </table:table-cell>
          <table:table-cell office:value-type="string" calcext:value-type="string">
            <text:p>'Contrera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0-6-22'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409077" calcext:value-type="float">
            <text:p>11409077</text:p>
          </table:table-cell>
          <table:table-cell office:value-type="string" calcext:value-type="string">
            <text:p>'Milena'</text:p>
          </table:table-cell>
          <table:table-cell office:value-type="string" calcext:value-type="string">
            <text:p>'Mercedes'</text:p>
          </table:table-cell>
          <table:table-cell office:value-type="string" calcext:value-type="string">
            <text:p>'Cook'</text:p>
          </table:table-cell>
          <table:table-cell office:value-type="string" calcext:value-type="string">
            <text:p>'Contrera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3-10-8'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026620" calcext:value-type="float">
            <text:p>22026620</text:p>
          </table:table-cell>
          <table:table-cell office:value-type="string" calcext:value-type="string">
            <text:p>'Milena'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Concepcion'</text:p>
          </table:table-cell>
          <table:table-cell office:value-type="string" calcext:value-type="string">
            <text:p>'Conde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2000-3-26'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091459" calcext:value-type="float">
            <text:p>27091459</text:p>
          </table:table-cell>
          <table:table-cell office:value-type="string" calcext:value-type="string">
            <text:p>'Miranda'</text:p>
          </table:table-cell>
          <table:table-cell office:value-type="string" calcext:value-type="string">
            <text:p>'Fabricia'</text:p>
          </table:table-cell>
          <table:table-cell office:value-type="string" calcext:value-type="string">
            <text:p>'Concepcion'</text:p>
          </table:table-cell>
          <table:table-cell office:value-type="string" calcext:value-type="string">
            <text:p>'Conde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3-12-2'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517215" calcext:value-type="float">
            <text:p>29517215</text:p>
          </table:table-cell>
          <table:table-cell office:value-type="string" calcext:value-type="string">
            <text:p>'Mirella'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Concepcion'</text:p>
          </table:table-cell>
          <table:table-cell office:value-type="string" calcext:value-type="string">
            <text:p>'Collaz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0-10-14'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887688" calcext:value-type="float">
            <text:p>28887688</text:p>
          </table:table-cell>
          <table:table-cell office:value-type="string" calcext:value-type="string">
            <text:p>'Mireya'</text:p>
          </table:table-cell>
          <table:table-cell office:value-type="string" calcext:value-type="string">
            <text:p>'Florindo'</text:p>
          </table:table-cell>
          <table:table-cell table:number-columns-repeated="2" office:value-type="string" calcext:value-type="string">
            <text:p>'Collazo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1-9-27'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068102" calcext:value-type="float">
            <text:p>19068102</text:p>
          </table:table-cell>
          <table:table-cell office:value-type="string" calcext:value-type="string">
            <text:p>'Moira'</text:p>
          </table:table-cell>
          <table:table-cell office:value-type="string" calcext:value-type="string">
            <text:p>'Rafael'</text:p>
          </table:table-cell>
          <table:table-cell table:number-columns-repeated="2" office:value-type="string" calcext:value-type="string">
            <text:p>'Claudi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7-10-3'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558688" calcext:value-type="float">
            <text:p>26558688</text:p>
          </table:table-cell>
          <table:table-cell office:value-type="string" calcext:value-type="string">
            <text:p>'Myriam'</text:p>
          </table:table-cell>
          <table:table-cell office:value-type="string" calcext:value-type="string">
            <text:p>'Sylvia'</text:p>
          </table:table-cell>
          <table:table-cell office:value-type="string" calcext:value-type="string">
            <text:p>'Cisneros'</text:p>
          </table:table-cell>
          <table:table-cell office:value-type="string" calcext:value-type="string">
            <text:p>'Cifuente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4-9-27'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780103" calcext:value-type="float">
            <text:p>32780103</text:p>
          </table:table-cell>
          <table:table-cell office:value-type="string" calcext:value-type="string">
            <text:p>'Myrta'</text:p>
          </table:table-cell>
          <table:table-cell office:value-type="string" calcext:value-type="string">
            <text:p>'Paz'</text:p>
          </table:table-cell>
          <table:table-cell table:number-columns-repeated="2" office:value-type="string" calcext:value-type="string">
            <text:p>'Cifuente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8-12-9'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853270" calcext:value-type="float">
            <text:p>12853270</text:p>
          </table:table-cell>
          <table:table-cell office:value-type="string" calcext:value-type="string">
            <text:p>'Nadia'</text:p>
          </table:table-cell>
          <table:table-cell office:value-type="string" calcext:value-type="string">
            <text:p>'Federico'</text:p>
          </table:table-cell>
          <table:table-cell office:value-type="string" calcext:value-type="string">
            <text:p>'Chapa'</text:p>
          </table:table-cell>
          <table:table-cell office:value-type="string" calcext:value-type="string">
            <text:p>'Cifuent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7-1-2'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778807" calcext:value-type="float">
            <text:p>28778807</text:p>
          </table:table-cell>
          <table:table-cell office:value-type="string" calcext:value-type="string">
            <text:p>'Nancy'</text:p>
          </table:table-cell>
          <table:table-cell office:value-type="string" calcext:value-type="string">
            <text:p>'Alvaro'</text:p>
          </table:table-cell>
          <table:table-cell office:value-type="string" calcext:value-type="string">
            <text:p>'Chapa'</text:p>
          </table:table-cell>
          <table:table-cell office:value-type="string" calcext:value-type="string">
            <text:p>'Chave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5-11-15'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283382" calcext:value-type="float">
            <text:p>29283382</text:p>
          </table:table-cell>
          <table:table-cell office:value-type="string" calcext:value-type="string">
            <text:p>'Naomi'</text:p>
          </table:table-cell>
          <table:table-cell office:value-type="string" calcext:value-type="string">
            <text:p>'Florentina'</text:p>
          </table:table-cell>
          <table:table-cell table:number-columns-repeated="2" office:value-type="string" calcext:value-type="string">
            <text:p>'Chacon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8-9-17'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746237" calcext:value-type="float">
            <text:p>29746237</text:p>
          </table:table-cell>
          <table:table-cell office:value-type="string" calcext:value-type="string">
            <text:p>'Natividad'</text:p>
          </table:table-cell>
          <table:table-cell office:value-type="string" calcext:value-type="string">
            <text:p>'Graciela'</text:p>
          </table:table-cell>
          <table:table-cell office:value-type="string" calcext:value-type="string">
            <text:p>'Cerda'</text:p>
          </table:table-cell>
          <table:table-cell office:value-type="string" calcext:value-type="string">
            <text:p>'Cervante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4-5-25'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849992" calcext:value-type="float">
            <text:p>31849992</text:p>
          </table:table-cell>
          <table:table-cell office:value-type="string" calcext:value-type="string">
            <text:p>'Natividad'</text:p>
          </table:table-cell>
          <table:table-cell office:value-type="string" calcext:value-type="string">
            <text:p>'Fernanda'</text:p>
          </table:table-cell>
          <table:table-cell table:number-columns-repeated="2" office:value-type="string" calcext:value-type="string">
            <text:p>'Ceped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5-8-20'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670535" calcext:value-type="float">
            <text:p>25670535</text:p>
          </table:table-cell>
          <table:table-cell office:value-type="string" calcext:value-type="string">
            <text:p>'Nicolas'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Ceja'</text:p>
          </table:table-cell>
          <table:table-cell office:value-type="string" calcext:value-type="string">
            <text:p>'Cedill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7-5-22'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764493" calcext:value-type="float">
            <text:p>26764493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Ceja'</text:p>
          </table:table-cell>
          <table:table-cell office:value-type="string" calcext:value-type="string">
            <text:p>'Cedillo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0-9-1'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715725" calcext:value-type="float">
            <text:p>34715725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Kevin'</text:p>
          </table:table-cell>
          <table:table-cell office:value-type="string" calcext:value-type="string">
            <text:p>'Cavazos'</text:p>
          </table:table-cell>
          <table:table-cell office:value-type="string" calcext:value-type="string">
            <text:p>'Ceballo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2-6-16'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061026" calcext:value-type="float">
            <text:p>22061026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Clemente'</text:p>
          </table:table-cell>
          <table:table-cell office:value-type="string" calcext:value-type="string">
            <text:p>'Castrejon'</text:p>
          </table:table-cell>
          <table:table-cell office:value-type="string" calcext:value-type="string">
            <text:p>'Catalan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9-5-5'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065058" calcext:value-type="float">
            <text:p>20065058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Romulo'</text:p>
          </table:table-cell>
          <table:table-cell office:value-type="string" calcext:value-type="string">
            <text:p>'Castellon'</text:p>
          </table:table-cell>
          <table:table-cell office:value-type="string" calcext:value-type="string">
            <text:p>'Castr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2-3-4'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055073" calcext:value-type="float">
            <text:p>11055073</text:p>
          </table:table-cell>
          <table:table-cell office:value-type="string" calcext:value-type="string">
            <text:p>'Nina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Castanon'</text:p>
          </table:table-cell>
          <table:table-cell office:value-type="string" calcext:value-type="string">
            <text:p>'Castill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9-4-18'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736552" calcext:value-type="float">
            <text:p>19736552</text:p>
          </table:table-cell>
          <table:table-cell office:value-type="string" calcext:value-type="string">
            <text:p>'Octavia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Casas'</text:p>
          </table:table-cell>
          <table:table-cell office:value-type="string" calcext:value-type="string">
            <text:p>'Castill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9-8-23'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910940" calcext:value-type="float">
            <text:p>18910940</text:p>
          </table:table-cell>
          <table:table-cell office:value-type="string" calcext:value-type="string">
            <text:p>'Octavio'</text:p>
          </table:table-cell>
          <table:table-cell office:value-type="string" calcext:value-type="string">
            <text:p>'Fabian'</text:p>
          </table:table-cell>
          <table:table-cell office:value-type="string" calcext:value-type="string">
            <text:p>'Casarez'</text:p>
          </table:table-cell>
          <table:table-cell office:value-type="string" calcext:value-type="string">
            <text:p>'Castellano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0-1-21'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874382" calcext:value-type="float">
            <text:p>16874382</text:p>
          </table:table-cell>
          <table:table-cell office:value-type="string" calcext:value-type="string">
            <text:p>'Oliver'</text:p>
          </table:table-cell>
          <table:table-cell office:value-type="string" calcext:value-type="string">
            <text:p>'Melisa'</text:p>
          </table:table-cell>
          <table:table-cell office:value-type="string" calcext:value-type="string">
            <text:p>'Carter'</text:p>
          </table:table-cell>
          <table:table-cell office:value-type="string" calcext:value-type="string">
            <text:p>'Castano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7-9-9'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665583" calcext:value-type="float">
            <text:p>23665583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Cartagena'</text:p>
          </table:table-cell>
          <table:table-cell office:value-type="string" calcext:value-type="string">
            <text:p>'Castaned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3-4-3'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000455" calcext:value-type="float">
            <text:p>10000455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Amanda'</text:p>
          </table:table-cell>
          <table:table-cell office:value-type="string" calcext:value-type="string">
            <text:p>'Carrion'</text:p>
          </table:table-cell>
          <table:table-cell office:value-type="string" calcext:value-type="string">
            <text:p>'Castaned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0-11-10'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238721" calcext:value-type="float">
            <text:p>32238721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Lionel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Casillas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54-10-4'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352338" calcext:value-type="float">
            <text:p>24352338</text:p>
          </table:table-cell>
          <table:table-cell office:value-type="string" calcext:value-type="string">
            <text:p>'Oriana'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Casanov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4-1-12'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041924" calcext:value-type="float">
            <text:p>28041924</text:p>
          </table:table-cell>
          <table:table-cell office:value-type="string" calcext:value-type="string">
            <text:p>'Oriana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Carrera'</text:p>
          </table:table-cell>
          <table:table-cell office:value-type="string" calcext:value-type="string">
            <text:p>'Cartagen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5-2-5'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882153" calcext:value-type="float">
            <text:p>20882153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Guadalupe'</text:p>
          </table:table-cell>
          <table:table-cell table:number-columns-repeated="2" office:value-type="string" calcext:value-type="string">
            <text:p>'Carren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2-12-15'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139104" calcext:value-type="float">
            <text:p>29139104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Jacqueline'</text:p>
          </table:table-cell>
          <table:table-cell office:value-type="string" calcext:value-type="string">
            <text:p>'Carreno'</text:p>
          </table:table-cell>
          <table:table-cell office:value-type="string" calcext:value-type="string">
            <text:p>'Carranz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7-2-26'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154387" calcext:value-type="float">
            <text:p>32154387</text:p>
          </table:table-cell>
          <table:table-cell office:value-type="string" calcext:value-type="string">
            <text:p>'Ovidia'</text:p>
          </table:table-cell>
          <table:table-cell office:value-type="string" calcext:value-type="string">
            <text:p>'Justo'</text:p>
          </table:table-cell>
          <table:table-cell office:value-type="string" calcext:value-type="string">
            <text:p>'Carrasco'</text:p>
          </table:table-cell>
          <table:table-cell office:value-type="string" calcext:value-type="string">
            <text:p>'Carmon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3-3-1'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668232" calcext:value-type="float">
            <text:p>29668232</text:p>
          </table:table-cell>
          <table:table-cell office:value-type="string" calcext:value-type="string">
            <text:p>'Owen'</text:p>
          </table:table-cell>
          <table:table-cell office:value-type="string" calcext:value-type="string">
            <text:p>'Isidro'</text:p>
          </table:table-cell>
          <table:table-cell office:value-type="string" calcext:value-type="string">
            <text:p>'Carrasco'</text:p>
          </table:table-cell>
          <table:table-cell office:value-type="string" calcext:value-type="string">
            <text:p>'Carmon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8-11-18'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573241" calcext:value-type="float">
            <text:p>22573241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Leticia'</text:p>
          </table:table-cell>
          <table:table-cell office:value-type="string" calcext:value-type="string">
            <text:p>'Carrasco'</text:p>
          </table:table-cell>
          <table:table-cell office:value-type="string" calcext:value-type="string">
            <text:p>'Carlo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7-8-7'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975094" calcext:value-type="float">
            <text:p>30975094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Laila'</text:p>
          </table:table-cell>
          <table:table-cell office:value-type="string" calcext:value-type="string">
            <text:p>'Carpio'</text:p>
          </table:table-cell>
          <table:table-cell office:value-type="string" calcext:value-type="string">
            <text:p>'Cardon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4-6-1'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526862" calcext:value-type="float">
            <text:p>13526862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Odilia'</text:p>
          </table:table-cell>
          <table:table-cell office:value-type="string" calcext:value-type="string">
            <text:p>'Carpio'</text:p>
          </table:table-cell>
          <table:table-cell office:value-type="string" calcext:value-type="string">
            <text:p>'Caraball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6-9-12'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504761" calcext:value-type="float">
            <text:p>24504761</text:p>
          </table:table-cell>
          <table:table-cell office:value-type="string" calcext:value-type="string">
            <text:p>'Paciano'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Cantu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84-6-26'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466052" calcext:value-type="float">
            <text:p>24466052</text:p>
          </table:table-cell>
          <table:table-cell office:value-type="string" calcext:value-type="string">
            <text:p>'Paciano'</text:p>
          </table:table-cell>
          <table:table-cell office:value-type="string" calcext:value-type="string">
            <text:p>'Thais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Candelari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7-5-18'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312690" calcext:value-type="float">
            <text:p>15312690</text:p>
          </table:table-cell>
          <table:table-cell office:value-type="string" calcext:value-type="string">
            <text:p>'Paloma'</text:p>
          </table:table-cell>
          <table:table-cell office:value-type="string" calcext:value-type="string">
            <text:p>'Claudio'</text:p>
          </table:table-cell>
          <table:table-cell office:value-type="string" calcext:value-type="string">
            <text:p>'Carlos'</text:p>
          </table:table-cell>
          <table:table-cell office:value-type="string" calcext:value-type="string">
            <text:p>'Campo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2-4-13'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943448" calcext:value-type="float">
            <text:p>14943448</text:p>
          </table:table-cell>
          <table:table-cell office:value-type="string" calcext:value-type="string">
            <text:p>'Pamela'</text:p>
          </table:table-cell>
          <table:table-cell office:value-type="string" calcext:value-type="string">
            <text:p>'Octavio'</text:p>
          </table:table-cell>
          <table:table-cell office:value-type="string" calcext:value-type="string">
            <text:p>'Cardenas'</text:p>
          </table:table-cell>
          <table:table-cell office:value-type="string" calcext:value-type="string">
            <text:p>'Campbell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7-3-7'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368221" calcext:value-type="float">
            <text:p>12368221</text:p>
          </table:table-cell>
          <table:table-cell office:value-type="string" calcext:value-type="string">
            <text:p>'Pamela'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Caraballo'</text:p>
          </table:table-cell>
          <table:table-cell office:value-type="string" calcext:value-type="string">
            <text:p>'Camarill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2-7-5'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382296" calcext:value-type="float">
            <text:p>34382296</text:p>
          </table:table-cell>
          <table:table-cell office:value-type="string" calcext:value-type="string">
            <text:p>'Patricia'</text:p>
          </table:table-cell>
          <table:table-cell office:value-type="string" calcext:value-type="string">
            <text:p>'Chantal'</text:p>
          </table:table-cell>
          <table:table-cell office:value-type="string" calcext:value-type="string">
            <text:p>'Candelaria'</text:p>
          </table:table-cell>
          <table:table-cell office:value-type="string" calcext:value-type="string">
            <text:p>'Camaren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1-2-3'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825187" calcext:value-type="float">
            <text:p>16825187</text:p>
          </table:table-cell>
          <table:table-cell office:value-type="string" calcext:value-type="string">
            <text:p>'Patricia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Campos'</text:p>
          </table:table-cell>
          <table:table-cell office:value-type="string" calcext:value-type="string">
            <text:p>'Camaren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1-5-13'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091487" calcext:value-type="float">
            <text:p>21091487</text:p>
          </table:table-cell>
          <table:table-cell office:value-type="string" calcext:value-type="string">
            <text:p>'Paula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Camarillo'</text:p>
          </table:table-cell>
          <table:table-cell office:value-type="string" calcext:value-type="string">
            <text:p>'Camaren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3-10-23'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167701" calcext:value-type="float">
            <text:p>20167701</text:p>
          </table:table-cell>
          <table:table-cell office:value-type="string" calcext:value-type="string">
            <text:p>'Paulo'</text:p>
          </table:table-cell>
          <table:table-cell office:value-type="string" calcext:value-type="string">
            <text:p>'Ada'</text:p>
          </table:table-cell>
          <table:table-cell table:number-columns-repeated="2" office:value-type="string" calcext:value-type="string">
            <text:p>'Caldero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6-4-9'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022698" calcext:value-type="float">
            <text:p>12022698</text:p>
          </table:table-cell>
          <table:table-cell office:value-type="string" calcext:value-type="string">
            <text:p>'Pedro'</text:p>
          </table:table-cell>
          <table:table-cell office:value-type="string" calcext:value-type="string">
            <text:p>'Ashley'</text:p>
          </table:table-cell>
          <table:table-cell table:number-columns-repeated="2" office:value-type="string" calcext:value-type="string">
            <text:p>'Calder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1-7-9'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301933" calcext:value-type="float">
            <text:p>16301933</text:p>
          </table:table-cell>
          <table:table-cell office:value-type="string" calcext:value-type="string">
            <text:p>'Peregrino'</text:p>
          </table:table-cell>
          <table:table-cell office:value-type="string" calcext:value-type="string">
            <text:p>'Jennifer'</text:p>
          </table:table-cell>
          <table:table-cell office:value-type="string" calcext:value-type="string">
            <text:p>'Caldera'</text:p>
          </table:table-cell>
          <table:table-cell office:value-type="string" calcext:value-type="string">
            <text:p>'Cabrera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72-9-28'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634525" calcext:value-type="float">
            <text:p>14634525</text:p>
          </table:table-cell>
          <table:table-cell office:value-type="string" calcext:value-type="string">
            <text:p>'Peregrino'</text:p>
          </table:table-cell>
          <table:table-cell office:value-type="string" calcext:value-type="string">
            <text:p>'Silvester'</text:p>
          </table:table-cell>
          <table:table-cell office:value-type="string" calcext:value-type="string">
            <text:p>'Cabrera'</text:p>
          </table:table-cell>
          <table:table-cell office:value-type="string" calcext:value-type="string">
            <text:p>'Cabral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8-10-17'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730110" calcext:value-type="float">
            <text:p>23730110</text:p>
          </table:table-cell>
          <table:table-cell office:value-type="string" calcext:value-type="string">
            <text:p>'Perla'</text:p>
          </table:table-cell>
          <table:table-cell office:value-type="string" calcext:value-type="string">
            <text:p>'Eladio'</text:p>
          </table:table-cell>
          <table:table-cell office:value-type="string" calcext:value-type="string">
            <text:p>'Cabral'</text:p>
          </table:table-cell>
          <table:table-cell office:value-type="string" calcext:value-type="string">
            <text:p>'Caballer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1-4-10'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069727" calcext:value-type="float">
            <text:p>32069727</text:p>
          </table:table-cell>
          <table:table-cell office:value-type="string" calcext:value-type="string">
            <text:p>'Petra'</text:p>
          </table:table-cell>
          <table:table-cell office:value-type="string" calcext:value-type="string">
            <text:p>'Yovanni'</text:p>
          </table:table-cell>
          <table:table-cell table:number-columns-repeated="2" office:value-type="string" calcext:value-type="string">
            <text:p>'Caballer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6-10-7'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217797" calcext:value-type="float">
            <text:p>20217797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Bustos'</text:p>
          </table:table-cell>
          <table:table-cell office:value-type="string" calcext:value-type="string">
            <text:p>'Caballer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5-6-5'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817862" calcext:value-type="float">
            <text:p>15817862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Nazaret'</text:p>
          </table:table-cell>
          <table:table-cell office:value-type="string" calcext:value-type="string">
            <text:p>'Bustos'</text:p>
          </table:table-cell>
          <table:table-cell office:value-type="string" calcext:value-type="string">
            <text:p>'Butler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0-4-1'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231944" calcext:value-type="float">
            <text:p>14231944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Jhoan'</text:p>
          </table:table-cell>
          <table:table-cell office:value-type="string" calcext:value-type="string">
            <text:p>'Bustamante'</text:p>
          </table:table-cell>
          <table:table-cell office:value-type="string" calcext:value-type="string">
            <text:p>'Butler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9-7-24'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945820" calcext:value-type="float">
            <text:p>16945820</text:p>
          </table:table-cell>
          <table:table-cell office:value-type="string" calcext:value-type="string">
            <text:p>'Poncio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Bustamante'</text:p>
          </table:table-cell>
          <table:table-cell office:value-type="string" calcext:value-type="string">
            <text:p>'Butler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5-9-24'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281917" calcext:value-type="float">
            <text:p>28281917</text:p>
          </table:table-cell>
          <table:table-cell office:value-type="string" calcext:value-type="string">
            <text:p>'Poncio'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Burgos'</text:p>
          </table:table-cell>
          <table:table-cell office:value-type="string" calcext:value-type="string">
            <text:p>'Busto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3-4-21'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068176" calcext:value-type="float">
            <text:p>33068176</text:p>
          </table:table-cell>
          <table:table-cell office:value-type="string" calcext:value-type="string">
            <text:p>'Poncio'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Bueno'</text:p>
          </table:table-cell>
          <table:table-cell office:value-type="string" calcext:value-type="string">
            <text:p>'Burgo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8-4-21'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261994" calcext:value-type="float">
            <text:p>15261994</text:p>
          </table:table-cell>
          <table:table-cell office:value-type="string" calcext:value-type="string">
            <text:p>'Rafael'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Brito'</text:p>
          </table:table-cell>
          <table:table-cell office:value-type="string" calcext:value-type="string">
            <text:p>'Buenrostro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73-5-22'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592619" calcext:value-type="float">
            <text:p>22592619</text:p>
          </table:table-cell>
          <table:table-cell office:value-type="string" calcext:value-type="string">
            <text:p>'Ramon'</text:p>
          </table:table-cell>
          <table:table-cell office:value-type="string" calcext:value-type="string">
            <text:p>'Daniel'</text:p>
          </table:table-cell>
          <table:table-cell office:value-type="string" calcext:value-type="string">
            <text:p>'Briones'</text:p>
          </table:table-cell>
          <table:table-cell office:value-type="string" calcext:value-type="string">
            <text:p>'Buenrostr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9-12-11'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681788" calcext:value-type="float">
            <text:p>27681788</text:p>
          </table:table-cell>
          <table:table-cell office:value-type="string" calcext:value-type="string">
            <text:p>'Ramon'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'Bravo'</text:p>
          </table:table-cell>
          <table:table-cell office:value-type="string" calcext:value-type="string">
            <text:p>'Buenrostr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7-4-22'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294917" calcext:value-type="float">
            <text:p>25294917</text:p>
          </table:table-cell>
          <table:table-cell office:value-type="string" calcext:value-type="string">
            <text:p>'Ramon'</text:p>
          </table:table-cell>
          <table:table-cell office:value-type="string" calcext:value-type="string">
            <text:p>'Miguel'</text:p>
          </table:table-cell>
          <table:table-cell office:value-type="string" calcext:value-type="string">
            <text:p>'Bravo'</text:p>
          </table:table-cell>
          <table:table-cell office:value-type="string" calcext:value-type="string">
            <text:p>'Botell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8-3-20'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541180" calcext:value-type="float">
            <text:p>26541180</text:p>
          </table:table-cell>
          <table:table-cell office:value-type="string" calcext:value-type="string">
            <text:p>'Ramon'</text:p>
          </table:table-cell>
          <table:table-cell office:value-type="string" calcext:value-type="string">
            <text:p>'Regulo'</text:p>
          </table:table-cell>
          <table:table-cell office:value-type="string" calcext:value-type="string">
            <text:p>'Bocanegra'</text:p>
          </table:table-cell>
          <table:table-cell office:value-type="string" calcext:value-type="string">
            <text:p>'Bojorque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9-10-13'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007371" calcext:value-type="float">
            <text:p>21007371</text:p>
          </table:table-cell>
          <table:table-cell office:value-type="string" calcext:value-type="string">
            <text:p>'Ramona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Blanco'</text:p>
          </table:table-cell>
          <table:table-cell office:value-type="string" calcext:value-type="string">
            <text:p>'Bocanegr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9-10-6'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645172" calcext:value-type="float">
            <text:p>16645172</text:p>
          </table:table-cell>
          <table:table-cell office:value-type="string" calcext:value-type="string">
            <text:p>'Regie'</text:p>
          </table:table-cell>
          <table:table-cell office:value-type="string" calcext:value-type="string">
            <text:p>'Amara'</text:p>
          </table:table-cell>
          <table:table-cell office:value-type="string" calcext:value-type="string">
            <text:p>'Bianco'</text:p>
          </table:table-cell>
          <table:table-cell office:value-type="string" calcext:value-type="string">
            <text:p>'Bocanegr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2002-2-28'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141701" calcext:value-type="float">
            <text:p>12141701</text:p>
          </table:table-cell>
          <table:table-cell office:value-type="string" calcext:value-type="string">
            <text:p>'Regulo'</text:p>
          </table:table-cell>
          <table:table-cell office:value-type="string" calcext:value-type="string">
            <text:p>'Italo'</text:p>
          </table:table-cell>
          <table:table-cell office:value-type="string" calcext:value-type="string">
            <text:p>'Bernal'</text:p>
          </table:table-cell>
          <table:table-cell office:value-type="string" calcext:value-type="string">
            <text:p>'Blanc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5-12-3'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975162" calcext:value-type="float">
            <text:p>21975162</text:p>
          </table:table-cell>
          <table:table-cell office:value-type="string" calcext:value-type="string">
            <text:p>'Renato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Bennett'</text:p>
          </table:table-cell>
          <table:table-cell office:value-type="string" calcext:value-type="string">
            <text:p>'Bianc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4-4-7'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187814" calcext:value-type="float">
            <text:p>34187814</text:p>
          </table:table-cell>
          <table:table-cell office:value-type="string" calcext:value-type="string">
            <text:p>'Renato'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Bennett'</text:p>
          </table:table-cell>
          <table:table-cell office:value-type="string" calcext:value-type="string">
            <text:p>'Bermude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7-3-7'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923844" calcext:value-type="float">
            <text:p>10923844</text:p>
          </table:table-cell>
          <table:table-cell office:value-type="string" calcext:value-type="string">
            <text:p>'Rocio'</text:p>
          </table:table-cell>
          <table:table-cell office:value-type="string" calcext:value-type="string">
            <text:p>'Zamira'</text:p>
          </table:table-cell>
          <table:table-cell office:value-type="string" calcext:value-type="string">
            <text:p>'Benitez'</text:p>
          </table:table-cell>
          <table:table-cell office:value-type="string" calcext:value-type="string">
            <text:p>'Bermudez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2001-12-13'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212942" calcext:value-type="float">
            <text:p>12212942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Elizabeth'</text:p>
          </table:table-cell>
          <table:table-cell office:value-type="string" calcext:value-type="string">
            <text:p>'Benavides'</text:p>
          </table:table-cell>
          <table:table-cell office:value-type="string" calcext:value-type="string">
            <text:p>'Beltran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1-2-12'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048018" calcext:value-type="float">
            <text:p>18048018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Beltran'</text:p>
          </table:table-cell>
          <table:table-cell office:value-type="string" calcext:value-type="string">
            <text:p>'Becerr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3-3-26'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715424" calcext:value-type="float">
            <text:p>24715424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Bello'</text:p>
          </table:table-cell>
          <table:table-cell office:value-type="string" calcext:value-type="string">
            <text:p>'Batist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3-5-23'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023754" calcext:value-type="float">
            <text:p>24023754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Peregrino'</text:p>
          </table:table-cell>
          <table:table-cell office:value-type="string" calcext:value-type="string">
            <text:p>'Bejarano'</text:p>
          </table:table-cell>
          <table:table-cell office:value-type="string" calcext:value-type="string">
            <text:p>'Barrio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0-6-25'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310481" calcext:value-type="float">
            <text:p>20310481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Nicole'</text:p>
          </table:table-cell>
          <table:table-cell office:value-type="string" calcext:value-type="string">
            <text:p>'Bedolla'</text:p>
          </table:table-cell>
          <table:table-cell office:value-type="string" calcext:value-type="string">
            <text:p>'Barci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6-11-3'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365782" calcext:value-type="float">
            <text:p>29365782</text:p>
          </table:table-cell>
          <table:table-cell office:value-type="string" calcext:value-type="string">
            <text:p>'Rosalia'</text:p>
          </table:table-cell>
          <table:table-cell office:value-type="string" calcext:value-type="string">
            <text:p>'Blanca'</text:p>
          </table:table-cell>
          <table:table-cell office:value-type="string" calcext:value-type="string">
            <text:p>'Becerra'</text:p>
          </table:table-cell>
          <table:table-cell office:value-type="string" calcext:value-type="string">
            <text:p>'Barcena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1-11-17'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900024" calcext:value-type="float">
            <text:p>13900024</text:p>
          </table:table-cell>
          <table:table-cell office:value-type="string" calcext:value-type="string">
            <text:p>'Rosalia'</text:p>
          </table:table-cell>
          <table:table-cell office:value-type="string" calcext:value-type="string">
            <text:p>'Marsello'</text:p>
          </table:table-cell>
          <table:table-cell office:value-type="string" calcext:value-type="string">
            <text:p>'Becerra'</text:p>
          </table:table-cell>
          <table:table-cell office:value-type="string" calcext:value-type="string">
            <text:p>'Barcena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1-9-21'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554486" calcext:value-type="float">
            <text:p>29554486</text:p>
          </table:table-cell>
          <table:table-cell office:value-type="string" calcext:value-type="string">
            <text:p>'Rosaura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Bazan'</text:p>
          </table:table-cell>
          <table:table-cell office:value-type="string" calcext:value-type="string">
            <text:p>'Barboz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2002-6-17'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215274" calcext:value-type="float">
            <text:p>21215274</text:p>
          </table:table-cell>
          <table:table-cell office:value-type="string" calcext:value-type="string">
            <text:p>'Rosaura'</text:p>
          </table:table-cell>
          <table:table-cell office:value-type="string" calcext:value-type="string">
            <text:p>'Imelda'</text:p>
          </table:table-cell>
          <table:table-cell office:value-type="string" calcext:value-type="string">
            <text:p>'Bautista'</text:p>
          </table:table-cell>
          <table:table-cell office:value-type="string" calcext:value-type="string">
            <text:p>'Barboz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6-11-5'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060593" calcext:value-type="float">
            <text:p>19060593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Juliana'</text:p>
          </table:table-cell>
          <table:table-cell office:value-type="string" calcext:value-type="string">
            <text:p>'Batista'</text:p>
          </table:table-cell>
          <table:table-cell office:value-type="string" calcext:value-type="string">
            <text:p>'Barajas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66-11-18'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393162" calcext:value-type="float">
            <text:p>24393162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Blanca'</text:p>
          </table:table-cell>
          <table:table-cell office:value-type="string" calcext:value-type="string">
            <text:p>'Barrientos'</text:p>
          </table:table-cell>
          <table:table-cell office:value-type="string" calcext:value-type="string">
            <text:p>'Barahon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6-7-3'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259435" calcext:value-type="float">
            <text:p>13259435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Paulo'</text:p>
          </table:table-cell>
          <table:table-cell office:value-type="string" calcext:value-type="string">
            <text:p>'Barragan'</text:p>
          </table:table-cell>
          <table:table-cell office:value-type="string" calcext:value-type="string">
            <text:p>'Baldera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5-4-23'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593772" calcext:value-type="float">
            <text:p>22593772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Teodora'</text:p>
          </table:table-cell>
          <table:table-cell office:value-type="string" calcext:value-type="string">
            <text:p>'Barboza'</text:p>
          </table:table-cell>
          <table:table-cell office:value-type="string" calcext:value-type="string">
            <text:p>'Bailey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2000-11-13'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610259" calcext:value-type="float">
            <text:p>33610259</text:p>
          </table:table-cell>
          <table:table-cell office:value-type="string" calcext:value-type="string">
            <text:p>'Sabrina'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Barbosa'</text:p>
          </table:table-cell>
          <table:table-cell office:value-type="string" calcext:value-type="string">
            <text:p>'Bahen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9-9-20'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949536" calcext:value-type="float">
            <text:p>20949536</text:p>
          </table:table-cell>
          <table:table-cell office:value-type="string" calcext:value-type="string">
            <text:p>'Sabrina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Barbosa'</text:p>
          </table:table-cell>
          <table:table-cell office:value-type="string" calcext:value-type="string">
            <text:p>'Bahen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3-4-6'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639390" calcext:value-type="float">
            <text:p>19639390</text:p>
          </table:table-cell>
          <table:table-cell office:value-type="string" calcext:value-type="string">
            <text:p>'Sabrina'</text:p>
          </table:table-cell>
          <table:table-cell office:value-type="string" calcext:value-type="string">
            <text:p>'Faustiniano'</text:p>
          </table:table-cell>
          <table:table-cell office:value-type="string" calcext:value-type="string">
            <text:p>'Barbosa'</text:p>
          </table:table-cell>
          <table:table-cell office:value-type="string" calcext:value-type="string">
            <text:p>'Bahen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2002-9-6'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634882" calcext:value-type="float">
            <text:p>16634882</text:p>
          </table:table-cell>
          <table:table-cell office:value-type="string" calcext:value-type="string">
            <text:p>'Salvador'</text:p>
          </table:table-cell>
          <table:table-cell office:value-type="string" calcext:value-type="string">
            <text:p>'Dafne'</text:p>
          </table:table-cell>
          <table:table-cell office:value-type="string" calcext:value-type="string">
            <text:p>'Barba'</text:p>
          </table:table-cell>
          <table:table-cell office:value-type="string" calcext:value-type="string">
            <text:p>'Bae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5-5-12'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067873" calcext:value-type="float">
            <text:p>24067873</text:p>
          </table:table-cell>
          <table:table-cell office:value-type="string" calcext:value-type="string">
            <text:p>'Salvador'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Barahona'</text:p>
          </table:table-cell>
          <table:table-cell office:value-type="string" calcext:value-type="string">
            <text:p>'Badill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5-6-21'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047085" calcext:value-type="float">
            <text:p>20047085</text:p>
          </table:table-cell>
          <table:table-cell office:value-type="string" calcext:value-type="string">
            <text:p>'Samanta'</text:p>
          </table:table-cell>
          <table:table-cell office:value-type="string" calcext:value-type="string">
            <text:p>'Emilio'</text:p>
          </table:table-cell>
          <table:table-cell office:value-type="string" calcext:value-type="string">
            <text:p>'Baltazar'</text:p>
          </table:table-cell>
          <table:table-cell office:value-type="string" calcext:value-type="string">
            <text:p>'Badill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7-5-26'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145439" calcext:value-type="float">
            <text:p>29145439</text:p>
          </table:table-cell>
          <table:table-cell office:value-type="string" calcext:value-type="string">
            <text:p>'Samuel'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Baker'</text:p>
          </table:table-cell>
          <table:table-cell office:value-type="string" calcext:value-type="string">
            <text:p>'Baca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9-8-12'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950938" calcext:value-type="float">
            <text:p>29950938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Fabricia'</text:p>
          </table:table-cell>
          <table:table-cell office:value-type="string" calcext:value-type="string">
            <text:p>'Bahena'</text:p>
          </table:table-cell>
          <table:table-cell office:value-type="string" calcext:value-type="string">
            <text:p>'Bac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5-5-28'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512619" calcext:value-type="float">
            <text:p>19512619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Caridad'</text:p>
          </table:table-cell>
          <table:table-cell office:value-type="string" calcext:value-type="string">
            <text:p>'Bahena'</text:p>
          </table:table-cell>
          <table:table-cell office:value-type="string" calcext:value-type="string">
            <text:p>'Bac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9-10-27'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626184" calcext:value-type="float">
            <text:p>32626184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Ceciliano'</text:p>
          </table:table-cell>
          <table:table-cell office:value-type="string" calcext:value-type="string">
            <text:p>'Bahena'</text:p>
          </table:table-cell>
          <table:table-cell office:value-type="string" calcext:value-type="string">
            <text:p>'Avin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7-10-20'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476710" calcext:value-type="float">
            <text:p>34476710</text:p>
          </table:table-cell>
          <table:table-cell office:value-type="string" calcext:value-type="string">
            <text:p>'Sebastian'</text:p>
          </table:table-cell>
          <table:table-cell office:value-type="string" calcext:value-type="string">
            <text:p>'Peregrino'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Avin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3-12-4'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621293" calcext:value-type="float">
            <text:p>25621293</text:p>
          </table:table-cell>
          <table:table-cell office:value-type="string" calcext:value-type="string">
            <text:p>'Sebastian'</text:p>
          </table:table-cell>
          <table:table-cell office:value-type="string" calcext:value-type="string">
            <text:p>'Clarence'</text:p>
          </table:table-cell>
          <table:table-cell office:value-type="string" calcext:value-type="string">
            <text:p>'Avina'</text:p>
          </table:table-cell>
          <table:table-cell office:value-type="string" calcext:value-type="string">
            <text:p>'Avil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1-9-1'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172736" calcext:value-type="float">
            <text:p>18172736</text:p>
          </table:table-cell>
          <table:table-cell office:value-type="string" calcext:value-type="string">
            <text:p>'Sharon'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Avendano'</text:p>
          </table:table-cell>
          <table:table-cell office:value-type="string" calcext:value-type="string">
            <text:p>'Ascenci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9-5-20'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955431" calcext:value-type="float">
            <text:p>17955431</text:p>
          </table:table-cell>
          <table:table-cell office:value-type="string" calcext:value-type="string">
            <text:p>'Silvester'</text:p>
          </table:table-cell>
          <table:table-cell office:value-type="string" calcext:value-type="string">
            <text:p>'Elvira'</text:p>
          </table:table-cell>
          <table:table-cell office:value-type="string" calcext:value-type="string">
            <text:p>'Avendano'</text:p>
          </table:table-cell>
          <table:table-cell office:value-type="string" calcext:value-type="string">
            <text:p>'Arroy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0-1-11'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102125" calcext:value-type="float">
            <text:p>16102125</text:p>
          </table:table-cell>
          <table:table-cell office:value-type="string" calcext:value-type="string">
            <text:p>'Silvestre'</text:p>
          </table:table-cell>
          <table:table-cell office:value-type="string" calcext:value-type="string">
            <text:p>'Tito'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Arregui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2-9-20'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802154" calcext:value-type="float">
            <text:p>15802154</text:p>
          </table:table-cell>
          <table:table-cell office:value-type="string" calcext:value-type="string">
            <text:p>'Silvia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Arregui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9-8-2'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857935" calcext:value-type="float">
            <text:p>33857935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Melisa'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Arredondo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88-12-13'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969127" calcext:value-type="float">
            <text:p>10969127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Caridad'</text:p>
          </table:table-cell>
          <table:table-cell office:value-type="string" calcext:value-type="string">
            <text:p>'Avalos'</text:p>
          </table:table-cell>
          <table:table-cell office:value-type="string" calcext:value-type="string">
            <text:p>'Armendari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2-9-2'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072384" calcext:value-type="float">
            <text:p>27072384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Linda'</text:p>
          </table:table-cell>
          <table:table-cell office:value-type="string" calcext:value-type="string">
            <text:p>'Arteaga'</text:p>
          </table:table-cell>
          <table:table-cell office:value-type="string" calcext:value-type="string">
            <text:p>'Aria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9-8-5'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231871" calcext:value-type="float">
            <text:p>29231871</text:p>
          </table:table-cell>
          <table:table-cell office:value-type="string" calcext:value-type="string">
            <text:p>'Sofia'</text:p>
          </table:table-cell>
          <table:table-cell office:value-type="string" calcext:value-type="string">
            <text:p>'Patricio'</text:p>
          </table:table-cell>
          <table:table-cell office:value-type="string" calcext:value-type="string">
            <text:p>'Arriola'</text:p>
          </table:table-cell>
          <table:table-cell office:value-type="string" calcext:value-type="string">
            <text:p>'Arguet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6-9-17'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226720" calcext:value-type="float">
            <text:p>24226720</text:p>
          </table:table-cell>
          <table:table-cell office:value-type="string" calcext:value-type="string">
            <text:p>'Sofia'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Arriola'</text:p>
          </table:table-cell>
          <table:table-cell office:value-type="string" calcext:value-type="string">
            <text:p>'Arguell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8-5-16'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038628" calcext:value-type="float">
            <text:p>34038628</text:p>
          </table:table-cell>
          <table:table-cell office:value-type="string" calcext:value-type="string">
            <text:p>'Soledad'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Arriaga'</text:p>
          </table:table-cell>
          <table:table-cell office:value-type="string" calcext:value-type="string">
            <text:p>'Arguell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6-9-25'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839526" calcext:value-type="float">
            <text:p>16839526</text:p>
          </table:table-cell>
          <table:table-cell office:value-type="string" calcext:value-type="string">
            <text:p>'Sylvia'</text:p>
          </table:table-cell>
          <table:table-cell office:value-type="string" calcext:value-type="string">
            <text:p>'Benigno'</text:p>
          </table:table-cell>
          <table:table-cell office:value-type="string" calcext:value-type="string">
            <text:p>'Armijo'</text:p>
          </table:table-cell>
          <table:table-cell office:value-type="string" calcext:value-type="string">
            <text:p>'Areval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7-9-20'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818668" calcext:value-type="float">
            <text:p>20818668</text:p>
          </table:table-cell>
          <table:table-cell office:value-type="string" calcext:value-type="string">
            <text:p>'Sylvia'</text:p>
          </table:table-cell>
          <table:table-cell office:value-type="string" calcext:value-type="string">
            <text:p>'Jayden'</text:p>
          </table:table-cell>
          <table:table-cell office:value-type="string" calcext:value-type="string">
            <text:p>'Armijo'</text:p>
          </table:table-cell>
          <table:table-cell office:value-type="string" calcext:value-type="string">
            <text:p>'Arce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2-2-28'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829224" calcext:value-type="float">
            <text:p>18829224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Olivia'</text:p>
          </table:table-cell>
          <table:table-cell office:value-type="string" calcext:value-type="string">
            <text:p>'Armenta'</text:p>
          </table:table-cell>
          <table:table-cell office:value-type="string" calcext:value-type="string">
            <text:p>'Arauj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9-10-10'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368228" calcext:value-type="float">
            <text:p>17368228</text:p>
          </table:table-cell>
          <table:table-cell office:value-type="string" calcext:value-type="string">
            <text:p>'Teodora'</text:p>
          </table:table-cell>
          <table:table-cell office:value-type="string" calcext:value-type="string">
            <text:p>'Ceferino'</text:p>
          </table:table-cell>
          <table:table-cell office:value-type="string" calcext:value-type="string">
            <text:p>'Armendariz'</text:p>
          </table:table-cell>
          <table:table-cell office:value-type="string" calcext:value-type="string">
            <text:p>'Arauj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0-8-27'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737400" calcext:value-type="float">
            <text:p>28737400</text:p>
          </table:table-cell>
          <table:table-cell office:value-type="string" calcext:value-type="string">
            <text:p>'Teodora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Arenas'</text:p>
          </table:table-cell>
          <table:table-cell office:value-type="string" calcext:value-type="string">
            <text:p>'Arango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3-2-11'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032735" calcext:value-type="float">
            <text:p>17032735</text:p>
          </table:table-cell>
          <table:table-cell office:value-type="string" calcext:value-type="string">
            <text:p>'Thais'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Archuleta'</text:p>
          </table:table-cell>
          <table:table-cell office:value-type="string" calcext:value-type="string">
            <text:p>'Araiz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6-12-23'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672031" calcext:value-type="float">
            <text:p>28672031</text:p>
          </table:table-cell>
          <table:table-cell office:value-type="string" calcext:value-type="string">
            <text:p>'Tito'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Archuleta'</text:p>
          </table:table-cell>
          <table:table-cell office:value-type="string" calcext:value-type="string">
            <text:p>'Aparici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1-10-10'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874751" calcext:value-type="float">
            <text:p>23874751</text:p>
          </table:table-cell>
          <table:table-cell office:value-type="string" calcext:value-type="string">
            <text:p>'Tito'</text:p>
          </table:table-cell>
          <table:table-cell office:value-type="string" calcext:value-type="string">
            <text:p>'Nadia'</text:p>
          </table:table-cell>
          <table:table-cell office:value-type="string" calcext:value-type="string">
            <text:p>'Araujo'</text:p>
          </table:table-cell>
          <table:table-cell office:value-type="string" calcext:value-type="string">
            <text:p>'Aparici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3-5-18'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585802" calcext:value-type="float">
            <text:p>14585802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Rocky'</text:p>
          </table:table-cell>
          <table:table-cell office:value-type="string" calcext:value-type="string">
            <text:p>'Arango'</text:p>
          </table:table-cell>
          <table:table-cell office:value-type="string" calcext:value-type="string">
            <text:p>'Antoni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1-11-21'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559174" calcext:value-type="float">
            <text:p>17559174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Adan'</text:p>
          </table:table-cell>
          <table:table-cell office:value-type="string" calcext:value-type="string">
            <text:p>'Arana'</text:p>
          </table:table-cell>
          <table:table-cell office:value-type="string" calcext:value-type="string">
            <text:p>'Antoni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8-1-22'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733676" calcext:value-type="float">
            <text:p>20733676</text:p>
          </table:table-cell>
          <table:table-cell office:value-type="string" calcext:value-type="string">
            <text:p>'Ulises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Araiza'</text:p>
          </table:table-cell>
          <table:table-cell office:value-type="string" calcext:value-type="string">
            <text:p>'Anguian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5-10-11'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656030" calcext:value-type="float">
            <text:p>14656030</text:p>
          </table:table-cell>
          <table:table-cell office:value-type="string" calcext:value-type="string">
            <text:p>'Ursula'</text:p>
          </table:table-cell>
          <table:table-cell office:value-type="string" calcext:value-type="string">
            <text:p>'Esmeralda'</text:p>
          </table:table-cell>
          <table:table-cell office:value-type="string" calcext:value-type="string">
            <text:p>'Aparicio'</text:p>
          </table:table-cell>
          <table:table-cell office:value-type="string" calcext:value-type="string">
            <text:p>'Angele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3-6-2'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759825" calcext:value-type="float">
            <text:p>21759825</text:p>
          </table:table-cell>
          <table:table-cell office:value-type="string" calcext:value-type="string">
            <text:p>'Ursula'</text:p>
          </table:table-cell>
          <table:table-cell office:value-type="string" calcext:value-type="string">
            <text:p>'Adriana'</text:p>
          </table:table-cell>
          <table:table-cell office:value-type="string" calcext:value-type="string">
            <text:p>'Aparicio'</text:p>
          </table:table-cell>
          <table:table-cell office:value-type="string" calcext:value-type="string">
            <text:p>'Andin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9-12-6'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170015" calcext:value-type="float">
            <text:p>34170015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Aparicio'</text:p>
          </table:table-cell>
          <table:table-cell office:value-type="string" calcext:value-type="string">
            <text:p>'Anderso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2-10-27'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178617" calcext:value-type="float">
            <text:p>31178617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Antunez'</text:p>
          </table:table-cell>
          <table:table-cell office:value-type="string" calcext:value-type="string">
            <text:p>'Anderson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72-9-5'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944756" calcext:value-type="float">
            <text:p>29944756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Laila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Anderson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8-8-18'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693974" calcext:value-type="float">
            <text:p>30693974</text:p>
          </table:table-cell>
          <table:table-cell office:value-type="string" calcext:value-type="string">
            <text:p>'Valeria'</text:p>
          </table:table-cell>
          <table:table-cell office:value-type="string" calcext:value-type="string">
            <text:p>'Bonita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Amezcu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5-1-7'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105972" calcext:value-type="float">
            <text:p>23105972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Alvara'</text:p>
          </table:table-cell>
          <table:table-cell office:value-type="string" calcext:value-type="string">
            <text:p>'Angulo'</text:p>
          </table:table-cell>
          <table:table-cell office:value-type="string" calcext:value-type="string">
            <text:p>'Amezcu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8-12-26'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572162" calcext:value-type="float">
            <text:p>34572162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Angulo'</text:p>
          </table:table-cell>
          <table:table-cell office:value-type="string" calcext:value-type="string">
            <text:p>'Amay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5-9-21'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015159" calcext:value-type="float">
            <text:p>25015159</text:p>
          </table:table-cell>
          <table:table-cell office:value-type="string" calcext:value-type="string">
            <text:p>'Venancio'</text:p>
          </table:table-cell>
          <table:table-cell office:value-type="string" calcext:value-type="string">
            <text:p>'Ada'</text:p>
          </table:table-cell>
          <table:table-cell office:value-type="string" calcext:value-type="string">
            <text:p>'Angeles'</text:p>
          </table:table-cell>
          <table:table-cell office:value-type="string" calcext:value-type="string">
            <text:p>'Amay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4-2-18'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544494" calcext:value-type="float">
            <text:p>30544494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Rafael'</text:p>
          </table:table-cell>
          <table:table-cell office:value-type="string" calcext:value-type="string">
            <text:p>'Angeles'</text:p>
          </table:table-cell>
          <table:table-cell office:value-type="string" calcext:value-type="string">
            <text:p>'Amar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7-9-16'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929854" calcext:value-type="float">
            <text:p>18929854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Lorenzo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Amador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9-1-5'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959857" calcext:value-type="float">
            <text:p>27959857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Andrade'</text:p>
          </table:table-cell>
          <table:table-cell office:value-type="string" calcext:value-type="string">
            <text:p>'Amador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4-2-26'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282082" calcext:value-type="float">
            <text:p>19282082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Alma'</text:p>
          </table:table-cell>
          <table:table-cell office:value-type="string" calcext:value-type="string">
            <text:p>'Anderson'</text:p>
          </table:table-cell>
          <table:table-cell office:value-type="string" calcext:value-type="string">
            <text:p>'Alvareng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3-12-6'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470231" calcext:value-type="float">
            <text:p>28470231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Elian'</text:p>
          </table:table-cell>
          <table:table-cell office:value-type="string" calcext:value-type="string">
            <text:p>'Anaya'</text:p>
          </table:table-cell>
          <table:table-cell office:value-type="string" calcext:value-type="string">
            <text:p>'Alvarenga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2-10-22'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306934" calcext:value-type="float">
            <text:p>30306934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Amezcua'</text:p>
          </table:table-cell>
          <table:table-cell office:value-type="string" calcext:value-type="string">
            <text:p>'Alons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2001-5-3'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245570" calcext:value-type="float">
            <text:p>12245570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Facunda'</text:p>
          </table:table-cell>
          <table:table-cell office:value-type="string" calcext:value-type="string">
            <text:p>'Amaya'</text:p>
          </table:table-cell>
          <table:table-cell office:value-type="string" calcext:value-type="string">
            <text:p>'Almeid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6-11-9'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824548" calcext:value-type="float">
            <text:p>30824548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Amaro'</text:p>
          </table:table-cell>
          <table:table-cell office:value-type="string" calcext:value-type="string">
            <text:p>'Almazan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8-6-16'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747285" calcext:value-type="float">
            <text:p>34747285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Virginia'</text:p>
          </table:table-cell>
          <table:table-cell office:value-type="string" calcext:value-type="string">
            <text:p>'Alvarenga'</text:p>
          </table:table-cell>
          <table:table-cell office:value-type="string" calcext:value-type="string">
            <text:p>'Almanz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1-2-9'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170326" calcext:value-type="float">
            <text:p>15170326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Magnus'</text:p>
          </table:table-cell>
          <table:table-cell office:value-type="string" calcext:value-type="string">
            <text:p>'Alvarado'</text:p>
          </table:table-cell>
          <table:table-cell office:value-type="string" calcext:value-type="string">
            <text:p>'Almaguer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2-2-4'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960929" calcext:value-type="float">
            <text:p>19960929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Juvenal'</text:p>
          </table:table-cell>
          <table:table-cell office:value-type="string" calcext:value-type="string">
            <text:p>'Altamirano'</text:p>
          </table:table-cell>
          <table:table-cell office:value-type="string" calcext:value-type="string">
            <text:p>'Alfons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5-4-19'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251331" calcext:value-type="float">
            <text:p>26251331</text:p>
          </table:table-cell>
          <table:table-cell office:value-type="string" calcext:value-type="string">
            <text:p>'Vilma'</text:p>
          </table:table-cell>
          <table:table-cell office:value-type="string" calcext:value-type="string">
            <text:p>'Marsello'</text:p>
          </table:table-cell>
          <table:table-cell office:value-type="string" calcext:value-type="string">
            <text:p>'Alonzo'</text:p>
          </table:table-cell>
          <table:table-cell office:value-type="string" calcext:value-type="string">
            <text:p>'Alexander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5-12-7'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036101" calcext:value-type="float">
            <text:p>21036101</text:p>
          </table:table-cell>
          <table:table-cell office:value-type="string" calcext:value-type="string">
            <text:p>'Vilma'</text:p>
          </table:table-cell>
          <table:table-cell office:value-type="string" calcext:value-type="string">
            <text:p>'Heidi'</text:p>
          </table:table-cell>
          <table:table-cell office:value-type="string" calcext:value-type="string">
            <text:p>'Alonzo'</text:p>
          </table:table-cell>
          <table:table-cell office:value-type="string" calcext:value-type="string">
            <text:p>'Alema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7-12-5'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159012" calcext:value-type="float">
            <text:p>30159012</text:p>
          </table:table-cell>
          <table:table-cell office:value-type="string" calcext:value-type="string">
            <text:p>'Virgilio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Alonso'</text:p>
          </table:table-cell>
          <table:table-cell office:value-type="string" calcext:value-type="string">
            <text:p>'Alej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6-6-28'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040898" calcext:value-type="float">
            <text:p>20040898</text:p>
          </table:table-cell>
          <table:table-cell office:value-type="string" calcext:value-type="string">
            <text:p>'Virgilio'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Alonso'</text:p>
          </table:table-cell>
          <table:table-cell office:value-type="string" calcext:value-type="string">
            <text:p>'Alejandro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9-5-21'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922535" calcext:value-type="float">
            <text:p>27922535</text:p>
          </table:table-cell>
          <table:table-cell office:value-type="string" calcext:value-type="string">
            <text:p>'Virginia'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'Almonte'</text:p>
          </table:table-cell>
          <table:table-cell office:value-type="string" calcext:value-type="string">
            <text:p>'Alegri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9-8-23'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464273" calcext:value-type="float">
            <text:p>25464273</text:p>
          </table:table-cell>
          <table:table-cell office:value-type="string" calcext:value-type="string">
            <text:p>'Virginia'</text:p>
          </table:table-cell>
          <table:table-cell office:value-type="string" calcext:value-type="string">
            <text:p>'Matilde'</text:p>
          </table:table-cell>
          <table:table-cell office:value-type="string" calcext:value-type="string">
            <text:p>'Almonte'</text:p>
          </table:table-cell>
          <table:table-cell office:value-type="string" calcext:value-type="string">
            <text:p>'Alcantar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1-1-16'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107204" calcext:value-type="float">
            <text:p>10107204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Anunciacion'</text:p>
          </table:table-cell>
          <table:table-cell office:value-type="string" calcext:value-type="string">
            <text:p>'Almaraz'</text:p>
          </table:table-cell>
          <table:table-cell office:value-type="string" calcext:value-type="string">
            <text:p>'Alcantar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6-2-8'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882663" calcext:value-type="float">
            <text:p>14882663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Bertrudis'</text:p>
          </table:table-cell>
          <table:table-cell office:value-type="string" calcext:value-type="string">
            <text:p>'Alicea'</text:p>
          </table:table-cell>
          <table:table-cell office:value-type="string" calcext:value-type="string">
            <text:p>'Alcantar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7-3-5'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615328" calcext:value-type="float">
            <text:p>14615328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Martiniano'</text:p>
          </table:table-cell>
          <table:table-cell office:value-type="string" calcext:value-type="string">
            <text:p>'Alexander'</text:p>
          </table:table-cell>
          <table:table-cell office:value-type="string" calcext:value-type="string">
            <text:p>'Alcantar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6-7-22'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990234" calcext:value-type="float">
            <text:p>21990234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Isabella'</text:p>
          </table:table-cell>
          <table:table-cell office:value-type="string" calcext:value-type="string">
            <text:p>'Alexander'</text:p>
          </table:table-cell>
          <table:table-cell office:value-type="string" calcext:value-type="string">
            <text:p>'Alcal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9-5-7'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451251" calcext:value-type="float">
            <text:p>23451251</text:p>
          </table:table-cell>
          <table:table-cell office:value-type="string" calcext:value-type="string">
            <text:p>'Waldetrudis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Alejo'</text:p>
          </table:table-cell>
          <table:table-cell office:value-type="string" calcext:value-type="string">
            <text:p>'Alb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6-10-27'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480233" calcext:value-type="float">
            <text:p>16480233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Ulises'</text:p>
          </table:table-cell>
          <table:table-cell office:value-type="string" calcext:value-type="string">
            <text:p>'Aldana'</text:p>
          </table:table-cell>
          <table:table-cell office:value-type="string" calcext:value-type="string">
            <text:p>'Alb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2001-8-10'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784659" calcext:value-type="float">
            <text:p>27784659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Aurelio'</text:p>
          </table:table-cell>
          <table:table-cell office:value-type="string" calcext:value-type="string">
            <text:p>'Alcantara'</text:p>
          </table:table-cell>
          <table:table-cell office:value-type="string" calcext:value-type="string">
            <text:p>'Alb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0-11-17'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886853" calcext:value-type="float">
            <text:p>21886853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Sara'</text:p>
          </table:table-cell>
          <table:table-cell office:value-type="string" calcext:value-type="string">
            <text:p>'Alcala'</text:p>
          </table:table-cell>
          <table:table-cell office:value-type="string" calcext:value-type="string">
            <text:p>'Alarcon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58-7-24'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116753" calcext:value-type="float">
            <text:p>16116753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Aguirre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9-10-8'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781016" calcext:value-type="float">
            <text:p>19781016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Alanis'</text:p>
          </table:table-cell>
          <table:table-cell office:value-type="string" calcext:value-type="string">
            <text:p>'Aguiler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3-11-11'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882097" calcext:value-type="float">
            <text:p>16882097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Africa'</text:p>
          </table:table-cell>
          <table:table-cell office:value-type="string" calcext:value-type="string">
            <text:p>'Aguirre'</text:p>
          </table:table-cell>
          <table:table-cell office:value-type="string" calcext:value-type="string">
            <text:p>'Aguiler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0-3-1'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650464" calcext:value-type="float">
            <text:p>10650464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Sol'</text:p>
          </table:table-cell>
          <table:table-cell office:value-type="string" calcext:value-type="string">
            <text:p>'Aguayo'</text:p>
          </table:table-cell>
          <table:table-cell office:value-type="string" calcext:value-type="string">
            <text:p>'Aguer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8-5-3'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933638" calcext:value-type="float">
            <text:p>20933638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Amada'</text:p>
          </table:table-cell>
          <table:table-cell office:value-type="string" calcext:value-type="string">
            <text:p>'Acuna'</text:p>
          </table:table-cell>
          <table:table-cell office:value-type="string" calcext:value-type="string">
            <text:p>'Aguay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3-12-4'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856694" calcext:value-type="float">
            <text:p>16856694</text:p>
          </table:table-cell>
          <table:table-cell office:value-type="string" calcext:value-type="string">
            <text:p>'Yves'</text:p>
          </table:table-cell>
          <table:table-cell office:value-type="string" calcext:value-type="string">
            <text:p>'Gulliver'</text:p>
          </table:table-cell>
          <table:table-cell office:value-type="string" calcext:value-type="string">
            <text:p>'Aceves'</text:p>
          </table:table-cell>
          <table:table-cell office:value-type="string" calcext:value-type="string">
            <text:p>'Adam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4-6-22'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068914" calcext:value-type="float">
            <text:p>19068914</text:p>
          </table:table-cell>
          <table:table-cell office:value-type="string" calcext:value-type="string">
            <text:p>'Yves'</text:p>
          </table:table-cell>
          <table:table-cell office:value-type="string" calcext:value-type="string">
            <text:p>'Nicolas'</text:p>
          </table:table-cell>
          <table:table-cell office:value-type="string" calcext:value-type="string">
            <text:p>'Abreu'</text:p>
          </table:table-cell>
          <table:table-cell office:value-type="string" calcext:value-type="string">
            <text:p>'Acun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6-3-16'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494243" calcext:value-type="float">
            <text:p>23494243</text:p>
          </table:table-cell>
          <table:table-cell office:value-type="string" calcext:value-type="string">
            <text:p>'Yves'</text:p>
          </table:table-cell>
          <table:table-cell office:value-type="string" calcext:value-type="string">
            <text:p>'Diosdado'</text:p>
          </table:table-cell>
          <table:table-cell office:value-type="string" calcext:value-type="string">
            <text:p>'Abarca'</text:p>
          </table:table-cell>
          <table:table-cell office:value-type="string" calcext:value-type="string">
            <text:p>'Aceved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4-1-26'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550601" calcext:value-type="float">
            <text:p>10550601</text:p>
          </table:table-cell>
          <table:table-cell office:value-type="string" calcext:value-type="string">
            <text:p>'Zamira'</text:p>
          </table:table-cell>
          <table:table-cell office:value-type="string" calcext:value-type="string">
            <text:p>'Emilia'</text:p>
          </table:table-cell>
          <table:table-cell table:number-columns-repeated="2" office:value-type="string" calcext:value-type="string">
            <text:p>'Abarc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7-10-9'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 table:number-rows-repeated="10479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1" table:style-name="ta7">
        <table:table-column table:style-name="co26" table:number-columns-repeated="1024" table:default-cell-style-name="Default"/>
        <table:table-row table:style-name="ro2">
          <table:table-cell/>
          <table:table-cell table:style-name="ce1" office:value-type="string" calcext:value-type="string">
            <text:p>Informante</text:p>
          </table:table-cell>
          <table:table-cell table:number-columns-repeated="1022"/>
        </table:table-row>
        <table:table-row table:style-name="ro2">
          <table:table-cell table:number-columns-repeated="7"/>
          <table:table-cell table:style-name="ce1" office:value-type="string" calcext:value-type="string">
            <text:p>INSERT INTO informante (id, nombre_clave, )</text:p>
          </table:table-cell>
          <table:table-cell table:number-columns-repeated="1016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PERSONAL_INTELIGENCIA.A1:PERSONAL_INTELIGENCIA.A1048576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Nombres.G1:Nombres.G104857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6">
      <number:text-content/>
      <style:map style:condition="value()&lt;=1.7976931348623157E+308" style:apply-style-name="N126P0"/>
    </number:text-style>
    <number:date-style style:name="N12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27">
      <number:text-content/>
      <style:map style:condition="value()&lt;=1.7976931348623157E+308" style:apply-style-name="N127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 style:data-style-name="N2" text:time-value="22:15:15.127623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stación_5f__5f_Oficina_5f_principal" style:display-name="PageStyle_Estación__Oficina_princip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ugar" style:display-name="PageStyle_Lug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entas" style:display-name="PageStyle_Cuen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mpleado_5f_jefe" style:display-name="PageStyle_Empleado_jef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lefonos" style:display-name="PageStyle_Telefon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mbres" style:display-name="PageStyle_Nombr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8T17:38:47</meta:creation-date>
    <meta:initial-creator>Gabriel</meta:initial-creator>
    <dc:language>es-VE</dc:language>
    <dc:date>2021-12-23T23:52:20.858391110</dc:date>
    <meta:editing-cycles>10</meta:editing-cycles>
    <meta:editing-duration>PT1H11M45S</meta:editing-duration>
    <meta:generator>LibreOffice/7.1.8.1$Linux_X86_64 LibreOffice_project/10$Build-1</meta:generator>
    <meta:document-statistic meta:table-count="7" meta:cell-count="17995" meta:object-count="0"/>
    <meta:user-defined meta:name="AppVersion">15.0000</meta:user-defined>
  </office:meta>
</office:document-meta>
</file>